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55cm"/>
    </style:style>
    <style:style style:name="co2" style:family="table-column">
      <style:table-column-properties fo:break-before="auto" style:column-width="1.087cm"/>
    </style:style>
    <style:style style:name="co3" style:family="table-column">
      <style:table-column-properties fo:break-before="auto" style:column-width="3.806cm"/>
    </style:style>
    <style:style style:name="co4" style:family="table-column">
      <style:table-column-properties fo:break-before="auto" style:column-width="9.883cm"/>
    </style:style>
    <style:style style:name="co5" style:family="table-column">
      <style:table-column-properties fo:break-before="auto" style:column-width="7.497cm"/>
    </style:style>
    <style:style style:name="co6" style:family="table-column">
      <style:table-column-properties fo:break-before="auto" style:column-width="5.609cm"/>
    </style:style>
    <style:style style:name="co7" style:family="table-column">
      <style:table-column-properties fo:break-before="auto" style:column-width="3.722cm"/>
    </style:style>
    <style:style style:name="co8" style:family="table-column">
      <style:table-column-properties fo:break-before="auto" style:column-width="1.198cm"/>
    </style:style>
    <style:style style:name="co9" style:family="table-column">
      <style:table-column-properties fo:break-before="auto" style:column-width="2.335cm"/>
    </style:style>
    <style:style style:name="co10" style:family="table-column">
      <style:table-column-properties fo:break-before="auto" style:column-width="4.727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style:paragraph-properties fo:margin-left="0cm"/>
    </style:style>
    <style:style style:name="ce2" style:family="table-cell" style:parent-style-name="Default" style:data-style-name="N100">
      <style:table-cell-properties style:text-align-source="fix" style:repeat-content="false"/>
      <style:paragraph-properties fo:text-align="start" fo:margin-left="0cm"/>
    </style:style>
    <style:style style:name="ce3"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2"/>
        <table:table-column table:style-name="co9" table:default-cell-style-name="ce1"/>
        <table:table-column table:style-name="co10" table:default-cell-style-name="ce1"/>
        <table:table-column table:style-name="co11" table:number-columns-repeated="1013" table:default-cell-style-name="ce1"/>
        <table:table-column table:style-name="co11" table:default-cell-style-name="ce3"/>
        <table:table-row table:style-name="ro1">
          <table:table-cell office:value-type="string">
            <text:p>3D Baseball (USA)</text:p>
          </table:table-cell>
          <table:table-cell office:value-type="float" office:value="1997">
            <text:p>1997</text:p>
          </table:table-cell>
          <table:table-cell office:value-type="string">
            <text:p>ESRB - E (Everyone)</text:p>
          </table:table-cell>
          <table:table-cell office:value-type="string">
            <text:p>3D Baseball </text:p>
          </table:table-cell>
          <table:table-cell table:number-columns-repeated="2" office:value-type="string">
            <text:p>Crystal Dynamics</text:p>
          </table:table-cell>
          <table:table-cell office:value-type="string">
            <text:p>Sports/Baseball</text:p>
          </table:table-cell>
          <table:table-cell office:value-type="float" office:value="3.9">
            <text:p>3.9</text:p>
          </table:table-cell>
          <table:table-cell office:value-type="string">
            <text:p>1-2 Players</text:p>
          </table:table-cell>
          <table:table-cell office:value-type="string">
            <text:p>3D Baseball is a 3-D polygon baseball game with over 700 actual Major League players and their previous years stats to choose from. <text:s/>There are over 50 real-life batter stances that were motion-captured through the actual players themselves with five different dynamic camera angles to choose.****The standard modes apply such as Exhibition and Pennant along with a General Managers Mode where players can trade and even alter the stats of their players to create the ultimate team. <text:s/>It feature realistic animation and the voice talents of Van Earl Wright with over 1,000 different commentary phrases.****Though it did feature the MLBPA (Major League Baseball Players Association) license, it did not however feature the actual MLB (Major League Baseball) team names and logos.</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3D Baseball (USA)&quot;&gt; &lt;year&gt;1997&lt;/year&gt; &lt;rating&gt;ESRB - E (Everyone)&lt;/rating&gt; &lt;title&gt;3D Baseball &lt;/title&gt; &lt;pub&gt;Crystal Dynamics&lt;/pub&gt; &lt;dev&gt;Crystal Dynamics&lt;/dev&gt; &lt;genre&gt;Sports/Baseball&lt;/genre&gt; &lt;score&gt;3.9&lt;/score&gt; &lt;player&gt;1-2 Players&lt;/player&gt; &lt;story&gt;3D Baseball is a 3-D polygon baseball game with over 700 actual Major League players and their previous years stats to choose from.  There are over 50 real-life batter stances that were motion-captured through the actual players themselves with five different dynamic camera angles to choose.****The standard modes apply such as Exhibition and Pennant along with a General Managers Mode where players can trade and even alter the stats of their players to create the ultimate team.  It feature realistic animation and the voice talents of Van Earl Wright with over 1,000 different commentary phrases.****Though it did feature the MLBPA (Major League Baseball Players Association) license, it did not however feature the actual MLB (Major League Baseball) team names and logos.&lt;/story&gt; &lt;/game&gt;">
            <text:p>&lt;game name="3D Baseball (USA)"&gt; &lt;year&gt;1997&lt;/year&gt; &lt;rating&gt;ESRB - E (Everyone)&lt;/rating&gt; &lt;title&gt;3D Baseball &lt;/title&gt; &lt;pub&gt;Crystal Dynamics&lt;/pub&gt; &lt;dev&gt;Crystal Dynamics&lt;/dev&gt; &lt;genre&gt;Sports/Baseball&lt;/genre&gt; &lt;score&gt;3.9&lt;/score&gt; &lt;player&gt;1-2 Players&lt;/player&gt; &lt;story&gt;3D Baseball is a 3-D polygon baseball game with over 700 actual Major League players and their previous years stats to choose from. <text:s/>There are over 50 real-life batter stances that were motion-captured through the actual players themselves with five different dynamic camera angles to choose.****The standard modes apply such as Exhibition and Pennant along with a General Managers Mode where players can trade and even alter the stats of their players to create the ultimate team. <text:s/>It feature realistic animation and the voice talents of Van Earl Wright with over 1,000 different commentary phrases.****Though it did feature the MLBPA (Major League Baseball Players Association) license, it did not however feature the actual MLB (Major League Baseball) team names and logos.&lt;/story&gt; &lt;/game&gt;</text:p>
          </table:table-cell>
          <table:table-cell table:number-columns-repeated="1013"/>
        </table:table-row>
        <table:table-row table:style-name="ro1">
          <table:table-cell office:value-type="string">
            <text:p>3D Lemmings (Europe)</text:p>
          </table:table-cell>
          <table:table-cell office:value-type="float" office:value="1996">
            <text:p>1996</text:p>
          </table:table-cell>
          <table:table-cell office:value-type="string">
            <text:p>ESRB - E (Everyone)</text:p>
          </table:table-cell>
          <table:table-cell office:value-type="string">
            <text:p>3D Lemmings </text:p>
          </table:table-cell>
          <table:table-cell office:value-type="string">
            <text:p>Psygnosis</text:p>
          </table:table-cell>
          <table:table-cell office:value-type="string">
            <text:p>Clockwork Games</text:p>
          </table:table-cell>
          <table:table-cell office:value-type="string">
            <text:p>Puzzle</text:p>
          </table:table-cell>
          <table:table-cell office:value-type="float" office:value="2.9">
            <text:p>2.9</text:p>
          </table:table-cell>
          <table:table-cell office:value-type="string">
            <text:p>1 Player</text:p>
          </table:table-cell>
          <table:table-cell office:value-type="string">
            <text:p>You, as in all other Lemmings games, are responsible for helping hoards of lemmings through hazardous environments to safety. However, this lemmings game goes just that little bit further by introducing the lemmings to 80 new 3-dimensional levels!</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3D Lemmings (Europe)&quot;&gt; &lt;year&gt;1996&lt;/year&gt; &lt;rating&gt;ESRB - E (Everyone)&lt;/rating&gt; &lt;title&gt;3D Lemmings &lt;/title&gt; &lt;pub&gt;Psygnosis&lt;/pub&gt; &lt;dev&gt;Clockwork Games&lt;/dev&gt; &lt;genre&gt;Puzzle&lt;/genre&gt; &lt;score&gt;2.9&lt;/score&gt; &lt;player&gt;1 Player&lt;/player&gt; &lt;story&gt;You, as in all other Lemmings games, are responsible for helping hoards of lemmings through hazardous environments to safety. However, this lemmings game goes just that little bit further by introducing the lemmings to 80 new 3-dimensional levels!&lt;/story&gt; &lt;/game&gt;">
            <text:p>&lt;game name="3D Lemmings (Europe)"&gt; &lt;year&gt;1996&lt;/year&gt; &lt;rating&gt;ESRB - E (Everyone)&lt;/rating&gt; &lt;title&gt;3D Lemmings &lt;/title&gt; &lt;pub&gt;Psygnosis&lt;/pub&gt; &lt;dev&gt;Clockwork Games&lt;/dev&gt; &lt;genre&gt;Puzzle&lt;/genre&gt; &lt;score&gt;2.9&lt;/score&gt; &lt;player&gt;1 Player&lt;/player&gt; &lt;story&gt;You, as in all other Lemmings games, are responsible for helping hoards of lemmings through hazardous environments to safety. However, this lemmings game goes just that little bit further by introducing the lemmings to 80 new 3-dimensional levels!&lt;/story&gt; &lt;/game&gt;</text:p>
          </table:table-cell>
          <table:table-cell table:number-columns-repeated="1013"/>
        </table:table-row>
        <table:table-row table:style-name="ro1">
          <table:table-cell office:value-type="string">
            <text:p>A+M+O+K (USA)</text:p>
          </table:table-cell>
          <table:table-cell office:value-type="float" office:value="1997">
            <text:p>1997</text:p>
          </table:table-cell>
          <table:table-cell office:value-type="string">
            <text:p>ESRB - T (Teen)</text:p>
          </table:table-cell>
          <table:table-cell office:value-type="string">
            <text:p>A+M+O+K </text:p>
          </table:table-cell>
          <table:table-cell office:value-type="string">
            <text:p>SEGA Corporation</text:p>
          </table:table-cell>
          <table:table-cell office:value-type="string">
            <text:p>Lemon</text:p>
          </table:table-cell>
          <table:table-cell office:value-type="string">
            <text:p>Shooter</text:p>
          </table:table-cell>
          <table:table-cell office:value-type="float" office:value="3.9">
            <text:p>3.9</text:p>
          </table:table-cell>
          <table:table-cell office:value-type="string">
            <text:p>1-2 Players</text:p>
          </table:table-cell>
          <table:table-cell office:value-type="string">
            <text:p>Amok portrays a futuristic storyline on a planet which is identified in the manual as having the same name. There, two gigantic corporations, referred to by the acronyms NONLUN and AZTK, had previously been having an all-out war between them for forty-seven years. The war had involved all possible fronts and theaters, including operations in the air, on the surface of the land and sea, and beneath the water. Very recently, a weak peace accord had only just been reached. In the manual, the peace accord is described as being much like "a blanket covering the fire that smolders in the hearts of the people." The agreement is sufficiently unsteady that an influential mercenary company, known only as "the Bureau," has now decided to hire a capable battle walker pilot named Gert Staun to restart the war so they can continue to make large amounts of money by taking lucrative contracts from both sides. The player takes the role of Gert Staun.****Naturally "the Bureau" has placed a high priority on this, and they are funding it entirely on their own. Indeed, Gert Staun's battle walker, called the "Slambird" is explicitly said to be custom-modified. In particular, the Slambird can not only survive either on land or underwater, but it can transition between the two -- it can move, fight, and safely control its vertical position in either environment. These abilities are portrayed as costly and not standard to such vehicles in the universe where Amok takes place. The transformation of the Slambird between an underwater vehicle and a land vehicle is automatically scripted, however. The player <text:s/>has no power to control this transformation or alter the time when it happens. Instead, the player must get to the point when Staun will automatically bring the Slambird ashore to continue his attacks.****The object of this arcade-type game is to meet a series of objectives, and to do so in such a way that each side will blame the other. The game has a linear structure, based on levels that present tasks of increasing difficulty, and all sorts of hazards and targets are encountered. These include military bases, power generators, land mines, infantry, tanks, submarines -- even sharks and huge, aggressive birds. Infantry elements are poorly armored, so they can be killed by being run over. In one mission, the only way that the player will be able to get enough time to escape is to open with a surprise attack, slowing pursuit by destroying a parking facility full of unattended troop transport vehicles. Power-ups are scattered throughout the levels. The Slambird carries a variety of explosive devices and line-of-sight weapons. Some of the explosive weapons can bounce in a parabolic trajectory, and in addition there are two laser cannons that can fire rapidly an unlimited number of times. These cannons are useful in case no other weapons remain, and they can be used to create complex ripple fire, which can be used to cover an area that is surprisingly wide. When underwater, propellers are used, while torpedoes are automatically used instead of missiles.</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M+O+K (USA)&quot;&gt; &lt;year&gt;1997&lt;/year&gt; &lt;rating&gt;ESRB - T (Teen)&lt;/rating&gt; &lt;title&gt;A+M+O+K &lt;/title&gt; &lt;pub&gt;SEGA Corporation&lt;/pub&gt; &lt;dev&gt;Lemon&lt;/dev&gt; &lt;genre&gt;Shooter&lt;/genre&gt; &lt;score&gt;3.9&lt;/score&gt; &lt;player&gt;1-2 Players&lt;/player&gt; &lt;story&gt;Amok portrays a futuristic storyline on a planet which is identified in the manual as having the same name. There, two gigantic corporations, referred to by the acronyms NONLUN and AZTK, had previously been having an all-out war between them for forty-seven years. The war had involved all possible fronts and theaters, including operations in the air, on the surface of the land and sea, and beneath the water. Very recently, a weak peace accord had only just been reached. In the manual, the peace accord is described as being much like &quot;a blanket covering the fire that smolders in the hearts of the people.&quot; The agreement is sufficiently unsteady that an influential mercenary company, known only as &quot;the Bureau,&quot; has now decided to hire a capable battle walker pilot named Gert Staun to restart the war so they can continue to make large amounts of money by taking lucrative contracts from both sides. The player takes the role of Gert Staun.****Naturally &quot;the Bureau&quot; has placed a high priority on this, and they are funding it entirely on their own. Indeed, Gert Staun's battle walker, called the &quot;Slambird&quot; is explicitly said to be custom-modified. In particular, the Slambird can not only survive either on land or underwater, but it can transition between the two -- it can move, fight, and safely control its vertical position in either environment. These abilities are portrayed as costly and not standard to such vehicles in the universe where Amok takes place. The transformation of the Slambird between an underwater vehicle and a land vehicle is automatically scripted, however. The player  has no power to control this transformation or alter the time when it happens. Instead, the player must get to the point when Staun will automatically bring the Slambird ashore to continue his attacks.****The object of this arcade-type game is to meet a series of objectives, and to do so in such a way that each side will blame the other. The game has a linear structure, based on levels that present tasks of increasing difficulty, and all sorts of hazards and targets are encountered. These include military bases, power generators, land mines, infantry, tanks, submarines -- even sharks and huge, aggressive birds. Infantry elements are poorly armored, so they can be killed by being run over. In one mission, the only way that the player will be able to get enough time to escape is to open with a surprise attack, slowing pursuit by destroying a parking facility full of unattended troop transport vehicles. Power-ups are scattered throughout the levels. The Slambird carries a variety of explosive devices and line-of-sight weapons. Some of the explosive weapons can bounce in a parabolic trajectory, and in addition there are two laser cannons that can fire rapidly an unlimited number of times. These cannons are useful in case no other weapons remain, and they can be used to create complex ripple fire, which can be used to cover an area that is surprisingly wide. When underwater, propellers are used, while torpedoes are automatically used instead of missiles.&lt;/story&gt; &lt;/game&gt;">
            <text:p>&lt;game name="A+M+O+K (USA)"&gt; &lt;year&gt;1997&lt;/year&gt; &lt;rating&gt;ESRB - T (Teen)&lt;/rating&gt; &lt;title&gt;A+M+O+K &lt;/title&gt; &lt;pub&gt;SEGA Corporation&lt;/pub&gt; &lt;dev&gt;Lemon&lt;/dev&gt; &lt;genre&gt;Shooter&lt;/genre&gt; &lt;score&gt;3.9&lt;/score&gt; &lt;player&gt;1-2 Players&lt;/player&gt; &lt;story&gt;Amok portrays a futuristic storyline on a planet which is identified in the manual as having the same name. There, two gigantic corporations, referred to by the acronyms NONLUN and AZTK, had previously been having an all-out war between them for forty-seven years. The war had involved all possible fronts and theaters, including operations in the air, on the surface of the land and sea, and beneath the water. Very recently, a weak peace accord had only just been reached. In the manual, the peace accord is described as being much like "a blanket covering the fire that smolders in the hearts of the people." The agreement is sufficiently unsteady that an influential mercenary company, known only as "the Bureau," has now decided to hire a capable battle walker pilot named Gert Staun to restart the war so they can continue to make large amounts of money by taking lucrative contracts from both sides. The player takes the role of Gert Staun.****Naturally "the Bureau" has placed a high priority on this, and they are funding it entirely on their own. Indeed, Gert Staun's battle walker, called the "Slambird" is explicitly said to be custom-modified. In particular, the Slambird can not only survive either on land or underwater, but it can transition between the two -- it can move, fight, and safely control its vertical position in either environment. These abilities are portrayed as costly and not standard to such vehicles in the universe where Amok takes place. The transformation of the Slambird between an underwater vehicle and a land vehicle is automatically scripted, however. The player <text:s/>has no power to control this transformation or alter the time when it happens. Instead, the player must get to the point when Staun will automatically bring the Slambird ashore to continue his attacks.****The object of this arcade-type game is to meet a series of objectives, and to do so in such a way that each side will blame the other. The game has a linear structure, based on levels that present tasks of increasing difficulty, and all sorts of hazards and targets are encountered. These include military bases, power generators, land mines, infantry, tanks, submarines -- even sharks and huge, aggressive birds. Infantry elements are poorly armored, so they can be killed by being run over. In one mission, the only way that the player will be able to get enough time to escape is to open with a surprise attack, slowing pursuit by destroying a parking facility full of unattended troop transport vehicles. Power-ups are scattered throughout the levels. The Slambird carries a variety of explosive devices and line-of-sight weapons. Some of the explosive weapons can bounce in a parabolic trajectory, and in addition there are two laser cannons that can fire rapidly an unlimited number of times. These cannons are useful in case no other weapons remain, and they can be used to create complex ripple fire, which can be used to cover an area that is surprisingly wide. When underwater, propellers are used, while torpedoes are automatically used instead of missiles.&lt;/story&gt; &lt;/game&gt;</text:p>
          </table:table-cell>
          <table:table-cell table:number-columns-repeated="1013"/>
        </table:table-row>
        <table:table-row table:style-name="ro1">
          <table:table-cell office:value-type="string">
            <text:p>Albert Odyssey - Legend of Eldean (USA)</text:p>
          </table:table-cell>
          <table:table-cell office:value-type="float" office:value="1997">
            <text:p>1997</text:p>
          </table:table-cell>
          <table:table-cell office:value-type="string">
            <text:p>ESRB - E (Everyone)</text:p>
          </table:table-cell>
          <table:table-cell office:value-type="string">
            <text:p>Albert Odyssey - Legend of Eldean </text:p>
          </table:table-cell>
          <table:table-cell office:value-type="string">
            <text:p>Working Designs</text:p>
          </table:table-cell>
          <table:table-cell office:value-type="string">
            <text:p>SunSoft</text:p>
          </table:table-cell>
          <table:table-cell office:value-type="string">
            <text:p>Role-Playing</text:p>
          </table:table-cell>
          <table:table-cell office:value-type="string">
            <text:p>4.0</text:p>
          </table:table-cell>
          <table:table-cell office:value-type="string">
            <text:p>1 Player</text:p>
          </table:table-cell>
          <table:table-cell office:value-type="string">
            <text:p>Albert Odyssey: Legend of Eldean is a traditional SNES-style RPG which features menu-driven, turn-based combat and 2D graphics. ****The game tells the story of a human boy named Pike who was raised by harpies. When his harpy family is turned to stone, he has to take his father's sword, Cirrus, and leave the village for the first time to find a cure which will restore his family.****This game is the sequel to the original Albert Odyssey for the Super Nintendo Entertainment System. It looks very much like a SNES game, complete with the in-game cutscenes and mode 7 flying.</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lbert Odyssey - Legend of Eldean (USA)&quot;&gt; &lt;year&gt;1997&lt;/year&gt; &lt;rating&gt;ESRB - E (Everyone)&lt;/rating&gt; &lt;title&gt;Albert Odyssey - Legend of Eldean &lt;/title&gt; &lt;pub&gt;Working Designs&lt;/pub&gt; &lt;dev&gt;SunSoft&lt;/dev&gt; &lt;genre&gt;Role-Playing&lt;/genre&gt; &lt;score&gt;4.0&lt;/score&gt; &lt;player&gt;1 Player&lt;/player&gt; &lt;story&gt;Albert Odyssey: Legend of Eldean is a traditional SNES-style RPG which features menu-driven, turn-based combat and 2D graphics. ****The game tells the story of a human boy named Pike who was raised by harpies. When his harpy family is turned to stone, he has to take his father's sword, Cirrus, and leave the village for the first time to find a cure which will restore his family.****This game is the sequel to the original Albert Odyssey for the Super Nintendo Entertainment System. It looks very much like a SNES game, complete with the in-game cutscenes and mode 7 flying.&lt;/story&gt; &lt;/game&gt;">
            <text:p>&lt;game name="Albert Odyssey - Legend of Eldean (USA)"&gt; &lt;year&gt;1997&lt;/year&gt; &lt;rating&gt;ESRB - E (Everyone)&lt;/rating&gt; &lt;title&gt;Albert Odyssey - Legend of Eldean &lt;/title&gt; &lt;pub&gt;Working Designs&lt;/pub&gt; &lt;dev&gt;SunSoft&lt;/dev&gt; &lt;genre&gt;Role-Playing&lt;/genre&gt; &lt;score&gt;4.0&lt;/score&gt; &lt;player&gt;1 Player&lt;/player&gt; &lt;story&gt;Albert Odyssey: Legend of Eldean is a traditional SNES-style RPG which features menu-driven, turn-based combat and 2D graphics. ****The game tells the story of a human boy named Pike who was raised by harpies. When his harpy family is turned to stone, he has to take his father's sword, Cirrus, and leave the village for the first time to find a cure which will restore his family.****This game is the sequel to the original Albert Odyssey for the Super Nintendo Entertainment System. It looks very much like a SNES game, complete with the in-game cutscenes and mode 7 flying.&lt;/story&gt; &lt;/game&gt;</text:p>
          </table:table-cell>
          <table:table-cell table:number-columns-repeated="1013"/>
        </table:table-row>
        <table:table-row table:style-name="ro1">
          <table:table-cell office:value-type="string">
            <text:p>Alien Trilogy (USA)</text:p>
          </table:table-cell>
          <table:table-cell office:value-type="float" office:value="1996">
            <text:p>1996</text:p>
          </table:table-cell>
          <table:table-cell office:value-type="string">
            <text:p>ESRB - M (Mature)</text:p>
          </table:table-cell>
          <table:table-cell office:value-type="string">
            <text:p>Alien Trilogy </text:p>
          </table:table-cell>
          <table:table-cell office:value-type="string">
            <text:p>Acclaim Entertainment, Inc.</text:p>
          </table:table-cell>
          <table:table-cell office:value-type="string">
            <text:p>Probe Entertainment Limited</text:p>
          </table:table-cell>
          <table:table-cell office:value-type="string">
            <text:p>Shooter</text:p>
          </table:table-cell>
          <table:table-cell office:value-type="string">
            <text:p>3.0</text:p>
          </table:table-cell>
          <table:table-cell office:value-type="string">
            <text:p>1 Player</text:p>
          </table:table-cell>
          <table:table-cell office:value-type="string">
            <text:p>Alien Trilogy is a first-person shooter based on the first three Alien movies. You control Lt. Ripley in three sections, each based on one film: The colony complex on LV426 (from Aliens), the prison planet (from Alien³) and the derelict spaceship (from Alien). Each section consists of about 10 missions. In every mission, certain goals must be accomplished to continue. These include killing a certain number of enemies, finding items or activating switches.****Enemies include everything the Alien life cycle provides: facehuggers, chestbursters, warrior aliens, dog aliens (from Alien³) and Alien queens, one of which waits in the final mission of every section. In addition to the Aliens, you also have to fight employees of the Company, who have either been infected by the Aliens and are beyond saving or who actively want to obstruct your mission.****Weapons to be used include pistol, shotgun, pulse rifle, flame thrower and smart gun. Ammunition, health upgrades and other useful items are scattered throughout the levels. Hidden areas may be uncovered by using explosives like grenades and seismic charges. An auto mapping system helps in not getting lost, night goggles and shoulder lamps (running on battery power) allow you to see in the dark and the motion tracker tells you where your enemies are - but only if they are moving.</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lien Trilogy (USA)&quot;&gt; &lt;year&gt;1996&lt;/year&gt; &lt;rating&gt;ESRB - M (Mature)&lt;/rating&gt; &lt;title&gt;Alien Trilogy &lt;/title&gt; &lt;pub&gt;Acclaim Entertainment, Inc.&lt;/pub&gt; &lt;dev&gt;Probe Entertainment Limited&lt;/dev&gt; &lt;genre&gt;Shooter&lt;/genre&gt; &lt;score&gt;3.0&lt;/score&gt; &lt;player&gt;1 Player&lt;/player&gt; &lt;story&gt;Alien Trilogy is a first-person shooter based on the first three Alien movies. You control Lt. Ripley in three sections, each based on one film: The colony complex on LV426 (from Aliens), the prison planet (from Alien³) and the derelict spaceship (from Alien). Each section consists of about 10 missions. In every mission, certain goals must be accomplished to continue. These include killing a certain number of enemies, finding items or activating switches.****Enemies include everything the Alien life cycle provides: facehuggers, chestbursters, warrior aliens, dog aliens (from Alien³) and Alien queens, one of which waits in the final mission of every section. In addition to the Aliens, you also have to fight employees of the Company, who have either been infected by the Aliens and are beyond saving or who actively want to obstruct your mission.****Weapons to be used include pistol, shotgun, pulse rifle, flame thrower and smart gun. Ammunition, health upgrades and other useful items are scattered throughout the levels. Hidden areas may be uncovered by using explosives like grenades and seismic charges. An auto mapping system helps in not getting lost, night goggles and shoulder lamps (running on battery power) allow you to see in the dark and the motion tracker tells you where your enemies are - but only if they are moving.&lt;/story&gt; &lt;/game&gt;">
            <text:p>&lt;game name="Alien Trilogy (USA)"&gt; &lt;year&gt;1996&lt;/year&gt; &lt;rating&gt;ESRB - M (Mature)&lt;/rating&gt; &lt;title&gt;Alien Trilogy &lt;/title&gt; &lt;pub&gt;Acclaim Entertainment, Inc.&lt;/pub&gt; &lt;dev&gt;Probe Entertainment Limited&lt;/dev&gt; &lt;genre&gt;Shooter&lt;/genre&gt; &lt;score&gt;3.0&lt;/score&gt; &lt;player&gt;1 Player&lt;/player&gt; &lt;story&gt;Alien Trilogy is a first-person shooter based on the first three Alien movies. You control Lt. Ripley in three sections, each based on one film: The colony complex on LV426 (from Aliens), the prison planet (from Alien³) and the derelict spaceship (from Alien). Each section consists of about 10 missions. In every mission, certain goals must be accomplished to continue. These include killing a certain number of enemies, finding items or activating switches.****Enemies include everything the Alien life cycle provides: facehuggers, chestbursters, warrior aliens, dog aliens (from Alien³) and Alien queens, one of which waits in the final mission of every section. In addition to the Aliens, you also have to fight employees of the Company, who have either been infected by the Aliens and are beyond saving or who actively want to obstruct your mission.****Weapons to be used include pistol, shotgun, pulse rifle, flame thrower and smart gun. Ammunition, health upgrades and other useful items are scattered throughout the levels. Hidden areas may be uncovered by using explosives like grenades and seismic charges. An auto mapping system helps in not getting lost, night goggles and shoulder lamps (running on battery power) allow you to see in the dark and the motion tracker tells you where your enemies are - but only if they are moving.&lt;/story&gt; &lt;/game&gt;</text:p>
          </table:table-cell>
          <table:table-cell table:number-columns-repeated="1013"/>
        </table:table-row>
        <table:table-row table:style-name="ro1">
          <table:table-cell office:value-type="string">
            <text:p>All Star Baseball '97 Featuring Frank Thomas (USA)</text:p>
          </table:table-cell>
          <table:table-cell office:value-type="float" office:value="1997">
            <text:p>1997</text:p>
          </table:table-cell>
          <table:table-cell office:value-type="string">
            <text:p>ESRB - E (Everyone)</text:p>
          </table:table-cell>
          <table:table-cell office:value-type="string">
            <text:p>All Star Baseball '97 Featuring Frank Thomas </text:p>
          </table:table-cell>
          <table:table-cell office:value-type="string">
            <text:p>Acclaim Entertainment, Inc.</text:p>
          </table:table-cell>
          <table:table-cell office:value-type="string">
            <text:p>Iguana Entertainment</text:p>
          </table:table-cell>
          <table:table-cell office:value-type="string">
            <text:p>Sports/Baseball</text:p>
          </table:table-cell>
          <table:table-cell office:value-type="float" office:value="3.8">
            <text:p>3.8</text:p>
          </table:table-cell>
          <table:table-cell office:value-type="string">
            <text:p>1-2 Players</text:p>
          </table:table-cell>
          <table:table-cell office:value-type="string">
            <text:p>This baseball game is the follow up to Frank Thomas Big Hurt Baseball. It features an Exhibition, Season, Playoff, All-Star, Batting Practice, and Home Run Derby modes. It also features all the 28 MLB teams plus the Tampa Bay and Arizona squads, the 2 new expansion teams of that era. The game includes the real players, stats, stadiums, and logos of each team. ****During full season play, the game keeps track of stats in more than 27 different categories. The player can also trade players from their team during the season.****The play-by-play commentary is from sportscaster Jon Miller.</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ll Star Baseball '97 Featuring Frank Thomas (USA)&quot;&gt; &lt;year&gt;1997&lt;/year&gt; &lt;rating&gt;ESRB - E (Everyone)&lt;/rating&gt; &lt;title&gt;All Star Baseball '97 Featuring Frank Thomas &lt;/title&gt; &lt;pub&gt;Acclaim Entertainment, Inc.&lt;/pub&gt; &lt;dev&gt;Iguana Entertainment&lt;/dev&gt; &lt;genre&gt;Sports/Baseball&lt;/genre&gt; &lt;score&gt;3.8&lt;/score&gt; &lt;player&gt;1-2 Players&lt;/player&gt; &lt;story&gt;This baseball game is the follow up to Frank Thomas Big Hurt Baseball. It features an Exhibition, Season, Playoff, All-Star, Batting Practice, and Home Run Derby modes. It also features all the 28 MLB teams plus the Tampa Bay and Arizona squads, the 2 new expansion teams of that era. The game includes the real players, stats, stadiums, and logos of each team. ****During full season play, the game keeps track of stats in more than 27 different categories. The player can also trade players from their team during the season.****The play-by-play commentary is from sportscaster Jon Miller.&lt;/story&gt; &lt;/game&gt;">
            <text:p>&lt;game name="All Star Baseball '97 Featuring Frank Thomas (USA)"&gt; &lt;year&gt;1997&lt;/year&gt; &lt;rating&gt;ESRB - E (Everyone)&lt;/rating&gt; &lt;title&gt;All Star Baseball '97 Featuring Frank Thomas &lt;/title&gt; &lt;pub&gt;Acclaim Entertainment, Inc.&lt;/pub&gt; &lt;dev&gt;Iguana Entertainment&lt;/dev&gt; &lt;genre&gt;Sports/Baseball&lt;/genre&gt; &lt;score&gt;3.8&lt;/score&gt; &lt;player&gt;1-2 Players&lt;/player&gt; &lt;story&gt;This baseball game is the follow up to Frank Thomas Big Hurt Baseball. It features an Exhibition, Season, Playoff, All-Star, Batting Practice, and Home Run Derby modes. It also features all the 28 MLB teams plus the Tampa Bay and Arizona squads, the 2 new expansion teams of that era. The game includes the real players, stats, stadiums, and logos of each team. ****During full season play, the game keeps track of stats in more than 27 different categories. The player can also trade players from their team during the season.****The play-by-play commentary is from sportscaster Jon Miller.&lt;/story&gt; &lt;/game&gt;</text:p>
          </table:table-cell>
          <table:table-cell table:number-columns-repeated="1013"/>
        </table:table-row>
        <table:table-row table:style-name="ro1">
          <table:table-cell office:value-type="string">
            <text:p>Alone in the Dark - One-Eyed Jack's Revenge (USA)</text:p>
          </table:table-cell>
          <table:table-cell office:value-type="float" office:value="1996">
            <text:p>1996</text:p>
          </table:table-cell>
          <table:table-cell office:value-type="string">
            <text:p>ESRB - T (Teen)</text:p>
          </table:table-cell>
          <table:table-cell office:value-type="string">
            <text:p>Alone in the Dark - One-Eyed Jack's Revenge </text:p>
          </table:table-cell>
          <table:table-cell office:value-type="string">
            <text:p>Infogrames Europe SA</text:p>
          </table:table-cell>
          <table:table-cell office:value-type="string">
            <text:p>I*Motion</text:p>
          </table:table-cell>
          <table:table-cell office:value-type="string">
            <text:p>Action</text:p>
          </table:table-cell>
          <table:table-cell office:value-type="float" office:value="3.1">
            <text:p>3.1</text:p>
          </table:table-cell>
          <table:table-cell office:value-type="string">
            <text:p>1 Player</text:p>
          </table:table-cell>
          <table:table-cell office:value-type="string">
            <text:p>In Alone in the Dark -One Eyed Jack's Revenge, you take the role of detective Edward Carnby, one of the two main characters in the original Alone in the Dark. Carnby is now called upon to investigate a bootlegger named One Eyed Jack after an old detective college name Stryker attributes Jack to the kidnapping of young Grace Saunders. Stryker attempts to infiltrate Jack's dilapidated mansion of Hell's Kitchen and rescue the girl, only to disappear himself. That's where Carnby comes in.****Carnby soon learns that Jack and his gangsters are really 15th century pirates who gained immortality after Jack joined forces with Elizabeth Jarret, a Voodoo witch. However the dark magic which keeps them immortal also requires Jack and his crew to regularly make human sacrifices (which explains Grace's kidnapping).****Now Carnby must battle his way through Hell's Kitchen and Jack's army of tommy-gun wielding gangsters, searching for a way to break the spell and make them stay dead. ****Alone in the Dark 2 is an action-adventure game, similar to the original Alone in the Dark. Like its predecessor, the game uses hybrid 2D-3D graphics. Completing the game requires you to solve a lot of puzzles while fighting zombie pirates along the way. Some enemies can be killed with the numerous weapons at your disposal, while others need to be defeated via trickery. ****Apart from Edward Carnby, the game also includes a short section (two sections in the CD-ROM version) where you play as the little Grace Saunders. Grace obviously cannot fight, and thus the sections featuring her are all about fast reflexes and wits to evade and outsmart the enemies.</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lone in the Dark - One-Eyed Jack's Revenge (USA)&quot;&gt; &lt;year&gt;1996&lt;/year&gt; &lt;rating&gt;ESRB - T (Teen)&lt;/rating&gt; &lt;title&gt;Alone in the Dark - One-Eyed Jack's Revenge &lt;/title&gt; &lt;pub&gt;Infogrames Europe SA&lt;/pub&gt; &lt;dev&gt;I*Motion&lt;/dev&gt; &lt;genre&gt;Action&lt;/genre&gt; &lt;score&gt;3.1&lt;/score&gt; &lt;player&gt;1 Player&lt;/player&gt; &lt;story&gt;In Alone in the Dark -One Eyed Jack's Revenge, you take the role of detective Edward Carnby, one of the two main characters in the original Alone in the Dark. Carnby is now called upon to investigate a bootlegger named One Eyed Jack after an old detective college name Stryker attributes Jack to the kidnapping of young Grace Saunders. Stryker attempts to infiltrate Jack's dilapidated mansion of Hell's Kitchen and rescue the girl, only to disappear himself. That's where Carnby comes in.****Carnby soon learns that Jack and his gangsters are really 15th century pirates who gained immortality after Jack joined forces with Elizabeth Jarret, a Voodoo witch. However the dark magic which keeps them immortal also requires Jack and his crew to regularly make human sacrifices (which explains Grace's kidnapping).****Now Carnby must battle his way through Hell's Kitchen and Jack's army of tommy-gun wielding gangsters, searching for a way to break the spell and make them stay dead. ****Alone in the Dark 2 is an action-adventure game, similar to the original Alone in the Dark. Like its predecessor, the game uses hybrid 2D-3D graphics. Completing the game requires you to solve a lot of puzzles while fighting zombie pirates along the way. Some enemies can be killed with the numerous weapons at your disposal, while others need to be defeated via trickery. ****Apart from Edward Carnby, the game also includes a short section (two sections in the CD-ROM version) where you play as the little Grace Saunders. Grace obviously cannot fight, and thus the sections featuring her are all about fast reflexes and wits to evade and outsmart the enemies.&lt;/story&gt; &lt;/game&gt;">
            <text:p>&lt;game name="Alone in the Dark - One-Eyed Jack's Revenge (USA)"&gt; &lt;year&gt;1996&lt;/year&gt; &lt;rating&gt;ESRB - T (Teen)&lt;/rating&gt; &lt;title&gt;Alone in the Dark - One-Eyed Jack's Revenge &lt;/title&gt; &lt;pub&gt;Infogrames Europe SA&lt;/pub&gt; &lt;dev&gt;I*Motion&lt;/dev&gt; &lt;genre&gt;Action&lt;/genre&gt; &lt;score&gt;3.1&lt;/score&gt; &lt;player&gt;1 Player&lt;/player&gt; &lt;story&gt;In Alone in the Dark -One Eyed Jack's Revenge, you take the role of detective Edward Carnby, one of the two main characters in the original Alone in the Dark. Carnby is now called upon to investigate a bootlegger named One Eyed Jack after an old detective college name Stryker attributes Jack to the kidnapping of young Grace Saunders. Stryker attempts to infiltrate Jack's dilapidated mansion of Hell's Kitchen and rescue the girl, only to disappear himself. That's where Carnby comes in.****Carnby soon learns that Jack and his gangsters are really 15th century pirates who gained immortality after Jack joined forces with Elizabeth Jarret, a Voodoo witch. However the dark magic which keeps them immortal also requires Jack and his crew to regularly make human sacrifices (which explains Grace's kidnapping).****Now Carnby must battle his way through Hell's Kitchen and Jack's army of tommy-gun wielding gangsters, searching for a way to break the spell and make them stay dead. ****Alone in the Dark 2 is an action-adventure game, similar to the original Alone in the Dark. Like its predecessor, the game uses hybrid 2D-3D graphics. Completing the game requires you to solve a lot of puzzles while fighting zombie pirates along the way. Some enemies can be killed with the numerous weapons at your disposal, while others need to be defeated via trickery. ****Apart from Edward Carnby, the game also includes a short section (two sections in the CD-ROM version) where you play as the little Grace Saunders. Grace obviously cannot fight, and thus the sections featuring her are all about fast reflexes and wits to evade and outsmart the enemies.&lt;/story&gt; &lt;/game&gt;</text:p>
          </table:table-cell>
          <table:table-cell table:number-columns-repeated="1013"/>
        </table:table-row>
        <table:table-row table:style-name="ro1">
          <table:table-cell office:value-type="string">
            <text:p>Andretti Racing (USA)</text:p>
          </table:table-cell>
          <table:table-cell office:value-type="float" office:value="1996">
            <text:p>1996</text:p>
          </table:table-cell>
          <table:table-cell office:value-type="string">
            <text:p>ESRB - E (Everyone)</text:p>
          </table:table-cell>
          <table:table-cell office:value-type="string">
            <text:p>Andretti Racing </text:p>
          </table:table-cell>
          <table:table-cell office:value-type="string">
            <text:p>Electronic Arts, Inc.</text:p>
          </table:table-cell>
          <table:table-cell office:value-type="string">
            <text:p>High Score Productions</text:p>
          </table:table-cell>
          <table:table-cell office:value-type="string">
            <text:p>Driving</text:p>
          </table:table-cell>
          <table:table-cell office:value-type="float" office:value="3.4">
            <text:p>3.4</text:p>
          </table:table-cell>
          <table:table-cell office:value-type="string">
            <text:p>1-2 Players</text:p>
          </table:table-cell>
          <table:table-cell office:value-type="string">
            <text:p>For the first time ever in an arcade racer, take control of either NASCAR or Indy cars and cruise around 16 detailed tracks. There are 3 views available to drive from. As well as individual races, you can play a full career. Derek Daly and Bob Jenkins provide a running commentary. Outside factors such as pit-crew mistakes and mechanical failures can affect your race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ndretti Racing (USA)&quot;&gt; &lt;year&gt;1996&lt;/year&gt; &lt;rating&gt;ESRB - E (Everyone)&lt;/rating&gt; &lt;title&gt;Andretti Racing &lt;/title&gt; &lt;pub&gt;Electronic Arts, Inc.&lt;/pub&gt; &lt;dev&gt;High Score Productions&lt;/dev&gt; &lt;genre&gt;Driving&lt;/genre&gt; &lt;score&gt;3.4&lt;/score&gt; &lt;player&gt;1-2 Players&lt;/player&gt; &lt;story&gt;For the first time ever in an arcade racer, take control of either NASCAR or Indy cars and cruise around 16 detailed tracks. There are 3 views available to drive from. As well as individual races, you can play a full career. Derek Daly and Bob Jenkins provide a running commentary. Outside factors such as pit-crew mistakes and mechanical failures can affect your races.&lt;/story&gt; &lt;/game&gt;">
            <text:p>&lt;game name="Andretti Racing (USA)"&gt; &lt;year&gt;1996&lt;/year&gt; &lt;rating&gt;ESRB - E (Everyone)&lt;/rating&gt; &lt;title&gt;Andretti Racing &lt;/title&gt; &lt;pub&gt;Electronic Arts, Inc.&lt;/pub&gt; &lt;dev&gt;High Score Productions&lt;/dev&gt; &lt;genre&gt;Driving&lt;/genre&gt; &lt;score&gt;3.4&lt;/score&gt; &lt;player&gt;1-2 Players&lt;/player&gt; &lt;story&gt;For the first time ever in an arcade racer, take control of either NASCAR or Indy cars and cruise around 16 detailed tracks. There are 3 views available to drive from. As well as individual races, you can play a full career. Derek Daly and Bob Jenkins provide a running commentary. Outside factors such as pit-crew mistakes and mechanical failures can affect your races.&lt;/story&gt; &lt;/game&gt;</text:p>
          </table:table-cell>
          <table:table-cell table:number-columns-repeated="1013"/>
        </table:table-row>
        <table:table-row table:style-name="ro1">
          <table:table-cell office:value-type="string">
            <text:p>Arcade's Greatest Hits - The Atari Collection 1 (USA)</text:p>
          </table:table-cell>
          <table:table-cell office:value-type="float" office:value="1996">
            <text:p>1996</text:p>
          </table:table-cell>
          <table:table-cell office:value-type="string">
            <text:p>ESRB - E (Everyone)</text:p>
          </table:table-cell>
          <table:table-cell office:value-type="string">
            <text:p>Arcade's Greatest Hits - The Atari Collection 1 </text:p>
          </table:table-cell>
          <table:table-cell office:value-type="string">
            <text:p>Midway Home Entertainment, Inc.</text:p>
          </table:table-cell>
          <table:table-cell office:value-type="string">
            <text:p>Atari</text:p>
          </table:table-cell>
          <table:table-cell office:value-type="string">
            <text:p>Multiplay</text:p>
          </table:table-cell>
          <table:table-cell office:value-type="string">
            <text:p>4.0</text:p>
          </table:table-cell>
          <table:table-cell office:value-type="string">
            <text:p>1-2 Players</text:p>
          </table:table-cell>
          <table:table-cell office:value-type="string">
            <text:p>Another in the series of Midway's retro arcade compilations, this is the first to feature early Atari titles (in addition to the usual FMV interview segments.)****The games included are:****1. Asteroids (vector space shooter)**2. Battlezone (vector 3D tank shooter)**3. Centipede (insect shooter)**4. Missile Command (missile shooter)**5. Super Breakout (the more varied sequel to Breakout, and the only non-shooter in this collection)**6. Tempest (color vector shooter)</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rcade's Greatest Hits - The Atari Collection 1 (USA)&quot;&gt; &lt;year&gt;1996&lt;/year&gt; &lt;rating&gt;ESRB - E (Everyone)&lt;/rating&gt; &lt;title&gt;Arcade's Greatest Hits - The Atari Collection 1 &lt;/title&gt; &lt;pub&gt;Midway Home Entertainment, Inc.&lt;/pub&gt; &lt;dev&gt;Atari&lt;/dev&gt; &lt;genre&gt;Multiplay&lt;/genre&gt; &lt;score&gt;4.0&lt;/score&gt; &lt;player&gt;1-2 Players&lt;/player&gt; &lt;story&gt;Another in the series of Midway's retro arcade compilations, this is the first to feature early Atari titles (in addition to the usual FMV interview segments.)****The games included are:****1. Asteroids (vector space shooter)**2. Battlezone (vector 3D tank shooter)**3. Centipede (insect shooter)**4. Missile Command (missile shooter)**5. Super Breakout (the more varied sequel to Breakout, and the only non-shooter in this collection)**6. Tempest (color vector shooter)&lt;/story&gt; &lt;/game&gt;">
            <text:p>&lt;game name="Arcade's Greatest Hits - The Atari Collection 1 (USA)"&gt; &lt;year&gt;1996&lt;/year&gt; &lt;rating&gt;ESRB - E (Everyone)&lt;/rating&gt; &lt;title&gt;Arcade's Greatest Hits - The Atari Collection 1 &lt;/title&gt; &lt;pub&gt;Midway Home Entertainment, Inc.&lt;/pub&gt; &lt;dev&gt;Atari&lt;/dev&gt; &lt;genre&gt;Multiplay&lt;/genre&gt; &lt;score&gt;4.0&lt;/score&gt; &lt;player&gt;1-2 Players&lt;/player&gt; &lt;story&gt;Another in the series of Midway's retro arcade compilations, this is the first to feature early Atari titles (in addition to the usual FMV interview segments.)****The games included are:****1. Asteroids (vector space shooter)**2. Battlezone (vector 3D tank shooter)**3. Centipede (insect shooter)**4. Missile Command (missile shooter)**5. Super Breakout (the more varied sequel to Breakout, and the only non-shooter in this collection)**6. Tempest (color vector shooter)&lt;/story&gt; &lt;/game&gt;</text:p>
          </table:table-cell>
          <table:table-cell table:number-columns-repeated="1013"/>
        </table:table-row>
        <table:table-row table:style-name="ro1">
          <table:table-cell office:value-type="string">
            <text:p>Arcade's Greatest Hits - Williams (USA)</text:p>
          </table:table-cell>
          <table:table-cell office:value-type="float" office:value="1996">
            <text:p>1996</text:p>
          </table:table-cell>
          <table:table-cell office:value-type="string">
            <text:p>ESRB - E (Everyone)</text:p>
          </table:table-cell>
          <table:table-cell office:value-type="string">
            <text:p>Arcade's Greatest Hits - Williams </text:p>
          </table:table-cell>
          <table:table-cell office:value-type="string">
            <text:p>Midway Home Entertainment, Inc.</text:p>
          </table:table-cell>
          <table:table-cell office:value-type="string">
            <text:p>Williams</text:p>
          </table:table-cell>
          <table:table-cell office:value-type="string">
            <text:p>Multiplay</text:p>
          </table:table-cell>
          <table:table-cell office:value-type="string">
            <text:p>4.0</text:p>
          </table:table-cell>
          <table:table-cell office:value-type="string">
            <text:p>1-2 Players</text:p>
          </table:table-cell>
          <table:table-cell office:value-type="string">
            <text:p>The first big commercially-available emulator collection (and a direct outgrowth of Digital Eclipse's early emulation work on the Macintosh.)****DOS version****1. Defender - side-scrolling shooter**2. Defender II - side-scrolling shooter**3. Joust - joust on flying ostriches**4. Robotron: 2084 - single-screen manic shoot 'em up**5. Sinistar - overhead free-range space shooter**6. Bubbles - play a scrubbing bubble in a game similar to the arcade Reactor**7. Also contains FMV supplements, including interviews with the original programmers.****Windows version****1. Defender**8. Defender II (a.k.a. Stargate)**9. Joust**10. Robotron**11. Sinistar**12. Bubbles**13. Also contains FMV supplements, including interviews with the original programmers.****Dreamcast version****1. Defender**14. Defender II (a.k.a. Stargate)**15. Joust**16. Robotron**17. Sinistar**18. Bubbles****PlayStation****1. Defender**19. Defender II (a.k.a. Stargate)**20. Joust**21. Robotron**22. Sinistar**23. Bubbles**24. Also contains FMV supplements, including interviews with the original programmers.****SNES version****1. Defender**25. Defender II (a.k.a. Stargate)**26. Joust**27. Robotron**28. Sinistar****Genesis version****1. Defender**29. Defender II (a.k.a. Stargate)**30. Joust**31. Robotron**32. Sinistar****Game.Com version****1. Defender**33. Joust**34. Robotron**35. SiniStar**36. Defender II</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rcade's Greatest Hits - Williams (USA)&quot;&gt; &lt;year&gt;1996&lt;/year&gt; &lt;rating&gt;ESRB - E (Everyone)&lt;/rating&gt; &lt;title&gt;Arcade's Greatest Hits - Williams &lt;/title&gt; &lt;pub&gt;Midway Home Entertainment, Inc.&lt;/pub&gt; &lt;dev&gt;Williams&lt;/dev&gt; &lt;genre&gt;Multiplay&lt;/genre&gt; &lt;score&gt;4.0&lt;/score&gt; &lt;player&gt;1-2 Players&lt;/player&gt; &lt;story&gt;The first big commercially-available emulator collection (and a direct outgrowth of Digital Eclipse's early emulation work on the Macintosh.)****DOS version****1. Defender - side-scrolling shooter**2. Defender II - side-scrolling shooter**3. Joust - joust on flying ostriches**4. Robotron: 2084 - single-screen manic shoot 'em up**5. Sinistar - overhead free-range space shooter**6. Bubbles - play a scrubbing bubble in a game similar to the arcade Reactor**7. Also contains FMV supplements, including interviews with the original programmers.****Windows version****1. Defender**8. Defender II (a.k.a. Stargate)**9. Joust**10. Robotron**11. Sinistar**12. Bubbles**13. Also contains FMV supplements, including interviews with the original programmers.****Dreamcast version****1. Defender**14. Defender II (a.k.a. Stargate)**15. Joust**16. Robotron**17. Sinistar**18. Bubbles****PlayStation****1. Defender**19. Defender II (a.k.a. Stargate)**20. Joust**21. Robotron**22. Sinistar**23. Bubbles**24. Also contains FMV supplements, including interviews with the original programmers.****SNES version****1. Defender**25. Defender II (a.k.a. Stargate)**26. Joust**27. Robotron**28. Sinistar****Genesis version****1. Defender**29. Defender II (a.k.a. Stargate)**30. Joust**31. Robotron**32. Sinistar****Game.Com version****1. Defender**33. Joust**34. Robotron**35. SiniStar**36. Defender II&lt;/story&gt; &lt;/game&gt;">
            <text:p>&lt;game name="Arcade's Greatest Hits - Williams (USA)"&gt; &lt;year&gt;1996&lt;/year&gt; &lt;rating&gt;ESRB - E (Everyone)&lt;/rating&gt; &lt;title&gt;Arcade's Greatest Hits - Williams &lt;/title&gt; &lt;pub&gt;Midway Home Entertainment, Inc.&lt;/pub&gt; &lt;dev&gt;Williams&lt;/dev&gt; &lt;genre&gt;Multiplay&lt;/genre&gt; &lt;score&gt;4.0&lt;/score&gt; &lt;player&gt;1-2 Players&lt;/player&gt; &lt;story&gt;The first big commercially-available emulator collection (and a direct outgrowth of Digital Eclipse's early emulation work on the Macintosh.)****DOS version****1. Defender - side-scrolling shooter**2. Defender II - side-scrolling shooter**3. Joust - joust on flying ostriches**4. Robotron: 2084 - single-screen manic shoot 'em up**5. Sinistar - overhead free-range space shooter**6. Bubbles - play a scrubbing bubble in a game similar to the arcade Reactor**7. Also contains FMV supplements, including interviews with the original programmers.****Windows version****1. Defender**8. Defender II (a.k.a. Stargate)**9. Joust**10. Robotron**11. Sinistar**12. Bubbles**13. Also contains FMV supplements, including interviews with the original programmers.****Dreamcast version****1. Defender**14. Defender II (a.k.a. Stargate)**15. Joust**16. Robotron**17. Sinistar**18. Bubbles****PlayStation****1. Defender**19. Defender II (a.k.a. Stargate)**20. Joust**21. Robotron**22. Sinistar**23. Bubbles**24. Also contains FMV supplements, including interviews with the original programmers.****SNES version****1. Defender**25. Defender II (a.k.a. Stargate)**26. Joust**27. Robotron**28. Sinistar****Genesis version****1. Defender**29. Defender II (a.k.a. Stargate)**30. Joust**31. Robotron**32. Sinistar****Game.Com version****1. Defender**33. Joust**34. Robotron**35. SiniStar**36. Defender II&lt;/story&gt; &lt;/game&gt;</text:p>
          </table:table-cell>
          <table:table-cell table:number-columns-repeated="1013"/>
        </table:table-row>
        <table:table-row table:style-name="ro1">
          <table:table-cell office:value-type="string">
            <text:p>Area 51 (USA)</text:p>
          </table:table-cell>
          <table:table-cell office:value-type="float" office:value="1997">
            <text:p>1997</text:p>
          </table:table-cell>
          <table:table-cell office:value-type="string">
            <text:p>ESRB - M (Mature)</text:p>
          </table:table-cell>
          <table:table-cell office:value-type="string">
            <text:p>Area 51 </text:p>
          </table:table-cell>
          <table:table-cell office:value-type="string">
            <text:p>Atari, Inc.</text:p>
          </table:table-cell>
          <table:table-cell office:value-type="string">
            <text:p>Mesa Logic</text:p>
          </table:table-cell>
          <table:table-cell office:value-type="string">
            <text:p>Gun</text:p>
          </table:table-cell>
          <table:table-cell office:value-type="float" office:value="2.9">
            <text:p>2.9</text:p>
          </table:table-cell>
          <table:table-cell office:value-type="string">
            <text:p>1-2 Players</text:p>
          </table:table-cell>
          <table:table-cell office:value-type="string">
            <text:p>This is the home port of the popular arcade light gun game. This home version has special bonuses and additional secret levels not found in the arcade. Using a light gun (or a mouse, if available) you blast your way through the secret base, Area 51, which has been taken over by mutant aliens.****As you work your way to the secrets at the heart of Area 51, you'll need to destroy an increasingly dangerous line of aliens, upgrade your firearm, and cause as much collateral damage as possible. The game rewards the player for destroying windows, light fixtures, computers, explosive barrels, and even fire extinguishers. Each consecutive hit increases your streak rating (which adds to your score) and certain combinations of these collateral hits will open up secret bonus rooms.</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rea 51 (USA)&quot;&gt; &lt;year&gt;1997&lt;/year&gt; &lt;rating&gt;ESRB - M (Mature)&lt;/rating&gt; &lt;title&gt;Area 51 &lt;/title&gt; &lt;pub&gt;Atari, Inc.&lt;/pub&gt; &lt;dev&gt;Mesa Logic&lt;/dev&gt; &lt;genre&gt;Gun&lt;/genre&gt; &lt;score&gt;2.9&lt;/score&gt; &lt;player&gt;1-2 Players&lt;/player&gt; &lt;story&gt;This is the home port of the popular arcade light gun game. This home version has special bonuses and additional secret levels not found in the arcade. Using a light gun (or a mouse, if available) you blast your way through the secret base, Area 51, which has been taken over by mutant aliens.****As you work your way to the secrets at the heart of Area 51, you'll need to destroy an increasingly dangerous line of aliens, upgrade your firearm, and cause as much collateral damage as possible. The game rewards the player for destroying windows, light fixtures, computers, explosive barrels, and even fire extinguishers. Each consecutive hit increases your streak rating (which adds to your score) and certain combinations of these collateral hits will open up secret bonus rooms.&lt;/story&gt; &lt;/game&gt;">
            <text:p>&lt;game name="Area 51 (USA)"&gt; &lt;year&gt;1997&lt;/year&gt; &lt;rating&gt;ESRB - M (Mature)&lt;/rating&gt; &lt;title&gt;Area 51 &lt;/title&gt; &lt;pub&gt;Atari, Inc.&lt;/pub&gt; &lt;dev&gt;Mesa Logic&lt;/dev&gt; &lt;genre&gt;Gun&lt;/genre&gt; &lt;score&gt;2.9&lt;/score&gt; &lt;player&gt;1-2 Players&lt;/player&gt; &lt;story&gt;This is the home port of the popular arcade light gun game. This home version has special bonuses and additional secret levels not found in the arcade. Using a light gun (or a mouse, if available) you blast your way through the secret base, Area 51, which has been taken over by mutant aliens.****As you work your way to the secrets at the heart of Area 51, you'll need to destroy an increasingly dangerous line of aliens, upgrade your firearm, and cause as much collateral damage as possible. The game rewards the player for destroying windows, light fixtures, computers, explosive barrels, and even fire extinguishers. Each consecutive hit increases your streak rating (which adds to your score) and certain combinations of these collateral hits will open up secret bonus rooms.&lt;/story&gt; &lt;/game&gt;</text:p>
          </table:table-cell>
          <table:table-cell table:number-columns-repeated="1013"/>
        </table:table-row>
        <table:table-row table:style-name="ro1">
          <table:table-cell office:value-type="string">
            <text:p>Astal (USA)</text:p>
          </table:table-cell>
          <table:table-cell office:value-type="float" office:value="1995">
            <text:p>1995</text:p>
          </table:table-cell>
          <table:table-cell office:value-type="string">
            <text:p>ESRB - E (Everyone)</text:p>
          </table:table-cell>
          <table:table-cell office:value-type="string">
            <text:p>Astal </text:p>
          </table:table-cell>
          <table:table-cell office:value-type="string">
            <text:p>SEGA of America, Inc.</text:p>
          </table:table-cell>
          <table:table-cell office:value-type="string">
            <text:p>Sega</text:p>
          </table:table-cell>
          <table:table-cell office:value-type="string">
            <text:p>Platform</text:p>
          </table:table-cell>
          <table:table-cell office:value-type="float" office:value="3.7">
            <text:p>3.7</text:p>
          </table:table-cell>
          <table:table-cell office:value-type="string">
            <text:p>1-2 Players</text:p>
          </table:table-cell>
          <table:table-cell office:value-type="string">
            <text:p>Antowas has created a land of striking beauty and magic, with Astal and his beloved Leda among its happy inhabitants. However, Jerado has set out to destroy it, capturing Leda and forcing Astal to set off to save her.****Astal is a side-scrolling platform game with lots of Anime-esque background detail. You have birds helping you if you can rescue them. Special moves such as a smart bomb can be collected.</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stal (USA)&quot;&gt; &lt;year&gt;1995&lt;/year&gt; &lt;rating&gt;ESRB - E (Everyone)&lt;/rating&gt; &lt;title&gt;Astal &lt;/title&gt; &lt;pub&gt;SEGA of America, Inc.&lt;/pub&gt; &lt;dev&gt;Sega&lt;/dev&gt; &lt;genre&gt;Platform&lt;/genre&gt; &lt;score&gt;3.7&lt;/score&gt; &lt;player&gt;1-2 Players&lt;/player&gt; &lt;story&gt;Antowas has created a land of striking beauty and magic, with Astal and his beloved Leda among its happy inhabitants. However, Jerado has set out to destroy it, capturing Leda and forcing Astal to set off to save her.****Astal is a side-scrolling platform game with lots of Anime-esque background detail. You have birds helping you if you can rescue them. Special moves such as a smart bomb can be collected.&lt;/story&gt; &lt;/game&gt;">
            <text:p>&lt;game name="Astal (USA)"&gt; &lt;year&gt;1995&lt;/year&gt; &lt;rating&gt;ESRB - E (Everyone)&lt;/rating&gt; &lt;title&gt;Astal &lt;/title&gt; &lt;pub&gt;SEGA of America, Inc.&lt;/pub&gt; &lt;dev&gt;Sega&lt;/dev&gt; &lt;genre&gt;Platform&lt;/genre&gt; &lt;score&gt;3.7&lt;/score&gt; &lt;player&gt;1-2 Players&lt;/player&gt; &lt;story&gt;Antowas has created a land of striking beauty and magic, with Astal and his beloved Leda among its happy inhabitants. However, Jerado has set out to destroy it, capturing Leda and forcing Astal to set off to save her.****Astal is a side-scrolling platform game with lots of Anime-esque background detail. You have birds helping you if you can rescue them. Special moves such as a smart bomb can be collected.&lt;/story&gt; &lt;/game&gt;</text:p>
          </table:table-cell>
          <table:table-cell table:number-columns-repeated="1013"/>
        </table:table-row>
        <table:table-row table:style-name="ro1">
          <table:table-cell office:value-type="string">
            <text:p>Atlantis - The Lost Tales (Europe) (Disc 1)</text:p>
          </table:table-cell>
          <table:table-cell office:value-type="float" office:value="1998">
            <text:p>1998</text:p>
          </table:table-cell>
          <table:table-cell office:value-type="string">
            <text:p>ESRB - T (Teen)</text:p>
          </table:table-cell>
          <table:table-cell office:value-type="string">
            <text:p>Atlantis - The Lost Tales <text:s/>Disk 1</text:p>
          </table:table-cell>
          <table:table-cell office:value-type="string">
            <text:p>Interplay Entertainment Corp.</text:p>
          </table:table-cell>
          <table:table-cell office:value-type="string">
            <text:p>Cryo Interactive Entertainment</text:p>
          </table:table-cell>
          <table:table-cell office:value-type="string">
            <text:p>Adventure</text:p>
          </table:table-cell>
          <table:table-cell office:value-type="float" office:value="3.2">
            <text:p>3.2</text:p>
          </table:table-cell>
          <table:table-cell office:value-type="string">
            <text:p>1 Player</text:p>
          </table:table-cell>
          <table:table-cell office:value-type="string">
            <text:p>The advanced city design of Atlantis shows that a fully-fledged society must've functioned there, and this adventure game brings it to life. Queen Rhea is the leader who is under threat, and young Seth is the character you control as he aims to save the day. How can he know who to trust, and who has their own agenda in this complex world?****The world of Atlantis is displayed in fully-rotational full-screen 3D comprising of millions of polygons and full lip-synching using a proprietary system. Listen out for sounds of danger - sometimes they are the first warning you get.****There are 5 different continents to explore, and each has its own cultures. In total there are 50 characters you will interact with, and puzzles using an inventory system. Save points are limited by the game.</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tlantis - The Lost Tales (Europe) (Disc 1)&quot;&gt; &lt;year&gt;1998&lt;/year&gt; &lt;rating&gt;ESRB - T (Teen)&lt;/rating&gt; &lt;title&gt;Atlantis - The Lost Tales  Disk 1&lt;/title&gt; &lt;pub&gt;Interplay Entertainment Corp.&lt;/pub&gt; &lt;dev&gt;Cryo Interactive Entertainment&lt;/dev&gt; &lt;genre&gt;Adventure&lt;/genre&gt; &lt;score&gt;3.2&lt;/score&gt; &lt;player&gt;1 Player&lt;/player&gt; &lt;story&gt;The advanced city design of Atlantis shows that a fully-fledged society must've functioned there, and this adventure game brings it to life. Queen Rhea is the leader who is under threat, and young Seth is the character you control as he aims to save the day. How can he know who to trust, and who has their own agenda in this complex world?****The world of Atlantis is displayed in fully-rotational full-screen 3D comprising of millions of polygons and full lip-synching using a proprietary system. Listen out for sounds of danger - sometimes they are the first warning you get.****There are 5 different continents to explore, and each has its own cultures. In total there are 50 characters you will interact with, and puzzles using an inventory system. Save points are limited by the game.&lt;/story&gt; &lt;/game&gt;">
            <text:p>&lt;game name="Atlantis - The Lost Tales (Europe) (Disc 1)"&gt; &lt;year&gt;1998&lt;/year&gt; &lt;rating&gt;ESRB - T (Teen)&lt;/rating&gt; &lt;title&gt;Atlantis - The Lost Tales <text:s/>Disk 1&lt;/title&gt; &lt;pub&gt;Interplay Entertainment Corp.&lt;/pub&gt; &lt;dev&gt;Cryo Interactive Entertainment&lt;/dev&gt; &lt;genre&gt;Adventure&lt;/genre&gt; &lt;score&gt;3.2&lt;/score&gt; &lt;player&gt;1 Player&lt;/player&gt; &lt;story&gt;The advanced city design of Atlantis shows that a fully-fledged society must've functioned there, and this adventure game brings it to life. Queen Rhea is the leader who is under threat, and young Seth is the character you control as he aims to save the day. How can he know who to trust, and who has their own agenda in this complex world?****The world of Atlantis is displayed in fully-rotational full-screen 3D comprising of millions of polygons and full lip-synching using a proprietary system. Listen out for sounds of danger - sometimes they are the first warning you get.****There are 5 different continents to explore, and each has its own cultures. In total there are 50 characters you will interact with, and puzzles using an inventory system. Save points are limited by the game.&lt;/story&gt; &lt;/game&gt;</text:p>
          </table:table-cell>
          <table:table-cell table:number-columns-repeated="1013"/>
        </table:table-row>
        <table:table-row table:style-name="ro1">
          <table:table-cell office:value-type="string">
            <text:p>Atlantis - The Lost Tales (Europe) (Disc 2)</text:p>
          </table:table-cell>
          <table:table-cell office:value-type="float" office:value="1998">
            <text:p>1998</text:p>
          </table:table-cell>
          <table:table-cell office:value-type="string">
            <text:p>ESRB - T (Teen)</text:p>
          </table:table-cell>
          <table:table-cell office:value-type="string">
            <text:p>Atlantis - The Lost Tales <text:s/>Disk 2</text:p>
          </table:table-cell>
          <table:table-cell office:value-type="string">
            <text:p>Interplay Entertainment Corp.</text:p>
          </table:table-cell>
          <table:table-cell office:value-type="string">
            <text:p>Cryo Interactive Entertainment</text:p>
          </table:table-cell>
          <table:table-cell office:value-type="string">
            <text:p>Adventure</text:p>
          </table:table-cell>
          <table:table-cell office:value-type="float" office:value="3.2">
            <text:p>3.2</text:p>
          </table:table-cell>
          <table:table-cell office:value-type="string">
            <text:p>1 Player</text:p>
          </table:table-cell>
          <table:table-cell office:value-type="string">
            <text:p>The advanced city design of Atlantis shows that a fully-fledged society must've functioned there, and this adventure game brings it to life. Queen Rhea is the leader who is under threat, and young Seth is the character you control as he aims to save the day. How can he know who to trust, and who has their own agenda in this complex world?****The world of Atlantis is displayed in fully-rotational full-screen 3D comprising of millions of polygons and full lip-synching using a proprietary system. Listen out for sounds of danger - sometimes they are the first warning you get.****There are 5 different continents to explore, and each has its own cultures. In total there are 50 characters you will interact with, and puzzles using an inventory system. Save points are limited by the game.</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tlantis - The Lost Tales (Europe) (Disc 2)&quot;&gt; &lt;year&gt;1998&lt;/year&gt; &lt;rating&gt;ESRB - T (Teen)&lt;/rating&gt; &lt;title&gt;Atlantis - The Lost Tales  Disk 2&lt;/title&gt; &lt;pub&gt;Interplay Entertainment Corp.&lt;/pub&gt; &lt;dev&gt;Cryo Interactive Entertainment&lt;/dev&gt; &lt;genre&gt;Adventure&lt;/genre&gt; &lt;score&gt;3.2&lt;/score&gt; &lt;player&gt;1 Player&lt;/player&gt; &lt;story&gt;The advanced city design of Atlantis shows that a fully-fledged society must've functioned there, and this adventure game brings it to life. Queen Rhea is the leader who is under threat, and young Seth is the character you control as he aims to save the day. How can he know who to trust, and who has their own agenda in this complex world?****The world of Atlantis is displayed in fully-rotational full-screen 3D comprising of millions of polygons and full lip-synching using a proprietary system. Listen out for sounds of danger - sometimes they are the first warning you get.****There are 5 different continents to explore, and each has its own cultures. In total there are 50 characters you will interact with, and puzzles using an inventory system. Save points are limited by the game.&lt;/story&gt; &lt;/game&gt;">
            <text:p>&lt;game name="Atlantis - The Lost Tales (Europe) (Disc 2)"&gt; &lt;year&gt;1998&lt;/year&gt; &lt;rating&gt;ESRB - T (Teen)&lt;/rating&gt; &lt;title&gt;Atlantis - The Lost Tales <text:s/>Disk 2&lt;/title&gt; &lt;pub&gt;Interplay Entertainment Corp.&lt;/pub&gt; &lt;dev&gt;Cryo Interactive Entertainment&lt;/dev&gt; &lt;genre&gt;Adventure&lt;/genre&gt; &lt;score&gt;3.2&lt;/score&gt; &lt;player&gt;1 Player&lt;/player&gt; &lt;story&gt;The advanced city design of Atlantis shows that a fully-fledged society must've functioned there, and this adventure game brings it to life. Queen Rhea is the leader who is under threat, and young Seth is the character you control as he aims to save the day. How can he know who to trust, and who has their own agenda in this complex world?****The world of Atlantis is displayed in fully-rotational full-screen 3D comprising of millions of polygons and full lip-synching using a proprietary system. Listen out for sounds of danger - sometimes they are the first warning you get.****There are 5 different continents to explore, and each has its own cultures. In total there are 50 characters you will interact with, and puzzles using an inventory system. Save points are limited by the game.&lt;/story&gt; &lt;/game&gt;</text:p>
          </table:table-cell>
          <table:table-cell table:number-columns-repeated="1013"/>
        </table:table-row>
        <table:table-row table:style-name="ro1">
          <table:table-cell office:value-type="string">
            <text:p>Baku Baku (USA)</text:p>
          </table:table-cell>
          <table:table-cell office:value-type="float" office:value="1997">
            <text:p>1997</text:p>
          </table:table-cell>
          <table:table-cell office:value-type="string">
            <text:p>ESRB - E (Everyone)</text:p>
          </table:table-cell>
          <table:table-cell office:value-type="string">
            <text:p>Baku Baku </text:p>
          </table:table-cell>
          <table:table-cell office:value-type="string">
            <text:p>SEGA of America, Inc.</text:p>
          </table:table-cell>
          <table:table-cell office:value-type="string">
            <text:p>Sega</text:p>
          </table:table-cell>
          <table:table-cell office:value-type="string">
            <text:p>Puzzle</text:p>
          </table:table-cell>
          <table:table-cell office:value-type="float" office:value="3.4">
            <text:p>3.4</text:p>
          </table:table-cell>
          <table:table-cell office:value-type="string">
            <text:p>1-2 Players</text:p>
          </table:table-cell>
          <table:table-cell office:value-type="string">
            <text:p>The Minister approaches the King to tell him that his only daughter, the Princess, wants a new pet. But the King says she already has too many, and she can't take care of so many animals. Thus the Minister purposes a contest of skill and daring to select the Royal Zookeeper. Master Piggy then sends his pupil, Polly, to participate in the contest.****Baku Baku Animal is a variation on the very often copied Tetris type of game. The game has three different play modes: practice, normal and hard. It also can be played by two players against each other (except for the Master System version).****The objective is to pair animal heads with their respective food. If a rabbit head comes falling, you must make it fall on a pile of carrot tiles, dog heads with bones, panda heads with bamboos and monkey heads with bananas. There is a bonus item, the "BB coin", which will appear from times to times, and remove piled tiles from the playfield. Removed tiles will be sent to the opponent's playfield all at once, increasing the difficulty of the task. Polly will face several contestants, and she'll win when her opponents get their playfield piled to the top.</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Baku Baku (USA)&quot;&gt; &lt;year&gt;1997&lt;/year&gt; &lt;rating&gt;ESRB - E (Everyone)&lt;/rating&gt; &lt;title&gt;Baku Baku &lt;/title&gt; &lt;pub&gt;SEGA of America, Inc.&lt;/pub&gt; &lt;dev&gt;Sega&lt;/dev&gt; &lt;genre&gt;Puzzle&lt;/genre&gt; &lt;score&gt;3.4&lt;/score&gt; &lt;player&gt;1-2 Players&lt;/player&gt; &lt;story&gt;The Minister approaches the King to tell him that his only daughter, the Princess, wants a new pet. But the King says she already has too many, and she can't take care of so many animals. Thus the Minister purposes a contest of skill and daring to select the Royal Zookeeper. Master Piggy then sends his pupil, Polly, to participate in the contest.****Baku Baku Animal is a variation on the very often copied Tetris type of game. The game has three different play modes: practice, normal and hard. It also can be played by two players against each other (except for the Master System version).****The objective is to pair animal heads with their respective food. If a rabbit head comes falling, you must make it fall on a pile of carrot tiles, dog heads with bones, panda heads with bamboos and monkey heads with bananas. There is a bonus item, the &quot;BB coin&quot;, which will appear from times to times, and remove piled tiles from the playfield. Removed tiles will be sent to the opponent's playfield all at once, increasing the difficulty of the task. Polly will face several contestants, and she'll win when her opponents get their playfield piled to the top.&lt;/story&gt; &lt;/game&gt;">
            <text:p>&lt;game name="Baku Baku (USA)"&gt; &lt;year&gt;1997&lt;/year&gt; &lt;rating&gt;ESRB - E (Everyone)&lt;/rating&gt; &lt;title&gt;Baku Baku &lt;/title&gt; &lt;pub&gt;SEGA of America, Inc.&lt;/pub&gt; &lt;dev&gt;Sega&lt;/dev&gt; &lt;genre&gt;Puzzle&lt;/genre&gt; &lt;score&gt;3.4&lt;/score&gt; &lt;player&gt;1-2 Players&lt;/player&gt; &lt;story&gt;The Minister approaches the King to tell him that his only daughter, the Princess, wants a new pet. But the King says she already has too many, and she can't take care of so many animals. Thus the Minister purposes a contest of skill and daring to select the Royal Zookeeper. Master Piggy then sends his pupil, Polly, to participate in the contest.****Baku Baku Animal is a variation on the very often copied Tetris type of game. The game has three different play modes: practice, normal and hard. It also can be played by two players against each other (except for the Master System version).****The objective is to pair animal heads with their respective food. If a rabbit head comes falling, you must make it fall on a pile of carrot tiles, dog heads with bones, panda heads with bamboos and monkey heads with bananas. There is a bonus item, the "BB coin", which will appear from times to times, and remove piled tiles from the playfield. Removed tiles will be sent to the opponent's playfield all at once, increasing the difficulty of the task. Polly will face several contestants, and she'll win when her opponents get their playfield piled to the top.&lt;/story&gt; &lt;/game&gt;</text:p>
          </table:table-cell>
          <table:table-cell table:number-columns-repeated="1013"/>
        </table:table-row>
        <table:table-row table:style-name="ro1">
          <table:table-cell office:value-type="string">
            <text:p>Bases Loaded '96 - Double Header (USA)</text:p>
          </table:table-cell>
          <table:table-cell office:value-type="float" office:value="1995">
            <text:p>1995</text:p>
          </table:table-cell>
          <table:table-cell office:value-type="string">
            <text:p>ESRB - E (Everyone)</text:p>
          </table:table-cell>
          <table:table-cell office:value-type="string">
            <text:p>Bases Loaded '96 - Double Header </text:p>
          </table:table-cell>
          <table:table-cell office:value-type="string">
            <text:p>Jaleco USA, Inc.</text:p>
          </table:table-cell>
          <table:table-cell office:value-type="string">
            <text:p>Jaleco Entertainment</text:p>
          </table:table-cell>
          <table:table-cell office:value-type="string">
            <text:p>Sports/Baseball</text:p>
          </table:table-cell>
          <table:table-cell office:value-type="float" office:value="3.9">
            <text:p>3.9</text:p>
          </table:table-cell>
          <table:table-cell office:value-type="string">
            <text:p>1-2 Players</text:p>
          </table:table-cell>
          <table:table-cell office:value-type="string">
            <text:p>This baseball game features real MLBPA players from the 1994 baseball season. The teams they actually played for are only represented by the cities the actual teams are from. The game has an Exhibition mode, a Regular Season mode, and a Championship Game mode. The Regular Season mode lets the player choose to play either a 13, 26, 52, or 162 game season, while the Championship Game mode lets the player play either a 3,5, or 7 game championship game series against an opposing team. The game also allows baseball players to be traded to other teams, and it also allows the player to select to play in 1 of 7 different MLB ballparks, plus one extra ballpark designed by Jaleco. Gameplay options include turning automatic fielding on or off. When on the field, batting makes use of a behind the batter view, while pitching makes use of a behind the pitcher view. Pitching is kept simple by the player being only able to control where the pitch goes, while batting only involves timing the swing to make contact with the pitched ball.</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ases Loaded '96 - Double Header (USA)&quot;&gt; &lt;year&gt;1995&lt;/year&gt; &lt;rating&gt;ESRB - E (Everyone)&lt;/rating&gt; &lt;title&gt;Bases Loaded '96 - Double Header &lt;/title&gt; &lt;pub&gt;Jaleco USA, Inc.&lt;/pub&gt; &lt;dev&gt;Jaleco Entertainment&lt;/dev&gt; &lt;genre&gt;Sports/Baseball&lt;/genre&gt; &lt;score&gt;3.9&lt;/score&gt; &lt;player&gt;1-2 Players&lt;/player&gt; &lt;story&gt;This baseball game features real MLBPA players from the 1994 baseball season. The teams they actually played for are only represented by the cities the actual teams are from. The game has an Exhibition mode, a Regular Season mode, and a Championship Game mode. The Regular Season mode lets the player choose to play either a 13, 26, 52, or 162 game season, while the Championship Game mode lets the player play either a 3,5, or 7 game championship game series against an opposing team. The game also allows baseball players to be traded to other teams, and it also allows the player to select to play in 1 of 7 different MLB ballparks, plus one extra ballpark designed by Jaleco. Gameplay options include turning automatic fielding on or off. When on the field, batting makes use of a behind the batter view, while pitching makes use of a behind the pitcher view. Pitching is kept simple by the player being only able to control where the pitch goes, while batting only involves timing the swing to make contact with the pitched ball.&lt;/story&gt; &lt;/game&gt;">
            <text:p>&lt;game name="Bases Loaded '96 - Double Header (USA)"&gt; &lt;year&gt;1995&lt;/year&gt; &lt;rating&gt;ESRB - E (Everyone)&lt;/rating&gt; &lt;title&gt;Bases Loaded '96 - Double Header &lt;/title&gt; &lt;pub&gt;Jaleco USA, Inc.&lt;/pub&gt; &lt;dev&gt;Jaleco Entertainment&lt;/dev&gt; &lt;genre&gt;Sports/Baseball&lt;/genre&gt; &lt;score&gt;3.9&lt;/score&gt; &lt;player&gt;1-2 Players&lt;/player&gt; &lt;story&gt;This baseball game features real MLBPA players from the 1994 baseball season. The teams they actually played for are only represented by the cities the actual teams are from. The game has an Exhibition mode, a Regular Season mode, and a Championship Game mode. The Regular Season mode lets the player choose to play either a 13, 26, 52, or 162 game season, while the Championship Game mode lets the player play either a 3,5, or 7 game championship game series against an opposing team. The game also allows baseball players to be traded to other teams, and it also allows the player to select to play in 1 of 7 different MLB ballparks, plus one extra ballpark designed by Jaleco. Gameplay options include turning automatic fielding on or off. When on the field, batting makes use of a behind the batter view, while pitching makes use of a behind the pitcher view. Pitching is kept simple by the player being only able to control where the pitch goes, while batting only involves timing the swing to make contact with the pitched ball.&lt;/story&gt; &lt;/game&gt;</text:p>
          </table:table-cell>
          <table:table-cell table:number-columns-repeated="1013"/>
        </table:table-row>
        <table:table-row table:style-name="ro1">
          <table:table-cell office:value-type="string">
            <text:p>Batman Forever - The Arcade Game (USA)</text:p>
          </table:table-cell>
          <table:table-cell office:value-type="float" office:value="1997">
            <text:p>1997</text:p>
          </table:table-cell>
          <table:table-cell office:value-type="string">
            <text:p>ESRB - E (Everyone)</text:p>
          </table:table-cell>
          <table:table-cell office:value-type="string">
            <text:p>Batman Forever - The Arcade Game </text:p>
          </table:table-cell>
          <table:table-cell office:value-type="string">
            <text:p>Acclaim Entertainment, Inc.</text:p>
          </table:table-cell>
          <table:table-cell office:value-type="string">
            <text:p>Iguana Entertainment</text:p>
          </table:table-cell>
          <table:table-cell office:value-type="string">
            <text:p>Beat-'Em-Up</text:p>
          </table:table-cell>
          <table:table-cell office:value-type="float" office:value="3.9">
            <text:p>3.9</text:p>
          </table:table-cell>
          <table:table-cell office:value-type="string">
            <text:p>1-2 Players</text:p>
          </table:table-cell>
          <table:table-cell office:value-type="string">
            <text:p>Final-Fight/Double-Dragon type game featuring the Caped Crusader and his sidekick Robin. Based on the Batman Forever movie, this sidescrolling beat-em-up features the plot, several memorable characters and quotes from its movie counterpart.****Use batarangs, a bat grapple and tons of other Batman-specific goodies. Create your own combos and collect powerups to help you in your quest to rid the streets of Gotham from an everlasting flow of bad guys.</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Batman Forever - The Arcade Game (USA)&quot;&gt; &lt;year&gt;1997&lt;/year&gt; &lt;rating&gt;ESRB - E (Everyone)&lt;/rating&gt; &lt;title&gt;Batman Forever - The Arcade Game &lt;/title&gt; &lt;pub&gt;Acclaim Entertainment, Inc.&lt;/pub&gt; &lt;dev&gt;Iguana Entertainment&lt;/dev&gt; &lt;genre&gt;Beat-'Em-Up&lt;/genre&gt; &lt;score&gt;3.9&lt;/score&gt; &lt;player&gt;1-2 Players&lt;/player&gt; &lt;story&gt;Final-Fight/Double-Dragon type game featuring the Caped Crusader and his sidekick Robin. Based on the Batman Forever movie, this sidescrolling beat-em-up features the plot, several memorable characters and quotes from its movie counterpart.****Use batarangs, a bat grapple and tons of other Batman-specific goodies. Create your own combos and collect powerups to help you in your quest to rid the streets of Gotham from an everlasting flow of bad guys.&lt;/story&gt; &lt;/game&gt;">
            <text:p>&lt;game name="Batman Forever - The Arcade Game (USA)"&gt; &lt;year&gt;1997&lt;/year&gt; &lt;rating&gt;ESRB - E (Everyone)&lt;/rating&gt; &lt;title&gt;Batman Forever - The Arcade Game &lt;/title&gt; &lt;pub&gt;Acclaim Entertainment, Inc.&lt;/pub&gt; &lt;dev&gt;Iguana Entertainment&lt;/dev&gt; &lt;genre&gt;Beat-'Em-Up&lt;/genre&gt; &lt;score&gt;3.9&lt;/score&gt; &lt;player&gt;1-2 Players&lt;/player&gt; &lt;story&gt;Final-Fight/Double-Dragon type game featuring the Caped Crusader and his sidekick Robin. Based on the Batman Forever movie, this sidescrolling beat-em-up features the plot, several memorable characters and quotes from its movie counterpart.****Use batarangs, a bat grapple and tons of other Batman-specific goodies. Create your own combos and collect powerups to help you in your quest to rid the streets of Gotham from an everlasting flow of bad guys.&lt;/story&gt; &lt;/game&gt;</text:p>
          </table:table-cell>
          <table:table-cell table:number-columns-repeated="1013"/>
        </table:table-row>
        <table:table-row table:style-name="ro1">
          <table:table-cell office:value-type="string">
            <text:p>Battle Arena Toshinden Remix (USA)</text:p>
          </table:table-cell>
          <table:table-cell office:value-type="float" office:value="1995">
            <text:p>1995</text:p>
          </table:table-cell>
          <table:table-cell office:value-type="string">
            <text:p>ESRB - T (Teen)</text:p>
          </table:table-cell>
          <table:table-cell office:value-type="string">
            <text:p>Battle Arena Toshinden Remix </text:p>
          </table:table-cell>
          <table:table-cell office:value-type="string">
            <text:p>TAKARA Co., Ltd.</text:p>
          </table:table-cell>
          <table:table-cell office:value-type="string">
            <text:p>Takara</text:p>
          </table:table-cell>
          <table:table-cell office:value-type="string">
            <text:p>Fighter</text:p>
          </table:table-cell>
          <table:table-cell office:value-type="float" office:value="3.1">
            <text:p>3.1</text:p>
          </table:table-cell>
          <table:table-cell office:value-type="string">
            <text:p>1-2 Players</text:p>
          </table:table-cell>
          <table:table-cell office:value-type="string">
            <text:p>Toshinden Remix or Toshinden S as it was called in Japan is a port of Takara's Playstation fighting game Battle Arena Toshinden to the Sega Saturn by Sega.****It adds an additional secret character as well as a story mode for each character. These additions also hint at some of the plot twists in the game's sequel Battle Arena Toshinden 2.****The games graphics took a huge hit in the port; the Playstation version really does look considerably better. Though the character model and arena for the afore mentioned port exclusive character looks notably better than the ported graphics.****Toshinden Remix also redubs all the games voice samples with more light-hearted samples with over the top and arguably outrageous accents.****Like the graphics, the game speed also takes a huge hit in this port running considerably slower than the Playstation original.</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Battle Arena Toshinden Remix (USA)&quot;&gt; &lt;year&gt;1995&lt;/year&gt; &lt;rating&gt;ESRB - T (Teen)&lt;/rating&gt; &lt;title&gt;Battle Arena Toshinden Remix &lt;/title&gt; &lt;pub&gt;TAKARA Co., Ltd.&lt;/pub&gt; &lt;dev&gt;Takara&lt;/dev&gt; &lt;genre&gt;Fighter&lt;/genre&gt; &lt;score&gt;3.1&lt;/score&gt; &lt;player&gt;1-2 Players&lt;/player&gt; &lt;story&gt;Toshinden Remix or Toshinden S as it was called in Japan is a port of Takara's Playstation fighting game Battle Arena Toshinden to the Sega Saturn by Sega.****It adds an additional secret character as well as a story mode for each character. These additions also hint at some of the plot twists in the game's sequel Battle Arena Toshinden 2.****The games graphics took a huge hit in the port; the Playstation version really does look considerably better. Though the character model and arena for the afore mentioned port exclusive character looks notably better than the ported graphics.****Toshinden Remix also redubs all the games voice samples with more light-hearted samples with over the top and arguably outrageous accents.****Like the graphics, the game speed also takes a huge hit in this port running considerably slower than the Playstation original.&lt;/story&gt; &lt;/game&gt;">
            <text:p>&lt;game name="Battle Arena Toshinden Remix (USA)"&gt; &lt;year&gt;1995&lt;/year&gt; &lt;rating&gt;ESRB - T (Teen)&lt;/rating&gt; &lt;title&gt;Battle Arena Toshinden Remix &lt;/title&gt; &lt;pub&gt;TAKARA Co., Ltd.&lt;/pub&gt; &lt;dev&gt;Takara&lt;/dev&gt; &lt;genre&gt;Fighter&lt;/genre&gt; &lt;score&gt;3.1&lt;/score&gt; &lt;player&gt;1-2 Players&lt;/player&gt; &lt;story&gt;Toshinden Remix or Toshinden S as it was called in Japan is a port of Takara's Playstation fighting game Battle Arena Toshinden to the Sega Saturn by Sega.****It adds an additional secret character as well as a story mode for each character. These additions also hint at some of the plot twists in the game's sequel Battle Arena Toshinden 2.****The games graphics took a huge hit in the port; the Playstation version really does look considerably better. Though the character model and arena for the afore mentioned port exclusive character looks notably better than the ported graphics.****Toshinden Remix also redubs all the games voice samples with more light-hearted samples with over the top and arguably outrageous accents.****Like the graphics, the game speed also takes a huge hit in this port running considerably slower than the Playstation original.&lt;/story&gt; &lt;/game&gt;</text:p>
          </table:table-cell>
          <table:table-cell table:number-columns-repeated="1013"/>
        </table:table-row>
        <table:table-row table:style-name="ro1">
          <table:table-cell office:value-type="string">
            <text:p>Battle Arena Toshinden URA (USA)</text:p>
          </table:table-cell>
          <table:table-cell office:value-type="float" office:value="1996">
            <text:p>1996</text:p>
          </table:table-cell>
          <table:table-cell office:value-type="string">
            <text:p>ESRB - T (Teen)</text:p>
          </table:table-cell>
          <table:table-cell office:value-type="string">
            <text:p>Battle Arena Toshinden URA </text:p>
          </table:table-cell>
          <table:table-cell office:value-type="string">
            <text:p>SEGA Corporation</text:p>
          </table:table-cell>
          <table:table-cell office:value-type="string">
            <text:p>Takara</text:p>
          </table:table-cell>
          <table:table-cell office:value-type="string">
            <text:p>Fighter</text:p>
          </table:table-cell>
          <table:table-cell office:value-type="float" office:value="3.4">
            <text:p>3.4</text:p>
          </table:table-cell>
          <table:table-cell office:value-type="string">
            <text:p>1-2 Players</text:p>
          </table:table-cell>
          <table:table-cell office:value-type="string">
            <text:p>Battle Arena Toshinden Ultimate Revenge Attack is the second Toshinden game for the Saturn, following Battle Arena Toshinden Remix****Whereas Remix was a tweaked version of the Playstation’s <text:s/>Battle Arena Toshinden, Ulitmate Revenge Attack isn't a tweaked version of the Playstation’s <text:s/>Battle Arena Toshinden 2 but rather a new game.****It abandons the plot of the original Toshinden/Toshinden Remix and tells a new standalone tale revolving around the assassination of renowned warriors all over the world.****Like Toshinden 2, Ulimate Remix Attack adds 3 new fighters over its prequel; RonRon, Ripper and Tracy and three new bosses and secret characters bringing the total number of fighters to 15. The original Toshinden’s final boss and also Remix’s exclusive character have been removed.****Ulitmate Revenge Attack's game play could be described as a hybrid of the Playstation’s Toshinden 1 and 2 with movement like the former but the latter’s combo system.</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attle Arena Toshinden URA (USA)&quot;&gt; &lt;year&gt;1996&lt;/year&gt; &lt;rating&gt;ESRB - T (Teen)&lt;/rating&gt; &lt;title&gt;Battle Arena Toshinden URA &lt;/title&gt; &lt;pub&gt;SEGA Corporation&lt;/pub&gt; &lt;dev&gt;Takara&lt;/dev&gt; &lt;genre&gt;Fighter&lt;/genre&gt; &lt;score&gt;3.4&lt;/score&gt; &lt;player&gt;1-2 Players&lt;/player&gt; &lt;story&gt;Battle Arena Toshinden Ultimate Revenge Attack is the second Toshinden game for the Saturn, following Battle Arena Toshinden Remix****Whereas Remix was a tweaked version of the Playstation’s  Battle Arena Toshinden, Ulitmate Revenge Attack isn't a tweaked version of the Playstation’s  Battle Arena Toshinden 2 but rather a new game.****It abandons the plot of the original Toshinden/Toshinden Remix and tells a new standalone tale revolving around the assassination of renowned warriors all over the world.****Like Toshinden 2, Ulimate Remix Attack adds 3 new fighters over its prequel; RonRon, Ripper and Tracy and three new bosses and secret characters bringing the total number of fighters to 15. The original Toshinden’s final boss and also Remix’s exclusive character have been removed.****Ulitmate Revenge Attack's game play could be described as a hybrid of the Playstation’s Toshinden 1 and 2 with movement like the former but the latter’s combo system.&lt;/story&gt; &lt;/game&gt;">
            <text:p>&lt;game name="Battle Arena Toshinden URA (USA)"&gt; &lt;year&gt;1996&lt;/year&gt; &lt;rating&gt;ESRB - T (Teen)&lt;/rating&gt; &lt;title&gt;Battle Arena Toshinden URA &lt;/title&gt; &lt;pub&gt;SEGA Corporation&lt;/pub&gt; &lt;dev&gt;Takara&lt;/dev&gt; &lt;genre&gt;Fighter&lt;/genre&gt; &lt;score&gt;3.4&lt;/score&gt; &lt;player&gt;1-2 Players&lt;/player&gt; &lt;story&gt;Battle Arena Toshinden Ultimate Revenge Attack is the second Toshinden game for the Saturn, following Battle Arena Toshinden Remix****Whereas Remix was a tweaked version of the Playstation’s <text:s/>Battle Arena Toshinden, Ulitmate Revenge Attack isn't a tweaked version of the Playstation’s <text:s/>Battle Arena Toshinden 2 but rather a new game.****It abandons the plot of the original Toshinden/Toshinden Remix and tells a new standalone tale revolving around the assassination of renowned warriors all over the world.****Like Toshinden 2, Ulimate Remix Attack adds 3 new fighters over its prequel; RonRon, Ripper and Tracy and three new bosses and secret characters bringing the total number of fighters to 15. The original Toshinden’s final boss and also Remix’s exclusive character have been removed.****Ulitmate Revenge Attack's game play could be described as a hybrid of the Playstation’s Toshinden 1 and 2 with movement like the former but the latter’s combo system.&lt;/story&gt; &lt;/game&gt;</text:p>
          </table:table-cell>
          <table:table-cell table:number-columns-repeated="1013"/>
        </table:table-row>
        <table:table-row table:style-name="ro1">
          <table:table-cell office:value-type="string">
            <text:p>Battle Monsters (USA)</text:p>
          </table:table-cell>
          <table:table-cell office:value-type="float" office:value="1995">
            <text:p>1995</text:p>
          </table:table-cell>
          <table:table-cell office:value-type="string">
            <text:p>ESRB - T (Teen)</text:p>
          </table:table-cell>
          <table:table-cell office:value-type="string">
            <text:p>Battle Monsters </text:p>
          </table:table-cell>
          <table:table-cell office:value-type="string">
            <text:p>Acclaim Entertainment, Inc.</text:p>
          </table:table-cell>
          <table:table-cell office:value-type="string">
            <text:p>Naxat Soft</text:p>
          </table:table-cell>
          <table:table-cell office:value-type="string">
            <text:p>Fighter</text:p>
          </table:table-cell>
          <table:table-cell office:value-type="float" office:value="2.4">
            <text:p>2.4</text:p>
          </table:table-cell>
          <table:table-cell office:value-type="string">
            <text:p>1-2 Players</text:p>
          </table:table-cell>
          <table:table-cell office:value-type="string">
            <text:p>Try to gain control of the underworld in BATTLE MONSTERS. You must choose from a variety of monsters, and then enter one-on-one combat. Twelve characters are available (from a human/bird hybrid to a headless creature) with each having its own set of special moves, like juggling opponents in the air, and pit monster against monster. Fight through several different places where each level's background is made up of multiple levels, allowing combatants to jump from one platform to another with two attack buttons and two jump buttons controlling the action.</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attle Monsters (USA)&quot;&gt; &lt;year&gt;1995&lt;/year&gt; &lt;rating&gt;ESRB - T (Teen)&lt;/rating&gt; &lt;title&gt;Battle Monsters &lt;/title&gt; &lt;pub&gt;Acclaim Entertainment, Inc.&lt;/pub&gt; &lt;dev&gt;Naxat Soft&lt;/dev&gt; &lt;genre&gt;Fighter&lt;/genre&gt; &lt;score&gt;2.4&lt;/score&gt; &lt;player&gt;1-2 Players&lt;/player&gt; &lt;story&gt;Try to gain control of the underworld in BATTLE MONSTERS. You must choose from a variety of monsters, and then enter one-on-one combat. Twelve characters are available (from a human/bird hybrid to a headless creature) with each having its own set of special moves, like juggling opponents in the air, and pit monster against monster. Fight through several different places where each level's background is made up of multiple levels, allowing combatants to jump from one platform to another with two attack buttons and two jump buttons controlling the action.&lt;/story&gt; &lt;/game&gt;">
            <text:p>&lt;game name="Battle Monsters (USA)"&gt; &lt;year&gt;1995&lt;/year&gt; &lt;rating&gt;ESRB - T (Teen)&lt;/rating&gt; &lt;title&gt;Battle Monsters &lt;/title&gt; &lt;pub&gt;Acclaim Entertainment, Inc.&lt;/pub&gt; &lt;dev&gt;Naxat Soft&lt;/dev&gt; &lt;genre&gt;Fighter&lt;/genre&gt; &lt;score&gt;2.4&lt;/score&gt; &lt;player&gt;1-2 Players&lt;/player&gt; &lt;story&gt;Try to gain control of the underworld in BATTLE MONSTERS. You must choose from a variety of monsters, and then enter one-on-one combat. Twelve characters are available (from a human/bird hybrid to a headless creature) with each having its own set of special moves, like juggling opponents in the air, and pit monster against monster. Fight through several different places where each level's background is made up of multiple levels, allowing combatants to jump from one platform to another with two attack buttons and two jump buttons controlling the action.&lt;/story&gt; &lt;/game&gt;</text:p>
          </table:table-cell>
          <table:table-cell table:number-columns-repeated="1013"/>
        </table:table-row>
        <table:table-row table:style-name="ro1">
          <table:table-cell office:value-type="string">
            <text:p>Battle Stations (USA)</text:p>
          </table:table-cell>
          <table:table-cell office:value-type="float" office:value="1997">
            <text:p>1997</text:p>
          </table:table-cell>
          <table:table-cell office:value-type="string">
            <text:p>ESRB - E (Everyone)</text:p>
          </table:table-cell>
          <table:table-cell office:value-type="string">
            <text:p>Battle Stations </text:p>
          </table:table-cell>
          <table:table-cell office:value-type="string">
            <text:p>Electronic Arts, Inc.</text:p>
          </table:table-cell>
          <table:table-cell office:value-type="string">
            <text:p>Realtime Associates</text:p>
          </table:table-cell>
          <table:table-cell office:value-type="string">
            <text:p>Strategy</text:p>
          </table:table-cell>
          <table:table-cell office:value-type="string">
            <text:p>4.0</text:p>
          </table:table-cell>
          <table:table-cell office:value-type="string">
            <text:p>1-2 Players</text:p>
          </table:table-cell>
          <table:table-cell office:value-type="string">
            <text:p>This naval combat game feature a 1 and 2 player game. The 1 player game is split between either Arcade or Campaign mode. The 2 player game is split between Arcade or War Games mode.****The Campaign mode features 50 missions with objectives such as eliminating enemy supply convoys or carrying out a full scale assault on an opponent's homeland. The player than selects the admiral they want to fight in the battle. There are 5 opposing admirals and each admiral has their own set of skills on how they wage war.****The Arcade mode lets 1 or 2 players choose their ship and then have a 1 on 1 ship battle. Players earn points for sinking their opponent's ships which will allow them to climb 10 naval ranks all the way from Ensign to Fleet Admiral.****The War Games mode allows 2 players to play against each other in 26 different locations. Players can compete in these locations in three different ways. One way, is called war, with the objective to destroy every one of their opponent's ships. Another way, is to play capture the flag, which has the player trying to sink their opponent's flag ship and then return the flag back to their own harbor. The final way is called capture the harbor. This has the player attempt to drop marines, who are being carried inside a troop transport, off into their enemy's harbor, so the harbor can be attacked and captured. In this mode, players also get to choose between playing as one of several countries, or have a balanced or custom naval force. This choice affects the number of units of each type of ship the player starts the battle with.****The game features 8 types of ships which are aircraft carriers, destroyers, battleships, cruisers, patrol boats, mine layers, troop transports, and submarines. Each ship has different ratings in the categories of top speed, target range, hull strength, main guns, special weapon, and defensive weapon.****Gameplay has players moving their ships strategically on an overhead map. When two ships move close enough to each other, a battle can happen. In the battle, players try maneuvering a target reticule on their opponent ship to attack them, while also attempting to move out of the way of their opponents attacks. Once one of the ships health meters become empty from taking to much damage, they are sunk.</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Battle Stations (USA)&quot;&gt; &lt;year&gt;1997&lt;/year&gt; &lt;rating&gt;ESRB - E (Everyone)&lt;/rating&gt; &lt;title&gt;Battle Stations &lt;/title&gt; &lt;pub&gt;Electronic Arts, Inc.&lt;/pub&gt; &lt;dev&gt;Realtime Associates&lt;/dev&gt; &lt;genre&gt;Strategy&lt;/genre&gt; &lt;score&gt;4.0&lt;/score&gt; &lt;player&gt;1-2 Players&lt;/player&gt; &lt;story&gt;This naval combat game feature a 1 and 2 player game. The 1 player game is split between either Arcade or Campaign mode. The 2 player game is split between Arcade or War Games mode.****The Campaign mode features 50 missions with objectives such as eliminating enemy supply convoys or carrying out a full scale assault on an opponent's homeland. The player than selects the admiral they want to fight in the battle. There are 5 opposing admirals and each admiral has their own set of skills on how they wage war.****The Arcade mode lets 1 or 2 players choose their ship and then have a 1 on 1 ship battle. Players earn points for sinking their opponent's ships which will allow them to climb 10 naval ranks all the way from Ensign to Fleet Admiral.****The War Games mode allows 2 players to play against each other in 26 different locations. Players can compete in these locations in three different ways. One way, is called war, with the objective to destroy every one of their opponent's ships. Another way, is to play capture the flag, which has the player trying to sink their opponent's flag ship and then return the flag back to their own harbor. The final way is called capture the harbor. This has the player attempt to drop marines, who are being carried inside a troop transport, off into their enemy's harbor, so the harbor can be attacked and captured. In this mode, players also get to choose between playing as one of several countries, or have a balanced or custom naval force. This choice affects the number of units of each type of ship the player starts the battle with.****The game features 8 types of ships which are aircraft carriers, destroyers, battleships, cruisers, patrol boats, mine layers, troop transports, and submarines. Each ship has different ratings in the categories of top speed, target range, hull strength, main guns, special weapon, and defensive weapon.****Gameplay has players moving their ships strategically on an overhead map. When two ships move close enough to each other, a battle can happen. In the battle, players try maneuvering a target reticule on their opponent ship to attack them, while also attempting to move out of the way of their opponents attacks. Once one of the ships health meters become empty from taking to much damage, they are sunk.&lt;/story&gt; &lt;/game&gt;">
            <text:p>&lt;game name="Battle Stations (USA)"&gt; &lt;year&gt;1997&lt;/year&gt; &lt;rating&gt;ESRB - E (Everyone)&lt;/rating&gt; &lt;title&gt;Battle Stations &lt;/title&gt; &lt;pub&gt;Electronic Arts, Inc.&lt;/pub&gt; &lt;dev&gt;Realtime Associates&lt;/dev&gt; &lt;genre&gt;Strategy&lt;/genre&gt; &lt;score&gt;4.0&lt;/score&gt; &lt;player&gt;1-2 Players&lt;/player&gt; &lt;story&gt;This naval combat game feature a 1 and 2 player game. The 1 player game is split between either Arcade or Campaign mode. The 2 player game is split between Arcade or War Games mode.****The Campaign mode features 50 missions with objectives such as eliminating enemy supply convoys or carrying out a full scale assault on an opponent's homeland. The player than selects the admiral they want to fight in the battle. There are 5 opposing admirals and each admiral has their own set of skills on how they wage war.****The Arcade mode lets 1 or 2 players choose their ship and then have a 1 on 1 ship battle. Players earn points for sinking their opponent's ships which will allow them to climb 10 naval ranks all the way from Ensign to Fleet Admiral.****The War Games mode allows 2 players to play against each other in 26 different locations. Players can compete in these locations in three different ways. One way, is called war, with the objective to destroy every one of their opponent's ships. Another way, is to play capture the flag, which has the player trying to sink their opponent's flag ship and then return the flag back to their own harbor. The final way is called capture the harbor. This has the player attempt to drop marines, who are being carried inside a troop transport, off into their enemy's harbor, so the harbor can be attacked and captured. In this mode, players also get to choose between playing as one of several countries, or have a balanced or custom naval force. This choice affects the number of units of each type of ship the player starts the battle with.****The game features 8 types of ships which are aircraft carriers, destroyers, battleships, cruisers, patrol boats, mine layers, troop transports, and submarines. Each ship has different ratings in the categories of top speed, target range, hull strength, main guns, special weapon, and defensive weapon.****Gameplay has players moving their ships strategically on an overhead map. When two ships move close enough to each other, a battle can happen. In the battle, players try maneuvering a target reticule on their opponent ship to attack them, while also attempting to move out of the way of their opponents attacks. Once one of the ships health meters become empty from taking to much damage, they are sunk.&lt;/story&gt; &lt;/game&gt;</text:p>
          </table:table-cell>
          <table:table-cell table:number-columns-repeated="1013"/>
        </table:table-row>
        <table:table-row table:style-name="ro1">
          <table:table-cell office:value-type="string">
            <text:p>BattleSport (USA)</text:p>
          </table:table-cell>
          <table:table-cell office:value-type="float" office:value="1997">
            <text:p>1997</text:p>
          </table:table-cell>
          <table:table-cell office:value-type="string">
            <text:p>ESRB - E (Everyone)</text:p>
          </table:table-cell>
          <table:table-cell office:value-type="string">
            <text:p>BattleSport </text:p>
          </table:table-cell>
          <table:table-cell office:value-type="string">
            <text:p>Acclaim Entertainment, Inc.</text:p>
          </table:table-cell>
          <table:table-cell office:value-type="string">
            <text:p>Acclaim</text:p>
          </table:table-cell>
          <table:table-cell office:value-type="string">
            <text:p>Sports/Futuristic</text:p>
          </table:table-cell>
          <table:table-cell office:value-type="float" office:value="3.7">
            <text:p>3.7</text:p>
          </table:table-cell>
          <table:table-cell office:value-type="string">
            <text:p>1-2 Players</text:p>
          </table:table-cell>
          <table:table-cell office:value-type="string">
            <text:p>Battlesport simulates the sport of the future. Choose your vehicle and enter the arena to face your computer opponents to see who scores the most goals before the clock runs out.****Scoring isn't easy. The ball constantly bounces over the arena, retrieved by a player constantly bombarded by opponents. A variety of weapons are available to shoot your competitor, and anyone that takes a hit while carrying the ball loses possession, sending the ball bouncing across the arena. Taking too many shots results in a temporary inability to take part in the action while your opponent happily scores goals. ****Winning matches increases standing in the rankings and the acquisition of cash to purchase a better vehicle and enhanced offensive or defensive items.</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BattleSport (USA)&quot;&gt; &lt;year&gt;1997&lt;/year&gt; &lt;rating&gt;ESRB - E (Everyone)&lt;/rating&gt; &lt;title&gt;BattleSport &lt;/title&gt; &lt;pub&gt;Acclaim Entertainment, Inc.&lt;/pub&gt; &lt;dev&gt;Acclaim&lt;/dev&gt; &lt;genre&gt;Sports/Futuristic&lt;/genre&gt; &lt;score&gt;3.7&lt;/score&gt; &lt;player&gt;1-2 Players&lt;/player&gt; &lt;story&gt;Battlesport simulates the sport of the future. Choose your vehicle and enter the arena to face your computer opponents to see who scores the most goals before the clock runs out.****Scoring isn't easy. The ball constantly bounces over the arena, retrieved by a player constantly bombarded by opponents. A variety of weapons are available to shoot your competitor, and anyone that takes a hit while carrying the ball loses possession, sending the ball bouncing across the arena. Taking too many shots results in a temporary inability to take part in the action while your opponent happily scores goals. ****Winning matches increases standing in the rankings and the acquisition of cash to purchase a better vehicle and enhanced offensive or defensive items.&lt;/story&gt; &lt;/game&gt;">
            <text:p>&lt;game name="BattleSport (USA)"&gt; &lt;year&gt;1997&lt;/year&gt; &lt;rating&gt;ESRB - E (Everyone)&lt;/rating&gt; &lt;title&gt;BattleSport &lt;/title&gt; &lt;pub&gt;Acclaim Entertainment, Inc.&lt;/pub&gt; &lt;dev&gt;Acclaim&lt;/dev&gt; &lt;genre&gt;Sports/Futuristic&lt;/genre&gt; &lt;score&gt;3.7&lt;/score&gt; &lt;player&gt;1-2 Players&lt;/player&gt; &lt;story&gt;Battlesport simulates the sport of the future. Choose your vehicle and enter the arena to face your computer opponents to see who scores the most goals before the clock runs out.****Scoring isn't easy. The ball constantly bounces over the arena, retrieved by a player constantly bombarded by opponents. A variety of weapons are available to shoot your competitor, and anyone that takes a hit while carrying the ball loses possession, sending the ball bouncing across the arena. Taking too many shots results in a temporary inability to take part in the action while your opponent happily scores goals. ****Winning matches increases standing in the rankings and the acquisition of cash to purchase a better vehicle and enhanced offensive or defensive items.&lt;/story&gt; &lt;/game&gt;</text:p>
          </table:table-cell>
          <table:table-cell table:number-columns-repeated="1013"/>
        </table:table-row>
        <table:table-row table:style-name="ro1">
          <table:table-cell office:value-type="string">
            <text:p>Black Dawn (USA)</text:p>
          </table:table-cell>
          <table:table-cell office:value-type="float" office:value="1997">
            <text:p>1997</text:p>
          </table:table-cell>
          <table:table-cell office:value-type="string">
            <text:p>ESRB - T (Teen)</text:p>
          </table:table-cell>
          <table:table-cell office:value-type="string">
            <text:p>Black Dawn </text:p>
          </table:table-cell>
          <table:table-cell office:value-type="string">
            <text:p>Virgin Interactive Entertainment, Inc.</text:p>
          </table:table-cell>
          <table:table-cell office:value-type="string">
            <text:p>Point of View</text:p>
          </table:table-cell>
          <table:table-cell office:value-type="string">
            <text:p>Action</text:p>
          </table:table-cell>
          <table:table-cell office:value-type="float" office:value="4.2">
            <text:p>4.2</text:p>
          </table:table-cell>
          <table:table-cell office:value-type="string">
            <text:p>1 Player</text:p>
          </table:table-cell>
          <table:table-cell office:value-type="string">
            <text:p>Black Dawn fulfills a few childhood dreams by putting gamers in control of a military helicopter. Terrorists have grown powerful in the world and it is up to you to restore stability and peace throughout the lands. Assigned to a variety of campaigns, you must fly the AH-69 Mohawk (sounds like something Jan-Michael Vincent from AIRWOLF would pilot) as you battle through enemy territory across different global locales.</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Black Dawn (USA)&quot;&gt; &lt;year&gt;1997&lt;/year&gt; &lt;rating&gt;ESRB - T (Teen)&lt;/rating&gt; &lt;title&gt;Black Dawn &lt;/title&gt; &lt;pub&gt;Virgin Interactive Entertainment, Inc.&lt;/pub&gt; &lt;dev&gt;Point of View&lt;/dev&gt; &lt;genre&gt;Action&lt;/genre&gt; &lt;score&gt;4.2&lt;/score&gt; &lt;player&gt;1 Player&lt;/player&gt; &lt;story&gt;Black Dawn fulfills a few childhood dreams by putting gamers in control of a military helicopter. Terrorists have grown powerful in the world and it is up to you to restore stability and peace throughout the lands. Assigned to a variety of campaigns, you must fly the AH-69 Mohawk (sounds like something Jan-Michael Vincent from AIRWOLF would pilot) as you battle through enemy territory across different global locales.&lt;/story&gt; &lt;/game&gt;">
            <text:p>&lt;game name="Black Dawn (USA)"&gt; &lt;year&gt;1997&lt;/year&gt; &lt;rating&gt;ESRB - T (Teen)&lt;/rating&gt; &lt;title&gt;Black Dawn &lt;/title&gt; &lt;pub&gt;Virgin Interactive Entertainment, Inc.&lt;/pub&gt; &lt;dev&gt;Point of View&lt;/dev&gt; &lt;genre&gt;Action&lt;/genre&gt; &lt;score&gt;4.2&lt;/score&gt; &lt;player&gt;1 Player&lt;/player&gt; &lt;story&gt;Black Dawn fulfills a few childhood dreams by putting gamers in control of a military helicopter. Terrorists have grown powerful in the world and it is up to you to restore stability and peace throughout the lands. Assigned to a variety of campaigns, you must fly the AH-69 Mohawk (sounds like something Jan-Michael Vincent from AIRWOLF would pilot) as you battle through enemy territory across different global locales.&lt;/story&gt; &lt;/game&gt;</text:p>
          </table:table-cell>
          <table:table-cell table:number-columns-repeated="1013"/>
        </table:table-row>
        <table:table-row table:style-name="ro1">
          <table:table-cell office:value-type="string">
            <text:p>Black Fire (USA)</text:p>
          </table:table-cell>
          <table:table-cell office:value-type="float" office:value="1995">
            <text:p>1995</text:p>
          </table:table-cell>
          <table:table-cell office:value-type="string">
            <text:p>ESRB - E (Everyone)</text:p>
          </table:table-cell>
          <table:table-cell office:value-type="string">
            <text:p>Black Fire </text:p>
          </table:table-cell>
          <table:table-cell office:value-type="string">
            <text:p>SEGA of America, Inc.</text:p>
          </table:table-cell>
          <table:table-cell office:value-type="string">
            <text:p>Sega</text:p>
          </table:table-cell>
          <table:table-cell office:value-type="string">
            <text:p>Action</text:p>
          </table:table-cell>
          <table:table-cell office:value-type="float" office:value="3.8">
            <text:p>3.8</text:p>
          </table:table-cell>
          <table:table-cell office:value-type="string">
            <text:p>1 Player</text:p>
          </table:table-cell>
          <table:table-cell office:value-type="string">
            <text:p>In Black Fire, the player takes control of the most sophisticated helicopter on the planet taking on a very dangerous enemy. <text:s/>The player's helicopter is state of the art, but the enemy they are fighting has acquired alien technology and is using it to try and conquer the world and it is up to the player to use all the flying skill they have and try to stop them.****Black Fire is rendered in 3-D and has a 360 degree field to maneuver. <text:s/>The chopper is outfitted with missiles and machine guns and flies through 15 levels, destroying enemy targets and providing support to allied units with the story told through CGI cutscenes.</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Black Fire (USA)&quot;&gt; &lt;year&gt;1995&lt;/year&gt; &lt;rating&gt;ESRB - E (Everyone)&lt;/rating&gt; &lt;title&gt;Black Fire &lt;/title&gt; &lt;pub&gt;SEGA of America, Inc.&lt;/pub&gt; &lt;dev&gt;Sega&lt;/dev&gt; &lt;genre&gt;Action&lt;/genre&gt; &lt;score&gt;3.8&lt;/score&gt; &lt;player&gt;1 Player&lt;/player&gt; &lt;story&gt;In Black Fire, the player takes control of the most sophisticated helicopter on the planet taking on a very dangerous enemy.  The player's helicopter is state of the art, but the enemy they are fighting has acquired alien technology and is using it to try and conquer the world and it is up to the player to use all the flying skill they have and try to stop them.****Black Fire is rendered in 3-D and has a 360 degree field to maneuver.  The chopper is outfitted with missiles and machine guns and flies through 15 levels, destroying enemy targets and providing support to allied units with the story told through CGI cutscenes.&lt;/story&gt; &lt;/game&gt;">
            <text:p>&lt;game name="Black Fire (USA)"&gt; &lt;year&gt;1995&lt;/year&gt; &lt;rating&gt;ESRB - E (Everyone)&lt;/rating&gt; &lt;title&gt;Black Fire &lt;/title&gt; &lt;pub&gt;SEGA of America, Inc.&lt;/pub&gt; &lt;dev&gt;Sega&lt;/dev&gt; &lt;genre&gt;Action&lt;/genre&gt; &lt;score&gt;3.8&lt;/score&gt; &lt;player&gt;1 Player&lt;/player&gt; &lt;story&gt;In Black Fire, the player takes control of the most sophisticated helicopter on the planet taking on a very dangerous enemy. <text:s/>The player's helicopter is state of the art, but the enemy they are fighting has acquired alien technology and is using it to try and conquer the world and it is up to the player to use all the flying skill they have and try to stop them.****Black Fire is rendered in 3-D and has a 360 degree field to maneuver. <text:s/>The chopper is outfitted with missiles and machine guns and flies through 15 levels, destroying enemy targets and providing support to allied units with the story told through CGI cutscenes.&lt;/story&gt; &lt;/game&gt;</text:p>
          </table:table-cell>
          <table:table-cell table:number-columns-repeated="1013"/>
        </table:table-row>
        <table:table-row table:style-name="ro1">
          <table:table-cell office:value-type="string">
            <text:p>Blast Chamber (USA)</text:p>
          </table:table-cell>
          <table:table-cell office:value-type="float" office:value="1997">
            <text:p>1997</text:p>
          </table:table-cell>
          <table:table-cell office:value-type="string">
            <text:p>ESRB - T (Teen)</text:p>
          </table:table-cell>
          <table:table-cell office:value-type="string">
            <text:p>Blast Chamber </text:p>
          </table:table-cell>
          <table:table-cell office:value-type="string">
            <text:p>Activision, Inc.</text:p>
          </table:table-cell>
          <table:table-cell office:value-type="string">
            <text:p>Attention To Detail</text:p>
          </table:table-cell>
          <table:table-cell office:value-type="string">
            <text:p>Sports/Futuristic</text:p>
          </table:table-cell>
          <table:table-cell office:value-type="float" office:value="3.7">
            <text:p>3.7</text:p>
          </table:table-cell>
          <table:table-cell office:value-type="string">
            <text:p>1-6 Players</text:p>
          </table:table-cell>
          <table:table-cell office:value-type="string">
            <text:p>A quite weird puzzle/actiongame in 3d, where you are a little guy in a chamber which is rotatable by pushing around the corners. Objects will fall down then and some other parts of the level get accesible.****The game also supports a 2 player competitive mode, where you have to pick up objects and put them in another one's crystal. Try to avoid the other to get to his crystal by moving around the chamber.</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Blast Chamber (USA)&quot;&gt; &lt;year&gt;1997&lt;/year&gt; &lt;rating&gt;ESRB - T (Teen)&lt;/rating&gt; &lt;title&gt;Blast Chamber &lt;/title&gt; &lt;pub&gt;Activision, Inc.&lt;/pub&gt; &lt;dev&gt;Attention To Detail&lt;/dev&gt; &lt;genre&gt;Sports/Futuristic&lt;/genre&gt; &lt;score&gt;3.7&lt;/score&gt; &lt;player&gt;1-6 Players&lt;/player&gt; &lt;story&gt;A quite weird puzzle/actiongame in 3d, where you are a little guy in a chamber which is rotatable by pushing around the corners. Objects will fall down then and some other parts of the level get accesible.****The game also supports a 2 player competitive mode, where you have to pick up objects and put them in another one's crystal. Try to avoid the other to get to his crystal by moving around the chamber.&lt;/story&gt; &lt;/game&gt;">
            <text:p>&lt;game name="Blast Chamber (USA)"&gt; &lt;year&gt;1997&lt;/year&gt; &lt;rating&gt;ESRB - T (Teen)&lt;/rating&gt; &lt;title&gt;Blast Chamber &lt;/title&gt; &lt;pub&gt;Activision, Inc.&lt;/pub&gt; &lt;dev&gt;Attention To Detail&lt;/dev&gt; &lt;genre&gt;Sports/Futuristic&lt;/genre&gt; &lt;score&gt;3.7&lt;/score&gt; &lt;player&gt;1-6 Players&lt;/player&gt; &lt;story&gt;A quite weird puzzle/actiongame in 3d, where you are a little guy in a chamber which is rotatable by pushing around the corners. Objects will fall down then and some other parts of the level get accesible.****The game also supports a 2 player competitive mode, where you have to pick up objects and put them in another one's crystal. Try to avoid the other to get to his crystal by moving around the chamber.&lt;/story&gt; &lt;/game&gt;</text:p>
          </table:table-cell>
          <table:table-cell table:number-columns-repeated="1013"/>
        </table:table-row>
        <table:table-row table:style-name="ro1">
          <table:table-cell office:value-type="string">
            <text:p>Blazing Dragons (USA)</text:p>
          </table:table-cell>
          <table:table-cell office:value-type="float" office:value="1996">
            <text:p>1996</text:p>
          </table:table-cell>
          <table:table-cell office:value-type="string">
            <text:p>ESRB - E (Everyone)</text:p>
          </table:table-cell>
          <table:table-cell office:value-type="string">
            <text:p>Blazing Dragons </text:p>
          </table:table-cell>
          <table:table-cell office:value-type="string">
            <text:p>Crystal Dynamics, Inc.</text:p>
          </table:table-cell>
          <table:table-cell office:value-type="string">
            <text:p>Crystal Dynamics</text:p>
          </table:table-cell>
          <table:table-cell office:value-type="string">
            <text:p>Adventure</text:p>
          </table:table-cell>
          <table:table-cell office:value-type="string">
            <text:p>4.0</text:p>
          </table:table-cell>
          <table:table-cell office:value-type="string">
            <text:p>1 Player</text:p>
          </table:table-cell>
          <table:table-cell office:value-type="string">
            <text:p>Blazing Dragons is an adventure/arcade game based on the Nelvana cartoon of the same name. Voice actors include Terry Jones of Monty Python and Cheech Marin.****In this twist on the King Arthur legend, you play as a young dragon named Flicker who lives in the kingdom of Camelhot. Flicker is an inventor who wants to become a knight and win a tournament. The prize is the hand in marriage of Princess Flame, Flicker's lifelong love interest. You must solve puzzles to defeat the evil mechanical Black Dragon, the human race's entry into the tournament.****Gameplay is mostly straight inventory-based point-and-click, but there are several arcade sequences that you must successfully complete in order to progress.</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Blazing Dragons (USA)&quot;&gt; &lt;year&gt;1996&lt;/year&gt; &lt;rating&gt;ESRB - E (Everyone)&lt;/rating&gt; &lt;title&gt;Blazing Dragons &lt;/title&gt; &lt;pub&gt;Crystal Dynamics, Inc.&lt;/pub&gt; &lt;dev&gt;Crystal Dynamics&lt;/dev&gt; &lt;genre&gt;Adventure&lt;/genre&gt; &lt;score&gt;4.0&lt;/score&gt; &lt;player&gt;1 Player&lt;/player&gt; &lt;story&gt;Blazing Dragons is an adventure/arcade game based on the Nelvana cartoon of the same name. Voice actors include Terry Jones of Monty Python and Cheech Marin.****In this twist on the King Arthur legend, you play as a young dragon named Flicker who lives in the kingdom of Camelhot. Flicker is an inventor who wants to become a knight and win a tournament. The prize is the hand in marriage of Princess Flame, Flicker's lifelong love interest. You must solve puzzles to defeat the evil mechanical Black Dragon, the human race's entry into the tournament.****Gameplay is mostly straight inventory-based point-and-click, but there are several arcade sequences that you must successfully complete in order to progress.&lt;/story&gt; &lt;/game&gt;">
            <text:p>&lt;game name="Blazing Dragons (USA)"&gt; &lt;year&gt;1996&lt;/year&gt; &lt;rating&gt;ESRB - E (Everyone)&lt;/rating&gt; &lt;title&gt;Blazing Dragons &lt;/title&gt; &lt;pub&gt;Crystal Dynamics, Inc.&lt;/pub&gt; &lt;dev&gt;Crystal Dynamics&lt;/dev&gt; &lt;genre&gt;Adventure&lt;/genre&gt; &lt;score&gt;4.0&lt;/score&gt; &lt;player&gt;1 Player&lt;/player&gt; &lt;story&gt;Blazing Dragons is an adventure/arcade game based on the Nelvana cartoon of the same name. Voice actors include Terry Jones of Monty Python and Cheech Marin.****In this twist on the King Arthur legend, you play as a young dragon named Flicker who lives in the kingdom of Camelhot. Flicker is an inventor who wants to become a knight and win a tournament. The prize is the hand in marriage of Princess Flame, Flicker's lifelong love interest. You must solve puzzles to defeat the evil mechanical Black Dragon, the human race's entry into the tournament.****Gameplay is mostly straight inventory-based point-and-click, but there are several arcade sequences that you must successfully complete in order to progress.&lt;/story&gt; &lt;/game&gt;</text:p>
          </table:table-cell>
          <table:table-cell table:number-columns-repeated="1013"/>
        </table:table-row>
        <table:table-row table:style-name="ro1">
          <table:table-cell office:value-type="string">
            <text:p>Blazing Heroes (USA)</text:p>
          </table:table-cell>
          <table:table-cell office:value-type="float" office:value="1995">
            <text:p>1995</text:p>
          </table:table-cell>
          <table:table-cell office:value-type="string">
            <text:p>ESRB - E (Everyone)</text:p>
          </table:table-cell>
          <table:table-cell office:value-type="string">
            <text:p>Blazing Heroes </text:p>
          </table:table-cell>
          <table:table-cell office:value-type="string">
            <text:p>SEGA of America, Inc.</text:p>
          </table:table-cell>
          <table:table-cell office:value-type="string">
            <text:p>Sega</text:p>
          </table:table-cell>
          <table:table-cell office:value-type="string">
            <text:p>Strategy</text:p>
          </table:table-cell>
          <table:table-cell office:value-type="float" office:value="4.2">
            <text:p>4.2</text:p>
          </table:table-cell>
          <table:table-cell office:value-type="string">
            <text:p>1 Player</text:p>
          </table:table-cell>
          <table:table-cell office:value-type="string">
            <text:p>You are Aragon, the prince of Mystaria. Long time ago, your father was one of the twelve mighty warriors who opposed Sith, the evil being that once tried to open the sacred portals of Mystaria. In the ultimate battle, your father was slain by Sith, but his eleven companion captured the villain and banished him, depriving him of his forces. Sith spend many years in a remote prison, until he grew powerful again. Now he came back to Mystaria and took over the kingdom. It is now up to Aragon to find eleven companions in order to be able to defeat evil again.****This is a strategy RPG along the lines of <text:s/>Shining Force series. Your party contains twelve characters, six of which can be used in battles. The turn-based battles are long and strategic - you move your characters on the battlefield, and the force of your attack depends on the amount of previous movement made by you. You can also use a variety of magic spells to hurt many enemies at the same time.</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Blazing Heroes (USA)&quot;&gt; &lt;year&gt;1995&lt;/year&gt; &lt;rating&gt;ESRB - E (Everyone)&lt;/rating&gt; &lt;title&gt;Blazing Heroes &lt;/title&gt; &lt;pub&gt;SEGA of America, Inc.&lt;/pub&gt; &lt;dev&gt;Sega&lt;/dev&gt; &lt;genre&gt;Strategy&lt;/genre&gt; &lt;score&gt;4.2&lt;/score&gt; &lt;player&gt;1 Player&lt;/player&gt; &lt;story&gt;You are Aragon, the prince of Mystaria. Long time ago, your father was one of the twelve mighty warriors who opposed Sith, the evil being that once tried to open the sacred portals of Mystaria. In the ultimate battle, your father was slain by Sith, but his eleven companion captured the villain and banished him, depriving him of his forces. Sith spend many years in a remote prison, until he grew powerful again. Now he came back to Mystaria and took over the kingdom. It is now up to Aragon to find eleven companions in order to be able to defeat evil again.****This is a strategy RPG along the lines of  Shining Force series. Your party contains twelve characters, six of which can be used in battles. The turn-based battles are long and strategic - you move your characters on the battlefield, and the force of your attack depends on the amount of previous movement made by you. You can also use a variety of magic spells to hurt many enemies at the same time.&lt;/story&gt; &lt;/game&gt;">
            <text:p>&lt;game name="Blazing Heroes (USA)"&gt; &lt;year&gt;1995&lt;/year&gt; &lt;rating&gt;ESRB - E (Everyone)&lt;/rating&gt; &lt;title&gt;Blazing Heroes &lt;/title&gt; &lt;pub&gt;SEGA of America, Inc.&lt;/pub&gt; &lt;dev&gt;Sega&lt;/dev&gt; &lt;genre&gt;Strategy&lt;/genre&gt; &lt;score&gt;4.2&lt;/score&gt; &lt;player&gt;1 Player&lt;/player&gt; &lt;story&gt;You are Aragon, the prince of Mystaria. Long time ago, your father was one of the twelve mighty warriors who opposed Sith, the evil being that once tried to open the sacred portals of Mystaria. In the ultimate battle, your father was slain by Sith, but his eleven companion captured the villain and banished him, depriving him of his forces. Sith spend many years in a remote prison, until he grew powerful again. Now he came back to Mystaria and took over the kingdom. It is now up to Aragon to find eleven companions in order to be able to defeat evil again.****This is a strategy RPG along the lines of <text:s/>Shining Force series. Your party contains twelve characters, six of which can be used in battles. The turn-based battles are long and strategic - you move your characters on the battlefield, and the force of your attack depends on the amount of previous movement made by you. You can also use a variety of magic spells to hurt many enemies at the same time.&lt;/story&gt; &lt;/game&gt;</text:p>
          </table:table-cell>
          <table:table-cell table:number-columns-repeated="1013"/>
        </table:table-row>
        <table:table-row table:style-name="ro1">
          <table:table-cell office:value-type="string">
            <text:p>Bottom of the 9th (USA)</text:p>
          </table:table-cell>
          <table:table-cell office:value-type="float" office:value="1996">
            <text:p>1996</text:p>
          </table:table-cell>
          <table:table-cell office:value-type="string">
            <text:p>ESRB - E (Everyone)</text:p>
          </table:table-cell>
          <table:table-cell office:value-type="string">
            <text:p>Bottom of the 9th </text:p>
          </table:table-cell>
          <table:table-cell table:number-columns-repeated="2" office:value-type="string">
            <text:p>Konami</text:p>
          </table:table-cell>
          <table:table-cell office:value-type="string">
            <text:p>Sports/Baseball</text:p>
          </table:table-cell>
          <table:table-cell office:value-type="float" office:value="3.6">
            <text:p>3.6</text:p>
          </table:table-cell>
          <table:table-cell office:value-type="string">
            <text:p>1-2 Players</text:p>
          </table:table-cell>
          <table:table-cell office:value-type="string">
            <text:p>One of the earliest in Konami's franchise, this version featured 300 actual MLB players at the time, but did not feature the MLB licensed teams. <text:s/>Players can choose to either play against a friend in Exhibition, Season or Playoffs. <text:s/>The gameplay is geared for more of a simulation style of play with the players stats determining on how well they hit, pitch and field.****Along with the standard modes for a baseball game, this one also featured the ability to customize their teams and choose any player to create their "Dream Team". <text:s/>It also had a variety of different camera angles to choose from and had meters to show their players progress such as a "Streak Bar" that showed a batters hitting ability and a "Pitching Bar" that showed whether a pitcher was fatigued.</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Bottom of the 9th (USA)&quot;&gt; &lt;year&gt;1996&lt;/year&gt; &lt;rating&gt;ESRB - E (Everyone)&lt;/rating&gt; &lt;title&gt;Bottom of the 9th &lt;/title&gt; &lt;pub&gt;Konami&lt;/pub&gt; &lt;dev&gt;Konami&lt;/dev&gt; &lt;genre&gt;Sports/Baseball&lt;/genre&gt; &lt;score&gt;3.6&lt;/score&gt; &lt;player&gt;1-2 Players&lt;/player&gt; &lt;story&gt;One of the earliest in Konami's franchise, this version featured 300 actual MLB players at the time, but did not feature the MLB licensed teams.  Players can choose to either play against a friend in Exhibition, Season or Playoffs.  The gameplay is geared for more of a simulation style of play with the players stats determining on how well they hit, pitch and field.****Along with the standard modes for a baseball game, this one also featured the ability to customize their teams and choose any player to create their &quot;Dream Team&quot;.  It also had a variety of different camera angles to choose from and had meters to show their players progress such as a &quot;Streak Bar&quot; that showed a batters hitting ability and a &quot;Pitching Bar&quot; that showed whether a pitcher was fatigued.&lt;/story&gt; &lt;/game&gt;">
            <text:p>&lt;game name="Bottom of the 9th (USA)"&gt; &lt;year&gt;1996&lt;/year&gt; &lt;rating&gt;ESRB - E (Everyone)&lt;/rating&gt; &lt;title&gt;Bottom of the 9th &lt;/title&gt; &lt;pub&gt;Konami&lt;/pub&gt; &lt;dev&gt;Konami&lt;/dev&gt; &lt;genre&gt;Sports/Baseball&lt;/genre&gt; &lt;score&gt;3.6&lt;/score&gt; &lt;player&gt;1-2 Players&lt;/player&gt; &lt;story&gt;One of the earliest in Konami's franchise, this version featured 300 actual MLB players at the time, but did not feature the MLB licensed teams. <text:s/>Players can choose to either play against a friend in Exhibition, Season or Playoffs. <text:s/>The gameplay is geared for more of a simulation style of play with the players stats determining on how well they hit, pitch and field.****Along with the standard modes for a baseball game, this one also featured the ability to customize their teams and choose any player to create their "Dream Team". <text:s/>It also had a variety of different camera angles to choose from and had meters to show their players progress such as a "Streak Bar" that showed a batters hitting ability and a "Pitching Bar" that showed whether a pitcher was fatigued.&lt;/story&gt; &lt;/game&gt;</text:p>
          </table:table-cell>
          <table:table-cell table:number-columns-repeated="1013"/>
        </table:table-row>
        <table:table-row table:style-name="ro1">
          <table:table-cell office:value-type="string">
            <text:p>Brain Dead 13 (USA)</text:p>
          </table:table-cell>
          <table:table-cell office:value-type="float" office:value="1996">
            <text:p>1996</text:p>
          </table:table-cell>
          <table:table-cell office:value-type="string">
            <text:p>ESRB - E (Everyone)</text:p>
          </table:table-cell>
          <table:table-cell office:value-type="string">
            <text:p>Brain Dead 13 </text:p>
          </table:table-cell>
          <table:table-cell office:value-type="string">
            <text:p>ReadySoft Incorporated</text:p>
          </table:table-cell>
          <table:table-cell office:value-type="string">
            <text:p>ReadySoft</text:p>
          </table:table-cell>
          <table:table-cell office:value-type="string">
            <text:p>Adventure</text:p>
          </table:table-cell>
          <table:table-cell office:value-type="float" office:value="4.4">
            <text:p>4.4</text:p>
          </table:table-cell>
          <table:table-cell office:value-type="string">
            <text:p>1 Player</text:p>
          </table:table-cell>
          <table:table-cell office:value-type="string">
            <text:p>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Brain Dead 13 (USA)&quot;&gt; &lt;year&gt;1996&lt;/year&gt; &lt;rating&gt;ESRB - E (Everyone)&lt;/rating&gt; &lt;title&gt;Brain Dead 13 &lt;/title&gt; &lt;pub&gt;ReadySoft Incorporated&lt;/pub&gt; &lt;dev&gt;ReadySoft&lt;/dev&gt; &lt;genre&gt;Adventure&lt;/genre&gt; &lt;score&gt;4.4&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
            <text:p>&lt;game name="Brain Dead 13 (USA)"&gt; &lt;year&gt;1996&lt;/year&gt; &lt;rating&gt;ESRB - E (Everyone)&lt;/rating&gt; &lt;title&gt;Brain Dead 13 &lt;/title&gt; &lt;pub&gt;ReadySoft Incorporated&lt;/pub&gt; &lt;dev&gt;ReadySoft&lt;/dev&gt; &lt;genre&gt;Adventure&lt;/genre&gt; &lt;score&gt;4.4&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text:p>
          </table:table-cell>
          <table:table-cell table:number-columns-repeated="1013"/>
        </table:table-row>
        <table:table-row table:style-name="ro1">
          <table:table-cell office:value-type="string">
            <text:p>Break Point Tennis (USA)</text:p>
          </table:table-cell>
          <table:table-cell office:value-type="float" office:value="1997">
            <text:p>1997</text:p>
          </table:table-cell>
          <table:table-cell office:value-type="string">
            <text:p>ESRB - E (Everyone)</text:p>
          </table:table-cell>
          <table:table-cell office:value-type="string">
            <text:p>Break Point Tennis </text:p>
          </table:table-cell>
          <table:table-cell office:value-type="string">
            <text:p>Ocean of America, Inc.</text:p>
          </table:table-cell>
          <table:table-cell office:value-type="string">
            <text:p>Acclaim</text:p>
          </table:table-cell>
          <table:table-cell office:value-type="string">
            <text:p>Sports/Tennis</text:p>
          </table:table-cell>
          <table:table-cell office:value-type="string">
            <text:p>4.0</text:p>
          </table:table-cell>
          <table:table-cell office:value-type="string">
            <text:p>1-4 Players</text:p>
          </table:table-cell>
          <table:table-cell office:value-type="string">
            <text:p>Break Point is your basic tennis game. **You can play on several different courts which differ in surroundings and style. There's a couple of fantasy courts as well as some real life courts. **Player can choose between various motion captured players and game modes including practice, cup, tournament and so on.**The speciality in this one is the fact that you can play with up to 8 players in tournament.</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Break Point Tennis (USA)&quot;&gt; &lt;year&gt;1997&lt;/year&gt; &lt;rating&gt;ESRB - E (Everyone)&lt;/rating&gt; &lt;title&gt;Break Point Tennis &lt;/title&gt; &lt;pub&gt;Ocean of America, Inc.&lt;/pub&gt; &lt;dev&gt;Acclaim&lt;/dev&gt; &lt;genre&gt;Sports/Tennis&lt;/genre&gt; &lt;score&gt;4.0&lt;/score&gt; &lt;player&gt;1-4 Players&lt;/player&gt; &lt;story&gt;Break Point is your basic tennis game. **You can play on several different courts which differ in surroundings and style. There's a couple of fantasy courts as well as some real life courts. **Player can choose between various motion captured players and game modes including practice, cup, tournament and so on.**The speciality in this one is the fact that you can play with up to 8 players in tournament.&lt;/story&gt; &lt;/game&gt;">
            <text:p>&lt;game name="Break Point Tennis (USA)"&gt; &lt;year&gt;1997&lt;/year&gt; &lt;rating&gt;ESRB - E (Everyone)&lt;/rating&gt; &lt;title&gt;Break Point Tennis &lt;/title&gt; &lt;pub&gt;Ocean of America, Inc.&lt;/pub&gt; &lt;dev&gt;Acclaim&lt;/dev&gt; &lt;genre&gt;Sports/Tennis&lt;/genre&gt; &lt;score&gt;4.0&lt;/score&gt; &lt;player&gt;1-4 Players&lt;/player&gt; &lt;story&gt;Break Point is your basic tennis game. **You can play on several different courts which differ in surroundings and style. There's a couple of fantasy courts as well as some real life courts. **Player can choose between various motion captured players and game modes including practice, cup, tournament and so on.**The speciality in this one is the fact that you can play with up to 8 players in tournament.&lt;/story&gt; &lt;/game&gt;</text:p>
          </table:table-cell>
          <table:table-cell table:number-columns-repeated="1013"/>
        </table:table-row>
        <table:table-row table:style-name="ro1">
          <table:table-cell office:value-type="string">
            <text:p>Bubble Bobble - Also featuring Rainbow Islands (USA)</text:p>
          </table:table-cell>
          <table:table-cell office:value-type="float" office:value="1996">
            <text:p>1996</text:p>
          </table:table-cell>
          <table:table-cell office:value-type="string">
            <text:p>ESRB - E (Everyone)</text:p>
          </table:table-cell>
          <table:table-cell office:value-type="string">
            <text:p>Bubble Bobble - Also featuring Rainbow Islands </text:p>
          </table:table-cell>
          <table:table-cell office:value-type="string">
            <text:p>Acclaim Entertainment, Inc.</text:p>
          </table:table-cell>
          <table:table-cell office:value-type="string">
            <text:p>Taito</text:p>
          </table:table-cell>
          <table:table-cell office:value-type="string">
            <text:p>Platform</text:p>
          </table:table-cell>
          <table:table-cell office:value-type="float" office:value="3.3">
            <text:p>3.3</text:p>
          </table:table-cell>
          <table:table-cell office:value-type="string">
            <text:p>1-2 Players</text:p>
          </table:table-cell>
          <table:table-cell office:value-type="string">
            <text:p>Bubble Bobble: One or two players attempt to save their friends in this re-release of the 1987 classic puzzle/action game. Players blow bubbles to trap enemies. When they pop the bubbles, fruit comes out and the players compete for the points. If they don't pop the bubbles in time, the enemies escape and become faster.****Rainbow Islands: one player only. Rainbow Islands is the sequel to Bubble Bobble. Instead of bubbles, you create rainbows. The highly versatile rainbow can be used as bridges, as platforms, or as a weapon. You can shoot a rainbow at an enemy, you can trap it inside, or you can drop a rainbow on an enemy from above.</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Bubble Bobble - Also featuring Rainbow Islands (USA)&quot;&gt; &lt;year&gt;1996&lt;/year&gt; &lt;rating&gt;ESRB - E (Everyone)&lt;/rating&gt; &lt;title&gt;Bubble Bobble - Also featuring Rainbow Islands &lt;/title&gt; &lt;pub&gt;Acclaim Entertainment, Inc.&lt;/pub&gt; &lt;dev&gt;Taito&lt;/dev&gt; &lt;genre&gt;Platform&lt;/genre&gt; &lt;score&gt;3.3&lt;/score&gt; &lt;player&gt;1-2 Players&lt;/player&gt; &lt;story&gt;Bubble Bobble: One or two players attempt to save their friends in this re-release of the 1987 classic puzzle/action game. Players blow bubbles to trap enemies. When they pop the bubbles, fruit comes out and the players compete for the points. If they don't pop the bubbles in time, the enemies escape and become faster.****Rainbow Islands: one player only. Rainbow Islands is the sequel to Bubble Bobble. Instead of bubbles, you create rainbows. The highly versatile rainbow can be used as bridges, as platforms, or as a weapon. You can shoot a rainbow at an enemy, you can trap it inside, or you can drop a rainbow on an enemy from above.&lt;/story&gt; &lt;/game&gt;">
            <text:p>&lt;game name="Bubble Bobble - Also featuring Rainbow Islands (USA)"&gt; &lt;year&gt;1996&lt;/year&gt; &lt;rating&gt;ESRB - E (Everyone)&lt;/rating&gt; &lt;title&gt;Bubble Bobble - Also featuring Rainbow Islands &lt;/title&gt; &lt;pub&gt;Acclaim Entertainment, Inc.&lt;/pub&gt; &lt;dev&gt;Taito&lt;/dev&gt; &lt;genre&gt;Platform&lt;/genre&gt; &lt;score&gt;3.3&lt;/score&gt; &lt;player&gt;1-2 Players&lt;/player&gt; &lt;story&gt;Bubble Bobble: One or two players attempt to save their friends in this re-release of the 1987 classic puzzle/action game. Players blow bubbles to trap enemies. When they pop the bubbles, fruit comes out and the players compete for the points. If they don't pop the bubbles in time, the enemies escape and become faster.****Rainbow Islands: one player only. Rainbow Islands is the sequel to Bubble Bobble. Instead of bubbles, you create rainbows. The highly versatile rainbow can be used as bridges, as platforms, or as a weapon. You can shoot a rainbow at an enemy, you can trap it inside, or you can drop a rainbow on an enemy from above.&lt;/story&gt; &lt;/game&gt;</text:p>
          </table:table-cell>
          <table:table-cell table:number-columns-repeated="1013"/>
        </table:table-row>
        <table:table-row table:style-name="ro1">
          <table:table-cell office:value-type="string">
            <text:p>Bug Too! (USA)</text:p>
          </table:table-cell>
          <table:table-cell office:value-type="float" office:value="1997">
            <text:p>1997</text:p>
          </table:table-cell>
          <table:table-cell office:value-type="string">
            <text:p>ESRB - E (Everyone)</text:p>
          </table:table-cell>
          <table:table-cell office:value-type="string">
            <text:p>Bug Too! </text:p>
          </table:table-cell>
          <table:table-cell office:value-type="string">
            <text:p>SEGA of America, Inc.</text:p>
          </table:table-cell>
          <table:table-cell office:value-type="string">
            <text:p>Realtime Associates</text:p>
          </table:table-cell>
          <table:table-cell office:value-type="string">
            <text:p>Platform</text:p>
          </table:table-cell>
          <table:table-cell office:value-type="float" office:value="4.2">
            <text:p>4.2</text:p>
          </table:table-cell>
          <table:table-cell office:value-type="string">
            <text:p>1-2 Players</text:p>
          </table:table-cell>
          <table:table-cell office:value-type="string">
            <text:p>Bug Too! is the sequal to Bug, a Sega Saturn game that was ported to the PC. <text:s/>Bug Too! Is a 3rd person action/adventure platformer, and has lots of console-style play mechanics. You play as Bug and his two sidekicks, SuperFly and Maggot Dog. You go through several 3D worlds, all of which are parodies of movies. You must defeat the themed villans through all of the environments to make your homeland safe again!</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Bug Too! (USA)&quot;&gt; &lt;year&gt;1997&lt;/year&gt; &lt;rating&gt;ESRB - E (Everyone)&lt;/rating&gt; &lt;title&gt;Bug Too! &lt;/title&gt; &lt;pub&gt;SEGA of America, Inc.&lt;/pub&gt; &lt;dev&gt;Realtime Associates&lt;/dev&gt; &lt;genre&gt;Platform&lt;/genre&gt; &lt;score&gt;4.2&lt;/score&gt; &lt;player&gt;1-2 Players&lt;/player&gt; &lt;story&gt;Bug Too! is the sequal to Bug, a Sega Saturn game that was ported to the PC.  Bug Too! Is a 3rd person action/adventure platformer, and has lots of console-style play mechanics. You play as Bug and his two sidekicks, SuperFly and Maggot Dog. You go through several 3D worlds, all of which are parodies of movies. You must defeat the themed villans through all of the environments to make your homeland safe again!&lt;/story&gt; &lt;/game&gt;">
            <text:p>&lt;game name="Bug Too! (USA)"&gt; &lt;year&gt;1997&lt;/year&gt; &lt;rating&gt;ESRB - E (Everyone)&lt;/rating&gt; &lt;title&gt;Bug Too! &lt;/title&gt; &lt;pub&gt;SEGA of America, Inc.&lt;/pub&gt; &lt;dev&gt;Realtime Associates&lt;/dev&gt; &lt;genre&gt;Platform&lt;/genre&gt; &lt;score&gt;4.2&lt;/score&gt; &lt;player&gt;1-2 Players&lt;/player&gt; &lt;story&gt;Bug Too! is the sequal to Bug, a Sega Saturn game that was ported to the PC. <text:s/>Bug Too! Is a 3rd person action/adventure platformer, and has lots of console-style play mechanics. You play as Bug and his two sidekicks, SuperFly and Maggot Dog. You go through several 3D worlds, all of which are parodies of movies. You must defeat the themed villans through all of the environments to make your homeland safe again!&lt;/story&gt; &lt;/game&gt;</text:p>
          </table:table-cell>
          <table:table-cell table:number-columns-repeated="1013"/>
        </table:table-row>
        <table:table-row table:style-name="ro1">
          <table:table-cell office:value-type="string">
            <text:p>Bug! (USA)</text:p>
          </table:table-cell>
          <table:table-cell office:value-type="float" office:value="1995">
            <text:p>1995</text:p>
          </table:table-cell>
          <table:table-cell office:value-type="string">
            <text:p>ESRB - E (Everyone)</text:p>
          </table:table-cell>
          <table:table-cell office:value-type="string">
            <text:p>Bug! </text:p>
          </table:table-cell>
          <table:table-cell office:value-type="string">
            <text:p>SEGA Enterprises Ltd.</text:p>
          </table:table-cell>
          <table:table-cell office:value-type="string">
            <text:p>Realtime Associates</text:p>
          </table:table-cell>
          <table:table-cell office:value-type="string">
            <text:p>Platform</text:p>
          </table:table-cell>
          <table:table-cell office:value-type="float" office:value="4.1">
            <text:p>4.1</text:p>
          </table:table-cell>
          <table:table-cell office:value-type="string">
            <text:p>1 Player</text:p>
          </table:table-cell>
          <table:table-cell office:value-type="string">
            <text:p>Bug's creepy-crawly insect friends need rescuing from the evil widow Queen Cadavra's clutches. Fight your way through six worlds to rescue them and find and defeat the spider queen. There are three levels to get through in each world of 3D platform action. Bug's key attack is his bug bounce but he can also somersault, spit and zap when powered up. The game also includes some simple puzzle elements.</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Bug! (USA)&quot;&gt; &lt;year&gt;1995&lt;/year&gt; &lt;rating&gt;ESRB - E (Everyone)&lt;/rating&gt; &lt;title&gt;Bug! &lt;/title&gt; &lt;pub&gt;SEGA Enterprises Ltd.&lt;/pub&gt; &lt;dev&gt;Realtime Associates&lt;/dev&gt; &lt;genre&gt;Platform&lt;/genre&gt; &lt;score&gt;4.1&lt;/score&gt; &lt;player&gt;1 Player&lt;/player&gt; &lt;story&gt;Bug's creepy-crawly insect friends need rescuing from the evil widow Queen Cadavra's clutches. Fight your way through six worlds to rescue them and find and defeat the spider queen. There are three levels to get through in each world of 3D platform action. Bug's key attack is his bug bounce but he can also somersault, spit and zap when powered up. The game also includes some simple puzzle elements.&lt;/story&gt; &lt;/game&gt;">
            <text:p>&lt;game name="Bug! (USA)"&gt; &lt;year&gt;1995&lt;/year&gt; &lt;rating&gt;ESRB - E (Everyone)&lt;/rating&gt; &lt;title&gt;Bug! &lt;/title&gt; &lt;pub&gt;SEGA Enterprises Ltd.&lt;/pub&gt; &lt;dev&gt;Realtime Associates&lt;/dev&gt; &lt;genre&gt;Platform&lt;/genre&gt; &lt;score&gt;4.1&lt;/score&gt; &lt;player&gt;1 Player&lt;/player&gt; &lt;story&gt;Bug's creepy-crawly insect friends need rescuing from the evil widow Queen Cadavra's clutches. Fight your way through six worlds to rescue them and find and defeat the spider queen. There are three levels to get through in each world of 3D platform action. Bug's key attack is his bug bounce but he can also somersault, spit and zap when powered up. The game also includes some simple puzzle elements.&lt;/story&gt; &lt;/game&gt;</text:p>
          </table:table-cell>
          <table:table-cell table:number-columns-repeated="1013"/>
        </table:table-row>
        <table:table-row table:style-name="ro1">
          <table:table-cell office:value-type="string">
            <text:p>Burning Rangers (USA)</text:p>
          </table:table-cell>
          <table:table-cell office:value-type="float" office:value="1998">
            <text:p>1998</text:p>
          </table:table-cell>
          <table:table-cell office:value-type="string">
            <text:p>ESRB - E (Everyone)</text:p>
          </table:table-cell>
          <table:table-cell office:value-type="string">
            <text:p>Burning Rangers </text:p>
          </table:table-cell>
          <table:table-cell office:value-type="string">
            <text:p>SEGA of America, Inc.</text:p>
          </table:table-cell>
          <table:table-cell office:value-type="string">
            <text:p>Sonic Team</text:p>
          </table:table-cell>
          <table:table-cell office:value-type="string">
            <text:p>Platform</text:p>
          </table:table-cell>
          <table:table-cell office:value-type="float" office:value="3.9">
            <text:p>3.9</text:p>
          </table:table-cell>
          <table:table-cell office:value-type="string">
            <text:p>1 Player</text:p>
          </table:table-cell>
          <table:table-cell office:value-type="string">
            <text:p>As a member of the Burning Rangers, it is your job to put out a range of fires and rescue those trapped in the heat of the blaze.****During each level, your quad leader informs you of the critical areas inside certain buildings, such as multi-level warehouses.**Following his advice, you must use your cybernetic powersuit to put out the flames in each area. Along the way you will also come across boss characters, who are out to light up the town, and you.**Your performance is then rated on your time to complete the objectives, how many lives were saved, and so forth. The better you go, the higher the rating.</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urning Rangers (USA)&quot;&gt; &lt;year&gt;1998&lt;/year&gt; &lt;rating&gt;ESRB - E (Everyone)&lt;/rating&gt; &lt;title&gt;Burning Rangers &lt;/title&gt; &lt;pub&gt;SEGA of America, Inc.&lt;/pub&gt; &lt;dev&gt;Sonic Team&lt;/dev&gt; &lt;genre&gt;Platform&lt;/genre&gt; &lt;score&gt;3.9&lt;/score&gt; &lt;player&gt;1 Player&lt;/player&gt; &lt;story&gt;As a member of the Burning Rangers, it is your job to put out a range of fires and rescue those trapped in the heat of the blaze.****During each level, your quad leader informs you of the critical areas inside certain buildings, such as multi-level warehouses.**Following his advice, you must use your cybernetic powersuit to put out the flames in each area. Along the way you will also come across boss characters, who are out to light up the town, and you.**Your performance is then rated on your time to complete the objectives, how many lives were saved, and so forth. The better you go, the higher the rating.&lt;/story&gt; &lt;/game&gt;">
            <text:p>&lt;game name="Burning Rangers (USA)"&gt; &lt;year&gt;1998&lt;/year&gt; &lt;rating&gt;ESRB - E (Everyone)&lt;/rating&gt; &lt;title&gt;Burning Rangers &lt;/title&gt; &lt;pub&gt;SEGA of America, Inc.&lt;/pub&gt; &lt;dev&gt;Sonic Team&lt;/dev&gt; &lt;genre&gt;Platform&lt;/genre&gt; &lt;score&gt;3.9&lt;/score&gt; &lt;player&gt;1 Player&lt;/player&gt; &lt;story&gt;As a member of the Burning Rangers, it is your job to put out a range of fires and rescue those trapped in the heat of the blaze.****During each level, your quad leader informs you of the critical areas inside certain buildings, such as multi-level warehouses.**Following his advice, you must use your cybernetic powersuit to put out the flames in each area. Along the way you will also come across boss characters, who are out to light up the town, and you.**Your performance is then rated on your time to complete the objectives, how many lives were saved, and so forth. The better you go, the higher the rating.&lt;/story&gt; &lt;/game&gt;</text:p>
          </table:table-cell>
          <table:table-cell table:number-columns-repeated="1013"/>
        </table:table-row>
        <table:table-row table:style-name="ro1">
          <table:table-cell office:value-type="string">
            <text:p>Bust-A-Move 2 - Arcade Edition (USA)</text:p>
          </table:table-cell>
          <table:table-cell office:value-type="float" office:value="1998">
            <text:p>1998</text:p>
          </table:table-cell>
          <table:table-cell office:value-type="string">
            <text:p>ESRB - E (Everyone)</text:p>
          </table:table-cell>
          <table:table-cell office:value-type="string">
            <text:p>Bust-A-Move 2 - Arcade Edition </text:p>
          </table:table-cell>
          <table:table-cell office:value-type="string">
            <text:p>Acclaim Entertainment, Inc.</text:p>
          </table:table-cell>
          <table:table-cell office:value-type="string">
            <text:p>Taito Corporation</text:p>
          </table:table-cell>
          <table:table-cell office:value-type="string">
            <text:p>Puzzle</text:p>
          </table:table-cell>
          <table:table-cell office:value-type="float" office:value="3.6">
            <text:p>3.6</text:p>
          </table:table-cell>
          <table:table-cell office:value-type="string">
            <text:p>1-2 Players</text:p>
          </table:table-cell>
          <table:table-cell office:value-type="string">
            <text:p>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ust-A-Move 2 - Arcade Edition (USA)&quot;&gt; &lt;year&gt;1998&lt;/year&gt; &lt;rating&gt;ESRB - E (Everyone)&lt;/rating&gt; &lt;title&gt;Bust-A-Move 2 - Arcade Edition &lt;/title&gt; &lt;pub&gt;Acclaim Entertainment, Inc.&lt;/pub&gt; &lt;dev&gt;Taito Corporation&lt;/dev&gt; &lt;genre&gt;Puzzle&lt;/genre&gt; &lt;score&gt;3.6&lt;/score&gt; &lt;player&gt;1-2 Players&lt;/player&gt; &lt;story&gt;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lt;/story&gt; &lt;/game&gt;">
            <text:p>&lt;game name="Bust-A-Move 2 - Arcade Edition (USA)"&gt; &lt;year&gt;1998&lt;/year&gt; &lt;rating&gt;ESRB - E (Everyone)&lt;/rating&gt; &lt;title&gt;Bust-A-Move 2 - Arcade Edition &lt;/title&gt; &lt;pub&gt;Acclaim Entertainment, Inc.&lt;/pub&gt; &lt;dev&gt;Taito Corporation&lt;/dev&gt; &lt;genre&gt;Puzzle&lt;/genre&gt; &lt;score&gt;3.6&lt;/score&gt; &lt;player&gt;1-2 Players&lt;/player&gt; &lt;story&gt;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lt;/story&gt; &lt;/game&gt;</text:p>
          </table:table-cell>
          <table:table-cell table:number-columns-repeated="1013"/>
        </table:table-row>
        <table:table-row table:style-name="ro1">
          <table:table-cell office:value-type="string">
            <text:p>Bust-A-Move 3 (USA)</text:p>
          </table:table-cell>
          <table:table-cell office:value-type="float" office:value="1997">
            <text:p>1997</text:p>
          </table:table-cell>
          <table:table-cell office:value-type="string">
            <text:p>ESRB - E (Everyone)</text:p>
          </table:table-cell>
          <table:table-cell office:value-type="string">
            <text:p>Bust-A-Move 3 </text:p>
          </table:table-cell>
          <table:table-cell office:value-type="string">
            <text:p>Natsume, Inc.</text:p>
          </table:table-cell>
          <table:table-cell office:value-type="string">
            <text:p>Taito Corporation</text:p>
          </table:table-cell>
          <table:table-cell office:value-type="string">
            <text:p>Puzzle</text:p>
          </table:table-cell>
          <table:table-cell office:value-type="string">
            <text:p>4.0</text:p>
          </table:table-cell>
          <table:table-cell office:value-type="string">
            <text:p>1-2 Players</text:p>
          </table:table-cell>
          <table:table-cell office:value-type="string">
            <text:p>One day, Dunk, the magic magician of Bubble World, releases a spell that transports eight characters from their home worlds to Bubble World. Now it is the player's turn to bring them back home!, The goal remains the same: try to remove all the bubbles in each stage by connecting three or more of the same color.</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Bust-A-Move 3 (USA)&quot;&gt; &lt;year&gt;1997&lt;/year&gt; &lt;rating&gt;ESRB - E (Everyone)&lt;/rating&gt; &lt;title&gt;Bust-A-Move 3 &lt;/title&gt; &lt;pub&gt;Natsume, Inc.&lt;/pub&gt; &lt;dev&gt;Taito Corporation&lt;/dev&gt; &lt;genre&gt;Puzzle&lt;/genre&gt; &lt;score&gt;4.0&lt;/score&gt; &lt;player&gt;1-2 Players&lt;/player&gt; &lt;story&gt;One day, Dunk, the magic magician of Bubble World, releases a spell that transports eight characters from their home worlds to Bubble World. Now it is the player's turn to bring them back home!, The goal remains the same: try to remove all the bubbles in each stage by connecting three or more of the same color.&lt;/story&gt; &lt;/game&gt;">
            <text:p>&lt;game name="Bust-A-Move 3 (USA)"&gt; &lt;year&gt;1997&lt;/year&gt; &lt;rating&gt;ESRB - E (Everyone)&lt;/rating&gt; &lt;title&gt;Bust-A-Move 3 &lt;/title&gt; &lt;pub&gt;Natsume, Inc.&lt;/pub&gt; &lt;dev&gt;Taito Corporation&lt;/dev&gt; &lt;genre&gt;Puzzle&lt;/genre&gt; &lt;score&gt;4.0&lt;/score&gt; &lt;player&gt;1-2 Players&lt;/player&gt; &lt;story&gt;One day, Dunk, the magic magician of Bubble World, releases a spell that transports eight characters from their home worlds to Bubble World. Now it is the player's turn to bring them back home!, The goal remains the same: try to remove all the bubbles in each stage by connecting three or more of the same color.&lt;/story&gt; &lt;/game&gt;</text:p>
          </table:table-cell>
          <table:table-cell table:number-columns-repeated="1013"/>
        </table:table-row>
        <table:table-row table:style-name="ro1">
          <table:table-cell office:value-type="string">
            <text:p>Casper (USA)</text:p>
          </table:table-cell>
          <table:table-cell office:value-type="float" office:value="1997">
            <text:p>1997</text:p>
          </table:table-cell>
          <table:table-cell office:value-type="string">
            <text:p>ESRB - E (Everyone)</text:p>
          </table:table-cell>
          <table:table-cell office:value-type="string">
            <text:p>Casper </text:p>
          </table:table-cell>
          <table:table-cell office:value-type="string">
            <text:p>Interplay Productions, Inc.</text:p>
          </table:table-cell>
          <table:table-cell office:value-type="string">
            <text:p>Funcom</text:p>
          </table:table-cell>
          <table:table-cell office:value-type="string">
            <text:p>Adventure</text:p>
          </table:table-cell>
          <table:table-cell office:value-type="string">
            <text:p>2.0</text:p>
          </table:table-cell>
          <table:table-cell office:value-type="string">
            <text:p>1 Player</text:p>
          </table:table-cell>
          <table:table-cell office:value-type="string">
            <text:p>Based on the Casper film, the game pits you in the role of the friendly ghost trying to make a friend and a second chance at life instead of scaring everyone away.****The plot centers around the "spoiled, grasping inheritor of Whipstaff Manor" - Carrigan Crittenden. <text:s/>She's after the treasure she thinks is hidden in the walls. <text:s/>Casper will need the help of Dr James Harvey - therapist to the dead - if he has any hope of succeeding in his adventures.****Casper will also have to deal with his uncles - Stretch, Stinkie and Fatso, who just love to scare "Fleshies" and thwart Casper's efforts. <text:s/>The gameplay is 3d - and is mostly puzzle solving, with Casper able to take a variety of forms and manipulating objects.</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Casper (USA)&quot;&gt; &lt;year&gt;1997&lt;/year&gt; &lt;rating&gt;ESRB - E (Everyone)&lt;/rating&gt; &lt;title&gt;Casper &lt;/title&gt; &lt;pub&gt;Interplay Productions, Inc.&lt;/pub&gt; &lt;dev&gt;Funcom&lt;/dev&gt; &lt;genre&gt;Adventure&lt;/genre&gt; &lt;score&gt;2.0&lt;/score&gt; &lt;player&gt;1 Player&lt;/player&gt; &lt;story&gt;Based on the Casper film, the game pits you in the role of the friendly ghost trying to make a friend and a second chance at life instead of scaring everyone away.****The plot centers around the &quot;spoiled, grasping inheritor of Whipstaff Manor&quot; - Carrigan Crittenden.  She's after the treasure she thinks is hidden in the walls.  Casper will need the help of Dr James Harvey - therapist to the dead - if he has any hope of succeeding in his adventures.****Casper will also have to deal with his uncles - Stretch, Stinkie and Fatso, who just love to scare &quot;Fleshies&quot; and thwart Casper's efforts.  The gameplay is 3d - and is mostly puzzle solving, with Casper able to take a variety of forms and manipulating objects.&lt;/story&gt; &lt;/game&gt;">
            <text:p>&lt;game name="Casper (USA)"&gt; &lt;year&gt;1997&lt;/year&gt; &lt;rating&gt;ESRB - E (Everyone)&lt;/rating&gt; &lt;title&gt;Casper &lt;/title&gt; &lt;pub&gt;Interplay Productions, Inc.&lt;/pub&gt; &lt;dev&gt;Funcom&lt;/dev&gt; &lt;genre&gt;Adventure&lt;/genre&gt; &lt;score&gt;2.0&lt;/score&gt; &lt;player&gt;1 Player&lt;/player&gt; &lt;story&gt;Based on the Casper film, the game pits you in the role of the friendly ghost trying to make a friend and a second chance at life instead of scaring everyone away.****The plot centers around the "spoiled, grasping inheritor of Whipstaff Manor" - Carrigan Crittenden. <text:s/>She's after the treasure she thinks is hidden in the walls. <text:s/>Casper will need the help of Dr James Harvey - therapist to the dead - if he has any hope of succeeding in his adventures.****Casper will also have to deal with his uncles - Stretch, Stinkie and Fatso, who just love to scare "Fleshies" and thwart Casper's efforts. <text:s/>The gameplay is 3d - and is mostly puzzle solving, with Casper able to take a variety of forms and manipulating objects.&lt;/story&gt; &lt;/game&gt;</text:p>
          </table:table-cell>
          <table:table-cell table:number-columns-repeated="1013"/>
        </table:table-row>
        <table:table-row table:style-name="ro1">
          <table:table-cell office:value-type="string">
            <text:p>Center Ring Boxing (USA)</text:p>
          </table:table-cell>
          <table:table-cell office:value-type="float" office:value="1995">
            <text:p>1995</text:p>
          </table:table-cell>
          <table:table-cell office:value-type="string">
            <text:p>ESRB - E (Everyone)</text:p>
          </table:table-cell>
          <table:table-cell office:value-type="string">
            <text:p>Center Ring Boxing </text:p>
          </table:table-cell>
          <table:table-cell office:value-type="string">
            <text:p>JVC Musical Industries, Inc.</text:p>
          </table:table-cell>
          <table:table-cell office:value-type="string">
            <text:p>Victor Interactive Software</text:p>
          </table:table-cell>
          <table:table-cell office:value-type="string">
            <text:p>Sports/Boxing</text:p>
          </table:table-cell>
          <table:table-cell office:value-type="float" office:value="3.6">
            <text:p>3.6</text:p>
          </table:table-cell>
          <table:table-cell office:value-type="string">
            <text:p>1-2 Players</text:p>
          </table:table-cell>
          <table:table-cell office:value-type="string">
            <text:p>Center Ring Boxing is an unlicensed 3-D polygon boxing game where the player can choose from 30 different male or female boxers and compete in six different weight divisions. <text:s/>They may also create their own boxer and use them to rise through the ranks to become champion choosing from one of five distinct styles of boxing.****There is also a trainer by the name of Snake that will help train the player as they progress thorough the game as well as become a selectable character along with a hidden character in two-player versus mode once the player becomes heavyweight champion. <text:s/>A practice mode also is present that will allow the player to get accustomed to the game's controls and features 12 different camera angles and a replay mode that will the player to view their previous fight in it's entirety.</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Center Ring Boxing (USA)&quot;&gt; &lt;year&gt;1995&lt;/year&gt; &lt;rating&gt;ESRB - E (Everyone)&lt;/rating&gt; &lt;title&gt;Center Ring Boxing &lt;/title&gt; &lt;pub&gt;JVC Musical Industries, Inc.&lt;/pub&gt; &lt;dev&gt;Victor Interactive Software&lt;/dev&gt; &lt;genre&gt;Sports/Boxing&lt;/genre&gt; &lt;score&gt;3.6&lt;/score&gt; &lt;player&gt;1-2 Players&lt;/player&gt; &lt;story&gt;Center Ring Boxing is an unlicensed 3-D polygon boxing game where the player can choose from 30 different male or female boxers and compete in six different weight divisions.  They may also create their own boxer and use them to rise through the ranks to become champion choosing from one of five distinct styles of boxing.****There is also a trainer by the name of Snake that will help train the player as they progress thorough the game as well as become a selectable character along with a hidden character in two-player versus mode once the player becomes heavyweight champion.  A practice mode also is present that will allow the player to get accustomed to the game's controls and features 12 different camera angles and a replay mode that will the player to view their previous fight in it's entirety.&lt;/story&gt; &lt;/game&gt;">
            <text:p>&lt;game name="Center Ring Boxing (USA)"&gt; &lt;year&gt;1995&lt;/year&gt; &lt;rating&gt;ESRB - E (Everyone)&lt;/rating&gt; &lt;title&gt;Center Ring Boxing &lt;/title&gt; &lt;pub&gt;JVC Musical Industries, Inc.&lt;/pub&gt; &lt;dev&gt;Victor Interactive Software&lt;/dev&gt; &lt;genre&gt;Sports/Boxing&lt;/genre&gt; &lt;score&gt;3.6&lt;/score&gt; &lt;player&gt;1-2 Players&lt;/player&gt; &lt;story&gt;Center Ring Boxing is an unlicensed 3-D polygon boxing game where the player can choose from 30 different male or female boxers and compete in six different weight divisions. <text:s/>They may also create their own boxer and use them to rise through the ranks to become champion choosing from one of five distinct styles of boxing.****There is also a trainer by the name of Snake that will help train the player as they progress thorough the game as well as become a selectable character along with a hidden character in two-player versus mode once the player becomes heavyweight champion. <text:s/>A practice mode also is present that will allow the player to get accustomed to the game's controls and features 12 different camera angles and a replay mode that will the player to view their previous fight in it's entirety.&lt;/story&gt; &lt;/game&gt;</text:p>
          </table:table-cell>
          <table:table-cell table:number-columns-repeated="1013"/>
        </table:table-row>
        <table:table-row table:style-name="ro1">
          <table:table-cell office:value-type="string">
            <text:p>Chaos Control (Europe)</text:p>
          </table:table-cell>
          <table:table-cell office:value-type="float" office:value="1995">
            <text:p>1995</text:p>
          </table:table-cell>
          <table:table-cell office:value-type="string">
            <text:p>ESRB - T (Teen)</text:p>
          </table:table-cell>
          <table:table-cell office:value-type="string">
            <text:p>Chaos Control </text:p>
          </table:table-cell>
          <table:table-cell office:value-type="string">
            <text:p>Virgin Interactive Entertainment (Japan), Inc.</text:p>
          </table:table-cell>
          <table:table-cell office:value-type="string">
            <text:p>Infogrames</text:p>
          </table:table-cell>
          <table:table-cell office:value-type="string">
            <text:p>Shooter</text:p>
          </table:table-cell>
          <table:table-cell office:value-type="float" office:value="3.8">
            <text:p>3.8</text:p>
          </table:table-cell>
          <table:table-cell office:value-type="string">
            <text:p>1-2 Players</text:p>
          </table:table-cell>
          <table:table-cell office:value-type="string">
            <text:p>The year is 2071, the aggressive Kesh Rhan aliens have already destroyed the human colonies on Mars and Pluto, and now plan to wipe out all humans from Earth as well. You play as Jessica Darkhill, lieutenant and most skilled pilot of the Orbital Defence Forces. The counter-attack you are about the launch is the last hope to save the Earth of chaos. ****Chaos Control is a fast-paced shoot'em up featuring 3d pre-rendered environments, which means you cannot actually control the spaceship you are flying in, but are merely in charge of aiming at the various enemies appearing on screen.</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Chaos Control (Europe)&quot;&gt; &lt;year&gt;1995&lt;/year&gt; &lt;rating&gt;ESRB - T (Teen)&lt;/rating&gt; &lt;title&gt;Chaos Control &lt;/title&gt; &lt;pub&gt;Virgin Interactive Entertainment (Japan), Inc.&lt;/pub&gt; &lt;dev&gt;Infogrames&lt;/dev&gt; &lt;genre&gt;Shooter&lt;/genre&gt; &lt;score&gt;3.8&lt;/score&gt; &lt;player&gt;1-2 Players&lt;/player&gt; &lt;story&gt;The year is 2071, the aggressive Kesh Rhan aliens have already destroyed the human colonies on Mars and Pluto, and now plan to wipe out all humans from Earth as well. You play as Jessica Darkhill, lieutenant and most skilled pilot of the Orbital Defence Forces. The counter-attack you are about the launch is the last hope to save the Earth of chaos. ****Chaos Control is a fast-paced shoot'em up featuring 3d pre-rendered environments, which means you cannot actually control the spaceship you are flying in, but are merely in charge of aiming at the various enemies appearing on screen.&lt;/story&gt; &lt;/game&gt;">
            <text:p>&lt;game name="Chaos Control (Europe)"&gt; &lt;year&gt;1995&lt;/year&gt; &lt;rating&gt;ESRB - T (Teen)&lt;/rating&gt; &lt;title&gt;Chaos Control &lt;/title&gt; &lt;pub&gt;Virgin Interactive Entertainment (Japan), Inc.&lt;/pub&gt; &lt;dev&gt;Infogrames&lt;/dev&gt; &lt;genre&gt;Shooter&lt;/genre&gt; &lt;score&gt;3.8&lt;/score&gt; &lt;player&gt;1-2 Players&lt;/player&gt; &lt;story&gt;The year is 2071, the aggressive Kesh Rhan aliens have already destroyed the human colonies on Mars and Pluto, and now plan to wipe out all humans from Earth as well. You play as Jessica Darkhill, lieutenant and most skilled pilot of the Orbital Defence Forces. The counter-attack you are about the launch is the last hope to save the Earth of chaos. ****Chaos Control is a fast-paced shoot'em up featuring 3d pre-rendered environments, which means you cannot actually control the spaceship you are flying in, but are merely in charge of aiming at the various enemies appearing on screen.&lt;/story&gt; &lt;/game&gt;</text:p>
          </table:table-cell>
          <table:table-cell table:number-columns-repeated="1013"/>
        </table:table-row>
        <table:table-row table:style-name="ro1">
          <table:table-cell office:value-type="string">
            <text:p>Christmas NiGHTS (USA)</text:p>
          </table:table-cell>
          <table:table-cell office:value-type="float" office:value="1996">
            <text:p>1996</text:p>
          </table:table-cell>
          <table:table-cell office:value-type="string">
            <text:p>ESRB - E (Everyone)</text:p>
          </table:table-cell>
          <table:table-cell office:value-type="string">
            <text:p>Christmas NiGHTS </text:p>
          </table:table-cell>
          <table:table-cell table:number-columns-repeated="2" office:value-type="string">
            <text:p>Sonic Team</text:p>
          </table:table-cell>
          <table:table-cell office:value-type="string">
            <text:p>Platform</text:p>
          </table:table-cell>
          <table:table-cell office:value-type="float" office:value="4.2">
            <text:p>4.2</text:p>
          </table:table-cell>
          <table:table-cell office:value-type="string">
            <text:p>1 Player</text:p>
          </table:table-cell>
          <table:table-cell office:value-type="string">
            <text:p>Christmas NiGHTS into Dreams... is essentially a demo that was given away through various promotions and magazines. While it may have 'only' appeared to be a one-level demo of NiGHTS into Dreams... (Spring Valley), it is really a bit more.****Christmas NiGHTS into Dreams...'s title screen, level backgrounds and even character models change according to the current season. Play it throughout an entire year and experience not only Christmas NiGHTS, but also Winter NiGHTS, New Year NiGHTS and NiGHTS: Limited Edition. Santa will appear on his sleigh on Christmas Day, and Reala will make a guest appearance on April Fool's Day, to mention only a few of its little cameos.****The gameplay is identical to that of NiGHTS into Dreams..., but it arguably has more longevity due to the Presents Box. The box contains unlockable artwork, promotional movies, Time Attack and Link Attack modes, Sonic as a playable character in the game, and more!</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Christmas NiGHTS (USA)&quot;&gt; &lt;year&gt;1996&lt;/year&gt; &lt;rating&gt;ESRB - E (Everyone)&lt;/rating&gt; &lt;title&gt;Christmas NiGHTS &lt;/title&gt; &lt;pub&gt;Sonic Team&lt;/pub&gt; &lt;dev&gt;Sonic Team&lt;/dev&gt; &lt;genre&gt;Platform&lt;/genre&gt; &lt;score&gt;4.2&lt;/score&gt; &lt;player&gt;1 Player&lt;/player&gt; &lt;story&gt;Christmas NiGHTS into Dreams... is essentially a demo that was given away through various promotions and magazines. While it may have 'only' appeared to be a one-level demo of NiGHTS into Dreams... (Spring Valley), it is really a bit more.****Christmas NiGHTS into Dreams...'s title screen, level backgrounds and even character models change according to the current season. Play it throughout an entire year and experience not only Christmas NiGHTS, but also Winter NiGHTS, New Year NiGHTS and NiGHTS: Limited Edition. Santa will appear on his sleigh on Christmas Day, and Reala will make a guest appearance on April Fool's Day, to mention only a few of its little cameos.****The gameplay is identical to that of NiGHTS into Dreams..., but it arguably has more longevity due to the Presents Box. The box contains unlockable artwork, promotional movies, Time Attack and Link Attack modes, Sonic as a playable character in the game, and more!&lt;/story&gt; &lt;/game&gt;">
            <text:p>&lt;game name="Christmas NiGHTS (USA)"&gt; &lt;year&gt;1996&lt;/year&gt; &lt;rating&gt;ESRB - E (Everyone)&lt;/rating&gt; &lt;title&gt;Christmas NiGHTS &lt;/title&gt; &lt;pub&gt;Sonic Team&lt;/pub&gt; &lt;dev&gt;Sonic Team&lt;/dev&gt; &lt;genre&gt;Platform&lt;/genre&gt; &lt;score&gt;4.2&lt;/score&gt; &lt;player&gt;1 Player&lt;/player&gt; &lt;story&gt;Christmas NiGHTS into Dreams... is essentially a demo that was given away through various promotions and magazines. While it may have 'only' appeared to be a one-level demo of NiGHTS into Dreams... (Spring Valley), it is really a bit more.****Christmas NiGHTS into Dreams...'s title screen, level backgrounds and even character models change according to the current season. Play it throughout an entire year and experience not only Christmas NiGHTS, but also Winter NiGHTS, New Year NiGHTS and NiGHTS: Limited Edition. Santa will appear on his sleigh on Christmas Day, and Reala will make a guest appearance on April Fool's Day, to mention only a few of its little cameos.****The gameplay is identical to that of NiGHTS into Dreams..., but it arguably has more longevity due to the Presents Box. The box contains unlockable artwork, promotional movies, Time Attack and Link Attack modes, Sonic as a playable character in the game, and more!&lt;/story&gt; &lt;/game&gt;</text:p>
          </table:table-cell>
          <table:table-cell table:number-columns-repeated="1013"/>
        </table:table-row>
        <table:table-row table:style-name="ro1">
          <table:table-cell office:value-type="string">
            <text:p>Clockwork Knight (USA)</text:p>
          </table:table-cell>
          <table:table-cell office:value-type="float" office:value="1995">
            <text:p>1995</text:p>
          </table:table-cell>
          <table:table-cell office:value-type="string">
            <text:p>ESRB - E (Everyone)</text:p>
          </table:table-cell>
          <table:table-cell office:value-type="string">
            <text:p>Clockwork Knight </text:p>
          </table:table-cell>
          <table:table-cell office:value-type="string">
            <text:p>SEGA of America, Inc.</text:p>
          </table:table-cell>
          <table:table-cell office:value-type="string">
            <text:p>AM7</text:p>
          </table:table-cell>
          <table:table-cell office:value-type="string">
            <text:p>Platform</text:p>
          </table:table-cell>
          <table:table-cell office:value-type="float" office:value="3.6">
            <text:p>3.6</text:p>
          </table:table-cell>
          <table:table-cell office:value-type="string">
            <text:p>1 Player</text:p>
          </table:table-cell>
          <table:table-cell office:value-type="string">
            <text:p>Clockwork Knight is a game that depicts the sometimes friendly, sometimes combative, secret lives of toys. Betsy has a huge number of toys that come to life in the absence of humans and normally play nicely with each other. In the opening introduction, the somewhat inept clockwork knight Pepperouchau is competing with some other knights for the affections of a princess who lives in the clock. Everyone is having a grand time until a rogue toy shows up through the air vent, absconds with the princess, and turns many of the other toys against Pepperouchau.****The gameplay consists of side scrolling action through various stages constructed of elaborate series of toys, traps, and common household items. The first stage is a quest through Betsy's room with lots of letter blocks, sharp crayons, and dollhouses precariously balanced on robots that tend to fall on you. Pepperouchau is armed with a key sword that has offensive use as well as the ability to open boxes that functions as warps to other areas. The second stage takes place in Betsy's brother's room. Kevin has a lot of engineering skill and has built an impressive network of cranes and trains that Pepperouchau will need to activate in order to clear the area. Watch out for the jet transformer boss at the end of the room.****Other stages include missions through other areas of the house including the kitchen and the attic. Throughout the game you also collect coins. 20 coins are worth a continue when you run out of lives. Further, you meet other friendly toys between levels who give you the opportunity to gamble with your earned coins.</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Clockwork Knight (USA)&quot;&gt; &lt;year&gt;1995&lt;/year&gt; &lt;rating&gt;ESRB - E (Everyone)&lt;/rating&gt; &lt;title&gt;Clockwork Knight &lt;/title&gt; &lt;pub&gt;SEGA of America, Inc.&lt;/pub&gt; &lt;dev&gt;AM7&lt;/dev&gt; &lt;genre&gt;Platform&lt;/genre&gt; &lt;score&gt;3.6&lt;/score&gt; &lt;player&gt;1 Player&lt;/player&gt; &lt;story&gt;Clockwork Knight is a game that depicts the sometimes friendly, sometimes combative, secret lives of toys. Betsy has a huge number of toys that come to life in the absence of humans and normally play nicely with each other. In the opening introduction, the somewhat inept clockwork knight Pepperouchau is competing with some other knights for the affections of a princess who lives in the clock. Everyone is having a grand time until a rogue toy shows up through the air vent, absconds with the princess, and turns many of the other toys against Pepperouchau.****The gameplay consists of side scrolling action through various stages constructed of elaborate series of toys, traps, and common household items. The first stage is a quest through Betsy's room with lots of letter blocks, sharp crayons, and dollhouses precariously balanced on robots that tend to fall on you. Pepperouchau is armed with a key sword that has offensive use as well as the ability to open boxes that functions as warps to other areas. The second stage takes place in Betsy's brother's room. Kevin has a lot of engineering skill and has built an impressive network of cranes and trains that Pepperouchau will need to activate in order to clear the area. Watch out for the jet transformer boss at the end of the room.****Other stages include missions through other areas of the house including the kitchen and the attic. Throughout the game you also collect coins. 20 coins are worth a continue when you run out of lives. Further, you meet other friendly toys between levels who give you the opportunity to gamble with your earned coins.&lt;/story&gt; &lt;/game&gt;">
            <text:p>&lt;game name="Clockwork Knight (USA)"&gt; &lt;year&gt;1995&lt;/year&gt; &lt;rating&gt;ESRB - E (Everyone)&lt;/rating&gt; &lt;title&gt;Clockwork Knight &lt;/title&gt; &lt;pub&gt;SEGA of America, Inc.&lt;/pub&gt; &lt;dev&gt;AM7&lt;/dev&gt; &lt;genre&gt;Platform&lt;/genre&gt; &lt;score&gt;3.6&lt;/score&gt; &lt;player&gt;1 Player&lt;/player&gt; &lt;story&gt;Clockwork Knight is a game that depicts the sometimes friendly, sometimes combative, secret lives of toys. Betsy has a huge number of toys that come to life in the absence of humans and normally play nicely with each other. In the opening introduction, the somewhat inept clockwork knight Pepperouchau is competing with some other knights for the affections of a princess who lives in the clock. Everyone is having a grand time until a rogue toy shows up through the air vent, absconds with the princess, and turns many of the other toys against Pepperouchau.****The gameplay consists of side scrolling action through various stages constructed of elaborate series of toys, traps, and common household items. The first stage is a quest through Betsy's room with lots of letter blocks, sharp crayons, and dollhouses precariously balanced on robots that tend to fall on you. Pepperouchau is armed with a key sword that has offensive use as well as the ability to open boxes that functions as warps to other areas. The second stage takes place in Betsy's brother's room. Kevin has a lot of engineering skill and has built an impressive network of cranes and trains that Pepperouchau will need to activate in order to clear the area. Watch out for the jet transformer boss at the end of the room.****Other stages include missions through other areas of the house including the kitchen and the attic. Throughout the game you also collect coins. 20 coins are worth a continue when you run out of lives. Further, you meet other friendly toys between levels who give you the opportunity to gamble with your earned coins.&lt;/story&gt; &lt;/game&gt;</text:p>
          </table:table-cell>
          <table:table-cell table:number-columns-repeated="1013"/>
        </table:table-row>
        <table:table-row table:style-name="ro1">
          <table:table-cell office:value-type="string">
            <text:p>Clockwork Knight 2 (USA)</text:p>
          </table:table-cell>
          <table:table-cell office:value-type="float" office:value="1995">
            <text:p>1995</text:p>
          </table:table-cell>
          <table:table-cell office:value-type="string">
            <text:p>ESRB - E (Everyone)</text:p>
          </table:table-cell>
          <table:table-cell office:value-type="string">
            <text:p>Clockwork Knight 2 </text:p>
          </table:table-cell>
          <table:table-cell office:value-type="string">
            <text:p>SEGA of America, Inc.</text:p>
          </table:table-cell>
          <table:table-cell office:value-type="string">
            <text:p>Sega</text:p>
          </table:table-cell>
          <table:table-cell office:value-type="string">
            <text:p>Platform</text:p>
          </table:table-cell>
          <table:table-cell office:value-type="float" office:value="3.7">
            <text:p>3.7</text:p>
          </table:table-cell>
          <table:table-cell office:value-type="string">
            <text:p>1 Player</text:p>
          </table:table-cell>
          <table:table-cell office:value-type="string">
            <text:p>Clockwork Knight 2 is the second (and to this date, last) game featuring the adventures of Sir Tongara de Pepperouchau III. It maintains the same game style (a mixture of 2D side-scrolling platformer with 3D elements, moderately in the fashion of Sega Saturn's Bug!), colorful music and gameplay of its predecessor. However, your mission will be somewhat different this time (although still related with Clockwork Princess Chelsea), as the ending scene of the first game did not come as good as expected and because of that, you should try to give the best of yourself again in order to completely recover Chelsea for Pepperouchau.</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Clockwork Knight 2 (USA)&quot;&gt; &lt;year&gt;1995&lt;/year&gt; &lt;rating&gt;ESRB - E (Everyone)&lt;/rating&gt; &lt;title&gt;Clockwork Knight 2 &lt;/title&gt; &lt;pub&gt;SEGA of America, Inc.&lt;/pub&gt; &lt;dev&gt;Sega&lt;/dev&gt; &lt;genre&gt;Platform&lt;/genre&gt; &lt;score&gt;3.7&lt;/score&gt; &lt;player&gt;1 Player&lt;/player&gt; &lt;story&gt;Clockwork Knight 2 is the second (and to this date, last) game featuring the adventures of Sir Tongara de Pepperouchau III. It maintains the same game style (a mixture of 2D side-scrolling platformer with 3D elements, moderately in the fashion of Sega Saturn's Bug!), colorful music and gameplay of its predecessor. However, your mission will be somewhat different this time (although still related with Clockwork Princess Chelsea), as the ending scene of the first game did not come as good as expected and because of that, you should try to give the best of yourself again in order to completely recover Chelsea for Pepperouchau.&lt;/story&gt; &lt;/game&gt;">
            <text:p>&lt;game name="Clockwork Knight 2 (USA)"&gt; &lt;year&gt;1995&lt;/year&gt; &lt;rating&gt;ESRB - E (Everyone)&lt;/rating&gt; &lt;title&gt;Clockwork Knight 2 &lt;/title&gt; &lt;pub&gt;SEGA of America, Inc.&lt;/pub&gt; &lt;dev&gt;Sega&lt;/dev&gt; &lt;genre&gt;Platform&lt;/genre&gt; &lt;score&gt;3.7&lt;/score&gt; &lt;player&gt;1 Player&lt;/player&gt; &lt;story&gt;Clockwork Knight 2 is the second (and to this date, last) game featuring the adventures of Sir Tongara de Pepperouchau III. It maintains the same game style (a mixture of 2D side-scrolling platformer with 3D elements, moderately in the fashion of Sega Saturn's Bug!), colorful music and gameplay of its predecessor. However, your mission will be somewhat different this time (although still related with Clockwork Princess Chelsea), as the ending scene of the first game did not come as good as expected and because of that, you should try to give the best of yourself again in order to completely recover Chelsea for Pepperouchau.&lt;/story&gt; &lt;/game&gt;</text:p>
          </table:table-cell>
          <table:table-cell table:number-columns-repeated="1013"/>
        </table:table-row>
        <table:table-row table:style-name="ro1">
          <table:table-cell office:value-type="string">
            <text:p>College Slam (USA)</text:p>
          </table:table-cell>
          <table:table-cell office:value-type="float" office:value="1996">
            <text:p>1996</text:p>
          </table:table-cell>
          <table:table-cell office:value-type="string">
            <text:p>ESRB - E (Everyone)</text:p>
          </table:table-cell>
          <table:table-cell office:value-type="string">
            <text:p>College Slam </text:p>
          </table:table-cell>
          <table:table-cell office:value-type="string">
            <text:p>Acclaim Entertainment, Inc.</text:p>
          </table:table-cell>
          <table:table-cell office:value-type="string">
            <text:p>Iguana Entertainment</text:p>
          </table:table-cell>
          <table:table-cell office:value-type="string">
            <text:p>Sports/Basketball</text:p>
          </table:table-cell>
          <table:table-cell office:value-type="float" office:value="3.5">
            <text:p>3.5</text:p>
          </table:table-cell>
          <table:table-cell office:value-type="string">
            <text:p>1-4 Players</text:p>
          </table:table-cell>
          <table:table-cell office:value-type="string">
            <text:p>Part of the NBA Jam series of basketball games, College Slam allows you to choose from over 40 real college teams and take part in head-to-head games, tournament games, and season-long play. The gameplay is arcade-style two-on-two fast action featuring backboard shattering wild dunks, power-ups and other crazy moves. The game also features fight songs from all the available team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College Slam (USA)&quot;&gt; &lt;year&gt;1996&lt;/year&gt; &lt;rating&gt;ESRB - E (Everyone)&lt;/rating&gt; &lt;title&gt;College Slam &lt;/title&gt; &lt;pub&gt;Acclaim Entertainment, Inc.&lt;/pub&gt; &lt;dev&gt;Iguana Entertainment&lt;/dev&gt; &lt;genre&gt;Sports/Basketball&lt;/genre&gt; &lt;score&gt;3.5&lt;/score&gt; &lt;player&gt;1-4 Players&lt;/player&gt; &lt;story&gt;Part of the NBA Jam series of basketball games, College Slam allows you to choose from over 40 real college teams and take part in head-to-head games, tournament games, and season-long play. The gameplay is arcade-style two-on-two fast action featuring backboard shattering wild dunks, power-ups and other crazy moves. The game also features fight songs from all the available teams.&lt;/story&gt; &lt;/game&gt;">
            <text:p>&lt;game name="College Slam (USA)"&gt; &lt;year&gt;1996&lt;/year&gt; &lt;rating&gt;ESRB - E (Everyone)&lt;/rating&gt; &lt;title&gt;College Slam &lt;/title&gt; &lt;pub&gt;Acclaim Entertainment, Inc.&lt;/pub&gt; &lt;dev&gt;Iguana Entertainment&lt;/dev&gt; &lt;genre&gt;Sports/Basketball&lt;/genre&gt; &lt;score&gt;3.5&lt;/score&gt; &lt;player&gt;1-4 Players&lt;/player&gt; &lt;story&gt;Part of the NBA Jam series of basketball games, College Slam allows you to choose from over 40 real college teams and take part in head-to-head games, tournament games, and season-long play. The gameplay is arcade-style two-on-two fast action featuring backboard shattering wild dunks, power-ups and other crazy moves. The game also features fight songs from all the available teams.&lt;/story&gt; &lt;/game&gt;</text:p>
          </table:table-cell>
          <table:table-cell table:number-columns-repeated="1013"/>
        </table:table-row>
        <table:table-row table:style-name="ro1">
          <table:table-cell office:value-type="string">
            <text:p>Command &amp; Conquer (USA) (Disc 1)</text:p>
          </table:table-cell>
          <table:table-cell office:value-type="float" office:value="1996">
            <text:p>1996</text:p>
          </table:table-cell>
          <table:table-cell office:value-type="string">
            <text:p>ESRB - T (Teen)</text:p>
          </table:table-cell>
          <table:table-cell office:value-type="string">
            <text:p>Command &amp; Conquer <text:s/>Disk 1</text:p>
          </table:table-cell>
          <table:table-cell office:value-type="string">
            <text:p>SEGA of America, Inc.</text:p>
          </table:table-cell>
          <table:table-cell office:value-type="string">
            <text:p>Westwood Studios</text:p>
          </table:table-cell>
          <table:table-cell office:value-type="string">
            <text:p>Strategy</text:p>
          </table:table-cell>
          <table:table-cell office:value-type="float" office:value="4.1">
            <text:p>4.1</text:p>
          </table:table-cell>
          <table:table-cell office:value-type="string">
            <text:p>1 Player</text:p>
          </table:table-cell>
          <table:table-cell office:value-type="string">
            <text:p>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Command &amp; Conquer (USA) (Disc 1)&quot;&gt; &lt;year&gt;1996&lt;/year&gt; &lt;rating&gt;ESRB - T (Teen)&lt;/rating&gt; &lt;title&gt;Command &amp; Conquer  Disk 1&lt;/title&gt; &lt;pub&gt;SEGA of America, Inc.&lt;/pub&gt; &lt;dev&gt;Westwood Studios&lt;/dev&gt; &lt;genre&gt;Strategy&lt;/genre&gt; &lt;score&gt;4.1&lt;/score&gt; &lt;player&gt;1 Player&lt;/player&gt; &lt;story&gt;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lt;/story&gt; &lt;/game&gt;">
            <text:p>&lt;game name="Command &amp; Conquer (USA) (Disc 1)"&gt; &lt;year&gt;1996&lt;/year&gt; &lt;rating&gt;ESRB - T (Teen)&lt;/rating&gt; &lt;title&gt;Command &amp; Conquer <text:s/>Disk 1&lt;/title&gt; &lt;pub&gt;SEGA of America, Inc.&lt;/pub&gt; &lt;dev&gt;Westwood Studios&lt;/dev&gt; &lt;genre&gt;Strategy&lt;/genre&gt; &lt;score&gt;4.1&lt;/score&gt; &lt;player&gt;1 Player&lt;/player&gt; &lt;story&gt;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lt;/story&gt; &lt;/game&gt;</text:p>
          </table:table-cell>
          <table:table-cell table:number-columns-repeated="1013"/>
        </table:table-row>
        <table:table-row table:style-name="ro1">
          <table:table-cell office:value-type="string">
            <text:p>Command &amp; Conquer (USA) (Disc 2)</text:p>
          </table:table-cell>
          <table:table-cell office:value-type="float" office:value="1996">
            <text:p>1996</text:p>
          </table:table-cell>
          <table:table-cell office:value-type="string">
            <text:p>ESRB - T (Teen)</text:p>
          </table:table-cell>
          <table:table-cell office:value-type="string">
            <text:p>Command &amp; Conquer <text:s/>Disk 2</text:p>
          </table:table-cell>
          <table:table-cell office:value-type="string">
            <text:p>SEGA of America, Inc.</text:p>
          </table:table-cell>
          <table:table-cell office:value-type="string">
            <text:p>Westwood Studios</text:p>
          </table:table-cell>
          <table:table-cell office:value-type="string">
            <text:p>Strategy</text:p>
          </table:table-cell>
          <table:table-cell office:value-type="float" office:value="4.1">
            <text:p>4.1</text:p>
          </table:table-cell>
          <table:table-cell office:value-type="string">
            <text:p>1 Player</text:p>
          </table:table-cell>
          <table:table-cell office:value-type="string">
            <text:p>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Command &amp; Conquer (USA) (Disc 2)&quot;&gt; &lt;year&gt;1996&lt;/year&gt; &lt;rating&gt;ESRB - T (Teen)&lt;/rating&gt; &lt;title&gt;Command &amp; Conquer  Disk 2&lt;/title&gt; &lt;pub&gt;SEGA of America, Inc.&lt;/pub&gt; &lt;dev&gt;Westwood Studios&lt;/dev&gt; &lt;genre&gt;Strategy&lt;/genre&gt; &lt;score&gt;4.1&lt;/score&gt; &lt;player&gt;1 Player&lt;/player&gt; &lt;story&gt;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lt;/story&gt; &lt;/game&gt;">
            <text:p>&lt;game name="Command &amp; Conquer (USA) (Disc 2)"&gt; &lt;year&gt;1996&lt;/year&gt; &lt;rating&gt;ESRB - T (Teen)&lt;/rating&gt; &lt;title&gt;Command &amp; Conquer <text:s/>Disk 2&lt;/title&gt; &lt;pub&gt;SEGA of America, Inc.&lt;/pub&gt; &lt;dev&gt;Westwood Studios&lt;/dev&gt; &lt;genre&gt;Strategy&lt;/genre&gt; &lt;score&gt;4.1&lt;/score&gt; &lt;player&gt;1 Player&lt;/player&gt; &lt;story&gt;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lt;/story&gt; &lt;/game&gt;</text:p>
          </table:table-cell>
          <table:table-cell table:number-columns-repeated="1013"/>
        </table:table-row>
        <table:table-row table:style-name="ro1">
          <table:table-cell office:value-type="string">
            <text:p>Congo - The Movie - The Lost City Of Zinj (USA)</text:p>
          </table:table-cell>
          <table:table-cell office:value-type="float" office:value="1996">
            <text:p>1996</text:p>
          </table:table-cell>
          <table:table-cell office:value-type="string">
            <text:p>ESRB - T (Teen)</text:p>
          </table:table-cell>
          <table:table-cell office:value-type="string">
            <text:p>Congo - The Movie - The Lost City Of Zinj </text:p>
          </table:table-cell>
          <table:table-cell office:value-type="string">
            <text:p>SEGA of America, Inc.</text:p>
          </table:table-cell>
          <table:table-cell office:value-type="string">
            <text:p>Jumpin' Jack Software</text:p>
          </table:table-cell>
          <table:table-cell office:value-type="string">
            <text:p>Shooter</text:p>
          </table:table-cell>
          <table:table-cell office:value-type="float" office:value="3.4">
            <text:p>3.4</text:p>
          </table:table-cell>
          <table:table-cell office:value-type="string">
            <text:p>1 Player</text:p>
          </table:table-cell>
          <table:table-cell office:value-type="string">
            <text:p>This game is loosely based off of the movie of the same name. <text:s/>The player is put in the role of a mercenary for the TraviCom Corporation who is sent in to find the Lost City of Zinj in an attempt to find the infamous diamond mine. <text:s/>The story is told through FMV with original scenes made for the game and spliced footage from the movie into it.****The gameplay is a standard first-person shooter, roaming through four different environments and shooting at various enemies such as giant spiders, mutant dragonflies, monstrous lizards and of course the dangerous gray apes. <text:s/>The starts out with a hand gun and can pick up more powerful weapons as well as medical packs to restore their health.</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Congo - The Movie - The Lost City Of Zinj (USA)&quot;&gt; &lt;year&gt;1996&lt;/year&gt; &lt;rating&gt;ESRB - T (Teen)&lt;/rating&gt; &lt;title&gt;Congo - The Movie - The Lost City Of Zinj &lt;/title&gt; &lt;pub&gt;SEGA of America, Inc.&lt;/pub&gt; &lt;dev&gt;Jumpin' Jack Software&lt;/dev&gt; &lt;genre&gt;Shooter&lt;/genre&gt; &lt;score&gt;3.4&lt;/score&gt; &lt;player&gt;1 Player&lt;/player&gt; &lt;story&gt;This game is loosely based off of the movie of the same name.  The player is put in the role of a mercenary for the TraviCom Corporation who is sent in to find the Lost City of Zinj in an attempt to find the infamous diamond mine.  The story is told through FMV with original scenes made for the game and spliced footage from the movie into it.****The gameplay is a standard first-person shooter, roaming through four different environments and shooting at various enemies such as giant spiders, mutant dragonflies, monstrous lizards and of course the dangerous gray apes.  The starts out with a hand gun and can pick up more powerful weapons as well as medical packs to restore their health.&lt;/story&gt; &lt;/game&gt;">
            <text:p>&lt;game name="Congo - The Movie - The Lost City Of Zinj (USA)"&gt; &lt;year&gt;1996&lt;/year&gt; &lt;rating&gt;ESRB - T (Teen)&lt;/rating&gt; &lt;title&gt;Congo - The Movie - The Lost City Of Zinj &lt;/title&gt; &lt;pub&gt;SEGA of America, Inc.&lt;/pub&gt; &lt;dev&gt;Jumpin' Jack Software&lt;/dev&gt; &lt;genre&gt;Shooter&lt;/genre&gt; &lt;score&gt;3.4&lt;/score&gt; &lt;player&gt;1 Player&lt;/player&gt; &lt;story&gt;This game is loosely based off of the movie of the same name. <text:s/>The player is put in the role of a mercenary for the TraviCom Corporation who is sent in to find the Lost City of Zinj in an attempt to find the infamous diamond mine. <text:s/>The story is told through FMV with original scenes made for the game and spliced footage from the movie into it.****The gameplay is a standard first-person shooter, roaming through four different environments and shooting at various enemies such as giant spiders, mutant dragonflies, monstrous lizards and of course the dangerous gray apes. <text:s/>The starts out with a hand gun and can pick up more powerful weapons as well as medical packs to restore their health.&lt;/story&gt; &lt;/game&gt;</text:p>
          </table:table-cell>
          <table:table-cell table:number-columns-repeated="1013"/>
        </table:table-row>
        <table:table-row table:style-name="ro1">
          <table:table-cell office:value-type="string">
            <text:p>Contra - Legacy of War (USA)</text:p>
          </table:table-cell>
          <table:table-cell office:value-type="float" office:value="1997">
            <text:p>1997</text:p>
          </table:table-cell>
          <table:table-cell office:value-type="string">
            <text:p>ESRB - T (Teen)</text:p>
          </table:table-cell>
          <table:table-cell office:value-type="string">
            <text:p>Contra - Legacy of War </text:p>
          </table:table-cell>
          <table:table-cell office:value-type="string">
            <text:p>Konami of America, Inc.</text:p>
          </table:table-cell>
          <table:table-cell office:value-type="string">
            <text:p>Appaloosa Interactive</text:p>
          </table:table-cell>
          <table:table-cell office:value-type="string">
            <text:p>Shooter</text:p>
          </table:table-cell>
          <table:table-cell office:value-type="string">
            <text:p>2.0</text:p>
          </table:table-cell>
          <table:table-cell office:value-type="string">
            <text:p>1-2 Players</text:p>
          </table:table-cell>
          <table:table-cell office:value-type="string">
            <text:p>The first Contra game for the 32-bit consoles and released exactly 10 years after the first Contra.****Unlike the original Contra and follow-ups, this is an overhead-view 2D shooter (with 3D graphics) that plays more like a side-scrolling Commando or Mercs.****The graphics are truly 3D; an option allows you to view them as red/blue images, and some packages of Contra: LoW come with 3D glasses to garner full enjoyment of the feature.****Hidden within the game – accessible on a certain level and through a secret code – are a mini-version of Gyruss and a Pac-Man-like game called Pactank.</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Contra - Legacy of War (USA)&quot;&gt; &lt;year&gt;1997&lt;/year&gt; &lt;rating&gt;ESRB - T (Teen)&lt;/rating&gt; &lt;title&gt;Contra - Legacy of War &lt;/title&gt; &lt;pub&gt;Konami of America, Inc.&lt;/pub&gt; &lt;dev&gt;Appaloosa Interactive&lt;/dev&gt; &lt;genre&gt;Shooter&lt;/genre&gt; &lt;score&gt;2.0&lt;/score&gt; &lt;player&gt;1-2 Players&lt;/player&gt; &lt;story&gt;The first Contra game for the 32-bit consoles and released exactly 10 years after the first Contra.****Unlike the original Contra and follow-ups, this is an overhead-view 2D shooter (with 3D graphics) that plays more like a side-scrolling Commando or Mercs.****The graphics are truly 3D; an option allows you to view them as red/blue images, and some packages of Contra: LoW come with 3D glasses to garner full enjoyment of the feature.****Hidden within the game – accessible on a certain level and through a secret code – are a mini-version of Gyruss and a Pac-Man-like game called Pactank.&lt;/story&gt; &lt;/game&gt;">
            <text:p>&lt;game name="Contra - Legacy of War (USA)"&gt; &lt;year&gt;1997&lt;/year&gt; &lt;rating&gt;ESRB - T (Teen)&lt;/rating&gt; &lt;title&gt;Contra - Legacy of War &lt;/title&gt; &lt;pub&gt;Konami of America, Inc.&lt;/pub&gt; &lt;dev&gt;Appaloosa Interactive&lt;/dev&gt; &lt;genre&gt;Shooter&lt;/genre&gt; &lt;score&gt;2.0&lt;/score&gt; &lt;player&gt;1-2 Players&lt;/player&gt; &lt;story&gt;The first Contra game for the 32-bit consoles and released exactly 10 years after the first Contra.****Unlike the original Contra and follow-ups, this is an overhead-view 2D shooter (with 3D graphics) that plays more like a side-scrolling Commando or Mercs.****The graphics are truly 3D; an option allows you to view them as red/blue images, and some packages of Contra: LoW come with 3D glasses to garner full enjoyment of the feature.****Hidden within the game – accessible on a certain level and through a secret code – are a mini-version of Gyruss and a Pac-Man-like game called Pactank.&lt;/story&gt; &lt;/game&gt;</text:p>
          </table:table-cell>
          <table:table-cell table:number-columns-repeated="1013"/>
        </table:table-row>
        <table:table-row table:style-name="ro1">
          <table:table-cell office:value-type="string">
            <text:p>Corpse Killer - Graveyard Edition (USA) (Disc 1)</text:p>
          </table:table-cell>
          <table:table-cell office:value-type="float" office:value="1995">
            <text:p>1995</text:p>
          </table:table-cell>
          <table:table-cell office:value-type="string">
            <text:p>ESRB - M (Mature)</text:p>
          </table:table-cell>
          <table:table-cell office:value-type="string">
            <text:p>Corpse Killer - Graveyard Edition <text:s/>Disk 1</text:p>
          </table:table-cell>
          <table:table-cell office:value-type="string">
            <text:p>Digital Pictures, Inc.</text:p>
          </table:table-cell>
          <table:table-cell office:value-type="string">
            <text:p>Digital Pictures</text:p>
          </table:table-cell>
          <table:table-cell office:value-type="string">
            <text:p>Gun</text:p>
          </table:table-cell>
          <table:table-cell office:value-type="float" office:value="1.7">
            <text:p>1.7</text:p>
          </table:table-cell>
          <table:table-cell office:value-type="string">
            <text:p>1 Player</text:p>
          </table:table-cell>
          <table:table-cell office:value-type="string">
            <text:p>Corpse Killer is a full-motion-video (FMV) shoot-'em up. It seems the evil genius Dr. Hellman has found a way to raise the dead and created an island of zombies. The player is an elite special forces soldier who has been parachuted onto the island; it is up to them to shoot their way through the undead hordes and stop Dr. Hellman. The game is played from a first-person perspective. Various zombies pop up in front of a video background and the player must shoot them down either by moving a mouse cursor on screen or by using a light gun. The Saturn version has a few different features, including extra power-ups and additional enemy footage.</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Corpse Killer - Graveyard Edition (USA) (Disc 1)&quot;&gt; &lt;year&gt;1995&lt;/year&gt; &lt;rating&gt;ESRB - M (Mature)&lt;/rating&gt; &lt;title&gt;Corpse Killer - Graveyard Edition  Disk 1&lt;/title&gt; &lt;pub&gt;Digital Pictures, Inc.&lt;/pub&gt; &lt;dev&gt;Digital Pictures&lt;/dev&gt; &lt;genre&gt;Gun&lt;/genre&gt; &lt;score&gt;1.7&lt;/score&gt; &lt;player&gt;1 Player&lt;/player&gt; &lt;story&gt;Corpse Killer is a full-motion-video (FMV) shoot-'em up. It seems the evil genius Dr. Hellman has found a way to raise the dead and created an island of zombies. The player is an elite special forces soldier who has been parachuted onto the island; it is up to them to shoot their way through the undead hordes and stop Dr. Hellman. The game is played from a first-person perspective. Various zombies pop up in front of a video background and the player must shoot them down either by moving a mouse cursor on screen or by using a light gun. The Saturn version has a few different features, including extra power-ups and additional enemy footage.&lt;/story&gt; &lt;/game&gt;">
            <text:p>&lt;game name="Corpse Killer - Graveyard Edition (USA) (Disc 1)"&gt; &lt;year&gt;1995&lt;/year&gt; &lt;rating&gt;ESRB - M (Mature)&lt;/rating&gt; &lt;title&gt;Corpse Killer - Graveyard Edition <text:s/>Disk 1&lt;/title&gt; &lt;pub&gt;Digital Pictures, Inc.&lt;/pub&gt; &lt;dev&gt;Digital Pictures&lt;/dev&gt; &lt;genre&gt;Gun&lt;/genre&gt; &lt;score&gt;1.7&lt;/score&gt; &lt;player&gt;1 Player&lt;/player&gt; &lt;story&gt;Corpse Killer is a full-motion-video (FMV) shoot-'em up. It seems the evil genius Dr. Hellman has found a way to raise the dead and created an island of zombies. The player is an elite special forces soldier who has been parachuted onto the island; it is up to them to shoot their way through the undead hordes and stop Dr. Hellman. The game is played from a first-person perspective. Various zombies pop up in front of a video background and the player must shoot them down either by moving a mouse cursor on screen or by using a light gun. The Saturn version has a few different features, including extra power-ups and additional enemy footage.&lt;/story&gt; &lt;/game&gt;</text:p>
          </table:table-cell>
          <table:table-cell table:number-columns-repeated="1013"/>
        </table:table-row>
        <table:table-row table:style-name="ro1">
          <table:table-cell office:value-type="string">
            <text:p>Corpse Killer - Graveyard Edition (USA) (Disc 2)</text:p>
          </table:table-cell>
          <table:table-cell office:value-type="float" office:value="1995">
            <text:p>1995</text:p>
          </table:table-cell>
          <table:table-cell office:value-type="string">
            <text:p>ESRB - M (Mature)</text:p>
          </table:table-cell>
          <table:table-cell office:value-type="string">
            <text:p>Corpse Killer - Graveyard Edition <text:s/>Disk 2</text:p>
          </table:table-cell>
          <table:table-cell office:value-type="string">
            <text:p>Digital Pictures, Inc.</text:p>
          </table:table-cell>
          <table:table-cell office:value-type="string">
            <text:p>Digital Pictures</text:p>
          </table:table-cell>
          <table:table-cell office:value-type="string">
            <text:p>Gun</text:p>
          </table:table-cell>
          <table:table-cell office:value-type="float" office:value="1.7">
            <text:p>1.7</text:p>
          </table:table-cell>
          <table:table-cell office:value-type="string">
            <text:p>1 Player</text:p>
          </table:table-cell>
          <table:table-cell office:value-type="string">
            <text:p>Corpse Killer is a full-motion-video (FMV) shoot-'em up. It seems the evil genius Dr. Hellman has found a way to raise the dead and created an island of zombies. The player is an elite special forces soldier who has been parachuted onto the island; it is up to them to shoot their way through the undead hordes and stop Dr. Hellman. The game is played from a first-person perspective. Various zombies pop up in front of a video background and the player must shoot them down either by moving a mouse cursor on screen or by using a light gun. The Saturn version has a few different features, including extra power-ups and additional enemy footage.</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Corpse Killer - Graveyard Edition (USA) (Disc 2)&quot;&gt; &lt;year&gt;1995&lt;/year&gt; &lt;rating&gt;ESRB - M (Mature)&lt;/rating&gt; &lt;title&gt;Corpse Killer - Graveyard Edition  Disk 2&lt;/title&gt; &lt;pub&gt;Digital Pictures, Inc.&lt;/pub&gt; &lt;dev&gt;Digital Pictures&lt;/dev&gt; &lt;genre&gt;Gun&lt;/genre&gt; &lt;score&gt;1.7&lt;/score&gt; &lt;player&gt;1 Player&lt;/player&gt; &lt;story&gt;Corpse Killer is a full-motion-video (FMV) shoot-'em up. It seems the evil genius Dr. Hellman has found a way to raise the dead and created an island of zombies. The player is an elite special forces soldier who has been parachuted onto the island; it is up to them to shoot their way through the undead hordes and stop Dr. Hellman. The game is played from a first-person perspective. Various zombies pop up in front of a video background and the player must shoot them down either by moving a mouse cursor on screen or by using a light gun. The Saturn version has a few different features, including extra power-ups and additional enemy footage.&lt;/story&gt; &lt;/game&gt;">
            <text:p>&lt;game name="Corpse Killer - Graveyard Edition (USA) (Disc 2)"&gt; &lt;year&gt;1995&lt;/year&gt; &lt;rating&gt;ESRB - M (Mature)&lt;/rating&gt; &lt;title&gt;Corpse Killer - Graveyard Edition <text:s/>Disk 2&lt;/title&gt; &lt;pub&gt;Digital Pictures, Inc.&lt;/pub&gt; &lt;dev&gt;Digital Pictures&lt;/dev&gt; &lt;genre&gt;Gun&lt;/genre&gt; &lt;score&gt;1.7&lt;/score&gt; &lt;player&gt;1 Player&lt;/player&gt; &lt;story&gt;Corpse Killer is a full-motion-video (FMV) shoot-'em up. It seems the evil genius Dr. Hellman has found a way to raise the dead and created an island of zombies. The player is an elite special forces soldier who has been parachuted onto the island; it is up to them to shoot their way through the undead hordes and stop Dr. Hellman. The game is played from a first-person perspective. Various zombies pop up in front of a video background and the player must shoot them down either by moving a mouse cursor on screen or by using a light gun. The Saturn version has a few different features, including extra power-ups and additional enemy footage.&lt;/story&gt; &lt;/game&gt;</text:p>
          </table:table-cell>
          <table:table-cell table:number-columns-repeated="1013"/>
        </table:table-row>
        <table:table-row table:style-name="ro1">
          <table:table-cell office:value-type="string">
            <text:p>Courier Crisis (USA)</text:p>
          </table:table-cell>
          <table:table-cell office:value-type="float" office:value="1998">
            <text:p>1998</text:p>
          </table:table-cell>
          <table:table-cell office:value-type="string">
            <text:p>ESRB - E (Everyone)</text:p>
          </table:table-cell>
          <table:table-cell office:value-type="string">
            <text:p>Courier Crisis </text:p>
          </table:table-cell>
          <table:table-cell office:value-type="string">
            <text:p>GT Interactive Software Corp.</text:p>
          </table:table-cell>
          <table:table-cell office:value-type="string">
            <text:p>New Level Software</text:p>
          </table:table-cell>
          <table:table-cell office:value-type="string">
            <text:p>Driving</text:p>
          </table:table-cell>
          <table:table-cell office:value-type="string">
            <text:p>4.0</text:p>
          </table:table-cell>
          <table:table-cell office:value-type="string">
            <text:p>1 Player</text:p>
          </table:table-cell>
          <table:table-cell office:value-type="string">
            <text:p>Courier Crisis is a game that simulates the life of a bicycle courier. <text:s/>As you peddle around a virtual city, you must pick up packages from grumpy customers, and then deliver them to other grumpy customers before a timer runs out.****The 3D city and the traffic in Courier Crisis are your biggest obstacles. <text:s/>You can pull off crazy jumps and huge tricks that help you dodge them. <text:s/>There are many different areas of the city in which you can do delivery runs, such as the wharf, China town, the slums, and the city center. In total, there are more than 250 missions to complete. <text:s/>As you complete missions, you earn money that you can use to buy better rides.</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Courier Crisis (USA)&quot;&gt; &lt;year&gt;1998&lt;/year&gt; &lt;rating&gt;ESRB - E (Everyone)&lt;/rating&gt; &lt;title&gt;Courier Crisis &lt;/title&gt; &lt;pub&gt;GT Interactive Software Corp.&lt;/pub&gt; &lt;dev&gt;New Level Software&lt;/dev&gt; &lt;genre&gt;Driving&lt;/genre&gt; &lt;score&gt;4.0&lt;/score&gt; &lt;player&gt;1 Player&lt;/player&gt; &lt;story&gt;Courier Crisis is a game that simulates the life of a bicycle courier.  As you peddle around a virtual city, you must pick up packages from grumpy customers, and then deliver them to other grumpy customers before a timer runs out.****The 3D city and the traffic in Courier Crisis are your biggest obstacles.  You can pull off crazy jumps and huge tricks that help you dodge them.  There are many different areas of the city in which you can do delivery runs, such as the wharf, China town, the slums, and the city center. In total, there are more than 250 missions to complete.  As you complete missions, you earn money that you can use to buy better rides.&lt;/story&gt; &lt;/game&gt;">
            <text:p>&lt;game name="Courier Crisis (USA)"&gt; &lt;year&gt;1998&lt;/year&gt; &lt;rating&gt;ESRB - E (Everyone)&lt;/rating&gt; &lt;title&gt;Courier Crisis &lt;/title&gt; &lt;pub&gt;GT Interactive Software Corp.&lt;/pub&gt; &lt;dev&gt;New Level Software&lt;/dev&gt; &lt;genre&gt;Driving&lt;/genre&gt; &lt;score&gt;4.0&lt;/score&gt; &lt;player&gt;1 Player&lt;/player&gt; &lt;story&gt;Courier Crisis is a game that simulates the life of a bicycle courier. <text:s/>As you peddle around a virtual city, you must pick up packages from grumpy customers, and then deliver them to other grumpy customers before a timer runs out.****The 3D city and the traffic in Courier Crisis are your biggest obstacles. <text:s/>You can pull off crazy jumps and huge tricks that help you dodge them. <text:s/>There are many different areas of the city in which you can do delivery runs, such as the wharf, China town, the slums, and the city center. In total, there are more than 250 missions to complete. <text:s/>As you complete missions, you earn money that you can use to buy better rides.&lt;/story&gt; &lt;/game&gt;</text:p>
          </table:table-cell>
          <table:table-cell table:number-columns-repeated="1013"/>
        </table:table-row>
        <table:table-row table:style-name="ro1">
          <table:table-cell office:value-type="string">
            <text:p>Creature Shock (USA) (Disc 1)</text:p>
          </table:table-cell>
          <table:table-cell office:value-type="float" office:value="1996">
            <text:p>1996</text:p>
          </table:table-cell>
          <table:table-cell office:value-type="string">
            <text:p>ESRB - T (Teen)</text:p>
          </table:table-cell>
          <table:table-cell office:value-type="string">
            <text:p>Creature Shock <text:s/>Disk 1</text:p>
          </table:table-cell>
          <table:table-cell office:value-type="string">
            <text:p>Data East USA, Inc.</text:p>
          </table:table-cell>
          <table:table-cell office:value-type="string">
            <text:p>Interactive Studios</text:p>
          </table:table-cell>
          <table:table-cell office:value-type="string">
            <text:p>Shooter</text:p>
          </table:table-cell>
          <table:table-cell office:value-type="float" office:value="2.8">
            <text:p>2.8</text:p>
          </table:table-cell>
          <table:table-cell office:value-type="string">
            <text:p>1 Player</text:p>
          </table:table-cell>
          <table:table-cell office:value-type="string">
            <text:p>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Creature Shock (USA) (Disc 1)&quot;&gt; &lt;year&gt;1996&lt;/year&gt; &lt;rating&gt;ESRB - T (Teen)&lt;/rating&gt; &lt;title&gt;Creature Shock  Disk 1&lt;/title&gt; &lt;pub&gt;Data East USA, Inc.&lt;/pub&gt; &lt;dev&gt;Interactive Studios&lt;/dev&gt; &lt;genre&gt;Shooter&lt;/genre&gt; &lt;score&gt;2.8&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
            <text:p>&lt;game name="Creature Shock (USA) (Disc 1)"&gt; &lt;year&gt;1996&lt;/year&gt; &lt;rating&gt;ESRB - T (Teen)&lt;/rating&gt; &lt;title&gt;Creature Shock <text:s/>Disk 1&lt;/title&gt; &lt;pub&gt;Data East USA, Inc.&lt;/pub&gt; &lt;dev&gt;Interactive Studios&lt;/dev&gt; &lt;genre&gt;Shooter&lt;/genre&gt; &lt;score&gt;2.8&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text:p>
          </table:table-cell>
          <table:table-cell table:number-columns-repeated="1013"/>
        </table:table-row>
        <table:table-row table:style-name="ro1">
          <table:table-cell office:value-type="string">
            <text:p>Creature Shock (USA) (Disc 2)</text:p>
          </table:table-cell>
          <table:table-cell office:value-type="float" office:value="1996">
            <text:p>1996</text:p>
          </table:table-cell>
          <table:table-cell office:value-type="string">
            <text:p>ESRB - T (Teen)</text:p>
          </table:table-cell>
          <table:table-cell office:value-type="string">
            <text:p>Creature Shock <text:s/>Disk 2</text:p>
          </table:table-cell>
          <table:table-cell office:value-type="string">
            <text:p>Data East USA, Inc.</text:p>
          </table:table-cell>
          <table:table-cell office:value-type="string">
            <text:p>Interactive Studios</text:p>
          </table:table-cell>
          <table:table-cell office:value-type="string">
            <text:p>Shooter</text:p>
          </table:table-cell>
          <table:table-cell office:value-type="float" office:value="2.8">
            <text:p>2.8</text:p>
          </table:table-cell>
          <table:table-cell office:value-type="string">
            <text:p>1 Player</text:p>
          </table:table-cell>
          <table:table-cell office:value-type="string">
            <text:p>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Creature Shock (USA) (Disc 2)&quot;&gt; &lt;year&gt;1996&lt;/year&gt; &lt;rating&gt;ESRB - T (Teen)&lt;/rating&gt; &lt;title&gt;Creature Shock  Disk 2&lt;/title&gt; &lt;pub&gt;Data East USA, Inc.&lt;/pub&gt; &lt;dev&gt;Interactive Studios&lt;/dev&gt; &lt;genre&gt;Shooter&lt;/genre&gt; &lt;score&gt;2.8&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
            <text:p>&lt;game name="Creature Shock (USA) (Disc 2)"&gt; &lt;year&gt;1996&lt;/year&gt; &lt;rating&gt;ESRB - T (Teen)&lt;/rating&gt; &lt;title&gt;Creature Shock <text:s/>Disk 2&lt;/title&gt; &lt;pub&gt;Data East USA, Inc.&lt;/pub&gt; &lt;dev&gt;Interactive Studios&lt;/dev&gt; &lt;genre&gt;Shooter&lt;/genre&gt; &lt;score&gt;2.8&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text:p>
          </table:table-cell>
          <table:table-cell table:number-columns-repeated="1013"/>
        </table:table-row>
        <table:table-row table:style-name="ro1">
          <table:table-cell office:value-type="string">
            <text:p>Crime Wave (USA)</text:p>
          </table:table-cell>
          <table:table-cell office:value-type="float" office:value="1997">
            <text:p>1997</text:p>
          </table:table-cell>
          <table:table-cell office:value-type="string">
            <text:p>ESRB - E (Everyone)</text:p>
          </table:table-cell>
          <table:table-cell office:value-type="string">
            <text:p>Crime Wave </text:p>
          </table:table-cell>
          <table:table-cell office:value-type="string">
            <text:p>Eidos Interactive, Inc.</text:p>
          </table:table-cell>
          <table:table-cell office:value-type="string">
            <text:p>Kremlin</text:p>
          </table:table-cell>
          <table:table-cell office:value-type="string">
            <text:p>Driving</text:p>
          </table:table-cell>
          <table:table-cell office:value-type="float" office:value="2.7">
            <text:p>2.7</text:p>
          </table:table-cell>
          <table:table-cell office:value-type="string">
            <text:p>1-2 Players</text:p>
          </table:table-cell>
          <table:table-cell office:value-type="string">
            <text:p>Welcome to the urban jungle. <text:s/>Crime is out of control and the cops have been replaced by bounty hunters like you. <text:s/>Fire up one of eight heavily-armed vehicles and buzz through eight zones of devastation. <text:s/>Use guns, grenades, rocket launchers, tire treads...whatever it takes.****Car combat game released only on the Sega Saturn.</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Crime Wave (USA)&quot;&gt; &lt;year&gt;1997&lt;/year&gt; &lt;rating&gt;ESRB - E (Everyone)&lt;/rating&gt; &lt;title&gt;Crime Wave &lt;/title&gt; &lt;pub&gt;Eidos Interactive, Inc.&lt;/pub&gt; &lt;dev&gt;Kremlin&lt;/dev&gt; &lt;genre&gt;Driving&lt;/genre&gt; &lt;score&gt;2.7&lt;/score&gt; &lt;player&gt;1-2 Players&lt;/player&gt; &lt;story&gt;Welcome to the urban jungle.  Crime is out of control and the cops have been replaced by bounty hunters like you.  Fire up one of eight heavily-armed vehicles and buzz through eight zones of devastation.  Use guns, grenades, rocket launchers, tire treads...whatever it takes.****Car combat game released only on the Sega Saturn.&lt;/story&gt; &lt;/game&gt;">
            <text:p>&lt;game name="Crime Wave (USA)"&gt; &lt;year&gt;1997&lt;/year&gt; &lt;rating&gt;ESRB - E (Everyone)&lt;/rating&gt; &lt;title&gt;Crime Wave &lt;/title&gt; &lt;pub&gt;Eidos Interactive, Inc.&lt;/pub&gt; &lt;dev&gt;Kremlin&lt;/dev&gt; &lt;genre&gt;Driving&lt;/genre&gt; &lt;score&gt;2.7&lt;/score&gt; &lt;player&gt;1-2 Players&lt;/player&gt; &lt;story&gt;Welcome to the urban jungle. <text:s/>Crime is out of control and the cops have been replaced by bounty hunters like you. <text:s/>Fire up one of eight heavily-armed vehicles and buzz through eight zones of devastation. <text:s/>Use guns, grenades, rocket launchers, tire treads...whatever it takes.****Car combat game released only on the Sega Saturn.&lt;/story&gt; &lt;/game&gt;</text:p>
          </table:table-cell>
          <table:table-cell table:number-columns-repeated="1013"/>
        </table:table-row>
        <table:table-row table:style-name="ro1">
          <table:table-cell office:value-type="string">
            <text:p>Criticom - The Critical Combat (USA)</text:p>
          </table:table-cell>
          <table:table-cell office:value-type="float" office:value="1996">
            <text:p>1996</text:p>
          </table:table-cell>
          <table:table-cell office:value-type="string">
            <text:p>ESRB - T (Teen)</text:p>
          </table:table-cell>
          <table:table-cell office:value-type="string">
            <text:p>Criticom - The Critical Combat </text:p>
          </table:table-cell>
          <table:table-cell office:value-type="string">
            <text:p>Vic Tokai, Inc.</text:p>
          </table:table-cell>
          <table:table-cell office:value-type="string">
            <text:p>Kronos Digital Entertainment</text:p>
          </table:table-cell>
          <table:table-cell office:value-type="string">
            <text:p>Fighter</text:p>
          </table:table-cell>
          <table:table-cell office:value-type="float" office:value="2.3">
            <text:p>2.3</text:p>
          </table:table-cell>
          <table:table-cell office:value-type="string">
            <text:p>1-2 Players</text:p>
          </table:table-cell>
          <table:table-cell office:value-type="string">
            <text:p>Criticom is a one-on-one fighting game where 8 diverse fighters from across the galaxy vie for a crystal artifact. The game features a sci-fi backstory that involves mystery and intrigue surrounding the crystal and each of the 8 fighters is given a unique storyline to explain why he or she is so interested in the artifact. Among the colorful characters are a giant lizard man named Gorm, a ninja lady named Yenji, a killing robot named S.I.D., and a mysterious vampire-like creature named Demonica who places little value on clothing.****The fighting action takes place on a round, elevated platform. Each fighter begins the fight with a full power meter and one power meter refill in reserve that is activated when the primary meter is depleted. Thus, there are no rounds. The fight runs until one fighter is knocked out (no more power in their meter), one is knocked out of the arena (or steps/jumps out), or the time runs out.</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Criticom - The Critical Combat (USA)&quot;&gt; &lt;year&gt;1996&lt;/year&gt; &lt;rating&gt;ESRB - T (Teen)&lt;/rating&gt; &lt;title&gt;Criticom - The Critical Combat &lt;/title&gt; &lt;pub&gt;Vic Tokai, Inc.&lt;/pub&gt; &lt;dev&gt;Kronos Digital Entertainment&lt;/dev&gt; &lt;genre&gt;Fighter&lt;/genre&gt; &lt;score&gt;2.3&lt;/score&gt; &lt;player&gt;1-2 Players&lt;/player&gt; &lt;story&gt;Criticom is a one-on-one fighting game where 8 diverse fighters from across the galaxy vie for a crystal artifact. The game features a sci-fi backstory that involves mystery and intrigue surrounding the crystal and each of the 8 fighters is given a unique storyline to explain why he or she is so interested in the artifact. Among the colorful characters are a giant lizard man named Gorm, a ninja lady named Yenji, a killing robot named S.I.D., and a mysterious vampire-like creature named Demonica who places little value on clothing.****The fighting action takes place on a round, elevated platform. Each fighter begins the fight with a full power meter and one power meter refill in reserve that is activated when the primary meter is depleted. Thus, there are no rounds. The fight runs until one fighter is knocked out (no more power in their meter), one is knocked out of the arena (or steps/jumps out), or the time runs out.&lt;/story&gt; &lt;/game&gt;">
            <text:p>&lt;game name="Criticom - The Critical Combat (USA)"&gt; &lt;year&gt;1996&lt;/year&gt; &lt;rating&gt;ESRB - T (Teen)&lt;/rating&gt; &lt;title&gt;Criticom - The Critical Combat &lt;/title&gt; &lt;pub&gt;Vic Tokai, Inc.&lt;/pub&gt; &lt;dev&gt;Kronos Digital Entertainment&lt;/dev&gt; &lt;genre&gt;Fighter&lt;/genre&gt; &lt;score&gt;2.3&lt;/score&gt; &lt;player&gt;1-2 Players&lt;/player&gt; &lt;story&gt;Criticom is a one-on-one fighting game where 8 diverse fighters from across the galaxy vie for a crystal artifact. The game features a sci-fi backstory that involves mystery and intrigue surrounding the crystal and each of the 8 fighters is given a unique storyline to explain why he or she is so interested in the artifact. Among the colorful characters are a giant lizard man named Gorm, a ninja lady named Yenji, a killing robot named S.I.D., and a mysterious vampire-like creature named Demonica who places little value on clothing.****The fighting action takes place on a round, elevated platform. Each fighter begins the fight with a full power meter and one power meter refill in reserve that is activated when the primary meter is depleted. Thus, there are no rounds. The fight runs until one fighter is knocked out (no more power in their meter), one is knocked out of the arena (or steps/jumps out), or the time runs out.&lt;/story&gt; &lt;/game&gt;</text:p>
          </table:table-cell>
          <table:table-cell table:number-columns-repeated="1013"/>
        </table:table-row>
        <table:table-row table:style-name="ro1">
          <table:table-cell office:value-type="string">
            <text:p>Croc - Legend of the Gobbos (USA)</text:p>
          </table:table-cell>
          <table:table-cell office:value-type="float" office:value="1998">
            <text:p>1998</text:p>
          </table:table-cell>
          <table:table-cell office:value-type="string">
            <text:p>ESRB - E (Everyone)</text:p>
          </table:table-cell>
          <table:table-cell office:value-type="string">
            <text:p>Croc - Legend of the Gobbos </text:p>
          </table:table-cell>
          <table:table-cell office:value-type="string">
            <text:p>Fox Interactive, Inc.</text:p>
          </table:table-cell>
          <table:table-cell office:value-type="string">
            <text:p>Argonaut Games</text:p>
          </table:table-cell>
          <table:table-cell office:value-type="string">
            <text:p>Platform</text:p>
          </table:table-cell>
          <table:table-cell office:value-type="float" office:value="3.6">
            <text:p>3.6</text:p>
          </table:table-cell>
          <table:table-cell office:value-type="string">
            <text:p>1 Player</text:p>
          </table:table-cell>
          <table:table-cell office:value-type="string">
            <text:p>All is not well in Croc's world. <text:s/>His friends, the Gobbos, have been captured by the evil Baron Dante. <text:s/>It is your mission in this 3D platformer to search through 42 different levels to save all of your friends before it's too late.</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Croc - Legend of the Gobbos (USA)&quot;&gt; &lt;year&gt;1998&lt;/year&gt; &lt;rating&gt;ESRB - E (Everyone)&lt;/rating&gt; &lt;title&gt;Croc - Legend of the Gobbos &lt;/title&gt; &lt;pub&gt;Fox Interactive, Inc.&lt;/pub&gt; &lt;dev&gt;Argonaut Games&lt;/dev&gt; &lt;genre&gt;Platform&lt;/genre&gt; &lt;score&gt;3.6&lt;/score&gt; &lt;player&gt;1 Player&lt;/player&gt; &lt;story&gt;All is not well in Croc's world.  His friends, the Gobbos, have been captured by the evil Baron Dante.  It is your mission in this 3D platformer to search through 42 different levels to save all of your friends before it's too late.&lt;/story&gt; &lt;/game&gt;">
            <text:p>&lt;game name="Croc - Legend of the Gobbos (USA)"&gt; &lt;year&gt;1998&lt;/year&gt; &lt;rating&gt;ESRB - E (Everyone)&lt;/rating&gt; &lt;title&gt;Croc - Legend of the Gobbos &lt;/title&gt; &lt;pub&gt;Fox Interactive, Inc.&lt;/pub&gt; &lt;dev&gt;Argonaut Games&lt;/dev&gt; &lt;genre&gt;Platform&lt;/genre&gt; &lt;score&gt;3.6&lt;/score&gt; &lt;player&gt;1 Player&lt;/player&gt; &lt;story&gt;All is not well in Croc's world. <text:s/>His friends, the Gobbos, have been captured by the evil Baron Dante. <text:s/>It is your mission in this 3D platformer to search through 42 different levels to save all of your friends before it's too late.&lt;/story&gt; &lt;/game&gt;</text:p>
          </table:table-cell>
          <table:table-cell table:number-columns-repeated="1013"/>
        </table:table-row>
        <table:table-row table:style-name="ro1">
          <table:table-cell office:value-type="string">
            <text:p>Crow, The - City of Angels (USA)</text:p>
          </table:table-cell>
          <table:table-cell office:value-type="float" office:value="1997">
            <text:p>1997</text:p>
          </table:table-cell>
          <table:table-cell office:value-type="string">
            <text:p>ESRB - M (Mature)</text:p>
          </table:table-cell>
          <table:table-cell office:value-type="string">
            <text:p>Crow, The - City of Angels </text:p>
          </table:table-cell>
          <table:table-cell office:value-type="string">
            <text:p>Acclaim Entertainment, Inc.</text:p>
          </table:table-cell>
          <table:table-cell office:value-type="string">
            <text:p>Gray Matter</text:p>
          </table:table-cell>
          <table:table-cell office:value-type="string">
            <text:p>Beat-'Em-Up</text:p>
          </table:table-cell>
          <table:table-cell office:value-type="float" office:value="2.5">
            <text:p>2.5</text:p>
          </table:table-cell>
          <table:table-cell office:value-type="string">
            <text:p>1 Player</text:p>
          </table:table-cell>
          <table:table-cell office:value-type="string">
            <text:p>The Crow: City of Angels is a video game adaption of the 1996 film of the same name.****Brought back from the dead by the mysterious crow, Ashe will stop at nothing to avenge his and his son's execution at the hands of the minions of Judah, the city’s crime lord. One by one they will face the crow!****The Crow: COA is a 3D fighting game in which the player wanders from screen to screen, fighting everybody they come across with a wide variety of kicks and punches that vary based on your proximity to your foe. There is also a large range of weapons including pistols, shotgun's, knives, pool cues, pipes and steel drums.</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Crow, The - City of Angels (USA)&quot;&gt; &lt;year&gt;1997&lt;/year&gt; &lt;rating&gt;ESRB - M (Mature)&lt;/rating&gt; &lt;title&gt;Crow, The - City of Angels &lt;/title&gt; &lt;pub&gt;Acclaim Entertainment, Inc.&lt;/pub&gt; &lt;dev&gt;Gray Matter&lt;/dev&gt; &lt;genre&gt;Beat-'Em-Up&lt;/genre&gt; &lt;score&gt;2.5&lt;/score&gt; &lt;player&gt;1 Player&lt;/player&gt; &lt;story&gt;The Crow: City of Angels is a video game adaption of the 1996 film of the same name.****Brought back from the dead by the mysterious crow, Ashe will stop at nothing to avenge his and his son's execution at the hands of the minions of Judah, the city’s crime lord. One by one they will face the crow!****The Crow: COA is a 3D fighting game in which the player wanders from screen to screen, fighting everybody they come across with a wide variety of kicks and punches that vary based on your proximity to your foe. There is also a large range of weapons including pistols, shotgun's, knives, pool cues, pipes and steel drums.&lt;/story&gt; &lt;/game&gt;">
            <text:p>&lt;game name="Crow, The - City of Angels (USA)"&gt; &lt;year&gt;1997&lt;/year&gt; &lt;rating&gt;ESRB - M (Mature)&lt;/rating&gt; &lt;title&gt;Crow, The - City of Angels &lt;/title&gt; &lt;pub&gt;Acclaim Entertainment, Inc.&lt;/pub&gt; &lt;dev&gt;Gray Matter&lt;/dev&gt; &lt;genre&gt;Beat-'Em-Up&lt;/genre&gt; &lt;score&gt;2.5&lt;/score&gt; &lt;player&gt;1 Player&lt;/player&gt; &lt;story&gt;The Crow: City of Angels is a video game adaption of the 1996 film of the same name.****Brought back from the dead by the mysterious crow, Ashe will stop at nothing to avenge his and his son's execution at the hands of the minions of Judah, the city’s crime lord. One by one they will face the crow!****The Crow: COA is a 3D fighting game in which the player wanders from screen to screen, fighting everybody they come across with a wide variety of kicks and punches that vary based on your proximity to your foe. There is also a large range of weapons including pistols, shotgun's, knives, pool cues, pipes and steel drums.&lt;/story&gt; &lt;/game&gt;</text:p>
          </table:table-cell>
          <table:table-cell table:number-columns-repeated="1013"/>
        </table:table-row>
        <table:table-row table:style-name="ro1">
          <table:table-cell office:value-type="string">
            <text:p>Crusader - No Remorse (USA)</text:p>
          </table:table-cell>
          <table:table-cell office:value-type="float" office:value="1997">
            <text:p>1997</text:p>
          </table:table-cell>
          <table:table-cell office:value-type="string">
            <text:p>ESRB - T (Teen)</text:p>
          </table:table-cell>
          <table:table-cell office:value-type="string">
            <text:p>Crusader - No Remorse </text:p>
          </table:table-cell>
          <table:table-cell office:value-type="string">
            <text:p>ORIGIN Systems, Inc.</text:p>
          </table:table-cell>
          <table:table-cell office:value-type="string">
            <text:p>Realtime Associates</text:p>
          </table:table-cell>
          <table:table-cell office:value-type="string">
            <text:p>Adventure</text:p>
          </table:table-cell>
          <table:table-cell office:value-type="float" office:value="3.5">
            <text:p>3.5</text:p>
          </table:table-cell>
          <table:table-cell office:value-type="string">
            <text:p>1 Player</text:p>
          </table:table-cell>
          <table:table-cell office:value-type="string">
            <text:p>You are a silencer, the elite of the elite soldiers of World Economic Consortium. You are used to orders of hunting down the Resistance, a ragtag band of rebels committing sabotage and other acts of terrorism against the WEC, but slowly, you realized the WEC is not quite what it appears to be... then one day you and two other Silencers, your best buddies, were ambushed by a WEC mech patrol when it was supposed to be a routine mission. You alone survived. It is clear that the Silencer is being silenced... and the only place to turn is the Resistance... ****Crusader: No Remorse is the first in the series, which is best described as a 2D isometric shooter. Your silencer can roll left, roll right, kneel, jump, run, and perform other acrobatic moves. You get plenty of different weapons, from assault rifles and shotguns to grenade launchers and lasers, to really exotic weapons like microwave cannon, EMP discharger, and even plasma cannons. You're up against the full military might of the WEC, from simple guards to full-fledged Guardmechs and elite forces (though none are quite as good as you). You can find supplies and money off of killed enemies (if you left a body, that is, and some of the extreme weapons don't). You'll often need to bypass traps, open doors, disable alarms, take out security cameras, and more. The action is intense, and there's usually a bit of puzzle involved. It's often a matter of exploring the map to find a switch or a terminal with the code that'll let you access another part or another level of the map. ****Between missions you can chat in the Resistance base and/or buy/sell weapons. You can also find recharge stations to replenish your energy and health (you can also find batteries and first aid kits too). The missions range from simple sabotage to rescue.</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Crusader - No Remorse (USA)&quot;&gt; &lt;year&gt;1997&lt;/year&gt; &lt;rating&gt;ESRB - T (Teen)&lt;/rating&gt; &lt;title&gt;Crusader - No Remorse &lt;/title&gt; &lt;pub&gt;ORIGIN Systems, Inc.&lt;/pub&gt; &lt;dev&gt;Realtime Associates&lt;/dev&gt; &lt;genre&gt;Adventure&lt;/genre&gt; &lt;score&gt;3.5&lt;/score&gt; &lt;player&gt;1 Player&lt;/player&gt; &lt;story&gt;You are a silencer, the elite of the elite soldiers of World Economic Consortium. You are used to orders of hunting down the Resistance, a ragtag band of rebels committing sabotage and other acts of terrorism against the WEC, but slowly, you realized the WEC is not quite what it appears to be... then one day you and two other Silencers, your best buddies, were ambushed by a WEC mech patrol when it was supposed to be a routine mission. You alone survived. It is clear that the Silencer is being silenced... and the only place to turn is the Resistance... ****Crusader: No Remorse is the first in the series, which is best described as a 2D isometric shooter. Your silencer can roll left, roll right, kneel, jump, run, and perform other acrobatic moves. You get plenty of different weapons, from assault rifles and shotguns to grenade launchers and lasers, to really exotic weapons like microwave cannon, EMP discharger, and even plasma cannons. You're up against the full military might of the WEC, from simple guards to full-fledged Guardmechs and elite forces (though none are quite as good as you). You can find supplies and money off of killed enemies (if you left a body, that is, and some of the extreme weapons don't). You'll often need to bypass traps, open doors, disable alarms, take out security cameras, and more. The action is intense, and there's usually a bit of puzzle involved. It's often a matter of exploring the map to find a switch or a terminal with the code that'll let you access another part or another level of the map. ****Between missions you can chat in the Resistance base and/or buy/sell weapons. You can also find recharge stations to replenish your energy and health (you can also find batteries and first aid kits too). The missions range from simple sabotage to rescue.&lt;/story&gt; &lt;/game&gt;">
            <text:p>&lt;game name="Crusader - No Remorse (USA)"&gt; &lt;year&gt;1997&lt;/year&gt; &lt;rating&gt;ESRB - T (Teen)&lt;/rating&gt; &lt;title&gt;Crusader - No Remorse &lt;/title&gt; &lt;pub&gt;ORIGIN Systems, Inc.&lt;/pub&gt; &lt;dev&gt;Realtime Associates&lt;/dev&gt; &lt;genre&gt;Adventure&lt;/genre&gt; &lt;score&gt;3.5&lt;/score&gt; &lt;player&gt;1 Player&lt;/player&gt; &lt;story&gt;You are a silencer, the elite of the elite soldiers of World Economic Consortium. You are used to orders of hunting down the Resistance, a ragtag band of rebels committing sabotage and other acts of terrorism against the WEC, but slowly, you realized the WEC is not quite what it appears to be... then one day you and two other Silencers, your best buddies, were ambushed by a WEC mech patrol when it was supposed to be a routine mission. You alone survived. It is clear that the Silencer is being silenced... and the only place to turn is the Resistance... ****Crusader: No Remorse is the first in the series, which is best described as a 2D isometric shooter. Your silencer can roll left, roll right, kneel, jump, run, and perform other acrobatic moves. You get plenty of different weapons, from assault rifles and shotguns to grenade launchers and lasers, to really exotic weapons like microwave cannon, EMP discharger, and even plasma cannons. You're up against the full military might of the WEC, from simple guards to full-fledged Guardmechs and elite forces (though none are quite as good as you). You can find supplies and money off of killed enemies (if you left a body, that is, and some of the extreme weapons don't). You'll often need to bypass traps, open doors, disable alarms, take out security cameras, and more. The action is intense, and there's usually a bit of puzzle involved. It's often a matter of exploring the map to find a switch or a terminal with the code that'll let you access another part or another level of the map. ****Between missions you can chat in the Resistance base and/or buy/sell weapons. You can also find recharge stations to replenish your energy and health (you can also find batteries and first aid kits too). The missions range from simple sabotage to rescue.&lt;/story&gt; &lt;/game&gt;</text:p>
          </table:table-cell>
          <table:table-cell table:number-columns-repeated="1013"/>
        </table:table-row>
        <table:table-row table:style-name="ro1">
          <table:table-cell office:value-type="string">
            <text:p>Crypt Killer (USA)</text:p>
          </table:table-cell>
          <table:table-cell office:value-type="float" office:value="1997">
            <text:p>1997</text:p>
          </table:table-cell>
          <table:table-cell office:value-type="string">
            <text:p>ESRB - T (Teen)</text:p>
          </table:table-cell>
          <table:table-cell office:value-type="string">
            <text:p>Crypt Killer </text:p>
          </table:table-cell>
          <table:table-cell office:value-type="string">
            <text:p>Konami of America, Inc.</text:p>
          </table:table-cell>
          <table:table-cell office:value-type="string">
            <text:p>KCET</text:p>
          </table:table-cell>
          <table:table-cell office:value-type="string">
            <text:p>Gun</text:p>
          </table:table-cell>
          <table:table-cell office:value-type="float" office:value="2.5">
            <text:p>2.5</text:p>
          </table:table-cell>
          <table:table-cell office:value-type="string">
            <text:p>1-2 Players</text:p>
          </table:table-cell>
          <table:table-cell office:value-type="string">
            <text:p>Crypt Killer is a horror-themed lightgun shooter. As a tireless adventurer, you are looking for the "Eyes of Guidance", ancient crystals of mysterious power. To find them, you have to shoot your way through hordes of monsters.****The game has six stages which can be taken on in any order. Each stage consists of four acts. The levels range from dark forests to deep caves, ancient crypts and underwater labyrinths. You move through the 3D levels on a predetermined path and shoot at skeletons, zombies, spiders, demons and other foul beasts. Your standard weapon is a shotgun, but you can gain additional weapons like gatling guns and grenade throwers. Some enemies throw projectiles like knives or bones at you, so be sure to aim at those as well. If the screen becomes too crowded, clear it with a smartbomb. **At the end of some acts, you can choose from one of two paths through the next act, giving you different ways of completing a stage. At the end of each stage, a boss enemy awaits.</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Crypt Killer (USA)&quot;&gt; &lt;year&gt;1997&lt;/year&gt; &lt;rating&gt;ESRB - T (Teen)&lt;/rating&gt; &lt;title&gt;Crypt Killer &lt;/title&gt; &lt;pub&gt;Konami of America, Inc.&lt;/pub&gt; &lt;dev&gt;KCET&lt;/dev&gt; &lt;genre&gt;Gun&lt;/genre&gt; &lt;score&gt;2.5&lt;/score&gt; &lt;player&gt;1-2 Players&lt;/player&gt; &lt;story&gt;Crypt Killer is a horror-themed lightgun shooter. As a tireless adventurer, you are looking for the &quot;Eyes of Guidance&quot;, ancient crystals of mysterious power. To find them, you have to shoot your way through hordes of monsters.****The game has six stages which can be taken on in any order. Each stage consists of four acts. The levels range from dark forests to deep caves, ancient crypts and underwater labyrinths. You move through the 3D levels on a predetermined path and shoot at skeletons, zombies, spiders, demons and other foul beasts. Your standard weapon is a shotgun, but you can gain additional weapons like gatling guns and grenade throwers. Some enemies throw projectiles like knives or bones at you, so be sure to aim at those as well. If the screen becomes too crowded, clear it with a smartbomb. **At the end of some acts, you can choose from one of two paths through the next act, giving you different ways of completing a stage. At the end of each stage, a boss enemy awaits.&lt;/story&gt; &lt;/game&gt;">
            <text:p>&lt;game name="Crypt Killer (USA)"&gt; &lt;year&gt;1997&lt;/year&gt; &lt;rating&gt;ESRB - T (Teen)&lt;/rating&gt; &lt;title&gt;Crypt Killer &lt;/title&gt; &lt;pub&gt;Konami of America, Inc.&lt;/pub&gt; &lt;dev&gt;KCET&lt;/dev&gt; &lt;genre&gt;Gun&lt;/genre&gt; &lt;score&gt;2.5&lt;/score&gt; &lt;player&gt;1-2 Players&lt;/player&gt; &lt;story&gt;Crypt Killer is a horror-themed lightgun shooter. As a tireless adventurer, you are looking for the "Eyes of Guidance", ancient crystals of mysterious power. To find them, you have to shoot your way through hordes of monsters.****The game has six stages which can be taken on in any order. Each stage consists of four acts. The levels range from dark forests to deep caves, ancient crypts and underwater labyrinths. You move through the 3D levels on a predetermined path and shoot at skeletons, zombies, spiders, demons and other foul beasts. Your standard weapon is a shotgun, but you can gain additional weapons like gatling guns and grenade throwers. Some enemies throw projectiles like knives or bones at you, so be sure to aim at those as well. If the screen becomes too crowded, clear it with a smartbomb. **At the end of some acts, you can choose from one of two paths through the next act, giving you different ways of completing a stage. At the end of each stage, a boss enemy awaits.&lt;/story&gt; &lt;/game&gt;</text:p>
          </table:table-cell>
          <table:table-cell table:number-columns-repeated="1013"/>
        </table:table-row>
        <table:table-row table:style-name="ro1">
          <table:table-cell office:value-type="string">
            <text:p>Cyber Speedway (USA)</text:p>
          </table:table-cell>
          <table:table-cell office:value-type="float" office:value="1995">
            <text:p>1995</text:p>
          </table:table-cell>
          <table:table-cell office:value-type="string">
            <text:p>ESRB - E (Everyone)</text:p>
          </table:table-cell>
          <table:table-cell office:value-type="string">
            <text:p>Cyber Speedway </text:p>
          </table:table-cell>
          <table:table-cell office:value-type="string">
            <text:p>SEGA of America, Inc.</text:p>
          </table:table-cell>
          <table:table-cell office:value-type="string">
            <text:p>NexTech</text:p>
          </table:table-cell>
          <table:table-cell office:value-type="string">
            <text:p>Driving</text:p>
          </table:table-cell>
          <table:table-cell office:value-type="float" office:value="3.1">
            <text:p>3.1</text:p>
          </table:table-cell>
          <table:table-cell office:value-type="string">
            <text:p>1-2 Players</text:p>
          </table:table-cell>
          <table:table-cell office:value-type="string">
            <text:p>Cyber Speedway is a hover sled racing game set in the distant future. <text:s/>The civilizations of many planets have decided to end all wars. <text:s/>Instead, they will settle their differences in the Cyber Race. <text:s/>You are the best hope to protect and expand the Earth's power.****Cyber Speedway's main game is the story mode. <text:s/>The story follows your character as he qualifies as Earth's driver, and makes his way through a series of planetary races to become the champion. <text:s/>In each of the races, you must place first to continue.****Each race consists of 5 laps around a high-speed track. <text:s/>You have missiles you can use to slow down your opponents and take the lead.</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Cyber Speedway (USA)&quot;&gt; &lt;year&gt;1995&lt;/year&gt; &lt;rating&gt;ESRB - E (Everyone)&lt;/rating&gt; &lt;title&gt;Cyber Speedway &lt;/title&gt; &lt;pub&gt;SEGA of America, Inc.&lt;/pub&gt; &lt;dev&gt;NexTech&lt;/dev&gt; &lt;genre&gt;Driving&lt;/genre&gt; &lt;score&gt;3.1&lt;/score&gt; &lt;player&gt;1-2 Players&lt;/player&gt; &lt;story&gt;Cyber Speedway is a hover sled racing game set in the distant future.  The civilizations of many planets have decided to end all wars.  Instead, they will settle their differences in the Cyber Race.  You are the best hope to protect and expand the Earth's power.****Cyber Speedway's main game is the story mode.  The story follows your character as he qualifies as Earth's driver, and makes his way through a series of planetary races to become the champion.  In each of the races, you must place first to continue.****Each race consists of 5 laps around a high-speed track.  You have missiles you can use to slow down your opponents and take the lead.&lt;/story&gt; &lt;/game&gt;">
            <text:p>&lt;game name="Cyber Speedway (USA)"&gt; &lt;year&gt;1995&lt;/year&gt; &lt;rating&gt;ESRB - E (Everyone)&lt;/rating&gt; &lt;title&gt;Cyber Speedway &lt;/title&gt; &lt;pub&gt;SEGA of America, Inc.&lt;/pub&gt; &lt;dev&gt;NexTech&lt;/dev&gt; &lt;genre&gt;Driving&lt;/genre&gt; &lt;score&gt;3.1&lt;/score&gt; &lt;player&gt;1-2 Players&lt;/player&gt; &lt;story&gt;Cyber Speedway is a hover sled racing game set in the distant future. <text:s/>The civilizations of many planets have decided to end all wars. <text:s/>Instead, they will settle their differences in the Cyber Race. <text:s/>You are the best hope to protect and expand the Earth's power.****Cyber Speedway's main game is the story mode. <text:s/>The story follows your character as he qualifies as Earth's driver, and makes his way through a series of planetary races to become the champion. <text:s/>In each of the races, you must place first to continue.****Each race consists of 5 laps around a high-speed track. <text:s/>You have missiles you can use to slow down your opponents and take the lead.&lt;/story&gt; &lt;/game&gt;</text:p>
          </table:table-cell>
          <table:table-cell table:number-columns-repeated="1013"/>
        </table:table-row>
        <table:table-row table:style-name="ro1">
          <table:table-cell office:value-type="string">
            <text:p>Cyberia (USA)</text:p>
          </table:table-cell>
          <table:table-cell office:value-type="float" office:value="1996">
            <text:p>1996</text:p>
          </table:table-cell>
          <table:table-cell office:value-type="string">
            <text:p>ESRB - T (Teen)</text:p>
          </table:table-cell>
          <table:table-cell office:value-type="string">
            <text:p>Cyberia </text:p>
          </table:table-cell>
          <table:table-cell office:value-type="string">
            <text:p>Interplay Productions, Inc.</text:p>
          </table:table-cell>
          <table:table-cell office:value-type="string">
            <text:p>Xatrix</text:p>
          </table:table-cell>
          <table:table-cell office:value-type="string">
            <text:p>Adventure</text:p>
          </table:table-cell>
          <table:table-cell office:value-type="float" office:value="4.9">
            <text:p>4.9</text:p>
          </table:table-cell>
          <table:table-cell office:value-type="string">
            <text:p>1 Player</text:p>
          </table:table-cell>
          <table:table-cell office:value-type="string">
            <text:p>In the year 2027 the world is controlled by two rival super-powers, the western-bloc Free World Alliance and the east-bloc Cartel.****Transmissions from an FWA spy reveal the location of a secret multi-national labratory deep within Siberia, the "Cyberia Complex", where a mysterious weapon is being developed. FWA leader Devlin frees a cyber-hacker named Zak from prison and sends him to infiltrate the complex and discover the true nature of the Cyberia weapon.****Unfortunately, the Cartel is also interested in the weapon and will stop at nothing to get it. Not only must Zak make his way past the Cartel forces sent to stop him, but he must also overcome the Cartel agents which have already seized control of the complex. To make matters worse the Cyberian scientist's genetically engineered creations are running rampant in the same area as the weapon, and Devlin also appears to be have something up his sleeve.</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Cyberia (USA)&quot;&gt; &lt;year&gt;1996&lt;/year&gt; &lt;rating&gt;ESRB - T (Teen)&lt;/rating&gt; &lt;title&gt;Cyberia &lt;/title&gt; &lt;pub&gt;Interplay Productions, Inc.&lt;/pub&gt; &lt;dev&gt;Xatrix&lt;/dev&gt; &lt;genre&gt;Adventure&lt;/genre&gt; &lt;score&gt;4.9&lt;/score&gt; &lt;player&gt;1 Player&lt;/player&gt; &lt;story&gt;In the year 2027 the world is controlled by two rival super-powers, the western-bloc Free World Alliance and the east-bloc Cartel.****Transmissions from an FWA spy reveal the location of a secret multi-national labratory deep within Siberia, the &quot;Cyberia Complex&quot;, where a mysterious weapon is being developed. FWA leader Devlin frees a cyber-hacker named Zak from prison and sends him to infiltrate the complex and discover the true nature of the Cyberia weapon.****Unfortunately, the Cartel is also interested in the weapon and will stop at nothing to get it. Not only must Zak make his way past the Cartel forces sent to stop him, but he must also overcome the Cartel agents which have already seized control of the complex. To make matters worse the Cyberian scientist's genetically engineered creations are running rampant in the same area as the weapon, and Devlin also appears to be have something up his sleeve.&lt;/story&gt; &lt;/game&gt;">
            <text:p>&lt;game name="Cyberia (USA)"&gt; &lt;year&gt;1996&lt;/year&gt; &lt;rating&gt;ESRB - T (Teen)&lt;/rating&gt; &lt;title&gt;Cyberia &lt;/title&gt; &lt;pub&gt;Interplay Productions, Inc.&lt;/pub&gt; &lt;dev&gt;Xatrix&lt;/dev&gt; &lt;genre&gt;Adventure&lt;/genre&gt; &lt;score&gt;4.9&lt;/score&gt; &lt;player&gt;1 Player&lt;/player&gt; &lt;story&gt;In the year 2027 the world is controlled by two rival super-powers, the western-bloc Free World Alliance and the east-bloc Cartel.****Transmissions from an FWA spy reveal the location of a secret multi-national labratory deep within Siberia, the "Cyberia Complex", where a mysterious weapon is being developed. FWA leader Devlin frees a cyber-hacker named Zak from prison and sends him to infiltrate the complex and discover the true nature of the Cyberia weapon.****Unfortunately, the Cartel is also interested in the weapon and will stop at nothing to get it. Not only must Zak make his way past the Cartel forces sent to stop him, but he must also overcome the Cartel agents which have already seized control of the complex. To make matters worse the Cyberian scientist's genetically engineered creations are running rampant in the same area as the weapon, and Devlin also appears to be have something up his sleeve.&lt;/story&gt; &lt;/game&gt;</text:p>
          </table:table-cell>
          <table:table-cell table:number-columns-repeated="1013"/>
        </table:table-row>
        <table:table-row table:style-name="ro1">
          <table:table-cell office:value-type="string">
            <text:p>D (USA) (Disc 1)</text:p>
          </table:table-cell>
          <table:table-cell office:value-type="float" office:value="1996">
            <text:p>1996</text:p>
          </table:table-cell>
          <table:table-cell office:value-type="string">
            <text:p>ESRB - T (Teen)</text:p>
          </table:table-cell>
          <table:table-cell office:value-type="string">
            <text:p>D <text:s/>Disk 1</text:p>
          </table:table-cell>
          <table:table-cell office:value-type="string">
            <text:p>Acclaim Entertainment, Inc.</text:p>
          </table:table-cell>
          <table:table-cell office:value-type="string">
            <text:p>Warp</text:p>
          </table:table-cell>
          <table:table-cell office:value-type="string">
            <text:p>Adventure</text:p>
          </table:table-cell>
          <table:table-cell office:value-type="float" office:value="3.4">
            <text:p>3.4</text:p>
          </table:table-cell>
          <table:table-cell office:value-type="string">
            <text:p>1 Player</text:p>
          </table:table-cell>
          <table:table-cell office:value-type="string">
            <text:p>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D (USA) (Disc 1)&quot;&gt; &lt;year&gt;1996&lt;/year&gt; &lt;rating&gt;ESRB - T (Teen)&lt;/rating&gt; &lt;title&gt;D  Disk 1&lt;/title&gt; &lt;pub&gt;Acclaim Entertainment, Inc.&lt;/pub&gt; &lt;dev&gt;Warp&lt;/dev&gt; &lt;genre&gt;Adventure&lt;/genre&gt; &lt;score&gt;3.4&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
            <text:p>&lt;game name="D (USA) (Disc 1)"&gt; &lt;year&gt;1996&lt;/year&gt; &lt;rating&gt;ESRB - T (Teen)&lt;/rating&gt; &lt;title&gt;D <text:s/>Disk 1&lt;/title&gt; &lt;pub&gt;Acclaim Entertainment, Inc.&lt;/pub&gt; &lt;dev&gt;Warp&lt;/dev&gt; &lt;genre&gt;Adventure&lt;/genre&gt; &lt;score&gt;3.4&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text:p>
          </table:table-cell>
          <table:table-cell table:number-columns-repeated="1013"/>
        </table:table-row>
        <table:table-row table:style-name="ro1">
          <table:table-cell office:value-type="string">
            <text:p>D (USA) (Disc 2)</text:p>
          </table:table-cell>
          <table:table-cell office:value-type="float" office:value="1996">
            <text:p>1996</text:p>
          </table:table-cell>
          <table:table-cell office:value-type="string">
            <text:p>ESRB - T (Teen)</text:p>
          </table:table-cell>
          <table:table-cell office:value-type="string">
            <text:p>D <text:s/>Disk 2</text:p>
          </table:table-cell>
          <table:table-cell office:value-type="string">
            <text:p>Acclaim Entertainment, Inc.</text:p>
          </table:table-cell>
          <table:table-cell office:value-type="string">
            <text:p>Warp</text:p>
          </table:table-cell>
          <table:table-cell office:value-type="string">
            <text:p>Adventure</text:p>
          </table:table-cell>
          <table:table-cell office:value-type="float" office:value="3.4">
            <text:p>3.4</text:p>
          </table:table-cell>
          <table:table-cell office:value-type="string">
            <text:p>1 Player</text:p>
          </table:table-cell>
          <table:table-cell office:value-type="string">
            <text:p>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D (USA) (Disc 2)&quot;&gt; &lt;year&gt;1996&lt;/year&gt; &lt;rating&gt;ESRB - T (Teen)&lt;/rating&gt; &lt;title&gt;D  Disk 2&lt;/title&gt; &lt;pub&gt;Acclaim Entertainment, Inc.&lt;/pub&gt; &lt;dev&gt;Warp&lt;/dev&gt; &lt;genre&gt;Adventure&lt;/genre&gt; &lt;score&gt;3.4&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
            <text:p>&lt;game name="D (USA) (Disc 2)"&gt; &lt;year&gt;1996&lt;/year&gt; &lt;rating&gt;ESRB - T (Teen)&lt;/rating&gt; &lt;title&gt;D <text:s/>Disk 2&lt;/title&gt; &lt;pub&gt;Acclaim Entertainment, Inc.&lt;/pub&gt; &lt;dev&gt;Warp&lt;/dev&gt; &lt;genre&gt;Adventure&lt;/genre&gt; &lt;score&gt;3.4&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text:p>
          </table:table-cell>
          <table:table-cell table:number-columns-repeated="1013"/>
        </table:table-row>
        <table:table-row table:style-name="ro1">
          <table:table-cell office:value-type="string">
            <text:p>Darius Gaiden (USA)</text:p>
          </table:table-cell>
          <table:table-cell office:value-type="float" office:value="1995">
            <text:p>1995</text:p>
          </table:table-cell>
          <table:table-cell office:value-type="string">
            <text:p>ESRB - E (Everyone)</text:p>
          </table:table-cell>
          <table:table-cell office:value-type="string">
            <text:p>Darius Gaiden </text:p>
          </table:table-cell>
          <table:table-cell office:value-type="string">
            <text:p>Acclaim Entertainment, Inc.</text:p>
          </table:table-cell>
          <table:table-cell office:value-type="string">
            <text:p>Aisystem Tokyo</text:p>
          </table:table-cell>
          <table:table-cell office:value-type="string">
            <text:p>Shooter</text:p>
          </table:table-cell>
          <table:table-cell office:value-type="float" office:value="3.8">
            <text:p>3.8</text:p>
          </table:table-cell>
          <table:table-cell office:value-type="string">
            <text:p>1-2 Players</text:p>
          </table:table-cell>
          <table:table-cell office:value-type="string">
            <text:p>Take command of your Silverhawk fighters once again as you battle to take back the planet Darius from the evil forces that had overpowered it! Converted from the Taito 1994 arcade game for the Windows platform (9x and NT).</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Darius Gaiden (USA)&quot;&gt; &lt;year&gt;1995&lt;/year&gt; &lt;rating&gt;ESRB - E (Everyone)&lt;/rating&gt; &lt;title&gt;Darius Gaiden &lt;/title&gt; &lt;pub&gt;Acclaim Entertainment, Inc.&lt;/pub&gt; &lt;dev&gt;Aisystem Tokyo&lt;/dev&gt; &lt;genre&gt;Shooter&lt;/genre&gt; &lt;score&gt;3.8&lt;/score&gt; &lt;player&gt;1-2 Players&lt;/player&gt; &lt;story&gt;Take command of your Silverhawk fighters once again as you battle to take back the planet Darius from the evil forces that had overpowered it! Converted from the Taito 1994 arcade game for the Windows platform (9x and NT).&lt;/story&gt; &lt;/game&gt;">
            <text:p>&lt;game name="Darius Gaiden (USA)"&gt; &lt;year&gt;1995&lt;/year&gt; &lt;rating&gt;ESRB - E (Everyone)&lt;/rating&gt; &lt;title&gt;Darius Gaiden &lt;/title&gt; &lt;pub&gt;Acclaim Entertainment, Inc.&lt;/pub&gt; &lt;dev&gt;Aisystem Tokyo&lt;/dev&gt; &lt;genre&gt;Shooter&lt;/genre&gt; &lt;score&gt;3.8&lt;/score&gt; &lt;player&gt;1-2 Players&lt;/player&gt; &lt;story&gt;Take command of your Silverhawk fighters once again as you battle to take back the planet Darius from the evil forces that had overpowered it! Converted from the Taito 1994 arcade game for the Windows platform (9x and NT).&lt;/story&gt; &lt;/game&gt;</text:p>
          </table:table-cell>
          <table:table-cell table:number-columns-repeated="1013"/>
        </table:table-row>
        <table:table-row table:style-name="ro1">
          <table:table-cell office:value-type="string">
            <text:p>Darius II (Europe)</text:p>
          </table:table-cell>
          <table:table-cell office:value-type="float" office:value="1996">
            <text:p>1996</text:p>
          </table:table-cell>
          <table:table-cell office:value-type="string">
            <text:p>ESRB - E (Everyone)</text:p>
          </table:table-cell>
          <table:table-cell office:value-type="string">
            <text:p>Darius II </text:p>
          </table:table-cell>
          <table:table-cell office:value-type="string">
            <text:p>ITL</text:p>
          </table:table-cell>
          <table:table-cell office:value-type="string">
            <text:p>Taito Corporation</text:p>
          </table:table-cell>
          <table:table-cell office:value-type="string">
            <text:p>Shooter</text:p>
          </table:table-cell>
          <table:table-cell office:value-type="float" office:value="3.7">
            <text:p>3.7</text:p>
          </table:table-cell>
          <table:table-cell office:value-type="string">
            <text:p>1-2 Players</text:p>
          </table:table-cell>
          <table:table-cell office:value-type="string">
            <text:p>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ant of Darius. They board the Silverhawk, preparing to defeat an evil force and journey to the galaxy. Darius II, or Sagaia as it is known in the West, is the second installment in Taito's shoot 'em up series. Its main distinguishing features are the non-linear level system and the enemies, which are different kinds of seafood.</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Darius II (Europe)&quot;&gt; &lt;year&gt;1996&lt;/year&gt; &lt;rating&gt;ESRB - E (Everyone)&lt;/rating&gt; &lt;title&gt;Darius II &lt;/title&gt; &lt;pub&gt;ITL&lt;/pub&gt; &lt;dev&gt;Taito Corporation&lt;/dev&gt; &lt;genre&gt;Shooter&lt;/genre&gt; &lt;score&gt;3.7&lt;/score&gt; &lt;player&gt;1-2 Players&lt;/player&gt; &lt;story&gt;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ant of Darius. They board the Silverhawk, preparing to defeat an evil force and journey to the galaxy. Darius II, or Sagaia as it is known in the West, is the second installment in Taito's shoot 'em up series. Its main distinguishing features are the non-linear level system and the enemies, which are different kinds of seafood.&lt;/story&gt; &lt;/game&gt;">
            <text:p>&lt;game name="Darius II (Europe)"&gt; &lt;year&gt;1996&lt;/year&gt; &lt;rating&gt;ESRB - E (Everyone)&lt;/rating&gt; &lt;title&gt;Darius II &lt;/title&gt; &lt;pub&gt;ITL&lt;/pub&gt; &lt;dev&gt;Taito Corporation&lt;/dev&gt; &lt;genre&gt;Shooter&lt;/genre&gt; &lt;score&gt;3.7&lt;/score&gt; &lt;player&gt;1-2 Players&lt;/player&gt; &lt;story&gt;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ant of Darius. They board the Silverhawk, preparing to defeat an evil force and journey to the galaxy. Darius II, or Sagaia as it is known in the West, is the second installment in Taito's shoot 'em up series. Its main distinguishing features are the non-linear level system and the enemies, which are different kinds of seafood.&lt;/story&gt; &lt;/game&gt;</text:p>
          </table:table-cell>
          <table:table-cell table:number-columns-repeated="1013"/>
        </table:table-row>
        <table:table-row table:style-name="ro1">
          <table:table-cell office:value-type="string">
            <text:p>Dark Legend (USA)</text:p>
          </table:table-cell>
          <table:table-cell office:value-type="float" office:value="1995">
            <text:p>1995</text:p>
          </table:table-cell>
          <table:table-cell office:value-type="string">
            <text:p>ESRB - T (Teen)</text:p>
          </table:table-cell>
          <table:table-cell office:value-type="string">
            <text:p>Dark Legend </text:p>
          </table:table-cell>
          <table:table-cell office:value-type="string">
            <text:p>Data East USA, Inc.</text:p>
          </table:table-cell>
          <table:table-cell office:value-type="string">
            <text:p>Data East</text:p>
          </table:table-cell>
          <table:table-cell office:value-type="string">
            <text:p>Fighter</text:p>
          </table:table-cell>
          <table:table-cell office:value-type="float" office:value="3.3">
            <text:p>3.3</text:p>
          </table:table-cell>
          <table:table-cell office:value-type="string">
            <text:p>1-2 Players</text:p>
          </table:table-cell>
          <table:table-cell office:value-type="string">
            <text:p>Dark Legend or Suiko Enbu (Outlaws of the Lost Dynasty) is a one-on-one 2D fighting set in medieval China and based around the myths of the classic "Shuihuzhuan" Chinese story.****Select between a group of 11 fighters and clash against each other using your specific moves and attacks. Additionally, each character fights with his own unique weapon, but depending on how much you block your weapon can break and you must finish the fight barehanded and using a different moveset and generally faster (but less powerful) attacks.****Features the standard Vs head-to-head mode, as well as an Original mode which plays like the arcade original and a Special mode with arranged moves and tweaked balance.</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Dark Legend (USA)&quot;&gt; &lt;year&gt;1995&lt;/year&gt; &lt;rating&gt;ESRB - T (Teen)&lt;/rating&gt; &lt;title&gt;Dark Legend &lt;/title&gt; &lt;pub&gt;Data East USA, Inc.&lt;/pub&gt; &lt;dev&gt;Data East&lt;/dev&gt; &lt;genre&gt;Fighter&lt;/genre&gt; &lt;score&gt;3.3&lt;/score&gt; &lt;player&gt;1-2 Players&lt;/player&gt; &lt;story&gt;Dark Legend or Suiko Enbu (Outlaws of the Lost Dynasty) is a one-on-one 2D fighting set in medieval China and based around the myths of the classic &quot;Shuihuzhuan&quot; Chinese story.****Select between a group of 11 fighters and clash against each other using your specific moves and attacks. Additionally, each character fights with his own unique weapon, but depending on how much you block your weapon can break and you must finish the fight barehanded and using a different moveset and generally faster (but less powerful) attacks.****Features the standard Vs head-to-head mode, as well as an Original mode which plays like the arcade original and a Special mode with arranged moves and tweaked balance.&lt;/story&gt; &lt;/game&gt;">
            <text:p>&lt;game name="Dark Legend (USA)"&gt; &lt;year&gt;1995&lt;/year&gt; &lt;rating&gt;ESRB - T (Teen)&lt;/rating&gt; &lt;title&gt;Dark Legend &lt;/title&gt; &lt;pub&gt;Data East USA, Inc.&lt;/pub&gt; &lt;dev&gt;Data East&lt;/dev&gt; &lt;genre&gt;Fighter&lt;/genre&gt; &lt;score&gt;3.3&lt;/score&gt; &lt;player&gt;1-2 Players&lt;/player&gt; &lt;story&gt;Dark Legend or Suiko Enbu (Outlaws of the Lost Dynasty) is a one-on-one 2D fighting set in medieval China and based around the myths of the classic "Shuihuzhuan" Chinese story.****Select between a group of 11 fighters and clash against each other using your specific moves and attacks. Additionally, each character fights with his own unique weapon, but depending on how much you block your weapon can break and you must finish the fight barehanded and using a different moveset and generally faster (but less powerful) attacks.****Features the standard Vs head-to-head mode, as well as an Original mode which plays like the arcade original and a Special mode with arranged moves and tweaked balance.&lt;/story&gt; &lt;/game&gt;</text:p>
          </table:table-cell>
          <table:table-cell table:number-columns-repeated="1013"/>
        </table:table-row>
        <table:table-row table:style-name="ro1">
          <table:table-cell office:value-type="string">
            <text:p>Dark Savior (USA)</text:p>
          </table:table-cell>
          <table:table-cell office:value-type="float" office:value="1996">
            <text:p>1996</text:p>
          </table:table-cell>
          <table:table-cell office:value-type="string">
            <text:p>ESRB - E (Everyone)</text:p>
          </table:table-cell>
          <table:table-cell office:value-type="string">
            <text:p>Dark Savior </text:p>
          </table:table-cell>
          <table:table-cell office:value-type="string">
            <text:p>SEGA Enterprises Ltd.</text:p>
          </table:table-cell>
          <table:table-cell office:value-type="string">
            <text:p>Climax Entertainment</text:p>
          </table:table-cell>
          <table:table-cell office:value-type="string">
            <text:p>Role-Playing</text:p>
          </table:table-cell>
          <table:table-cell office:value-type="float" office:value="4.4">
            <text:p>4.4</text:p>
          </table:table-cell>
          <table:table-cell office:value-type="string">
            <text:p>1 Player</text:p>
          </table:table-cell>
          <table:table-cell office:value-type="string">
            <text:p>You take the role of Garian as he searches for Bilan, an escaped prisoner. Explore more than 300 lush, 3D environments and solve a variety of puzzles. Once some puzzles have been unraveled, new weapons and items become available. Those objects and artillery are most useful against the monsters and enemies Garian will encounter. When fighting breaks out, Garian will have to defeat an enemy in a three-round fight. Over 8 different endings!</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Dark Savior (USA)&quot;&gt; &lt;year&gt;1996&lt;/year&gt; &lt;rating&gt;ESRB - E (Everyone)&lt;/rating&gt; &lt;title&gt;Dark Savior &lt;/title&gt; &lt;pub&gt;SEGA Enterprises Ltd.&lt;/pub&gt; &lt;dev&gt;Climax Entertainment&lt;/dev&gt; &lt;genre&gt;Role-Playing&lt;/genre&gt; &lt;score&gt;4.4&lt;/score&gt; &lt;player&gt;1 Player&lt;/player&gt; &lt;story&gt;You take the role of Garian as he searches for Bilan, an escaped prisoner. Explore more than 300 lush, 3D environments and solve a variety of puzzles. Once some puzzles have been unraveled, new weapons and items become available. Those objects and artillery are most useful against the monsters and enemies Garian will encounter. When fighting breaks out, Garian will have to defeat an enemy in a three-round fight. Over 8 different endings!&lt;/story&gt; &lt;/game&gt;">
            <text:p>&lt;game name="Dark Savior (USA)"&gt; &lt;year&gt;1996&lt;/year&gt; &lt;rating&gt;ESRB - E (Everyone)&lt;/rating&gt; &lt;title&gt;Dark Savior &lt;/title&gt; &lt;pub&gt;SEGA Enterprises Ltd.&lt;/pub&gt; &lt;dev&gt;Climax Entertainment&lt;/dev&gt; &lt;genre&gt;Role-Playing&lt;/genre&gt; &lt;score&gt;4.4&lt;/score&gt; &lt;player&gt;1 Player&lt;/player&gt; &lt;story&gt;You take the role of Garian as he searches for Bilan, an escaped prisoner. Explore more than 300 lush, 3D environments and solve a variety of puzzles. Once some puzzles have been unraveled, new weapons and items become available. Those objects and artillery are most useful against the monsters and enemies Garian will encounter. When fighting breaks out, Garian will have to defeat an enemy in a three-round fight. Over 8 different endings!&lt;/story&gt; &lt;/game&gt;</text:p>
          </table:table-cell>
          <table:table-cell table:number-columns-repeated="1013"/>
        </table:table-row>
        <table:table-row table:style-name="ro1">
          <table:table-cell office:value-type="string">
            <text:p>Darklight Conflict (USA)</text:p>
          </table:table-cell>
          <table:table-cell office:value-type="float" office:value="1997">
            <text:p>1997</text:p>
          </table:table-cell>
          <table:table-cell office:value-type="string">
            <text:p>ESRB - E (Everyone)</text:p>
          </table:table-cell>
          <table:table-cell office:value-type="string">
            <text:p>Darklight Conflict </text:p>
          </table:table-cell>
          <table:table-cell office:value-type="string">
            <text:p>Electronic Arts, Inc.</text:p>
          </table:table-cell>
          <table:table-cell office:value-type="string">
            <text:p>Rage Software</text:p>
          </table:table-cell>
          <table:table-cell office:value-type="string">
            <text:p>Simulation</text:p>
          </table:table-cell>
          <table:table-cell office:value-type="float" office:value="3.2">
            <text:p>3.2</text:p>
          </table:table-cell>
          <table:table-cell office:value-type="string">
            <text:p>1 Player</text:p>
          </table:table-cell>
          <table:table-cell office:value-type="string">
            <text:p>A space combat game like Wing Commander; you control <text:s/>space ship, as the lone man trying to save humanity from not one, but two alien races. It also has multiplayer modes like Race and Tag for IPX network users.</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Darklight Conflict (USA)&quot;&gt; &lt;year&gt;1997&lt;/year&gt; &lt;rating&gt;ESRB - E (Everyone)&lt;/rating&gt; &lt;title&gt;Darklight Conflict &lt;/title&gt; &lt;pub&gt;Electronic Arts, Inc.&lt;/pub&gt; &lt;dev&gt;Rage Software&lt;/dev&gt; &lt;genre&gt;Simulation&lt;/genre&gt; &lt;score&gt;3.2&lt;/score&gt; &lt;player&gt;1 Player&lt;/player&gt; &lt;story&gt;A space combat game like Wing Commander; you control  space ship, as the lone man trying to save humanity from not one, but two alien races. It also has multiplayer modes like Race and Tag for IPX network users.&lt;/story&gt; &lt;/game&gt;">
            <text:p>&lt;game name="Darklight Conflict (USA)"&gt; &lt;year&gt;1997&lt;/year&gt; &lt;rating&gt;ESRB - E (Everyone)&lt;/rating&gt; &lt;title&gt;Darklight Conflict &lt;/title&gt; &lt;pub&gt;Electronic Arts, Inc.&lt;/pub&gt; &lt;dev&gt;Rage Software&lt;/dev&gt; &lt;genre&gt;Simulation&lt;/genre&gt; &lt;score&gt;3.2&lt;/score&gt; &lt;player&gt;1 Player&lt;/player&gt; &lt;story&gt;A space combat game like Wing Commander; you control <text:s/>space ship, as the lone man trying to save humanity from not one, but two alien races. It also has multiplayer modes like Race and Tag for IPX network users.&lt;/story&gt; &lt;/game&gt;</text:p>
          </table:table-cell>
          <table:table-cell table:number-columns-repeated="1013"/>
        </table:table-row>
        <table:table-row table:style-name="ro1">
          <table:table-cell office:value-type="string">
            <text:p>Daytona USA - Championship Circuit Edition (USA)</text:p>
          </table:table-cell>
          <table:table-cell office:value-type="float" office:value="1996">
            <text:p>1996</text:p>
          </table:table-cell>
          <table:table-cell office:value-type="string">
            <text:p>ESRB - E (Everyone)</text:p>
          </table:table-cell>
          <table:table-cell office:value-type="string">
            <text:p>Daytona USA - Championship Circuit Edition </text:p>
          </table:table-cell>
          <table:table-cell office:value-type="string">
            <text:p>SEGA of America, Inc.</text:p>
          </table:table-cell>
          <table:table-cell office:value-type="string">
            <text:p>AM2</text:p>
          </table:table-cell>
          <table:table-cell office:value-type="string">
            <text:p>Driving</text:p>
          </table:table-cell>
          <table:table-cell office:value-type="float" office:value="3.7">
            <text:p>3.7</text:p>
          </table:table-cell>
          <table:table-cell office:value-type="string">
            <text:p>1-2 Players</text:p>
          </table:table-cell>
          <table:table-cell office:value-type="string">
            <text:p>All of its predecessor and then some. <text:s/>More tracks, many more cars (hidden cars as well), smarter AI, more music (no more lyrics for the in-game race music either), broader 2-player gameplay, more refined arcade physics...and on top of everything else- BETTER GRAPHICS! <text:s/>The first Daytona on the Saturn boasted some hefty visuals, great for displaying the Saturn's power to the masses at the console's birth; but for the Saturn to be revered for everything it was, Sega (and AM2) had to make something a little flashier. <text:s/>All the graphics in the game have been updated...both the cars and tracks have higher polygon count, better texture mapping; the framerate is QUITE noticeably improved, everything is very smooth.</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Daytona USA - Championship Circuit Edition (USA)&quot;&gt; &lt;year&gt;1996&lt;/year&gt; &lt;rating&gt;ESRB - E (Everyone)&lt;/rating&gt; &lt;title&gt;Daytona USA - Championship Circuit Edition &lt;/title&gt; &lt;pub&gt;SEGA of America, Inc.&lt;/pub&gt; &lt;dev&gt;AM2&lt;/dev&gt; &lt;genre&gt;Driving&lt;/genre&gt; &lt;score&gt;3.7&lt;/score&gt; &lt;player&gt;1-2 Players&lt;/player&gt; &lt;story&gt;All of its predecessor and then some.  More tracks, many more cars (hidden cars as well), smarter AI, more music (no more lyrics for the in-game race music either), broader 2-player gameplay, more refined arcade physics...and on top of everything else- BETTER GRAPHICS!  The first Daytona on the Saturn boasted some hefty visuals, great for displaying the Saturn's power to the masses at the console's birth; but for the Saturn to be revered for everything it was, Sega (and AM2) had to make something a little flashier.  All the graphics in the game have been updated...both the cars and tracks have higher polygon count, better texture mapping; the framerate is QUITE noticeably improved, everything is very smooth.&lt;/story&gt; &lt;/game&gt;">
            <text:p>&lt;game name="Daytona USA - Championship Circuit Edition (USA)"&gt; &lt;year&gt;1996&lt;/year&gt; &lt;rating&gt;ESRB - E (Everyone)&lt;/rating&gt; &lt;title&gt;Daytona USA - Championship Circuit Edition &lt;/title&gt; &lt;pub&gt;SEGA of America, Inc.&lt;/pub&gt; &lt;dev&gt;AM2&lt;/dev&gt; &lt;genre&gt;Driving&lt;/genre&gt; &lt;score&gt;3.7&lt;/score&gt; &lt;player&gt;1-2 Players&lt;/player&gt; &lt;story&gt;All of its predecessor and then some. <text:s/>More tracks, many more cars (hidden cars as well), smarter AI, more music (no more lyrics for the in-game race music either), broader 2-player gameplay, more refined arcade physics...and on top of everything else- BETTER GRAPHICS! <text:s/>The first Daytona on the Saturn boasted some hefty visuals, great for displaying the Saturn's power to the masses at the console's birth; but for the Saturn to be revered for everything it was, Sega (and AM2) had to make something a little flashier. <text:s/>All the graphics in the game have been updated...both the cars and tracks have higher polygon count, better texture mapping; the framerate is QUITE noticeably improved, everything is very smooth.&lt;/story&gt; &lt;/game&gt;</text:p>
          </table:table-cell>
          <table:table-cell table:number-columns-repeated="1013"/>
        </table:table-row>
        <table:table-row table:style-name="ro1">
          <table:table-cell office:value-type="string">
            <text:p>Daytona USA (USA)</text:p>
          </table:table-cell>
          <table:table-cell office:value-type="float" office:value="1995">
            <text:p>1995</text:p>
          </table:table-cell>
          <table:table-cell office:value-type="string">
            <text:p>ESRB - E (Everyone)</text:p>
          </table:table-cell>
          <table:table-cell office:value-type="string">
            <text:p>Daytona USA </text:p>
          </table:table-cell>
          <table:table-cell office:value-type="string">
            <text:p>SEGA of America, Inc.</text:p>
          </table:table-cell>
          <table:table-cell office:value-type="string">
            <text:p>Sega AM2</text:p>
          </table:table-cell>
          <table:table-cell office:value-type="string">
            <text:p>Driving</text:p>
          </table:table-cell>
          <table:table-cell office:value-type="float" office:value="3.9">
            <text:p>3.9</text:p>
          </table:table-cell>
          <table:table-cell office:value-type="string">
            <text:p>1 Player</text:p>
          </table:table-cell>
          <table:table-cell office:value-type="string">
            <text:p>A port of the most successful arcade racer ever, the home versions of Daytona USA include the same elements that made the original version successful: three highly detailed tracks, arcade driving physics that challenge the player to find the best trajectory to make a flying lap without kissing the rails and beating the checkpoint timer. The 40 cars of the Easy race (later named 3-7 Speedway), one of the stalwarts of the original version, are also present in this version.****These home versions include a new mode (Saturn or PC Mode, depending on the platform) where the three tracks are played without the timer, and optionally in mirror mode, using one of the bonus cars (with additional abilities such as driving on grass or hitting the rails without losing speed) and in one of three lengths: Normal (identical to the arcade original), Grand Prix (2.5 times longer) and Endurance (10 times longer). ****On the downside, detail and frame rate suffered a drop to fit the game into the limited hardware of the Saturn and Personal Computers, and lacking any kind of multiplayer, comparing to the two to eight player rumbles of the arcade version.</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Daytona USA (USA)&quot;&gt; &lt;year&gt;1995&lt;/year&gt; &lt;rating&gt;ESRB - E (Everyone)&lt;/rating&gt; &lt;title&gt;Daytona USA &lt;/title&gt; &lt;pub&gt;SEGA of America, Inc.&lt;/pub&gt; &lt;dev&gt;Sega AM2&lt;/dev&gt; &lt;genre&gt;Driving&lt;/genre&gt; &lt;score&gt;3.9&lt;/score&gt; &lt;player&gt;1 Player&lt;/player&gt; &lt;story&gt;A port of the most successful arcade racer ever, the home versions of Daytona USA include the same elements that made the original version successful: three highly detailed tracks, arcade driving physics that challenge the player to find the best trajectory to make a flying lap without kissing the rails and beating the checkpoint timer. The 40 cars of the Easy race (later named 3-7 Speedway), one of the stalwarts of the original version, are also present in this version.****These home versions include a new mode (Saturn or PC Mode, depending on the platform) where the three tracks are played without the timer, and optionally in mirror mode, using one of the bonus cars (with additional abilities such as driving on grass or hitting the rails without losing speed) and in one of three lengths: Normal (identical to the arcade original), Grand Prix (2.5 times longer) and Endurance (10 times longer). ****On the downside, detail and frame rate suffered a drop to fit the game into the limited hardware of the Saturn and Personal Computers, and lacking any kind of multiplayer, comparing to the two to eight player rumbles of the arcade version.&lt;/story&gt; &lt;/game&gt;">
            <text:p>&lt;game name="Daytona USA (USA)"&gt; &lt;year&gt;1995&lt;/year&gt; &lt;rating&gt;ESRB - E (Everyone)&lt;/rating&gt; &lt;title&gt;Daytona USA &lt;/title&gt; &lt;pub&gt;SEGA of America, Inc.&lt;/pub&gt; &lt;dev&gt;Sega AM2&lt;/dev&gt; &lt;genre&gt;Driving&lt;/genre&gt; &lt;score&gt;3.9&lt;/score&gt; &lt;player&gt;1 Player&lt;/player&gt; &lt;story&gt;A port of the most successful arcade racer ever, the home versions of Daytona USA include the same elements that made the original version successful: three highly detailed tracks, arcade driving physics that challenge the player to find the best trajectory to make a flying lap without kissing the rails and beating the checkpoint timer. The 40 cars of the Easy race (later named 3-7 Speedway), one of the stalwarts of the original version, are also present in this version.****These home versions include a new mode (Saturn or PC Mode, depending on the platform) where the three tracks are played without the timer, and optionally in mirror mode, using one of the bonus cars (with additional abilities such as driving on grass or hitting the rails without losing speed) and in one of three lengths: Normal (identical to the arcade original), Grand Prix (2.5 times longer) and Endurance (10 times longer). ****On the downside, detail and frame rate suffered a drop to fit the game into the limited hardware of the Saturn and Personal Computers, and lacking any kind of multiplayer, comparing to the two to eight player rumbles of the arcade version.&lt;/story&gt; &lt;/game&gt;</text:p>
          </table:table-cell>
          <table:table-cell table:number-columns-repeated="1013"/>
        </table:table-row>
        <table:table-row table:style-name="ro1">
          <table:table-cell office:value-type="string">
            <text:p>Dead or Alive (Japan)</text:p>
          </table:table-cell>
          <table:table-cell office:value-type="float" office:value="1997">
            <text:p>1997</text:p>
          </table:table-cell>
          <table:table-cell office:value-type="string">
            <text:p>CERO - C (Ages 15+)</text:p>
          </table:table-cell>
          <table:table-cell office:value-type="string">
            <text:p>Dead or Alive </text:p>
          </table:table-cell>
          <table:table-cell office:value-type="string">
            <text:p>Tecmo, Ltd.</text:p>
          </table:table-cell>
          <table:table-cell office:value-type="string">
            <text:p>Tecmo</text:p>
          </table:table-cell>
          <table:table-cell office:value-type="string">
            <text:p>Fighter</text:p>
          </table:table-cell>
          <table:table-cell office:value-type="float" office:value="3.9">
            <text:p>3.9</text:p>
          </table:table-cell>
          <table:table-cell office:value-type="string">
            <text:p>1-2 Players</text:p>
          </table:table-cell>
          <table:table-cell office:value-type="string">
            <text:p>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text:s/>Each character has their own unique way of fighting, their own abilities, and even their own hobbies and likes. <text:s/>(For example, Ryu Hayabusa- yes, he of Ninja Gaiden fame- likes sushi, mountain climbing, and fishing.)</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Dead or Alive (Japan)&quot;&gt; &lt;year&gt;1997&lt;/year&gt; &lt;rating&gt;CERO - C (Ages 15+)&lt;/rating&gt; &lt;title&gt;Dead or Alive &lt;/title&gt; &lt;pub&gt;Tecmo, Ltd.&lt;/pub&gt; &lt;dev&gt;Tecmo&lt;/dev&gt; &lt;genre&gt;Fighter&lt;/genre&gt; &lt;score&gt;3.9&lt;/score&gt; &lt;player&gt;1-2 Players&lt;/player&gt; &lt;story&gt;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Each character has their own unique way of fighting, their own abilities, and even their own hobbies and likes.  (For example, Ryu Hayabusa- yes, he of Ninja Gaiden fame- likes sushi, mountain climbing, and fishing.)&lt;/story&gt; &lt;/game&gt;">
            <text:p>&lt;game name="Dead or Alive (Japan)"&gt; &lt;year&gt;1997&lt;/year&gt; &lt;rating&gt;CERO - C (Ages 15+)&lt;/rating&gt; &lt;title&gt;Dead or Alive &lt;/title&gt; &lt;pub&gt;Tecmo, Ltd.&lt;/pub&gt; &lt;dev&gt;Tecmo&lt;/dev&gt; &lt;genre&gt;Fighter&lt;/genre&gt; &lt;score&gt;3.9&lt;/score&gt; &lt;player&gt;1-2 Players&lt;/player&gt; &lt;story&gt;The first in the Dead or Alive series, and features many of the same features that has made the DoA series so popular today; somewhat realistic combat, good character design, and scantily clad women whose breasts bounce a lot.****The game doesn't mess too much with a background story- it's a 3D one on one fighter that takes place within an arena of limited space. <text:s/>Each character has their own unique way of fighting, their own abilities, and even their own hobbies and likes. <text:s/>(For example, Ryu Hayabusa- yes, he of Ninja Gaiden fame- likes sushi, mountain climbing, and fishing.)&lt;/story&gt; &lt;/game&gt;</text:p>
          </table:table-cell>
          <table:table-cell table:number-columns-repeated="1013"/>
        </table:table-row>
        <table:table-row table:style-name="ro1">
          <table:table-cell office:value-type="string">
            <text:p>Decathlete (USA)</text:p>
          </table:table-cell>
          <table:table-cell office:value-type="float" office:value="1996">
            <text:p>1996</text:p>
          </table:table-cell>
          <table:table-cell office:value-type="string">
            <text:p>ESRB - E (Everyone)</text:p>
          </table:table-cell>
          <table:table-cell office:value-type="string">
            <text:p>Decathlete </text:p>
          </table:table-cell>
          <table:table-cell office:value-type="string">
            <text:p>SEGA Corporation</text:p>
          </table:table-cell>
          <table:table-cell office:value-type="string">
            <text:p>Sega</text:p>
          </table:table-cell>
          <table:table-cell office:value-type="string">
            <text:p>Sports/Olympic</text:p>
          </table:table-cell>
          <table:table-cell office:value-type="float" office:value="3.6">
            <text:p>3.6</text:p>
          </table:table-cell>
          <table:table-cell office:value-type="string">
            <text:p>1-2 Players</text:p>
          </table:table-cell>
          <table:table-cell office:value-type="string">
            <text:p>Sega's own version of Decathlon, the most grueling of multi-event sports consisting of the 100-Meter Dash, Long Jump, Shot Put, High Jump, 400-Meter Race, <text:s/>110-Meter Hurdles, Discus Throw, <text:s text:c="2"/>Pole Vault, Javelin Throw and the 1500-Meter Race, split over two days of competition. Featuring eight athletes with different abilities and specialties, from the agile Karl Vain and Femi Kadiena, the fast Li Huang and Ellen Reggiani, the well balanced Joe Kudou and Rick Blade to the powerhouses Aleksei Rigel and Jef Jansens, the player must achieve the best scores possible in each event to get to the World's best results table, not only in the decathlon points table but also on the individual events table.****All events follow the core gameplay of other athletics titles (such as Track &amp; Field), with some changes from event to event. Spriting events such as the <text:s/>100-meter dash are pure button-bashing, with the 110-Meter Hurdles requiring an additional tap in the action button to pass the athlete at the correct time over the hurdle without losing speed or knocking it down. At the opposite level, the 400-Meter and the 1500-Meter Race add a stamina bar that must be kept above critical levels at all times to keep the athlete fresh until the end, this being done by simply pacing the number of presses done by the player (the 1500M also requires the player to steer the athlete in the best path: as close as possible to the inside edge without hitting other runners or losing speed from going over the edge). Jumping events, along the javelin, require a fast build-up, an well-timed action (be it jump, set the pole or release the javelin), and setting the most appropriate angle. Discus is the only event where button mashing isn't required, and asks the player to rotate the D-pad clockwise to build strenght, followed by a push of the action button to set the angle of release as well as the direction. ****Like in the original ST-V version (which means it is in every way similar to the arcade version), two players can compete at the same time in the running event, and at the 1500M race six drones compete at the same time.</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Decathlete (USA)&quot;&gt; &lt;year&gt;1996&lt;/year&gt; &lt;rating&gt;ESRB - E (Everyone)&lt;/rating&gt; &lt;title&gt;Decathlete &lt;/title&gt; &lt;pub&gt;SEGA Corporation&lt;/pub&gt; &lt;dev&gt;Sega&lt;/dev&gt; &lt;genre&gt;Sports/Olympic&lt;/genre&gt; &lt;score&gt;3.6&lt;/score&gt; &lt;player&gt;1-2 Players&lt;/player&gt; &lt;story&gt;Sega's own version of Decathlon, the most grueling of multi-event sports consisting of the 100-Meter Dash, Long Jump, Shot Put, High Jump, 400-Meter Race,  110-Meter Hurdles, Discus Throw,   Pole Vault, Javelin Throw and the 1500-Meter Race, split over two days of competition. Featuring eight athletes with different abilities and specialties, from the agile Karl Vain and Femi Kadiena, the fast Li Huang and Ellen Reggiani, the well balanced Joe Kudou and Rick Blade to the powerhouses Aleksei Rigel and Jef Jansens, the player must achieve the best scores possible in each event to get to the World's best results table, not only in the decathlon points table but also on the individual events table.****All events follow the core gameplay of other athletics titles (such as Track &amp; Field), with some changes from event to event. Spriting events such as the  100-meter dash are pure button-bashing, with the 110-Meter Hurdles requiring an additional tap in the action button to pass the athlete at the correct time over the hurdle without losing speed or knocking it down. At the opposite level, the 400-Meter and the 1500-Meter Race add a stamina bar that must be kept above critical levels at all times to keep the athlete fresh until the end, this being done by simply pacing the number of presses done by the player (the 1500M also requires the player to steer the athlete in the best path: as close as possible to the inside edge without hitting other runners or losing speed from going over the edge). Jumping events, along the javelin, require a fast build-up, an well-timed action (be it jump, set the pole or release the javelin), and setting the most appropriate angle. Discus is the only event where button mashing isn't required, and asks the player to rotate the D-pad clockwise to build strenght, followed by a push of the action button to set the angle of release as well as the direction. ****Like in the original ST-V version (which means it is in every way similar to the arcade version), two players can compete at the same time in the running event, and at the 1500M race six drones compete at the same time.&lt;/story&gt; &lt;/game&gt;">
            <text:p>&lt;game name="Decathlete (USA)"&gt; &lt;year&gt;1996&lt;/year&gt; &lt;rating&gt;ESRB - E (Everyone)&lt;/rating&gt; &lt;title&gt;Decathlete &lt;/title&gt; &lt;pub&gt;SEGA Corporation&lt;/pub&gt; &lt;dev&gt;Sega&lt;/dev&gt; &lt;genre&gt;Sports/Olympic&lt;/genre&gt; &lt;score&gt;3.6&lt;/score&gt; &lt;player&gt;1-2 Players&lt;/player&gt; &lt;story&gt;Sega's own version of Decathlon, the most grueling of multi-event sports consisting of the 100-Meter Dash, Long Jump, Shot Put, High Jump, 400-Meter Race, <text:s/>110-Meter Hurdles, Discus Throw, <text:s text:c="2"/>Pole Vault, Javelin Throw and the 1500-Meter Race, split over two days of competition. Featuring eight athletes with different abilities and specialties, from the agile Karl Vain and Femi Kadiena, the fast Li Huang and Ellen Reggiani, the well balanced Joe Kudou and Rick Blade to the powerhouses Aleksei Rigel and Jef Jansens, the player must achieve the best scores possible in each event to get to the World's best results table, not only in the decathlon points table but also on the individual events table.****All events follow the core gameplay of other athletics titles (such as Track &amp; Field), with some changes from event to event. Spriting events such as the <text:s/>100-meter dash are pure button-bashing, with the 110-Meter Hurdles requiring an additional tap in the action button to pass the athlete at the correct time over the hurdle without losing speed or knocking it down. At the opposite level, the 400-Meter and the 1500-Meter Race add a stamina bar that must be kept above critical levels at all times to keep the athlete fresh until the end, this being done by simply pacing the number of presses done by the player (the 1500M also requires the player to steer the athlete in the best path: as close as possible to the inside edge without hitting other runners or losing speed from going over the edge). Jumping events, along the javelin, require a fast build-up, an well-timed action (be it jump, set the pole or release the javelin), and setting the most appropriate angle. Discus is the only event where button mashing isn't required, and asks the player to rotate the D-pad clockwise to build strenght, followed by a push of the action button to set the angle of release as well as the direction. ****Like in the original ST-V version (which means it is in every way similar to the arcade version), two players can compete at the same time in the running event, and at the 1500M race six drones compete at the same time.&lt;/story&gt; &lt;/game&gt;</text:p>
          </table:table-cell>
          <table:table-cell table:number-columns-repeated="1013"/>
        </table:table-row>
        <table:table-row table:style-name="ro1">
          <table:table-cell office:value-type="string">
            <text:p>Deep Fear (Europe) (Disc 1)</text:p>
          </table:table-cell>
          <table:table-cell office:value-type="float" office:value="1998">
            <text:p>1998</text:p>
          </table:table-cell>
          <table:table-cell office:value-type="string">
            <text:p>ESRB - M (Mature)</text:p>
          </table:table-cell>
          <table:table-cell office:value-type="string">
            <text:p>Deep Fear <text:s/>Disk 1</text:p>
          </table:table-cell>
          <table:table-cell office:value-type="string">
            <text:p>SEGA Enterprises Ltd.</text:p>
          </table:table-cell>
          <table:table-cell office:value-type="string">
            <text:p>Sega</text:p>
          </table:table-cell>
          <table:table-cell office:value-type="string">
            <text:p>Adventure</text:p>
          </table:table-cell>
          <table:table-cell office:value-type="float" office:value="4.4">
            <text:p>4.4</text:p>
          </table:table-cell>
          <table:table-cell office:value-type="string">
            <text:p>1 Player</text:p>
          </table:table-cell>
          <table:table-cell office:value-type="string">
            <text:p>All contact is lost with a submarine on a routine mission which then crashes into an underwater facility. The occupants of the underwater facility are ordered to board the submarine and find out what went wrong. On board the vessel, strange things are happening which are taking control of the crew. The crew are mutating due to an alien parasite and members of the search team have to figure out what is happening and how to stop it!**** The game is played via a third person view which is just behind the character and you look over his shoulder. The game is based underwater in a submarine so the developers have added a claustrophobic feeling by giving some areas a limited amount of air so you have to run through to activate the air circulation system. Controls are your typical Resident Evil style which is you pull the Right shoulder button to draw your gun, your d-pad to aim and then a button to shoot. Along your journey of the submarine, you will need to find objects such as keycards to unlock doors and better weapons.</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Deep Fear (Europe) (Disc 1)&quot;&gt; &lt;year&gt;1998&lt;/year&gt; &lt;rating&gt;ESRB - M (Mature)&lt;/rating&gt; &lt;title&gt;Deep Fear  Disk 1&lt;/title&gt; &lt;pub&gt;SEGA Enterprises Ltd.&lt;/pub&gt; &lt;dev&gt;Sega&lt;/dev&gt; &lt;genre&gt;Adventure&lt;/genre&gt; &lt;score&gt;4.4&lt;/score&gt; &lt;player&gt;1 Player&lt;/player&gt; &lt;story&gt;All contact is lost with a submarine on a routine mission which then crashes into an underwater facility. The occupants of the underwater facility are ordered to board the submarine and find out what went wrong. On board the vessel, strange things are happening which are taking control of the crew. The crew are mutating due to an alien parasite and members of the search team have to figure out what is happening and how to stop it!**** The game is played via a third person view which is just behind the character and you look over his shoulder. The game is based underwater in a submarine so the developers have added a claustrophobic feeling by giving some areas a limited amount of air so you have to run through to activate the air circulation system. Controls are your typical Resident Evil style which is you pull the Right shoulder button to draw your gun, your d-pad to aim and then a button to shoot. Along your journey of the submarine, you will need to find objects such as keycards to unlock doors and better weapons.&lt;/story&gt; &lt;/game&gt;">
            <text:p>&lt;game name="Deep Fear (Europe) (Disc 1)"&gt; &lt;year&gt;1998&lt;/year&gt; &lt;rating&gt;ESRB - M (Mature)&lt;/rating&gt; &lt;title&gt;Deep Fear <text:s/>Disk 1&lt;/title&gt; &lt;pub&gt;SEGA Enterprises Ltd.&lt;/pub&gt; &lt;dev&gt;Sega&lt;/dev&gt; &lt;genre&gt;Adventure&lt;/genre&gt; &lt;score&gt;4.4&lt;/score&gt; &lt;player&gt;1 Player&lt;/player&gt; &lt;story&gt;All contact is lost with a submarine on a routine mission which then crashes into an underwater facility. The occupants of the underwater facility are ordered to board the submarine and find out what went wrong. On board the vessel, strange things are happening which are taking control of the crew. The crew are mutating due to an alien parasite and members of the search team have to figure out what is happening and how to stop it!**** The game is played via a third person view which is just behind the character and you look over his shoulder. The game is based underwater in a submarine so the developers have added a claustrophobic feeling by giving some areas a limited amount of air so you have to run through to activate the air circulation system. Controls are your typical Resident Evil style which is you pull the Right shoulder button to draw your gun, your d-pad to aim and then a button to shoot. Along your journey of the submarine, you will need to find objects such as keycards to unlock doors and better weapons.&lt;/story&gt; &lt;/game&gt;</text:p>
          </table:table-cell>
          <table:table-cell table:number-columns-repeated="1013"/>
        </table:table-row>
        <table:table-row table:style-name="ro1">
          <table:table-cell office:value-type="string">
            <text:p>Deep Fear (Europe) (Disc 2)</text:p>
          </table:table-cell>
          <table:table-cell office:value-type="float" office:value="1998">
            <text:p>1998</text:p>
          </table:table-cell>
          <table:table-cell office:value-type="string">
            <text:p>ESRB - M (Mature)</text:p>
          </table:table-cell>
          <table:table-cell office:value-type="string">
            <text:p>Deep Fear <text:s/>Disk 2</text:p>
          </table:table-cell>
          <table:table-cell office:value-type="string">
            <text:p>SEGA Enterprises Ltd.</text:p>
          </table:table-cell>
          <table:table-cell office:value-type="string">
            <text:p>Isco</text:p>
          </table:table-cell>
          <table:table-cell office:value-type="string">
            <text:p>Adventure</text:p>
          </table:table-cell>
          <table:table-cell office:value-type="float" office:value="4.4">
            <text:p>4.4</text:p>
          </table:table-cell>
          <table:table-cell office:value-type="string">
            <text:p>1 Player</text:p>
          </table:table-cell>
          <table:table-cell office:value-type="string">
            <text:p>All contact is lost with a submarine on a routine mission which then crashes into an underwater facility. The occupants of the underwater facility are ordered to board the submarine and find out what went wrong. On board the vessel, strange things are happening which are taking control of the crew. The crew are mutating due to an alien parasite and members of the search team have to figure out what is happening and how to stop it!**** The game is played via a third person view which is just behind the character and you look over his shoulder. The game is based underwater in a submarine so the developers have added a claustrophobic feeling by giving some areas a limited amount of air so you have to run through to activate the air circulation system. Controls are your typical Resident Evil style which is you pull the Right shoulder button to draw your gun, your d-pad to aim and then a button to shoot. Along your journey of the submarine, you will need to find objects such as keycards to unlock doors and better weapons.</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Deep Fear (Europe) (Disc 2)&quot;&gt; &lt;year&gt;1998&lt;/year&gt; &lt;rating&gt;ESRB - M (Mature)&lt;/rating&gt; &lt;title&gt;Deep Fear  Disk 2&lt;/title&gt; &lt;pub&gt;SEGA Enterprises Ltd.&lt;/pub&gt; &lt;dev&gt;Isco&lt;/dev&gt; &lt;genre&gt;Adventure&lt;/genre&gt; &lt;score&gt;4.4&lt;/score&gt; &lt;player&gt;1 Player&lt;/player&gt; &lt;story&gt;All contact is lost with a submarine on a routine mission which then crashes into an underwater facility. The occupants of the underwater facility are ordered to board the submarine and find out what went wrong. On board the vessel, strange things are happening which are taking control of the crew. The crew are mutating due to an alien parasite and members of the search team have to figure out what is happening and how to stop it!**** The game is played via a third person view which is just behind the character and you look over his shoulder. The game is based underwater in a submarine so the developers have added a claustrophobic feeling by giving some areas a limited amount of air so you have to run through to activate the air circulation system. Controls are your typical Resident Evil style which is you pull the Right shoulder button to draw your gun, your d-pad to aim and then a button to shoot. Along your journey of the submarine, you will need to find objects such as keycards to unlock doors and better weapons.&lt;/story&gt; &lt;/game&gt;">
            <text:p>&lt;game name="Deep Fear (Europe) (Disc 2)"&gt; &lt;year&gt;1998&lt;/year&gt; &lt;rating&gt;ESRB - M (Mature)&lt;/rating&gt; &lt;title&gt;Deep Fear <text:s/>Disk 2&lt;/title&gt; &lt;pub&gt;SEGA Enterprises Ltd.&lt;/pub&gt; &lt;dev&gt;Isco&lt;/dev&gt; &lt;genre&gt;Adventure&lt;/genre&gt; &lt;score&gt;4.4&lt;/score&gt; &lt;player&gt;1 Player&lt;/player&gt; &lt;story&gt;All contact is lost with a submarine on a routine mission which then crashes into an underwater facility. The occupants of the underwater facility are ordered to board the submarine and find out what went wrong. On board the vessel, strange things are happening which are taking control of the crew. The crew are mutating due to an alien parasite and members of the search team have to figure out what is happening and how to stop it!**** The game is played via a third person view which is just behind the character and you look over his shoulder. The game is based underwater in a submarine so the developers have added a claustrophobic feeling by giving some areas a limited amount of air so you have to run through to activate the air circulation system. Controls are your typical Resident Evil style which is you pull the Right shoulder button to draw your gun, your d-pad to aim and then a button to shoot. Along your journey of the submarine, you will need to find objects such as keycards to unlock doors and better weapons.&lt;/story&gt; &lt;/game&gt;</text:p>
          </table:table-cell>
          <table:table-cell table:number-columns-repeated="1013"/>
        </table:table-row>
        <table:table-row table:style-name="ro1">
          <table:table-cell office:value-type="string">
            <text:p>Defcon 5 (USA)</text:p>
          </table:table-cell>
          <table:table-cell office:value-type="float" office:value="1995">
            <text:p>1995</text:p>
          </table:table-cell>
          <table:table-cell office:value-type="string">
            <text:p>ESRB - E (Everyone)</text:p>
          </table:table-cell>
          <table:table-cell office:value-type="string">
            <text:p>Defcon 5 </text:p>
          </table:table-cell>
          <table:table-cell office:value-type="string">
            <text:p>Data East USA, Inc.</text:p>
          </table:table-cell>
          <table:table-cell office:value-type="string">
            <text:p>Millenium Interactive</text:p>
          </table:table-cell>
          <table:table-cell office:value-type="string">
            <text:p>Shooter</text:p>
          </table:table-cell>
          <table:table-cell office:value-type="float" office:value="3.3">
            <text:p>3.3</text:p>
          </table:table-cell>
          <table:table-cell office:value-type="string">
            <text:p>1 Player</text:p>
          </table:table-cell>
          <table:table-cell office:value-type="string">
            <text:p>In the far future, conflict is at an all-time low and outdated defence bases are being vacated and replaced with automated software. You play as an engineer sent to update one such base. Just after uploading the automating code, the base is suddenly invaded by unknown assailants from the air and ground. You must rely on your wits and the defence software to fend them off.****The main game takes place in a first-person view inside the complex. Trams connect the maze-like living areas to a handful of manned turrets outside. You must shuttle between shooting down waves of fighters in the turrets, and scouring the base levels for card keys during the down time.****A third consideration is the "Virtual Operating System" controlling all major base functions. You use this interface to repair damage from attacks, monitor intruders, and place robot sentries to guard key passages. As you find more access keys, you can increase the software's efficiency to the point that you can command turrets remotely, or set them to auto-attack with a high degree of success. ****As defending the base becomes more automated and efficient, you have more time to search the levels for keys. Your ultimate goal is to find the clearance to self-destruct the base, defend your escape shuttle, and get out alive.</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Defcon 5 (USA)&quot;&gt; &lt;year&gt;1995&lt;/year&gt; &lt;rating&gt;ESRB - E (Everyone)&lt;/rating&gt; &lt;title&gt;Defcon 5 &lt;/title&gt; &lt;pub&gt;Data East USA, Inc.&lt;/pub&gt; &lt;dev&gt;Millenium Interactive&lt;/dev&gt; &lt;genre&gt;Shooter&lt;/genre&gt; &lt;score&gt;3.3&lt;/score&gt; &lt;player&gt;1 Player&lt;/player&gt; &lt;story&gt;In the far future, conflict is at an all-time low and outdated defence bases are being vacated and replaced with automated software. You play as an engineer sent to update one such base. Just after uploading the automating code, the base is suddenly invaded by unknown assailants from the air and ground. You must rely on your wits and the defence software to fend them off.****The main game takes place in a first-person view inside the complex. Trams connect the maze-like living areas to a handful of manned turrets outside. You must shuttle between shooting down waves of fighters in the turrets, and scouring the base levels for card keys during the down time.****A third consideration is the &quot;Virtual Operating System&quot; controlling all major base functions. You use this interface to repair damage from attacks, monitor intruders, and place robot sentries to guard key passages. As you find more access keys, you can increase the software's efficiency to the point that you can command turrets remotely, or set them to auto-attack with a high degree of success. ****As defending the base becomes more automated and efficient, you have more time to search the levels for keys. Your ultimate goal is to find the clearance to self-destruct the base, defend your escape shuttle, and get out alive.&lt;/story&gt; &lt;/game&gt;">
            <text:p>&lt;game name="Defcon 5 (USA)"&gt; &lt;year&gt;1995&lt;/year&gt; &lt;rating&gt;ESRB - E (Everyone)&lt;/rating&gt; &lt;title&gt;Defcon 5 &lt;/title&gt; &lt;pub&gt;Data East USA, Inc.&lt;/pub&gt; &lt;dev&gt;Millenium Interactive&lt;/dev&gt; &lt;genre&gt;Shooter&lt;/genre&gt; &lt;score&gt;3.3&lt;/score&gt; &lt;player&gt;1 Player&lt;/player&gt; &lt;story&gt;In the far future, conflict is at an all-time low and outdated defence bases are being vacated and replaced with automated software. You play as an engineer sent to update one such base. Just after uploading the automating code, the base is suddenly invaded by unknown assailants from the air and ground. You must rely on your wits and the defence software to fend them off.****The main game takes place in a first-person view inside the complex. Trams connect the maze-like living areas to a handful of manned turrets outside. You must shuttle between shooting down waves of fighters in the turrets, and scouring the base levels for card keys during the down time.****A third consideration is the "Virtual Operating System" controlling all major base functions. You use this interface to repair damage from attacks, monitor intruders, and place robot sentries to guard key passages. As you find more access keys, you can increase the software's efficiency to the point that you can command turrets remotely, or set them to auto-attack with a high degree of success. ****As defending the base becomes more automated and efficient, you have more time to search the levels for keys. Your ultimate goal is to find the clearance to self-destruct the base, defend your escape shuttle, and get out alive.&lt;/story&gt; &lt;/game&gt;</text:p>
          </table:table-cell>
          <table:table-cell table:number-columns-repeated="1013"/>
        </table:table-row>
        <table:table-row table:style-name="ro1">
          <table:table-cell office:value-type="string">
            <text:p>Destruction Derby (Europe)</text:p>
          </table:table-cell>
          <table:table-cell office:value-type="float" office:value="1996">
            <text:p>1996</text:p>
          </table:table-cell>
          <table:table-cell office:value-type="string">
            <text:p>ESRB - E (Everyone)</text:p>
          </table:table-cell>
          <table:table-cell office:value-type="string">
            <text:p>Destruction Derby </text:p>
          </table:table-cell>
          <table:table-cell office:value-type="string">
            <text:p>Psygnosis Limited</text:p>
          </table:table-cell>
          <table:table-cell office:value-type="string">
            <text:p>Reflections Interactive</text:p>
          </table:table-cell>
          <table:table-cell office:value-type="string">
            <text:p>Driving</text:p>
          </table:table-cell>
          <table:table-cell office:value-type="float" office:value="3.2">
            <text:p>3.2</text:p>
          </table:table-cell>
          <table:table-cell office:value-type="string">
            <text:p>1 Player</text:p>
          </table:table-cell>
          <table:table-cell office:value-type="string">
            <text:p>You probably feel like a crash test dummy when you're playing this game - it's not only a racing game, but you get points for wrecking your enemies! The amount of points you get depends on how you hit them ... e.g. you get more points for getting them do a 360 other than driving into theirs sides at high speed. The game has more to offer: a head to head mode with only two cars or the legendary destruction derby itself - a huge arena, every car starts at the edge of it, and then - have a nice crash!</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Destruction Derby (Europe)&quot;&gt; &lt;year&gt;1996&lt;/year&gt; &lt;rating&gt;ESRB - E (Everyone)&lt;/rating&gt; &lt;title&gt;Destruction Derby &lt;/title&gt; &lt;pub&gt;Psygnosis Limited&lt;/pub&gt; &lt;dev&gt;Reflections Interactive&lt;/dev&gt; &lt;genre&gt;Driving&lt;/genre&gt; &lt;score&gt;3.2&lt;/score&gt; &lt;player&gt;1 Player&lt;/player&gt; &lt;story&gt;You probably feel like a crash test dummy when you're playing this game - it's not only a racing game, but you get points for wrecking your enemies! The amount of points you get depends on how you hit them ... e.g. you get more points for getting them do a 360 other than driving into theirs sides at high speed. The game has more to offer: a head to head mode with only two cars or the legendary destruction derby itself - a huge arena, every car starts at the edge of it, and then - have a nice crash!&lt;/story&gt; &lt;/game&gt;">
            <text:p>&lt;game name="Destruction Derby (Europe)"&gt; &lt;year&gt;1996&lt;/year&gt; &lt;rating&gt;ESRB - E (Everyone)&lt;/rating&gt; &lt;title&gt;Destruction Derby &lt;/title&gt; &lt;pub&gt;Psygnosis Limited&lt;/pub&gt; &lt;dev&gt;Reflections Interactive&lt;/dev&gt; &lt;genre&gt;Driving&lt;/genre&gt; &lt;score&gt;3.2&lt;/score&gt; &lt;player&gt;1 Player&lt;/player&gt; &lt;story&gt;You probably feel like a crash test dummy when you're playing this game - it's not only a racing game, but you get points for wrecking your enemies! The amount of points you get depends on how you hit them ... e.g. you get more points for getting them do a 360 other than driving into theirs sides at high speed. The game has more to offer: a head to head mode with only two cars or the legendary destruction derby itself - a huge arena, every car starts at the edge of it, and then - have a nice crash!&lt;/story&gt; &lt;/game&gt;</text:p>
          </table:table-cell>
          <table:table-cell table:number-columns-repeated="1013"/>
        </table:table-row>
        <table:table-row table:style-name="ro1">
          <table:table-cell office:value-type="string">
            <text:p>Die Hard Arcade (USA)</text:p>
          </table:table-cell>
          <table:table-cell office:value-type="float" office:value="1998">
            <text:p>1998</text:p>
          </table:table-cell>
          <table:table-cell office:value-type="string">
            <text:p>ESRB - T (Teen)</text:p>
          </table:table-cell>
          <table:table-cell office:value-type="string">
            <text:p>Die Hard Arcade </text:p>
          </table:table-cell>
          <table:table-cell office:value-type="string">
            <text:p>SEGA of America, Inc.</text:p>
          </table:table-cell>
          <table:table-cell office:value-type="string">
            <text:p>Sega</text:p>
          </table:table-cell>
          <table:table-cell office:value-type="string">
            <text:p>Beat-'Em-Up</text:p>
          </table:table-cell>
          <table:table-cell office:value-type="float" office:value="3.9">
            <text:p>3.9</text:p>
          </table:table-cell>
          <table:table-cell office:value-type="string">
            <text:p>1-2 Players</text:p>
          </table:table-cell>
          <table:table-cell office:value-type="string">
            <text:p>A conversion of Sega AM1's arcade 3D scrolling fighting game based on the first Die Hard movie. One or two players work their way up and down a skyscraper in attempting to rescue the President's kidnapped daughter.**A large number of fighting moves are available through the simple controls of punch, kick and jump, plus movement.**Many weapons are available from knives and broken bottles to machine guns and rocket launchers. Other objects can be picked up and used as weapons such as chairs, an aerosol and lighter combo and even a grandfather clock!**Between several of the stages are reaction tests that require a button to be pressed quickly, usually punch, kick or jump. Failure means an extra fight has to be won often with little or no reward in terms of items.**The climax sees the heroes fighting the mastermind (who has many swords on his person) on the roof of the skyscraper.**Also included is an old Sega arcade game, Deep Scan, used to gain extra credits for the main game.</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Die Hard Arcade (USA)&quot;&gt; &lt;year&gt;1998&lt;/year&gt; &lt;rating&gt;ESRB - T (Teen)&lt;/rating&gt; &lt;title&gt;Die Hard Arcade &lt;/title&gt; &lt;pub&gt;SEGA of America, Inc.&lt;/pub&gt; &lt;dev&gt;Sega&lt;/dev&gt; &lt;genre&gt;Beat-'Em-Up&lt;/genre&gt; &lt;score&gt;3.9&lt;/score&gt; &lt;player&gt;1-2 Players&lt;/player&gt; &lt;story&gt;A conversion of Sega AM1's arcade 3D scrolling fighting game based on the first Die Hard movie. One or two players work their way up and down a skyscraper in attempting to rescue the President's kidnapped daughter.**A large number of fighting moves are available through the simple controls of punch, kick and jump, plus movement.**Many weapons are available from knives and broken bottles to machine guns and rocket launchers. Other objects can be picked up and used as weapons such as chairs, an aerosol and lighter combo and even a grandfather clock!**Between several of the stages are reaction tests that require a button to be pressed quickly, usually punch, kick or jump. Failure means an extra fight has to be won often with little or no reward in terms of items.**The climax sees the heroes fighting the mastermind (who has many swords on his person) on the roof of the skyscraper.**Also included is an old Sega arcade game, Deep Scan, used to gain extra credits for the main game.&lt;/story&gt; &lt;/game&gt;">
            <text:p>&lt;game name="Die Hard Arcade (USA)"&gt; &lt;year&gt;1998&lt;/year&gt; &lt;rating&gt;ESRB - T (Teen)&lt;/rating&gt; &lt;title&gt;Die Hard Arcade &lt;/title&gt; &lt;pub&gt;SEGA of America, Inc.&lt;/pub&gt; &lt;dev&gt;Sega&lt;/dev&gt; &lt;genre&gt;Beat-'Em-Up&lt;/genre&gt; &lt;score&gt;3.9&lt;/score&gt; &lt;player&gt;1-2 Players&lt;/player&gt; &lt;story&gt;A conversion of Sega AM1's arcade 3D scrolling fighting game based on the first Die Hard movie. One or two players work their way up and down a skyscraper in attempting to rescue the President's kidnapped daughter.**A large number of fighting moves are available through the simple controls of punch, kick and jump, plus movement.**Many weapons are available from knives and broken bottles to machine guns and rocket launchers. Other objects can be picked up and used as weapons such as chairs, an aerosol and lighter combo and even a grandfather clock!**Between several of the stages are reaction tests that require a button to be pressed quickly, usually punch, kick or jump. Failure means an extra fight has to be won often with little or no reward in terms of items.**The climax sees the heroes fighting the mastermind (who has many swords on his person) on the roof of the skyscraper.**Also included is an old Sega arcade game, Deep Scan, used to gain extra credits for the main game.&lt;/story&gt; &lt;/game&gt;</text:p>
          </table:table-cell>
          <table:table-cell table:number-columns-repeated="1013"/>
        </table:table-row>
        <table:table-row table:style-name="ro1">
          <table:table-cell office:value-type="string">
            <text:p>Die Hard Trilogy (USA)</text:p>
          </table:table-cell>
          <table:table-cell office:value-type="float" office:value="1997">
            <text:p>1997</text:p>
          </table:table-cell>
          <table:table-cell office:value-type="string">
            <text:p>ESRB - M (Mature)</text:p>
          </table:table-cell>
          <table:table-cell office:value-type="string">
            <text:p>Die Hard Trilogy </text:p>
          </table:table-cell>
          <table:table-cell office:value-type="string">
            <text:p>Fox Interactive, Inc.</text:p>
          </table:table-cell>
          <table:table-cell office:value-type="string">
            <text:p>Probe Entertainment Limited</text:p>
          </table:table-cell>
          <table:table-cell office:value-type="string">
            <text:p>Gun</text:p>
          </table:table-cell>
          <table:table-cell office:value-type="float" office:value="4.1">
            <text:p>4.1</text:p>
          </table:table-cell>
          <table:table-cell office:value-type="string">
            <text:p>1 Player</text:p>
          </table:table-cell>
          <table:table-cell office:value-type="string">
            <text:p>Die Hard Trilogy is split into three games, each game representing one of the movies, obviously. <text:s/>****Die Hard 1 is a third person shooter in a style similar to Tomb Raider. <text:s/>You are John McClane and must fight through twenty floors of terrorists in the Nakatomi Plaza. <text:s/>The game has an invisible wall effect which allows you to see John even in small hallways.****Die Hard 2 is a first person rail shooter in the vein of Virtua Cop or Mad Dog McCree. <text:s/>Once again you take the role of John <text:s/>McClane firing upon terrorists who happen to be ransacking the Washington/Dulles Airport in search of a South American dictator and druglord.****Die Hard 3 is a fast-paced taxi racer through the city. <text:s/>John must this time speed through New York City defusing bombs and ramming evildoers off the road behind the wheel of a cab.</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Die Hard Trilogy (USA)&quot;&gt; &lt;year&gt;1997&lt;/year&gt; &lt;rating&gt;ESRB - M (Mature)&lt;/rating&gt; &lt;title&gt;Die Hard Trilogy &lt;/title&gt; &lt;pub&gt;Fox Interactive, Inc.&lt;/pub&gt; &lt;dev&gt;Probe Entertainment Limited&lt;/dev&gt; &lt;genre&gt;Gun&lt;/genre&gt; &lt;score&gt;4.1&lt;/score&gt; &lt;player&gt;1 Player&lt;/player&gt; &lt;story&gt;Die Hard Trilogy is split into three games, each game representing one of the movies, obviously.  ****Die Hard 1 is a third person shooter in a style similar to Tomb Raider.  You are John McClane and must fight through twenty floors of terrorists in the Nakatomi Plaza.  The game has an invisible wall effect which allows you to see John even in small hallways.****Die Hard 2 is a first person rail shooter in the vein of Virtua Cop or Mad Dog McCree.  Once again you take the role of John  McClane firing upon terrorists who happen to be ransacking the Washington/Dulles Airport in search of a South American dictator and druglord.****Die Hard 3 is a fast-paced taxi racer through the city.  John must this time speed through New York City defusing bombs and ramming evildoers off the road behind the wheel of a cab.&lt;/story&gt; &lt;/game&gt;">
            <text:p>&lt;game name="Die Hard Trilogy (USA)"&gt; &lt;year&gt;1997&lt;/year&gt; &lt;rating&gt;ESRB - M (Mature)&lt;/rating&gt; &lt;title&gt;Die Hard Trilogy &lt;/title&gt; &lt;pub&gt;Fox Interactive, Inc.&lt;/pub&gt; &lt;dev&gt;Probe Entertainment Limited&lt;/dev&gt; &lt;genre&gt;Gun&lt;/genre&gt; &lt;score&gt;4.1&lt;/score&gt; &lt;player&gt;1 Player&lt;/player&gt; &lt;story&gt;Die Hard Trilogy is split into three games, each game representing one of the movies, obviously. <text:s/>****Die Hard 1 is a third person shooter in a style similar to Tomb Raider. <text:s/>You are John McClane and must fight through twenty floors of terrorists in the Nakatomi Plaza. <text:s/>The game has an invisible wall effect which allows you to see John even in small hallways.****Die Hard 2 is a first person rail shooter in the vein of Virtua Cop or Mad Dog McCree. <text:s/>Once again you take the role of John <text:s/>McClane firing upon terrorists who happen to be ransacking the Washington/Dulles Airport in search of a South American dictator and druglord.****Die Hard 3 is a fast-paced taxi racer through the city. <text:s/>John must this time speed through New York City defusing bombs and ramming evildoers off the road behind the wheel of a cab.&lt;/story&gt; &lt;/game&gt;</text:p>
          </table:table-cell>
          <table:table-cell table:number-columns-repeated="1013"/>
        </table:table-row>
        <table:table-row table:style-name="ro1">
          <table:table-cell office:value-type="string">
            <text:p>Discworld (Europe)</text:p>
          </table:table-cell>
          <table:table-cell office:value-type="float" office:value="1996">
            <text:p>1996</text:p>
          </table:table-cell>
          <table:table-cell office:value-type="string">
            <text:p>ESRB - E (Everyone)</text:p>
          </table:table-cell>
          <table:table-cell office:value-type="string">
            <text:p>Discworld </text:p>
          </table:table-cell>
          <table:table-cell office:value-type="string">
            <text:p>Psygnosis Limited</text:p>
          </table:table-cell>
          <table:table-cell office:value-type="string">
            <text:p>Perfect Entertainment</text:p>
          </table:table-cell>
          <table:table-cell office:value-type="string">
            <text:p>Adventure</text:p>
          </table:table-cell>
          <table:table-cell office:value-type="float" office:value="3.5">
            <text:p>3.5</text:p>
          </table:table-cell>
          <table:table-cell office:value-type="string">
            <text:p>1 Player</text:p>
          </table:table-cell>
          <table:table-cell office:value-type="string">
            <text:p>This adventure game puts you in the shoes of Rincewind, a wizard whose sole purpose in life is to stay alive. He appears to be very good at it as well, because apparently the universe has decided to continuously challenge him.****The game takes place in the insane fantasy world created by Terry Pratchett, one of this world's most humourous authors, and is generally nuts.</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Discworld (Europe)&quot;&gt; &lt;year&gt;1996&lt;/year&gt; &lt;rating&gt;ESRB - E (Everyone)&lt;/rating&gt; &lt;title&gt;Discworld &lt;/title&gt; &lt;pub&gt;Psygnosis Limited&lt;/pub&gt; &lt;dev&gt;Perfect Entertainment&lt;/dev&gt; &lt;genre&gt;Adventure&lt;/genre&gt; &lt;score&gt;3.5&lt;/score&gt; &lt;player&gt;1 Player&lt;/player&gt; &lt;story&gt;This adventure game puts you in the shoes of Rincewind, a wizard whose sole purpose in life is to stay alive. He appears to be very good at it as well, because apparently the universe has decided to continuously challenge him.****The game takes place in the insane fantasy world created by Terry Pratchett, one of this world's most humourous authors, and is generally nuts.&lt;/story&gt; &lt;/game&gt;">
            <text:p>&lt;game name="Discworld (Europe)"&gt; &lt;year&gt;1996&lt;/year&gt; &lt;rating&gt;ESRB - E (Everyone)&lt;/rating&gt; &lt;title&gt;Discworld &lt;/title&gt; &lt;pub&gt;Psygnosis Limited&lt;/pub&gt; &lt;dev&gt;Perfect Entertainment&lt;/dev&gt; &lt;genre&gt;Adventure&lt;/genre&gt; &lt;score&gt;3.5&lt;/score&gt; &lt;player&gt;1 Player&lt;/player&gt; &lt;story&gt;This adventure game puts you in the shoes of Rincewind, a wizard whose sole purpose in life is to stay alive. He appears to be very good at it as well, because apparently the universe has decided to continuously challenge him.****The game takes place in the insane fantasy world created by Terry Pratchett, one of this world's most humourous authors, and is generally nuts.&lt;/story&gt; &lt;/game&gt;</text:p>
          </table:table-cell>
          <table:table-cell table:number-columns-repeated="1013"/>
        </table:table-row>
        <table:table-row table:style-name="ro1">
          <table:table-cell office:value-type="string">
            <text:p>Discworld II - Missing, presumed... ! (Europe)</text:p>
          </table:table-cell>
          <table:table-cell office:value-type="float" office:value="1996">
            <text:p>1996</text:p>
          </table:table-cell>
          <table:table-cell office:value-type="string">
            <text:p>ESRB - T (Teen)</text:p>
          </table:table-cell>
          <table:table-cell office:value-type="string">
            <text:p>Discworld II - Missing, presumed... ! </text:p>
          </table:table-cell>
          <table:table-cell office:value-type="string">
            <text:p>Perfect Entertainment, Ltd.</text:p>
          </table:table-cell>
          <table:table-cell office:value-type="string">
            <text:p>Tantalus Entertainment</text:p>
          </table:table-cell>
          <table:table-cell office:value-type="string">
            <text:p>Adventure</text:p>
          </table:table-cell>
          <table:table-cell office:value-type="float" office:value="3.7">
            <text:p>3.7</text:p>
          </table:table-cell>
          <table:table-cell office:value-type="string">
            <text:p>1 Player</text:p>
          </table:table-cell>
          <table:table-cell office:value-type="string">
            <text:p>Mortality Bytes casts players again in the role of Rincewind, from the first game.****Death, the grim reaper, who normally ushers the Discworld inhabitants into the afterlife, is on an extended vacation. This means that those whose "time is up" are faltering around in limbo. Now it's up to Rincewind to bring him back or suffer the fate of immortality.****Gameplay is divided into 4 Acts. There are many locations to explore and a multitude of obstacles in Rincewind's path to overcome. Conversations with characters and interaction with inventory objects is necessary to move ahead.****The game features unique humour similar to the previous game.</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Discworld II - Missing, presumed... ! (Europe)&quot;&gt; &lt;year&gt;1996&lt;/year&gt; &lt;rating&gt;ESRB - T (Teen)&lt;/rating&gt; &lt;title&gt;Discworld II - Missing, presumed... ! &lt;/title&gt; &lt;pub&gt;Perfect Entertainment, Ltd.&lt;/pub&gt; &lt;dev&gt;Tantalus Entertainment&lt;/dev&gt; &lt;genre&gt;Adventure&lt;/genre&gt; &lt;score&gt;3.7&lt;/score&gt; &lt;player&gt;1 Player&lt;/player&gt; &lt;story&gt;Mortality Bytes casts players again in the role of Rincewind, from the first game.****Death, the grim reaper, who normally ushers the Discworld inhabitants into the afterlife, is on an extended vacation. This means that those whose &quot;time is up&quot; are faltering around in limbo. Now it's up to Rincewind to bring him back or suffer the fate of immortality.****Gameplay is divided into 4 Acts. There are many locations to explore and a multitude of obstacles in Rincewind's path to overcome. Conversations with characters and interaction with inventory objects is necessary to move ahead.****The game features unique humour similar to the previous game.&lt;/story&gt; &lt;/game&gt;">
            <text:p>&lt;game name="Discworld II - Missing, presumed... ! (Europe)"&gt; &lt;year&gt;1996&lt;/year&gt; &lt;rating&gt;ESRB - T (Teen)&lt;/rating&gt; &lt;title&gt;Discworld II - Missing, presumed... ! &lt;/title&gt; &lt;pub&gt;Perfect Entertainment, Ltd.&lt;/pub&gt; &lt;dev&gt;Tantalus Entertainment&lt;/dev&gt; &lt;genre&gt;Adventure&lt;/genre&gt; &lt;score&gt;3.7&lt;/score&gt; &lt;player&gt;1 Player&lt;/player&gt; &lt;story&gt;Mortality Bytes casts players again in the role of Rincewind, from the first game.****Death, the grim reaper, who normally ushers the Discworld inhabitants into the afterlife, is on an extended vacation. This means that those whose "time is up" are faltering around in limbo. Now it's up to Rincewind to bring him back or suffer the fate of immortality.****Gameplay is divided into 4 Acts. There are many locations to explore and a multitude of obstacles in Rincewind's path to overcome. Conversations with characters and interaction with inventory objects is necessary to move ahead.****The game features unique humour similar to the previous game.&lt;/story&gt; &lt;/game&gt;</text:p>
          </table:table-cell>
          <table:table-cell table:number-columns-repeated="1013"/>
        </table:table-row>
        <table:table-row table:style-name="ro1">
          <table:table-cell office:value-type="string">
            <text:p>DonPachi (Japan)</text:p>
          </table:table-cell>
          <table:table-cell office:value-type="float" office:value="1996">
            <text:p>1996</text:p>
          </table:table-cell>
          <table:table-cell office:value-type="string">
            <text:p>ESRB - T (Teen)</text:p>
          </table:table-cell>
          <table:table-cell office:value-type="string">
            <text:p>DonPachi </text:p>
          </table:table-cell>
          <table:table-cell office:value-type="string">
            <text:p>Atlus Co., Ltd.</text:p>
          </table:table-cell>
          <table:table-cell office:value-type="string">
            <text:p>Atlus Co.</text:p>
          </table:table-cell>
          <table:table-cell office:value-type="string">
            <text:p>Shoot-'Em-Up</text:p>
          </table:table-cell>
          <table:table-cell office:value-type="string">
            <text:p>4.0</text:p>
          </table:table-cell>
          <table:table-cell office:value-type="string">
            <text:p>1-2 Players</text:p>
          </table:table-cell>
          <table:table-cell office:value-type="string">
            <text:p>DonPachi is a 1995 vertical manic shoot-'em-up originally in arcades and was the first game from the developer Cave. Settings are mainly woodland and enemies are military vehicles and robots, culminating in the final boss, a huge robotic bee. One of three weapon configurations is chosen at start and then levelled up through dropped power-ups. DonPachi was ported to the Sega Saturn and Sony Playstation in 1996.</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DonPachi (Japan)&quot;&gt; &lt;year&gt;1996&lt;/year&gt; &lt;rating&gt;ESRB - T (Teen)&lt;/rating&gt; &lt;title&gt;DonPachi &lt;/title&gt; &lt;pub&gt;Atlus Co., Ltd.&lt;/pub&gt; &lt;dev&gt;Atlus Co.&lt;/dev&gt; &lt;genre&gt;Shoot-'Em-Up&lt;/genre&gt; &lt;score&gt;4.0&lt;/score&gt; &lt;player&gt;1-2 Players&lt;/player&gt; &lt;story&gt;DonPachi is a 1995 vertical manic shoot-'em-up originally in arcades and was the first game from the developer Cave. Settings are mainly woodland and enemies are military vehicles and robots, culminating in the final boss, a huge robotic bee. One of three weapon configurations is chosen at start and then levelled up through dropped power-ups. DonPachi was ported to the Sega Saturn and Sony Playstation in 1996.&lt;/story&gt; &lt;/game&gt;">
            <text:p>&lt;game name="DonPachi (Japan)"&gt; &lt;year&gt;1996&lt;/year&gt; &lt;rating&gt;ESRB - T (Teen)&lt;/rating&gt; &lt;title&gt;DonPachi &lt;/title&gt; &lt;pub&gt;Atlus Co., Ltd.&lt;/pub&gt; &lt;dev&gt;Atlus Co.&lt;/dev&gt; &lt;genre&gt;Shoot-'Em-Up&lt;/genre&gt; &lt;score&gt;4.0&lt;/score&gt; &lt;player&gt;1-2 Players&lt;/player&gt; &lt;story&gt;DonPachi is a 1995 vertical manic shoot-'em-up originally in arcades and was the first game from the developer Cave. Settings are mainly woodland and enemies are military vehicles and robots, culminating in the final boss, a huge robotic bee. One of three weapon configurations is chosen at start and then levelled up through dropped power-ups. DonPachi was ported to the Sega Saturn and Sony Playstation in 1996.&lt;/story&gt; &lt;/game&gt;</text:p>
          </table:table-cell>
          <table:table-cell table:number-columns-repeated="1013"/>
        </table:table-row>
        <table:table-row table:style-name="ro1">
          <table:table-cell office:value-type="string">
            <text:p>Doom (USA)</text:p>
          </table:table-cell>
          <table:table-cell office:value-type="float" office:value="1997">
            <text:p>1997</text:p>
          </table:table-cell>
          <table:table-cell office:value-type="string">
            <text:p>ESRB - M (Mature)</text:p>
          </table:table-cell>
          <table:table-cell office:value-type="string">
            <text:p>Doom </text:p>
          </table:table-cell>
          <table:table-cell office:value-type="string">
            <text:p>GT Interactive Software Corp.</text:p>
          </table:table-cell>
          <table:table-cell office:value-type="string">
            <text:p>Rage Software</text:p>
          </table:table-cell>
          <table:table-cell office:value-type="string">
            <text:p>Shooter</text:p>
          </table:table-cell>
          <table:table-cell office:value-type="float" office:value="2.8">
            <text:p>2.8</text:p>
          </table:table-cell>
          <table:table-cell office:value-type="string">
            <text:p>1-2 Players</text:p>
          </table:table-cell>
          <table:table-cell office:value-type="string">
            <text:p>This release of DOOM is based on The Ultimate DOOM and DOOM II: Hell on Earth and contains most of the levels and enemies from both games as well as about half dozen exclusive maps. The Doom maps are based off the Jaguar version and hence feature the same simplifications as that release. The PC Ultimate Doom and Doom II maps were converted especially for this release and also feature some simplifications, though not to the degree of the Doom maps. Some Doom II enemies have been added to the Doom and Ultimate Doom maps. The engine has been upgraded to a 32 bit renderer allowing for smoother distance shading and more notably, in the PS1 version, coloured lighting. This version of Doom features also entirely new sounds and music.</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Doom (USA)&quot;&gt; &lt;year&gt;1997&lt;/year&gt; &lt;rating&gt;ESRB - M (Mature)&lt;/rating&gt; &lt;title&gt;Doom &lt;/title&gt; &lt;pub&gt;GT Interactive Software Corp.&lt;/pub&gt; &lt;dev&gt;Rage Software&lt;/dev&gt; &lt;genre&gt;Shooter&lt;/genre&gt; &lt;score&gt;2.8&lt;/score&gt; &lt;player&gt;1-2 Players&lt;/player&gt; &lt;story&gt;This release of DOOM is based on The Ultimate DOOM and DOOM II: Hell on Earth and contains most of the levels and enemies from both games as well as about half dozen exclusive maps. The Doom maps are based off the Jaguar version and hence feature the same simplifications as that release. The PC Ultimate Doom and Doom II maps were converted especially for this release and also feature some simplifications, though not to the degree of the Doom maps. Some Doom II enemies have been added to the Doom and Ultimate Doom maps. The engine has been upgraded to a 32 bit renderer allowing for smoother distance shading and more notably, in the PS1 version, coloured lighting. This version of Doom features also entirely new sounds and music.&lt;/story&gt; &lt;/game&gt;">
            <text:p>&lt;game name="Doom (USA)"&gt; &lt;year&gt;1997&lt;/year&gt; &lt;rating&gt;ESRB - M (Mature)&lt;/rating&gt; &lt;title&gt;Doom &lt;/title&gt; &lt;pub&gt;GT Interactive Software Corp.&lt;/pub&gt; &lt;dev&gt;Rage Software&lt;/dev&gt; &lt;genre&gt;Shooter&lt;/genre&gt; &lt;score&gt;2.8&lt;/score&gt; &lt;player&gt;1-2 Players&lt;/player&gt; &lt;story&gt;This release of DOOM is based on The Ultimate DOOM and DOOM II: Hell on Earth and contains most of the levels and enemies from both games as well as about half dozen exclusive maps. The Doom maps are based off the Jaguar version and hence feature the same simplifications as that release. The PC Ultimate Doom and Doom II maps were converted especially for this release and also feature some simplifications, though not to the degree of the Doom maps. Some Doom II enemies have been added to the Doom and Ultimate Doom maps. The engine has been upgraded to a 32 bit renderer allowing for smoother distance shading and more notably, in the PS1 version, coloured lighting. This version of Doom features also entirely new sounds and music.&lt;/story&gt; &lt;/game&gt;</text:p>
          </table:table-cell>
          <table:table-cell table:number-columns-repeated="1013"/>
        </table:table-row>
        <table:table-row table:style-name="ro1">
          <table:table-cell office:value-type="string">
            <text:p>Double Switch (USA) (Disc 1)</text:p>
          </table:table-cell>
          <table:table-cell office:value-type="float" office:value="1995">
            <text:p>1995</text:p>
          </table:table-cell>
          <table:table-cell office:value-type="string">
            <text:p>ESRB - T (Teen)</text:p>
          </table:table-cell>
          <table:table-cell office:value-type="string">
            <text:p>Double Switch <text:s/>Disk 1</text:p>
          </table:table-cell>
          <table:table-cell office:value-type="string">
            <text:p>Digital Pictures, Inc.</text:p>
          </table:table-cell>
          <table:table-cell office:value-type="string">
            <text:p>Digital Pictures</text:p>
          </table:table-cell>
          <table:table-cell office:value-type="string">
            <text:p>Adventure</text:p>
          </table:table-cell>
          <table:table-cell office:value-type="string">
            <text:p>3.0</text:p>
          </table:table-cell>
          <table:table-cell office:value-type="string">
            <text:p>1 Player</text:p>
          </table:table-cell>
          <table:table-cell office:value-type="string">
            <text:p>Double Switch is one of Digital Pictures' many full-motion video games from the mid 90s. <text:s/>In this "cinematic mystery" you must watch your serveilance cameras in order to trap intruders in the Edward Arms mansion.****Double Switch stars Corey Haim and Deborah Harry, and features a musical score by Thomas Dolby.</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Double Switch (USA) (Disc 1)&quot;&gt; &lt;year&gt;1995&lt;/year&gt; &lt;rating&gt;ESRB - T (Teen)&lt;/rating&gt; &lt;title&gt;Double Switch  Disk 1&lt;/title&gt; &lt;pub&gt;Digital Pictures, Inc.&lt;/pub&gt; &lt;dev&gt;Digital Pictures&lt;/dev&gt; &lt;genre&gt;Adventure&lt;/genre&gt; &lt;score&gt;3.0&lt;/score&gt; &lt;player&gt;1 Player&lt;/player&gt; &lt;story&gt;Double Switch is one of Digital Pictures' many full-motion video games from the mid 90s.  In this &quot;cinematic mystery&quot; you must watch your serveilance cameras in order to trap intruders in the Edward Arms mansion.****Double Switch stars Corey Haim and Deborah Harry, and features a musical score by Thomas Dolby.&lt;/story&gt; &lt;/game&gt;">
            <text:p>&lt;game name="Double Switch (USA) (Disc 1)"&gt; &lt;year&gt;1995&lt;/year&gt; &lt;rating&gt;ESRB - T (Teen)&lt;/rating&gt; &lt;title&gt;Double Switch <text:s/>Disk 1&lt;/title&gt; &lt;pub&gt;Digital Pictures, Inc.&lt;/pub&gt; &lt;dev&gt;Digital Pictures&lt;/dev&gt; &lt;genre&gt;Adventure&lt;/genre&gt; &lt;score&gt;3.0&lt;/score&gt; &lt;player&gt;1 Player&lt;/player&gt; &lt;story&gt;Double Switch is one of Digital Pictures' many full-motion video games from the mid 90s. <text:s/>In this "cinematic mystery" you must watch your serveilance cameras in order to trap intruders in the Edward Arms mansion.****Double Switch stars Corey Haim and Deborah Harry, and features a musical score by Thomas Dolby.&lt;/story&gt; &lt;/game&gt;</text:p>
          </table:table-cell>
          <table:table-cell table:number-columns-repeated="1013"/>
        </table:table-row>
        <table:table-row table:style-name="ro1">
          <table:table-cell office:value-type="string">
            <text:p>Double Switch (USA) (Disc 2)</text:p>
          </table:table-cell>
          <table:table-cell office:value-type="float" office:value="1995">
            <text:p>1995</text:p>
          </table:table-cell>
          <table:table-cell office:value-type="string">
            <text:p>ESRB - T (Teen)</text:p>
          </table:table-cell>
          <table:table-cell office:value-type="string">
            <text:p>Double Switch <text:s/>Disk 2</text:p>
          </table:table-cell>
          <table:table-cell office:value-type="string">
            <text:p>Digital Pictures, Inc.</text:p>
          </table:table-cell>
          <table:table-cell office:value-type="string">
            <text:p>Digital Pictures</text:p>
          </table:table-cell>
          <table:table-cell office:value-type="string">
            <text:p>Adventure</text:p>
          </table:table-cell>
          <table:table-cell office:value-type="string">
            <text:p>3.0</text:p>
          </table:table-cell>
          <table:table-cell office:value-type="string">
            <text:p>1 Player</text:p>
          </table:table-cell>
          <table:table-cell office:value-type="string">
            <text:p>Double Switch is one of Digital Pictures' many full-motion video games from the mid 90s. <text:s/>In this "cinematic mystery" you must watch your serveilance cameras in order to trap intruders in the Edward Arms mansion.****Double Switch stars Corey Haim and Deborah Harry, and features a musical score by Thomas Dolby.</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Double Switch (USA) (Disc 2)&quot;&gt; &lt;year&gt;1995&lt;/year&gt; &lt;rating&gt;ESRB - T (Teen)&lt;/rating&gt; &lt;title&gt;Double Switch  Disk 2&lt;/title&gt; &lt;pub&gt;Digital Pictures, Inc.&lt;/pub&gt; &lt;dev&gt;Digital Pictures&lt;/dev&gt; &lt;genre&gt;Adventure&lt;/genre&gt; &lt;score&gt;3.0&lt;/score&gt; &lt;player&gt;1 Player&lt;/player&gt; &lt;story&gt;Double Switch is one of Digital Pictures' many full-motion video games from the mid 90s.  In this &quot;cinematic mystery&quot; you must watch your serveilance cameras in order to trap intruders in the Edward Arms mansion.****Double Switch stars Corey Haim and Deborah Harry, and features a musical score by Thomas Dolby.&lt;/story&gt; &lt;/game&gt;">
            <text:p>&lt;game name="Double Switch (USA) (Disc 2)"&gt; &lt;year&gt;1995&lt;/year&gt; &lt;rating&gt;ESRB - T (Teen)&lt;/rating&gt; &lt;title&gt;Double Switch <text:s/>Disk 2&lt;/title&gt; &lt;pub&gt;Digital Pictures, Inc.&lt;/pub&gt; &lt;dev&gt;Digital Pictures&lt;/dev&gt; &lt;genre&gt;Adventure&lt;/genre&gt; &lt;score&gt;3.0&lt;/score&gt; &lt;player&gt;1 Player&lt;/player&gt; &lt;story&gt;Double Switch is one of Digital Pictures' many full-motion video games from the mid 90s. <text:s/>In this "cinematic mystery" you must watch your serveilance cameras in order to trap intruders in the Edward Arms mansion.****Double Switch stars Corey Haim and Deborah Harry, and features a musical score by Thomas Dolby.&lt;/story&gt; &lt;/game&gt;</text:p>
          </table:table-cell>
          <table:table-cell table:number-columns-repeated="1013"/>
        </table:table-row>
        <table:table-row table:style-name="ro1">
          <table:table-cell office:value-type="string">
            <text:p>Dragon Ball Z - The Legend (Europe)</text:p>
          </table:table-cell>
          <table:table-cell office:value-type="float" office:value="1997">
            <text:p>1997</text:p>
          </table:table-cell>
          <table:table-cell office:value-type="string">
            <text:p>ESRB - E (Everyone)</text:p>
          </table:table-cell>
          <table:table-cell office:value-type="string">
            <text:p>Dragon Ball Z - The Legend </text:p>
          </table:table-cell>
          <table:table-cell office:value-type="string">
            <text:p>Bandai S.A.</text:p>
          </table:table-cell>
          <table:table-cell office:value-type="string">
            <text:p>BEC</text:p>
          </table:table-cell>
          <table:table-cell office:value-type="string">
            <text:p>Fighter</text:p>
          </table:table-cell>
          <table:table-cell office:value-type="float" office:value="2.4">
            <text:p>2.4</text:p>
          </table:table-cell>
          <table:table-cell office:value-type="string">
            <text:p>1-2 Players</text:p>
          </table:table-cell>
          <table:table-cell office:value-type="string">
            <text:p>Dragon Ball Z - The Legend is a game that adds another Dragon Ball to the franchise of the same name and starts with the events of the Saiyan Saga and the fight with Vegeta and Nappa. In Idainaru Dragon Ball Densetsu you don’t have your natural one on one fights. At the beginning of each fight you are given a total of 4 fighters (up to 6 later) from which you have to choose the 3 that you would like to participate in the battle that follows. Each fighter has 2 bars – a green and a yellow one. The green represents the life force and the yellow the power force which is depleted with every attack you do. At the bottom of the screen there is a blue bar and a red one that form a gauge called Power Balance. The reason for this gauge to be there is because your attacks don’t affect the enemies’ life bar directly. By continuously attacking the enemy the bar that represents your power (blue bar) increases while that of the enemy (red bar) decreases. When the blue bar covers all the gauge a random attack sequence, from the current character you’re controlling, is initiated and that’s how you can actually injure your opponents. The same can happen to you though if the enemy’s red bar covers all the gauge.</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Dragon Ball Z - The Legend (Europe)&quot;&gt; &lt;year&gt;1997&lt;/year&gt; &lt;rating&gt;ESRB - E (Everyone)&lt;/rating&gt; &lt;title&gt;Dragon Ball Z - The Legend &lt;/title&gt; &lt;pub&gt;Bandai S.A.&lt;/pub&gt; &lt;dev&gt;BEC&lt;/dev&gt; &lt;genre&gt;Fighter&lt;/genre&gt; &lt;score&gt;2.4&lt;/score&gt; &lt;player&gt;1-2 Players&lt;/player&gt; &lt;story&gt;Dragon Ball Z - The Legend is a game that adds another Dragon Ball to the franchise of the same name and starts with the events of the Saiyan Saga and the fight with Vegeta and Nappa. In Idainaru Dragon Ball Densetsu you don’t have your natural one on one fights. At the beginning of each fight you are given a total of 4 fighters (up to 6 later) from which you have to choose the 3 that you would like to participate in the battle that follows. Each fighter has 2 bars – a green and a yellow one. The green represents the life force and the yellow the power force which is depleted with every attack you do. At the bottom of the screen there is a blue bar and a red one that form a gauge called Power Balance. The reason for this gauge to be there is because your attacks don’t affect the enemies’ life bar directly. By continuously attacking the enemy the bar that represents your power (blue bar) increases while that of the enemy (red bar) decreases. When the blue bar covers all the gauge a random attack sequence, from the current character you’re controlling, is initiated and that’s how you can actually injure your opponents. The same can happen to you though if the enemy’s red bar covers all the gauge.&lt;/story&gt; &lt;/game&gt;">
            <text:p>&lt;game name="Dragon Ball Z - The Legend (Europe)"&gt; &lt;year&gt;1997&lt;/year&gt; &lt;rating&gt;ESRB - E (Everyone)&lt;/rating&gt; &lt;title&gt;Dragon Ball Z - The Legend &lt;/title&gt; &lt;pub&gt;Bandai S.A.&lt;/pub&gt; &lt;dev&gt;BEC&lt;/dev&gt; &lt;genre&gt;Fighter&lt;/genre&gt; &lt;score&gt;2.4&lt;/score&gt; &lt;player&gt;1-2 Players&lt;/player&gt; &lt;story&gt;Dragon Ball Z - The Legend is a game that adds another Dragon Ball to the franchise of the same name and starts with the events of the Saiyan Saga and the fight with Vegeta and Nappa. In Idainaru Dragon Ball Densetsu you don’t have your natural one on one fights. At the beginning of each fight you are given a total of 4 fighters (up to 6 later) from which you have to choose the 3 that you would like to participate in the battle that follows. Each fighter has 2 bars – a green and a yellow one. The green represents the life force and the yellow the power force which is depleted with every attack you do. At the bottom of the screen there is a blue bar and a red one that form a gauge called Power Balance. The reason for this gauge to be there is because your attacks don’t affect the enemies’ life bar directly. By continuously attacking the enemy the bar that represents your power (blue bar) increases while that of the enemy (red bar) decreases. When the blue bar covers all the gauge a random attack sequence, from the current character you’re controlling, is initiated and that’s how you can actually injure your opponents. The same can happen to you though if the enemy’s red bar covers all the gauge.&lt;/story&gt; &lt;/game&gt;</text:p>
          </table:table-cell>
          <table:table-cell table:number-columns-repeated="1013"/>
        </table:table-row>
        <table:table-row table:style-name="ro1">
          <table:table-cell office:value-type="string">
            <text:p>Dragon Force (USA)</text:p>
          </table:table-cell>
          <table:table-cell office:value-type="float" office:value="1997">
            <text:p>1997</text:p>
          </table:table-cell>
          <table:table-cell office:value-type="string">
            <text:p>ESRB - E (Everyone)</text:p>
          </table:table-cell>
          <table:table-cell office:value-type="string">
            <text:p>Dragon Force </text:p>
          </table:table-cell>
          <table:table-cell office:value-type="string">
            <text:p>Working Designs</text:p>
          </table:table-cell>
          <table:table-cell office:value-type="string">
            <text:p>Sega</text:p>
          </table:table-cell>
          <table:table-cell office:value-type="string">
            <text:p>Strategy</text:p>
          </table:table-cell>
          <table:table-cell office:value-type="float" office:value="3.6">
            <text:p>3.6</text:p>
          </table:table-cell>
          <table:table-cell office:value-type="string">
            <text:p>1 Player</text:p>
          </table:table-cell>
          <table:table-cell office:value-type="string">
            <text:p>A "very different" type of Single-Player Real-Time Strategy game. Combining elements of strategy games and Japanese RPGs, it plays like nothing else out there.****Units move in real-time on a 2d world map, but combat takes place in a separate 3d side view (also in real time). At certain points in the game cut scenes reveal the story. It's even got brief anime cinematic sequences.</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Dragon Force (USA)&quot;&gt; &lt;year&gt;1997&lt;/year&gt; &lt;rating&gt;ESRB - E (Everyone)&lt;/rating&gt; &lt;title&gt;Dragon Force &lt;/title&gt; &lt;pub&gt;Working Designs&lt;/pub&gt; &lt;dev&gt;Sega&lt;/dev&gt; &lt;genre&gt;Strategy&lt;/genre&gt; &lt;score&gt;3.6&lt;/score&gt; &lt;player&gt;1 Player&lt;/player&gt; &lt;story&gt;A &quot;very different&quot; type of Single-Player Real-Time Strategy game. Combining elements of strategy games and Japanese RPGs, it plays like nothing else out there.****Units move in real-time on a 2d world map, but combat takes place in a separate 3d side view (also in real time). At certain points in the game cut scenes reveal the story. It's even got brief anime cinematic sequences.&lt;/story&gt; &lt;/game&gt;">
            <text:p>&lt;game name="Dragon Force (USA)"&gt; &lt;year&gt;1997&lt;/year&gt; &lt;rating&gt;ESRB - E (Everyone)&lt;/rating&gt; &lt;title&gt;Dragon Force &lt;/title&gt; &lt;pub&gt;Working Designs&lt;/pub&gt; &lt;dev&gt;Sega&lt;/dev&gt; &lt;genre&gt;Strategy&lt;/genre&gt; &lt;score&gt;3.6&lt;/score&gt; &lt;player&gt;1 Player&lt;/player&gt; &lt;story&gt;A "very different" type of Single-Player Real-Time Strategy game. Combining elements of strategy games and Japanese RPGs, it plays like nothing else out there.****Units move in real-time on a 2d world map, but combat takes place in a separate 3d side view (also in real time). At certain points in the game cut scenes reveal the story. It's even got brief anime cinematic sequences.&lt;/story&gt; &lt;/game&gt;</text:p>
          </table:table-cell>
          <table:table-cell table:number-columns-repeated="1013"/>
        </table:table-row>
        <table:table-row table:style-name="ro1">
          <table:table-cell office:value-type="string">
            <text:p>DragonHeart - Fire &amp; Steel (USA)</text:p>
          </table:table-cell>
          <table:table-cell office:value-type="float" office:value="1997">
            <text:p>1997</text:p>
          </table:table-cell>
          <table:table-cell office:value-type="string">
            <text:p>ESRB - T (Teen)</text:p>
          </table:table-cell>
          <table:table-cell office:value-type="string">
            <text:p>DragonHeart - Fire &amp; Steel </text:p>
          </table:table-cell>
          <table:table-cell office:value-type="string">
            <text:p>Acclaim Entertainment, Inc.</text:p>
          </table:table-cell>
          <table:table-cell office:value-type="string">
            <text:p>Funcom</text:p>
          </table:table-cell>
          <table:table-cell office:value-type="string">
            <text:p>Platform</text:p>
          </table:table-cell>
          <table:table-cell office:value-type="float" office:value="2.2">
            <text:p>2.2</text:p>
          </table:table-cell>
          <table:table-cell office:value-type="string">
            <text:p>1 Player</text:p>
          </table:table-cell>
          <table:table-cell office:value-type="string">
            <text:p>This game is a tie-in for the movie directed by Rob Cohen starring Dennis Quaid and Sean Connery as the voice of Draco.****DragonHeart puts you in the sweaty medieval shoes of dragon hunter Bowen, as he faces the last dragons still surviving, and then ends up befriending one, Draco. With his help, he goes after King Einon, a former pupil of the dragon hunter, who has turned to evil.****Dragonheart's gameplay is quite similar to the Golden Axe series. <text:s/>Hack'n'slash your way through the nine levels of the game, killing dragons, befriending Draco and then going after Einon with Draco's help (who will toast everything in the way with his flame breath).</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DragonHeart - Fire &amp; Steel (USA)&quot;&gt; &lt;year&gt;1997&lt;/year&gt; &lt;rating&gt;ESRB - T (Teen)&lt;/rating&gt; &lt;title&gt;DragonHeart - Fire &amp; Steel &lt;/title&gt; &lt;pub&gt;Acclaim Entertainment, Inc.&lt;/pub&gt; &lt;dev&gt;Funcom&lt;/dev&gt; &lt;genre&gt;Platform&lt;/genre&gt; &lt;score&gt;2.2&lt;/score&gt; &lt;player&gt;1 Player&lt;/player&gt; &lt;story&gt;This game is a tie-in for the movie directed by Rob Cohen starring Dennis Quaid and Sean Connery as the voice of Draco.****DragonHeart puts you in the sweaty medieval shoes of dragon hunter Bowen, as he faces the last dragons still surviving, and then ends up befriending one, Draco. With his help, he goes after King Einon, a former pupil of the dragon hunter, who has turned to evil.****Dragonheart's gameplay is quite similar to the Golden Axe series.  Hack'n'slash your way through the nine levels of the game, killing dragons, befriending Draco and then going after Einon with Draco's help (who will toast everything in the way with his flame breath).&lt;/story&gt; &lt;/game&gt;">
            <text:p>&lt;game name="DragonHeart - Fire &amp; Steel (USA)"&gt; &lt;year&gt;1997&lt;/year&gt; &lt;rating&gt;ESRB - T (Teen)&lt;/rating&gt; &lt;title&gt;DragonHeart - Fire &amp; Steel &lt;/title&gt; &lt;pub&gt;Acclaim Entertainment, Inc.&lt;/pub&gt; &lt;dev&gt;Funcom&lt;/dev&gt; &lt;genre&gt;Platform&lt;/genre&gt; &lt;score&gt;2.2&lt;/score&gt; &lt;player&gt;1 Player&lt;/player&gt; &lt;story&gt;This game is a tie-in for the movie directed by Rob Cohen starring Dennis Quaid and Sean Connery as the voice of Draco.****DragonHeart puts you in the sweaty medieval shoes of dragon hunter Bowen, as he faces the last dragons still surviving, and then ends up befriending one, Draco. With his help, he goes after King Einon, a former pupil of the dragon hunter, who has turned to evil.****Dragonheart's gameplay is quite similar to the Golden Axe series. <text:s/>Hack'n'slash your way through the nine levels of the game, killing dragons, befriending Draco and then going after Einon with Draco's help (who will toast everything in the way with his flame breath).&lt;/story&gt; &lt;/game&gt;</text:p>
          </table:table-cell>
          <table:table-cell table:number-columns-repeated="1013"/>
        </table:table-row>
        <table:table-row table:style-name="ro1">
          <table:table-cell office:value-type="string">
            <text:p>Duke Nukem 3D (Europe)</text:p>
          </table:table-cell>
          <table:table-cell office:value-type="float" office:value="1997">
            <text:p>1997</text:p>
          </table:table-cell>
          <table:table-cell office:value-type="string">
            <text:p>ESRB - M (Mature)</text:p>
          </table:table-cell>
          <table:table-cell office:value-type="string">
            <text:p>Duke Nukem 3D </text:p>
          </table:table-cell>
          <table:table-cell office:value-type="string">
            <text:p>SEGA of America, Inc.</text:p>
          </table:table-cell>
          <table:table-cell office:value-type="string">
            <text:p>Lobotomy Software</text:p>
          </table:table-cell>
          <table:table-cell office:value-type="string">
            <text:p>Shooter</text:p>
          </table:table-cell>
          <table:table-cell office:value-type="float" office:value="3.7">
            <text:p>3.7</text:p>
          </table:table-cell>
          <table:table-cell office:value-type="string">
            <text:p>1-2 Players</text:p>
          </table:table-cell>
          <table:table-cell office:value-type="string">
            <text:p>Aliens have landed in futuristic Los Angeles and it's up to the Duke to bring the pain and show them the door. After the initial entries of side-scrolling platform games, Duke Nukem 3D introduced a first-person perspective to the series and turned the game in a full-fledged shooter with 2.5D graphics.****Duke's arsenal includes pistols, pipe bombs, laser trip mines, Nordenfelt guns, a chain gun and various rocket launchers, but also his mighty foot to kick enemies. The game sports a high level of interactivity. Many objects in the environment can be broken or interacted with, such as pool tables, arcade machines, glass, light switches and security cameras. As a mature game, the protagonist is also able to hand strippers a dollars to have them remove their top.****The character, voiced by Jon St. John, also regularly delivers commentary on the events through one liners. There are 28 levels, divided over three episodes, set in locations such as streets, a church, a space station, a Japanese villa, a football field and many modern environments. Enemies mainly include aliens, mutated humans and members of the police force that have been turned into Pig Cops. Next to weapons, Duke also has access to medikits, steroids to enhance his speed, nightvision, protective boots, a hologram known as the holoduke, and a jet pack to reach higher areas. Most of the gameplay is action-oriented, but there is also an amount of puzzles needed to progress or access secret areas.****The game includes network play through the IPX protocol, for deathmatch and cooperative games.</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Duke Nukem 3D (Europe)&quot;&gt; &lt;year&gt;1997&lt;/year&gt; &lt;rating&gt;ESRB - M (Mature)&lt;/rating&gt; &lt;title&gt;Duke Nukem 3D &lt;/title&gt; &lt;pub&gt;SEGA of America, Inc.&lt;/pub&gt; &lt;dev&gt;Lobotomy Software&lt;/dev&gt; &lt;genre&gt;Shooter&lt;/genre&gt; &lt;score&gt;3.7&lt;/score&gt; &lt;player&gt;1-2 Players&lt;/player&gt; &lt;story&gt;Aliens have landed in futuristic Los Angeles and it's up to the Duke to bring the pain and show them the door. After the initial entries of side-scrolling platform games, Duke Nukem 3D introduced a first-person perspective to the series and turned the game in a full-fledged shooter with 2.5D graphics.****Duke's arsenal includes pistols, pipe bombs, laser trip mines, Nordenfelt guns, a chain gun and various rocket launchers, but also his mighty foot to kick enemies. The game sports a high level of interactivity. Many objects in the environment can be broken or interacted with, such as pool tables, arcade machines, glass, light switches and security cameras. As a mature game, the protagonist is also able to hand strippers a dollars to have them remove their top.****The character, voiced by Jon St. John, also regularly delivers commentary on the events through one liners. There are 28 levels, divided over three episodes, set in locations such as streets, a church, a space station, a Japanese villa, a football field and many modern environments. Enemies mainly include aliens, mutated humans and members of the police force that have been turned into Pig Cops. Next to weapons, Duke also has access to medikits, steroids to enhance his speed, nightvision, protective boots, a hologram known as the holoduke, and a jet pack to reach higher areas. Most of the gameplay is action-oriented, but there is also an amount of puzzles needed to progress or access secret areas.****The game includes network play through the IPX protocol, for deathmatch and cooperative games.&lt;/story&gt; &lt;/game&gt;">
            <text:p>&lt;game name="Duke Nukem 3D (Europe)"&gt; &lt;year&gt;1997&lt;/year&gt; &lt;rating&gt;ESRB - M (Mature)&lt;/rating&gt; &lt;title&gt;Duke Nukem 3D &lt;/title&gt; &lt;pub&gt;SEGA of America, Inc.&lt;/pub&gt; &lt;dev&gt;Lobotomy Software&lt;/dev&gt; &lt;genre&gt;Shooter&lt;/genre&gt; &lt;score&gt;3.7&lt;/score&gt; &lt;player&gt;1-2 Players&lt;/player&gt; &lt;story&gt;Aliens have landed in futuristic Los Angeles and it's up to the Duke to bring the pain and show them the door. After the initial entries of side-scrolling platform games, Duke Nukem 3D introduced a first-person perspective to the series and turned the game in a full-fledged shooter with 2.5D graphics.****Duke's arsenal includes pistols, pipe bombs, laser trip mines, Nordenfelt guns, a chain gun and various rocket launchers, but also his mighty foot to kick enemies. The game sports a high level of interactivity. Many objects in the environment can be broken or interacted with, such as pool tables, arcade machines, glass, light switches and security cameras. As a mature game, the protagonist is also able to hand strippers a dollars to have them remove their top.****The character, voiced by Jon St. John, also regularly delivers commentary on the events through one liners. There are 28 levels, divided over three episodes, set in locations such as streets, a church, a space station, a Japanese villa, a football field and many modern environments. Enemies mainly include aliens, mutated humans and members of the police force that have been turned into Pig Cops. Next to weapons, Duke also has access to medikits, steroids to enhance his speed, nightvision, protective boots, a hologram known as the holoduke, and a jet pack to reach higher areas. Most of the gameplay is action-oriented, but there is also an amount of puzzles needed to progress or access secret areas.****The game includes network play through the IPX protocol, for deathmatch and cooperative games.&lt;/story&gt; &lt;/game&gt;</text:p>
          </table:table-cell>
          <table:table-cell table:number-columns-repeated="1013"/>
        </table:table-row>
        <table:table-row table:style-name="ro1">
          <table:table-cell office:value-type="string">
            <text:p>Earthworm Jim 2 (USA)</text:p>
          </table:table-cell>
          <table:table-cell office:value-type="float" office:value="1996">
            <text:p>1996</text:p>
          </table:table-cell>
          <table:table-cell office:value-type="string">
            <text:p>ESRB - E (Everyone)</text:p>
          </table:table-cell>
          <table:table-cell office:value-type="string">
            <text:p>Earthworm Jim 2 </text:p>
          </table:table-cell>
          <table:table-cell office:value-type="string">
            <text:p>Virgin Interactive Entertainment, Inc.</text:p>
          </table:table-cell>
          <table:table-cell office:value-type="string">
            <text:p>Screaming Pink</text:p>
          </table:table-cell>
          <table:table-cell office:value-type="string">
            <text:p>Platform</text:p>
          </table:table-cell>
          <table:table-cell office:value-type="float" office:value="2.9">
            <text:p>2.9</text:p>
          </table:table-cell>
          <table:table-cell office:value-type="string">
            <text:p>1 Player</text:p>
          </table:table-cell>
          <table:table-cell office:value-type="string">
            <text:p>An ordinary average earthworm named Jim goes about his normal daily life, cruising around avoiding crows and doing other general worm-like things. Jim is suddenly struck by a very large ultra- high- tech- indestructible- super- space- cyber- suit. Through sheer luck, Jim rests safely in the neck ring of the suit. ****Suddenly, the ultra-high-tech space particles of the suit begin interacting with Jim's soft wormy flesh. A radical light-speed evolution takes place.****Jim soon realizes he is in control of the suit.****Gameplay is similar to the first game, with Jim jumping and running through the levels. There are 5 weapons more than the original game to collect. Characters like Princess Whats-Her-Name and Psy-Crow appear.</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Earthworm Jim 2 (USA)&quot;&gt; &lt;year&gt;1996&lt;/year&gt; &lt;rating&gt;ESRB - E (Everyone)&lt;/rating&gt; &lt;title&gt;Earthworm Jim 2 &lt;/title&gt; &lt;pub&gt;Virgin Interactive Entertainment, Inc.&lt;/pub&gt; &lt;dev&gt;Screaming Pink&lt;/dev&gt; &lt;genre&gt;Platform&lt;/genre&gt; &lt;score&gt;2.9&lt;/score&gt; &lt;player&gt;1 Player&lt;/player&gt; &lt;story&gt;An ordinary average earthworm named Jim goes about his normal daily life, cruising around avoiding crows and doing other general worm-like things. Jim is suddenly struck by a very large ultra- high- tech- indestructible- super- space- cyber- suit. Through sheer luck, Jim rests safely in the neck ring of the suit. ****Suddenly, the ultra-high-tech space particles of the suit begin interacting with Jim's soft wormy flesh. A radical light-speed evolution takes place.****Jim soon realizes he is in control of the suit.****Gameplay is similar to the first game, with Jim jumping and running through the levels. There are 5 weapons more than the original game to collect. Characters like Princess Whats-Her-Name and Psy-Crow appear.&lt;/story&gt; &lt;/game&gt;">
            <text:p>&lt;game name="Earthworm Jim 2 (USA)"&gt; &lt;year&gt;1996&lt;/year&gt; &lt;rating&gt;ESRB - E (Everyone)&lt;/rating&gt; &lt;title&gt;Earthworm Jim 2 &lt;/title&gt; &lt;pub&gt;Virgin Interactive Entertainment, Inc.&lt;/pub&gt; &lt;dev&gt;Screaming Pink&lt;/dev&gt; &lt;genre&gt;Platform&lt;/genre&gt; &lt;score&gt;2.9&lt;/score&gt; &lt;player&gt;1 Player&lt;/player&gt; &lt;story&gt;An ordinary average earthworm named Jim goes about his normal daily life, cruising around avoiding crows and doing other general worm-like things. Jim is suddenly struck by a very large ultra- high- tech- indestructible- super- space- cyber- suit. Through sheer luck, Jim rests safely in the neck ring of the suit. ****Suddenly, the ultra-high-tech space particles of the suit begin interacting with Jim's soft wormy flesh. A radical light-speed evolution takes place.****Jim soon realizes he is in control of the suit.****Gameplay is similar to the first game, with Jim jumping and running through the levels. There are 5 weapons more than the original game to collect. Characters like Princess Whats-Her-Name and Psy-Crow appear.&lt;/story&gt; &lt;/game&gt;</text:p>
          </table:table-cell>
          <table:table-cell table:number-columns-repeated="1013"/>
        </table:table-row>
        <table:table-row table:style-name="ro1">
          <table:table-cell office:value-type="string">
            <text:p>Enemy Zero (USA) (Disc 1)</text:p>
          </table:table-cell>
          <table:table-cell office:value-type="float" office:value="1996">
            <text:p>1996</text:p>
          </table:table-cell>
          <table:table-cell office:value-type="string">
            <text:p>ESRB - T (Teen)</text:p>
          </table:table-cell>
          <table:table-cell office:value-type="string">
            <text:p>Enemy Zero <text:s/>Disk 1</text:p>
          </table:table-cell>
          <table:table-cell office:value-type="string">
            <text:p>SEGA of America, Inc.</text:p>
          </table:table-cell>
          <table:table-cell office:value-type="string">
            <text:p>Warp</text:p>
          </table:table-cell>
          <table:table-cell office:value-type="string">
            <text:p>Adventure</text:p>
          </table:table-cell>
          <table:table-cell office:value-type="float" office:value="3.8">
            <text:p>3.8</text:p>
          </table:table-cell>
          <table:table-cell office:value-type="string">
            <text:p>1 Player</text:p>
          </table:table-cell>
          <table:table-cell office:value-type="string">
            <text:p>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Enemy Zero (USA) (Disc 1)&quot;&gt; &lt;year&gt;1996&lt;/year&gt; &lt;rating&gt;ESRB - T (Teen)&lt;/rating&gt; &lt;title&gt;Enemy Zero  Disk 1&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
            <text:p>&lt;game name="Enemy Zero (USA) (Disc 1)"&gt; &lt;year&gt;1996&lt;/year&gt; &lt;rating&gt;ESRB - T (Teen)&lt;/rating&gt; &lt;title&gt;Enemy Zero <text:s/>Disk 1&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text:p>
          </table:table-cell>
          <table:table-cell table:number-columns-repeated="1013"/>
        </table:table-row>
        <table:table-row table:style-name="ro1">
          <table:table-cell office:value-type="string">
            <text:p>Enemy Zero (USA) (Disc 2)</text:p>
          </table:table-cell>
          <table:table-cell office:value-type="float" office:value="1996">
            <text:p>1996</text:p>
          </table:table-cell>
          <table:table-cell office:value-type="string">
            <text:p>ESRB - T (Teen)</text:p>
          </table:table-cell>
          <table:table-cell office:value-type="string">
            <text:p>Enemy Zero <text:s/>Disk 2</text:p>
          </table:table-cell>
          <table:table-cell office:value-type="string">
            <text:p>SEGA of America, Inc.</text:p>
          </table:table-cell>
          <table:table-cell office:value-type="string">
            <text:p>Warp</text:p>
          </table:table-cell>
          <table:table-cell office:value-type="string">
            <text:p>Adventure</text:p>
          </table:table-cell>
          <table:table-cell office:value-type="float" office:value="3.8">
            <text:p>3.8</text:p>
          </table:table-cell>
          <table:table-cell office:value-type="string">
            <text:p>1 Player</text:p>
          </table:table-cell>
          <table:table-cell office:value-type="string">
            <text:p>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Enemy Zero (USA) (Disc 2)&quot;&gt; &lt;year&gt;1996&lt;/year&gt; &lt;rating&gt;ESRB - T (Teen)&lt;/rating&gt; &lt;title&gt;Enemy Zero  Disk 2&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
            <text:p>&lt;game name="Enemy Zero (USA) (Disc 2)"&gt; &lt;year&gt;1996&lt;/year&gt; &lt;rating&gt;ESRB - T (Teen)&lt;/rating&gt; &lt;title&gt;Enemy Zero <text:s/>Disk 2&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text:p>
          </table:table-cell>
          <table:table-cell table:number-columns-repeated="1013"/>
        </table:table-row>
        <table:table-row table:style-name="ro1">
          <table:table-cell office:value-type="string">
            <text:p>Enemy Zero (USA) (Disc 3)</text:p>
          </table:table-cell>
          <table:table-cell office:value-type="float" office:value="1996">
            <text:p>1996</text:p>
          </table:table-cell>
          <table:table-cell office:value-type="string">
            <text:p>ESRB - T (Teen)</text:p>
          </table:table-cell>
          <table:table-cell office:value-type="string">
            <text:p>Enemy Zero <text:s/>Disk 3</text:p>
          </table:table-cell>
          <table:table-cell office:value-type="string">
            <text:p>SEGA of America, Inc.</text:p>
          </table:table-cell>
          <table:table-cell office:value-type="string">
            <text:p>Warp</text:p>
          </table:table-cell>
          <table:table-cell office:value-type="string">
            <text:p>Adventure</text:p>
          </table:table-cell>
          <table:table-cell office:value-type="float" office:value="3.8">
            <text:p>3.8</text:p>
          </table:table-cell>
          <table:table-cell office:value-type="string">
            <text:p>1 Player</text:p>
          </table:table-cell>
          <table:table-cell office:value-type="string">
            <text:p>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Enemy Zero (USA) (Disc 3)&quot;&gt; &lt;year&gt;1996&lt;/year&gt; &lt;rating&gt;ESRB - T (Teen)&lt;/rating&gt; &lt;title&gt;Enemy Zero  Disk 3&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
            <text:p>&lt;game name="Enemy Zero (USA) (Disc 3)"&gt; &lt;year&gt;1996&lt;/year&gt; &lt;rating&gt;ESRB - T (Teen)&lt;/rating&gt; &lt;title&gt;Enemy Zero <text:s/>Disk 3&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text:p>
          </table:table-cell>
          <table:table-cell table:number-columns-repeated="1013"/>
        </table:table-row>
        <table:table-row table:style-name="ro1">
          <table:table-cell office:value-type="string">
            <text:p>Enemy Zero (USA) (Disc 4)</text:p>
          </table:table-cell>
          <table:table-cell office:value-type="float" office:value="1996">
            <text:p>1996</text:p>
          </table:table-cell>
          <table:table-cell office:value-type="string">
            <text:p>ESRB - T (Teen)</text:p>
          </table:table-cell>
          <table:table-cell office:value-type="string">
            <text:p>Enemy Zero <text:s/>Disk 4</text:p>
          </table:table-cell>
          <table:table-cell office:value-type="string">
            <text:p>SEGA of America, Inc.</text:p>
          </table:table-cell>
          <table:table-cell office:value-type="string">
            <text:p>Warp</text:p>
          </table:table-cell>
          <table:table-cell office:value-type="string">
            <text:p>Adventure</text:p>
          </table:table-cell>
          <table:table-cell office:value-type="float" office:value="3.8">
            <text:p>3.8</text:p>
          </table:table-cell>
          <table:table-cell office:value-type="string">
            <text:p>1 Player</text:p>
          </table:table-cell>
          <table:table-cell office:value-type="string">
            <text:p>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Enemy Zero (USA) (Disc 4)&quot;&gt; &lt;year&gt;1996&lt;/year&gt; &lt;rating&gt;ESRB - T (Teen)&lt;/rating&gt; &lt;title&gt;Enemy Zero  Disk 4&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
            <text:p>&lt;game name="Enemy Zero (USA) (Disc 4)"&gt; &lt;year&gt;1996&lt;/year&gt; &lt;rating&gt;ESRB - T (Teen)&lt;/rating&gt; &lt;title&gt;Enemy Zero <text:s/>Disk 4&lt;/title&gt; &lt;pub&gt;SEGA of America, Inc.&lt;/pub&gt; &lt;dev&gt;Warp&lt;/dev&gt; &lt;genre&gt;Adventure&lt;/genre&gt; &lt;score&gt;3.8&lt;/score&gt; &lt;player&gt;1 Player&lt;/player&gt; &lt;story&gt;Enemy Zero is one of the horror titles by Warp, closely connected to D (and its sequel D2 for Dreamcast). It also features the same heroine as in D series. ****The crew members of the spaceship Aki were in a state of suspended animation. All of a sudden, the ship emergency program woke them up. What has happened? Apparently, a hostile alien life form had penetrated the spaceship. Now Laura, the heroine of the game, has to establish contact with her comrades, finding her way through the maze-like corridors of the giant vessel. She will also have to defend herself against the aliens, which seem even more intimidating because they are totally invisible.****The game consists of two genres: puzzle-solving adventure and shooter. When you enter a room, the enemies can't attack you, and you can explore it from 1st person perspective, taking objects, and solving puzzles. When you wander through ship corridors, you enter the 1st person shooter mode. Since the enemies are invisible, you'll have to listen to the sounds they make. A high sound means an enemy is right in front of you; a mid-range sound means it is attacking from the side; a low-pitched noise tells you it is behind you. You can figure out the distance between you and the enemy by the intensity of the sound.&lt;/story&gt; &lt;/game&gt;</text:p>
          </table:table-cell>
          <table:table-cell table:number-columns-repeated="1013"/>
        </table:table-row>
        <table:table-row table:style-name="ro1">
          <table:table-cell office:value-type="string">
            <text:p>F1 Challenge (USA)</text:p>
          </table:table-cell>
          <table:table-cell office:value-type="float" office:value="1995">
            <text:p>1995</text:p>
          </table:table-cell>
          <table:table-cell office:value-type="string">
            <text:p>ESRB - E (Everyone)</text:p>
          </table:table-cell>
          <table:table-cell office:value-type="string">
            <text:p>F1 Challenge </text:p>
          </table:table-cell>
          <table:table-cell office:value-type="string">
            <text:p>Virgin Interactive Entertainment, Inc.</text:p>
          </table:table-cell>
          <table:table-cell office:value-type="string">
            <text:p>Bell Corporation</text:p>
          </table:table-cell>
          <table:table-cell office:value-type="string">
            <text:p>Driving</text:p>
          </table:table-cell>
          <table:table-cell office:value-type="float" office:value="3.5">
            <text:p>3.5</text:p>
          </table:table-cell>
          <table:table-cell office:value-type="string">
            <text:p>1 Player</text:p>
          </table:table-cell>
          <table:table-cell office:value-type="string">
            <text:p>F1 Challenge was the only Formula One title released on the SEGA Saturn, giving the player the opportunity to control five authentic Formula One cars and their drivers (Michael Schumacher, Damon Hill, Jean Alesi, Ukyo Katayama and Mika Häkkinen), with the ability to tweak their car before races, ranging from tire pressure, tire type, wing angle, etc.****There are six tracks to choose from: Hockenheim, Monte Carlo, Suzuka and three different configurations for a fictional track, Neo City, each with their own hairpin turns and fast straightaways. The player can choose from two behind the car views (no cockpit view is available) along with a pop-up screen that acts as a rear view mirror. Features a FOCA (Formula One Constructors Association) license which allows the use of thirteen teams with twenty-six drivers from the 1995 season from which the above mentioned five are the only ones playable.</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F1 Challenge (USA)&quot;&gt; &lt;year&gt;1995&lt;/year&gt; &lt;rating&gt;ESRB - E (Everyone)&lt;/rating&gt; &lt;title&gt;F1 Challenge &lt;/title&gt; &lt;pub&gt;Virgin Interactive Entertainment, Inc.&lt;/pub&gt; &lt;dev&gt;Bell Corporation&lt;/dev&gt; &lt;genre&gt;Driving&lt;/genre&gt; &lt;score&gt;3.5&lt;/score&gt; &lt;player&gt;1 Player&lt;/player&gt; &lt;story&gt;F1 Challenge was the only Formula One title released on the SEGA Saturn, giving the player the opportunity to control five authentic Formula One cars and their drivers (Michael Schumacher, Damon Hill, Jean Alesi, Ukyo Katayama and Mika Häkkinen), with the ability to tweak their car before races, ranging from tire pressure, tire type, wing angle, etc.****There are six tracks to choose from: Hockenheim, Monte Carlo, Suzuka and three different configurations for a fictional track, Neo City, each with their own hairpin turns and fast straightaways. The player can choose from two behind the car views (no cockpit view is available) along with a pop-up screen that acts as a rear view mirror. Features a FOCA (Formula One Constructors Association) license which allows the use of thirteen teams with twenty-six drivers from the 1995 season from which the above mentioned five are the only ones playable.&lt;/story&gt; &lt;/game&gt;">
            <text:p>&lt;game name="F1 Challenge (USA)"&gt; &lt;year&gt;1995&lt;/year&gt; &lt;rating&gt;ESRB - E (Everyone)&lt;/rating&gt; &lt;title&gt;F1 Challenge &lt;/title&gt; &lt;pub&gt;Virgin Interactive Entertainment, Inc.&lt;/pub&gt; &lt;dev&gt;Bell Corporation&lt;/dev&gt; &lt;genre&gt;Driving&lt;/genre&gt; &lt;score&gt;3.5&lt;/score&gt; &lt;player&gt;1 Player&lt;/player&gt; &lt;story&gt;F1 Challenge was the only Formula One title released on the SEGA Saturn, giving the player the opportunity to control five authentic Formula One cars and their drivers (Michael Schumacher, Damon Hill, Jean Alesi, Ukyo Katayama and Mika Häkkinen), with the ability to tweak their car before races, ranging from tire pressure, tire type, wing angle, etc.****There are six tracks to choose from: Hockenheim, Monte Carlo, Suzuka and three different configurations for a fictional track, Neo City, each with their own hairpin turns and fast straightaways. The player can choose from two behind the car views (no cockpit view is available) along with a pop-up screen that acts as a rear view mirror. Features a FOCA (Formula One Constructors Association) license which allows the use of thirteen teams with twenty-six drivers from the 1995 season from which the above mentioned five are the only ones playable.&lt;/story&gt; &lt;/game&gt;</text:p>
          </table:table-cell>
          <table:table-cell table:number-columns-repeated="1013"/>
        </table:table-row>
        <table:table-row table:style-name="ro1">
          <table:table-cell office:value-type="string">
            <text:p>FIFA - Road to World Cup 98 (USA)</text:p>
          </table:table-cell>
          <table:table-cell office:value-type="float" office:value="1997">
            <text:p>1997</text:p>
          </table:table-cell>
          <table:table-cell office:value-type="string">
            <text:p>ESRB - E (Everyone)</text:p>
          </table:table-cell>
          <table:table-cell office:value-type="string">
            <text:p>FIFA - Road to World Cup 98 </text:p>
          </table:table-cell>
          <table:table-cell office:value-type="string">
            <text:p>Electronic Arts, Inc.</text:p>
          </table:table-cell>
          <table:table-cell office:value-type="string">
            <text:p>Climax Group</text:p>
          </table:table-cell>
          <table:table-cell office:value-type="string">
            <text:p>Sports/Soccer</text:p>
          </table:table-cell>
          <table:table-cell office:value-type="float" office:value="3.6">
            <text:p>3.6</text:p>
          </table:table-cell>
          <table:table-cell office:value-type="string">
            <text:p>1-8 Players</text:p>
          </table:table-cell>
          <table:table-cell office:value-type="string">
            <text:p>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FIFA - Road to World Cup 98 (USA)&quot;&gt; &lt;year&gt;1997&lt;/year&gt; &lt;rating&gt;ESRB - E (Everyone)&lt;/rating&gt; &lt;title&gt;FIFA - Road to World Cup 98 &lt;/title&gt; &lt;pub&gt;Electronic Arts, Inc.&lt;/pub&gt; &lt;dev&gt;Climax Group&lt;/dev&gt; &lt;genre&gt;Sports/Soccer&lt;/genre&gt; &lt;score&gt;3.6&lt;/score&gt; &lt;player&gt;1-8 Players&lt;/player&gt; &lt;story&gt;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lt;/story&gt; &lt;/game&gt;">
            <text:p>&lt;game name="FIFA - Road to World Cup 98 (USA)"&gt; &lt;year&gt;1997&lt;/year&gt; &lt;rating&gt;ESRB - E (Everyone)&lt;/rating&gt; &lt;title&gt;FIFA - Road to World Cup 98 &lt;/title&gt; &lt;pub&gt;Electronic Arts, Inc.&lt;/pub&gt; &lt;dev&gt;Climax Group&lt;/dev&gt; &lt;genre&gt;Sports/Soccer&lt;/genre&gt; &lt;score&gt;3.6&lt;/score&gt; &lt;player&gt;1-8 Players&lt;/player&gt; &lt;story&gt;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lt;/story&gt; &lt;/game&gt;</text:p>
          </table:table-cell>
          <table:table-cell table:number-columns-repeated="1013"/>
        </table:table-row>
        <table:table-row table:style-name="ro1">
          <table:table-cell office:value-type="string">
            <text:p>FIFA Soccer 96 (USA)</text:p>
          </table:table-cell>
          <table:table-cell office:value-type="float" office:value="1996">
            <text:p>1996</text:p>
          </table:table-cell>
          <table:table-cell office:value-type="string">
            <text:p>ESRB - E (Everyone)</text:p>
          </table:table-cell>
          <table:table-cell office:value-type="string">
            <text:p>FIFA Soccer 96 </text:p>
          </table:table-cell>
          <table:table-cell office:value-type="string">
            <text:p>Electronic Arts, Inc.</text:p>
          </table:table-cell>
          <table:table-cell office:value-type="string">
            <text:p>Probe Entertainment Limited</text:p>
          </table:table-cell>
          <table:table-cell office:value-type="string">
            <text:p>Sports/Soccer</text:p>
          </table:table-cell>
          <table:table-cell office:value-type="float" office:value="2.6">
            <text:p>2.6</text:p>
          </table:table-cell>
          <table:table-cell office:value-type="string">
            <text:p>1-6 Players</text:p>
          </table:table-cell>
          <table:table-cell office:value-type="string">
            <text:p>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FIFA Soccer 96 (USA)&quot;&gt; &lt;year&gt;1996&lt;/year&gt; &lt;rating&gt;ESRB - E (Everyone)&lt;/rating&gt; &lt;title&gt;FIFA Soccer 96 &lt;/title&gt; &lt;pub&gt;Electronic Arts, Inc.&lt;/pub&gt; &lt;dev&gt;Probe Entertainment Limited&lt;/dev&gt; &lt;genre&gt;Sports/Soccer&lt;/genre&gt; &lt;score&gt;2.6&lt;/score&gt; &lt;player&gt;1-6 Players&lt;/player&gt; &lt;story&gt;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lt;/story&gt; &lt;/game&gt;">
            <text:p>&lt;game name="FIFA Soccer 96 (USA)"&gt; &lt;year&gt;1996&lt;/year&gt; &lt;rating&gt;ESRB - E (Everyone)&lt;/rating&gt; &lt;title&gt;FIFA Soccer 96 &lt;/title&gt; &lt;pub&gt;Electronic Arts, Inc.&lt;/pub&gt; &lt;dev&gt;Probe Entertainment Limited&lt;/dev&gt; &lt;genre&gt;Sports/Soccer&lt;/genre&gt; &lt;score&gt;2.6&lt;/score&gt; &lt;player&gt;1-6 Players&lt;/player&gt; &lt;story&gt;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lt;/story&gt; &lt;/game&gt;</text:p>
          </table:table-cell>
          <table:table-cell table:number-columns-repeated="1013"/>
        </table:table-row>
        <table:table-row table:style-name="ro1">
          <table:table-cell office:value-type="string">
            <text:p>FIFA Soccer 97 (USA)</text:p>
          </table:table-cell>
          <table:table-cell office:value-type="float" office:value="1997">
            <text:p>1997</text:p>
          </table:table-cell>
          <table:table-cell office:value-type="string">
            <text:p>ESRB - E (Everyone)</text:p>
          </table:table-cell>
          <table:table-cell office:value-type="string">
            <text:p>FIFA Soccer 97 </text:p>
          </table:table-cell>
          <table:table-cell office:value-type="string">
            <text:p>Electronic Arts, Inc.</text:p>
          </table:table-cell>
          <table:table-cell office:value-type="string">
            <text:p>EA Canada</text:p>
          </table:table-cell>
          <table:table-cell office:value-type="string">
            <text:p>Sports/Soccer</text:p>
          </table:table-cell>
          <table:table-cell office:value-type="float" office:value="3.2">
            <text:p>3.2</text:p>
          </table:table-cell>
          <table:table-cell office:value-type="string">
            <text:p>1-6 Players</text:p>
          </table:table-cell>
          <table:table-cell office:value-type="string">
            <text:p>This iteration of the FIFA lineage includes commentary from John Motson with summaries from Andy Gray, with the between-match sections covered by Des Lynam. All player moves are from David Ginola using the MotionBlending technology. Full interactive replays are included.****You can play a league or cup tournament, and practice your skills before playing. The game can be tailored to action or simulation style, with fouls, injuries and offsides available to toggle on or off. This version also includes a 6 vs 6 indoor play mode, and various multiplayer options</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FIFA Soccer 97 (USA)&quot;&gt; &lt;year&gt;1997&lt;/year&gt; &lt;rating&gt;ESRB - E (Everyone)&lt;/rating&gt; &lt;title&gt;FIFA Soccer 97 &lt;/title&gt; &lt;pub&gt;Electronic Arts, Inc.&lt;/pub&gt; &lt;dev&gt;EA Canada&lt;/dev&gt; &lt;genre&gt;Sports/Soccer&lt;/genre&gt; &lt;score&gt;3.2&lt;/score&gt; &lt;player&gt;1-6 Players&lt;/player&gt; &lt;story&gt;This iteration of the FIFA lineage includes commentary from John Motson with summaries from Andy Gray, with the between-match sections covered by Des Lynam. All player moves are from David Ginola using the MotionBlending technology. Full interactive replays are included.****You can play a league or cup tournament, and practice your skills before playing. The game can be tailored to action or simulation style, with fouls, injuries and offsides available to toggle on or off. This version also includes a 6 vs 6 indoor play mode, and various multiplayer options&lt;/story&gt; &lt;/game&gt;">
            <text:p>&lt;game name="FIFA Soccer 97 (USA)"&gt; &lt;year&gt;1997&lt;/year&gt; &lt;rating&gt;ESRB - E (Everyone)&lt;/rating&gt; &lt;title&gt;FIFA Soccer 97 &lt;/title&gt; &lt;pub&gt;Electronic Arts, Inc.&lt;/pub&gt; &lt;dev&gt;EA Canada&lt;/dev&gt; &lt;genre&gt;Sports/Soccer&lt;/genre&gt; &lt;score&gt;3.2&lt;/score&gt; &lt;player&gt;1-6 Players&lt;/player&gt; &lt;story&gt;This iteration of the FIFA lineage includes commentary from John Motson with summaries from Andy Gray, with the between-match sections covered by Des Lynam. All player moves are from David Ginola using the MotionBlending technology. Full interactive replays are included.****You can play a league or cup tournament, and practice your skills before playing. The game can be tailored to action or simulation style, with fouls, injuries and offsides available to toggle on or off. This version also includes a 6 vs 6 indoor play mode, and various multiplayer options&lt;/story&gt; &lt;/game&gt;</text:p>
          </table:table-cell>
          <table:table-cell table:number-columns-repeated="1013"/>
        </table:table-row>
        <table:table-row table:style-name="ro1">
          <table:table-cell office:value-type="string">
            <text:p>Fighters Megamix (USA)</text:p>
          </table:table-cell>
          <table:table-cell office:value-type="float" office:value="1996">
            <text:p>1996</text:p>
          </table:table-cell>
          <table:table-cell office:value-type="string">
            <text:p>ESRB - T (Teen)</text:p>
          </table:table-cell>
          <table:table-cell office:value-type="string">
            <text:p>Fighters Megamix </text:p>
          </table:table-cell>
          <table:table-cell office:value-type="string">
            <text:p>SEGA of America, Inc.</text:p>
          </table:table-cell>
          <table:table-cell office:value-type="string">
            <text:p>Sega</text:p>
          </table:table-cell>
          <table:table-cell office:value-type="string">
            <text:p>Fighter</text:p>
          </table:table-cell>
          <table:table-cell office:value-type="float" office:value="3.8">
            <text:p>3.8</text:p>
          </table:table-cell>
          <table:table-cell office:value-type="string">
            <text:p>1-2 Players</text:p>
          </table:table-cell>
          <table:table-cell office:value-type="string">
            <text:p>Virtua Fighter 2 was full of many brand new gameplay elements implemented into the realistic fighting engine of the first Virtua Fighter. <text:s/>The Virtua Fighter series has been heralded before as the fighting game with most involving gameplay. <text:s/>****In Fighters Megamix, another game has been added, a game called Fighting Vipers. <text:s/>Fighting Vipers has drastically different gameplay than the more popular Virtua Fighter 2. <text:s/>Instead of being sophisticated, Fighting Vipers is simplified to appeal to a wider audience of video gamers and was meant for "casual" gamers.****Mixing a simplistic video game and a sophisticated video game must have been difficult. <text:s/>But Fighters Megamix manages to do so by offering many options. <text:s/>The most important option available is the choice of having Fighters Megamix run under the Fighting Vipers style of gameplay or the Virtua Fighter 2 style of gameplay. <text:s/>Other options are unlockable while playing the game.****One good thing about mixing two games into one is that the game would include more selectable characters. <text:s/>Not only are there the 22 characters from Virtua Fighter 2 and Fighting Vipers but there are also 10 other hidden characters that can be unlocked by playing well in the Saturn version, including two from the arcade-only Sonic the Fighters. There are only 4 characters from Virtua Fighter 2 and 4 from Fighting Vipers in the Game.Com version.****This game was one of the very last games to appear on the Sega Saturn in the United States and was directed by Yu Suzuki.</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Fighters Megamix (USA)&quot;&gt; &lt;year&gt;1996&lt;/year&gt; &lt;rating&gt;ESRB - T (Teen)&lt;/rating&gt; &lt;title&gt;Fighters Megamix &lt;/title&gt; &lt;pub&gt;SEGA of America, Inc.&lt;/pub&gt; &lt;dev&gt;Sega&lt;/dev&gt; &lt;genre&gt;Fighter&lt;/genre&gt; &lt;score&gt;3.8&lt;/score&gt; &lt;player&gt;1-2 Players&lt;/player&gt; &lt;story&gt;Virtua Fighter 2 was full of many brand new gameplay elements implemented into the realistic fighting engine of the first Virtua Fighter.  The Virtua Fighter series has been heralded before as the fighting game with most involving gameplay.  ****In Fighters Megamix, another game has been added, a game called Fighting Vipers.  Fighting Vipers has drastically different gameplay than the more popular Virtua Fighter 2.  Instead of being sophisticated, Fighting Vipers is simplified to appeal to a wider audience of video gamers and was meant for &quot;casual&quot; gamers.****Mixing a simplistic video game and a sophisticated video game must have been difficult.  But Fighters Megamix manages to do so by offering many options.  The most important option available is the choice of having Fighters Megamix run under the Fighting Vipers style of gameplay or the Virtua Fighter 2 style of gameplay.  Other options are unlockable while playing the game.****One good thing about mixing two games into one is that the game would include more selectable characters.  Not only are there the 22 characters from Virtua Fighter 2 and Fighting Vipers but there are also 10 other hidden characters that can be unlocked by playing well in the Saturn version, including two from the arcade-only Sonic the Fighters. There are only 4 characters from Virtua Fighter 2 and 4 from Fighting Vipers in the Game.Com version.****This game was one of the very last games to appear on the Sega Saturn in the United States and was directed by Yu Suzuki.&lt;/story&gt; &lt;/game&gt;">
            <text:p>&lt;game name="Fighters Megamix (USA)"&gt; &lt;year&gt;1996&lt;/year&gt; &lt;rating&gt;ESRB - T (Teen)&lt;/rating&gt; &lt;title&gt;Fighters Megamix &lt;/title&gt; &lt;pub&gt;SEGA of America, Inc.&lt;/pub&gt; &lt;dev&gt;Sega&lt;/dev&gt; &lt;genre&gt;Fighter&lt;/genre&gt; &lt;score&gt;3.8&lt;/score&gt; &lt;player&gt;1-2 Players&lt;/player&gt; &lt;story&gt;Virtua Fighter 2 was full of many brand new gameplay elements implemented into the realistic fighting engine of the first Virtua Fighter. <text:s/>The Virtua Fighter series has been heralded before as the fighting game with most involving gameplay. <text:s/>****In Fighters Megamix, another game has been added, a game called Fighting Vipers. <text:s/>Fighting Vipers has drastically different gameplay than the more popular Virtua Fighter 2. <text:s/>Instead of being sophisticated, Fighting Vipers is simplified to appeal to a wider audience of video gamers and was meant for "casual" gamers.****Mixing a simplistic video game and a sophisticated video game must have been difficult. <text:s/>But Fighters Megamix manages to do so by offering many options. <text:s/>The most important option available is the choice of having Fighters Megamix run under the Fighting Vipers style of gameplay or the Virtua Fighter 2 style of gameplay. <text:s/>Other options are unlockable while playing the game.****One good thing about mixing two games into one is that the game would include more selectable characters. <text:s/>Not only are there the 22 characters from Virtua Fighter 2 and Fighting Vipers but there are also 10 other hidden characters that can be unlocked by playing well in the Saturn version, including two from the arcade-only Sonic the Fighters. There are only 4 characters from Virtua Fighter 2 and 4 from Fighting Vipers in the Game.Com version.****This game was one of the very last games to appear on the Sega Saturn in the United States and was directed by Yu Suzuki.&lt;/story&gt; &lt;/game&gt;</text:p>
          </table:table-cell>
          <table:table-cell table:number-columns-repeated="1013"/>
        </table:table-row>
        <table:table-row table:style-name="ro1">
          <table:table-cell office:value-type="string">
            <text:p>Fighting Vipers (USA)</text:p>
          </table:table-cell>
          <table:table-cell office:value-type="float" office:value="1996">
            <text:p>1996</text:p>
          </table:table-cell>
          <table:table-cell office:value-type="string">
            <text:p>ESRB - T (Teen)</text:p>
          </table:table-cell>
          <table:table-cell office:value-type="string">
            <text:p>Fighting Vipers </text:p>
          </table:table-cell>
          <table:table-cell office:value-type="string">
            <text:p>SEGA of America, Inc.</text:p>
          </table:table-cell>
          <table:table-cell office:value-type="string">
            <text:p>Sega AM2</text:p>
          </table:table-cell>
          <table:table-cell office:value-type="string">
            <text:p>Fighter</text:p>
          </table:table-cell>
          <table:table-cell office:value-type="float" office:value="3.7">
            <text:p>3.7</text:p>
          </table:table-cell>
          <table:table-cell office:value-type="string">
            <text:p>1-2 Players</text:p>
          </table:table-cell>
          <table:table-cell office:value-type="string">
            <text:p>Armstone City, year unknown. The Mayor decided to hold a fighting tournament with the grand finale being held on the top of the city tower, and the Vipers, young urban warriors decide to compete, each with their own goal on mind. All eight came from several backgrounds, like the hard-rocker Raxel, the orphan with a burning desire to meet his father Bahn, former gang leader Tokyo, queen of the catwalk Grace, the giant with an unknown past Sanman, construction worker and former marine trainee Jane, fashion designer to-be Candy and skater boy Picky, plus Mahler, someone with a score to settle with the Mayor.****While based on the same Model-2 arcade board as Virtua Fighter 2, Fighting Vipers included several changes, such as a wall surrounding the battle area and equipping each fighter with a two-piece (chest and legs) armour that can only be broken with power hits. Once the armour is gone, the unfortunate fighter is more vulnerable to opponent hits, and damage can also be collected after hitting the wall or floor after a throw. ****Gameplay is also radically different from Virtua Fighter - noticeably <text:s/>faster, with combos done by fast button-mashing sequences sometimes on the same button, instead of the timed presses that require an additional push on the d-pad of the first title. Another new addition to gameplay is the Quick recovery, which allows a fighter that suffered a severe blow to quickly get on his feet, avoiding damage and allowing for a quick counter, but at the same time leaving him open for another blow if the opponent is fast enough. to react.****Game modes include Arcade, Vs, Team Battle (best of 9) and Training. Game options allow the player to tweak the difficulty setting, number of rounds before a match winner is decided, size of life bars, if there's a time limit, if the order of opponents is random or predefined and between three game modes: Original (based on the arcade version), Arrange (gameplay tweaked for the Sega Saturn) and Hyper (allows Vipers to voluntarily drop their armour, allowing to perform special attacks at lightening fast speeds), Stage selection, and to change the disposition of the control pad to better suit the players' style.****Another mode, Playback, allows to see rounds previously saved by the player or fighting demos recorded by the AM#2 staff, each with the ability to choose a camera. As usual with Sega's fighting ports, extensive bookkeeping is included, as well as a few hidden characters.</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Fighting Vipers (USA)&quot;&gt; &lt;year&gt;1996&lt;/year&gt; &lt;rating&gt;ESRB - T (Teen)&lt;/rating&gt; &lt;title&gt;Fighting Vipers &lt;/title&gt; &lt;pub&gt;SEGA of America, Inc.&lt;/pub&gt; &lt;dev&gt;Sega AM2&lt;/dev&gt; &lt;genre&gt;Fighter&lt;/genre&gt; &lt;score&gt;3.7&lt;/score&gt; &lt;player&gt;1-2 Players&lt;/player&gt; &lt;story&gt;Armstone City, year unknown. The Mayor decided to hold a fighting tournament with the grand finale being held on the top of the city tower, and the Vipers, young urban warriors decide to compete, each with their own goal on mind. All eight came from several backgrounds, like the hard-rocker Raxel, the orphan with a burning desire to meet his father Bahn, former gang leader Tokyo, queen of the catwalk Grace, the giant with an unknown past Sanman, construction worker and former marine trainee Jane, fashion designer to-be Candy and skater boy Picky, plus Mahler, someone with a score to settle with the Mayor.****While based on the same Model-2 arcade board as Virtua Fighter 2, Fighting Vipers included several changes, such as a wall surrounding the battle area and equipping each fighter with a two-piece (chest and legs) armour that can only be broken with power hits. Once the armour is gone, the unfortunate fighter is more vulnerable to opponent hits, and damage can also be collected after hitting the wall or floor after a throw. ****Gameplay is also radically different from Virtua Fighter - noticeably  faster, with combos done by fast button-mashing sequences sometimes on the same button, instead of the timed presses that require an additional push on the d-pad of the first title. Another new addition to gameplay is the Quick recovery, which allows a fighter that suffered a severe blow to quickly get on his feet, avoiding damage and allowing for a quick counter, but at the same time leaving him open for another blow if the opponent is fast enough. to react.****Game modes include Arcade, Vs, Team Battle (best of 9) and Training. Game options allow the player to tweak the difficulty setting, number of rounds before a match winner is decided, size of life bars, if there's a time limit, if the order of opponents is random or predefined and between three game modes: Original (based on the arcade version), Arrange (gameplay tweaked for the Sega Saturn) and Hyper (allows Vipers to voluntarily drop their armour, allowing to perform special attacks at lightening fast speeds), Stage selection, and to change the disposition of the control pad to better suit the players' style.****Another mode, Playback, allows to see rounds previously saved by the player or fighting demos recorded by the AM#2 staff, each with the ability to choose a camera. As usual with Sega's fighting ports, extensive bookkeeping is included, as well as a few hidden characters.&lt;/story&gt; &lt;/game&gt;">
            <text:p>&lt;game name="Fighting Vipers (USA)"&gt; &lt;year&gt;1996&lt;/year&gt; &lt;rating&gt;ESRB - T (Teen)&lt;/rating&gt; &lt;title&gt;Fighting Vipers &lt;/title&gt; &lt;pub&gt;SEGA of America, Inc.&lt;/pub&gt; &lt;dev&gt;Sega AM2&lt;/dev&gt; &lt;genre&gt;Fighter&lt;/genre&gt; &lt;score&gt;3.7&lt;/score&gt; &lt;player&gt;1-2 Players&lt;/player&gt; &lt;story&gt;Armstone City, year unknown. The Mayor decided to hold a fighting tournament with the grand finale being held on the top of the city tower, and the Vipers, young urban warriors decide to compete, each with their own goal on mind. All eight came from several backgrounds, like the hard-rocker Raxel, the orphan with a burning desire to meet his father Bahn, former gang leader Tokyo, queen of the catwalk Grace, the giant with an unknown past Sanman, construction worker and former marine trainee Jane, fashion designer to-be Candy and skater boy Picky, plus Mahler, someone with a score to settle with the Mayor.****While based on the same Model-2 arcade board as Virtua Fighter 2, Fighting Vipers included several changes, such as a wall surrounding the battle area and equipping each fighter with a two-piece (chest and legs) armour that can only be broken with power hits. Once the armour is gone, the unfortunate fighter is more vulnerable to opponent hits, and damage can also be collected after hitting the wall or floor after a throw. ****Gameplay is also radically different from Virtua Fighter - noticeably <text:s/>faster, with combos done by fast button-mashing sequences sometimes on the same button, instead of the timed presses that require an additional push on the d-pad of the first title. Another new addition to gameplay is the Quick recovery, which allows a fighter that suffered a severe blow to quickly get on his feet, avoiding damage and allowing for a quick counter, but at the same time leaving him open for another blow if the opponent is fast enough. to react.****Game modes include Arcade, Vs, Team Battle (best of 9) and Training. Game options allow the player to tweak the difficulty setting, number of rounds before a match winner is decided, size of life bars, if there's a time limit, if the order of opponents is random or predefined and between three game modes: Original (based on the arcade version), Arrange (gameplay tweaked for the Sega Saturn) and Hyper (allows Vipers to voluntarily drop their armour, allowing to perform special attacks at lightening fast speeds), Stage selection, and to change the disposition of the control pad to better suit the players' style.****Another mode, Playback, allows to see rounds previously saved by the player or fighting demos recorded by the AM#2 staff, each with the ability to choose a camera. As usual with Sega's fighting ports, extensive bookkeeping is included, as well as a few hidden characters.&lt;/story&gt; &lt;/game&gt;</text:p>
          </table:table-cell>
          <table:table-cell table:number-columns-repeated="1013"/>
        </table:table-row>
        <table:table-row table:style-name="ro1">
          <table:table-cell office:value-type="string">
            <text:p>Formula Karts - Special Edition (Europe)</text:p>
          </table:table-cell>
          <table:table-cell office:value-type="float" office:value="1997">
            <text:p>1997</text:p>
          </table:table-cell>
          <table:table-cell office:value-type="string">
            <text:p>ESRB - E (Everyone)</text:p>
          </table:table-cell>
          <table:table-cell office:value-type="string">
            <text:p>Formula Karts - Special Edition </text:p>
          </table:table-cell>
          <table:table-cell office:value-type="string">
            <text:p>Telstar Electronic Studios Ltd.</text:p>
          </table:table-cell>
          <table:table-cell office:value-type="string">
            <text:p>Manic Media Productions</text:p>
          </table:table-cell>
          <table:table-cell office:value-type="string">
            <text:p>Driving</text:p>
          </table:table-cell>
          <table:table-cell office:value-type="float" office:value="3.5">
            <text:p>3.5</text:p>
          </table:table-cell>
          <table:table-cell office:value-type="string">
            <text:p>1-2 Players</text:p>
          </table:table-cell>
          <table:table-cell office:value-type="string">
            <text:p>Formula Karts is a semi-realistic racing title that attempts to capture the spirit of kart racing with it's low slung feeling of speed, and corner after corner of impressive handling (and inevitable sliding). The title supports both simulation and arcade modes, and features some effective race AI for non-player vehicles. Two player split screen is supported albeit with some slowdown.</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Formula Karts - Special Edition (Europe)&quot;&gt; &lt;year&gt;1997&lt;/year&gt; &lt;rating&gt;ESRB - E (Everyone)&lt;/rating&gt; &lt;title&gt;Formula Karts - Special Edition &lt;/title&gt; &lt;pub&gt;Telstar Electronic Studios Ltd.&lt;/pub&gt; &lt;dev&gt;Manic Media Productions&lt;/dev&gt; &lt;genre&gt;Driving&lt;/genre&gt; &lt;score&gt;3.5&lt;/score&gt; &lt;player&gt;1-2 Players&lt;/player&gt; &lt;story&gt;Formula Karts is a semi-realistic racing title that attempts to capture the spirit of kart racing with it's low slung feeling of speed, and corner after corner of impressive handling (and inevitable sliding). The title supports both simulation and arcade modes, and features some effective race AI for non-player vehicles. Two player split screen is supported albeit with some slowdown.&lt;/story&gt; &lt;/game&gt;">
            <text:p>&lt;game name="Formula Karts - Special Edition (Europe)"&gt; &lt;year&gt;1997&lt;/year&gt; &lt;rating&gt;ESRB - E (Everyone)&lt;/rating&gt; &lt;title&gt;Formula Karts - Special Edition &lt;/title&gt; &lt;pub&gt;Telstar Electronic Studios Ltd.&lt;/pub&gt; &lt;dev&gt;Manic Media Productions&lt;/dev&gt; &lt;genre&gt;Driving&lt;/genre&gt; &lt;score&gt;3.5&lt;/score&gt; &lt;player&gt;1-2 Players&lt;/player&gt; &lt;story&gt;Formula Karts is a semi-realistic racing title that attempts to capture the spirit of kart racing with it's low slung feeling of speed, and corner after corner of impressive handling (and inevitable sliding). The title supports both simulation and arcade modes, and features some effective race AI for non-player vehicles. Two player split screen is supported albeit with some slowdown.&lt;/story&gt; &lt;/game&gt;</text:p>
          </table:table-cell>
          <table:table-cell table:number-columns-repeated="1013"/>
        </table:table-row>
        <table:table-row table:style-name="ro1">
          <table:table-cell office:value-type="string">
            <text:p>Frank Thomas Big Hurt Baseball (USA)</text:p>
          </table:table-cell>
          <table:table-cell office:value-type="float" office:value="1996">
            <text:p>1996</text:p>
          </table:table-cell>
          <table:table-cell office:value-type="string">
            <text:p>ESRB - E (Everyone)</text:p>
          </table:table-cell>
          <table:table-cell office:value-type="string">
            <text:p>Frank Thomas Big Hurt Baseball </text:p>
          </table:table-cell>
          <table:table-cell office:value-type="string">
            <text:p>Acclaim Entertainment, Inc.</text:p>
          </table:table-cell>
          <table:table-cell office:value-type="string">
            <text:p>Iguana Entertainment</text:p>
          </table:table-cell>
          <table:table-cell office:value-type="string">
            <text:p>Sports/Baseball</text:p>
          </table:table-cell>
          <table:table-cell office:value-type="float" office:value="2.5">
            <text:p>2.5</text:p>
          </table:table-cell>
          <table:table-cell office:value-type="string">
            <text:p>1-2 Players</text:p>
          </table:table-cell>
          <table:table-cell office:value-type="string">
            <text:p>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Frank Thomas Big Hurt Baseball (USA)&quot;&gt; &lt;year&gt;1996&lt;/year&gt; &lt;rating&gt;ESRB - E (Everyone)&lt;/rating&gt; &lt;title&gt;Frank Thomas Big Hurt Baseball &lt;/title&gt; &lt;pub&gt;Acclaim Entertainment, Inc.&lt;/pub&gt; &lt;dev&gt;Iguana Entertainment&lt;/dev&gt; &lt;genre&gt;Sports/Baseball&lt;/genre&gt; &lt;score&gt;2.5&lt;/score&gt; &lt;player&gt;1-2 Players&lt;/player&gt; &lt;story&gt;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lt;/story&gt; &lt;/game&gt;">
            <text:p>&lt;game name="Frank Thomas Big Hurt Baseball (USA)"&gt; &lt;year&gt;1996&lt;/year&gt; &lt;rating&gt;ESRB - E (Everyone)&lt;/rating&gt; &lt;title&gt;Frank Thomas Big Hurt Baseball &lt;/title&gt; &lt;pub&gt;Acclaim Entertainment, Inc.&lt;/pub&gt; &lt;dev&gt;Iguana Entertainment&lt;/dev&gt; &lt;genre&gt;Sports/Baseball&lt;/genre&gt; &lt;score&gt;2.5&lt;/score&gt; &lt;player&gt;1-2 Players&lt;/player&gt; &lt;story&gt;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lt;/story&gt; &lt;/game&gt;</text:p>
          </table:table-cell>
          <table:table-cell table:number-columns-repeated="1013"/>
        </table:table-row>
        <table:table-row table:style-name="ro1">
          <table:table-cell office:value-type="string">
            <text:p>Frankenstein - Through the Eyes of the Monster (Europe)</text:p>
          </table:table-cell>
          <table:table-cell office:value-type="float" office:value="1995">
            <text:p>1995</text:p>
          </table:table-cell>
          <table:table-cell office:value-type="string">
            <text:p>ESRB - T (Teen)</text:p>
          </table:table-cell>
          <table:table-cell office:value-type="string">
            <text:p>Frankenstein - Through the Eyes of the Monster </text:p>
          </table:table-cell>
          <table:table-cell office:value-type="string">
            <text:p>Interplay Productions Ltd.</text:p>
          </table:table-cell>
          <table:table-cell office:value-type="string">
            <text:p>Amazing Media</text:p>
          </table:table-cell>
          <table:table-cell office:value-type="string">
            <text:p>Adventure</text:p>
          </table:table-cell>
          <table:table-cell office:value-type="string">
            <text:p>4.0</text:p>
          </table:table-cell>
          <table:table-cell office:value-type="string">
            <text:p>1 Player</text:p>
          </table:table-cell>
          <table:table-cell office:value-type="string">
            <text:p>This interactive movie puts a new twist on the Frankenstein tale: you are the monster! <text:s/>You have been falsely accused of murder and executed. However, the scientist Dr. Frankenstein (played by Tim Curry) has found a way to bring you back to life. You wake up in his laboratory, and your goal is to find out what exactly happened to you and what role Frankenstein played in your resurrection. Will you be able to return back to your former self?****The game plays entirely from first-person perspective. You wander around the huge laboratory, looking for clues and solving puzzles. Sometimes events will happen in the game, triggered by careful research of Frankenstein's notes and other clues. The game features live actors filmed over pre-rendered backgrounds.</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Frankenstein - Through the Eyes of the Monster (Europe)&quot;&gt; &lt;year&gt;1995&lt;/year&gt; &lt;rating&gt;ESRB - T (Teen)&lt;/rating&gt; &lt;title&gt;Frankenstein - Through the Eyes of the Monster &lt;/title&gt; &lt;pub&gt;Interplay Productions Ltd.&lt;/pub&gt; &lt;dev&gt;Amazing Media&lt;/dev&gt; &lt;genre&gt;Adventure&lt;/genre&gt; &lt;score&gt;4.0&lt;/score&gt; &lt;player&gt;1 Player&lt;/player&gt; &lt;story&gt;This interactive movie puts a new twist on the Frankenstein tale: you are the monster!  You have been falsely accused of murder and executed. However, the scientist Dr. Frankenstein (played by Tim Curry) has found a way to bring you back to life. You wake up in his laboratory, and your goal is to find out what exactly happened to you and what role Frankenstein played in your resurrection. Will you be able to return back to your former self?****The game plays entirely from first-person perspective. You wander around the huge laboratory, looking for clues and solving puzzles. Sometimes events will happen in the game, triggered by careful research of Frankenstein's notes and other clues. The game features live actors filmed over pre-rendered backgrounds.&lt;/story&gt; &lt;/game&gt;">
            <text:p>&lt;game name="Frankenstein - Through the Eyes of the Monster (Europe)"&gt; &lt;year&gt;1995&lt;/year&gt; &lt;rating&gt;ESRB - T (Teen)&lt;/rating&gt; &lt;title&gt;Frankenstein - Through the Eyes of the Monster &lt;/title&gt; &lt;pub&gt;Interplay Productions Ltd.&lt;/pub&gt; &lt;dev&gt;Amazing Media&lt;/dev&gt; &lt;genre&gt;Adventure&lt;/genre&gt; &lt;score&gt;4.0&lt;/score&gt; &lt;player&gt;1 Player&lt;/player&gt; &lt;story&gt;This interactive movie puts a new twist on the Frankenstein tale: you are the monster! <text:s/>You have been falsely accused of murder and executed. However, the scientist Dr. Frankenstein (played by Tim Curry) has found a way to bring you back to life. You wake up in his laboratory, and your goal is to find out what exactly happened to you and what role Frankenstein played in your resurrection. Will you be able to return back to your former self?****The game plays entirely from first-person perspective. You wander around the huge laboratory, looking for clues and solving puzzles. Sometimes events will happen in the game, triggered by careful research of Frankenstein's notes and other clues. The game features live actors filmed over pre-rendered backgrounds.&lt;/story&gt; &lt;/game&gt;</text:p>
          </table:table-cell>
          <table:table-cell table:number-columns-repeated="1013"/>
        </table:table-row>
        <table:table-row table:style-name="ro1">
          <table:table-cell office:value-type="string">
            <text:p>Galactic Attack (USA)</text:p>
          </table:table-cell>
          <table:table-cell office:value-type="float" office:value="1997">
            <text:p>1997</text:p>
          </table:table-cell>
          <table:table-cell office:value-type="string">
            <text:p>ESRB - E (Everyone)</text:p>
          </table:table-cell>
          <table:table-cell office:value-type="string">
            <text:p>Galactic Attack </text:p>
          </table:table-cell>
          <table:table-cell office:value-type="string">
            <text:p>Acclaim Entertainment, Inc.</text:p>
          </table:table-cell>
          <table:table-cell office:value-type="string">
            <text:p>Ving</text:p>
          </table:table-cell>
          <table:table-cell office:value-type="string">
            <text:p>Shooter</text:p>
          </table:table-cell>
          <table:table-cell office:value-type="float" office:value="4.3">
            <text:p>4.3</text:p>
          </table:table-cell>
          <table:table-cell office:value-type="string">
            <text:p>1-2 Players</text:p>
          </table:table-cell>
          <table:table-cell office:value-type="string">
            <text:p>Galactic Attack is a coin-op conversion of the Japanese arcade game RayForce (GunLock for European arcades). A top-down shooter, there are seven levels to play, ranging from battles in the atmosphere of planets to battling over mountain ranges, each with their own standard huge bosses at the end of each of these levels. The player takes control of a starfighter called the RVA-818 X-LAY, out to destroy any opposing forces.****The story has the future of Earth governments gathering together to construct a massive super computer called Con-Human to help with the planet's environment, providing nutrients to the earth and caring for the ecosystem. However, a cloned human is linked with the system and makes Con-Human a sentient being. The system eventually becomes insane and starts to create natural disasters, wiping all nearly all of mankind and destroying the ecosystem, driving the survivors into space to develop colonies on other planets. Con-Human then makes Earth into a giant fortress and is assembling a massive armada to destroy the remaining survivors, but before it can attack, the survivors amass a first strike in order to reclaim the Earth.****The goal is to fly around in the level, using the primary laser weapon to destroy various enemies flying in and out of the screen. <text:s/>Players can upgrade this weapon by collecting "L" icons floating around when enough enemies are destroyed. <text:s/>There is also a secondary weapon, a lock-on missile launcher, that has the ability to fire upon eight different ground enemies at once.</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Galactic Attack (USA)&quot;&gt; &lt;year&gt;1997&lt;/year&gt; &lt;rating&gt;ESRB - E (Everyone)&lt;/rating&gt; &lt;title&gt;Galactic Attack &lt;/title&gt; &lt;pub&gt;Acclaim Entertainment, Inc.&lt;/pub&gt; &lt;dev&gt;Ving&lt;/dev&gt; &lt;genre&gt;Shooter&lt;/genre&gt; &lt;score&gt;4.3&lt;/score&gt; &lt;player&gt;1-2 Players&lt;/player&gt; &lt;story&gt;Galactic Attack is a coin-op conversion of the Japanese arcade game RayForce (GunLock for European arcades). A top-down shooter, there are seven levels to play, ranging from battles in the atmosphere of planets to battling over mountain ranges, each with their own standard huge bosses at the end of each of these levels. The player takes control of a starfighter called the RVA-818 X-LAY, out to destroy any opposing forces.****The story has the future of Earth governments gathering together to construct a massive super computer called Con-Human to help with the planet's environment, providing nutrients to the earth and caring for the ecosystem. However, a cloned human is linked with the system and makes Con-Human a sentient being. The system eventually becomes insane and starts to create natural disasters, wiping all nearly all of mankind and destroying the ecosystem, driving the survivors into space to develop colonies on other planets. Con-Human then makes Earth into a giant fortress and is assembling a massive armada to destroy the remaining survivors, but before it can attack, the survivors amass a first strike in order to reclaim the Earth.****The goal is to fly around in the level, using the primary laser weapon to destroy various enemies flying in and out of the screen.  Players can upgrade this weapon by collecting &quot;L&quot; icons floating around when enough enemies are destroyed.  There is also a secondary weapon, a lock-on missile launcher, that has the ability to fire upon eight different ground enemies at once.&lt;/story&gt; &lt;/game&gt;">
            <text:p>&lt;game name="Galactic Attack (USA)"&gt; &lt;year&gt;1997&lt;/year&gt; &lt;rating&gt;ESRB - E (Everyone)&lt;/rating&gt; &lt;title&gt;Galactic Attack &lt;/title&gt; &lt;pub&gt;Acclaim Entertainment, Inc.&lt;/pub&gt; &lt;dev&gt;Ving&lt;/dev&gt; &lt;genre&gt;Shooter&lt;/genre&gt; &lt;score&gt;4.3&lt;/score&gt; &lt;player&gt;1-2 Players&lt;/player&gt; &lt;story&gt;Galactic Attack is a coin-op conversion of the Japanese arcade game RayForce (GunLock for European arcades). A top-down shooter, there are seven levels to play, ranging from battles in the atmosphere of planets to battling over mountain ranges, each with their own standard huge bosses at the end of each of these levels. The player takes control of a starfighter called the RVA-818 X-LAY, out to destroy any opposing forces.****The story has the future of Earth governments gathering together to construct a massive super computer called Con-Human to help with the planet's environment, providing nutrients to the earth and caring for the ecosystem. However, a cloned human is linked with the system and makes Con-Human a sentient being. The system eventually becomes insane and starts to create natural disasters, wiping all nearly all of mankind and destroying the ecosystem, driving the survivors into space to develop colonies on other planets. Con-Human then makes Earth into a giant fortress and is assembling a massive armada to destroy the remaining survivors, but before it can attack, the survivors amass a first strike in order to reclaim the Earth.****The goal is to fly around in the level, using the primary laser weapon to destroy various enemies flying in and out of the screen. <text:s/>Players can upgrade this weapon by collecting "L" icons floating around when enough enemies are destroyed. <text:s/>There is also a secondary weapon, a lock-on missile launcher, that has the ability to fire upon eight different ground enemies at once.&lt;/story&gt; &lt;/game&gt;</text:p>
          </table:table-cell>
          <table:table-cell table:number-columns-repeated="1013"/>
        </table:table-row>
        <table:table-row table:style-name="ro1">
          <table:table-cell office:value-type="string">
            <text:p>Galaxy Fight (USA)</text:p>
          </table:table-cell>
          <table:table-cell office:value-type="float" office:value="1995">
            <text:p>1995</text:p>
          </table:table-cell>
          <table:table-cell office:value-type="string">
            <text:p>ESRB - T (Teen)</text:p>
          </table:table-cell>
          <table:table-cell office:value-type="string">
            <text:p>Galaxy Fight </text:p>
          </table:table-cell>
          <table:table-cell office:value-type="string">
            <text:p>Sun Corporation of America</text:p>
          </table:table-cell>
          <table:table-cell office:value-type="string">
            <text:p>Santaclaus</text:p>
          </table:table-cell>
          <table:table-cell office:value-type="string">
            <text:p>Fighter</text:p>
          </table:table-cell>
          <table:table-cell office:value-type="float" office:value="2.6">
            <text:p>2.6</text:p>
          </table:table-cell>
          <table:table-cell office:value-type="string">
            <text:p>1-2 Players</text:p>
          </table:table-cell>
          <table:table-cell office:value-type="string">
            <text:p>As the millennium nears in the far future, a being of ultimate power named Felden will make his appearance in the galaxy. It is unknown whether he comes to destroy all living beings or use his powers for good, but whatever the reason a group of skilled fighters from all corners of the universe have decided to beat each other up in order to face off against him and claim his power.****Enter Galaxy Fight, a one-on-one 2D fighter set in the far future and featuring sci-fi characters and settings. In the game itself, you have to select from 8 fighters, each with his unique moveset and stats, and then attempt to defeat the other character in 2 out of 3 matches using your special moves and attacks while avoiding your opponent's strikes.****Features single player and 2-player Vs. game modes, secret bosses and bonus rounds.</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Galaxy Fight (USA)&quot;&gt; &lt;year&gt;1995&lt;/year&gt; &lt;rating&gt;ESRB - T (Teen)&lt;/rating&gt; &lt;title&gt;Galaxy Fight &lt;/title&gt; &lt;pub&gt;Sun Corporation of America&lt;/pub&gt; &lt;dev&gt;Santaclaus&lt;/dev&gt; &lt;genre&gt;Fighter&lt;/genre&gt; &lt;score&gt;2.6&lt;/score&gt; &lt;player&gt;1-2 Players&lt;/player&gt; &lt;story&gt;As the millennium nears in the far future, a being of ultimate power named Felden will make his appearance in the galaxy. It is unknown whether he comes to destroy all living beings or use his powers for good, but whatever the reason a group of skilled fighters from all corners of the universe have decided to beat each other up in order to face off against him and claim his power.****Enter Galaxy Fight, a one-on-one 2D fighter set in the far future and featuring sci-fi characters and settings. In the game itself, you have to select from 8 fighters, each with his unique moveset and stats, and then attempt to defeat the other character in 2 out of 3 matches using your special moves and attacks while avoiding your opponent's strikes.****Features single player and 2-player Vs. game modes, secret bosses and bonus rounds.&lt;/story&gt; &lt;/game&gt;">
            <text:p>&lt;game name="Galaxy Fight (USA)"&gt; &lt;year&gt;1995&lt;/year&gt; &lt;rating&gt;ESRB - T (Teen)&lt;/rating&gt; &lt;title&gt;Galaxy Fight &lt;/title&gt; &lt;pub&gt;Sun Corporation of America&lt;/pub&gt; &lt;dev&gt;Santaclaus&lt;/dev&gt; &lt;genre&gt;Fighter&lt;/genre&gt; &lt;score&gt;2.6&lt;/score&gt; &lt;player&gt;1-2 Players&lt;/player&gt; &lt;story&gt;As the millennium nears in the far future, a being of ultimate power named Felden will make his appearance in the galaxy. It is unknown whether he comes to destroy all living beings or use his powers for good, but whatever the reason a group of skilled fighters from all corners of the universe have decided to beat each other up in order to face off against him and claim his power.****Enter Galaxy Fight, a one-on-one 2D fighter set in the far future and featuring sci-fi characters and settings. In the game itself, you have to select from 8 fighters, each with his unique moveset and stats, and then attempt to defeat the other character in 2 out of 3 matches using your special moves and attacks while avoiding your opponent's strikes.****Features single player and 2-player Vs. game modes, secret bosses and bonus rounds.&lt;/story&gt; &lt;/game&gt;</text:p>
          </table:table-cell>
          <table:table-cell table:number-columns-repeated="1013"/>
        </table:table-row>
        <table:table-row table:style-name="ro1">
          <table:table-cell office:value-type="string">
            <text:p>Gex (USA)</text:p>
          </table:table-cell>
          <table:table-cell office:value-type="float" office:value="1996">
            <text:p>1996</text:p>
          </table:table-cell>
          <table:table-cell office:value-type="string">
            <text:p>ESRB - E (Everyone)</text:p>
          </table:table-cell>
          <table:table-cell office:value-type="string">
            <text:p>Gex </text:p>
          </table:table-cell>
          <table:table-cell office:value-type="string">
            <text:p>Crystal Dynamics, Inc.</text:p>
          </table:table-cell>
          <table:table-cell office:value-type="string">
            <text:p>Beam Software</text:p>
          </table:table-cell>
          <table:table-cell office:value-type="string">
            <text:p>Platform</text:p>
          </table:table-cell>
          <table:table-cell office:value-type="float" office:value="3.9">
            <text:p>3.9</text:p>
          </table:table-cell>
          <table:table-cell office:value-type="string">
            <text:p>1 Player</text:p>
          </table:table-cell>
          <table:table-cell office:value-type="string">
            <text:p>Enter your television to defeat the evil Rez by collecting remotes to <text:s/>open worlds inside your tv. **You are a gecko with all the usual platform hero skills such as jump, fire and close range attack, but also suction cups to help you scale walls, a tongue to pick up those tricky to get power-ups**and plenty of wise-cracks to keep you amused. Use them all to make your way through TV land searching for the remotes, collecting pickups, power-ups and killing TVs.</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Gex (USA)&quot;&gt; &lt;year&gt;1996&lt;/year&gt; &lt;rating&gt;ESRB - E (Everyone)&lt;/rating&gt; &lt;title&gt;Gex &lt;/title&gt; &lt;pub&gt;Crystal Dynamics, Inc.&lt;/pub&gt; &lt;dev&gt;Beam Software&lt;/dev&gt; &lt;genre&gt;Platform&lt;/genre&gt; &lt;score&gt;3.9&lt;/score&gt; &lt;player&gt;1 Player&lt;/player&gt; &lt;story&gt;Enter your television to defeat the evil Rez by collecting remotes to  open worlds inside your tv. **You are a gecko with all the usual platform hero skills such as jump, fire and close range attack, but also suction cups to help you scale walls, a tongue to pick up those tricky to get power-ups**and plenty of wise-cracks to keep you amused. Use them all to make your way through TV land searching for the remotes, collecting pickups, power-ups and killing TVs.&lt;/story&gt; &lt;/game&gt;">
            <text:p>&lt;game name="Gex (USA)"&gt; &lt;year&gt;1996&lt;/year&gt; &lt;rating&gt;ESRB - E (Everyone)&lt;/rating&gt; &lt;title&gt;Gex &lt;/title&gt; &lt;pub&gt;Crystal Dynamics, Inc.&lt;/pub&gt; &lt;dev&gt;Beam Software&lt;/dev&gt; &lt;genre&gt;Platform&lt;/genre&gt; &lt;score&gt;3.9&lt;/score&gt; &lt;player&gt;1 Player&lt;/player&gt; &lt;story&gt;Enter your television to defeat the evil Rez by collecting remotes to <text:s/>open worlds inside your tv. **You are a gecko with all the usual platform hero skills such as jump, fire and close range attack, but also suction cups to help you scale walls, a tongue to pick up those tricky to get power-ups**and plenty of wise-cracks to keep you amused. Use them all to make your way through TV land searching for the remotes, collecting pickups, power-ups and killing TVs.&lt;/story&gt; &lt;/game&gt;</text:p>
          </table:table-cell>
          <table:table-cell table:number-columns-repeated="1013"/>
        </table:table-row>
        <table:table-row table:style-name="ro1">
          <table:table-cell office:value-type="string">
            <text:p>Ghen War (USA)</text:p>
          </table:table-cell>
          <table:table-cell office:value-type="float" office:value="1996">
            <text:p>1996</text:p>
          </table:table-cell>
          <table:table-cell office:value-type="string">
            <text:p>ESRB - E (Everyone)</text:p>
          </table:table-cell>
          <table:table-cell office:value-type="string">
            <text:p>Ghen War </text:p>
          </table:table-cell>
          <table:table-cell office:value-type="string">
            <text:p>SEGA of America, Inc.</text:p>
          </table:table-cell>
          <table:table-cell office:value-type="string">
            <text:p>Jumpin' Jack Software</text:p>
          </table:table-cell>
          <table:table-cell office:value-type="string">
            <text:p>Shooter</text:p>
          </table:table-cell>
          <table:table-cell office:value-type="float" office:value="3.7">
            <text:p>3.7</text:p>
          </table:table-cell>
          <table:table-cell office:value-type="string">
            <text:p>1 Player</text:p>
          </table:table-cell>
          <table:table-cell office:value-type="string">
            <text:p>Ghen War is a classic first-person shooter. The solar system is being attacked by an evil force of aliens known as Ghen. The player is a Lieutenant surface engineer in a hypersuit, and it is his task to boot these aliens out of your world in twenty levels. From the cockpit of this hypersuit, the character operates lasers, grenades, mines, missiles and more while making his way across planet surfaces and city environments protecting the human race. It also has a claw that can operate elements in the environment and can send out a decoy of itself to confuse opponents.****The game is also one of the first to feature deformable terrain. Explosions make craters and firing into the environment can make it wear away.</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Ghen War (USA)&quot;&gt; &lt;year&gt;1996&lt;/year&gt; &lt;rating&gt;ESRB - E (Everyone)&lt;/rating&gt; &lt;title&gt;Ghen War &lt;/title&gt; &lt;pub&gt;SEGA of America, Inc.&lt;/pub&gt; &lt;dev&gt;Jumpin' Jack Software&lt;/dev&gt; &lt;genre&gt;Shooter&lt;/genre&gt; &lt;score&gt;3.7&lt;/score&gt; &lt;player&gt;1 Player&lt;/player&gt; &lt;story&gt;Ghen War is a classic first-person shooter. The solar system is being attacked by an evil force of aliens known as Ghen. The player is a Lieutenant surface engineer in a hypersuit, and it is his task to boot these aliens out of your world in twenty levels. From the cockpit of this hypersuit, the character operates lasers, grenades, mines, missiles and more while making his way across planet surfaces and city environments protecting the human race. It also has a claw that can operate elements in the environment and can send out a decoy of itself to confuse opponents.****The game is also one of the first to feature deformable terrain. Explosions make craters and firing into the environment can make it wear away.&lt;/story&gt; &lt;/game&gt;">
            <text:p>&lt;game name="Ghen War (USA)"&gt; &lt;year&gt;1996&lt;/year&gt; &lt;rating&gt;ESRB - E (Everyone)&lt;/rating&gt; &lt;title&gt;Ghen War &lt;/title&gt; &lt;pub&gt;SEGA of America, Inc.&lt;/pub&gt; &lt;dev&gt;Jumpin' Jack Software&lt;/dev&gt; &lt;genre&gt;Shooter&lt;/genre&gt; &lt;score&gt;3.7&lt;/score&gt; &lt;player&gt;1 Player&lt;/player&gt; &lt;story&gt;Ghen War is a classic first-person shooter. The solar system is being attacked by an evil force of aliens known as Ghen. The player is a Lieutenant surface engineer in a hypersuit, and it is his task to boot these aliens out of your world in twenty levels. From the cockpit of this hypersuit, the character operates lasers, grenades, mines, missiles and more while making his way across planet surfaces and city environments protecting the human race. It also has a claw that can operate elements in the environment and can send out a decoy of itself to confuse opponents.****The game is also one of the first to feature deformable terrain. Explosions make craters and firing into the environment can make it wear away.&lt;/story&gt; &lt;/game&gt;</text:p>
          </table:table-cell>
          <table:table-cell table:number-columns-repeated="1013"/>
        </table:table-row>
        <table:table-row table:style-name="ro1">
          <table:table-cell office:value-type="string">
            <text:p>Golden Axe - The Duel (USA)</text:p>
          </table:table-cell>
          <table:table-cell office:value-type="float" office:value="1995">
            <text:p>1995</text:p>
          </table:table-cell>
          <table:table-cell office:value-type="string">
            <text:p>ESRB - T (Teen)</text:p>
          </table:table-cell>
          <table:table-cell office:value-type="string">
            <text:p>Golden Axe - The Duel </text:p>
          </table:table-cell>
          <table:table-cell office:value-type="string">
            <text:p>SEGA of America, Inc.</text:p>
          </table:table-cell>
          <table:table-cell office:value-type="string">
            <text:p>Sega</text:p>
          </table:table-cell>
          <table:table-cell office:value-type="string">
            <text:p>Fighter</text:p>
          </table:table-cell>
          <table:table-cell office:value-type="float" office:value="3.4">
            <text:p>3.4</text:p>
          </table:table-cell>
          <table:table-cell office:value-type="string">
            <text:p>1-2 Players</text:p>
          </table:table-cell>
          <table:table-cell office:value-type="string">
            <text:p>This is a one-on-one fighting game in the vein of Street Fighter 2 and Samurai Shodown featuring the cast of Sega's Golden Axe games (actually their fictional descendants). <text:s/>The game's story is that Death Adder has been resurrected and stolen the legendary Golden Axe from Gilius Thunderhead's family. For some reason Death Adder decided to set up a Street Fighter-like tournament to give his enemies an opportunity to slay him and prevent the end of the world.****The game play formula follows Street Fighter 2 closely with several playable characters that are essentially the same as the cast of the original Golden Axe (for all extents and purposes).****It’s essentially an elimination tournament with each character having special moves similar to that of Street Fighter 2 characters. You can play against another player or against the computer. It does feature scaling backgrounds similar to Samurai Shodown.</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Golden Axe - The Duel (USA)&quot;&gt; &lt;year&gt;1995&lt;/year&gt; &lt;rating&gt;ESRB - T (Teen)&lt;/rating&gt; &lt;title&gt;Golden Axe - The Duel &lt;/title&gt; &lt;pub&gt;SEGA of America, Inc.&lt;/pub&gt; &lt;dev&gt;Sega&lt;/dev&gt; &lt;genre&gt;Fighter&lt;/genre&gt; &lt;score&gt;3.4&lt;/score&gt; &lt;player&gt;1-2 Players&lt;/player&gt; &lt;story&gt;This is a one-on-one fighting game in the vein of Street Fighter 2 and Samurai Shodown featuring the cast of Sega's Golden Axe games (actually their fictional descendants).  The game's story is that Death Adder has been resurrected and stolen the legendary Golden Axe from Gilius Thunderhead's family. For some reason Death Adder decided to set up a Street Fighter-like tournament to give his enemies an opportunity to slay him and prevent the end of the world.****The game play formula follows Street Fighter 2 closely with several playable characters that are essentially the same as the cast of the original Golden Axe (for all extents and purposes).****It’s essentially an elimination tournament with each character having special moves similar to that of Street Fighter 2 characters. You can play against another player or against the computer. It does feature scaling backgrounds similar to Samurai Shodown.&lt;/story&gt; &lt;/game&gt;">
            <text:p>&lt;game name="Golden Axe - The Duel (USA)"&gt; &lt;year&gt;1995&lt;/year&gt; &lt;rating&gt;ESRB - T (Teen)&lt;/rating&gt; &lt;title&gt;Golden Axe - The Duel &lt;/title&gt; &lt;pub&gt;SEGA of America, Inc.&lt;/pub&gt; &lt;dev&gt;Sega&lt;/dev&gt; &lt;genre&gt;Fighter&lt;/genre&gt; &lt;score&gt;3.4&lt;/score&gt; &lt;player&gt;1-2 Players&lt;/player&gt; &lt;story&gt;This is a one-on-one fighting game in the vein of Street Fighter 2 and Samurai Shodown featuring the cast of Sega's Golden Axe games (actually their fictional descendants). <text:s/>The game's story is that Death Adder has been resurrected and stolen the legendary Golden Axe from Gilius Thunderhead's family. For some reason Death Adder decided to set up a Street Fighter-like tournament to give his enemies an opportunity to slay him and prevent the end of the world.****The game play formula follows Street Fighter 2 closely with several playable characters that are essentially the same as the cast of the original Golden Axe (for all extents and purposes).****It’s essentially an elimination tournament with each character having special moves similar to that of Street Fighter 2 characters. You can play against another player or against the computer. It does feature scaling backgrounds similar to Samurai Shodown.&lt;/story&gt; &lt;/game&gt;</text:p>
          </table:table-cell>
          <table:table-cell table:number-columns-repeated="1013"/>
        </table:table-row>
        <table:table-row table:style-name="ro1">
          <table:table-cell office:value-type="string">
            <text:p>Grand Slam (USA)</text:p>
          </table:table-cell>
          <table:table-cell office:value-type="float" office:value="1996">
            <text:p>1996</text:p>
          </table:table-cell>
          <table:table-cell office:value-type="string">
            <text:p>ESRB - E (Everyone)</text:p>
          </table:table-cell>
          <table:table-cell office:value-type="string">
            <text:p>Grand Slam </text:p>
          </table:table-cell>
          <table:table-cell office:value-type="string">
            <text:p>Virgin Interactive Entertainment, Inc.</text:p>
          </table:table-cell>
          <table:table-cell office:value-type="string">
            <text:p>Burst Studios</text:p>
          </table:table-cell>
          <table:table-cell office:value-type="string">
            <text:p>Sports/Baseball</text:p>
          </table:table-cell>
          <table:table-cell office:value-type="float" office:value="2.8">
            <text:p>2.8</text:p>
          </table:table-cell>
          <table:table-cell office:value-type="string">
            <text:p>1-2 Players</text:p>
          </table:table-cell>
          <table:table-cell office:value-type="string">
            <text:p>Grand Slam Baseball was an innovative, albeit relatively low-key release from Virgin Interactive Entertainment in 1997.****Not known for sports games, VIE released Grand Slam for Windows, Sony Playstation and Sega Saturn as the second title in its attempt to establish a mainstream sports line. The first title in the short-lived line was Power Play Hockey in 1996. The sports line would last only one more title after Grand Slam's release, that being the sequel to the hockey game, also released in 1997.****Grand Slam was one of the early adopters of 3D accelerator card technology and also offered full 3D play in software alone. The Playstation and Saturn versions were 3D by default.****Grand Slam introduced a few play mechanics to video game baseball that would later prove to be fixtures in the genre. The most notable in this area was the introduction of a meter for pitching, used to control the velocity and accuracy of pitches, similar to the familiar swing meter in popular golf games. This meter was later borrowed and made popular by titles such as EA's MVP Baseball. On the batting side of things, a similar metered approach was used. This was inspired by older arcade baseball games that allowed the player to load up a swing's power with a control stick before releasing it as the pitch came in.****Other highlights amongst Grand Slam's feature set included:****- A trade AI engine that would examine the needs of a team and decide if a proposed trade was in its best interest.****- Catcher AI and pitch signals, helping a player learn how to pitch to each batter's strengths and weaknesses.****- Attention to details and baseball flavor, such as players that would blow bubble gum bubbles during an at bat, light- hearted commentary, an All Star Break during season play (complete with a working voting ballot), and an in-game JumboTron scoreboard that would show animations after home runs.</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Grand Slam (USA)&quot;&gt; &lt;year&gt;1996&lt;/year&gt; &lt;rating&gt;ESRB - E (Everyone)&lt;/rating&gt; &lt;title&gt;Grand Slam &lt;/title&gt; &lt;pub&gt;Virgin Interactive Entertainment, Inc.&lt;/pub&gt; &lt;dev&gt;Burst Studios&lt;/dev&gt; &lt;genre&gt;Sports/Baseball&lt;/genre&gt; &lt;score&gt;2.8&lt;/score&gt; &lt;player&gt;1-2 Players&lt;/player&gt; &lt;story&gt;Grand Slam Baseball was an innovative, albeit relatively low-key release from Virgin Interactive Entertainment in 1997.****Not known for sports games, VIE released Grand Slam for Windows, Sony Playstation and Sega Saturn as the second title in its attempt to establish a mainstream sports line. The first title in the short-lived line was Power Play Hockey in 1996. The sports line would last only one more title after Grand Slam's release, that being the sequel to the hockey game, also released in 1997.****Grand Slam was one of the early adopters of 3D accelerator card technology and also offered full 3D play in software alone. The Playstation and Saturn versions were 3D by default.****Grand Slam introduced a few play mechanics to video game baseball that would later prove to be fixtures in the genre. The most notable in this area was the introduction of a meter for pitching, used to control the velocity and accuracy of pitches, similar to the familiar swing meter in popular golf games. This meter was later borrowed and made popular by titles such as EA's MVP Baseball. On the batting side of things, a similar metered approach was used. This was inspired by older arcade baseball games that allowed the player to load up a swing's power with a control stick before releasing it as the pitch came in.****Other highlights amongst Grand Slam's feature set included:****- A trade AI engine that would examine the needs of a team and decide if a proposed trade was in its best interest.****- Catcher AI and pitch signals, helping a player learn how to pitch to each batter's strengths and weaknesses.****- Attention to details and baseball flavor, such as players that would blow bubble gum bubbles during an at bat, light- hearted commentary, an All Star Break during season play (complete with a working voting ballot), and an in-game JumboTron scoreboard that would show animations after home runs.&lt;/story&gt; &lt;/game&gt;">
            <text:p>&lt;game name="Grand Slam (USA)"&gt; &lt;year&gt;1996&lt;/year&gt; &lt;rating&gt;ESRB - E (Everyone)&lt;/rating&gt; &lt;title&gt;Grand Slam &lt;/title&gt; &lt;pub&gt;Virgin Interactive Entertainment, Inc.&lt;/pub&gt; &lt;dev&gt;Burst Studios&lt;/dev&gt; &lt;genre&gt;Sports/Baseball&lt;/genre&gt; &lt;score&gt;2.8&lt;/score&gt; &lt;player&gt;1-2 Players&lt;/player&gt; &lt;story&gt;Grand Slam Baseball was an innovative, albeit relatively low-key release from Virgin Interactive Entertainment in 1997.****Not known for sports games, VIE released Grand Slam for Windows, Sony Playstation and Sega Saturn as the second title in its attempt to establish a mainstream sports line. The first title in the short-lived line was Power Play Hockey in 1996. The sports line would last only one more title after Grand Slam's release, that being the sequel to the hockey game, also released in 1997.****Grand Slam was one of the early adopters of 3D accelerator card technology and also offered full 3D play in software alone. The Playstation and Saturn versions were 3D by default.****Grand Slam introduced a few play mechanics to video game baseball that would later prove to be fixtures in the genre. The most notable in this area was the introduction of a meter for pitching, used to control the velocity and accuracy of pitches, similar to the familiar swing meter in popular golf games. This meter was later borrowed and made popular by titles such as EA's MVP Baseball. On the batting side of things, a similar metered approach was used. This was inspired by older arcade baseball games that allowed the player to load up a swing's power with a control stick before releasing it as the pitch came in.****Other highlights amongst Grand Slam's feature set included:****- A trade AI engine that would examine the needs of a team and decide if a proposed trade was in its best interest.****- Catcher AI and pitch signals, helping a player learn how to pitch to each batter's strengths and weaknesses.****- Attention to details and baseball flavor, such as players that would blow bubble gum bubbles during an at bat, light- hearted commentary, an All Star Break during season play (complete with a working voting ballot), and an in-game JumboTron scoreboard that would show animations after home runs.&lt;/story&gt; &lt;/game&gt;</text:p>
          </table:table-cell>
          <table:table-cell table:number-columns-repeated="1013"/>
        </table:table-row>
        <table:table-row table:style-name="ro1">
          <table:table-cell office:value-type="string">
            <text:p>Grid Runner (USA)</text:p>
          </table:table-cell>
          <table:table-cell office:value-type="float" office:value="1996">
            <text:p>1996</text:p>
          </table:table-cell>
          <table:table-cell office:value-type="string">
            <text:p>ESRB - E (Everyone)</text:p>
          </table:table-cell>
          <table:table-cell office:value-type="string">
            <text:p>Grid Runner </text:p>
          </table:table-cell>
          <table:table-cell office:value-type="string">
            <text:p>Virgin Interactive Entertainment, Inc.</text:p>
          </table:table-cell>
          <table:table-cell office:value-type="string">
            <text:p>Radical Entertainment</text:p>
          </table:table-cell>
          <table:table-cell office:value-type="string">
            <text:p>Action</text:p>
          </table:table-cell>
          <table:table-cell office:value-type="float" office:value="4.4">
            <text:p>4.4</text:p>
          </table:table-cell>
          <table:table-cell office:value-type="string">
            <text:p>1-2 Players</text:p>
          </table:table-cell>
          <table:table-cell office:value-type="string">
            <text:p>Aliens have captured you and you are forced to play a deadly game of what appears to be capture the flag combined with tag. Race your way around the area and capture the required number of flags before being touched by your opponent. If they do touch you, you must find and touch them before they capture the right number of flags. Who ever is "it" cannot capture flags until their opponent is tagged. There is a story and 2 player versus mode. Through the story, you face many different enemies with ranging speeds and firepower (gun fire only slows down the person shot, there is no health bar).</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Grid Runner (USA)&quot;&gt; &lt;year&gt;1996&lt;/year&gt; &lt;rating&gt;ESRB - E (Everyone)&lt;/rating&gt; &lt;title&gt;Grid Runner &lt;/title&gt; &lt;pub&gt;Virgin Interactive Entertainment, Inc.&lt;/pub&gt; &lt;dev&gt;Radical Entertainment&lt;/dev&gt; &lt;genre&gt;Action&lt;/genre&gt; &lt;score&gt;4.4&lt;/score&gt; &lt;player&gt;1-2 Players&lt;/player&gt; &lt;story&gt;Aliens have captured you and you are forced to play a deadly game of what appears to be capture the flag combined with tag. Race your way around the area and capture the required number of flags before being touched by your opponent. If they do touch you, you must find and touch them before they capture the right number of flags. Who ever is &quot;it&quot; cannot capture flags until their opponent is tagged. There is a story and 2 player versus mode. Through the story, you face many different enemies with ranging speeds and firepower (gun fire only slows down the person shot, there is no health bar).&lt;/story&gt; &lt;/game&gt;">
            <text:p>&lt;game name="Grid Runner (USA)"&gt; &lt;year&gt;1996&lt;/year&gt; &lt;rating&gt;ESRB - E (Everyone)&lt;/rating&gt; &lt;title&gt;Grid Runner &lt;/title&gt; &lt;pub&gt;Virgin Interactive Entertainment, Inc.&lt;/pub&gt; &lt;dev&gt;Radical Entertainment&lt;/dev&gt; &lt;genre&gt;Action&lt;/genre&gt; &lt;score&gt;4.4&lt;/score&gt; &lt;player&gt;1-2 Players&lt;/player&gt; &lt;story&gt;Aliens have captured you and you are forced to play a deadly game of what appears to be capture the flag combined with tag. Race your way around the area and capture the required number of flags before being touched by your opponent. If they do touch you, you must find and touch them before they capture the right number of flags. Who ever is "it" cannot capture flags until their opponent is tagged. There is a story and 2 player versus mode. Through the story, you face many different enemies with ranging speeds and firepower (gun fire only slows down the person shot, there is no health bar).&lt;/story&gt; &lt;/game&gt;</text:p>
          </table:table-cell>
          <table:table-cell table:number-columns-repeated="1013"/>
        </table:table-row>
        <table:table-row table:style-name="ro1">
          <table:table-cell office:value-type="string">
            <text:p>Guardian Heroes (USA)</text:p>
          </table:table-cell>
          <table:table-cell office:value-type="float" office:value="1996">
            <text:p>1996</text:p>
          </table:table-cell>
          <table:table-cell office:value-type="string">
            <text:p>ESRB - T (Teen)</text:p>
          </table:table-cell>
          <table:table-cell office:value-type="string">
            <text:p>Guardian Heroes </text:p>
          </table:table-cell>
          <table:table-cell office:value-type="string">
            <text:p>SEGA of America, Inc.</text:p>
          </table:table-cell>
          <table:table-cell office:value-type="string">
            <text:p>Treasure</text:p>
          </table:table-cell>
          <table:table-cell office:value-type="string">
            <text:p>Role-Playing</text:p>
          </table:table-cell>
          <table:table-cell office:value-type="float" office:value="3.8">
            <text:p>3.8</text:p>
          </table:table-cell>
          <table:table-cell office:value-type="string">
            <text:p>1-6 Players</text:p>
          </table:table-cell>
          <table:table-cell office:value-type="string">
            <text:p>Treasure's unique scrolling beat-em-up/RPG hybrid, Guardian Heroes introduces the player to a motley crew of heroes (Consisting of a swordsman, a ninja, a cleric and a mage), formed to find a "legendary sword". The game begins with the heroes in a bar, having found this sword, as they decide what to do with it. Before they have a chance to come up with an idea however, they are interrupted as an Imperial General charges in and warns them they are in grave danger. Seconds later, Imperial troops swarm into the inn and the heroes are forced to take flight along with this general.****The fighting mechanic is slightly deeper than the average scrolling beat-em-up, with light and heavy attacks, special moves (executed the same way you'd expect a normal beat-em-up to work), magical attacks and the ability to block. As you defeat enemies you gain experience points, with which you can upgrade your character between levels - sharing them between various factors such as strength, speed, constitution and magic resistance.****Even more interesting however is the hugely branching storyline, which changes according to decisions you make (of which there are many) and which character you select to play with.****Also of note is the fact that even in one-player mode there are always two of you on screen - you command the other character by changing his "mood" - aggressive, cowardly etc. - of which there are six. On top of this, it is possible to play the game as a more traditional beat-em-up with up to six players/bots, and in this mode you can play as any character that you have encountered during the main game mode.</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Guardian Heroes (USA)&quot;&gt; &lt;year&gt;1996&lt;/year&gt; &lt;rating&gt;ESRB - T (Teen)&lt;/rating&gt; &lt;title&gt;Guardian Heroes &lt;/title&gt; &lt;pub&gt;SEGA of America, Inc.&lt;/pub&gt; &lt;dev&gt;Treasure&lt;/dev&gt; &lt;genre&gt;Role-Playing&lt;/genre&gt; &lt;score&gt;3.8&lt;/score&gt; &lt;player&gt;1-6 Players&lt;/player&gt; &lt;story&gt;Treasure's unique scrolling beat-em-up/RPG hybrid, Guardian Heroes introduces the player to a motley crew of heroes (Consisting of a swordsman, a ninja, a cleric and a mage), formed to find a &quot;legendary sword&quot;. The game begins with the heroes in a bar, having found this sword, as they decide what to do with it. Before they have a chance to come up with an idea however, they are interrupted as an Imperial General charges in and warns them they are in grave danger. Seconds later, Imperial troops swarm into the inn and the heroes are forced to take flight along with this general.****The fighting mechanic is slightly deeper than the average scrolling beat-em-up, with light and heavy attacks, special moves (executed the same way you'd expect a normal beat-em-up to work), magical attacks and the ability to block. As you defeat enemies you gain experience points, with which you can upgrade your character between levels - sharing them between various factors such as strength, speed, constitution and magic resistance.****Even more interesting however is the hugely branching storyline, which changes according to decisions you make (of which there are many) and which character you select to play with.****Also of note is the fact that even in one-player mode there are always two of you on screen - you command the other character by changing his &quot;mood&quot; - aggressive, cowardly etc. - of which there are six. On top of this, it is possible to play the game as a more traditional beat-em-up with up to six players/bots, and in this mode you can play as any character that you have encountered during the main game mode.&lt;/story&gt; &lt;/game&gt;">
            <text:p>&lt;game name="Guardian Heroes (USA)"&gt; &lt;year&gt;1996&lt;/year&gt; &lt;rating&gt;ESRB - T (Teen)&lt;/rating&gt; &lt;title&gt;Guardian Heroes &lt;/title&gt; &lt;pub&gt;SEGA of America, Inc.&lt;/pub&gt; &lt;dev&gt;Treasure&lt;/dev&gt; &lt;genre&gt;Role-Playing&lt;/genre&gt; &lt;score&gt;3.8&lt;/score&gt; &lt;player&gt;1-6 Players&lt;/player&gt; &lt;story&gt;Treasure's unique scrolling beat-em-up/RPG hybrid, Guardian Heroes introduces the player to a motley crew of heroes (Consisting of a swordsman, a ninja, a cleric and a mage), formed to find a "legendary sword". The game begins with the heroes in a bar, having found this sword, as they decide what to do with it. Before they have a chance to come up with an idea however, they are interrupted as an Imperial General charges in and warns them they are in grave danger. Seconds later, Imperial troops swarm into the inn and the heroes are forced to take flight along with this general.****The fighting mechanic is slightly deeper than the average scrolling beat-em-up, with light and heavy attacks, special moves (executed the same way you'd expect a normal beat-em-up to work), magical attacks and the ability to block. As you defeat enemies you gain experience points, with which you can upgrade your character between levels - sharing them between various factors such as strength, speed, constitution and magic resistance.****Even more interesting however is the hugely branching storyline, which changes according to decisions you make (of which there are many) and which character you select to play with.****Also of note is the fact that even in one-player mode there are always two of you on screen - you command the other character by changing his "mood" - aggressive, cowardly etc. - of which there are six. On top of this, it is possible to play the game as a more traditional beat-em-up with up to six players/bots, and in this mode you can play as any character that you have encountered during the main game mode.&lt;/story&gt; &lt;/game&gt;</text:p>
          </table:table-cell>
          <table:table-cell table:number-columns-repeated="1013"/>
        </table:table-row>
        <table:table-row table:style-name="ro1">
          <table:table-cell office:value-type="string">
            <text:p>Gungriffon (USA)</text:p>
          </table:table-cell>
          <table:table-cell office:value-type="float" office:value="1996">
            <text:p>1996</text:p>
          </table:table-cell>
          <table:table-cell office:value-type="string">
            <text:p>ESRB - T (Teen)</text:p>
          </table:table-cell>
          <table:table-cell office:value-type="string">
            <text:p>Gungriffon </text:p>
          </table:table-cell>
          <table:table-cell office:value-type="string">
            <text:p>SEGA of America, Inc.</text:p>
          </table:table-cell>
          <table:table-cell office:value-type="string">
            <text:p>Sega</text:p>
          </table:table-cell>
          <table:table-cell office:value-type="string">
            <text:p>Simulation</text:p>
          </table:table-cell>
          <table:table-cell office:value-type="string">
            <text:p>4.0</text:p>
          </table:table-cell>
          <table:table-cell office:value-type="string">
            <text:p>1 Player</text:p>
          </table:table-cell>
          <table:table-cell office:value-type="string">
            <text:p>Pilot an enormous walking mech to complete missions set all over the world in late 21st century warfare fighting other mechs, trucks and helicopters. The missions, set in different weathers and at different times of day, usually have specific objectives, be they search and destroy, protecting allies or killing everything. Four weapons are available: the main cannon; a weak machine gun that overheats with prolonged use; clusters of grenades and limited supplies of homing missiles. Damage repair and extra ammo is available from supply helicopters, but these are vulnerable to attack. Ally mechs can be useful, but it is the player who has to do most of the work by far, battling mechs that are sometimes faster and more agile, therefore a certain amount of strategy and planning is required.</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Gungriffon (USA)&quot;&gt; &lt;year&gt;1996&lt;/year&gt; &lt;rating&gt;ESRB - T (Teen)&lt;/rating&gt; &lt;title&gt;Gungriffon &lt;/title&gt; &lt;pub&gt;SEGA of America, Inc.&lt;/pub&gt; &lt;dev&gt;Sega&lt;/dev&gt; &lt;genre&gt;Simulation&lt;/genre&gt; &lt;score&gt;4.0&lt;/score&gt; &lt;player&gt;1 Player&lt;/player&gt; &lt;story&gt;Pilot an enormous walking mech to complete missions set all over the world in late 21st century warfare fighting other mechs, trucks and helicopters. The missions, set in different weathers and at different times of day, usually have specific objectives, be they search and destroy, protecting allies or killing everything. Four weapons are available: the main cannon; a weak machine gun that overheats with prolonged use; clusters of grenades and limited supplies of homing missiles. Damage repair and extra ammo is available from supply helicopters, but these are vulnerable to attack. Ally mechs can be useful, but it is the player who has to do most of the work by far, battling mechs that are sometimes faster and more agile, therefore a certain amount of strategy and planning is required.&lt;/story&gt; &lt;/game&gt;">
            <text:p>&lt;game name="Gungriffon (USA)"&gt; &lt;year&gt;1996&lt;/year&gt; &lt;rating&gt;ESRB - T (Teen)&lt;/rating&gt; &lt;title&gt;Gungriffon &lt;/title&gt; &lt;pub&gt;SEGA of America, Inc.&lt;/pub&gt; &lt;dev&gt;Sega&lt;/dev&gt; &lt;genre&gt;Simulation&lt;/genre&gt; &lt;score&gt;4.0&lt;/score&gt; &lt;player&gt;1 Player&lt;/player&gt; &lt;story&gt;Pilot an enormous walking mech to complete missions set all over the world in late 21st century warfare fighting other mechs, trucks and helicopters. The missions, set in different weathers and at different times of day, usually have specific objectives, be they search and destroy, protecting allies or killing everything. Four weapons are available: the main cannon; a weak machine gun that overheats with prolonged use; clusters of grenades and limited supplies of homing missiles. Damage repair and extra ammo is available from supply helicopters, but these are vulnerable to attack. Ally mechs can be useful, but it is the player who has to do most of the work by far, battling mechs that are sometimes faster and more agile, therefore a certain amount of strategy and planning is required.&lt;/story&gt; &lt;/game&gt;</text:p>
          </table:table-cell>
          <table:table-cell table:number-columns-repeated="1013"/>
        </table:table-row>
        <table:table-row table:style-name="ro1">
          <table:table-cell office:value-type="string">
            <text:p>Hang-On GP (USA)</text:p>
          </table:table-cell>
          <table:table-cell office:value-type="float" office:value="1995">
            <text:p>1995</text:p>
          </table:table-cell>
          <table:table-cell office:value-type="string">
            <text:p>ESRB - E (Everyone)</text:p>
          </table:table-cell>
          <table:table-cell office:value-type="string">
            <text:p>Hang-On GP </text:p>
          </table:table-cell>
          <table:table-cell office:value-type="string">
            <text:p>SEGA of America, Inc.</text:p>
          </table:table-cell>
          <table:table-cell office:value-type="string">
            <text:p>Genki</text:p>
          </table:table-cell>
          <table:table-cell office:value-type="string">
            <text:p>Motorcycle</text:p>
          </table:table-cell>
          <table:table-cell office:value-type="float" office:value="3.1">
            <text:p>3.1</text:p>
          </table:table-cell>
          <table:table-cell office:value-type="string">
            <text:p>1 Player</text:p>
          </table:table-cell>
          <table:table-cell office:value-type="string">
            <text:p>Hang-On GP features three tracks: Albatross Cliff Reef, Great Crimson Wall, and New Dwells. <text:s/>Each track contains an additional route that becomes available after a high placing. <text:s/>This makes a total of six possible races. <text:s/>****Players can choose from among ten motorcycles to use during a race as well as an automatic or manual transmission for each. Players can also decide how the bike should control, highside or power slide.****Placing in the top three on any of the first three tracks will release the additional routes. <text:s/>When players place in the top three on the additional routes an endurance mode will be available. <text:s/>In endurance mode players attempt to complete as many laps as they can in 10 minutes.</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Hang-On GP (USA)&quot;&gt; &lt;year&gt;1995&lt;/year&gt; &lt;rating&gt;ESRB - E (Everyone)&lt;/rating&gt; &lt;title&gt;Hang-On GP &lt;/title&gt; &lt;pub&gt;SEGA of America, Inc.&lt;/pub&gt; &lt;dev&gt;Genki&lt;/dev&gt; &lt;genre&gt;Motorcycle&lt;/genre&gt; &lt;score&gt;3.1&lt;/score&gt; &lt;player&gt;1 Player&lt;/player&gt; &lt;story&gt;Hang-On GP features three tracks: Albatross Cliff Reef, Great Crimson Wall, and New Dwells.  Each track contains an additional route that becomes available after a high placing.  This makes a total of six possible races.  ****Players can choose from among ten motorcycles to use during a race as well as an automatic or manual transmission for each. Players can also decide how the bike should control, highside or power slide.****Placing in the top three on any of the first three tracks will release the additional routes.  When players place in the top three on the additional routes an endurance mode will be available.  In endurance mode players attempt to complete as many laps as they can in 10 minutes.&lt;/story&gt; &lt;/game&gt;">
            <text:p>&lt;game name="Hang-On GP (USA)"&gt; &lt;year&gt;1995&lt;/year&gt; &lt;rating&gt;ESRB - E (Everyone)&lt;/rating&gt; &lt;title&gt;Hang-On GP &lt;/title&gt; &lt;pub&gt;SEGA of America, Inc.&lt;/pub&gt; &lt;dev&gt;Genki&lt;/dev&gt; &lt;genre&gt;Motorcycle&lt;/genre&gt; &lt;score&gt;3.1&lt;/score&gt; &lt;player&gt;1 Player&lt;/player&gt; &lt;story&gt;Hang-On GP features three tracks: Albatross Cliff Reef, Great Crimson Wall, and New Dwells. <text:s/>Each track contains an additional route that becomes available after a high placing. <text:s/>This makes a total of six possible races. <text:s/>****Players can choose from among ten motorcycles to use during a race as well as an automatic or manual transmission for each. Players can also decide how the bike should control, highside or power slide.****Placing in the top three on any of the first three tracks will release the additional routes. <text:s/>When players place in the top three on the additional routes an endurance mode will be available. <text:s/>In endurance mode players attempt to complete as many laps as they can in 10 minutes.&lt;/story&gt; &lt;/game&gt;</text:p>
          </table:table-cell>
          <table:table-cell table:number-columns-repeated="1013"/>
        </table:table-row>
        <table:table-row table:style-name="ro1">
          <table:table-cell office:value-type="string">
            <text:p>Hebereke's Popoitto (Europe)</text:p>
          </table:table-cell>
          <table:table-cell office:value-type="float" office:value="1995">
            <text:p>1995</text:p>
          </table:table-cell>
          <table:table-cell office:value-type="string">
            <text:p>ESRB - E (Everyone)</text:p>
          </table:table-cell>
          <table:table-cell office:value-type="string">
            <text:p>Hebereke's Popoitto </text:p>
          </table:table-cell>
          <table:table-cell office:value-type="string">
            <text:p>Sun Corporation</text:p>
          </table:table-cell>
          <table:table-cell office:value-type="string">
            <text:p>Success</text:p>
          </table:table-cell>
          <table:table-cell office:value-type="string">
            <text:p>Puzzle</text:p>
          </table:table-cell>
          <table:table-cell office:value-type="float" office:value="3.4">
            <text:p>3.4</text:p>
          </table:table-cell>
          <table:table-cell office:value-type="string">
            <text:p>1-2 Players</text:p>
          </table:table-cell>
          <table:table-cell office:value-type="string">
            <text:p>Hebereke's Popoitto is a Tetris variant. The goal in each level is to remove the blocks already on the playfield, representing characters from the franchise. Other blocks fall down from the top of the screen and have to be steered to the right place before touching the ground or another block. When four or more of the same blocks are together, they vanish. The catch of this variant is that the blocks which have to be removed move over the playfield. The player takes the role of the penguin Hebereke who wants to win a tournament against his friends.</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Hebereke's Popoitto (Europe)&quot;&gt; &lt;year&gt;1995&lt;/year&gt; &lt;rating&gt;ESRB - E (Everyone)&lt;/rating&gt; &lt;title&gt;Hebereke's Popoitto &lt;/title&gt; &lt;pub&gt;Sun Corporation&lt;/pub&gt; &lt;dev&gt;Success&lt;/dev&gt; &lt;genre&gt;Puzzle&lt;/genre&gt; &lt;score&gt;3.4&lt;/score&gt; &lt;player&gt;1-2 Players&lt;/player&gt; &lt;story&gt;Hebereke's Popoitto is a Tetris variant. The goal in each level is to remove the blocks already on the playfield, representing characters from the franchise. Other blocks fall down from the top of the screen and have to be steered to the right place before touching the ground or another block. When four or more of the same blocks are together, they vanish. The catch of this variant is that the blocks which have to be removed move over the playfield. The player takes the role of the penguin Hebereke who wants to win a tournament against his friends.&lt;/story&gt; &lt;/game&gt;">
            <text:p>&lt;game name="Hebereke's Popoitto (Europe)"&gt; &lt;year&gt;1995&lt;/year&gt; &lt;rating&gt;ESRB - E (Everyone)&lt;/rating&gt; &lt;title&gt;Hebereke's Popoitto &lt;/title&gt; &lt;pub&gt;Sun Corporation&lt;/pub&gt; &lt;dev&gt;Success&lt;/dev&gt; &lt;genre&gt;Puzzle&lt;/genre&gt; &lt;score&gt;3.4&lt;/score&gt; &lt;player&gt;1-2 Players&lt;/player&gt; &lt;story&gt;Hebereke's Popoitto is a Tetris variant. The goal in each level is to remove the blocks already on the playfield, representing characters from the franchise. Other blocks fall down from the top of the screen and have to be steered to the right place before touching the ground or another block. When four or more of the same blocks are together, they vanish. The catch of this variant is that the blocks which have to be removed move over the playfield. The player takes the role of the penguin Hebereke who wants to win a tournament against his friends.&lt;/story&gt; &lt;/game&gt;</text:p>
          </table:table-cell>
          <table:table-cell table:number-columns-repeated="1013"/>
        </table:table-row>
        <table:table-row table:style-name="ro1">
          <table:table-cell office:value-type="string">
            <text:p>Heir of Zendor - The Legend and The Land (USA)</text:p>
          </table:table-cell>
          <table:table-cell office:value-type="float" office:value="1996">
            <text:p>1996</text:p>
          </table:table-cell>
          <table:table-cell office:value-type="string">
            <text:p>ESRB - E (Everyone)</text:p>
          </table:table-cell>
          <table:table-cell office:value-type="string">
            <text:p>Heir of Zendor - The Legend and The Land </text:p>
          </table:table-cell>
          <table:table-cell office:value-type="string">
            <text:p>KOEI Corporation</text:p>
          </table:table-cell>
          <table:table-cell office:value-type="string">
            <text:p>Micronet</text:p>
          </table:table-cell>
          <table:table-cell office:value-type="string">
            <text:p>Strategy</text:p>
          </table:table-cell>
          <table:table-cell office:value-type="float" office:value="3.8">
            <text:p>3.8</text:p>
          </table:table-cell>
          <table:table-cell office:value-type="string">
            <text:p>1 Player</text:p>
          </table:table-cell>
          <table:table-cell office:value-type="string">
            <text:p>Heir of Zendor: The Legend and The Land is a turn-based strategy game and a sequel to Gotha: Ismailia Seneki. The game is set on Zendor, a planet with floating continents thanks to anti-gravity ore. The most important resource is water, which after the Great Wars still remained only in the continent named Terra Sancta. The player assumes the role of the Prince of Zendor, commander of the Zendorian Squadron of the Royal Alliance Expeditionary Forces and needs to defeat the "Five Kings". As any strategy game, Heir of Zendor has objective driven stages called missions. Completing these objectives the player reaches new missions. The player needs to deploy ships, arm them, move each unit individually or as a complete formation, and when the player's units are close enough to attack the enemies, command their in battle (that consists in: select a weapon, select a target and shoot). Turn ends when all player's units moved or attacked an enemy.</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Heir of Zendor - The Legend and The Land (USA)&quot;&gt; &lt;year&gt;1996&lt;/year&gt; &lt;rating&gt;ESRB - E (Everyone)&lt;/rating&gt; &lt;title&gt;Heir of Zendor - The Legend and The Land &lt;/title&gt; &lt;pub&gt;KOEI Corporation&lt;/pub&gt; &lt;dev&gt;Micronet&lt;/dev&gt; &lt;genre&gt;Strategy&lt;/genre&gt; &lt;score&gt;3.8&lt;/score&gt; &lt;player&gt;1 Player&lt;/player&gt; &lt;story&gt;Heir of Zendor: The Legend and The Land is a turn-based strategy game and a sequel to Gotha: Ismailia Seneki. The game is set on Zendor, a planet with floating continents thanks to anti-gravity ore. The most important resource is water, which after the Great Wars still remained only in the continent named Terra Sancta. The player assumes the role of the Prince of Zendor, commander of the Zendorian Squadron of the Royal Alliance Expeditionary Forces and needs to defeat the &quot;Five Kings&quot;. As any strategy game, Heir of Zendor has objective driven stages called missions. Completing these objectives the player reaches new missions. The player needs to deploy ships, arm them, move each unit individually or as a complete formation, and when the player's units are close enough to attack the enemies, command their in battle (that consists in: select a weapon, select a target and shoot). Turn ends when all player's units moved or attacked an enemy.&lt;/story&gt; &lt;/game&gt;">
            <text:p>&lt;game name="Heir of Zendor - The Legend and The Land (USA)"&gt; &lt;year&gt;1996&lt;/year&gt; &lt;rating&gt;ESRB - E (Everyone)&lt;/rating&gt; &lt;title&gt;Heir of Zendor - The Legend and The Land &lt;/title&gt; &lt;pub&gt;KOEI Corporation&lt;/pub&gt; &lt;dev&gt;Micronet&lt;/dev&gt; &lt;genre&gt;Strategy&lt;/genre&gt; &lt;score&gt;3.8&lt;/score&gt; &lt;player&gt;1 Player&lt;/player&gt; &lt;story&gt;Heir of Zendor: The Legend and The Land is a turn-based strategy game and a sequel to Gotha: Ismailia Seneki. The game is set on Zendor, a planet with floating continents thanks to anti-gravity ore. The most important resource is water, which after the Great Wars still remained only in the continent named Terra Sancta. The player assumes the role of the Prince of Zendor, commander of the Zendorian Squadron of the Royal Alliance Expeditionary Forces and needs to defeat the "Five Kings". As any strategy game, Heir of Zendor has objective driven stages called missions. Completing these objectives the player reaches new missions. The player needs to deploy ships, arm them, move each unit individually or as a complete formation, and when the player's units are close enough to attack the enemies, command their in battle (that consists in: select a weapon, select a target and shoot). Turn ends when all player's units moved or attacked an enemy.&lt;/story&gt; &lt;/game&gt;</text:p>
          </table:table-cell>
          <table:table-cell table:number-columns-repeated="1013"/>
        </table:table-row>
        <table:table-row table:style-name="ro1">
          <table:table-cell office:value-type="string">
            <text:p>Herc's Adventures (USA)</text:p>
          </table:table-cell>
          <table:table-cell office:value-type="float" office:value="1997">
            <text:p>1997</text:p>
          </table:table-cell>
          <table:table-cell office:value-type="string">
            <text:p>ESRB - E (Everyone)</text:p>
          </table:table-cell>
          <table:table-cell office:value-type="string">
            <text:p>Herc's Adventures </text:p>
          </table:table-cell>
          <table:table-cell office:value-type="string">
            <text:p>LucasArts Entertainment Company LLC</text:p>
          </table:table-cell>
          <table:table-cell office:value-type="string">
            <text:p>Big Ape Productions</text:p>
          </table:table-cell>
          <table:table-cell office:value-type="string">
            <text:p>Adventure</text:p>
          </table:table-cell>
          <table:table-cell office:value-type="float" office:value="4.4">
            <text:p>4.4</text:p>
          </table:table-cell>
          <table:table-cell office:value-type="string">
            <text:p>1-2 Players</text:p>
          </table:table-cell>
          <table:table-cell office:value-type="string">
            <text:p>Ahhh...ancient Greece. A fertile land, full of wine, women, and some of the best gyros you'll ever taste. Thanks to Persephone, the Greek goddess of spring and fertility, Greece is a wonderful paradise. But now the lord of the Underworld, Hades, has gone and kidnapped Persephone, causing the land to slowly wither away! Zeus, the King of the Gods, needs help in saving her, so who do you call? None other than three of the greatest warriors in the land!****You can choose from the big 'n' buff Herc, the super swift Atlanta, or the young and street-smart Jason, each of whom have their own weapons and strengths. The game's 40 levels include many further variations and pastiches of Greek mythology and legend.****It's all up to you to rescue Persephone and give Hades a beatdown he'll never forget!</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Herc's Adventures (USA)&quot;&gt; &lt;year&gt;1997&lt;/year&gt; &lt;rating&gt;ESRB - E (Everyone)&lt;/rating&gt; &lt;title&gt;Herc's Adventures &lt;/title&gt; &lt;pub&gt;LucasArts Entertainment Company LLC&lt;/pub&gt; &lt;dev&gt;Big Ape Productions&lt;/dev&gt; &lt;genre&gt;Adventure&lt;/genre&gt; &lt;score&gt;4.4&lt;/score&gt; &lt;player&gt;1-2 Players&lt;/player&gt; &lt;story&gt;Ahhh...ancient Greece. A fertile land, full of wine, women, and some of the best gyros you'll ever taste. Thanks to Persephone, the Greek goddess of spring and fertility, Greece is a wonderful paradise. But now the lord of the Underworld, Hades, has gone and kidnapped Persephone, causing the land to slowly wither away! Zeus, the King of the Gods, needs help in saving her, so who do you call? None other than three of the greatest warriors in the land!****You can choose from the big 'n' buff Herc, the super swift Atlanta, or the young and street-smart Jason, each of whom have their own weapons and strengths. The game's 40 levels include many further variations and pastiches of Greek mythology and legend.****It's all up to you to rescue Persephone and give Hades a beatdown he'll never forget!&lt;/story&gt; &lt;/game&gt;">
            <text:p>&lt;game name="Herc's Adventures (USA)"&gt; &lt;year&gt;1997&lt;/year&gt; &lt;rating&gt;ESRB - E (Everyone)&lt;/rating&gt; &lt;title&gt;Herc's Adventures &lt;/title&gt; &lt;pub&gt;LucasArts Entertainment Company LLC&lt;/pub&gt; &lt;dev&gt;Big Ape Productions&lt;/dev&gt; &lt;genre&gt;Adventure&lt;/genre&gt; &lt;score&gt;4.4&lt;/score&gt; &lt;player&gt;1-2 Players&lt;/player&gt; &lt;story&gt;Ahhh...ancient Greece. A fertile land, full of wine, women, and some of the best gyros you'll ever taste. Thanks to Persephone, the Greek goddess of spring and fertility, Greece is a wonderful paradise. But now the lord of the Underworld, Hades, has gone and kidnapped Persephone, causing the land to slowly wither away! Zeus, the King of the Gods, needs help in saving her, so who do you call? None other than three of the greatest warriors in the land!****You can choose from the big 'n' buff Herc, the super swift Atlanta, or the young and street-smart Jason, each of whom have their own weapons and strengths. The game's 40 levels include many further variations and pastiches of Greek mythology and legend.****It's all up to you to rescue Persephone and give Hades a beatdown he'll never forget!&lt;/story&gt; &lt;/game&gt;</text:p>
          </table:table-cell>
          <table:table-cell table:number-columns-repeated="1013"/>
        </table:table-row>
        <table:table-row table:style-name="ro1">
          <table:table-cell office:value-type="string">
            <text:p>Hexen - Beyond Heretic (USA)</text:p>
          </table:table-cell>
          <table:table-cell office:value-type="float" office:value="1997">
            <text:p>1997</text:p>
          </table:table-cell>
          <table:table-cell office:value-type="string">
            <text:p>ESRB - M (Mature)</text:p>
          </table:table-cell>
          <table:table-cell office:value-type="string">
            <text:p>Hexen - Beyond Heretic </text:p>
          </table:table-cell>
          <table:table-cell office:value-type="string">
            <text:p>GT Interactive Software Corp.</text:p>
          </table:table-cell>
          <table:table-cell office:value-type="string">
            <text:p>Raven Software</text:p>
          </table:table-cell>
          <table:table-cell office:value-type="string">
            <text:p>Shooter</text:p>
          </table:table-cell>
          <table:table-cell office:value-type="float" office:value="4.3">
            <text:p>4.3</text:p>
          </table:table-cell>
          <table:table-cell office:value-type="string">
            <text:p>1 Player</text:p>
          </table:table-cell>
          <table:table-cell office:value-type="string">
            <text:p>Hexen is the sequel to Heretic. <text:s/>While the Heretic was destroying D'Sparil, the other two Serpent Riders have come to your dimension and slaughtered everyone. Or so they thought. Three humans have managed to escape with their lives and now seek vengeance against the Serpent Rider Korax who remains in their world.****Like Heretic, Hexen is a fantasy game based on an enhanced DOOM engine. All of Heretic's innovations like vertical looking, flying, and the inventory system have been carried over. The new major changes this time around are three characters for the player to choose from and the level hub system. The characters are the Fighter, the Cleric, and the Mage. <text:s/>Each one has four unique weapons and different levels of speed and armor.****The hub system steps away from the traditional "single levels stringed along into episodes" system which had been carried over into the FPS genre from sidescrollers and made popular by Wolfenstein 3D. In Hexen's hub system each episode is still made up of interconnected levels, but most of the levels are connected to a single "hub" level through portals. There are also portals between some of the "spoke" levels. Many of the puzzles in Hexen require travel back and forth between different levels.****Other innovations in Hexen included weather effects, jumping, earth-quakes, and destructible objects such as trees and vases.</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Hexen - Beyond Heretic (USA)&quot;&gt; &lt;year&gt;1997&lt;/year&gt; &lt;rating&gt;ESRB - M (Mature)&lt;/rating&gt; &lt;title&gt;Hexen - Beyond Heretic &lt;/title&gt; &lt;pub&gt;GT Interactive Software Corp.&lt;/pub&gt; &lt;dev&gt;Raven Software&lt;/dev&gt; &lt;genre&gt;Shooter&lt;/genre&gt; &lt;score&gt;4.3&lt;/score&gt; &lt;player&gt;1 Player&lt;/player&gt; &lt;story&gt;Hexen is the sequel to Heretic.  While the Heretic was destroying D'Sparil, the other two Serpent Riders have come to your dimension and slaughtered everyone. Or so they thought. Three humans have managed to escape with their lives and now seek vengeance against the Serpent Rider Korax who remains in their world.****Like Heretic, Hexen is a fantasy game based on an enhanced DOOM engine. All of Heretic's innovations like vertical looking, flying, and the inventory system have been carried over. The new major changes this time around are three characters for the player to choose from and the level hub system. The characters are the Fighter, the Cleric, and the Mage.  Each one has four unique weapons and different levels of speed and armor.****The hub system steps away from the traditional &quot;single levels stringed along into episodes&quot; system which had been carried over into the FPS genre from sidescrollers and made popular by Wolfenstein 3D. In Hexen's hub system each episode is still made up of interconnected levels, but most of the levels are connected to a single &quot;hub&quot; level through portals. There are also portals between some of the &quot;spoke&quot; levels. Many of the puzzles in Hexen require travel back and forth between different levels.****Other innovations in Hexen included weather effects, jumping, earth-quakes, and destructible objects such as trees and vases.&lt;/story&gt; &lt;/game&gt;">
            <text:p>&lt;game name="Hexen - Beyond Heretic (USA)"&gt; &lt;year&gt;1997&lt;/year&gt; &lt;rating&gt;ESRB - M (Mature)&lt;/rating&gt; &lt;title&gt;Hexen - Beyond Heretic &lt;/title&gt; &lt;pub&gt;GT Interactive Software Corp.&lt;/pub&gt; &lt;dev&gt;Raven Software&lt;/dev&gt; &lt;genre&gt;Shooter&lt;/genre&gt; &lt;score&gt;4.3&lt;/score&gt; &lt;player&gt;1 Player&lt;/player&gt; &lt;story&gt;Hexen is the sequel to Heretic. <text:s/>While the Heretic was destroying D'Sparil, the other two Serpent Riders have come to your dimension and slaughtered everyone. Or so they thought. Three humans have managed to escape with their lives and now seek vengeance against the Serpent Rider Korax who remains in their world.****Like Heretic, Hexen is a fantasy game based on an enhanced DOOM engine. All of Heretic's innovations like vertical looking, flying, and the inventory system have been carried over. The new major changes this time around are three characters for the player to choose from and the level hub system. The characters are the Fighter, the Cleric, and the Mage. <text:s/>Each one has four unique weapons and different levels of speed and armor.****The hub system steps away from the traditional "single levels stringed along into episodes" system which had been carried over into the FPS genre from sidescrollers and made popular by Wolfenstein 3D. In Hexen's hub system each episode is still made up of interconnected levels, but most of the levels are connected to a single "hub" level through portals. There are also portals between some of the "spoke" levels. Many of the puzzles in Hexen require travel back and forth between different levels.****Other innovations in Hexen included weather effects, jumping, earth-quakes, and destructible objects such as trees and vases.&lt;/story&gt; &lt;/game&gt;</text:p>
          </table:table-cell>
          <table:table-cell table:number-columns-repeated="1013"/>
        </table:table-row>
        <table:table-row table:style-name="ro1">
          <table:table-cell office:value-type="string">
            <text:p>Hi-Octane - The Track Fights Back! (USA)</text:p>
          </table:table-cell>
          <table:table-cell office:value-type="float" office:value="1996">
            <text:p>1996</text:p>
          </table:table-cell>
          <table:table-cell office:value-type="string">
            <text:p>ESRB - E (Everyone)</text:p>
          </table:table-cell>
          <table:table-cell office:value-type="string">
            <text:p>Hi-Octane - The Track Fights Back! </text:p>
          </table:table-cell>
          <table:table-cell office:value-type="string">
            <text:p>Bullfrog Productions, Ltd.</text:p>
          </table:table-cell>
          <table:table-cell office:value-type="string">
            <text:p>Bullfrog Productions</text:p>
          </table:table-cell>
          <table:table-cell office:value-type="string">
            <text:p>Driving</text:p>
          </table:table-cell>
          <table:table-cell office:value-type="float" office:value="3.9">
            <text:p>3.9</text:p>
          </table:table-cell>
          <table:table-cell office:value-type="string">
            <text:p>1-2 Players</text:p>
          </table:table-cell>
          <table:table-cell office:value-type="string">
            <text:p>A futuristic racing game with hover cars, in the same line as Wipeout, using a modified version of the Magic Carpet 2 engine.****Gameplay takes a straightforward approach, with the directional keys controlling the steering and throttle, and three keys to fire the minigun, missiles or charge the booster. While the minigun has unlimited ammo, both fuel, armour and missiles must be replenished by passing through some marked areas or picking up powerups in the track or by left destroyed opponents. While the vehicles float on the track they are still influenced by the ground material: they slow down on dirt and even more on water. **Each track has a number of shortcuts or alternate routes that offer powerups, and some tracks feature gates and ramps that open or close randomly.****Includes 9 tracks and several game modes (for Saturn owners and PC players with the 1.2 patch installed) such as single race mode (with option to change the number of laps), a Championship mode, Split Screen, Clone Race (beating the ghost of the best race time), Death Match (Where instead of finishing first what matters is finish alive and with the most kills) and Hot Seat, where up to eight players can compete in the same race by taking turns, with the computer taking control of the players' vehicles waiting for their turn. There are six hover cars to choose from: the fast Flexiwing and Outrider, the balanced KD-1 Speeder and Vampyr and the slow but armed to the teeth Berserker and Jugga. In addition to the natural capacity of each, their Minigun, Missle and Booster capacities can be upgraded by picking up powerups during the race. There are Eight teams to choose from, which change the colour of the vehicle: Mad Medicine (white), Bullfrog (aqua green), Storm Riders (purple), Fire Phreaks (orange), DethFest (blue), Foo Fighters (yellow), Gorehounds (red) and Assassins Anonymous (black).</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Hi-Octane - The Track Fights Back! (USA)&quot;&gt; &lt;year&gt;1996&lt;/year&gt; &lt;rating&gt;ESRB - E (Everyone)&lt;/rating&gt; &lt;title&gt;Hi-Octane - The Track Fights Back! &lt;/title&gt; &lt;pub&gt;Bullfrog Productions, Ltd.&lt;/pub&gt; &lt;dev&gt;Bullfrog Productions&lt;/dev&gt; &lt;genre&gt;Driving&lt;/genre&gt; &lt;score&gt;3.9&lt;/score&gt; &lt;player&gt;1-2 Players&lt;/player&gt; &lt;story&gt;A futuristic racing game with hover cars, in the same line as Wipeout, using a modified version of the Magic Carpet 2 engine.****Gameplay takes a straightforward approach, with the directional keys controlling the steering and throttle, and three keys to fire the minigun, missiles or charge the booster. While the minigun has unlimited ammo, both fuel, armour and missiles must be replenished by passing through some marked areas or picking up powerups in the track or by left destroyed opponents. While the vehicles float on the track they are still influenced by the ground material: they slow down on dirt and even more on water. **Each track has a number of shortcuts or alternate routes that offer powerups, and some tracks feature gates and ramps that open or close randomly.****Includes 9 tracks and several game modes (for Saturn owners and PC players with the 1.2 patch installed) such as single race mode (with option to change the number of laps), a Championship mode, Split Screen, Clone Race (beating the ghost of the best race time), Death Match (Where instead of finishing first what matters is finish alive and with the most kills) and Hot Seat, where up to eight players can compete in the same race by taking turns, with the computer taking control of the players' vehicles waiting for their turn. There are six hover cars to choose from: the fast Flexiwing and Outrider, the balanced KD-1 Speeder and Vampyr and the slow but armed to the teeth Berserker and Jugga. In addition to the natural capacity of each, their Minigun, Missle and Booster capacities can be upgraded by picking up powerups during the race. There are Eight teams to choose from, which change the colour of the vehicle: Mad Medicine (white), Bullfrog (aqua green), Storm Riders (purple), Fire Phreaks (orange), DethFest (blue), Foo Fighters (yellow), Gorehounds (red) and Assassins Anonymous (black).&lt;/story&gt; &lt;/game&gt;">
            <text:p>&lt;game name="Hi-Octane - The Track Fights Back! (USA)"&gt; &lt;year&gt;1996&lt;/year&gt; &lt;rating&gt;ESRB - E (Everyone)&lt;/rating&gt; &lt;title&gt;Hi-Octane - The Track Fights Back! &lt;/title&gt; &lt;pub&gt;Bullfrog Productions, Ltd.&lt;/pub&gt; &lt;dev&gt;Bullfrog Productions&lt;/dev&gt; &lt;genre&gt;Driving&lt;/genre&gt; &lt;score&gt;3.9&lt;/score&gt; &lt;player&gt;1-2 Players&lt;/player&gt; &lt;story&gt;A futuristic racing game with hover cars, in the same line as Wipeout, using a modified version of the Magic Carpet 2 engine.****Gameplay takes a straightforward approach, with the directional keys controlling the steering and throttle, and three keys to fire the minigun, missiles or charge the booster. While the minigun has unlimited ammo, both fuel, armour and missiles must be replenished by passing through some marked areas or picking up powerups in the track or by left destroyed opponents. While the vehicles float on the track they are still influenced by the ground material: they slow down on dirt and even more on water. **Each track has a number of shortcuts or alternate routes that offer powerups, and some tracks feature gates and ramps that open or close randomly.****Includes 9 tracks and several game modes (for Saturn owners and PC players with the 1.2 patch installed) such as single race mode (with option to change the number of laps), a Championship mode, Split Screen, Clone Race (beating the ghost of the best race time), Death Match (Where instead of finishing first what matters is finish alive and with the most kills) and Hot Seat, where up to eight players can compete in the same race by taking turns, with the computer taking control of the players' vehicles waiting for their turn. There are six hover cars to choose from: the fast Flexiwing and Outrider, the balanced KD-1 Speeder and Vampyr and the slow but armed to the teeth Berserker and Jugga. In addition to the natural capacity of each, their Minigun, Missle and Booster capacities can be upgraded by picking up powerups during the race. There are Eight teams to choose from, which change the colour of the vehicle: Mad Medicine (white), Bullfrog (aqua green), Storm Riders (purple), Fire Phreaks (orange), DethFest (blue), Foo Fighters (yellow), Gorehounds (red) and Assassins Anonymous (black).&lt;/story&gt; &lt;/game&gt;</text:p>
          </table:table-cell>
          <table:table-cell table:number-columns-repeated="1013"/>
        </table:table-row>
        <table:table-row table:style-name="ro1">
          <table:table-cell office:value-type="string">
            <text:p>High Velocity - Mountain Racing Challenge (USA)</text:p>
          </table:table-cell>
          <table:table-cell office:value-type="float" office:value="1995">
            <text:p>1995</text:p>
          </table:table-cell>
          <table:table-cell office:value-type="string">
            <text:p>ESRB - E (Everyone)</text:p>
          </table:table-cell>
          <table:table-cell office:value-type="string">
            <text:p>High Velocity - Mountain Racing Challenge </text:p>
          </table:table-cell>
          <table:table-cell office:value-type="string">
            <text:p>Atlus Software, Inc.</text:p>
          </table:table-cell>
          <table:table-cell office:value-type="string">
            <text:p>Cave</text:p>
          </table:table-cell>
          <table:table-cell office:value-type="string">
            <text:p>Driving</text:p>
          </table:table-cell>
          <table:table-cell office:value-type="string">
            <text:p>3.0</text:p>
          </table:table-cell>
          <table:table-cell office:value-type="string">
            <text:p>1-2 Players</text:p>
          </table:table-cell>
          <table:table-cell office:value-type="string">
            <text:p>High Velocity is an arcade-style racing game that allows you to drive sports cars on twisty roads around Japanese mountain tops. <text:s/>There are 3 tracks on which to drive, each with forward and reverse routes. <text:s/>You can choose from one of 6 different cars, each with different driving characteristics. <text:s/>There are three different game modes:****1. King Battle: <text:s/>You compete in one of 6 head-to-head races against the computer on each of the tracks. <text:s/>Win all the races, and you are declared King of the Mountain.**2. VS. Battle: <text:s/>You compete head to head against another player.**3. Time Trial: <text:s/>You race for the best time around a course.</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High Velocity - Mountain Racing Challenge (USA)&quot;&gt; &lt;year&gt;1995&lt;/year&gt; &lt;rating&gt;ESRB - E (Everyone)&lt;/rating&gt; &lt;title&gt;High Velocity - Mountain Racing Challenge &lt;/title&gt; &lt;pub&gt;Atlus Software, Inc.&lt;/pub&gt; &lt;dev&gt;Cave&lt;/dev&gt; &lt;genre&gt;Driving&lt;/genre&gt; &lt;score&gt;3.0&lt;/score&gt; &lt;player&gt;1-2 Players&lt;/player&gt; &lt;story&gt;High Velocity is an arcade-style racing game that allows you to drive sports cars on twisty roads around Japanese mountain tops.  There are 3 tracks on which to drive, each with forward and reverse routes.  You can choose from one of 6 different cars, each with different driving characteristics.  There are three different game modes:****1. King Battle:  You compete in one of 6 head-to-head races against the computer on each of the tracks.  Win all the races, and you are declared King of the Mountain.**2. VS. Battle:  You compete head to head against another player.**3. Time Trial:  You race for the best time around a course.&lt;/story&gt; &lt;/game&gt;">
            <text:p>&lt;game name="High Velocity - Mountain Racing Challenge (USA)"&gt; &lt;year&gt;1995&lt;/year&gt; &lt;rating&gt;ESRB - E (Everyone)&lt;/rating&gt; &lt;title&gt;High Velocity - Mountain Racing Challenge &lt;/title&gt; &lt;pub&gt;Atlus Software, Inc.&lt;/pub&gt; &lt;dev&gt;Cave&lt;/dev&gt; &lt;genre&gt;Driving&lt;/genre&gt; &lt;score&gt;3.0&lt;/score&gt; &lt;player&gt;1-2 Players&lt;/player&gt; &lt;story&gt;High Velocity is an arcade-style racing game that allows you to drive sports cars on twisty roads around Japanese mountain tops. <text:s/>There are 3 tracks on which to drive, each with forward and reverse routes. <text:s/>You can choose from one of 6 different cars, each with different driving characteristics. <text:s/>There are three different game modes:****1. King Battle: <text:s/>You compete in one of 6 head-to-head races against the computer on each of the tracks. <text:s/>Win all the races, and you are declared King of the Mountain.**2. VS. Battle: <text:s/>You compete head to head against another player.**3. Time Trial: <text:s/>You race for the best time around a course.&lt;/story&gt; &lt;/game&gt;</text:p>
          </table:table-cell>
          <table:table-cell table:number-columns-repeated="1013"/>
        </table:table-row>
        <table:table-row table:style-name="ro1">
          <table:table-cell office:value-type="string">
            <text:p>Highway 2000 (USA)</text:p>
          </table:table-cell>
          <table:table-cell office:value-type="float" office:value="1995">
            <text:p>1995</text:p>
          </table:table-cell>
          <table:table-cell office:value-type="string">
            <text:p>ESRB - E (Everyone)</text:p>
          </table:table-cell>
          <table:table-cell office:value-type="string">
            <text:p>Highway 2000 </text:p>
          </table:table-cell>
          <table:table-cell office:value-type="string">
            <text:p>Natsume</text:p>
          </table:table-cell>
          <table:table-cell office:value-type="string">
            <text:p>Genki</text:p>
          </table:table-cell>
          <table:table-cell office:value-type="string">
            <text:p>Driving</text:p>
          </table:table-cell>
          <table:table-cell office:value-type="float" office:value="4.4">
            <text:p>4.4</text:p>
          </table:table-cell>
          <table:table-cell office:value-type="string">
            <text:p>1-2 Players</text:p>
          </table:table-cell>
          <table:table-cell office:value-type="string">
            <text:p>Highway 2000 is a racing game that offers five racing tracks and three cars (Mad Viper, Dark Nebula and Rapid Fire) with different statistics based on speed, acceleration, handling and grip. The game has several modes like the tournament mode in which you race against AI-controlled opponents and a time trial mode. There is also a two-player race mode in where you race another player in split-screen.</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Highway 2000 (USA)&quot;&gt; &lt;year&gt;1995&lt;/year&gt; &lt;rating&gt;ESRB - E (Everyone)&lt;/rating&gt; &lt;title&gt;Highway 2000 &lt;/title&gt; &lt;pub&gt;Natsume&lt;/pub&gt; &lt;dev&gt;Genki&lt;/dev&gt; &lt;genre&gt;Driving&lt;/genre&gt; &lt;score&gt;4.4&lt;/score&gt; &lt;player&gt;1-2 Players&lt;/player&gt; &lt;story&gt;Highway 2000 is a racing game that offers five racing tracks and three cars (Mad Viper, Dark Nebula and Rapid Fire) with different statistics based on speed, acceleration, handling and grip. The game has several modes like the tournament mode in which you race against AI-controlled opponents and a time trial mode. There is also a two-player race mode in where you race another player in split-screen.&lt;/story&gt; &lt;/game&gt;">
            <text:p>&lt;game name="Highway 2000 (USA)"&gt; &lt;year&gt;1995&lt;/year&gt; &lt;rating&gt;ESRB - E (Everyone)&lt;/rating&gt; &lt;title&gt;Highway 2000 &lt;/title&gt; &lt;pub&gt;Natsume&lt;/pub&gt; &lt;dev&gt;Genki&lt;/dev&gt; &lt;genre&gt;Driving&lt;/genre&gt; &lt;score&gt;4.4&lt;/score&gt; &lt;player&gt;1-2 Players&lt;/player&gt; &lt;story&gt;Highway 2000 is a racing game that offers five racing tracks and three cars (Mad Viper, Dark Nebula and Rapid Fire) with different statistics based on speed, acceleration, handling and grip. The game has several modes like the tournament mode in which you race against AI-controlled opponents and a time trial mode. There is also a two-player race mode in where you race another player in split-screen.&lt;/story&gt; &lt;/game&gt;</text:p>
          </table:table-cell>
          <table:table-cell table:number-columns-repeated="1013"/>
        </table:table-row>
        <table:table-row table:style-name="ro1">
          <table:table-cell office:value-type="string">
            <text:p>Horde, The (USA)</text:p>
          </table:table-cell>
          <table:table-cell office:value-type="float" office:value="1995">
            <text:p>1995</text:p>
          </table:table-cell>
          <table:table-cell office:value-type="string">
            <text:p>ESRB - E (Everyone)</text:p>
          </table:table-cell>
          <table:table-cell office:value-type="string">
            <text:p>Horde, The </text:p>
          </table:table-cell>
          <table:table-cell office:value-type="string">
            <text:p>Crystal Dynamics, Inc.</text:p>
          </table:table-cell>
          <table:table-cell office:value-type="string">
            <text:p>Toys for Bob</text:p>
          </table:table-cell>
          <table:table-cell office:value-type="string">
            <text:p>Strategy</text:p>
          </table:table-cell>
          <table:table-cell office:value-type="float" office:value="3.7">
            <text:p>3.7</text:p>
          </table:table-cell>
          <table:table-cell office:value-type="string">
            <text:p>1 Player</text:p>
          </table:table-cell>
          <table:table-cell office:value-type="string">
            <text:p>You are Chauncey, a serving lad who saves his monarch from choking on his meal. <text:s/>The King rewards you with his magical sword, Grimthwacker, and a village, and the mission to go forth and prosper by felling waves of Hordlings, who are bent on eating everything in the province. <text:s/>The better you get at defending villagers, crops, and cows from Hordlings, the better equipped you become. <text:s/>Success wins you further favor from the King, along with bigger challenges and more enmity from the evil High Chancellor.**There are several types of Hordlings, each with their peculiar style of picking through the edibles under your care. <text:s/>Success is measured by how many villagers and crops survive each season's gluttonous attacks.</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Horde, The (USA)&quot;&gt; &lt;year&gt;1995&lt;/year&gt; &lt;rating&gt;ESRB - E (Everyone)&lt;/rating&gt; &lt;title&gt;Horde, The &lt;/title&gt; &lt;pub&gt;Crystal Dynamics, Inc.&lt;/pub&gt; &lt;dev&gt;Toys for Bob&lt;/dev&gt; &lt;genre&gt;Strategy&lt;/genre&gt; &lt;score&gt;3.7&lt;/score&gt; &lt;player&gt;1 Player&lt;/player&gt; &lt;story&gt;You are Chauncey, a serving lad who saves his monarch from choking on his meal.  The King rewards you with his magical sword, Grimthwacker, and a village, and the mission to go forth and prosper by felling waves of Hordlings, who are bent on eating everything in the province.  The better you get at defending villagers, crops, and cows from Hordlings, the better equipped you become.  Success wins you further favor from the King, along with bigger challenges and more enmity from the evil High Chancellor.**There are several types of Hordlings, each with their peculiar style of picking through the edibles under your care.  Success is measured by how many villagers and crops survive each season's gluttonous attacks.&lt;/story&gt; &lt;/game&gt;">
            <text:p>&lt;game name="Horde, The (USA)"&gt; &lt;year&gt;1995&lt;/year&gt; &lt;rating&gt;ESRB - E (Everyone)&lt;/rating&gt; &lt;title&gt;Horde, The &lt;/title&gt; &lt;pub&gt;Crystal Dynamics, Inc.&lt;/pub&gt; &lt;dev&gt;Toys for Bob&lt;/dev&gt; &lt;genre&gt;Strategy&lt;/genre&gt; &lt;score&gt;3.7&lt;/score&gt; &lt;player&gt;1 Player&lt;/player&gt; &lt;story&gt;You are Chauncey, a serving lad who saves his monarch from choking on his meal. <text:s/>The King rewards you with his magical sword, Grimthwacker, and a village, and the mission to go forth and prosper by felling waves of Hordlings, who are bent on eating everything in the province. <text:s/>The better you get at defending villagers, crops, and cows from Hordlings, the better equipped you become. <text:s/>Success wins you further favor from the King, along with bigger challenges and more enmity from the evil High Chancellor.**There are several types of Hordlings, each with their peculiar style of picking through the edibles under your care. <text:s/>Success is measured by how many villagers and crops survive each season's gluttonous attacks.&lt;/story&gt; &lt;/game&gt;</text:p>
          </table:table-cell>
          <table:table-cell table:number-columns-repeated="1013"/>
        </table:table-row>
        <table:table-row table:style-name="ro1">
          <table:table-cell office:value-type="string">
            <text:p>House of the Dead, The (USA)</text:p>
          </table:table-cell>
          <table:table-cell office:value-type="float" office:value="1998">
            <text:p>1998</text:p>
          </table:table-cell>
          <table:table-cell office:value-type="string">
            <text:p>ESRB - M (Mature)</text:p>
          </table:table-cell>
          <table:table-cell office:value-type="string">
            <text:p>House of the Dead, The </text:p>
          </table:table-cell>
          <table:table-cell office:value-type="string">
            <text:p>SEGA of America, Inc.</text:p>
          </table:table-cell>
          <table:table-cell office:value-type="string">
            <text:p>Tantalus Entertainment</text:p>
          </table:table-cell>
          <table:table-cell office:value-type="string">
            <text:p>Shooter</text:p>
          </table:table-cell>
          <table:table-cell office:value-type="float" office:value="3.7">
            <text:p>3.7</text:p>
          </table:table-cell>
          <table:table-cell office:value-type="string">
            <text:p>1-2 Players</text:p>
          </table:table-cell>
          <table:table-cell office:value-type="string">
            <text:p>House of the Dead is your basic rail shooter. Go through the branching levels and kill all the zombies, avoid killing the humans and rescue the girl. <text:s/>Shooting various special targets along the way or in a certain time period give you temporary health and weapon upgrades.</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House of the Dead, The (USA)&quot;&gt; &lt;year&gt;1998&lt;/year&gt; &lt;rating&gt;ESRB - M (Mature)&lt;/rating&gt; &lt;title&gt;House of the Dead, The &lt;/title&gt; &lt;pub&gt;SEGA of America, Inc.&lt;/pub&gt; &lt;dev&gt;Tantalus Entertainment&lt;/dev&gt; &lt;genre&gt;Shooter&lt;/genre&gt; &lt;score&gt;3.7&lt;/score&gt; &lt;player&gt;1-2 Players&lt;/player&gt; &lt;story&gt;House of the Dead is your basic rail shooter. Go through the branching levels and kill all the zombies, avoid killing the humans and rescue the girl.  Shooting various special targets along the way or in a certain time period give you temporary health and weapon upgrades.&lt;/story&gt; &lt;/game&gt;">
            <text:p>&lt;game name="House of the Dead, The (USA)"&gt; &lt;year&gt;1998&lt;/year&gt; &lt;rating&gt;ESRB - M (Mature)&lt;/rating&gt; &lt;title&gt;House of the Dead, The &lt;/title&gt; &lt;pub&gt;SEGA of America, Inc.&lt;/pub&gt; &lt;dev&gt;Tantalus Entertainment&lt;/dev&gt; &lt;genre&gt;Shooter&lt;/genre&gt; &lt;score&gt;3.7&lt;/score&gt; &lt;player&gt;1-2 Players&lt;/player&gt; &lt;story&gt;House of the Dead is your basic rail shooter. Go through the branching levels and kill all the zombies, avoid killing the humans and rescue the girl. <text:s/>Shooting various special targets along the way or in a certain time period give you temporary health and weapon upgrades.&lt;/story&gt; &lt;/game&gt;</text:p>
          </table:table-cell>
          <table:table-cell table:number-columns-repeated="1013"/>
        </table:table-row>
        <table:table-row table:style-name="ro1">
          <table:table-cell office:value-type="string">
            <text:p>Hyper 3-D Pinball (USA)</text:p>
          </table:table-cell>
          <table:table-cell office:value-type="float" office:value="1997">
            <text:p>1997</text:p>
          </table:table-cell>
          <table:table-cell office:value-type="string">
            <text:p>ESRB - E (Everyone)</text:p>
          </table:table-cell>
          <table:table-cell office:value-type="string">
            <text:p>Hyper 3-D Pinball </text:p>
          </table:table-cell>
          <table:table-cell office:value-type="string">
            <text:p>Virgin Interactive Entertainment, Inc.</text:p>
          </table:table-cell>
          <table:table-cell office:value-type="string">
            <text:p>NMS Software</text:p>
          </table:table-cell>
          <table:table-cell office:value-type="string">
            <text:p>Pinball</text:p>
          </table:table-cell>
          <table:table-cell office:value-type="float" office:value="3.6">
            <text:p>3.6</text:p>
          </table:table-cell>
          <table:table-cell office:value-type="string">
            <text:p>1-4 Players</text:p>
          </table:table-cell>
          <table:table-cell office:value-type="string">
            <text:p>Tilt! is a pinball game. The 6 pinballs you can play in the 3D full screen-modus or in the classic 2D scroll-modus. The themes of the pinballs are Science Fiction (Star Quest), Horror (Monster), Racing (Road King), Underworld (Gangster), Fantasy (Myst &amp; Majik) and Fair (Funfair). Every pinball has multi-ball gaming, animations (esp. ball-locks) during the game and intermezzos in the scoring field.</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Hyper 3-D Pinball (USA)&quot;&gt; &lt;year&gt;1997&lt;/year&gt; &lt;rating&gt;ESRB - E (Everyone)&lt;/rating&gt; &lt;title&gt;Hyper 3-D Pinball &lt;/title&gt; &lt;pub&gt;Virgin Interactive Entertainment, Inc.&lt;/pub&gt; &lt;dev&gt;NMS Software&lt;/dev&gt; &lt;genre&gt;Pinball&lt;/genre&gt; &lt;score&gt;3.6&lt;/score&gt; &lt;player&gt;1-4 Players&lt;/player&gt; &lt;story&gt;Tilt! is a pinball game. The 6 pinballs you can play in the 3D full screen-modus or in the classic 2D scroll-modus. The themes of the pinballs are Science Fiction (Star Quest), Horror (Monster), Racing (Road King), Underworld (Gangster), Fantasy (Myst &amp; Majik) and Fair (Funfair). Every pinball has multi-ball gaming, animations (esp. ball-locks) during the game and intermezzos in the scoring field.&lt;/story&gt; &lt;/game&gt;">
            <text:p>&lt;game name="Hyper 3-D Pinball (USA)"&gt; &lt;year&gt;1997&lt;/year&gt; &lt;rating&gt;ESRB - E (Everyone)&lt;/rating&gt; &lt;title&gt;Hyper 3-D Pinball &lt;/title&gt; &lt;pub&gt;Virgin Interactive Entertainment, Inc.&lt;/pub&gt; &lt;dev&gt;NMS Software&lt;/dev&gt; &lt;genre&gt;Pinball&lt;/genre&gt; &lt;score&gt;3.6&lt;/score&gt; &lt;player&gt;1-4 Players&lt;/player&gt; &lt;story&gt;Tilt! is a pinball game. The 6 pinballs you can play in the 3D full screen-modus or in the classic 2D scroll-modus. The themes of the pinballs are Science Fiction (Star Quest), Horror (Monster), Racing (Road King), Underworld (Gangster), Fantasy (Myst &amp; Majik) and Fair (Funfair). Every pinball has multi-ball gaming, animations (esp. ball-locks) during the game and intermezzos in the scoring field.&lt;/story&gt; &lt;/game&gt;</text:p>
          </table:table-cell>
          <table:table-cell table:number-columns-repeated="1013"/>
        </table:table-row>
        <table:table-row table:style-name="ro1">
          <table:table-cell office:value-type="string">
            <text:p>Impact Racing (USA)</text:p>
          </table:table-cell>
          <table:table-cell office:value-type="float" office:value="1997">
            <text:p>1997</text:p>
          </table:table-cell>
          <table:table-cell office:value-type="string">
            <text:p>ESRB - E (Everyone)</text:p>
          </table:table-cell>
          <table:table-cell office:value-type="string">
            <text:p>Impact Racing </text:p>
          </table:table-cell>
          <table:table-cell office:value-type="string">
            <text:p>JVC Musical Industries, Inc.</text:p>
          </table:table-cell>
          <table:table-cell office:value-type="string">
            <text:p>Funcom</text:p>
          </table:table-cell>
          <table:table-cell office:value-type="string">
            <text:p>Driving</text:p>
          </table:table-cell>
          <table:table-cell office:value-type="float" office:value="2.2">
            <text:p>2.2</text:p>
          </table:table-cell>
          <table:table-cell office:value-type="string">
            <text:p>1 Player</text:p>
          </table:table-cell>
          <table:table-cell office:value-type="string">
            <text:p>With disregard for a background story, Funcom Dublin offers a Wipeout-esque mix of racing and driving at a very fast pace. Completing laps within the allotted time does not suffice, you also need to destroy a certain amount of vehicles. Contrary to the aforementioned title, you drive ordinary racing cars, if you count out the mounted weapons. These include mines, concussion missiles, smart bombs, heat-seeking missiles, lasers and firewalls. Some are provided by taking out enemies, but power-ups, time bonuses, energy, armor and a handicap that turns the screen upside-down, can also be collected.****Five cars are available, with different statistics and built-in weapons. The initially weak weapon is soon replaced when you collect upgrade icons. To activate these, you have to complete a bonus stage after which you can also save your game. To add to the game's length, each of the twelve tracks, based on the settings "city", "mountain" or "space", has three variations: reverse, at night or the combination of the two. Other features include a small diagram showing approaching cars to time your mines, and pumping electronic tracks to match the game's pace.</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Impact Racing (USA)&quot;&gt; &lt;year&gt;1997&lt;/year&gt; &lt;rating&gt;ESRB - E (Everyone)&lt;/rating&gt; &lt;title&gt;Impact Racing &lt;/title&gt; &lt;pub&gt;JVC Musical Industries, Inc.&lt;/pub&gt; &lt;dev&gt;Funcom&lt;/dev&gt; &lt;genre&gt;Driving&lt;/genre&gt; &lt;score&gt;2.2&lt;/score&gt; &lt;player&gt;1 Player&lt;/player&gt; &lt;story&gt;With disregard for a background story, Funcom Dublin offers a Wipeout-esque mix of racing and driving at a very fast pace. Completing laps within the allotted time does not suffice, you also need to destroy a certain amount of vehicles. Contrary to the aforementioned title, you drive ordinary racing cars, if you count out the mounted weapons. These include mines, concussion missiles, smart bombs, heat-seeking missiles, lasers and firewalls. Some are provided by taking out enemies, but power-ups, time bonuses, energy, armor and a handicap that turns the screen upside-down, can also be collected.****Five cars are available, with different statistics and built-in weapons. The initially weak weapon is soon replaced when you collect upgrade icons. To activate these, you have to complete a bonus stage after which you can also save your game. To add to the game's length, each of the twelve tracks, based on the settings &quot;city&quot;, &quot;mountain&quot; or &quot;space&quot;, has three variations: reverse, at night or the combination of the two. Other features include a small diagram showing approaching cars to time your mines, and pumping electronic tracks to match the game's pace.&lt;/story&gt; &lt;/game&gt;">
            <text:p>&lt;game name="Impact Racing (USA)"&gt; &lt;year&gt;1997&lt;/year&gt; &lt;rating&gt;ESRB - E (Everyone)&lt;/rating&gt; &lt;title&gt;Impact Racing &lt;/title&gt; &lt;pub&gt;JVC Musical Industries, Inc.&lt;/pub&gt; &lt;dev&gt;Funcom&lt;/dev&gt; &lt;genre&gt;Driving&lt;/genre&gt; &lt;score&gt;2.2&lt;/score&gt; &lt;player&gt;1 Player&lt;/player&gt; &lt;story&gt;With disregard for a background story, Funcom Dublin offers a Wipeout-esque mix of racing and driving at a very fast pace. Completing laps within the allotted time does not suffice, you also need to destroy a certain amount of vehicles. Contrary to the aforementioned title, you drive ordinary racing cars, if you count out the mounted weapons. These include mines, concussion missiles, smart bombs, heat-seeking missiles, lasers and firewalls. Some are provided by taking out enemies, but power-ups, time bonuses, energy, armor and a handicap that turns the screen upside-down, can also be collected.****Five cars are available, with different statistics and built-in weapons. The initially weak weapon is soon replaced when you collect upgrade icons. To activate these, you have to complete a bonus stage after which you can also save your game. To add to the game's length, each of the twelve tracks, based on the settings "city", "mountain" or "space", has three variations: reverse, at night or the combination of the two. Other features include a small diagram showing approaching cars to time your mines, and pumping electronic tracks to match the game's pace.&lt;/story&gt; &lt;/game&gt;</text:p>
          </table:table-cell>
          <table:table-cell table:number-columns-repeated="1013"/>
        </table:table-row>
        <table:table-row table:style-name="ro1">
          <table:table-cell office:value-type="string">
            <text:p>In the Hunt (USA)</text:p>
          </table:table-cell>
          <table:table-cell office:value-type="float" office:value="1995">
            <text:p>1995</text:p>
          </table:table-cell>
          <table:table-cell office:value-type="string">
            <text:p>ESRB - E (Everyone)</text:p>
          </table:table-cell>
          <table:table-cell office:value-type="string">
            <text:p>In the Hunt </text:p>
          </table:table-cell>
          <table:table-cell office:value-type="string">
            <text:p>Kokopeli Digital Studios</text:p>
          </table:table-cell>
          <table:table-cell office:value-type="string">
            <text:p>Xing Entertainment</text:p>
          </table:table-cell>
          <table:table-cell office:value-type="string">
            <text:p>Shooter</text:p>
          </table:table-cell>
          <table:table-cell office:value-type="float" office:value="4.3">
            <text:p>4.3</text:p>
          </table:table-cell>
          <table:table-cell office:value-type="string">
            <text:p>1-2 Players</text:p>
          </table:table-cell>
          <table:table-cell office:value-type="string">
            <text:p>A 2D side scrolling shooter in which you take control of a small attack submarine and engage in underwater combat. The Dark Anarchy Society's forces threaten to destroy the earth's most important cities <text:s/>and only you can get past their defenses and destroy their secret underwater lair.****In the Hunt follows the classic template for 2D shooters, with the added feature of being able to control scrolling speed. Includes seven levels of underwater action (and keep an eye out for threats from above the surface), upgradeable weapons, and two player cooperative gameplay.</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In the Hunt (USA)&quot;&gt; &lt;year&gt;1995&lt;/year&gt; &lt;rating&gt;ESRB - E (Everyone)&lt;/rating&gt; &lt;title&gt;In the Hunt &lt;/title&gt; &lt;pub&gt;Kokopeli Digital Studios&lt;/pub&gt; &lt;dev&gt;Xing Entertainment&lt;/dev&gt; &lt;genre&gt;Shooter&lt;/genre&gt; &lt;score&gt;4.3&lt;/score&gt; &lt;player&gt;1-2 Players&lt;/player&gt; &lt;story&gt;A 2D side scrolling shooter in which you take control of a small attack submarine and engage in underwater combat. The Dark Anarchy Society's forces threaten to destroy the earth's most important cities  and only you can get past their defenses and destroy their secret underwater lair.****In the Hunt follows the classic template for 2D shooters, with the added feature of being able to control scrolling speed. Includes seven levels of underwater action (and keep an eye out for threats from above the surface), upgradeable weapons, and two player cooperative gameplay.&lt;/story&gt; &lt;/game&gt;">
            <text:p>&lt;game name="In the Hunt (USA)"&gt; &lt;year&gt;1995&lt;/year&gt; &lt;rating&gt;ESRB - E (Everyone)&lt;/rating&gt; &lt;title&gt;In the Hunt &lt;/title&gt; &lt;pub&gt;Kokopeli Digital Studios&lt;/pub&gt; &lt;dev&gt;Xing Entertainment&lt;/dev&gt; &lt;genre&gt;Shooter&lt;/genre&gt; &lt;score&gt;4.3&lt;/score&gt; &lt;player&gt;1-2 Players&lt;/player&gt; &lt;story&gt;A 2D side scrolling shooter in which you take control of a small attack submarine and engage in underwater combat. The Dark Anarchy Society's forces threaten to destroy the earth's most important cities <text:s/>and only you can get past their defenses and destroy their secret underwater lair.****In the Hunt follows the classic template for 2D shooters, with the added feature of being able to control scrolling speed. Includes seven levels of underwater action (and keep an eye out for threats from above the surface), upgradeable weapons, and two player cooperative gameplay.&lt;/story&gt; &lt;/game&gt;</text:p>
          </table:table-cell>
          <table:table-cell table:number-columns-repeated="1013"/>
        </table:table-row>
        <table:table-row table:style-name="ro1">
          <table:table-cell office:value-type="string">
            <text:p>Incredible Hulk, The - The Pantheon Saga (USA)</text:p>
          </table:table-cell>
          <table:table-cell office:value-type="float" office:value="1996">
            <text:p>1996</text:p>
          </table:table-cell>
          <table:table-cell office:value-type="string">
            <text:p>ESRB - E (Everyone)</text:p>
          </table:table-cell>
          <table:table-cell office:value-type="string">
            <text:p>Incredible Hulk, The - The Pantheon Saga </text:p>
          </table:table-cell>
          <table:table-cell office:value-type="string">
            <text:p>Eidos, Inc.</text:p>
          </table:table-cell>
          <table:table-cell office:value-type="string">
            <text:p>Edios</text:p>
          </table:table-cell>
          <table:table-cell office:value-type="string">
            <text:p>Action</text:p>
          </table:table-cell>
          <table:table-cell office:value-type="float" office:value="2.7">
            <text:p>2.7</text:p>
          </table:table-cell>
          <table:table-cell office:value-type="string">
            <text:p>1 Player</text:p>
          </table:table-cell>
          <table:table-cell office:value-type="string">
            <text:p>The Incredible Hulk is an isometric 3D action game.****The popular Marvel comic book hero The Hulk returns to the PC, Playstation and Saturn systems to battle tons of lowly enemies and the occasional monstrous super-villain. When the lawful Pantheon society of superheroes kidnaps the green giant, he joins forces with his abductors and smashes through 13+2 isometric 3D levels (in a look reminiscent of the Loaded series of games).****True to the comic books, the Hulk relies on no other weapons than his massive muscles to punch, kick and crush his enemies. When he has accumulated enough gamma energy, he may use powerful special moves like a Vortex Spin or the Floor Hammer. Rare bonus items also allow the Hulk to summon one of the four Pantheon team members Atalanta, Ulysses, Ajax and Hector to assist in the thick of battle. ****Most levels include at least one arch-enemy, such as Piecemeal, Trauma &amp; Lazarus or the U-Foes. Luckily, the Hulk’s regenerative powers allow him to regain health slowly. Little seems to be left of the Hulk’s legendary leaping capacity, however, so the green meat ball is forced to hop from platform to platform every now and then. ****You can find more information on The Incredible Hulk comic books in the trivia and links sections.</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Incredible Hulk, The - The Pantheon Saga (USA)&quot;&gt; &lt;year&gt;1996&lt;/year&gt; &lt;rating&gt;ESRB - E (Everyone)&lt;/rating&gt; &lt;title&gt;Incredible Hulk, The - The Pantheon Saga &lt;/title&gt; &lt;pub&gt;Eidos, Inc.&lt;/pub&gt; &lt;dev&gt;Edios&lt;/dev&gt; &lt;genre&gt;Action&lt;/genre&gt; &lt;score&gt;2.7&lt;/score&gt; &lt;player&gt;1 Player&lt;/player&gt; &lt;story&gt;The Incredible Hulk is an isometric 3D action game.****The popular Marvel comic book hero The Hulk returns to the PC, Playstation and Saturn systems to battle tons of lowly enemies and the occasional monstrous super-villain. When the lawful Pantheon society of superheroes kidnaps the green giant, he joins forces with his abductors and smashes through 13+2 isometric 3D levels (in a look reminiscent of the Loaded series of games).****True to the comic books, the Hulk relies on no other weapons than his massive muscles to punch, kick and crush his enemies. When he has accumulated enough gamma energy, he may use powerful special moves like a Vortex Spin or the Floor Hammer. Rare bonus items also allow the Hulk to summon one of the four Pantheon team members Atalanta, Ulysses, Ajax and Hector to assist in the thick of battle. ****Most levels include at least one arch-enemy, such as Piecemeal, Trauma &amp; Lazarus or the U-Foes. Luckily, the Hulk’s regenerative powers allow him to regain health slowly. Little seems to be left of the Hulk’s legendary leaping capacity, however, so the green meat ball is forced to hop from platform to platform every now and then. ****You can find more information on The Incredible Hulk comic books in the trivia and links sections.&lt;/story&gt; &lt;/game&gt;">
            <text:p>&lt;game name="Incredible Hulk, The - The Pantheon Saga (USA)"&gt; &lt;year&gt;1996&lt;/year&gt; &lt;rating&gt;ESRB - E (Everyone)&lt;/rating&gt; &lt;title&gt;Incredible Hulk, The - The Pantheon Saga &lt;/title&gt; &lt;pub&gt;Eidos, Inc.&lt;/pub&gt; &lt;dev&gt;Edios&lt;/dev&gt; &lt;genre&gt;Action&lt;/genre&gt; &lt;score&gt;2.7&lt;/score&gt; &lt;player&gt;1 Player&lt;/player&gt; &lt;story&gt;The Incredible Hulk is an isometric 3D action game.****The popular Marvel comic book hero The Hulk returns to the PC, Playstation and Saturn systems to battle tons of lowly enemies and the occasional monstrous super-villain. When the lawful Pantheon society of superheroes kidnaps the green giant, he joins forces with his abductors and smashes through 13+2 isometric 3D levels (in a look reminiscent of the Loaded series of games).****True to the comic books, the Hulk relies on no other weapons than his massive muscles to punch, kick and crush his enemies. When he has accumulated enough gamma energy, he may use powerful special moves like a Vortex Spin or the Floor Hammer. Rare bonus items also allow the Hulk to summon one of the four Pantheon team members Atalanta, Ulysses, Ajax and Hector to assist in the thick of battle. ****Most levels include at least one arch-enemy, such as Piecemeal, Trauma &amp; Lazarus or the U-Foes. Luckily, the Hulk’s regenerative powers allow him to regain health slowly. Little seems to be left of the Hulk’s legendary leaping capacity, however, so the green meat ball is forced to hop from platform to platform every now and then. ****You can find more information on The Incredible Hulk comic books in the trivia and links sections.&lt;/story&gt; &lt;/game&gt;</text:p>
          </table:table-cell>
          <table:table-cell table:number-columns-repeated="1013"/>
        </table:table-row>
        <table:table-row table:style-name="ro1">
          <table:table-cell office:value-type="string">
            <text:p>Independence Day (USA)</text:p>
          </table:table-cell>
          <table:table-cell office:value-type="float" office:value="1996">
            <text:p>1996</text:p>
          </table:table-cell>
          <table:table-cell office:value-type="string">
            <text:p>ESRB - E (Everyone)</text:p>
          </table:table-cell>
          <table:table-cell office:value-type="string">
            <text:p>Independence Day </text:p>
          </table:table-cell>
          <table:table-cell office:value-type="string">
            <text:p>Fox Interactive, Inc.</text:p>
          </table:table-cell>
          <table:table-cell office:value-type="string">
            <text:p>Radical Entertainment</text:p>
          </table:table-cell>
          <table:table-cell office:value-type="string">
            <text:p>Shooter</text:p>
          </table:table-cell>
          <table:table-cell office:value-type="string">
            <text:p>3.0</text:p>
          </table:table-cell>
          <table:table-cell office:value-type="string">
            <text:p>1-2 Players</text:p>
          </table:table-cell>
          <table:table-cell office:value-type="string">
            <text:p>This arcade game is based loosely on the 1996 blockbuster movie "Independence Day." Interspersed with cutscenes lifted from the film, the game consists of flying a jet through various missions in order to take down the gargantuan, city-destroying spaceships. This entails flying around the 3D level and taking out targets such as: communication uplinks, shield generators, the occasional alien fighter craft, and ultimately bringing down the major alien ship via a strike on its main cannon. Powerups are plentiful, such as medical packs that heal your jetcraft, bonus weapons, bonus planes, and an item that freezes enemy planes for a brief time.****Mission settings include the Grand Canyon, Washington D.C., and New York City. There are other missions that are provided on a need-to-know basis (as stated in the manual). The game also features 2-player head-to-head action via a network or null modem link.</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Independence Day (USA)&quot;&gt; &lt;year&gt;1996&lt;/year&gt; &lt;rating&gt;ESRB - E (Everyone)&lt;/rating&gt; &lt;title&gt;Independence Day &lt;/title&gt; &lt;pub&gt;Fox Interactive, Inc.&lt;/pub&gt; &lt;dev&gt;Radical Entertainment&lt;/dev&gt; &lt;genre&gt;Shooter&lt;/genre&gt; &lt;score&gt;3.0&lt;/score&gt; &lt;player&gt;1-2 Players&lt;/player&gt; &lt;story&gt;This arcade game is based loosely on the 1996 blockbuster movie &quot;Independence Day.&quot; Interspersed with cutscenes lifted from the film, the game consists of flying a jet through various missions in order to take down the gargantuan, city-destroying spaceships. This entails flying around the 3D level and taking out targets such as: communication uplinks, shield generators, the occasional alien fighter craft, and ultimately bringing down the major alien ship via a strike on its main cannon. Powerups are plentiful, such as medical packs that heal your jetcraft, bonus weapons, bonus planes, and an item that freezes enemy planes for a brief time.****Mission settings include the Grand Canyon, Washington D.C., and New York City. There are other missions that are provided on a need-to-know basis (as stated in the manual). The game also features 2-player head-to-head action via a network or null modem link.&lt;/story&gt; &lt;/game&gt;">
            <text:p>&lt;game name="Independence Day (USA)"&gt; &lt;year&gt;1996&lt;/year&gt; &lt;rating&gt;ESRB - E (Everyone)&lt;/rating&gt; &lt;title&gt;Independence Day &lt;/title&gt; &lt;pub&gt;Fox Interactive, Inc.&lt;/pub&gt; &lt;dev&gt;Radical Entertainment&lt;/dev&gt; &lt;genre&gt;Shooter&lt;/genre&gt; &lt;score&gt;3.0&lt;/score&gt; &lt;player&gt;1-2 Players&lt;/player&gt; &lt;story&gt;This arcade game is based loosely on the 1996 blockbuster movie "Independence Day." Interspersed with cutscenes lifted from the film, the game consists of flying a jet through various missions in order to take down the gargantuan, city-destroying spaceships. This entails flying around the 3D level and taking out targets such as: communication uplinks, shield generators, the occasional alien fighter craft, and ultimately bringing down the major alien ship via a strike on its main cannon. Powerups are plentiful, such as medical packs that heal your jetcraft, bonus weapons, bonus planes, and an item that freezes enemy planes for a brief time.****Mission settings include the Grand Canyon, Washington D.C., and New York City. There are other missions that are provided on a need-to-know basis (as stated in the manual). The game also features 2-player head-to-head action via a network or null modem link.&lt;/story&gt; &lt;/game&gt;</text:p>
          </table:table-cell>
          <table:table-cell table:number-columns-repeated="1013"/>
        </table:table-row>
        <table:table-row table:style-name="ro1">
          <table:table-cell office:value-type="string">
            <text:p>Iron Man X-O Manowar in Heavy Metal (USA)</text:p>
          </table:table-cell>
          <table:table-cell office:value-type="float" office:value="1996">
            <text:p>1996</text:p>
          </table:table-cell>
          <table:table-cell office:value-type="string">
            <text:p>ESRB - T (Teen)</text:p>
          </table:table-cell>
          <table:table-cell office:value-type="string">
            <text:p>Iron Man X-O Manowar in Heavy Metal </text:p>
          </table:table-cell>
          <table:table-cell office:value-type="string">
            <text:p>Acclaim Entertainment, Inc.</text:p>
          </table:table-cell>
          <table:table-cell office:value-type="string">
            <text:p>Acclaim</text:p>
          </table:table-cell>
          <table:table-cell office:value-type="string">
            <text:p>Platform</text:p>
          </table:table-cell>
          <table:table-cell office:value-type="float" office:value="2.3">
            <text:p>2.3</text:p>
          </table:table-cell>
          <table:table-cell office:value-type="string">
            <text:p>1-2 Players</text:p>
          </table:table-cell>
          <table:table-cell office:value-type="string">
            <text:p>This game is a linear beat 'em up Final Fight type game with the choice to play as one of two comic book heroes: Iron Man or X-O Manowar. <text:s/>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Iron Man X-O Manowar in Heavy Metal (USA)&quot;&gt; &lt;year&gt;1996&lt;/year&gt; &lt;rating&gt;ESRB - T (Teen)&lt;/rating&gt; &lt;title&gt;Iron Man X-O Manowar in Heavy Metal &lt;/title&gt; &lt;pub&gt;Acclaim Entertainment, Inc.&lt;/pub&gt; &lt;dev&gt;Acclaim&lt;/dev&gt; &lt;genre&gt;Platform&lt;/genre&gt; &lt;score&gt;2.3&lt;/score&gt; &lt;player&gt;1-2 Players&lt;/player&gt; &lt;story&gt;This game is a linear beat 'em up Final Fight type game with the choice to play as one of two comic book heroes: Iron Man or X-O Manowar.  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lt;/story&gt; &lt;/game&gt;">
            <text:p>&lt;game name="Iron Man X-O Manowar in Heavy Metal (USA)"&gt; &lt;year&gt;1996&lt;/year&gt; &lt;rating&gt;ESRB - T (Teen)&lt;/rating&gt; &lt;title&gt;Iron Man X-O Manowar in Heavy Metal &lt;/title&gt; &lt;pub&gt;Acclaim Entertainment, Inc.&lt;/pub&gt; &lt;dev&gt;Acclaim&lt;/dev&gt; &lt;genre&gt;Platform&lt;/genre&gt; &lt;score&gt;2.3&lt;/score&gt; &lt;player&gt;1-2 Players&lt;/player&gt; &lt;story&gt;This game is a linear beat 'em up Final Fight type game with the choice to play as one of two comic book heroes: Iron Man or X-O Manowar. <text:s/>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lt;/story&gt; &lt;/game&gt;</text:p>
          </table:table-cell>
          <table:table-cell table:number-columns-repeated="1013"/>
        </table:table-row>
        <table:table-row table:style-name="ro1">
          <table:table-cell office:value-type="string">
            <text:p>Iron Storm (USA)</text:p>
          </table:table-cell>
          <table:table-cell office:value-type="float" office:value="1995">
            <text:p>1995</text:p>
          </table:table-cell>
          <table:table-cell office:value-type="string">
            <text:p>ESRB - E (Everyone)</text:p>
          </table:table-cell>
          <table:table-cell office:value-type="string">
            <text:p>Iron Storm </text:p>
          </table:table-cell>
          <table:table-cell office:value-type="string">
            <text:p>Working Designs</text:p>
          </table:table-cell>
          <table:table-cell office:value-type="string">
            <text:p>SystemSoft</text:p>
          </table:table-cell>
          <table:table-cell office:value-type="string">
            <text:p>Strategy</text:p>
          </table:table-cell>
          <table:table-cell office:value-type="float" office:value="3.5">
            <text:p>3.5</text:p>
          </table:table-cell>
          <table:table-cell office:value-type="string">
            <text:p>1-5 Players</text:p>
          </table:table-cell>
          <table:table-cell office:value-type="string">
            <text:p>This is a very traditional turn-based strategy game for the Sega Saturn. It uses a hex-based map and features fog-of-war, weather, unit experience, unit upgrading, vehicles, and other goodies you expect in a realistic WWII simulation. It also adds simple 3d animated cutscenes showing what happened during each attack.****Originally developed for the PC by SystemSoft as part of their (still running) Daisenryaku (~Great World War) series of games, it was ported to the Sega Saturn by Sega for it's Japanese release. It was then licensed by Working Designs and translated to English for it's US release.</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Iron Storm (USA)&quot;&gt; &lt;year&gt;1995&lt;/year&gt; &lt;rating&gt;ESRB - E (Everyone)&lt;/rating&gt; &lt;title&gt;Iron Storm &lt;/title&gt; &lt;pub&gt;Working Designs&lt;/pub&gt; &lt;dev&gt;SystemSoft&lt;/dev&gt; &lt;genre&gt;Strategy&lt;/genre&gt; &lt;score&gt;3.5&lt;/score&gt; &lt;player&gt;1-5 Players&lt;/player&gt; &lt;story&gt;This is a very traditional turn-based strategy game for the Sega Saturn. It uses a hex-based map and features fog-of-war, weather, unit experience, unit upgrading, vehicles, and other goodies you expect in a realistic WWII simulation. It also adds simple 3d animated cutscenes showing what happened during each attack.****Originally developed for the PC by SystemSoft as part of their (still running) Daisenryaku (~Great World War) series of games, it was ported to the Sega Saturn by Sega for it's Japanese release. It was then licensed by Working Designs and translated to English for it's US release.&lt;/story&gt; &lt;/game&gt;">
            <text:p>&lt;game name="Iron Storm (USA)"&gt; &lt;year&gt;1995&lt;/year&gt; &lt;rating&gt;ESRB - E (Everyone)&lt;/rating&gt; &lt;title&gt;Iron Storm &lt;/title&gt; &lt;pub&gt;Working Designs&lt;/pub&gt; &lt;dev&gt;SystemSoft&lt;/dev&gt; &lt;genre&gt;Strategy&lt;/genre&gt; &lt;score&gt;3.5&lt;/score&gt; &lt;player&gt;1-5 Players&lt;/player&gt; &lt;story&gt;This is a very traditional turn-based strategy game for the Sega Saturn. It uses a hex-based map and features fog-of-war, weather, unit experience, unit upgrading, vehicles, and other goodies you expect in a realistic WWII simulation. It also adds simple 3d animated cutscenes showing what happened during each attack.****Originally developed for the PC by SystemSoft as part of their (still running) Daisenryaku (~Great World War) series of games, it was ported to the Sega Saturn by Sega for it's Japanese release. It was then licensed by Working Designs and translated to English for it's US release.&lt;/story&gt; &lt;/game&gt;</text:p>
          </table:table-cell>
          <table:table-cell table:number-columns-repeated="1013"/>
        </table:table-row>
        <table:table-row table:style-name="ro1">
          <table:table-cell office:value-type="string">
            <text:p>Jewels Of The Oracle (Europe)</text:p>
          </table:table-cell>
          <table:table-cell office:value-type="float" office:value="1995">
            <text:p>1995</text:p>
          </table:table-cell>
          <table:table-cell office:value-type="string">
            <text:p>ESRB - E (Everyone)</text:p>
          </table:table-cell>
          <table:table-cell office:value-type="string">
            <text:p>Jewels Of The Oracle </text:p>
          </table:table-cell>
          <table:table-cell office:value-type="string">
            <text:p>Sun Corporation</text:p>
          </table:table-cell>
          <table:table-cell office:value-type="string">
            <text:p>Discis Entertainment</text:p>
          </table:table-cell>
          <table:table-cell office:value-type="string">
            <text:p>Adventure</text:p>
          </table:table-cell>
          <table:table-cell office:value-type="float" office:value="3.8">
            <text:p>3.8</text:p>
          </table:table-cell>
          <table:table-cell office:value-type="string">
            <text:p>1 Player</text:p>
          </table:table-cell>
          <table:table-cell office:value-type="string">
            <text:p>Jewels of the Oracle is a stationary puzzle game with no real story line or plot. A total of 24 ingenious puzzles must be solved, each independent of the others. Most of them can be played in two difficulty levels (Easy or Hard), and the Oracle provides clues to help along the way.****The graphics for the puzzles are designed in an Egyptian or Mesopotamian style. Music plays in the background to provide atmosphere, but it can be turned off, if it gets repetitive. The basic layout is a hexagon around an Oracle's well. There are three doors on the outside of the hexagon, and the first one is where you begin the game. In each room is a puzzle you have to solve to get a jewel which must be taken back to the Oracle's well.****The puzzles in this game can be compared to those found in The 7th Guest. <text:s/>The Chinese Checkers puzzle in Shivers rivals many of the ones contained in Jewels of the Oracle. <text:s/>****Since there is no real story line or deeper meaning behind all this, Jewels is not an adventure game but rather a collection of challenging puzzles.</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Jewels Of The Oracle (Europe)&quot;&gt; &lt;year&gt;1995&lt;/year&gt; &lt;rating&gt;ESRB - E (Everyone)&lt;/rating&gt; &lt;title&gt;Jewels Of The Oracle &lt;/title&gt; &lt;pub&gt;Sun Corporation&lt;/pub&gt; &lt;dev&gt;Discis Entertainment&lt;/dev&gt; &lt;genre&gt;Adventure&lt;/genre&gt; &lt;score&gt;3.8&lt;/score&gt; &lt;player&gt;1 Player&lt;/player&gt; &lt;story&gt;Jewels of the Oracle is a stationary puzzle game with no real story line or plot. A total of 24 ingenious puzzles must be solved, each independent of the others. Most of them can be played in two difficulty levels (Easy or Hard), and the Oracle provides clues to help along the way.****The graphics for the puzzles are designed in an Egyptian or Mesopotamian style. Music plays in the background to provide atmosphere, but it can be turned off, if it gets repetitive. The basic layout is a hexagon around an Oracle's well. There are three doors on the outside of the hexagon, and the first one is where you begin the game. In each room is a puzzle you have to solve to get a jewel which must be taken back to the Oracle's well.****The puzzles in this game can be compared to those found in The 7th Guest.  The Chinese Checkers puzzle in Shivers rivals many of the ones contained in Jewels of the Oracle.  ****Since there is no real story line or deeper meaning behind all this, Jewels is not an adventure game but rather a collection of challenging puzzles.&lt;/story&gt; &lt;/game&gt;">
            <text:p>&lt;game name="Jewels Of The Oracle (Europe)"&gt; &lt;year&gt;1995&lt;/year&gt; &lt;rating&gt;ESRB - E (Everyone)&lt;/rating&gt; &lt;title&gt;Jewels Of The Oracle &lt;/title&gt; &lt;pub&gt;Sun Corporation&lt;/pub&gt; &lt;dev&gt;Discis Entertainment&lt;/dev&gt; &lt;genre&gt;Adventure&lt;/genre&gt; &lt;score&gt;3.8&lt;/score&gt; &lt;player&gt;1 Player&lt;/player&gt; &lt;story&gt;Jewels of the Oracle is a stationary puzzle game with no real story line or plot. A total of 24 ingenious puzzles must be solved, each independent of the others. Most of them can be played in two difficulty levels (Easy or Hard), and the Oracle provides clues to help along the way.****The graphics for the puzzles are designed in an Egyptian or Mesopotamian style. Music plays in the background to provide atmosphere, but it can be turned off, if it gets repetitive. The basic layout is a hexagon around an Oracle's well. There are three doors on the outside of the hexagon, and the first one is where you begin the game. In each room is a puzzle you have to solve to get a jewel which must be taken back to the Oracle's well.****The puzzles in this game can be compared to those found in The 7th Guest. <text:s/>The Chinese Checkers puzzle in Shivers rivals many of the ones contained in Jewels of the Oracle. <text:s/>****Since there is no real story line or deeper meaning behind all this, Jewels is not an adventure game but rather a collection of challenging puzzles.&lt;/story&gt; &lt;/game&gt;</text:p>
          </table:table-cell>
          <table:table-cell table:number-columns-repeated="1013"/>
        </table:table-row>
        <table:table-row table:style-name="ro1">
          <table:table-cell office:value-type="string">
            <text:p>Johnny Bazookatone (USA)</text:p>
          </table:table-cell>
          <table:table-cell office:value-type="float" office:value="1996">
            <text:p>1996</text:p>
          </table:table-cell>
          <table:table-cell office:value-type="string">
            <text:p>ESRB - E (Everyone)</text:p>
          </table:table-cell>
          <table:table-cell office:value-type="string">
            <text:p>Johnny Bazookatone </text:p>
          </table:table-cell>
          <table:table-cell office:value-type="string">
            <text:p>U.S. Gold Ltd.</text:p>
          </table:table-cell>
          <table:table-cell office:value-type="string">
            <text:p>Arc Developments</text:p>
          </table:table-cell>
          <table:table-cell office:value-type="string">
            <text:p>Platform</text:p>
          </table:table-cell>
          <table:table-cell office:value-type="float" office:value="3.5">
            <text:p>3.5</text:p>
          </table:table-cell>
          <table:table-cell office:value-type="string">
            <text:p>1 Player</text:p>
          </table:table-cell>
          <table:table-cell office:value-type="string">
            <text:p>The original guitar hero with the Elvis attitude and purple hair pompadour, Johnny Bazookatone, has been imprisoned in the year 2050 in Sin Sin Prison by El Diablo, the Lord of the Underworld, who is jealous of his talent and kidnaps other musical legends as well in this 3D side-scrolling platformer. <text:s/>Johnny's guitar Anita has been taken from him and he sets out to escape and vanquish foes on his way to be reunited with Anita. ****He can perform moves such as 360-degree spin jumps, and hover jumps among others, while using his bazooka guitar as a weapon. <text:s/>When powered up, it can emit a special sonic blast that fries anything within hearing range. As you make your way through the demonic levels such as Hotel Demonique, Hell's Kitchen, and Mr. Diablo's fiery Penthouse, you can <text:s/>acquire more weapons, power-ups and find secret passages that lead to bonus levels. The game's soundtrack includes the title track contributed by Bon Jovi guitarist Richie Sambora and Tico Torres.</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Johnny Bazookatone (USA)&quot;&gt; &lt;year&gt;1996&lt;/year&gt; &lt;rating&gt;ESRB - E (Everyone)&lt;/rating&gt; &lt;title&gt;Johnny Bazookatone &lt;/title&gt; &lt;pub&gt;U.S. Gold Ltd.&lt;/pub&gt; &lt;dev&gt;Arc Developments&lt;/dev&gt; &lt;genre&gt;Platform&lt;/genre&gt; &lt;score&gt;3.5&lt;/score&gt; &lt;player&gt;1 Player&lt;/player&gt; &lt;story&gt;The original guitar hero with the Elvis attitude and purple hair pompadour, Johnny Bazookatone, has been imprisoned in the year 2050 in Sin Sin Prison by El Diablo, the Lord of the Underworld, who is jealous of his talent and kidnaps other musical legends as well in this 3D side-scrolling platformer.  Johnny's guitar Anita has been taken from him and he sets out to escape and vanquish foes on his way to be reunited with Anita. ****He can perform moves such as 360-degree spin jumps, and hover jumps among others, while using his bazooka guitar as a weapon.  When powered up, it can emit a special sonic blast that fries anything within hearing range. As you make your way through the demonic levels such as Hotel Demonique, Hell's Kitchen, and Mr. Diablo's fiery Penthouse, you can  acquire more weapons, power-ups and find secret passages that lead to bonus levels. The game's soundtrack includes the title track contributed by Bon Jovi guitarist Richie Sambora and Tico Torres.&lt;/story&gt; &lt;/game&gt;">
            <text:p>&lt;game name="Johnny Bazookatone (USA)"&gt; &lt;year&gt;1996&lt;/year&gt; &lt;rating&gt;ESRB - E (Everyone)&lt;/rating&gt; &lt;title&gt;Johnny Bazookatone &lt;/title&gt; &lt;pub&gt;U.S. Gold Ltd.&lt;/pub&gt; &lt;dev&gt;Arc Developments&lt;/dev&gt; &lt;genre&gt;Platform&lt;/genre&gt; &lt;score&gt;3.5&lt;/score&gt; &lt;player&gt;1 Player&lt;/player&gt; &lt;story&gt;The original guitar hero with the Elvis attitude and purple hair pompadour, Johnny Bazookatone, has been imprisoned in the year 2050 in Sin Sin Prison by El Diablo, the Lord of the Underworld, who is jealous of his talent and kidnaps other musical legends as well in this 3D side-scrolling platformer. <text:s/>Johnny's guitar Anita has been taken from him and he sets out to escape and vanquish foes on his way to be reunited with Anita. ****He can perform moves such as 360-degree spin jumps, and hover jumps among others, while using his bazooka guitar as a weapon. <text:s/>When powered up, it can emit a special sonic blast that fries anything within hearing range. As you make your way through the demonic levels such as Hotel Demonique, Hell's Kitchen, and Mr. Diablo's fiery Penthouse, you can <text:s/>acquire more weapons, power-ups and find secret passages that lead to bonus levels. The game's soundtrack includes the title track contributed by Bon Jovi guitarist Richie Sambora and Tico Torres.&lt;/story&gt; &lt;/game&gt;</text:p>
          </table:table-cell>
          <table:table-cell table:number-columns-repeated="1013"/>
        </table:table-row>
        <table:table-row table:style-name="ro1">
          <table:table-cell office:value-type="string">
            <text:p>Jonah Lomu Rugby (Europe)</text:p>
          </table:table-cell>
          <table:table-cell office:value-type="float" office:value="1997">
            <text:p>1997</text:p>
          </table:table-cell>
          <table:table-cell office:value-type="string">
            <text:p>ESRB - E (Everyone)</text:p>
          </table:table-cell>
          <table:table-cell office:value-type="string">
            <text:p>Jonah Lomu Rugby </text:p>
          </table:table-cell>
          <table:table-cell office:value-type="string">
            <text:p>Codemasters</text:p>
          </table:table-cell>
          <table:table-cell office:value-type="string">
            <text:p>Rage Software</text:p>
          </table:table-cell>
          <table:table-cell office:value-type="string">
            <text:p>Sports/Rugby</text:p>
          </table:table-cell>
          <table:table-cell office:value-type="float" office:value="3.8">
            <text:p>3.8</text:p>
          </table:table-cell>
          <table:table-cell office:value-type="string">
            <text:p>1-4 Players</text:p>
          </table:table-cell>
          <table:table-cell office:value-type="string">
            <text:p>Based on the 1995 Rugby World Cup in South Africa and officially licenced by player of the tournament Jonah Lomu, this game plays as more of an arcade style of gameplay rather than a sports simulation. Players can compete in the full World Cup, a round-robin league, or a knock-out cup.****The 32 included teams range from the All Blacks of New Zealand and Springboks of South Africa to minnows such as Namibia and Hong Kong, neither of which qualified for the final stages.</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Jonah Lomu Rugby (Europe)&quot;&gt; &lt;year&gt;1997&lt;/year&gt; &lt;rating&gt;ESRB - E (Everyone)&lt;/rating&gt; &lt;title&gt;Jonah Lomu Rugby &lt;/title&gt; &lt;pub&gt;Codemasters&lt;/pub&gt; &lt;dev&gt;Rage Software&lt;/dev&gt; &lt;genre&gt;Sports/Rugby&lt;/genre&gt; &lt;score&gt;3.8&lt;/score&gt; &lt;player&gt;1-4 Players&lt;/player&gt; &lt;story&gt;Based on the 1995 Rugby World Cup in South Africa and officially licenced by player of the tournament Jonah Lomu, this game plays as more of an arcade style of gameplay rather than a sports simulation. Players can compete in the full World Cup, a round-robin league, or a knock-out cup.****The 32 included teams range from the All Blacks of New Zealand and Springboks of South Africa to minnows such as Namibia and Hong Kong, neither of which qualified for the final stages.&lt;/story&gt; &lt;/game&gt;">
            <text:p>&lt;game name="Jonah Lomu Rugby (Europe)"&gt; &lt;year&gt;1997&lt;/year&gt; &lt;rating&gt;ESRB - E (Everyone)&lt;/rating&gt; &lt;title&gt;Jonah Lomu Rugby &lt;/title&gt; &lt;pub&gt;Codemasters&lt;/pub&gt; &lt;dev&gt;Rage Software&lt;/dev&gt; &lt;genre&gt;Sports/Rugby&lt;/genre&gt; &lt;score&gt;3.8&lt;/score&gt; &lt;player&gt;1-4 Players&lt;/player&gt; &lt;story&gt;Based on the 1995 Rugby World Cup in South Africa and officially licenced by player of the tournament Jonah Lomu, this game plays as more of an arcade style of gameplay rather than a sports simulation. Players can compete in the full World Cup, a round-robin league, or a knock-out cup.****The 32 included teams range from the All Blacks of New Zealand and Springboks of South Africa to minnows such as Namibia and Hong Kong, neither of which qualified for the final stages.&lt;/story&gt; &lt;/game&gt;</text:p>
          </table:table-cell>
          <table:table-cell table:number-columns-repeated="1013"/>
        </table:table-row>
        <table:table-row table:style-name="ro1">
          <table:table-cell office:value-type="string">
            <text:p>Keio Flying Squadron 2 (Europe)</text:p>
          </table:table-cell>
          <table:table-cell office:value-type="float" office:value="1997">
            <text:p>1997</text:p>
          </table:table-cell>
          <table:table-cell office:value-type="string">
            <text:p>ESRB - E (Everyone)</text:p>
          </table:table-cell>
          <table:table-cell office:value-type="string">
            <text:p>Keio Flying Squadron 2 </text:p>
          </table:table-cell>
          <table:table-cell office:value-type="string">
            <text:p>Victor Entertainment Inc.</text:p>
          </table:table-cell>
          <table:table-cell office:value-type="string">
            <text:p>Victor Entertainment</text:p>
          </table:table-cell>
          <table:table-cell office:value-type="string">
            <text:p>Platform</text:p>
          </table:table-cell>
          <table:table-cell office:value-type="float" office:value="3.4">
            <text:p>3.4</text:p>
          </table:table-cell>
          <table:table-cell office:value-type="string">
            <text:p>1 Player</text:p>
          </table:table-cell>
          <table:table-cell office:value-type="string">
            <text:p>This is a crazy Japanese anime-style 2D platformer with shooting stages. The game features lots of different gameplay styles and some of the most bizarre bosses you will ever find in a game. <text:s/>Its beautiful platform sections make good use of the Saturn's 2D hardware with scaling, rotation and transparencies. Your protagonist is Rami, a cute, scrawny blonde who dresses like a bunny and kills raccoons with a pink mallet.</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Keio Flying Squadron 2 (Europe)&quot;&gt; &lt;year&gt;1997&lt;/year&gt; &lt;rating&gt;ESRB - E (Everyone)&lt;/rating&gt; &lt;title&gt;Keio Flying Squadron 2 &lt;/title&gt; &lt;pub&gt;Victor Entertainment Inc.&lt;/pub&gt; &lt;dev&gt;Victor Entertainment&lt;/dev&gt; &lt;genre&gt;Platform&lt;/genre&gt; &lt;score&gt;3.4&lt;/score&gt; &lt;player&gt;1 Player&lt;/player&gt; &lt;story&gt;This is a crazy Japanese anime-style 2D platformer with shooting stages. The game features lots of different gameplay styles and some of the most bizarre bosses you will ever find in a game.  Its beautiful platform sections make good use of the Saturn's 2D hardware with scaling, rotation and transparencies. Your protagonist is Rami, a cute, scrawny blonde who dresses like a bunny and kills raccoons with a pink mallet.&lt;/story&gt; &lt;/game&gt;">
            <text:p>&lt;game name="Keio Flying Squadron 2 (Europe)"&gt; &lt;year&gt;1997&lt;/year&gt; &lt;rating&gt;ESRB - E (Everyone)&lt;/rating&gt; &lt;title&gt;Keio Flying Squadron 2 &lt;/title&gt; &lt;pub&gt;Victor Entertainment Inc.&lt;/pub&gt; &lt;dev&gt;Victor Entertainment&lt;/dev&gt; &lt;genre&gt;Platform&lt;/genre&gt; &lt;score&gt;3.4&lt;/score&gt; &lt;player&gt;1 Player&lt;/player&gt; &lt;story&gt;This is a crazy Japanese anime-style 2D platformer with shooting stages. The game features lots of different gameplay styles and some of the most bizarre bosses you will ever find in a game. <text:s/>Its beautiful platform sections make good use of the Saturn's 2D hardware with scaling, rotation and transparencies. Your protagonist is Rami, a cute, scrawny blonde who dresses like a bunny and kills raccoons with a pink mallet.&lt;/story&gt; &lt;/game&gt;</text:p>
          </table:table-cell>
          <table:table-cell table:number-columns-repeated="1013"/>
        </table:table-row>
        <table:table-row table:style-name="ro1">
          <table:table-cell office:value-type="string">
            <text:p>King of Fighters '95, The (Europe)</text:p>
          </table:table-cell>
          <table:table-cell office:value-type="float" office:value="1996">
            <text:p>1996</text:p>
          </table:table-cell>
          <table:table-cell office:value-type="string">
            <text:p>ESRB - M (Mature)</text:p>
          </table:table-cell>
          <table:table-cell office:value-type="string">
            <text:p>King of Fighters '95, The </text:p>
          </table:table-cell>
          <table:table-cell office:value-type="string">
            <text:p>SNK Corporation</text:p>
          </table:table-cell>
          <table:table-cell office:value-type="string">
            <text:p>SNK</text:p>
          </table:table-cell>
          <table:table-cell office:value-type="string">
            <text:p>Fighter</text:p>
          </table:table-cell>
          <table:table-cell office:value-type="float" office:value="3.9">
            <text:p>3.9</text:p>
          </table:table-cell>
          <table:table-cell office:value-type="string">
            <text:p>1-2 Players</text:p>
          </table:table-cell>
          <table:table-cell office:value-type="string">
            <text:p>The first sequel in the King of Fighters series picks up a year after the end of the first tournament. Once again, fighters from all over the world receive a mysterious invitation to a team-based fighting tournament. And just like last year, it appears that the notorious criminal Rugal Bernstein is behind it, apparently returning from the dead to raise havok once again...****The King of Fighters '95 introduces Kyo Kusanagi's rival Iori Yagami, and firmly places Kyo as the main character for the rest of the series. The gameplay of The King of Fighters '95 is essentially unchanged from the previous title, though it does introduce the "team edit" concept which would remain as a standard feature of the series. Using the "team edit" feature, it is possible to create a totally customized team using any of the available fighters, or use one of the default teams if you wish.</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King of Fighters '95, The (Europe)&quot;&gt; &lt;year&gt;1996&lt;/year&gt; &lt;rating&gt;ESRB - M (Mature)&lt;/rating&gt; &lt;title&gt;King of Fighters '95, The &lt;/title&gt; &lt;pub&gt;SNK Corporation&lt;/pub&gt; &lt;dev&gt;SNK&lt;/dev&gt; &lt;genre&gt;Fighter&lt;/genre&gt; &lt;score&gt;3.9&lt;/score&gt; &lt;player&gt;1-2 Players&lt;/player&gt; &lt;story&gt;The first sequel in the King of Fighters series picks up a year after the end of the first tournament. Once again, fighters from all over the world receive a mysterious invitation to a team-based fighting tournament. And just like last year, it appears that the notorious criminal Rugal Bernstein is behind it, apparently returning from the dead to raise havok once again...****The King of Fighters '95 introduces Kyo Kusanagi's rival Iori Yagami, and firmly places Kyo as the main character for the rest of the series. The gameplay of The King of Fighters '95 is essentially unchanged from the previous title, though it does introduce the &quot;team edit&quot; concept which would remain as a standard feature of the series. Using the &quot;team edit&quot; feature, it is possible to create a totally customized team using any of the available fighters, or use one of the default teams if you wish.&lt;/story&gt; &lt;/game&gt;">
            <text:p>&lt;game name="King of Fighters '95, The (Europe)"&gt; &lt;year&gt;1996&lt;/year&gt; &lt;rating&gt;ESRB - M (Mature)&lt;/rating&gt; &lt;title&gt;King of Fighters '95, The &lt;/title&gt; &lt;pub&gt;SNK Corporation&lt;/pub&gt; &lt;dev&gt;SNK&lt;/dev&gt; &lt;genre&gt;Fighter&lt;/genre&gt; &lt;score&gt;3.9&lt;/score&gt; &lt;player&gt;1-2 Players&lt;/player&gt; &lt;story&gt;The first sequel in the King of Fighters series picks up a year after the end of the first tournament. Once again, fighters from all over the world receive a mysterious invitation to a team-based fighting tournament. And just like last year, it appears that the notorious criminal Rugal Bernstein is behind it, apparently returning from the dead to raise havok once again...****The King of Fighters '95 introduces Kyo Kusanagi's rival Iori Yagami, and firmly places Kyo as the main character for the rest of the series. The gameplay of The King of Fighters '95 is essentially unchanged from the previous title, though it does introduce the "team edit" concept which would remain as a standard feature of the series. Using the "team edit" feature, it is possible to create a totally customized team using any of the available fighters, or use one of the default teams if you wish.&lt;/story&gt; &lt;/game&gt;</text:p>
          </table:table-cell>
          <table:table-cell table:number-columns-repeated="1013"/>
        </table:table-row>
        <table:table-row table:style-name="ro1">
          <table:table-cell office:value-type="string">
            <text:p>Krazy Ivan (Europe)</text:p>
          </table:table-cell>
          <table:table-cell office:value-type="float" office:value="1997">
            <text:p>1997</text:p>
          </table:table-cell>
          <table:table-cell office:value-type="string">
            <text:p>ESRB - E (Everyone)</text:p>
          </table:table-cell>
          <table:table-cell office:value-type="string">
            <text:p>Krazy Ivan </text:p>
          </table:table-cell>
          <table:table-cell office:value-type="string">
            <text:p>Psygnosis Limited</text:p>
          </table:table-cell>
          <table:table-cell office:value-type="string">
            <text:p>Psygnosis</text:p>
          </table:table-cell>
          <table:table-cell office:value-type="string">
            <text:p>Simulation</text:p>
          </table:table-cell>
          <table:table-cell office:value-type="float" office:value="3.4">
            <text:p>3.4</text:p>
          </table:table-cell>
          <table:table-cell office:value-type="string">
            <text:p>1 Player</text:p>
          </table:table-cell>
          <table:table-cell office:value-type="string">
            <text:p>In the early 21st century, the Earth is under attack by aliens. In five areas of the planet, they have erected energy generators, creating a field that slowly encompasses the entire planet surface. They have also taken hundreds of humans prisoner. Someone has to stop them. Enter Russian Commander Ivan Popovich, nicknamed "Krazy Ivan". He is a paranoid schizophrenic, prone to burst out into violence at any time. In other words, he's perfect for the job.****The player controls Ivan's "Steel Cossack" power suit on the three-dimensional battlefields. In each of the five areas in the game, two kinds of enemies can be found: Drones and Sentients. Drones are smaller air and ground vehicles that often respawn. Sentients are mechs similar in size and capability to the Steel Cossack. Each of the Sentients must be eliminated before the energy field generator can be destroyed to complete the mission.****The Cossack is capable of carrying lots of weapons: projectile and energy guns, unguided and guided missiles, and other special weapons. Destroyed enemies reveal captured humans, to be rescued by Ivan, and power-ups, which recharge shields or rearm weapons.****After a successful mission, Ivan can upgrade the Cossack with more powerful weapons and replace the mech's armor.****Between the missions, rather humorous live-action cutscenes (starring English actors sporting thick Russian accents) continue the story.</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Krazy Ivan (Europe)&quot;&gt; &lt;year&gt;1997&lt;/year&gt; &lt;rating&gt;ESRB - E (Everyone)&lt;/rating&gt; &lt;title&gt;Krazy Ivan &lt;/title&gt; &lt;pub&gt;Psygnosis Limited&lt;/pub&gt; &lt;dev&gt;Psygnosis&lt;/dev&gt; &lt;genre&gt;Simulation&lt;/genre&gt; &lt;score&gt;3.4&lt;/score&gt; &lt;player&gt;1 Player&lt;/player&gt; &lt;story&gt;In the early 21st century, the Earth is under attack by aliens. In five areas of the planet, they have erected energy generators, creating a field that slowly encompasses the entire planet surface. They have also taken hundreds of humans prisoner. Someone has to stop them. Enter Russian Commander Ivan Popovich, nicknamed &quot;Krazy Ivan&quot;. He is a paranoid schizophrenic, prone to burst out into violence at any time. In other words, he's perfect for the job.****The player controls Ivan's &quot;Steel Cossack&quot; power suit on the three-dimensional battlefields. In each of the five areas in the game, two kinds of enemies can be found: Drones and Sentients. Drones are smaller air and ground vehicles that often respawn. Sentients are mechs similar in size and capability to the Steel Cossack. Each of the Sentients must be eliminated before the energy field generator can be destroyed to complete the mission.****The Cossack is capable of carrying lots of weapons: projectile and energy guns, unguided and guided missiles, and other special weapons. Destroyed enemies reveal captured humans, to be rescued by Ivan, and power-ups, which recharge shields or rearm weapons.****After a successful mission, Ivan can upgrade the Cossack with more powerful weapons and replace the mech's armor.****Between the missions, rather humorous live-action cutscenes (starring English actors sporting thick Russian accents) continue the story.&lt;/story&gt; &lt;/game&gt;">
            <text:p>&lt;game name="Krazy Ivan (Europe)"&gt; &lt;year&gt;1997&lt;/year&gt; &lt;rating&gt;ESRB - E (Everyone)&lt;/rating&gt; &lt;title&gt;Krazy Ivan &lt;/title&gt; &lt;pub&gt;Psygnosis Limited&lt;/pub&gt; &lt;dev&gt;Psygnosis&lt;/dev&gt; &lt;genre&gt;Simulation&lt;/genre&gt; &lt;score&gt;3.4&lt;/score&gt; &lt;player&gt;1 Player&lt;/player&gt; &lt;story&gt;In the early 21st century, the Earth is under attack by aliens. In five areas of the planet, they have erected energy generators, creating a field that slowly encompasses the entire planet surface. They have also taken hundreds of humans prisoner. Someone has to stop them. Enter Russian Commander Ivan Popovich, nicknamed "Krazy Ivan". He is a paranoid schizophrenic, prone to burst out into violence at any time. In other words, he's perfect for the job.****The player controls Ivan's "Steel Cossack" power suit on the three-dimensional battlefields. In each of the five areas in the game, two kinds of enemies can be found: Drones and Sentients. Drones are smaller air and ground vehicles that often respawn. Sentients are mechs similar in size and capability to the Steel Cossack. Each of the Sentients must be eliminated before the energy field generator can be destroyed to complete the mission.****The Cossack is capable of carrying lots of weapons: projectile and energy guns, unguided and guided missiles, and other special weapons. Destroyed enemies reveal captured humans, to be rescued by Ivan, and power-ups, which recharge shields or rearm weapons.****After a successful mission, Ivan can upgrade the Cossack with more powerful weapons and replace the mech's armor.****Between the missions, rather humorous live-action cutscenes (starring English actors sporting thick Russian accents) continue the story.&lt;/story&gt; &lt;/game&gt;</text:p>
          </table:table-cell>
          <table:table-cell table:number-columns-repeated="1013"/>
        </table:table-row>
        <table:table-row table:style-name="ro1">
          <table:table-cell office:value-type="string">
            <text:p>Last Bronx (USA)</text:p>
          </table:table-cell>
          <table:table-cell office:value-type="float" office:value="1997">
            <text:p>1997</text:p>
          </table:table-cell>
          <table:table-cell office:value-type="string">
            <text:p>ESRB - T (Teen)</text:p>
          </table:table-cell>
          <table:table-cell office:value-type="string">
            <text:p>Last Bronx </text:p>
          </table:table-cell>
          <table:table-cell office:value-type="string">
            <text:p>SEGA Enterprises Ltd.</text:p>
          </table:table-cell>
          <table:table-cell office:value-type="string">
            <text:p>Sega</text:p>
          </table:table-cell>
          <table:table-cell office:value-type="string">
            <text:p>Fighter</text:p>
          </table:table-cell>
          <table:table-cell office:value-type="float" office:value="3.7">
            <text:p>3.7</text:p>
          </table:table-cell>
          <table:table-cell office:value-type="string">
            <text:p>1-2 Players</text:p>
          </table:table-cell>
          <table:table-cell office:value-type="string">
            <text:p>The leader of Soul Crew, the toughest gang in Tokyo, was viciously killed. Shortly after that an anonymous challenge appeared in graffiti scrawls all over the city "inviting" all of the city's gang leaders to a fighting tournament that will settle which group has the power to rule Tokyo. Everyone knew refusing to participate was not an option.****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Last Bronx (USA)&quot;&gt; &lt;year&gt;1997&lt;/year&gt; &lt;rating&gt;ESRB - T (Teen)&lt;/rating&gt; &lt;title&gt;Last Bronx &lt;/title&gt; &lt;pub&gt;SEGA Enterprises Ltd.&lt;/pub&gt; &lt;dev&gt;Sega&lt;/dev&gt; &lt;genre&gt;Fighter&lt;/genre&gt; &lt;score&gt;3.7&lt;/score&gt; &lt;player&gt;1-2 Players&lt;/player&gt; &lt;story&gt;The leader of Soul Crew, the toughest gang in Tokyo, was viciously killed. Shortly after that an anonymous challenge appeared in graffiti scrawls all over the city &quot;inviting&quot; all of the city's gang leaders to a fighting tournament that will settle which group has the power to rule Tokyo. Everyone knew refusing to participate was not an option.****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lt;/story&gt; &lt;/game&gt;">
            <text:p>&lt;game name="Last Bronx (USA)"&gt; &lt;year&gt;1997&lt;/year&gt; &lt;rating&gt;ESRB - T (Teen)&lt;/rating&gt; &lt;title&gt;Last Bronx &lt;/title&gt; &lt;pub&gt;SEGA Enterprises Ltd.&lt;/pub&gt; &lt;dev&gt;Sega&lt;/dev&gt; &lt;genre&gt;Fighter&lt;/genre&gt; &lt;score&gt;3.7&lt;/score&gt; &lt;player&gt;1-2 Players&lt;/player&gt; &lt;story&gt;The leader of Soul Crew, the toughest gang in Tokyo, was viciously killed. Shortly after that an anonymous challenge appeared in graffiti scrawls all over the city "inviting" all of the city's gang leaders to a fighting tournament that will settle which group has the power to rule Tokyo. Everyone knew refusing to participate was not an option.****Just like in Virtua Fighter 2, you fight in 3D stages and every character has its unique style and feel. But unlike the PC version of Virtua Fighter 2, where the background of every stage is a flat picture, in Last Bronx all the scenery is done in 3D. Plus, you can taunt your opponent during the fight!&lt;/story&gt; &lt;/game&gt;</text:p>
          </table:table-cell>
          <table:table-cell table:number-columns-repeated="1013"/>
        </table:table-row>
        <table:table-row table:style-name="ro1">
          <table:table-cell office:value-type="string">
            <text:p>Last Gladiators - Digital Pinball (USA)</text:p>
          </table:table-cell>
          <table:table-cell office:value-type="float" office:value="1996">
            <text:p>1996</text:p>
          </table:table-cell>
          <table:table-cell office:value-type="string">
            <text:p>ESRB - E (Everyone)</text:p>
          </table:table-cell>
          <table:table-cell office:value-type="string">
            <text:p>Last Gladiators - Digital Pinball </text:p>
          </table:table-cell>
          <table:table-cell office:value-type="string">
            <text:p>Time Warner Interactive</text:p>
          </table:table-cell>
          <table:table-cell office:value-type="string">
            <text:p>Kaze</text:p>
          </table:table-cell>
          <table:table-cell office:value-type="string">
            <text:p>Pinball</text:p>
          </table:table-cell>
          <table:table-cell office:value-type="float" office:value="3.9">
            <text:p>3.9</text:p>
          </table:table-cell>
          <table:table-cell office:value-type="string">
            <text:p>1 Player</text:p>
          </table:table-cell>
          <table:table-cell office:value-type="string">
            <text:p>Digital Pinball is a very colourful pinball simulator featuring crisp, clear visuals. It has 4 different tables (Gladiators, Knight of the Roses, Dragon Showdown and Warlock). Each table has approximately 10 rounds and a multiball mode. The manual includes a map and detailed round descriptions for each table.</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Last Gladiators - Digital Pinball (USA)&quot;&gt; &lt;year&gt;1996&lt;/year&gt; &lt;rating&gt;ESRB - E (Everyone)&lt;/rating&gt; &lt;title&gt;Last Gladiators - Digital Pinball &lt;/title&gt; &lt;pub&gt;Time Warner Interactive&lt;/pub&gt; &lt;dev&gt;Kaze&lt;/dev&gt; &lt;genre&gt;Pinball&lt;/genre&gt; &lt;score&gt;3.9&lt;/score&gt; &lt;player&gt;1 Player&lt;/player&gt; &lt;story&gt;Digital Pinball is a very colourful pinball simulator featuring crisp, clear visuals. It has 4 different tables (Gladiators, Knight of the Roses, Dragon Showdown and Warlock). Each table has approximately 10 rounds and a multiball mode. The manual includes a map and detailed round descriptions for each table.&lt;/story&gt; &lt;/game&gt;">
            <text:p>&lt;game name="Last Gladiators - Digital Pinball (USA)"&gt; &lt;year&gt;1996&lt;/year&gt; &lt;rating&gt;ESRB - E (Everyone)&lt;/rating&gt; &lt;title&gt;Last Gladiators - Digital Pinball &lt;/title&gt; &lt;pub&gt;Time Warner Interactive&lt;/pub&gt; &lt;dev&gt;Kaze&lt;/dev&gt; &lt;genre&gt;Pinball&lt;/genre&gt; &lt;score&gt;3.9&lt;/score&gt; &lt;player&gt;1 Player&lt;/player&gt; &lt;story&gt;Digital Pinball is a very colourful pinball simulator featuring crisp, clear visuals. It has 4 different tables (Gladiators, Knight of the Roses, Dragon Showdown and Warlock). Each table has approximately 10 rounds and a multiball mode. The manual includes a map and detailed round descriptions for each table.&lt;/story&gt; &lt;/game&gt;</text:p>
          </table:table-cell>
          <table:table-cell table:number-columns-repeated="1013"/>
        </table:table-row>
        <table:table-row table:style-name="ro1">
          <table:table-cell office:value-type="string">
            <text:p>Legend of Oasis, The (USA)</text:p>
          </table:table-cell>
          <table:table-cell office:value-type="float" office:value="1996">
            <text:p>1996</text:p>
          </table:table-cell>
          <table:table-cell office:value-type="string">
            <text:p>ESRB - E (Everyone)</text:p>
          </table:table-cell>
          <table:table-cell office:value-type="string">
            <text:p>Legend of Oasis, The </text:p>
          </table:table-cell>
          <table:table-cell office:value-type="string">
            <text:p>SEGA of America, Inc.</text:p>
          </table:table-cell>
          <table:table-cell office:value-type="string">
            <text:p>Ancient</text:p>
          </table:table-cell>
          <table:table-cell office:value-type="string">
            <text:p>Role-Playing</text:p>
          </table:table-cell>
          <table:table-cell office:value-type="float" office:value="4.4">
            <text:p>4.4</text:p>
          </table:table-cell>
          <table:table-cell office:value-type="string">
            <text:p>1 Player</text:p>
          </table:table-cell>
          <table:table-cell office:value-type="string">
            <text:p>The Story of Thor 2 is the prequel to the game The Story of Thor on the Genesis/Mega Drive. The game is played from a top down perspective similar to most RPGs that graced the 2D consoles such as Zelda or Shining Force. You play a character who, along with being able to kick and slash his way about the place, also can use the powers of six elemental spirits (fire, water etc.) to both destroy bad guys and solve various puzzles.****The game features high-resolution 2D graphics which are much improved over its Genesis counterpart and CD quality audio. It really shows off the 2D capabilities of the Saturn system. The gameplay itself is not all that much different from the first game however and doesn't really expand the RPG components of the game. This series is very much an action-oriented RPG game.</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Legend of Oasis, The (USA)&quot;&gt; &lt;year&gt;1996&lt;/year&gt; &lt;rating&gt;ESRB - E (Everyone)&lt;/rating&gt; &lt;title&gt;Legend of Oasis, The &lt;/title&gt; &lt;pub&gt;SEGA of America, Inc.&lt;/pub&gt; &lt;dev&gt;Ancient&lt;/dev&gt; &lt;genre&gt;Role-Playing&lt;/genre&gt; &lt;score&gt;4.4&lt;/score&gt; &lt;player&gt;1 Player&lt;/player&gt; &lt;story&gt;The Story of Thor 2 is the prequel to the game The Story of Thor on the Genesis/Mega Drive. The game is played from a top down perspective similar to most RPGs that graced the 2D consoles such as Zelda or Shining Force. You play a character who, along with being able to kick and slash his way about the place, also can use the powers of six elemental spirits (fire, water etc.) to both destroy bad guys and solve various puzzles.****The game features high-resolution 2D graphics which are much improved over its Genesis counterpart and CD quality audio. It really shows off the 2D capabilities of the Saturn system. The gameplay itself is not all that much different from the first game however and doesn't really expand the RPG components of the game. This series is very much an action-oriented RPG game.&lt;/story&gt; &lt;/game&gt;">
            <text:p>&lt;game name="Legend of Oasis, The (USA)"&gt; &lt;year&gt;1996&lt;/year&gt; &lt;rating&gt;ESRB - E (Everyone)&lt;/rating&gt; &lt;title&gt;Legend of Oasis, The &lt;/title&gt; &lt;pub&gt;SEGA of America, Inc.&lt;/pub&gt; &lt;dev&gt;Ancient&lt;/dev&gt; &lt;genre&gt;Role-Playing&lt;/genre&gt; &lt;score&gt;4.4&lt;/score&gt; &lt;player&gt;1 Player&lt;/player&gt; &lt;story&gt;The Story of Thor 2 is the prequel to the game The Story of Thor on the Genesis/Mega Drive. The game is played from a top down perspective similar to most RPGs that graced the 2D consoles such as Zelda or Shining Force. You play a character who, along with being able to kick and slash his way about the place, also can use the powers of six elemental spirits (fire, water etc.) to both destroy bad guys and solve various puzzles.****The game features high-resolution 2D graphics which are much improved over its Genesis counterpart and CD quality audio. It really shows off the 2D capabilities of the Saturn system. The gameplay itself is not all that much different from the first game however and doesn't really expand the RPG components of the game. This series is very much an action-oriented RPG game.&lt;/story&gt; &lt;/game&gt;</text:p>
          </table:table-cell>
          <table:table-cell table:number-columns-repeated="1013"/>
        </table:table-row>
        <table:table-row table:style-name="ro1">
          <table:table-cell office:value-type="string">
            <text:p>Loaded (USA)</text:p>
          </table:table-cell>
          <table:table-cell office:value-type="float" office:value="1996">
            <text:p>1996</text:p>
          </table:table-cell>
          <table:table-cell office:value-type="string">
            <text:p>ESRB - M (Mature)</text:p>
          </table:table-cell>
          <table:table-cell office:value-type="string">
            <text:p>Loaded </text:p>
          </table:table-cell>
          <table:table-cell office:value-type="string">
            <text:p>Interplay Entertainment Corp.</text:p>
          </table:table-cell>
          <table:table-cell office:value-type="string">
            <text:p>Gremlin Interactive</text:p>
          </table:table-cell>
          <table:table-cell office:value-type="string">
            <text:p>Action</text:p>
          </table:table-cell>
          <table:table-cell office:value-type="float" office:value="4.3">
            <text:p>4.3</text:p>
          </table:table-cell>
          <table:table-cell office:value-type="string">
            <text:p>1-2 Players</text:p>
          </table:table-cell>
          <table:table-cell office:value-type="string">
            <text:p>Loaded is a violent, bloody game which places you in the boots of one of six characters, who are all strange and deformed, from a pyschotic clown to a huge baby.****Loaded is a mission based game, where you have to complete various objectives, such as "Escape the prison." <text:s/>Throughout each mission, there is a huge amount of enemies to kill.****You can choose to play through the single player campaign, or you can go head to head in two player.</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Loaded (USA)&quot;&gt; &lt;year&gt;1996&lt;/year&gt; &lt;rating&gt;ESRB - M (Mature)&lt;/rating&gt; &lt;title&gt;Loaded &lt;/title&gt; &lt;pub&gt;Interplay Entertainment Corp.&lt;/pub&gt; &lt;dev&gt;Gremlin Interactive&lt;/dev&gt; &lt;genre&gt;Action&lt;/genre&gt; &lt;score&gt;4.3&lt;/score&gt; &lt;player&gt;1-2 Players&lt;/player&gt; &lt;story&gt;Loaded is a violent, bloody game which places you in the boots of one of six characters, who are all strange and deformed, from a pyschotic clown to a huge baby.****Loaded is a mission based game, where you have to complete various objectives, such as &quot;Escape the prison.&quot;  Throughout each mission, there is a huge amount of enemies to kill.****You can choose to play through the single player campaign, or you can go head to head in two player.&lt;/story&gt; &lt;/game&gt;">
            <text:p>&lt;game name="Loaded (USA)"&gt; &lt;year&gt;1996&lt;/year&gt; &lt;rating&gt;ESRB - M (Mature)&lt;/rating&gt; &lt;title&gt;Loaded &lt;/title&gt; &lt;pub&gt;Interplay Entertainment Corp.&lt;/pub&gt; &lt;dev&gt;Gremlin Interactive&lt;/dev&gt; &lt;genre&gt;Action&lt;/genre&gt; &lt;score&gt;4.3&lt;/score&gt; &lt;player&gt;1-2 Players&lt;/player&gt; &lt;story&gt;Loaded is a violent, bloody game which places you in the boots of one of six characters, who are all strange and deformed, from a pyschotic clown to a huge baby.****Loaded is a mission based game, where you have to complete various objectives, such as "Escape the prison." <text:s/>Throughout each mission, there is a huge amount of enemies to kill.****You can choose to play through the single player campaign, or you can go head to head in two player.&lt;/story&gt; &lt;/game&gt;</text:p>
          </table:table-cell>
          <table:table-cell table:number-columns-repeated="1013"/>
        </table:table-row>
        <table:table-row table:style-name="ro1">
          <table:table-cell office:value-type="string">
            <text:p>Lost World, The - Jurassic Park (USA)</text:p>
          </table:table-cell>
          <table:table-cell office:value-type="float" office:value="1997">
            <text:p>1997</text:p>
          </table:table-cell>
          <table:table-cell office:value-type="string">
            <text:p>ESRB - T (Teen)</text:p>
          </table:table-cell>
          <table:table-cell office:value-type="string">
            <text:p>Lost World, The - Jurassic Park </text:p>
          </table:table-cell>
          <table:table-cell office:value-type="string">
            <text:p>SEGA of America, Inc.</text:p>
          </table:table-cell>
          <table:table-cell office:value-type="string">
            <text:p>DreamWorks Interactive</text:p>
          </table:table-cell>
          <table:table-cell office:value-type="string">
            <text:p>Platform</text:p>
          </table:table-cell>
          <table:table-cell office:value-type="float" office:value="4.3">
            <text:p>4.3</text:p>
          </table:table-cell>
          <table:table-cell office:value-type="string">
            <text:p>1 Player</text:p>
          </table:table-cell>
          <table:table-cell office:value-type="string">
            <text:p>The dinosaurs are back in this monstrous sequel. Take a dinosaur-stomping adventure through 'Site B' as you try to reach a radiophone to call a helicopter to get you out of there. But your journey won't be easy, because along the way you'll run into fierce, menacing dinosaurs that'll try to catch and eat you.****Play as characters from the movie and use weapons such as the tranquilizer, rocket launcher, and the shotgun. Featuring music straight out of the movie, many levels and fast gameplay, JURASSIC PARK is back... with bite!****5 different playable characters, over 30 levels, 20 different dinosaurs, variety of secret paths and hidden areas, 3D rendered graphics.</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Lost World, The - Jurassic Park (USA)&quot;&gt; &lt;year&gt;1997&lt;/year&gt; &lt;rating&gt;ESRB - T (Teen)&lt;/rating&gt; &lt;title&gt;Lost World, The - Jurassic Park &lt;/title&gt; &lt;pub&gt;SEGA of America, Inc.&lt;/pub&gt; &lt;dev&gt;DreamWorks Interactive&lt;/dev&gt; &lt;genre&gt;Platform&lt;/genre&gt; &lt;score&gt;4.3&lt;/score&gt; &lt;player&gt;1 Player&lt;/player&gt; &lt;story&gt;The dinosaurs are back in this monstrous sequel. Take a dinosaur-stomping adventure through 'Site B' as you try to reach a radiophone to call a helicopter to get you out of there. But your journey won't be easy, because along the way you'll run into fierce, menacing dinosaurs that'll try to catch and eat you.****Play as characters from the movie and use weapons such as the tranquilizer, rocket launcher, and the shotgun. Featuring music straight out of the movie, many levels and fast gameplay, JURASSIC PARK is back... with bite!****5 different playable characters, over 30 levels, 20 different dinosaurs, variety of secret paths and hidden areas, 3D rendered graphics.&lt;/story&gt; &lt;/game&gt;">
            <text:p>&lt;game name="Lost World, The - Jurassic Park (USA)"&gt; &lt;year&gt;1997&lt;/year&gt; &lt;rating&gt;ESRB - T (Teen)&lt;/rating&gt; &lt;title&gt;Lost World, The - Jurassic Park &lt;/title&gt; &lt;pub&gt;SEGA of America, Inc.&lt;/pub&gt; &lt;dev&gt;DreamWorks Interactive&lt;/dev&gt; &lt;genre&gt;Platform&lt;/genre&gt; &lt;score&gt;4.3&lt;/score&gt; &lt;player&gt;1 Player&lt;/player&gt; &lt;story&gt;The dinosaurs are back in this monstrous sequel. Take a dinosaur-stomping adventure through 'Site B' as you try to reach a radiophone to call a helicopter to get you out of there. But your journey won't be easy, because along the way you'll run into fierce, menacing dinosaurs that'll try to catch and eat you.****Play as characters from the movie and use weapons such as the tranquilizer, rocket launcher, and the shotgun. Featuring music straight out of the movie, many levels and fast gameplay, JURASSIC PARK is back... with bite!****5 different playable characters, over 30 levels, 20 different dinosaurs, variety of secret paths and hidden areas, 3D rendered graphics.&lt;/story&gt; &lt;/game&gt;</text:p>
          </table:table-cell>
          <table:table-cell table:number-columns-repeated="1013"/>
        </table:table-row>
        <table:table-row table:style-name="ro1">
          <table:table-cell office:value-type="string">
            <text:p>Lunacy (USA) (Disc 1)</text:p>
          </table:table-cell>
          <table:table-cell office:value-type="float" office:value="1997">
            <text:p>1997</text:p>
          </table:table-cell>
          <table:table-cell office:value-type="string">
            <text:p>ESRB - E (Everyone)</text:p>
          </table:table-cell>
          <table:table-cell office:value-type="string">
            <text:p>Lunacy <text:s/>Disk 1</text:p>
          </table:table-cell>
          <table:table-cell office:value-type="string">
            <text:p>Atlus Software, Inc.</text:p>
          </table:table-cell>
          <table:table-cell office:value-type="string">
            <text:p>Sega</text:p>
          </table:table-cell>
          <table:table-cell office:value-type="string">
            <text:p>Adventure</text:p>
          </table:table-cell>
          <table:table-cell office:value-type="float" office:value="4.8">
            <text:p>4.8</text:p>
          </table:table-cell>
          <table:table-cell office:value-type="string">
            <text:p>1 Player</text:p>
          </table:table-cell>
          <table:table-cell office:value-type="string">
            <text:p>You play a traveler named Fred who has lost his memory. The only thing that gives him a clue to his past is a mysterious tattoo on his forehead that leads him to a strange place called City of Mists. Wandering through the bizarre locations of the town, Fred has to reveal the secret that leads to his past and to stop the evil plans of the maniacal Lord Gordon.****"Lunacy" is a first-person adventure of the <text:s/>Myst school, with a simple interface and many complex puzzles.</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Lunacy (USA) (Disc 1)&quot;&gt; &lt;year&gt;1997&lt;/year&gt; &lt;rating&gt;ESRB - E (Everyone)&lt;/rating&gt; &lt;title&gt;Lunacy  Disk 1&lt;/title&gt; &lt;pub&gt;Atlus Software, Inc.&lt;/pub&gt; &lt;dev&gt;Sega&lt;/dev&gt; &lt;genre&gt;Adventure&lt;/genre&gt; &lt;score&gt;4.8&lt;/score&gt; &lt;player&gt;1 Player&lt;/player&gt; &lt;story&gt;You play a traveler named Fred who has lost his memory. The only thing that gives him a clue to his past is a mysterious tattoo on his forehead that leads him to a strange place called City of Mists. Wandering through the bizarre locations of the town, Fred has to reveal the secret that leads to his past and to stop the evil plans of the maniacal Lord Gordon.****&quot;Lunacy&quot; is a first-person adventure of the  Myst school, with a simple interface and many complex puzzles.&lt;/story&gt; &lt;/game&gt;">
            <text:p>&lt;game name="Lunacy (USA) (Disc 1)"&gt; &lt;year&gt;1997&lt;/year&gt; &lt;rating&gt;ESRB - E (Everyone)&lt;/rating&gt; &lt;title&gt;Lunacy <text:s/>Disk 1&lt;/title&gt; &lt;pub&gt;Atlus Software, Inc.&lt;/pub&gt; &lt;dev&gt;Sega&lt;/dev&gt; &lt;genre&gt;Adventure&lt;/genre&gt; &lt;score&gt;4.8&lt;/score&gt; &lt;player&gt;1 Player&lt;/player&gt; &lt;story&gt;You play a traveler named Fred who has lost his memory. The only thing that gives him a clue to his past is a mysterious tattoo on his forehead that leads him to a strange place called City of Mists. Wandering through the bizarre locations of the town, Fred has to reveal the secret that leads to his past and to stop the evil plans of the maniacal Lord Gordon.****"Lunacy" is a first-person adventure of the <text:s/>Myst school, with a simple interface and many complex puzzles.&lt;/story&gt; &lt;/game&gt;</text:p>
          </table:table-cell>
          <table:table-cell table:number-columns-repeated="1013"/>
        </table:table-row>
        <table:table-row table:style-name="ro1">
          <table:table-cell office:value-type="string">
            <text:p>Lunacy (USA) (Disc 2)</text:p>
          </table:table-cell>
          <table:table-cell office:value-type="float" office:value="1997">
            <text:p>1997</text:p>
          </table:table-cell>
          <table:table-cell office:value-type="string">
            <text:p>ESRB - E (Everyone)</text:p>
          </table:table-cell>
          <table:table-cell office:value-type="string">
            <text:p>Lunacy <text:s/>Disk 2</text:p>
          </table:table-cell>
          <table:table-cell office:value-type="string">
            <text:p>Atlus Software, Inc.</text:p>
          </table:table-cell>
          <table:table-cell office:value-type="string">
            <text:p>Sega</text:p>
          </table:table-cell>
          <table:table-cell office:value-type="string">
            <text:p>Adventure</text:p>
          </table:table-cell>
          <table:table-cell office:value-type="float" office:value="4.8">
            <text:p>4.8</text:p>
          </table:table-cell>
          <table:table-cell office:value-type="string">
            <text:p>1 Player</text:p>
          </table:table-cell>
          <table:table-cell office:value-type="string">
            <text:p>You play a traveler named Fred who has lost his memory. The only thing that gives him a clue to his past is a mysterious tattoo on his forehead that leads him to a strange place called City of Mists. Wandering through the bizarre locations of the town, Fred has to reveal the secret that leads to his past and to stop the evil plans of the maniacal Lord Gordon.****"Lunacy" is a first-person adventure of the <text:s/>Myst school, with a simple interface and many complex puzzles.</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Lunacy (USA) (Disc 2)&quot;&gt; &lt;year&gt;1997&lt;/year&gt; &lt;rating&gt;ESRB - E (Everyone)&lt;/rating&gt; &lt;title&gt;Lunacy  Disk 2&lt;/title&gt; &lt;pub&gt;Atlus Software, Inc.&lt;/pub&gt; &lt;dev&gt;Sega&lt;/dev&gt; &lt;genre&gt;Adventure&lt;/genre&gt; &lt;score&gt;4.8&lt;/score&gt; &lt;player&gt;1 Player&lt;/player&gt; &lt;story&gt;You play a traveler named Fred who has lost his memory. The only thing that gives him a clue to his past is a mysterious tattoo on his forehead that leads him to a strange place called City of Mists. Wandering through the bizarre locations of the town, Fred has to reveal the secret that leads to his past and to stop the evil plans of the maniacal Lord Gordon.****&quot;Lunacy&quot; is a first-person adventure of the  Myst school, with a simple interface and many complex puzzles.&lt;/story&gt; &lt;/game&gt;">
            <text:p>&lt;game name="Lunacy (USA) (Disc 2)"&gt; &lt;year&gt;1997&lt;/year&gt; &lt;rating&gt;ESRB - E (Everyone)&lt;/rating&gt; &lt;title&gt;Lunacy <text:s/>Disk 2&lt;/title&gt; &lt;pub&gt;Atlus Software, Inc.&lt;/pub&gt; &lt;dev&gt;Sega&lt;/dev&gt; &lt;genre&gt;Adventure&lt;/genre&gt; &lt;score&gt;4.8&lt;/score&gt; &lt;player&gt;1 Player&lt;/player&gt; &lt;story&gt;You play a traveler named Fred who has lost his memory. The only thing that gives him a clue to his past is a mysterious tattoo on his forehead that leads him to a strange place called City of Mists. Wandering through the bizarre locations of the town, Fred has to reveal the secret that leads to his past and to stop the evil plans of the maniacal Lord Gordon.****"Lunacy" is a first-person adventure of the <text:s/>Myst school, with a simple interface and many complex puzzles.&lt;/story&gt; &lt;/game&gt;</text:p>
          </table:table-cell>
          <table:table-cell table:number-columns-repeated="1013"/>
        </table:table-row>
        <table:table-row table:style-name="ro1">
          <table:table-cell office:value-type="string">
            <text:p>Machine Head (USA)</text:p>
          </table:table-cell>
          <table:table-cell office:value-type="float" office:value="1997">
            <text:p>1997</text:p>
          </table:table-cell>
          <table:table-cell office:value-type="string">
            <text:p>ESRB - T (Teen)</text:p>
          </table:table-cell>
          <table:table-cell office:value-type="string">
            <text:p>Machine Head </text:p>
          </table:table-cell>
          <table:table-cell office:value-type="string">
            <text:p>Eidos Interactive</text:p>
          </table:table-cell>
          <table:table-cell office:value-type="string">
            <text:p>Domark</text:p>
          </table:table-cell>
          <table:table-cell office:value-type="string">
            <text:p>Action</text:p>
          </table:table-cell>
          <table:table-cell office:value-type="string">
            <text:p>4.0</text:p>
          </table:table-cell>
          <table:table-cell office:value-type="string">
            <text:p>1 Player</text:p>
          </table:table-cell>
          <table:table-cell office:value-type="string">
            <text:p>Blam! Machinehead is basically a normal 3D shooter where you shoot enemies and explore the futuristic, barren wastelands and abandoned factories and such as you try to save the world. The player controls Kimberly Stride, who is a scientist. She has to save the world from bad DNA that is slowly "eating" everything away. As a player, you control this hovercraft-thingy which was designed to be a safe vehicle to be in while travelling through this infested world. The game has nice 3D graphics and a very unique mood to it that separates it from the more common shooters.</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Machine Head (USA)&quot;&gt; &lt;year&gt;1997&lt;/year&gt; &lt;rating&gt;ESRB - T (Teen)&lt;/rating&gt; &lt;title&gt;Machine Head &lt;/title&gt; &lt;pub&gt;Eidos Interactive&lt;/pub&gt; &lt;dev&gt;Domark&lt;/dev&gt; &lt;genre&gt;Action&lt;/genre&gt; &lt;score&gt;4.0&lt;/score&gt; &lt;player&gt;1 Player&lt;/player&gt; &lt;story&gt;Blam! Machinehead is basically a normal 3D shooter where you shoot enemies and explore the futuristic, barren wastelands and abandoned factories and such as you try to save the world. The player controls Kimberly Stride, who is a scientist. She has to save the world from bad DNA that is slowly &quot;eating&quot; everything away. As a player, you control this hovercraft-thingy which was designed to be a safe vehicle to be in while travelling through this infested world. The game has nice 3D graphics and a very unique mood to it that separates it from the more common shooters.&lt;/story&gt; &lt;/game&gt;">
            <text:p>&lt;game name="Machine Head (USA)"&gt; &lt;year&gt;1997&lt;/year&gt; &lt;rating&gt;ESRB - T (Teen)&lt;/rating&gt; &lt;title&gt;Machine Head &lt;/title&gt; &lt;pub&gt;Eidos Interactive&lt;/pub&gt; &lt;dev&gt;Domark&lt;/dev&gt; &lt;genre&gt;Action&lt;/genre&gt; &lt;score&gt;4.0&lt;/score&gt; &lt;player&gt;1 Player&lt;/player&gt; &lt;story&gt;Blam! Machinehead is basically a normal 3D shooter where you shoot enemies and explore the futuristic, barren wastelands and abandoned factories and such as you try to save the world. The player controls Kimberly Stride, who is a scientist. She has to save the world from bad DNA that is slowly "eating" everything away. As a player, you control this hovercraft-thingy which was designed to be a safe vehicle to be in while travelling through this infested world. The game has nice 3D graphics and a very unique mood to it that separates it from the more common shooters.&lt;/story&gt; &lt;/game&gt;</text:p>
          </table:table-cell>
          <table:table-cell table:number-columns-repeated="1013"/>
        </table:table-row>
        <table:table-row table:style-name="ro1">
          <table:table-cell office:value-type="string">
            <text:p>Madden NFL 97 (USA)</text:p>
          </table:table-cell>
          <table:table-cell office:value-type="float" office:value="1996">
            <text:p>1996</text:p>
          </table:table-cell>
          <table:table-cell office:value-type="string">
            <text:p>ESRB - E (Everyone)</text:p>
          </table:table-cell>
          <table:table-cell office:value-type="string">
            <text:p>Madden NFL 97 </text:p>
          </table:table-cell>
          <table:table-cell office:value-type="string">
            <text:p>Electronic Arts, Inc.</text:p>
          </table:table-cell>
          <table:table-cell office:value-type="string">
            <text:p>EA Tiburon</text:p>
          </table:table-cell>
          <table:table-cell office:value-type="string">
            <text:p>Sports/Football</text:p>
          </table:table-cell>
          <table:table-cell office:value-type="float" office:value="3.7">
            <text:p>3.7</text:p>
          </table:table-cell>
          <table:table-cell office:value-type="string">
            <text:p>1-16 Players</text:p>
          </table:table-cell>
          <table:table-cell office:value-type="string">
            <text:p>Welcome to Madden NFL 97, the game that captures the excitement of a 30 yard touchdown pass, the strategy of a well executed scoring drive, and the atmosphere of a crisp autumn afternoon in the stadium. Madden NFL 97 delivers state of the art graphics and sound -- and with modem and network support, it's ready to put your competitive skills to the test.</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Madden NFL 97 (USA)&quot;&gt; &lt;year&gt;1996&lt;/year&gt; &lt;rating&gt;ESRB - E (Everyone)&lt;/rating&gt; &lt;title&gt;Madden NFL 97 &lt;/title&gt; &lt;pub&gt;Electronic Arts, Inc.&lt;/pub&gt; &lt;dev&gt;EA Tiburon&lt;/dev&gt; &lt;genre&gt;Sports/Football&lt;/genre&gt; &lt;score&gt;3.7&lt;/score&gt; &lt;player&gt;1-16 Players&lt;/player&gt; &lt;story&gt;Welcome to Madden NFL 97, the game that captures the excitement of a 30 yard touchdown pass, the strategy of a well executed scoring drive, and the atmosphere of a crisp autumn afternoon in the stadium. Madden NFL 97 delivers state of the art graphics and sound -- and with modem and network support, it's ready to put your competitive skills to the test.&lt;/story&gt; &lt;/game&gt;">
            <text:p>&lt;game name="Madden NFL 97 (USA)"&gt; &lt;year&gt;1996&lt;/year&gt; &lt;rating&gt;ESRB - E (Everyone)&lt;/rating&gt; &lt;title&gt;Madden NFL 97 &lt;/title&gt; &lt;pub&gt;Electronic Arts, Inc.&lt;/pub&gt; &lt;dev&gt;EA Tiburon&lt;/dev&gt; &lt;genre&gt;Sports/Football&lt;/genre&gt; &lt;score&gt;3.7&lt;/score&gt; &lt;player&gt;1-16 Players&lt;/player&gt; &lt;story&gt;Welcome to Madden NFL 97, the game that captures the excitement of a 30 yard touchdown pass, the strategy of a well executed scoring drive, and the atmosphere of a crisp autumn afternoon in the stadium. Madden NFL 97 delivers state of the art graphics and sound -- and with modem and network support, it's ready to put your competitive skills to the test.&lt;/story&gt; &lt;/game&gt;</text:p>
          </table:table-cell>
          <table:table-cell table:number-columns-repeated="1013"/>
        </table:table-row>
        <table:table-row table:style-name="ro1">
          <table:table-cell office:value-type="string">
            <text:p>Madden NFL 98 (USA)</text:p>
          </table:table-cell>
          <table:table-cell office:value-type="float" office:value="1997">
            <text:p>1997</text:p>
          </table:table-cell>
          <table:table-cell office:value-type="string">
            <text:p>ESRB - E (Everyone)</text:p>
          </table:table-cell>
          <table:table-cell office:value-type="string">
            <text:p>Madden NFL 98 </text:p>
          </table:table-cell>
          <table:table-cell office:value-type="string">
            <text:p>Electronic Arts, Inc.</text:p>
          </table:table-cell>
          <table:table-cell office:value-type="string">
            <text:p>EA Tiburon</text:p>
          </table:table-cell>
          <table:table-cell office:value-type="string">
            <text:p>Sports/Football</text:p>
          </table:table-cell>
          <table:table-cell office:value-type="float" office:value="3.4">
            <text:p>3.4</text:p>
          </table:table-cell>
          <table:table-cell office:value-type="string">
            <text:p>1-8 Players</text:p>
          </table:table-cell>
          <table:table-cell office:value-type="string">
            <text:p>Playcalling expert John Madden again licenses Electronic Arts' flagship football simulation. New features for 1998 include more advanced Quarterback functions such as the ability to play lob passes and adjust timing patterns, and more instinctive AI features to adjust as the match goes on. Squad features have also been advanced, with the opportunity to create plays and trade them.****Gameplay is much the same as the other editions, with the full season on offer as well as playoffs and the Superbowl. Everything is presented TV-style, with play-by-play analysis and reports. The contemporary NFL teams are joined by great squads of the past.</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Madden NFL 98 (USA)&quot;&gt; &lt;year&gt;1997&lt;/year&gt; &lt;rating&gt;ESRB - E (Everyone)&lt;/rating&gt; &lt;title&gt;Madden NFL 98 &lt;/title&gt; &lt;pub&gt;Electronic Arts, Inc.&lt;/pub&gt; &lt;dev&gt;EA Tiburon&lt;/dev&gt; &lt;genre&gt;Sports/Football&lt;/genre&gt; &lt;score&gt;3.4&lt;/score&gt; &lt;player&gt;1-8 Players&lt;/player&gt; &lt;story&gt;Playcalling expert John Madden again licenses Electronic Arts' flagship football simulation. New features for 1998 include more advanced Quarterback functions such as the ability to play lob passes and adjust timing patterns, and more instinctive AI features to adjust as the match goes on. Squad features have also been advanced, with the opportunity to create plays and trade them.****Gameplay is much the same as the other editions, with the full season on offer as well as playoffs and the Superbowl. Everything is presented TV-style, with play-by-play analysis and reports. The contemporary NFL teams are joined by great squads of the past.&lt;/story&gt; &lt;/game&gt;">
            <text:p>&lt;game name="Madden NFL 98 (USA)"&gt; &lt;year&gt;1997&lt;/year&gt; &lt;rating&gt;ESRB - E (Everyone)&lt;/rating&gt; &lt;title&gt;Madden NFL 98 &lt;/title&gt; &lt;pub&gt;Electronic Arts, Inc.&lt;/pub&gt; &lt;dev&gt;EA Tiburon&lt;/dev&gt; &lt;genre&gt;Sports/Football&lt;/genre&gt; &lt;score&gt;3.4&lt;/score&gt; &lt;player&gt;1-8 Players&lt;/player&gt; &lt;story&gt;Playcalling expert John Madden again licenses Electronic Arts' flagship football simulation. New features for 1998 include more advanced Quarterback functions such as the ability to play lob passes and adjust timing patterns, and more instinctive AI features to adjust as the match goes on. Squad features have also been advanced, with the opportunity to create plays and trade them.****Gameplay is much the same as the other editions, with the full season on offer as well as playoffs and the Superbowl. Everything is presented TV-style, with play-by-play analysis and reports. The contemporary NFL teams are joined by great squads of the past.&lt;/story&gt; &lt;/game&gt;</text:p>
          </table:table-cell>
          <table:table-cell table:number-columns-repeated="1013"/>
        </table:table-row>
        <table:table-row table:style-name="ro1">
          <table:table-cell office:value-type="string">
            <text:p>Magic Carpet (USA)</text:p>
          </table:table-cell>
          <table:table-cell office:value-type="float" office:value="1996">
            <text:p>1996</text:p>
          </table:table-cell>
          <table:table-cell office:value-type="string">
            <text:p>ESRB - E (Everyone)</text:p>
          </table:table-cell>
          <table:table-cell office:value-type="string">
            <text:p>Magic Carpet </text:p>
          </table:table-cell>
          <table:table-cell office:value-type="string">
            <text:p>Electronic Arts, Inc.</text:p>
          </table:table-cell>
          <table:table-cell office:value-type="string">
            <text:p>Krisalis Software</text:p>
          </table:table-cell>
          <table:table-cell office:value-type="string">
            <text:p>Shooter</text:p>
          </table:table-cell>
          <table:table-cell office:value-type="float" office:value="3.1">
            <text:p>3.1</text:p>
          </table:table-cell>
          <table:table-cell office:value-type="string">
            <text:p>1 Player</text:p>
          </table:table-cell>
          <table:table-cell office:value-type="string">
            <text:p>Magic Carpet is a first-person perspective game, in which you are a mage who flies on a, well, magic carpet and casts spells. The game has 50 levels, called "worlds"; each of those is set in a sea terrain with several mountainous islands. Your goal on each level is to amass enough mana within your castle to "restore the equilibrium" within the world. Once this happens, you can head to the next level. ****To collect mana, you have to find it (it is represented by golden spheres) and cast a specific spell to make it "yours". To collect this mana, you have to use a special spell to raise a castle of your own out of the ground. A balloon will appear over the newly created castle; it will proceed to fly around the level and collect "your" mana. Initially, your castle will be small and won't be able to hold much mana, so you'll have to keep casting the "castle" spell at it to make it bigger. ****The levels typically have monsters and rival mages in them. Not only they can hurt you with their attacks, but killing them is often necessary, as upon death they will release some of the mana you need to complete the level. To attack your enemies, you have a variety of spells at your disposal: fireballs, lightning bolts and meteors. ****There are also many other spells available to you - they allow you to heal yourself, surround yourself with a protective shield, teleport around, summon a skeleton army, or even modify the terrain by creating volcanoes and splitting landmasses. Not all spells are available to you from the beginning, though. ****Throughout all the levels, you are on your flying carpet, which can move in 3 dimensions. You can bring up a top-down map at any time.</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Magic Carpet (USA)&quot;&gt; &lt;year&gt;1996&lt;/year&gt; &lt;rating&gt;ESRB - E (Everyone)&lt;/rating&gt; &lt;title&gt;Magic Carpet &lt;/title&gt; &lt;pub&gt;Electronic Arts, Inc.&lt;/pub&gt; &lt;dev&gt;Krisalis Software&lt;/dev&gt; &lt;genre&gt;Shooter&lt;/genre&gt; &lt;score&gt;3.1&lt;/score&gt; &lt;player&gt;1 Player&lt;/player&gt; &lt;story&gt;Magic Carpet is a first-person perspective game, in which you are a mage who flies on a, well, magic carpet and casts spells. The game has 50 levels, called &quot;worlds&quot;; each of those is set in a sea terrain with several mountainous islands. Your goal on each level is to amass enough mana within your castle to &quot;restore the equilibrium&quot; within the world. Once this happens, you can head to the next level. ****To collect mana, you have to find it (it is represented by golden spheres) and cast a specific spell to make it &quot;yours&quot;. To collect this mana, you have to use a special spell to raise a castle of your own out of the ground. A balloon will appear over the newly created castle; it will proceed to fly around the level and collect &quot;your&quot; mana. Initially, your castle will be small and won't be able to hold much mana, so you'll have to keep casting the &quot;castle&quot; spell at it to make it bigger. ****The levels typically have monsters and rival mages in them. Not only they can hurt you with their attacks, but killing them is often necessary, as upon death they will release some of the mana you need to complete the level. To attack your enemies, you have a variety of spells at your disposal: fireballs, lightning bolts and meteors. ****There are also many other spells available to you - they allow you to heal yourself, surround yourself with a protective shield, teleport around, summon a skeleton army, or even modify the terrain by creating volcanoes and splitting landmasses. Not all spells are available to you from the beginning, though. ****Throughout all the levels, you are on your flying carpet, which can move in 3 dimensions. You can bring up a top-down map at any time.&lt;/story&gt; &lt;/game&gt;">
            <text:p>&lt;game name="Magic Carpet (USA)"&gt; &lt;year&gt;1996&lt;/year&gt; &lt;rating&gt;ESRB - E (Everyone)&lt;/rating&gt; &lt;title&gt;Magic Carpet &lt;/title&gt; &lt;pub&gt;Electronic Arts, Inc.&lt;/pub&gt; &lt;dev&gt;Krisalis Software&lt;/dev&gt; &lt;genre&gt;Shooter&lt;/genre&gt; &lt;score&gt;3.1&lt;/score&gt; &lt;player&gt;1 Player&lt;/player&gt; &lt;story&gt;Magic Carpet is a first-person perspective game, in which you are a mage who flies on a, well, magic carpet and casts spells. The game has 50 levels, called "worlds"; each of those is set in a sea terrain with several mountainous islands. Your goal on each level is to amass enough mana within your castle to "restore the equilibrium" within the world. Once this happens, you can head to the next level. ****To collect mana, you have to find it (it is represented by golden spheres) and cast a specific spell to make it "yours". To collect this mana, you have to use a special spell to raise a castle of your own out of the ground. A balloon will appear over the newly created castle; it will proceed to fly around the level and collect "your" mana. Initially, your castle will be small and won't be able to hold much mana, so you'll have to keep casting the "castle" spell at it to make it bigger. ****The levels typically have monsters and rival mages in them. Not only they can hurt you with their attacks, but killing them is often necessary, as upon death they will release some of the mana you need to complete the level. To attack your enemies, you have a variety of spells at your disposal: fireballs, lightning bolts and meteors. ****There are also many other spells available to you - they allow you to heal yourself, surround yourself with a protective shield, teleport around, summon a skeleton army, or even modify the terrain by creating volcanoes and splitting landmasses. Not all spells are available to you from the beginning, though. ****Throughout all the levels, you are on your flying carpet, which can move in 3 dimensions. You can bring up a top-down map at any time.&lt;/story&gt; &lt;/game&gt;</text:p>
          </table:table-cell>
          <table:table-cell table:number-columns-repeated="1013"/>
        </table:table-row>
        <table:table-row table:style-name="ro1">
          <table:table-cell office:value-type="string">
            <text:p>Magic Knight Rayearth (USA)</text:p>
          </table:table-cell>
          <table:table-cell office:value-type="float" office:value="1995">
            <text:p>1995</text:p>
          </table:table-cell>
          <table:table-cell office:value-type="string">
            <text:p>ESRB - T (Teen)</text:p>
          </table:table-cell>
          <table:table-cell office:value-type="string">
            <text:p>Magic Knight Rayearth </text:p>
          </table:table-cell>
          <table:table-cell office:value-type="string">
            <text:p>Working Designs</text:p>
          </table:table-cell>
          <table:table-cell office:value-type="string">
            <text:p>Sega</text:p>
          </table:table-cell>
          <table:table-cell office:value-type="string">
            <text:p>Role-Playing</text:p>
          </table:table-cell>
          <table:table-cell office:value-type="float" office:value="4.1">
            <text:p>4.1</text:p>
          </table:table-cell>
          <table:table-cell office:value-type="string">
            <text:p>1 Player</text:p>
          </table:table-cell>
          <table:table-cell office:value-type="string">
            <text:p>The balance in the magical world of Cefiro is supported by the prayers of the lovely princess Emerald. When the evil Sage Master imprisoned her, the existence of the entire world was endangered. Using her spiritual powers, the princess contacted three Japanese high-school girls, Hikaru, Umi, and Fuu, turned them into Magic Knights, and summoned them to Cefiro, where their goal is to save her and to restore the balance.****This adaptation of the eponymous manga and anime series is an action adventure, somewhat similar in style to <text:s/>Zelda games. The protagonists are all the three girls, but the player can controls only one of them at a time. Each one has advantages and disadvantages, as well as different fighting styles: Hikaru uses swords, Umi a rapier, and Fuu a bow. The player advances through the game by exploring the world, talking to non-playable characters, and fighting enemies in real-time combat. There is no experience system; new abilities (among them swimming and jumping) are gained as dictated by the story, and must be used in certain points in order to advance.</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Magic Knight Rayearth (USA)&quot;&gt; &lt;year&gt;1995&lt;/year&gt; &lt;rating&gt;ESRB - T (Teen)&lt;/rating&gt; &lt;title&gt;Magic Knight Rayearth &lt;/title&gt; &lt;pub&gt;Working Designs&lt;/pub&gt; &lt;dev&gt;Sega&lt;/dev&gt; &lt;genre&gt;Role-Playing&lt;/genre&gt; &lt;score&gt;4.1&lt;/score&gt; &lt;player&gt;1 Player&lt;/player&gt; &lt;story&gt;The balance in the magical world of Cefiro is supported by the prayers of the lovely princess Emerald. When the evil Sage Master imprisoned her, the existence of the entire world was endangered. Using her spiritual powers, the princess contacted three Japanese high-school girls, Hikaru, Umi, and Fuu, turned them into Magic Knights, and summoned them to Cefiro, where their goal is to save her and to restore the balance.****This adaptation of the eponymous manga and anime series is an action adventure, somewhat similar in style to  Zelda games. The protagonists are all the three girls, but the player can controls only one of them at a time. Each one has advantages and disadvantages, as well as different fighting styles: Hikaru uses swords, Umi a rapier, and Fuu a bow. The player advances through the game by exploring the world, talking to non-playable characters, and fighting enemies in real-time combat. There is no experience system; new abilities (among them swimming and jumping) are gained as dictated by the story, and must be used in certain points in order to advance.&lt;/story&gt; &lt;/game&gt;">
            <text:p>&lt;game name="Magic Knight Rayearth (USA)"&gt; &lt;year&gt;1995&lt;/year&gt; &lt;rating&gt;ESRB - T (Teen)&lt;/rating&gt; &lt;title&gt;Magic Knight Rayearth &lt;/title&gt; &lt;pub&gt;Working Designs&lt;/pub&gt; &lt;dev&gt;Sega&lt;/dev&gt; &lt;genre&gt;Role-Playing&lt;/genre&gt; &lt;score&gt;4.1&lt;/score&gt; &lt;player&gt;1 Player&lt;/player&gt; &lt;story&gt;The balance in the magical world of Cefiro is supported by the prayers of the lovely princess Emerald. When the evil Sage Master imprisoned her, the existence of the entire world was endangered. Using her spiritual powers, the princess contacted three Japanese high-school girls, Hikaru, Umi, and Fuu, turned them into Magic Knights, and summoned them to Cefiro, where their goal is to save her and to restore the balance.****This adaptation of the eponymous manga and anime series is an action adventure, somewhat similar in style to <text:s/>Zelda games. The protagonists are all the three girls, but the player can controls only one of them at a time. Each one has advantages and disadvantages, as well as different fighting styles: Hikaru uses swords, Umi a rapier, and Fuu a bow. The player advances through the game by exploring the world, talking to non-playable characters, and fighting enemies in real-time combat. There is no experience system; new abilities (among them swimming and jumping) are gained as dictated by the story, and must be used in certain points in order to advance.&lt;/story&gt; &lt;/game&gt;</text:p>
          </table:table-cell>
          <table:table-cell table:number-columns-repeated="1013"/>
        </table:table-row>
        <table:table-row table:style-name="ro1">
          <table:table-cell office:value-type="string">
            <text:p>Mansion of Hidden Souls, The (USA)</text:p>
          </table:table-cell>
          <table:table-cell office:value-type="float" office:value="1995">
            <text:p>1995</text:p>
          </table:table-cell>
          <table:table-cell office:value-type="string">
            <text:p>ESRB - E (Everyone)</text:p>
          </table:table-cell>
          <table:table-cell office:value-type="string">
            <text:p>Mansion of Hidden Souls, The </text:p>
          </table:table-cell>
          <table:table-cell office:value-type="string">
            <text:p>SEGA of America, Inc.</text:p>
          </table:table-cell>
          <table:table-cell office:value-type="string">
            <text:p>System Sacom</text:p>
          </table:table-cell>
          <table:table-cell office:value-type="string">
            <text:p>Adventure</text:p>
          </table:table-cell>
          <table:table-cell office:value-type="float" office:value="3.6">
            <text:p>3.6</text:p>
          </table:table-cell>
          <table:table-cell office:value-type="string">
            <text:p>1 Player</text:p>
          </table:table-cell>
          <table:table-cell office:value-type="string">
            <text:p>This Saturn-exclusive game is actually a sequel to the Sega CD game Mansion of Hidden Souls, even though the title might lead one to believe it is a remake.****This game takes place after the events of the first game. <text:s/>The souls of the hidden mansion have asked you to return, because they have recognized that you possess special powers that allow you to see the butterfly manifestations of the souls living there. <text:s/>Something terrible is afoot at the mansion, and you must investigate things and set them right. <text:s/>Along the way you must discover the true purpose of the mansion and it's significance in the universe.****Much like the Sega CD game, this is an FMV adventure. You move from location to location via video sequences, and solve puzzles to move on in the story.</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Mansion of Hidden Souls, The (USA)&quot;&gt; &lt;year&gt;1995&lt;/year&gt; &lt;rating&gt;ESRB - E (Everyone)&lt;/rating&gt; &lt;title&gt;Mansion of Hidden Souls, The &lt;/title&gt; &lt;pub&gt;SEGA of America, Inc.&lt;/pub&gt; &lt;dev&gt;System Sacom&lt;/dev&gt; &lt;genre&gt;Adventure&lt;/genre&gt; &lt;score&gt;3.6&lt;/score&gt; &lt;player&gt;1 Player&lt;/player&gt; &lt;story&gt;This Saturn-exclusive game is actually a sequel to the Sega CD game Mansion of Hidden Souls, even though the title might lead one to believe it is a remake.****This game takes place after the events of the first game.  The souls of the hidden mansion have asked you to return, because they have recognized that you possess special powers that allow you to see the butterfly manifestations of the souls living there.  Something terrible is afoot at the mansion, and you must investigate things and set them right.  Along the way you must discover the true purpose of the mansion and it's significance in the universe.****Much like the Sega CD game, this is an FMV adventure. You move from location to location via video sequences, and solve puzzles to move on in the story.&lt;/story&gt; &lt;/game&gt;">
            <text:p>&lt;game name="Mansion of Hidden Souls, The (USA)"&gt; &lt;year&gt;1995&lt;/year&gt; &lt;rating&gt;ESRB - E (Everyone)&lt;/rating&gt; &lt;title&gt;Mansion of Hidden Souls, The &lt;/title&gt; &lt;pub&gt;SEGA of America, Inc.&lt;/pub&gt; &lt;dev&gt;System Sacom&lt;/dev&gt; &lt;genre&gt;Adventure&lt;/genre&gt; &lt;score&gt;3.6&lt;/score&gt; &lt;player&gt;1 Player&lt;/player&gt; &lt;story&gt;This Saturn-exclusive game is actually a sequel to the Sega CD game Mansion of Hidden Souls, even though the title might lead one to believe it is a remake.****This game takes place after the events of the first game. <text:s/>The souls of the hidden mansion have asked you to return, because they have recognized that you possess special powers that allow you to see the butterfly manifestations of the souls living there. <text:s/>Something terrible is afoot at the mansion, and you must investigate things and set them right. <text:s/>Along the way you must discover the true purpose of the mansion and it's significance in the universe.****Much like the Sega CD game, this is an FMV adventure. You move from location to location via video sequences, and solve puzzles to move on in the story.&lt;/story&gt; &lt;/game&gt;</text:p>
          </table:table-cell>
          <table:table-cell table:number-columns-repeated="1013"/>
        </table:table-row>
        <table:table-row table:style-name="ro1">
          <table:table-cell office:value-type="string">
            <text:p>Manx TT SuperBike (USA)</text:p>
          </table:table-cell>
          <table:table-cell office:value-type="float" office:value="1997">
            <text:p>1997</text:p>
          </table:table-cell>
          <table:table-cell office:value-type="string">
            <text:p>ESRB - E (Everyone)</text:p>
          </table:table-cell>
          <table:table-cell office:value-type="string">
            <text:p>Manx TT SuperBike </text:p>
          </table:table-cell>
          <table:table-cell office:value-type="string">
            <text:p>SEGA of America, Inc.</text:p>
          </table:table-cell>
          <table:table-cell office:value-type="string">
            <text:p>Sega AM3</text:p>
          </table:table-cell>
          <table:table-cell office:value-type="string">
            <text:p>Motorcycle</text:p>
          </table:table-cell>
          <table:table-cell office:value-type="float" office:value="3.3">
            <text:p>3.3</text:p>
          </table:table-cell>
          <table:table-cell office:value-type="string">
            <text:p>1-2 Players</text:p>
          </table:table-cell>
          <table:table-cell office:value-type="string">
            <text:p>Race motorcycles in this arcade port based on the real-life Isle of Man Trophy Race. <text:s/>There are two courses to race with the usual reversed and mirrored variations on the tracks. <text:s/>Also provided is a short and long version of the main course. <text:s/>Play modes include arcade (standard tracks), PC mode (added variations), time trial, and network games with up to eight people.</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Manx TT SuperBike (USA)&quot;&gt; &lt;year&gt;1997&lt;/year&gt; &lt;rating&gt;ESRB - E (Everyone)&lt;/rating&gt; &lt;title&gt;Manx TT SuperBike &lt;/title&gt; &lt;pub&gt;SEGA of America, Inc.&lt;/pub&gt; &lt;dev&gt;Sega AM3&lt;/dev&gt; &lt;genre&gt;Motorcycle&lt;/genre&gt; &lt;score&gt;3.3&lt;/score&gt; &lt;player&gt;1-2 Players&lt;/player&gt; &lt;story&gt;Race motorcycles in this arcade port based on the real-life Isle of Man Trophy Race.  There are two courses to race with the usual reversed and mirrored variations on the tracks.  Also provided is a short and long version of the main course.  Play modes include arcade (standard tracks), PC mode (added variations), time trial, and network games with up to eight people.&lt;/story&gt; &lt;/game&gt;">
            <text:p>&lt;game name="Manx TT SuperBike (USA)"&gt; &lt;year&gt;1997&lt;/year&gt; &lt;rating&gt;ESRB - E (Everyone)&lt;/rating&gt; &lt;title&gt;Manx TT SuperBike &lt;/title&gt; &lt;pub&gt;SEGA of America, Inc.&lt;/pub&gt; &lt;dev&gt;Sega AM3&lt;/dev&gt; &lt;genre&gt;Motorcycle&lt;/genre&gt; &lt;score&gt;3.3&lt;/score&gt; &lt;player&gt;1-2 Players&lt;/player&gt; &lt;story&gt;Race motorcycles in this arcade port based on the real-life Isle of Man Trophy Race. <text:s/>There are two courses to race with the usual reversed and mirrored variations on the tracks. <text:s/>Also provided is a short and long version of the main course. <text:s/>Play modes include arcade (standard tracks), PC mode (added variations), time trial, and network games with up to eight people.&lt;/story&gt; &lt;/game&gt;</text:p>
          </table:table-cell>
          <table:table-cell table:number-columns-repeated="1013"/>
        </table:table-row>
        <table:table-row table:style-name="ro1">
          <table:table-cell office:value-type="string">
            <text:p>Marvel Super Heroes (USA)</text:p>
          </table:table-cell>
          <table:table-cell office:value-type="float" office:value="1997">
            <text:p>1997</text:p>
          </table:table-cell>
          <table:table-cell office:value-type="string">
            <text:p>ESRB - T (Teen)</text:p>
          </table:table-cell>
          <table:table-cell office:value-type="string">
            <text:p>Marvel Super Heroes </text:p>
          </table:table-cell>
          <table:table-cell office:value-type="string">
            <text:p>Capcom Entertainment, Inc.</text:p>
          </table:table-cell>
          <table:table-cell office:value-type="string">
            <text:p>Tsuji Jimusho</text:p>
          </table:table-cell>
          <table:table-cell office:value-type="string">
            <text:p>Fighter</text:p>
          </table:table-cell>
          <table:table-cell office:value-type="float" office:value="3.8">
            <text:p>3.8</text:p>
          </table:table-cell>
          <table:table-cell office:value-type="string">
            <text:p>1-2 Players</text:p>
          </table:table-cell>
          <table:table-cell office:value-type="string">
            <text:p>Marvel Super Heroes is a 2D fighting game and the second Capcom title to feature characters from the Marvel comic universe. The gameplay is very similar to X-Men: Children of the Atom, but with a simplified Super Combo gauge and the addition of infinity gems. Each character starts with a set of gems. These can be activated during a fight to improve speed, power and defence, or provide special abilities to create crushing stone walls, open up a rift in space, or reverse the opponent's controls. The use of the gems is inspired by the The Infinity Gauntlet comic book series.****There are ten playable characters. The heroes are Captain America, The Incredible Hulk, Iron Man, Psylocke, Spider-Man and Wolverine. The villains are Blackheart, Juggernaut, Magneto and Shuma-Gorath. Anita from the Darkstalkers series is a hidden character in the Japanese version. The bosses are Doctor Doom and Thanos. During the boss fight Thanos steals all the player's gems (except for mind) and uses them with new effects.</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Marvel Super Heroes (USA)&quot;&gt; &lt;year&gt;1997&lt;/year&gt; &lt;rating&gt;ESRB - T (Teen)&lt;/rating&gt; &lt;title&gt;Marvel Super Heroes &lt;/title&gt; &lt;pub&gt;Capcom Entertainment, Inc.&lt;/pub&gt; &lt;dev&gt;Tsuji Jimusho&lt;/dev&gt; &lt;genre&gt;Fighter&lt;/genre&gt; &lt;score&gt;3.8&lt;/score&gt; &lt;player&gt;1-2 Players&lt;/player&gt; &lt;story&gt;Marvel Super Heroes is a 2D fighting game and the second Capcom title to feature characters from the Marvel comic universe. The gameplay is very similar to X-Men: Children of the Atom, but with a simplified Super Combo gauge and the addition of infinity gems. Each character starts with a set of gems. These can be activated during a fight to improve speed, power and defence, or provide special abilities to create crushing stone walls, open up a rift in space, or reverse the opponent's controls. The use of the gems is inspired by the The Infinity Gauntlet comic book series.****There are ten playable characters. The heroes are Captain America, The Incredible Hulk, Iron Man, Psylocke, Spider-Man and Wolverine. The villains are Blackheart, Juggernaut, Magneto and Shuma-Gorath. Anita from the Darkstalkers series is a hidden character in the Japanese version. The bosses are Doctor Doom and Thanos. During the boss fight Thanos steals all the player's gems (except for mind) and uses them with new effects.&lt;/story&gt; &lt;/game&gt;">
            <text:p>&lt;game name="Marvel Super Heroes (USA)"&gt; &lt;year&gt;1997&lt;/year&gt; &lt;rating&gt;ESRB - T (Teen)&lt;/rating&gt; &lt;title&gt;Marvel Super Heroes &lt;/title&gt; &lt;pub&gt;Capcom Entertainment, Inc.&lt;/pub&gt; &lt;dev&gt;Tsuji Jimusho&lt;/dev&gt; &lt;genre&gt;Fighter&lt;/genre&gt; &lt;score&gt;3.8&lt;/score&gt; &lt;player&gt;1-2 Players&lt;/player&gt; &lt;story&gt;Marvel Super Heroes is a 2D fighting game and the second Capcom title to feature characters from the Marvel comic universe. The gameplay is very similar to X-Men: Children of the Atom, but with a simplified Super Combo gauge and the addition of infinity gems. Each character starts with a set of gems. These can be activated during a fight to improve speed, power and defence, or provide special abilities to create crushing stone walls, open up a rift in space, or reverse the opponent's controls. The use of the gems is inspired by the The Infinity Gauntlet comic book series.****There are ten playable characters. The heroes are Captain America, The Incredible Hulk, Iron Man, Psylocke, Spider-Man and Wolverine. The villains are Blackheart, Juggernaut, Magneto and Shuma-Gorath. Anita from the Darkstalkers series is a hidden character in the Japanese version. The bosses are Doctor Doom and Thanos. During the boss fight Thanos steals all the player's gems (except for mind) and uses them with new effects.&lt;/story&gt; &lt;/game&gt;</text:p>
          </table:table-cell>
          <table:table-cell table:number-columns-repeated="1013"/>
        </table:table-row>
        <table:table-row table:style-name="ro1">
          <table:table-cell office:value-type="string">
            <text:p>Mass Destruction (USA)</text:p>
          </table:table-cell>
          <table:table-cell office:value-type="float" office:value="1997">
            <text:p>1997</text:p>
          </table:table-cell>
          <table:table-cell office:value-type="string">
            <text:p>ESRB - T (Teen)</text:p>
          </table:table-cell>
          <table:table-cell office:value-type="string">
            <text:p>Mass Destruction </text:p>
          </table:table-cell>
          <table:table-cell office:value-type="string">
            <text:p>ASC Games</text:p>
          </table:table-cell>
          <table:table-cell office:value-type="string">
            <text:p>NMS Software</text:p>
          </table:table-cell>
          <table:table-cell office:value-type="string">
            <text:p>Shooter</text:p>
          </table:table-cell>
          <table:table-cell office:value-type="float" office:value="3.9">
            <text:p>3.9</text:p>
          </table:table-cell>
          <table:table-cell office:value-type="string">
            <text:p>1 Player</text:p>
          </table:table-cell>
          <table:table-cell office:value-type="string">
            <text:p>Mass Destruction puts players behind the controls of a one-man tank. The environments range from arctic to desert to urban. The player can blow up trees, buildings, walls - whatever you don't like the look. Enemies will come at you in tanks, planes, helicopters, and on foot. Each of the different weapons available to the player works best on a specific enemy. The player can use guided missiles for the helicopters and run over infantry men with the tank.</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Mass Destruction (USA)&quot;&gt; &lt;year&gt;1997&lt;/year&gt; &lt;rating&gt;ESRB - T (Teen)&lt;/rating&gt; &lt;title&gt;Mass Destruction &lt;/title&gt; &lt;pub&gt;ASC Games&lt;/pub&gt; &lt;dev&gt;NMS Software&lt;/dev&gt; &lt;genre&gt;Shooter&lt;/genre&gt; &lt;score&gt;3.9&lt;/score&gt; &lt;player&gt;1 Player&lt;/player&gt; &lt;story&gt;Mass Destruction puts players behind the controls of a one-man tank. The environments range from arctic to desert to urban. The player can blow up trees, buildings, walls - whatever you don't like the look. Enemies will come at you in tanks, planes, helicopters, and on foot. Each of the different weapons available to the player works best on a specific enemy. The player can use guided missiles for the helicopters and run over infantry men with the tank.&lt;/story&gt; &lt;/game&gt;">
            <text:p>&lt;game name="Mass Destruction (USA)"&gt; &lt;year&gt;1997&lt;/year&gt; &lt;rating&gt;ESRB - T (Teen)&lt;/rating&gt; &lt;title&gt;Mass Destruction &lt;/title&gt; &lt;pub&gt;ASC Games&lt;/pub&gt; &lt;dev&gt;NMS Software&lt;/dev&gt; &lt;genre&gt;Shooter&lt;/genre&gt; &lt;score&gt;3.9&lt;/score&gt; &lt;player&gt;1 Player&lt;/player&gt; &lt;story&gt;Mass Destruction puts players behind the controls of a one-man tank. The environments range from arctic to desert to urban. The player can blow up trees, buildings, walls - whatever you don't like the look. Enemies will come at you in tanks, planes, helicopters, and on foot. Each of the different weapons available to the player works best on a specific enemy. The player can use guided missiles for the helicopters and run over infantry men with the tank.&lt;/story&gt; &lt;/game&gt;</text:p>
          </table:table-cell>
          <table:table-cell table:number-columns-repeated="1013"/>
        </table:table-row>
        <table:table-row table:style-name="ro1">
          <table:table-cell office:value-type="string">
            <text:p>Maximum Force (USA)</text:p>
          </table:table-cell>
          <table:table-cell office:value-type="float" office:value="1996">
            <text:p>1996</text:p>
          </table:table-cell>
          <table:table-cell office:value-type="string">
            <text:p>ESRB - M (Mature)</text:p>
          </table:table-cell>
          <table:table-cell office:value-type="string">
            <text:p>Maximum Force </text:p>
          </table:table-cell>
          <table:table-cell office:value-type="string">
            <text:p>Midway Games, Inc.</text:p>
          </table:table-cell>
          <table:table-cell office:value-type="string">
            <text:p>Tantalus Interactive</text:p>
          </table:table-cell>
          <table:table-cell office:value-type="string">
            <text:p>Gun</text:p>
          </table:table-cell>
          <table:table-cell office:value-type="float" office:value="3.1">
            <text:p>3.1</text:p>
          </table:table-cell>
          <table:table-cell office:value-type="string">
            <text:p>1-2 Players</text:p>
          </table:table-cell>
          <table:table-cell office:value-type="string">
            <text:p>Maximum Force is the follow up to Area 51, however, this time around instead of shooting up aliens, the player goes up against a terrorist organization.****The gameplay is similar to other first-person shooter gun games where the player can use a light gun or a controller to shoot at bad guys popping up from behind objects or coming off from the side of the screen. <text:s/>If a player gets shot by a bad guy, they will loose a bar of health or can also loose health by accidentally shooting innocent bystanders.****There are also power-ups scattered throughout the stage that can restore health, upgrade their weapons power among many others. <text:s/>There are three levels in all and 35 secret rooms scattered throughout the stages. <text:s/>It also supports a second player simultaneously.</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Maximum Force (USA)&quot;&gt; &lt;year&gt;1996&lt;/year&gt; &lt;rating&gt;ESRB - M (Mature)&lt;/rating&gt; &lt;title&gt;Maximum Force &lt;/title&gt; &lt;pub&gt;Midway Games, Inc.&lt;/pub&gt; &lt;dev&gt;Tantalus Interactive&lt;/dev&gt; &lt;genre&gt;Gun&lt;/genre&gt; &lt;score&gt;3.1&lt;/score&gt; &lt;player&gt;1-2 Players&lt;/player&gt; &lt;story&gt;Maximum Force is the follow up to Area 51, however, this time around instead of shooting up aliens, the player goes up against a terrorist organization.****The gameplay is similar to other first-person shooter gun games where the player can use a light gun or a controller to shoot at bad guys popping up from behind objects or coming off from the side of the screen.  If a player gets shot by a bad guy, they will loose a bar of health or can also loose health by accidentally shooting innocent bystanders.****There are also power-ups scattered throughout the stage that can restore health, upgrade their weapons power among many others.  There are three levels in all and 35 secret rooms scattered throughout the stages.  It also supports a second player simultaneously.&lt;/story&gt; &lt;/game&gt;">
            <text:p>&lt;game name="Maximum Force (USA)"&gt; &lt;year&gt;1996&lt;/year&gt; &lt;rating&gt;ESRB - M (Mature)&lt;/rating&gt; &lt;title&gt;Maximum Force &lt;/title&gt; &lt;pub&gt;Midway Games, Inc.&lt;/pub&gt; &lt;dev&gt;Tantalus Interactive&lt;/dev&gt; &lt;genre&gt;Gun&lt;/genre&gt; &lt;score&gt;3.1&lt;/score&gt; &lt;player&gt;1-2 Players&lt;/player&gt; &lt;story&gt;Maximum Force is the follow up to Area 51, however, this time around instead of shooting up aliens, the player goes up against a terrorist organization.****The gameplay is similar to other first-person shooter gun games where the player can use a light gun or a controller to shoot at bad guys popping up from behind objects or coming off from the side of the screen. <text:s/>If a player gets shot by a bad guy, they will loose a bar of health or can also loose health by accidentally shooting innocent bystanders.****There are also power-ups scattered throughout the stage that can restore health, upgrade their weapons power among many others. <text:s/>There are three levels in all and 35 secret rooms scattered throughout the stages. <text:s/>It also supports a second player simultaneously.&lt;/story&gt; &lt;/game&gt;</text:p>
          </table:table-cell>
          <table:table-cell table:number-columns-repeated="1013"/>
        </table:table-row>
        <table:table-row table:style-name="ro1">
          <table:table-cell office:value-type="string">
            <text:p>MechWarrior 2 - 31st Century Combat (USA)</text:p>
          </table:table-cell>
          <table:table-cell office:value-type="float" office:value="1997">
            <text:p>1997</text:p>
          </table:table-cell>
          <table:table-cell office:value-type="string">
            <text:p>ESRB - E (Everyone)</text:p>
          </table:table-cell>
          <table:table-cell office:value-type="string">
            <text:p>MechWarrior 2 - 31st Century Combat </text:p>
          </table:table-cell>
          <table:table-cell office:value-type="string">
            <text:p>Activision, Inc.</text:p>
          </table:table-cell>
          <table:table-cell office:value-type="string">
            <text:p>Quantum Factory</text:p>
          </table:table-cell>
          <table:table-cell office:value-type="string">
            <text:p>Simulation</text:p>
          </table:table-cell>
          <table:table-cell office:value-type="float" office:value="3.5">
            <text:p>3.5</text:p>
          </table:table-cell>
          <table:table-cell office:value-type="string">
            <text:p>1 Player</text:p>
          </table:table-cell>
          <table:table-cell office:value-type="string">
            <text:p>You are the genetically engineered Clan Mechwarrior. The Clans are invading the Inner Sphere. Join either the Wolf Clan or the Jade Falcon Clan as they pursue their own agenda against the Inner Sphere and other Clans. Take your advanced Omnimechs into battle against all comers. Win high warrior ratings (by using less mechs or smaller mechs than needed, completing secondary objectives, etc.) and you'll get chance at a promotion trial where you face superior odds in an arena. If you win, you advance in rank. If you are very successfully, you can make it all the way up to Khan, leader of the Clan!****Mechwarrior II was developed in-house by Activision as the successor to their original Mechwarrior. While this time there are no dynamic campaign and mercenary actions, the Clan culture is integrated into the two campaigns. Different clans have different mechs and different rules, even different weapons. You can customize your mechs in order to use less than the "par" force in order to get a higher rating. The full 3D environment wasn't pretty as this was before the 3D accelerators made their debut, but it's still better than anything that came before. Let addition of NetMech allowed users to fight each other online. When 3D cards came along, special versions were created to take advantage of 3D texturing. While not QUITE as replayable as Mechwarrior, it's nonetheless a classic. ****If you want them now, get the Titanium Edition, which is 3D accelerated.</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MechWarrior 2 - 31st Century Combat (USA)&quot;&gt; &lt;year&gt;1997&lt;/year&gt; &lt;rating&gt;ESRB - E (Everyone)&lt;/rating&gt; &lt;title&gt;MechWarrior 2 - 31st Century Combat &lt;/title&gt; &lt;pub&gt;Activision, Inc.&lt;/pub&gt; &lt;dev&gt;Quantum Factory&lt;/dev&gt; &lt;genre&gt;Simulation&lt;/genre&gt; &lt;score&gt;3.5&lt;/score&gt; &lt;player&gt;1 Player&lt;/player&gt; &lt;story&gt;You are the genetically engineered Clan Mechwarrior. The Clans are invading the Inner Sphere. Join either the Wolf Clan or the Jade Falcon Clan as they pursue their own agenda against the Inner Sphere and other Clans. Take your advanced Omnimechs into battle against all comers. Win high warrior ratings (by using less mechs or smaller mechs than needed, completing secondary objectives, etc.) and you'll get chance at a promotion trial where you face superior odds in an arena. If you win, you advance in rank. If you are very successfully, you can make it all the way up to Khan, leader of the Clan!****Mechwarrior II was developed in-house by Activision as the successor to their original Mechwarrior. While this time there are no dynamic campaign and mercenary actions, the Clan culture is integrated into the two campaigns. Different clans have different mechs and different rules, even different weapons. You can customize your mechs in order to use less than the &quot;par&quot; force in order to get a higher rating. The full 3D environment wasn't pretty as this was before the 3D accelerators made their debut, but it's still better than anything that came before. Let addition of NetMech allowed users to fight each other online. When 3D cards came along, special versions were created to take advantage of 3D texturing. While not QUITE as replayable as Mechwarrior, it's nonetheless a classic. ****If you want them now, get the Titanium Edition, which is 3D accelerated.&lt;/story&gt; &lt;/game&gt;">
            <text:p>&lt;game name="MechWarrior 2 - 31st Century Combat (USA)"&gt; &lt;year&gt;1997&lt;/year&gt; &lt;rating&gt;ESRB - E (Everyone)&lt;/rating&gt; &lt;title&gt;MechWarrior 2 - 31st Century Combat &lt;/title&gt; &lt;pub&gt;Activision, Inc.&lt;/pub&gt; &lt;dev&gt;Quantum Factory&lt;/dev&gt; &lt;genre&gt;Simulation&lt;/genre&gt; &lt;score&gt;3.5&lt;/score&gt; &lt;player&gt;1 Player&lt;/player&gt; &lt;story&gt;You are the genetically engineered Clan Mechwarrior. The Clans are invading the Inner Sphere. Join either the Wolf Clan or the Jade Falcon Clan as they pursue their own agenda against the Inner Sphere and other Clans. Take your advanced Omnimechs into battle against all comers. Win high warrior ratings (by using less mechs or smaller mechs than needed, completing secondary objectives, etc.) and you'll get chance at a promotion trial where you face superior odds in an arena. If you win, you advance in rank. If you are very successfully, you can make it all the way up to Khan, leader of the Clan!****Mechwarrior II was developed in-house by Activision as the successor to their original Mechwarrior. While this time there are no dynamic campaign and mercenary actions, the Clan culture is integrated into the two campaigns. Different clans have different mechs and different rules, even different weapons. You can customize your mechs in order to use less than the "par" force in order to get a higher rating. The full 3D environment wasn't pretty as this was before the 3D accelerators made their debut, but it's still better than anything that came before. Let addition of NetMech allowed users to fight each other online. When 3D cards came along, special versions were created to take advantage of 3D texturing. While not QUITE as replayable as Mechwarrior, it's nonetheless a classic. ****If you want them now, get the Titanium Edition, which is 3D accelerated.&lt;/story&gt; &lt;/game&gt;</text:p>
          </table:table-cell>
          <table:table-cell table:number-columns-repeated="1013"/>
        </table:table-row>
        <table:table-row table:style-name="ro1">
          <table:table-cell office:value-type="string">
            <text:p>Mega Man 8 - Anniversary Collector's Edition (USA)</text:p>
          </table:table-cell>
          <table:table-cell office:value-type="float" office:value="1999">
            <text:p>1999</text:p>
          </table:table-cell>
          <table:table-cell office:value-type="string">
            <text:p>ESRB - E (Everyone)</text:p>
          </table:table-cell>
          <table:table-cell office:value-type="string">
            <text:p>Mega Man 8 - Anniversary Collector's Edition </text:p>
          </table:table-cell>
          <table:table-cell office:value-type="string">
            <text:p>Capcom Entertainment, Inc.</text:p>
          </table:table-cell>
          <table:table-cell office:value-type="string">
            <text:p>Capcom</text:p>
          </table:table-cell>
          <table:table-cell office:value-type="string">
            <text:p>Platform</text:p>
          </table:table-cell>
          <table:table-cell office:value-type="float" office:value="3.4">
            <text:p>3.4</text:p>
          </table:table-cell>
          <table:table-cell office:value-type="string">
            <text:p>1 Player</text:p>
          </table:table-cell>
          <table:table-cell office:value-type="string">
            <text:p>The Blue Bomber returns! The evil Dr. Wily discovers the remains of a strange robot that evidently came from space, and discovers a source of unbelieveablely powerful energy that could allow him to control the world with an army of unstoppable Robot Masters!****It's up to Mega Man to stop Wily once again! Now joined by a new ally, Duo, Mega Man takes off on his greatest mission yet!</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Mega Man 8 - Anniversary Collector's Edition (USA)&quot;&gt; &lt;year&gt;1999&lt;/year&gt; &lt;rating&gt;ESRB - E (Everyone)&lt;/rating&gt; &lt;title&gt;Mega Man 8 - Anniversary Collector's Edition &lt;/title&gt; &lt;pub&gt;Capcom Entertainment, Inc.&lt;/pub&gt; &lt;dev&gt;Capcom&lt;/dev&gt; &lt;genre&gt;Platform&lt;/genre&gt; &lt;score&gt;3.4&lt;/score&gt; &lt;player&gt;1 Player&lt;/player&gt; &lt;story&gt;The Blue Bomber returns! The evil Dr. Wily discovers the remains of a strange robot that evidently came from space, and discovers a source of unbelieveablely powerful energy that could allow him to control the world with an army of unstoppable Robot Masters!****It's up to Mega Man to stop Wily once again! Now joined by a new ally, Duo, Mega Man takes off on his greatest mission yet!&lt;/story&gt; &lt;/game&gt;">
            <text:p>&lt;game name="Mega Man 8 - Anniversary Collector's Edition (USA)"&gt; &lt;year&gt;1999&lt;/year&gt; &lt;rating&gt;ESRB - E (Everyone)&lt;/rating&gt; &lt;title&gt;Mega Man 8 - Anniversary Collector's Edition &lt;/title&gt; &lt;pub&gt;Capcom Entertainment, Inc.&lt;/pub&gt; &lt;dev&gt;Capcom&lt;/dev&gt; &lt;genre&gt;Platform&lt;/genre&gt; &lt;score&gt;3.4&lt;/score&gt; &lt;player&gt;1 Player&lt;/player&gt; &lt;story&gt;The Blue Bomber returns! The evil Dr. Wily discovers the remains of a strange robot that evidently came from space, and discovers a source of unbelieveablely powerful energy that could allow him to control the world with an army of unstoppable Robot Masters!****It's up to Mega Man to stop Wily once again! Now joined by a new ally, Duo, Mega Man takes off on his greatest mission yet!&lt;/story&gt; &lt;/game&gt;</text:p>
          </table:table-cell>
          <table:table-cell table:number-columns-repeated="1013"/>
        </table:table-row>
        <table:table-row table:style-name="ro1">
          <table:table-cell office:value-type="string">
            <text:p>Megaman X3 (Europe)</text:p>
          </table:table-cell>
          <table:table-cell office:value-type="float" office:value="1997">
            <text:p>1997</text:p>
          </table:table-cell>
          <table:table-cell office:value-type="string">
            <text:p>ESRB - E (Everyone)</text:p>
          </table:table-cell>
          <table:table-cell office:value-type="string">
            <text:p>Megaman X3 </text:p>
          </table:table-cell>
          <table:table-cell office:value-type="string">
            <text:p>Virgin Interactive Entertainment (Europe) Ltd.</text:p>
          </table:table-cell>
          <table:table-cell office:value-type="string">
            <text:p>Capcom</text:p>
          </table:table-cell>
          <table:table-cell office:value-type="string">
            <text:p>Platform</text:p>
          </table:table-cell>
          <table:table-cell office:value-type="float" office:value="3.9">
            <text:p>3.9</text:p>
          </table:table-cell>
          <table:table-cell office:value-type="string">
            <text:p>1 Player</text:p>
          </table:table-cell>
          <table:table-cell office:value-type="string">
            <text:p>A Reploid scientist named Dr. Doppler begins creation of a new city for Reploids, which will bring a new era of peace to the Reploids and humans. But something goes terribly wrong, and now Mavericks have begun to appear everywhere! It's up to X and Zero to find out who is behind this Maverick revolt and bring them down for good!</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Megaman X3 (Europe)&quot;&gt; &lt;year&gt;1997&lt;/year&gt; &lt;rating&gt;ESRB - E (Everyone)&lt;/rating&gt; &lt;title&gt;Megaman X3 &lt;/title&gt; &lt;pub&gt;Virgin Interactive Entertainment (Europe) Ltd.&lt;/pub&gt; &lt;dev&gt;Capcom&lt;/dev&gt; &lt;genre&gt;Platform&lt;/genre&gt; &lt;score&gt;3.9&lt;/score&gt; &lt;player&gt;1 Player&lt;/player&gt; &lt;story&gt;A Reploid scientist named Dr. Doppler begins creation of a new city for Reploids, which will bring a new era of peace to the Reploids and humans. But something goes terribly wrong, and now Mavericks have begun to appear everywhere! It's up to X and Zero to find out who is behind this Maverick revolt and bring them down for good!&lt;/story&gt; &lt;/game&gt;">
            <text:p>&lt;game name="Megaman X3 (Europe)"&gt; &lt;year&gt;1997&lt;/year&gt; &lt;rating&gt;ESRB - E (Everyone)&lt;/rating&gt; &lt;title&gt;Megaman X3 &lt;/title&gt; &lt;pub&gt;Virgin Interactive Entertainment (Europe) Ltd.&lt;/pub&gt; &lt;dev&gt;Capcom&lt;/dev&gt; &lt;genre&gt;Platform&lt;/genre&gt; &lt;score&gt;3.9&lt;/score&gt; &lt;player&gt;1 Player&lt;/player&gt; &lt;story&gt;A Reploid scientist named Dr. Doppler begins creation of a new city for Reploids, which will bring a new era of peace to the Reploids and humans. But something goes terribly wrong, and now Mavericks have begun to appear everywhere! It's up to X and Zero to find out who is behind this Maverick revolt and bring them down for good!&lt;/story&gt; &lt;/game&gt;</text:p>
          </table:table-cell>
          <table:table-cell table:number-columns-repeated="1013"/>
        </table:table-row>
        <table:table-row table:style-name="ro1">
          <table:table-cell office:value-type="string">
            <text:p>Megaman X4 (USA)</text:p>
          </table:table-cell>
          <table:table-cell office:value-type="float" office:value="1997">
            <text:p>1997</text:p>
          </table:table-cell>
          <table:table-cell office:value-type="string">
            <text:p>ESRB - E (Everyone)</text:p>
          </table:table-cell>
          <table:table-cell office:value-type="string">
            <text:p>Megaman X4 </text:p>
          </table:table-cell>
          <table:table-cell office:value-type="string">
            <text:p>Capcom Entertainment, Inc.</text:p>
          </table:table-cell>
          <table:table-cell office:value-type="string">
            <text:p>Capcom</text:p>
          </table:table-cell>
          <table:table-cell office:value-type="string">
            <text:p>Platform</text:p>
          </table:table-cell>
          <table:table-cell office:value-type="float" office:value="3.4">
            <text:p>3.4</text:p>
          </table:table-cell>
          <table:table-cell office:value-type="string">
            <text:p>1 Player</text:p>
          </table:table-cell>
          <table:table-cell office:value-type="string">
            <text:p>Mega Man X, the reploid leader of the 17th unit Maverick Hunters, and his best friend Zero have to stop a reploid rebellion. Each of them gets involved in a different way and you can play as either character through the <text:s/>parallel stories.</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Megaman X4 (USA)&quot;&gt; &lt;year&gt;1997&lt;/year&gt; &lt;rating&gt;ESRB - E (Everyone)&lt;/rating&gt; &lt;title&gt;Megaman X4 &lt;/title&gt; &lt;pub&gt;Capcom Entertainment, Inc.&lt;/pub&gt; &lt;dev&gt;Capcom&lt;/dev&gt; &lt;genre&gt;Platform&lt;/genre&gt; &lt;score&gt;3.4&lt;/score&gt; &lt;player&gt;1 Player&lt;/player&gt; &lt;story&gt;Mega Man X, the reploid leader of the 17th unit Maverick Hunters, and his best friend Zero have to stop a reploid rebellion. Each of them gets involved in a different way and you can play as either character through the  parallel stories.&lt;/story&gt; &lt;/game&gt;">
            <text:p>&lt;game name="Megaman X4 (USA)"&gt; &lt;year&gt;1997&lt;/year&gt; &lt;rating&gt;ESRB - E (Everyone)&lt;/rating&gt; &lt;title&gt;Megaman X4 &lt;/title&gt; &lt;pub&gt;Capcom Entertainment, Inc.&lt;/pub&gt; &lt;dev&gt;Capcom&lt;/dev&gt; &lt;genre&gt;Platform&lt;/genre&gt; &lt;score&gt;3.4&lt;/score&gt; &lt;player&gt;1 Player&lt;/player&gt; &lt;story&gt;Mega Man X, the reploid leader of the 17th unit Maverick Hunters, and his best friend Zero have to stop a reploid rebellion. Each of them gets involved in a different way and you can play as either character through the <text:s/>parallel stories.&lt;/story&gt; &lt;/game&gt;</text:p>
          </table:table-cell>
          <table:table-cell table:number-columns-repeated="1013"/>
        </table:table-row>
        <table:table-row table:style-name="ro1">
          <table:table-cell office:value-type="string">
            <text:p>Mighty Hits (Europe)</text:p>
          </table:table-cell>
          <table:table-cell office:value-type="float" office:value="1996">
            <text:p>1996</text:p>
          </table:table-cell>
          <table:table-cell office:value-type="string">
            <text:p>ESRB - E (Everyone)</text:p>
          </table:table-cell>
          <table:table-cell office:value-type="string">
            <text:p>Mighty Hits </text:p>
          </table:table-cell>
          <table:table-cell table:number-columns-repeated="2" office:value-type="string">
            <text:p>Altron</text:p>
          </table:table-cell>
          <table:table-cell office:value-type="string">
            <text:p>Gun</text:p>
          </table:table-cell>
          <table:table-cell office:value-type="string">
            <text:p>3.0</text:p>
          </table:table-cell>
          <table:table-cell office:value-type="string">
            <text:p>1-8 Players</text:p>
          </table:table-cell>
          <table:table-cell office:value-type="string">
            <text:p>If you own the Saturn gun or mouse or if you're just looking for a party game, then look no further. Mighty Hits is the Saturn's answer to PlayStation's Point Blank. Up to 8 players can play against each other in this crazy selection of mini games. The quality of games is quite high with only one or two being a bit dull. Visually Mighty Hits is also quite impressive. I played this with the Saturn's mouse and gun and found it a pleasure to play. Playing with the standard controller is ok apart from some challengers such as the Bull's Eye one since that is too easy. This was released in the UK believe it or not so any Europeans reading this may want to look out for a PAL version.</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Mighty Hits (Europe)&quot;&gt; &lt;year&gt;1996&lt;/year&gt; &lt;rating&gt;ESRB - E (Everyone)&lt;/rating&gt; &lt;title&gt;Mighty Hits &lt;/title&gt; &lt;pub&gt;Altron&lt;/pub&gt; &lt;dev&gt;Altron&lt;/dev&gt; &lt;genre&gt;Gun&lt;/genre&gt; &lt;score&gt;3.0&lt;/score&gt; &lt;player&gt;1-8 Players&lt;/player&gt; &lt;story&gt;If you own the Saturn gun or mouse or if you're just looking for a party game, then look no further. Mighty Hits is the Saturn's answer to PlayStation's Point Blank. Up to 8 players can play against each other in this crazy selection of mini games. The quality of games is quite high with only one or two being a bit dull. Visually Mighty Hits is also quite impressive. I played this with the Saturn's mouse and gun and found it a pleasure to play. Playing with the standard controller is ok apart from some challengers such as the Bull's Eye one since that is too easy. This was released in the UK believe it or not so any Europeans reading this may want to look out for a PAL version.&lt;/story&gt; &lt;/game&gt;">
            <text:p>&lt;game name="Mighty Hits (Europe)"&gt; &lt;year&gt;1996&lt;/year&gt; &lt;rating&gt;ESRB - E (Everyone)&lt;/rating&gt; &lt;title&gt;Mighty Hits &lt;/title&gt; &lt;pub&gt;Altron&lt;/pub&gt; &lt;dev&gt;Altron&lt;/dev&gt; &lt;genre&gt;Gun&lt;/genre&gt; &lt;score&gt;3.0&lt;/score&gt; &lt;player&gt;1-8 Players&lt;/player&gt; &lt;story&gt;If you own the Saturn gun or mouse or if you're just looking for a party game, then look no further. Mighty Hits is the Saturn's answer to PlayStation's Point Blank. Up to 8 players can play against each other in this crazy selection of mini games. The quality of games is quite high with only one or two being a bit dull. Visually Mighty Hits is also quite impressive. I played this with the Saturn's mouse and gun and found it a pleasure to play. Playing with the standard controller is ok apart from some challengers such as the Bull's Eye one since that is too easy. This was released in the UK believe it or not so any Europeans reading this may want to look out for a PAL version.&lt;/story&gt; &lt;/game&gt;</text:p>
          </table:table-cell>
          <table:table-cell table:number-columns-repeated="1013"/>
        </table:table-row>
        <table:table-row table:style-name="ro1">
          <table:table-cell office:value-type="string">
            <text:p>Minnesota Fats - Pool Legend (USA)</text:p>
          </table:table-cell>
          <table:table-cell office:value-type="float" office:value="1995">
            <text:p>1995</text:p>
          </table:table-cell>
          <table:table-cell office:value-type="string">
            <text:p>ESRB - E (Everyone)</text:p>
          </table:table-cell>
          <table:table-cell office:value-type="string">
            <text:p>Minnesota Fats - Pool Legend </text:p>
          </table:table-cell>
          <table:table-cell office:value-type="string">
            <text:p>Data East USA, Inc.</text:p>
          </table:table-cell>
          <table:table-cell office:value-type="string">
            <text:p>Data East</text:p>
          </table:table-cell>
          <table:table-cell office:value-type="string">
            <text:p>Sports/Pool and Dart</text:p>
          </table:table-cell>
          <table:table-cell office:value-type="float" office:value="3.6">
            <text:p>3.6</text:p>
          </table:table-cell>
          <table:table-cell office:value-type="string">
            <text:p>1-2 Players</text:p>
          </table:table-cell>
          <table:table-cell office:value-type="string">
            <text:p>Minnesota Fats: Pool Legend is a pool game where the player can participate in a story mode and play against a set of pros in six different pool halls in an attempt to face off against Minnesota Fats himself. <text:s/>There are seven different variations of pool to play: Eight-Ball, Nine-Ball, Rotation, 14-1 rack, Three ball, Cut Throat &amp; <text:s/>One Pocket. <text:s/>There is also a Versus Mode to let players take on any opponent of their choice including a two-player option to take on a friend and a Tournament Mode. <text:s/>Players can also try out the Trick Mode that has the player try to compete 16 different trick shots.</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Minnesota Fats - Pool Legend (USA)&quot;&gt; &lt;year&gt;1995&lt;/year&gt; &lt;rating&gt;ESRB - E (Everyone)&lt;/rating&gt; &lt;title&gt;Minnesota Fats - Pool Legend &lt;/title&gt; &lt;pub&gt;Data East USA, Inc.&lt;/pub&gt; &lt;dev&gt;Data East&lt;/dev&gt; &lt;genre&gt;Sports/Pool and Dart&lt;/genre&gt; &lt;score&gt;3.6&lt;/score&gt; &lt;player&gt;1-2 Players&lt;/player&gt; &lt;story&gt;Minnesota Fats: Pool Legend is a pool game where the player can participate in a story mode and play against a set of pros in six different pool halls in an attempt to face off against Minnesota Fats himself.  There are seven different variations of pool to play: Eight-Ball, Nine-Ball, Rotation, 14-1 rack, Three ball, Cut Throat &amp;  One Pocket.  There is also a Versus Mode to let players take on any opponent of their choice including a two-player option to take on a friend and a Tournament Mode.  Players can also try out the Trick Mode that has the player try to compete 16 different trick shots.&lt;/story&gt; &lt;/game&gt;">
            <text:p>&lt;game name="Minnesota Fats - Pool Legend (USA)"&gt; &lt;year&gt;1995&lt;/year&gt; &lt;rating&gt;ESRB - E (Everyone)&lt;/rating&gt; &lt;title&gt;Minnesota Fats - Pool Legend &lt;/title&gt; &lt;pub&gt;Data East USA, Inc.&lt;/pub&gt; &lt;dev&gt;Data East&lt;/dev&gt; &lt;genre&gt;Sports/Pool and Dart&lt;/genre&gt; &lt;score&gt;3.6&lt;/score&gt; &lt;player&gt;1-2 Players&lt;/player&gt; &lt;story&gt;Minnesota Fats: Pool Legend is a pool game where the player can participate in a story mode and play against a set of pros in six different pool halls in an attempt to face off against Minnesota Fats himself. <text:s/>There are seven different variations of pool to play: Eight-Ball, Nine-Ball, Rotation, 14-1 rack, Three ball, Cut Throat &amp; <text:s/>One Pocket. <text:s/>There is also a Versus Mode to let players take on any opponent of their choice including a two-player option to take on a friend and a Tournament Mode. <text:s/>Players can also try out the Trick Mode that has the player try to compete 16 different trick shots.&lt;/story&gt; &lt;/game&gt;</text:p>
          </table:table-cell>
          <table:table-cell table:number-columns-repeated="1013"/>
        </table:table-row>
        <table:table-row table:style-name="ro1">
          <table:table-cell office:value-type="string">
            <text:p>Mortal Kombat II (USA)</text:p>
          </table:table-cell>
          <table:table-cell office:value-type="float" office:value="1996">
            <text:p>1996</text:p>
          </table:table-cell>
          <table:table-cell office:value-type="string">
            <text:p>ESRB - M (Mature)</text:p>
          </table:table-cell>
          <table:table-cell office:value-type="string">
            <text:p>Mortal Kombat II </text:p>
          </table:table-cell>
          <table:table-cell office:value-type="string">
            <text:p>Acclaim Entertainment, Inc.</text:p>
          </table:table-cell>
          <table:table-cell office:value-type="string">
            <text:p>Probe Entertainment Limited</text:p>
          </table:table-cell>
          <table:table-cell office:value-type="string">
            <text:p>Fighter</text:p>
          </table:table-cell>
          <table:table-cell office:value-type="float" office:value="3.8">
            <text:p>3.8</text:p>
          </table:table-cell>
          <table:table-cell office:value-type="string">
            <text:p>1-2 Players</text:p>
          </table:table-cell>
          <table:table-cell office:value-type="string">
            <text:p>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Mortal Kombat II (USA)&quot;&gt; &lt;year&gt;1996&lt;/year&gt; &lt;rating&gt;ESRB - M (Mature)&lt;/rating&gt; &lt;title&gt;Mortal Kombat II &lt;/title&gt; &lt;pub&gt;Acclaim Entertainment, Inc.&lt;/pub&gt; &lt;dev&gt;Probe Entertainment Limited&lt;/dev&gt; &lt;genre&gt;Fighter&lt;/genre&gt; &lt;score&gt;3.8&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
            <text:p>&lt;game name="Mortal Kombat II (USA)"&gt; &lt;year&gt;1996&lt;/year&gt; &lt;rating&gt;ESRB - M (Mature)&lt;/rating&gt; &lt;title&gt;Mortal Kombat II &lt;/title&gt; &lt;pub&gt;Acclaim Entertainment, Inc.&lt;/pub&gt; &lt;dev&gt;Probe Entertainment Limited&lt;/dev&gt; &lt;genre&gt;Fighter&lt;/genre&gt; &lt;score&gt;3.8&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text:p>
          </table:table-cell>
          <table:table-cell table:number-columns-repeated="1013"/>
        </table:table-row>
        <table:table-row table:style-name="ro1">
          <table:table-cell office:value-type="string">
            <text:p>Mortal Kombat Trilogy (USA)</text:p>
          </table:table-cell>
          <table:table-cell office:value-type="float" office:value="1997">
            <text:p>1997</text:p>
          </table:table-cell>
          <table:table-cell office:value-type="string">
            <text:p>ESRB - M (Mature)</text:p>
          </table:table-cell>
          <table:table-cell office:value-type="string">
            <text:p>Mortal Kombat Trilogy </text:p>
          </table:table-cell>
          <table:table-cell office:value-type="string">
            <text:p>GT Interactive Software Corp.</text:p>
          </table:table-cell>
          <table:table-cell office:value-type="string">
            <text:p>Point of View</text:p>
          </table:table-cell>
          <table:table-cell office:value-type="string">
            <text:p>Fighter</text:p>
          </table:table-cell>
          <table:table-cell office:value-type="float" office:value="4.6">
            <text:p>4.6</text:p>
          </table:table-cell>
          <table:table-cell office:value-type="string">
            <text:p>1-2 Players</text:p>
          </table:table-cell>
          <table:table-cell office:value-type="string">
            <text:p>All the characters from the first three Mortal Kombat games return for the ultimate battle. You can play as Kano, Reptile, Mileena, Kung Lao, Shang Tsung, Sindel, Sketor, Stryker, Nightwolf, Sheeva, Kitana, Scorpion, Sonya, Smoke (Cyber Ninja), Rain, Jade, Baraka, Johnny Cage, Ermac, Noob Saibot, Sub-Zero (Unmasked), Sub-Zero (Classic), Jax, Rayden, Cyrax, Liu Kang, Smoke (Human), Kabal, Goro, Kintaro, Motaro, or Shao Kahn.****This game is one-on-one martial arts fighting. The player can choose from over thirty different characters, all with their own fighting style and their own special moves. Trilogy differs from the other games in that you can play combinations of people that otherwise isn't possible, such as old Liu Kang vs. new Liu Kang, etc.****Mortal Kombat Trilogy also allows you to challenge a friend to a fight through a Windows IPX network connection.</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Mortal Kombat Trilogy (USA)&quot;&gt; &lt;year&gt;1997&lt;/year&gt; &lt;rating&gt;ESRB - M (Mature)&lt;/rating&gt; &lt;title&gt;Mortal Kombat Trilogy &lt;/title&gt; &lt;pub&gt;GT Interactive Software Corp.&lt;/pub&gt; &lt;dev&gt;Point of View&lt;/dev&gt; &lt;genre&gt;Fighter&lt;/genre&gt; &lt;score&gt;4.6&lt;/score&gt; &lt;player&gt;1-2 Players&lt;/player&gt; &lt;story&gt;All the characters from the first three Mortal Kombat games return for the ultimate battle. You can play as Kano, Reptile, Mileena, Kung Lao, Shang Tsung, Sindel, Sketor, Stryker, Nightwolf, Sheeva, Kitana, Scorpion, Sonya, Smoke (Cyber Ninja), Rain, Jade, Baraka, Johnny Cage, Ermac, Noob Saibot, Sub-Zero (Unmasked), Sub-Zero (Classic), Jax, Rayden, Cyrax, Liu Kang, Smoke (Human), Kabal, Goro, Kintaro, Motaro, or Shao Kahn.****This game is one-on-one martial arts fighting. The player can choose from over thirty different characters, all with their own fighting style and their own special moves. Trilogy differs from the other games in that you can play combinations of people that otherwise isn't possible, such as old Liu Kang vs. new Liu Kang, etc.****Mortal Kombat Trilogy also allows you to challenge a friend to a fight through a Windows IPX network connection.&lt;/story&gt; &lt;/game&gt;">
            <text:p>&lt;game name="Mortal Kombat Trilogy (USA)"&gt; &lt;year&gt;1997&lt;/year&gt; &lt;rating&gt;ESRB - M (Mature)&lt;/rating&gt; &lt;title&gt;Mortal Kombat Trilogy &lt;/title&gt; &lt;pub&gt;GT Interactive Software Corp.&lt;/pub&gt; &lt;dev&gt;Point of View&lt;/dev&gt; &lt;genre&gt;Fighter&lt;/genre&gt; &lt;score&gt;4.6&lt;/score&gt; &lt;player&gt;1-2 Players&lt;/player&gt; &lt;story&gt;All the characters from the first three Mortal Kombat games return for the ultimate battle. You can play as Kano, Reptile, Mileena, Kung Lao, Shang Tsung, Sindel, Sketor, Stryker, Nightwolf, Sheeva, Kitana, Scorpion, Sonya, Smoke (Cyber Ninja), Rain, Jade, Baraka, Johnny Cage, Ermac, Noob Saibot, Sub-Zero (Unmasked), Sub-Zero (Classic), Jax, Rayden, Cyrax, Liu Kang, Smoke (Human), Kabal, Goro, Kintaro, Motaro, or Shao Kahn.****This game is one-on-one martial arts fighting. The player can choose from over thirty different characters, all with their own fighting style and their own special moves. Trilogy differs from the other games in that you can play combinations of people that otherwise isn't possible, such as old Liu Kang vs. new Liu Kang, etc.****Mortal Kombat Trilogy also allows you to challenge a friend to a fight through a Windows IPX network connection.&lt;/story&gt; &lt;/game&gt;</text:p>
          </table:table-cell>
          <table:table-cell table:number-columns-repeated="1013"/>
        </table:table-row>
        <table:table-row table:style-name="ro1">
          <table:table-cell office:value-type="string">
            <text:p>Mr. Bones (USA) (Disc 1)</text:p>
          </table:table-cell>
          <table:table-cell office:value-type="float" office:value="1996">
            <text:p>1996</text:p>
          </table:table-cell>
          <table:table-cell office:value-type="string">
            <text:p>ESRB - E (Everyone)</text:p>
          </table:table-cell>
          <table:table-cell office:value-type="string">
            <text:p>Mr. Bones <text:s/>Disk 1</text:p>
          </table:table-cell>
          <table:table-cell office:value-type="string">
            <text:p>SegaSoft, Inc.</text:p>
          </table:table-cell>
          <table:table-cell office:value-type="string">
            <text:p>Zono</text:p>
          </table:table-cell>
          <table:table-cell office:value-type="string">
            <text:p>Platform</text:p>
          </table:table-cell>
          <table:table-cell office:value-type="float" office:value="3.4">
            <text:p>3.4</text:p>
          </table:table-cell>
          <table:table-cell office:value-type="string">
            <text:p>1 Player</text:p>
          </table:table-cell>
          <table:table-cell office:value-type="string">
            <text:p>Mr. Bones is a unique game released exclusively for the Saturn. It combines several different types of gameplay. Some levels are side-scrolling action, some have a top-down perspective, and still others are single-screen mini games.****The story is meant to be a humorous horror tale. An evil wizard known as Dagoulian has created an army of skeleton warriors, and he plans to use this army to conquer the world. Fortunately for us, one of the skeletons he raised, Mr. Bones, was not obedient to his commands. You play as Mr. Bones as he attempts to both escape from Dagoulian and put and end to his plot.****There is a lot of video to watch in Mr. Bones. In fact, there is so much video that the game uses 2 CD-ROMs. The video is a combination of computer-generated animation and live action. Mr. Bones is a computer generated character, while Dagoulian is played by an actor.</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Mr. Bones (USA) (Disc 1)&quot;&gt; &lt;year&gt;1996&lt;/year&gt; &lt;rating&gt;ESRB - E (Everyone)&lt;/rating&gt; &lt;title&gt;Mr. Bones  Disk 1&lt;/title&gt; &lt;pub&gt;SegaSoft, Inc.&lt;/pub&gt; &lt;dev&gt;Zono&lt;/dev&gt; &lt;genre&gt;Platform&lt;/genre&gt; &lt;score&gt;3.4&lt;/score&gt; &lt;player&gt;1 Player&lt;/player&gt; &lt;story&gt;Mr. Bones is a unique game released exclusively for the Saturn. It combines several different types of gameplay. Some levels are side-scrolling action, some have a top-down perspective, and still others are single-screen mini games.****The story is meant to be a humorous horror tale. An evil wizard known as Dagoulian has created an army of skeleton warriors, and he plans to use this army to conquer the world. Fortunately for us, one of the skeletons he raised, Mr. Bones, was not obedient to his commands. You play as Mr. Bones as he attempts to both escape from Dagoulian and put and end to his plot.****There is a lot of video to watch in Mr. Bones. In fact, there is so much video that the game uses 2 CD-ROMs. The video is a combination of computer-generated animation and live action. Mr. Bones is a computer generated character, while Dagoulian is played by an actor.&lt;/story&gt; &lt;/game&gt;">
            <text:p>&lt;game name="Mr. Bones (USA) (Disc 1)"&gt; &lt;year&gt;1996&lt;/year&gt; &lt;rating&gt;ESRB - E (Everyone)&lt;/rating&gt; &lt;title&gt;Mr. Bones <text:s/>Disk 1&lt;/title&gt; &lt;pub&gt;SegaSoft, Inc.&lt;/pub&gt; &lt;dev&gt;Zono&lt;/dev&gt; &lt;genre&gt;Platform&lt;/genre&gt; &lt;score&gt;3.4&lt;/score&gt; &lt;player&gt;1 Player&lt;/player&gt; &lt;story&gt;Mr. Bones is a unique game released exclusively for the Saturn. It combines several different types of gameplay. Some levels are side-scrolling action, some have a top-down perspective, and still others are single-screen mini games.****The story is meant to be a humorous horror tale. An evil wizard known as Dagoulian has created an army of skeleton warriors, and he plans to use this army to conquer the world. Fortunately for us, one of the skeletons he raised, Mr. Bones, was not obedient to his commands. You play as Mr. Bones as he attempts to both escape from Dagoulian and put and end to his plot.****There is a lot of video to watch in Mr. Bones. In fact, there is so much video that the game uses 2 CD-ROMs. The video is a combination of computer-generated animation and live action. Mr. Bones is a computer generated character, while Dagoulian is played by an actor.&lt;/story&gt; &lt;/game&gt;</text:p>
          </table:table-cell>
          <table:table-cell table:number-columns-repeated="1013"/>
        </table:table-row>
        <table:table-row table:style-name="ro1">
          <table:table-cell office:value-type="string">
            <text:p>Mr. Bones (USA) (Disc 2)</text:p>
          </table:table-cell>
          <table:table-cell office:value-type="float" office:value="1996">
            <text:p>1996</text:p>
          </table:table-cell>
          <table:table-cell office:value-type="string">
            <text:p>ESRB - E (Everyone)</text:p>
          </table:table-cell>
          <table:table-cell office:value-type="string">
            <text:p>Mr. Bones <text:s/>Disk 2</text:p>
          </table:table-cell>
          <table:table-cell office:value-type="string">
            <text:p>SegaSoft, Inc.</text:p>
          </table:table-cell>
          <table:table-cell office:value-type="string">
            <text:p>Zono</text:p>
          </table:table-cell>
          <table:table-cell office:value-type="string">
            <text:p>Platform</text:p>
          </table:table-cell>
          <table:table-cell office:value-type="float" office:value="3.4">
            <text:p>3.4</text:p>
          </table:table-cell>
          <table:table-cell office:value-type="string">
            <text:p>1 Player</text:p>
          </table:table-cell>
          <table:table-cell office:value-type="string">
            <text:p>Mr. Bones is a unique game released exclusively for the Saturn. It combines several different types of gameplay. Some levels are side-scrolling action, some have a top-down perspective, and still others are single-screen mini games.****The story is meant to be a humorous horror tale. An evil wizard known as Dagoulian has created an army of skeleton warriors, and he plans to use this army to conquer the world. Fortunately for us, one of the skeletons he raised, Mr. Bones, was not obedient to his commands. You play as Mr. Bones as he attempts to both escape from Dagoulian and put and end to his plot.****There is a lot of video to watch in Mr. Bones. In fact, there is so much video that the game uses 2 CD-ROMs. The video is a combination of computer-generated animation and live action. Mr. Bones is a computer generated character, while Dagoulian is played by an actor.</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Mr. Bones (USA) (Disc 2)&quot;&gt; &lt;year&gt;1996&lt;/year&gt; &lt;rating&gt;ESRB - E (Everyone)&lt;/rating&gt; &lt;title&gt;Mr. Bones  Disk 2&lt;/title&gt; &lt;pub&gt;SegaSoft, Inc.&lt;/pub&gt; &lt;dev&gt;Zono&lt;/dev&gt; &lt;genre&gt;Platform&lt;/genre&gt; &lt;score&gt;3.4&lt;/score&gt; &lt;player&gt;1 Player&lt;/player&gt; &lt;story&gt;Mr. Bones is a unique game released exclusively for the Saturn. It combines several different types of gameplay. Some levels are side-scrolling action, some have a top-down perspective, and still others are single-screen mini games.****The story is meant to be a humorous horror tale. An evil wizard known as Dagoulian has created an army of skeleton warriors, and he plans to use this army to conquer the world. Fortunately for us, one of the skeletons he raised, Mr. Bones, was not obedient to his commands. You play as Mr. Bones as he attempts to both escape from Dagoulian and put and end to his plot.****There is a lot of video to watch in Mr. Bones. In fact, there is so much video that the game uses 2 CD-ROMs. The video is a combination of computer-generated animation and live action. Mr. Bones is a computer generated character, while Dagoulian is played by an actor.&lt;/story&gt; &lt;/game&gt;">
            <text:p>&lt;game name="Mr. Bones (USA) (Disc 2)"&gt; &lt;year&gt;1996&lt;/year&gt; &lt;rating&gt;ESRB - E (Everyone)&lt;/rating&gt; &lt;title&gt;Mr. Bones <text:s/>Disk 2&lt;/title&gt; &lt;pub&gt;SegaSoft, Inc.&lt;/pub&gt; &lt;dev&gt;Zono&lt;/dev&gt; &lt;genre&gt;Platform&lt;/genre&gt; &lt;score&gt;3.4&lt;/score&gt; &lt;player&gt;1 Player&lt;/player&gt; &lt;story&gt;Mr. Bones is a unique game released exclusively for the Saturn. It combines several different types of gameplay. Some levels are side-scrolling action, some have a top-down perspective, and still others are single-screen mini games.****The story is meant to be a humorous horror tale. An evil wizard known as Dagoulian has created an army of skeleton warriors, and he plans to use this army to conquer the world. Fortunately for us, one of the skeletons he raised, Mr. Bones, was not obedient to his commands. You play as Mr. Bones as he attempts to both escape from Dagoulian and put and end to his plot.****There is a lot of video to watch in Mr. Bones. In fact, there is so much video that the game uses 2 CD-ROMs. The video is a combination of computer-generated animation and live action. Mr. Bones is a computer generated character, while Dagoulian is played by an actor.&lt;/story&gt; &lt;/game&gt;</text:p>
          </table:table-cell>
          <table:table-cell table:number-columns-repeated="1013"/>
        </table:table-row>
        <table:table-row table:style-name="ro1">
          <table:table-cell office:value-type="string">
            <text:p>Myst (USA)</text:p>
          </table:table-cell>
          <table:table-cell office:value-type="float" office:value="1994">
            <text:p>1994</text:p>
          </table:table-cell>
          <table:table-cell office:value-type="string">
            <text:p>ESRB - E (Everyone)</text:p>
          </table:table-cell>
          <table:table-cell office:value-type="string">
            <text:p>Myst </text:p>
          </table:table-cell>
          <table:table-cell office:value-type="string">
            <text:p>Acclaim Entertainment, Inc.</text:p>
          </table:table-cell>
          <table:table-cell office:value-type="string">
            <text:p>SunSoft</text:p>
          </table:table-cell>
          <table:table-cell office:value-type="string">
            <text:p>Adventure</text:p>
          </table:table-cell>
          <table:table-cell office:value-type="float" office:value="3.7">
            <text:p>3.7</text:p>
          </table:table-cell>
          <table:table-cell office:value-type="string">
            <text:p>1 Player</text:p>
          </table:table-cell>
          <table:table-cell office:value-type="string">
            <text:p>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Myst (USA)&quot;&gt; &lt;year&gt;1994&lt;/year&gt; &lt;rating&gt;ESRB - E (Everyone)&lt;/rating&gt; &lt;title&gt;Myst &lt;/title&gt; &lt;pub&gt;Acclaim Entertainment, Inc.&lt;/pub&gt; &lt;dev&gt;SunSoft&lt;/dev&gt; &lt;genre&gt;Adventure&lt;/genre&gt; &lt;score&gt;3.7&lt;/score&gt; &lt;player&gt;1 Player&lt;/player&gt; &lt;story&gt;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lt;/story&gt; &lt;/game&gt;">
            <text:p>&lt;game name="Myst (USA)"&gt; &lt;year&gt;1994&lt;/year&gt; &lt;rating&gt;ESRB - E (Everyone)&lt;/rating&gt; &lt;title&gt;Myst &lt;/title&gt; &lt;pub&gt;Acclaim Entertainment, Inc.&lt;/pub&gt; &lt;dev&gt;SunSoft&lt;/dev&gt; &lt;genre&gt;Adventure&lt;/genre&gt; &lt;score&gt;3.7&lt;/score&gt; &lt;player&gt;1 Player&lt;/player&gt; &lt;story&gt;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lt;/story&gt; &lt;/game&gt;</text:p>
          </table:table-cell>
          <table:table-cell table:number-columns-repeated="1013"/>
        </table:table-row>
        <table:table-row table:style-name="ro1">
          <table:table-cell office:value-type="string">
            <text:p>NASCAR '98 (USA)</text:p>
          </table:table-cell>
          <table:table-cell office:value-type="float" office:value="1997">
            <text:p>1997</text:p>
          </table:table-cell>
          <table:table-cell office:value-type="string">
            <text:p>ESRB - E (Everyone)</text:p>
          </table:table-cell>
          <table:table-cell office:value-type="string">
            <text:p>NASCAR '98 </text:p>
          </table:table-cell>
          <table:table-cell office:value-type="string">
            <text:p>Electronic Arts, Inc.</text:p>
          </table:table-cell>
          <table:table-cell office:value-type="string">
            <text:p>Electronic Arts</text:p>
          </table:table-cell>
          <table:table-cell office:value-type="string">
            <text:p>Driving</text:p>
          </table:table-cell>
          <table:table-cell office:value-type="float" office:value="3.3">
            <text:p>3.3</text:p>
          </table:table-cell>
          <table:table-cell office:value-type="string">
            <text:p>1-2 Players</text:p>
          </table:table-cell>
          <table:table-cell office:value-type="string">
            <text:p>With top-of-the-line racing simulation NASCAR 98 allows you to race with 24 drivers including legend Dale Earnhardt and 10 official tracks and extra 6 fantasy tracks. This NASCAR game allows you to hear all screeching burnouts, oiled skids, and emergency vehicles, or listen to provided music. This includes the modes season, Arcade, and new custom racing(control opponents,laps,gas gauge, and just about anything.).</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NASCAR '98 (USA)&quot;&gt; &lt;year&gt;1997&lt;/year&gt; &lt;rating&gt;ESRB - E (Everyone)&lt;/rating&gt; &lt;title&gt;NASCAR '98 &lt;/title&gt; &lt;pub&gt;Electronic Arts, Inc.&lt;/pub&gt; &lt;dev&gt;Electronic Arts&lt;/dev&gt; &lt;genre&gt;Driving&lt;/genre&gt; &lt;score&gt;3.3&lt;/score&gt; &lt;player&gt;1-2 Players&lt;/player&gt; &lt;story&gt;With top-of-the-line racing simulation NASCAR 98 allows you to race with 24 drivers including legend Dale Earnhardt and 10 official tracks and extra 6 fantasy tracks. This NASCAR game allows you to hear all screeching burnouts, oiled skids, and emergency vehicles, or listen to provided music. This includes the modes season, Arcade, and new custom racing(control opponents,laps,gas gauge, and just about anything.).&lt;/story&gt; &lt;/game&gt;">
            <text:p>&lt;game name="NASCAR '98 (USA)"&gt; &lt;year&gt;1997&lt;/year&gt; &lt;rating&gt;ESRB - E (Everyone)&lt;/rating&gt; &lt;title&gt;NASCAR '98 &lt;/title&gt; &lt;pub&gt;Electronic Arts, Inc.&lt;/pub&gt; &lt;dev&gt;Electronic Arts&lt;/dev&gt; &lt;genre&gt;Driving&lt;/genre&gt; &lt;score&gt;3.3&lt;/score&gt; &lt;player&gt;1-2 Players&lt;/player&gt; &lt;story&gt;With top-of-the-line racing simulation NASCAR 98 allows you to race with 24 drivers including legend Dale Earnhardt and 10 official tracks and extra 6 fantasy tracks. This NASCAR game allows you to hear all screeching burnouts, oiled skids, and emergency vehicles, or listen to provided music. This includes the modes season, Arcade, and new custom racing(control opponents,laps,gas gauge, and just about anything.).&lt;/story&gt; &lt;/game&gt;</text:p>
          </table:table-cell>
          <table:table-cell table:number-columns-repeated="1013"/>
        </table:table-row>
        <table:table-row table:style-name="ro1">
          <table:table-cell office:value-type="string">
            <text:p>NBA Action (USA)</text:p>
          </table:table-cell>
          <table:table-cell office:value-type="float" office:value="1996">
            <text:p>1996</text:p>
          </table:table-cell>
          <table:table-cell office:value-type="string">
            <text:p>ESRB - E (Everyone)</text:p>
          </table:table-cell>
          <table:table-cell office:value-type="string">
            <text:p>NBA Action </text:p>
          </table:table-cell>
          <table:table-cell office:value-type="string">
            <text:p>SEGA of America, Inc.</text:p>
          </table:table-cell>
          <table:table-cell office:value-type="string">
            <text:p>Gray Matter</text:p>
          </table:table-cell>
          <table:table-cell office:value-type="string">
            <text:p>Sports/Basketball</text:p>
          </table:table-cell>
          <table:table-cell office:value-type="float" office:value="3.3">
            <text:p>3.3</text:p>
          </table:table-cell>
          <table:table-cell office:value-type="string">
            <text:p>1-6 Players</text:p>
          </table:table-cell>
          <table:table-cell office:value-type="string">
            <text:p>NBA Action (reportedly once known as NBA Action '96) is a basketball game released for the Sega Saturn. It is part of the NBA Action franchise, though like its baseball counterpart, World Series Baseball, Sega chose not to give the first Saturn entry in the series a subtitle. It is technically the fourth entry in the series, following NBA Action '94 and NBA Action '95 Starring David Robinson on the Sega Mega Drive, and NBA Action Starring David Robinson on the Sega Game Gear. Unlike previous iterations, the Saturn NBA Action is displayed entirely in 3D. It would later be followed by NBA Action 98. NBA Action was once set to be released in the arcades, running on Sega Titan Video hardware. It was originally a Sega 32X game before being brought to the Saturn.</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NBA Action (USA)&quot;&gt; &lt;year&gt;1996&lt;/year&gt; &lt;rating&gt;ESRB - E (Everyone)&lt;/rating&gt; &lt;title&gt;NBA Action &lt;/title&gt; &lt;pub&gt;SEGA of America, Inc.&lt;/pub&gt; &lt;dev&gt;Gray Matter&lt;/dev&gt; &lt;genre&gt;Sports/Basketball&lt;/genre&gt; &lt;score&gt;3.3&lt;/score&gt; &lt;player&gt;1-6 Players&lt;/player&gt; &lt;story&gt;NBA Action (reportedly once known as NBA Action '96) is a basketball game released for the Sega Saturn. It is part of the NBA Action franchise, though like its baseball counterpart, World Series Baseball, Sega chose not to give the first Saturn entry in the series a subtitle. It is technically the fourth entry in the series, following NBA Action '94 and NBA Action '95 Starring David Robinson on the Sega Mega Drive, and NBA Action Starring David Robinson on the Sega Game Gear. Unlike previous iterations, the Saturn NBA Action is displayed entirely in 3D. It would later be followed by NBA Action 98. NBA Action was once set to be released in the arcades, running on Sega Titan Video hardware. It was originally a Sega 32X game before being brought to the Saturn.&lt;/story&gt; &lt;/game&gt;">
            <text:p>&lt;game name="NBA Action (USA)"&gt; &lt;year&gt;1996&lt;/year&gt; &lt;rating&gt;ESRB - E (Everyone)&lt;/rating&gt; &lt;title&gt;NBA Action &lt;/title&gt; &lt;pub&gt;SEGA of America, Inc.&lt;/pub&gt; &lt;dev&gt;Gray Matter&lt;/dev&gt; &lt;genre&gt;Sports/Basketball&lt;/genre&gt; &lt;score&gt;3.3&lt;/score&gt; &lt;player&gt;1-6 Players&lt;/player&gt; &lt;story&gt;NBA Action (reportedly once known as NBA Action '96) is a basketball game released for the Sega Saturn. It is part of the NBA Action franchise, though like its baseball counterpart, World Series Baseball, Sega chose not to give the first Saturn entry in the series a subtitle. It is technically the fourth entry in the series, following NBA Action '94 and NBA Action '95 Starring David Robinson on the Sega Mega Drive, and NBA Action Starring David Robinson on the Sega Game Gear. Unlike previous iterations, the Saturn NBA Action is displayed entirely in 3D. It would later be followed by NBA Action 98. NBA Action was once set to be released in the arcades, running on Sega Titan Video hardware. It was originally a Sega 32X game before being brought to the Saturn.&lt;/story&gt; &lt;/game&gt;</text:p>
          </table:table-cell>
          <table:table-cell table:number-columns-repeated="1013"/>
        </table:table-row>
        <table:table-row table:style-name="ro1">
          <table:table-cell office:value-type="string">
            <text:p>NBA Action 98 (USA)</text:p>
          </table:table-cell>
          <table:table-cell office:value-type="float" office:value="1998">
            <text:p>1998</text:p>
          </table:table-cell>
          <table:table-cell office:value-type="string">
            <text:p>ESRB - E (Everyone)</text:p>
          </table:table-cell>
          <table:table-cell office:value-type="string">
            <text:p>NBA Action 98 </text:p>
          </table:table-cell>
          <table:table-cell office:value-type="string">
            <text:p>SEGA of America, Inc.</text:p>
          </table:table-cell>
          <table:table-cell office:value-type="string">
            <text:p>Visual Concepts</text:p>
          </table:table-cell>
          <table:table-cell office:value-type="string">
            <text:p>Sports/Basketball</text:p>
          </table:table-cell>
          <table:table-cell office:value-type="float" office:value="3.7">
            <text:p>3.7</text:p>
          </table:table-cell>
          <table:table-cell office:value-type="string">
            <text:p>1-10 Players</text:p>
          </table:table-cell>
          <table:table-cell office:value-type="string">
            <text:p>Sega's first attempt at Basketball on the PC includes plenty of neat visuals; realistic AI and motion capture work; official licenses of the NBA including players, teams and courts; practice mode to help you get used to your team; and a multiplayer mode (for up to 5 players on one computer). You can also create your own team and players in the edit mode, in case you don't like what the NBA offers.</text:p>
          </table:table-cell>
          <table:table-cell table:style-name="Default"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NBA Action 98 (USA)&quot;&gt; &lt;year&gt;1998&lt;/year&gt; &lt;rating&gt;ESRB - E (Everyone)&lt;/rating&gt; &lt;title&gt;NBA Action 98 &lt;/title&gt; &lt;pub&gt;SEGA of America, Inc.&lt;/pub&gt; &lt;dev&gt;Visual Concepts&lt;/dev&gt; &lt;genre&gt;Sports/Basketball&lt;/genre&gt; &lt;score&gt;3.7&lt;/score&gt; &lt;player&gt;1-10 Players&lt;/player&gt; &lt;story&gt;Sega's first attempt at Basketball on the PC includes plenty of neat visuals; realistic AI and motion capture work; official licenses of the NBA including players, teams and courts; practice mode to help you get used to your team; and a multiplayer mode (for up to 5 players on one computer). You can also create your own team and players in the edit mode, in case you don't like what the NBA offers.&lt;/story&gt; &lt;/game&gt;">
            <text:p>&lt;game name="NBA Action 98 (USA)"&gt; &lt;year&gt;1998&lt;/year&gt; &lt;rating&gt;ESRB - E (Everyone)&lt;/rating&gt; &lt;title&gt;NBA Action 98 &lt;/title&gt; &lt;pub&gt;SEGA of America, Inc.&lt;/pub&gt; &lt;dev&gt;Visual Concepts&lt;/dev&gt; &lt;genre&gt;Sports/Basketball&lt;/genre&gt; &lt;score&gt;3.7&lt;/score&gt; &lt;player&gt;1-10 Players&lt;/player&gt; &lt;story&gt;Sega's first attempt at Basketball on the PC includes plenty of neat visuals; realistic AI and motion capture work; official licenses of the NBA including players, teams and courts; practice mode to help you get used to your team; and a multiplayer mode (for up to 5 players on one computer). You can also create your own team and players in the edit mode, in case you don't like what the NBA offers.&lt;/story&gt; &lt;/game&gt;</text:p>
          </table:table-cell>
          <table:table-cell table:number-columns-repeated="1013"/>
        </table:table-row>
        <table:table-row table:style-name="ro1">
          <table:table-cell office:value-type="string">
            <text:p>NBA Jam Extreme (USA)</text:p>
          </table:table-cell>
          <table:table-cell office:value-type="float" office:value="1997">
            <text:p>1997</text:p>
          </table:table-cell>
          <table:table-cell office:value-type="string">
            <text:p>ESRB - E (Everyone)</text:p>
          </table:table-cell>
          <table:table-cell office:value-type="string">
            <text:p>NBA Jam Extreme </text:p>
          </table:table-cell>
          <table:table-cell office:value-type="string">
            <text:p>Acclaim Entertainment, Inc.</text:p>
          </table:table-cell>
          <table:table-cell office:value-type="string">
            <text:p>Sculptured Software</text:p>
          </table:table-cell>
          <table:table-cell office:value-type="string">
            <text:p>Sports/Basketball</text:p>
          </table:table-cell>
          <table:table-cell office:value-type="float" office:value="2.5">
            <text:p>2.5</text:p>
          </table:table-cell>
          <table:table-cell office:value-type="string">
            <text:p>1-4 Players</text:p>
          </table:table-cell>
          <table:table-cell office:value-type="string">
            <text:p>Takes the NBA Jam game and puts into an all new 3d engine with lifelike player movement. All the real basketball action is bundled with extreme moves. Zany sound fx, commentary and victory dances by the players.****Basketball with altered gameplay. Features two players on each team with a huge number of special dunks and moves. There is an inclusion of a new extreme button for added excitement. Commentary by Marv Albert.</text:p>
          </table:table-cell>
          <table:table-cell table:style-name="Default"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NBA Jam Extreme (USA)&quot;&gt; &lt;year&gt;1997&lt;/year&gt; &lt;rating&gt;ESRB - E (Everyone)&lt;/rating&gt; &lt;title&gt;NBA Jam Extreme &lt;/title&gt; &lt;pub&gt;Acclaim Entertainment, Inc.&lt;/pub&gt; &lt;dev&gt;Sculptured Software&lt;/dev&gt; &lt;genre&gt;Sports/Basketball&lt;/genre&gt; &lt;score&gt;2.5&lt;/score&gt; &lt;player&gt;1-4 Players&lt;/player&gt; &lt;story&gt;Takes the NBA Jam game and puts into an all new 3d engine with lifelike player movement. All the real basketball action is bundled with extreme moves. Zany sound fx, commentary and victory dances by the players.****Basketball with altered gameplay. Features two players on each team with a huge number of special dunks and moves. There is an inclusion of a new extreme button for added excitement. Commentary by Marv Albert.&lt;/story&gt; &lt;/game&gt;">
            <text:p>&lt;game name="NBA Jam Extreme (USA)"&gt; &lt;year&gt;1997&lt;/year&gt; &lt;rating&gt;ESRB - E (Everyone)&lt;/rating&gt; &lt;title&gt;NBA Jam Extreme &lt;/title&gt; &lt;pub&gt;Acclaim Entertainment, Inc.&lt;/pub&gt; &lt;dev&gt;Sculptured Software&lt;/dev&gt; &lt;genre&gt;Sports/Basketball&lt;/genre&gt; &lt;score&gt;2.5&lt;/score&gt; &lt;player&gt;1-4 Players&lt;/player&gt; &lt;story&gt;Takes the NBA Jam game and puts into an all new 3d engine with lifelike player movement. All the real basketball action is bundled with extreme moves. Zany sound fx, commentary and victory dances by the players.****Basketball with altered gameplay. Features two players on each team with a huge number of special dunks and moves. There is an inclusion of a new extreme button for added excitement. Commentary by Marv Albert.&lt;/story&gt; &lt;/game&gt;</text:p>
          </table:table-cell>
          <table:table-cell table:number-columns-repeated="1013"/>
        </table:table-row>
        <table:table-row table:style-name="ro1">
          <table:table-cell office:value-type="string">
            <text:p>NBA Jam Tournament Edition (USA)</text:p>
          </table:table-cell>
          <table:table-cell office:value-type="float" office:value="1995">
            <text:p>1995</text:p>
          </table:table-cell>
          <table:table-cell office:value-type="string">
            <text:p>ESRB - E (Everyone)</text:p>
          </table:table-cell>
          <table:table-cell office:value-type="string">
            <text:p>NBA Jam Tournament Edition </text:p>
          </table:table-cell>
          <table:table-cell office:value-type="string">
            <text:p>Acclaim Japan, Ltd.</text:p>
          </table:table-cell>
          <table:table-cell office:value-type="string">
            <text:p>Midway</text:p>
          </table:table-cell>
          <table:table-cell office:value-type="string">
            <text:p>Sports/Basketball</text:p>
          </table:table-cell>
          <table:table-cell office:value-type="float" office:value="3.4">
            <text:p>3.4</text:p>
          </table:table-cell>
          <table:table-cell office:value-type="string">
            <text:p>1-2 Players</text:p>
          </table:table-cell>
          <table:table-cell office:value-type="string">
            <text:p>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text:p>
          </table:table-cell>
          <table:table-cell table:style-name="Default"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NBA Jam Tournament Edition (USA)&quot;&gt; &lt;year&gt;1995&lt;/year&gt; &lt;rating&gt;ESRB - E (Everyone)&lt;/rating&gt; &lt;title&gt;NBA Jam Tournament Edition &lt;/title&gt; &lt;pub&gt;Acclaim Japan, Ltd.&lt;/pub&gt; &lt;dev&gt;Midway&lt;/dev&gt; &lt;genre&gt;Sports/Basketball&lt;/genre&gt; &lt;score&gt;3.4&lt;/score&gt; &lt;player&gt;1-2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
            <text:p>&lt;game name="NBA Jam Tournament Edition (USA)"&gt; &lt;year&gt;1995&lt;/year&gt; &lt;rating&gt;ESRB - E (Everyone)&lt;/rating&gt; &lt;title&gt;NBA Jam Tournament Edition &lt;/title&gt; &lt;pub&gt;Acclaim Japan, Ltd.&lt;/pub&gt; &lt;dev&gt;Midway&lt;/dev&gt; &lt;genre&gt;Sports/Basketball&lt;/genre&gt; &lt;score&gt;3.4&lt;/score&gt; &lt;player&gt;1-2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text:p>
          </table:table-cell>
          <table:table-cell table:number-columns-repeated="1013"/>
        </table:table-row>
        <table:table-row table:style-name="ro1">
          <table:table-cell office:value-type="string">
            <text:p>NBA Live 97 (USA)</text:p>
          </table:table-cell>
          <table:table-cell office:value-type="float" office:value="1997">
            <text:p>1997</text:p>
          </table:table-cell>
          <table:table-cell office:value-type="string">
            <text:p>ESRB - E (Everyone)</text:p>
          </table:table-cell>
          <table:table-cell office:value-type="string">
            <text:p>NBA Live 97 </text:p>
          </table:table-cell>
          <table:table-cell office:value-type="string">
            <text:p>Electronic Arts, Inc.</text:p>
          </table:table-cell>
          <table:table-cell office:value-type="string">
            <text:p>Realtime Associates</text:p>
          </table:table-cell>
          <table:table-cell office:value-type="string">
            <text:p>Sports/Basketball</text:p>
          </table:table-cell>
          <table:table-cell office:value-type="float" office:value="2.7">
            <text:p>2.7</text:p>
          </table:table-cell>
          <table:table-cell office:value-type="string">
            <text:p>1-10 Players</text:p>
          </table:table-cell>
          <table:table-cell office:value-type="string">
            <text:p>NBA Live 97 is a basketball game with an emphasis on realism. You can choose from all of the NBA teams, create a team with players you create yourself, or choose a team formed by the All-Star players of the east or West coasts. When you create a player yourself you can customize the player to a high degree. There are over 60 offensive and 10 defensive set-ups. <text:s/>Match options include an exhibition match, a whole season or the playoffs.</text:p>
          </table:table-cell>
          <table:table-cell table:style-name="Default"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NBA Live 97 (USA)&quot;&gt; &lt;year&gt;1997&lt;/year&gt; &lt;rating&gt;ESRB - E (Everyone)&lt;/rating&gt; &lt;title&gt;NBA Live 97 &lt;/title&gt; &lt;pub&gt;Electronic Arts, Inc.&lt;/pub&gt; &lt;dev&gt;Realtime Associates&lt;/dev&gt; &lt;genre&gt;Sports/Basketball&lt;/genre&gt; &lt;score&gt;2.7&lt;/score&gt; &lt;player&gt;1-10 Players&lt;/player&gt; &lt;story&gt;NBA Live 97 is a basketball game with an emphasis on realism. You can choose from all of the NBA teams, create a team with players you create yourself, or choose a team formed by the All-Star players of the east or West coasts. When you create a player yourself you can customize the player to a high degree. There are over 60 offensive and 10 defensive set-ups.  Match options include an exhibition match, a whole season or the playoffs.&lt;/story&gt; &lt;/game&gt;">
            <text:p>&lt;game name="NBA Live 97 (USA)"&gt; &lt;year&gt;1997&lt;/year&gt; &lt;rating&gt;ESRB - E (Everyone)&lt;/rating&gt; &lt;title&gt;NBA Live 97 &lt;/title&gt; &lt;pub&gt;Electronic Arts, Inc.&lt;/pub&gt; &lt;dev&gt;Realtime Associates&lt;/dev&gt; &lt;genre&gt;Sports/Basketball&lt;/genre&gt; &lt;score&gt;2.7&lt;/score&gt; &lt;player&gt;1-10 Players&lt;/player&gt; &lt;story&gt;NBA Live 97 is a basketball game with an emphasis on realism. You can choose from all of the NBA teams, create a team with players you create yourself, or choose a team formed by the All-Star players of the east or West coasts. When you create a player yourself you can customize the player to a high degree. There are over 60 offensive and 10 defensive set-ups. <text:s/>Match options include an exhibition match, a whole season or the playoffs.&lt;/story&gt; &lt;/game&gt;</text:p>
          </table:table-cell>
          <table:table-cell table:number-columns-repeated="1013"/>
        </table:table-row>
        <table:table-row table:style-name="ro1">
          <table:table-cell office:value-type="string">
            <text:p>NBA Live 98 (USA)</text:p>
          </table:table-cell>
          <table:table-cell office:value-type="float" office:value="1997">
            <text:p>1997</text:p>
          </table:table-cell>
          <table:table-cell office:value-type="string">
            <text:p>ESRB - E (Everyone)</text:p>
          </table:table-cell>
          <table:table-cell office:value-type="string">
            <text:p>NBA Live 98 </text:p>
          </table:table-cell>
          <table:table-cell office:value-type="string">
            <text:p>Electronic Arts, Inc.</text:p>
          </table:table-cell>
          <table:table-cell office:value-type="string">
            <text:p>Realtime Associates</text:p>
          </table:table-cell>
          <table:table-cell office:value-type="string">
            <text:p>Sports/Basketball</text:p>
          </table:table-cell>
          <table:table-cell office:value-type="float" office:value="3.3">
            <text:p>3.3</text:p>
          </table:table-cell>
          <table:table-cell office:value-type="string">
            <text:p>1-8 Players</text:p>
          </table:table-cell>
          <table:table-cell office:value-type="string">
            <text:p>NBA Live 98 offers the player all teams, players and stadiums of the 1998 NBA season. More than 350 faces got scanned to improve realism. Also some new moves like crossover or fade-aways are implemented. You can play single games, whole seasons, the playoffs or new things like manager career or 3-point-shootout in the style of an all-star-game.</text:p>
          </table:table-cell>
          <table:table-cell table:style-name="Default"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NBA Live 98 (USA)&quot;&gt; &lt;year&gt;1997&lt;/year&gt; &lt;rating&gt;ESRB - E (Everyone)&lt;/rating&gt; &lt;title&gt;NBA Live 98 &lt;/title&gt; &lt;pub&gt;Electronic Arts, Inc.&lt;/pub&gt; &lt;dev&gt;Realtime Associates&lt;/dev&gt; &lt;genre&gt;Sports/Basketball&lt;/genre&gt; &lt;score&gt;3.3&lt;/score&gt; &lt;player&gt;1-8 Players&lt;/player&gt; &lt;story&gt;NBA Live 98 offers the player all teams, players and stadiums of the 1998 NBA season. More than 350 faces got scanned to improve realism. Also some new moves like crossover or fade-aways are implemented. You can play single games, whole seasons, the playoffs or new things like manager career or 3-point-shootout in the style of an all-star-game.&lt;/story&gt; &lt;/game&gt;">
            <text:p>&lt;game name="NBA Live 98 (USA)"&gt; &lt;year&gt;1997&lt;/year&gt; &lt;rating&gt;ESRB - E (Everyone)&lt;/rating&gt; &lt;title&gt;NBA Live 98 &lt;/title&gt; &lt;pub&gt;Electronic Arts, Inc.&lt;/pub&gt; &lt;dev&gt;Realtime Associates&lt;/dev&gt; &lt;genre&gt;Sports/Basketball&lt;/genre&gt; &lt;score&gt;3.3&lt;/score&gt; &lt;player&gt;1-8 Players&lt;/player&gt; &lt;story&gt;NBA Live 98 offers the player all teams, players and stadiums of the 1998 NBA season. More than 350 faces got scanned to improve realism. Also some new moves like crossover or fade-aways are implemented. You can play single games, whole seasons, the playoffs or new things like manager career or 3-point-shootout in the style of an all-star-game.&lt;/story&gt; &lt;/game&gt;</text:p>
          </table:table-cell>
          <table:table-cell table:number-columns-repeated="1013"/>
        </table:table-row>
        <table:table-row table:style-name="ro1">
          <table:table-cell office:value-type="string">
            <text:p>Need for Speed, The (USA)</text:p>
          </table:table-cell>
          <table:table-cell office:value-type="float" office:value="1996">
            <text:p>1996</text:p>
          </table:table-cell>
          <table:table-cell office:value-type="string">
            <text:p>ESRB - E (Everyone)</text:p>
          </table:table-cell>
          <table:table-cell office:value-type="string">
            <text:p>Need for Speed, The </text:p>
          </table:table-cell>
          <table:table-cell office:value-type="string">
            <text:p>Electronic Arts, Inc.</text:p>
          </table:table-cell>
          <table:table-cell office:value-type="string">
            <text:p>Pioneer Productions</text:p>
          </table:table-cell>
          <table:table-cell office:value-type="string">
            <text:p>Driving</text:p>
          </table:table-cell>
          <table:table-cell office:value-type="float" office:value="3.8">
            <text:p>3.8</text:p>
          </table:table-cell>
          <table:table-cell office:value-type="string">
            <text:p>1-2 Players</text:p>
          </table:table-cell>
          <table:table-cell office:value-type="string">
            <text:p>Drive some of your favourite sports cars through wild and fast tracks, including the Dodge Viper, Lamborghini, Ferrari, Porshe, Corvette, Mazda RX7, Toyota Supra Turbo, and Acura NSX.**Some of the tracks are open road, meaning you simply fly down a huge highway, with cops following in hot pursuit. One of the options in the game allows you to pick which time of the day to race in.</text:p>
          </table:table-cell>
          <table:table-cell table:style-name="Default"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Need for Speed, The (USA)&quot;&gt; &lt;year&gt;1996&lt;/year&gt; &lt;rating&gt;ESRB - E (Everyone)&lt;/rating&gt; &lt;title&gt;Need for Speed, The &lt;/title&gt; &lt;pub&gt;Electronic Arts, Inc.&lt;/pub&gt; &lt;dev&gt;Pioneer Productions&lt;/dev&gt; &lt;genre&gt;Driving&lt;/genre&gt; &lt;score&gt;3.8&lt;/score&gt; &lt;player&gt;1-2 Players&lt;/player&gt; &lt;story&gt;Drive some of your favourite sports cars through wild and fast tracks, including the Dodge Viper, Lamborghini, Ferrari, Porshe, Corvette, Mazda RX7, Toyota Supra Turbo, and Acura NSX.**Some of the tracks are open road, meaning you simply fly down a huge highway, with cops following in hot pursuit. One of the options in the game allows you to pick which time of the day to race in.&lt;/story&gt; &lt;/game&gt;">
            <text:p>&lt;game name="Need for Speed, The (USA)"&gt; &lt;year&gt;1996&lt;/year&gt; &lt;rating&gt;ESRB - E (Everyone)&lt;/rating&gt; &lt;title&gt;Need for Speed, The &lt;/title&gt; &lt;pub&gt;Electronic Arts, Inc.&lt;/pub&gt; &lt;dev&gt;Pioneer Productions&lt;/dev&gt; &lt;genre&gt;Driving&lt;/genre&gt; &lt;score&gt;3.8&lt;/score&gt; &lt;player&gt;1-2 Players&lt;/player&gt; &lt;story&gt;Drive some of your favourite sports cars through wild and fast tracks, including the Dodge Viper, Lamborghini, Ferrari, Porshe, Corvette, Mazda RX7, Toyota Supra Turbo, and Acura NSX.**Some of the tracks are open road, meaning you simply fly down a huge highway, with cops following in hot pursuit. One of the options in the game allows you to pick which time of the day to race in.&lt;/story&gt; &lt;/game&gt;</text:p>
          </table:table-cell>
          <table:table-cell table:number-columns-repeated="1013"/>
        </table:table-row>
        <table:table-row table:style-name="ro1">
          <table:table-cell office:value-type="string">
            <text:p>NFL '97 (USA)</text:p>
          </table:table-cell>
          <table:table-cell office:value-type="float" office:value="1996">
            <text:p>1996</text:p>
          </table:table-cell>
          <table:table-cell office:value-type="string">
            <text:p>ESRB - E (Everyone)</text:p>
          </table:table-cell>
          <table:table-cell office:value-type="string">
            <text:p>NFL '97 </text:p>
          </table:table-cell>
          <table:table-cell office:value-type="string">
            <text:p>SEGA of America, Inc.</text:p>
          </table:table-cell>
          <table:table-cell office:value-type="string">
            <text:p>GameTek</text:p>
          </table:table-cell>
          <table:table-cell office:value-type="string">
            <text:p>Sports/Football</text:p>
          </table:table-cell>
          <table:table-cell office:value-type="float" office:value="3.3">
            <text:p>3.3</text:p>
          </table:table-cell>
          <table:table-cell office:value-type="string">
            <text:p>1-8 Players</text:p>
          </table:table-cell>
          <table:table-cell office:value-type="string">
            <text:p>This version of the SEGA Sports NFL franchise was released only for the SEGA Saturn. It features all fully licensed NFL teams and their respective logos along with updated rosters for the 1996 NFL season. It also has the option to create a brand new NFL team from scratch if the player chooses to and even create their own plays that can be used in games.****The standard game modes apply here such as Exhibition, Season, etc. and keep extensive track of stats in over 70 different categories and over 150 offensive and defensive plays to choose from. <text:s/>Eight friends can also go against each other using multi-tap.</text:p>
          </table:table-cell>
          <table:table-cell table:style-name="Default"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NFL '97 (USA)&quot;&gt; &lt;year&gt;1996&lt;/year&gt; &lt;rating&gt;ESRB - E (Everyone)&lt;/rating&gt; &lt;title&gt;NFL '97 &lt;/title&gt; &lt;pub&gt;SEGA of America, Inc.&lt;/pub&gt; &lt;dev&gt;GameTek&lt;/dev&gt; &lt;genre&gt;Sports/Football&lt;/genre&gt; &lt;score&gt;3.3&lt;/score&gt; &lt;player&gt;1-8 Players&lt;/player&gt; &lt;story&gt;This version of the SEGA Sports NFL franchise was released only for the SEGA Saturn. It features all fully licensed NFL teams and their respective logos along with updated rosters for the 1996 NFL season. It also has the option to create a brand new NFL team from scratch if the player chooses to and even create their own plays that can be used in games.****The standard game modes apply here such as Exhibition, Season, etc. and keep extensive track of stats in over 70 different categories and over 150 offensive and defensive plays to choose from.  Eight friends can also go against each other using multi-tap.&lt;/story&gt; &lt;/game&gt;">
            <text:p>&lt;game name="NFL '97 (USA)"&gt; &lt;year&gt;1996&lt;/year&gt; &lt;rating&gt;ESRB - E (Everyone)&lt;/rating&gt; &lt;title&gt;NFL '97 &lt;/title&gt; &lt;pub&gt;SEGA of America, Inc.&lt;/pub&gt; &lt;dev&gt;GameTek&lt;/dev&gt; &lt;genre&gt;Sports/Football&lt;/genre&gt; &lt;score&gt;3.3&lt;/score&gt; &lt;player&gt;1-8 Players&lt;/player&gt; &lt;story&gt;This version of the SEGA Sports NFL franchise was released only for the SEGA Saturn. It features all fully licensed NFL teams and their respective logos along with updated rosters for the 1996 NFL season. It also has the option to create a brand new NFL team from scratch if the player chooses to and even create their own plays that can be used in games.****The standard game modes apply here such as Exhibition, Season, etc. and keep extensive track of stats in over 70 different categories and over 150 offensive and defensive plays to choose from. <text:s/>Eight friends can also go against each other using multi-tap.&lt;/story&gt; &lt;/game&gt;</text:p>
          </table:table-cell>
          <table:table-cell table:number-columns-repeated="1013"/>
        </table:table-row>
        <table:table-row table:style-name="ro1">
          <table:table-cell office:value-type="string">
            <text:p>NFL Quarterback Club '96 (USA)</text:p>
          </table:table-cell>
          <table:table-cell office:value-type="float" office:value="1996">
            <text:p>1996</text:p>
          </table:table-cell>
          <table:table-cell office:value-type="string">
            <text:p>ESRB - E (Everyone)</text:p>
          </table:table-cell>
          <table:table-cell office:value-type="string">
            <text:p>NFL Quarterback Club '96 </text:p>
          </table:table-cell>
          <table:table-cell office:value-type="string">
            <text:p>Acclaim Entertainment, Inc.</text:p>
          </table:table-cell>
          <table:table-cell office:value-type="string">
            <text:p>Iguana Entertainment</text:p>
          </table:table-cell>
          <table:table-cell office:value-type="string">
            <text:p>Sports/Football</text:p>
          </table:table-cell>
          <table:table-cell office:value-type="float" office:value="3.7">
            <text:p>3.7</text:p>
          </table:table-cell>
          <table:table-cell office:value-type="string">
            <text:p>1-12 Players</text:p>
          </table:table-cell>
          <table:table-cell office:value-type="string">
            <text:p>This game is the next-gen update of NFL Quarterback Club.****Every team from the 1996 NFL season is shown here, with real player numbers and stats. 32 offensive plays and 16 defensive plays are available as you play. <text:s/>Options include setting quarter lengths, from one to 15 minutes, and selecting your mode of play: Preseason, Playoffs, or a full Season, in which you play 18 games towards the goal of the Super Bowl.</text:p>
          </table:table-cell>
          <table:table-cell table:style-name="Default"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NFL Quarterback Club '96 (USA)&quot;&gt; &lt;year&gt;1996&lt;/year&gt; &lt;rating&gt;ESRB - E (Everyone)&lt;/rating&gt; &lt;title&gt;NFL Quarterback Club '96 &lt;/title&gt; &lt;pub&gt;Acclaim Entertainment, Inc.&lt;/pub&gt; &lt;dev&gt;Iguana Entertainment&lt;/dev&gt; &lt;genre&gt;Sports/Football&lt;/genre&gt; &lt;score&gt;3.7&lt;/score&gt; &lt;player&gt;1-12 Players&lt;/player&gt; &lt;story&gt;This game is the next-gen update of NFL Quarterback Club.****Every team from the 1996 NFL season is shown here, with real player numbers and stats. 32 offensive plays and 16 defensive plays are available as you play.  Options include setting quarter lengths, from one to 15 minutes, and selecting your mode of play: Preseason, Playoffs, or a full Season, in which you play 18 games towards the goal of the Super Bowl.&lt;/story&gt; &lt;/game&gt;">
            <text:p>&lt;game name="NFL Quarterback Club '96 (USA)"&gt; &lt;year&gt;1996&lt;/year&gt; &lt;rating&gt;ESRB - E (Everyone)&lt;/rating&gt; &lt;title&gt;NFL Quarterback Club '96 &lt;/title&gt; &lt;pub&gt;Acclaim Entertainment, Inc.&lt;/pub&gt; &lt;dev&gt;Iguana Entertainment&lt;/dev&gt; &lt;genre&gt;Sports/Football&lt;/genre&gt; &lt;score&gt;3.7&lt;/score&gt; &lt;player&gt;1-12 Players&lt;/player&gt; &lt;story&gt;This game is the next-gen update of NFL Quarterback Club.****Every team from the 1996 NFL season is shown here, with real player numbers and stats. 32 offensive plays and 16 defensive plays are available as you play. <text:s/>Options include setting quarter lengths, from one to 15 minutes, and selecting your mode of play: Preseason, Playoffs, or a full Season, in which you play 18 games towards the goal of the Super Bowl.&lt;/story&gt; &lt;/game&gt;</text:p>
          </table:table-cell>
          <table:table-cell table:number-columns-repeated="1013"/>
        </table:table-row>
        <table:table-row table:style-name="ro1">
          <table:table-cell office:value-type="string">
            <text:p>NFL Quarterback Club '97 (USA)</text:p>
          </table:table-cell>
          <table:table-cell office:value-type="float" office:value="1997">
            <text:p>1997</text:p>
          </table:table-cell>
          <table:table-cell office:value-type="string">
            <text:p>ESRB - E (Everyone)</text:p>
          </table:table-cell>
          <table:table-cell office:value-type="string">
            <text:p>NFL Quarterback Club '97 </text:p>
          </table:table-cell>
          <table:table-cell office:value-type="string">
            <text:p>Acclaim Entertainment, Inc.</text:p>
          </table:table-cell>
          <table:table-cell office:value-type="string">
            <text:p>Iguana Entertainment</text:p>
          </table:table-cell>
          <table:table-cell office:value-type="string">
            <text:p>Sports/Football</text:p>
          </table:table-cell>
          <table:table-cell office:value-type="float" office:value="3.6">
            <text:p>3.6</text:p>
          </table:table-cell>
          <table:table-cell office:value-type="string">
            <text:p>1-12 Players</text:p>
          </table:table-cell>
          <table:table-cell office:value-type="string">
            <text:p>NFL Quarterback Club 97 utilizes many of the same gameplay elements seen in Madden NFL 97 - including the kicking T-meter, the three-quarter overhead primary camera angle, and the button assignments and controls. Player animations are fluid and realistic, and the player sprites have clearly visible jersey numbers and names. <text:s/>****The game also boasts a historic simulation mode. Players can choose among 50 different classic NFL game situations and try to rewrite history. Imagine...it's December 23, 1973. The Dallas Cowboys are down 28-13 to the 49ers. With under a minute remaining, the Boys score a touchdown and recover an onside kick. Can you complete one of the greatest comebacks in NFL history?</text:p>
          </table:table-cell>
          <table:table-cell table:style-name="Default"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NFL Quarterback Club '97 (USA)&quot;&gt; &lt;year&gt;1997&lt;/year&gt; &lt;rating&gt;ESRB - E (Everyone)&lt;/rating&gt; &lt;title&gt;NFL Quarterback Club '97 &lt;/title&gt; &lt;pub&gt;Acclaim Entertainment, Inc.&lt;/pub&gt; &lt;dev&gt;Iguana Entertainment&lt;/dev&gt; &lt;genre&gt;Sports/Football&lt;/genre&gt; &lt;score&gt;3.6&lt;/score&gt; &lt;player&gt;1-12 Players&lt;/player&gt; &lt;story&gt;NFL Quarterback Club 97 utilizes many of the same gameplay elements seen in Madden NFL 97 - including the kicking T-meter, the three-quarter overhead primary camera angle, and the button assignments and controls. Player animations are fluid and realistic, and the player sprites have clearly visible jersey numbers and names.  ****The game also boasts a historic simulation mode. Players can choose among 50 different classic NFL game situations and try to rewrite history. Imagine...it's December 23, 1973. The Dallas Cowboys are down 28-13 to the 49ers. With under a minute remaining, the Boys score a touchdown and recover an onside kick. Can you complete one of the greatest comebacks in NFL history?&lt;/story&gt; &lt;/game&gt;">
            <text:p>&lt;game name="NFL Quarterback Club '97 (USA)"&gt; &lt;year&gt;1997&lt;/year&gt; &lt;rating&gt;ESRB - E (Everyone)&lt;/rating&gt; &lt;title&gt;NFL Quarterback Club '97 &lt;/title&gt; &lt;pub&gt;Acclaim Entertainment, Inc.&lt;/pub&gt; &lt;dev&gt;Iguana Entertainment&lt;/dev&gt; &lt;genre&gt;Sports/Football&lt;/genre&gt; &lt;score&gt;3.6&lt;/score&gt; &lt;player&gt;1-12 Players&lt;/player&gt; &lt;story&gt;NFL Quarterback Club 97 utilizes many of the same gameplay elements seen in Madden NFL 97 - including the kicking T-meter, the three-quarter overhead primary camera angle, and the button assignments and controls. Player animations are fluid and realistic, and the player sprites have clearly visible jersey numbers and names. <text:s/>****The game also boasts a historic simulation mode. Players can choose among 50 different classic NFL game situations and try to rewrite history. Imagine...it's December 23, 1973. The Dallas Cowboys are down 28-13 to the 49ers. With under a minute remaining, the Boys score a touchdown and recover an onside kick. Can you complete one of the greatest comebacks in NFL history?&lt;/story&gt; &lt;/game&gt;</text:p>
          </table:table-cell>
          <table:table-cell table:number-columns-repeated="1013"/>
        </table:table-row>
        <table:table-row table:style-name="ro1">
          <table:table-cell office:value-type="string">
            <text:p>NHL 97 (USA)</text:p>
          </table:table-cell>
          <table:table-cell office:value-type="float" office:value="1997">
            <text:p>1997</text:p>
          </table:table-cell>
          <table:table-cell office:value-type="string">
            <text:p>ESRB - E (Everyone)</text:p>
          </table:table-cell>
          <table:table-cell office:value-type="string">
            <text:p>NHL 97 </text:p>
          </table:table-cell>
          <table:table-cell office:value-type="string">
            <text:p>Electronic Arts, Inc.</text:p>
          </table:table-cell>
          <table:table-cell office:value-type="string">
            <text:p>Visual Concepts</text:p>
          </table:table-cell>
          <table:table-cell office:value-type="string">
            <text:p>Sports/Ice Hockey</text:p>
          </table:table-cell>
          <table:table-cell office:value-type="float" office:value="3.1">
            <text:p>3.1</text:p>
          </table:table-cell>
          <table:table-cell office:value-type="string">
            <text:p>1-8 Players</text:p>
          </table:table-cell>
          <table:table-cell office:value-type="string">
            <text:p>1997 edition of EA's NHL sport simulation series. Improvements in this edition come mostly in the graphical arena, with a refined version of the "virtual stadium" system that adds new camera angles (including the classical top-down one strangely missing from NHL 96), and polygonal players instead of the bitmap-based ones with motion-captured animations.****Other extras include multiplayer support for up to 8 players through network or Gravis's GrIP system, the option to create new players and trade them around, and the usual amount of EA sports licensed multimedia flair, including an interesting "Goalie Mask Viewer" which lets you observe the elaboratedly decorated helmets of 30 goalies.</text:p>
          </table:table-cell>
          <table:table-cell table:style-name="Default"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NHL 97 (USA)&quot;&gt; &lt;year&gt;1997&lt;/year&gt; &lt;rating&gt;ESRB - E (Everyone)&lt;/rating&gt; &lt;title&gt;NHL 97 &lt;/title&gt; &lt;pub&gt;Electronic Arts, Inc.&lt;/pub&gt; &lt;dev&gt;Visual Concepts&lt;/dev&gt; &lt;genre&gt;Sports/Ice Hockey&lt;/genre&gt; &lt;score&gt;3.1&lt;/score&gt; &lt;player&gt;1-8 Players&lt;/player&gt; &lt;story&gt;1997 edition of EA's NHL sport simulation series. Improvements in this edition come mostly in the graphical arena, with a refined version of the &quot;virtual stadium&quot; system that adds new camera angles (including the classical top-down one strangely missing from NHL 96), and polygonal players instead of the bitmap-based ones with motion-captured animations.****Other extras include multiplayer support for up to 8 players through network or Gravis's GrIP system, the option to create new players and trade them around, and the usual amount of EA sports licensed multimedia flair, including an interesting &quot;Goalie Mask Viewer&quot; which lets you observe the elaboratedly decorated helmets of 30 goalies.&lt;/story&gt; &lt;/game&gt;">
            <text:p>&lt;game name="NHL 97 (USA)"&gt; &lt;year&gt;1997&lt;/year&gt; &lt;rating&gt;ESRB - E (Everyone)&lt;/rating&gt; &lt;title&gt;NHL 97 &lt;/title&gt; &lt;pub&gt;Electronic Arts, Inc.&lt;/pub&gt; &lt;dev&gt;Visual Concepts&lt;/dev&gt; &lt;genre&gt;Sports/Ice Hockey&lt;/genre&gt; &lt;score&gt;3.1&lt;/score&gt; &lt;player&gt;1-8 Players&lt;/player&gt; &lt;story&gt;1997 edition of EA's NHL sport simulation series. Improvements in this edition come mostly in the graphical arena, with a refined version of the "virtual stadium" system that adds new camera angles (including the classical top-down one strangely missing from NHL 96), and polygonal players instead of the bitmap-based ones with motion-captured animations.****Other extras include multiplayer support for up to 8 players through network or Gravis's GrIP system, the option to create new players and trade them around, and the usual amount of EA sports licensed multimedia flair, including an interesting "Goalie Mask Viewer" which lets you observe the elaboratedly decorated helmets of 30 goalies.&lt;/story&gt; &lt;/game&gt;</text:p>
          </table:table-cell>
          <table:table-cell table:number-columns-repeated="1013"/>
        </table:table-row>
        <table:table-row table:style-name="ro1">
          <table:table-cell office:value-type="string">
            <text:p>NHL 98 (USA)</text:p>
          </table:table-cell>
          <table:table-cell office:value-type="float" office:value="1998">
            <text:p>1998</text:p>
          </table:table-cell>
          <table:table-cell office:value-type="string">
            <text:p>ESRB - E (Everyone)</text:p>
          </table:table-cell>
          <table:table-cell office:value-type="string">
            <text:p>NHL 98 </text:p>
          </table:table-cell>
          <table:table-cell office:value-type="string">
            <text:p>Electronic Arts, Inc.</text:p>
          </table:table-cell>
          <table:table-cell office:value-type="string">
            <text:p>EA Canada</text:p>
          </table:table-cell>
          <table:table-cell office:value-type="string">
            <text:p>Sports/Ice Hockey</text:p>
          </table:table-cell>
          <table:table-cell office:value-type="float" office:value="3.8">
            <text:p>3.8</text:p>
          </table:table-cell>
          <table:table-cell office:value-type="string">
            <text:p>1-8 Players</text:p>
          </table:table-cell>
          <table:table-cell office:value-type="string">
            <text:p>NHL 98 features much faster and refined gameplay (now using four action keys instead of two, removing the need to double-tap to perform some actions), along other new features such as "in-the-fly" tactics developed by Marc Crawford, then manager of the Colorado Avalanche and new commentary lines from Jim Hughson and Darryl Reaugh and a re-worked interface.**Graphics are improved from the previous version with the players being less angular, and thanks to 3Dfx support, with less pixels showing in the textures. The in-game presentation follows a TV-style script, zooming in players while displaying stats during clock stoppages.****As far as game modes go, in the year of the first Olympic Tournament with professional players, NHL 98 introduced the first real international competition, with 18 International teams to choose from. Other game modes include Season (option to pick between 25 or 82 games) and Playoff (best of 1, 3, 5 or 7 matches) and a Penalty Shootout mode.</text:p>
          </table:table-cell>
          <table:table-cell table:style-name="Default"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NHL 98 (USA)&quot;&gt; &lt;year&gt;1998&lt;/year&gt; &lt;rating&gt;ESRB - E (Everyone)&lt;/rating&gt; &lt;title&gt;NHL 98 &lt;/title&gt; &lt;pub&gt;Electronic Arts, Inc.&lt;/pub&gt; &lt;dev&gt;EA Canada&lt;/dev&gt; &lt;genre&gt;Sports/Ice Hockey&lt;/genre&gt; &lt;score&gt;3.8&lt;/score&gt; &lt;player&gt;1-8 Players&lt;/player&gt; &lt;story&gt;NHL 98 features much faster and refined gameplay (now using four action keys instead of two, removing the need to double-tap to perform some actions), along other new features such as &quot;in-the-fly&quot; tactics developed by Marc Crawford, then manager of the Colorado Avalanche and new commentary lines from Jim Hughson and Darryl Reaugh and a re-worked interface.**Graphics are improved from the previous version with the players being less angular, and thanks to 3Dfx support, with less pixels showing in the textures. The in-game presentation follows a TV-style script, zooming in players while displaying stats during clock stoppages.****As far as game modes go, in the year of the first Olympic Tournament with professional players, NHL 98 introduced the first real international competition, with 18 International teams to choose from. Other game modes include Season (option to pick between 25 or 82 games) and Playoff (best of 1, 3, 5 or 7 matches) and a Penalty Shootout mode.&lt;/story&gt; &lt;/game&gt;">
            <text:p>&lt;game name="NHL 98 (USA)"&gt; &lt;year&gt;1998&lt;/year&gt; &lt;rating&gt;ESRB - E (Everyone)&lt;/rating&gt; &lt;title&gt;NHL 98 &lt;/title&gt; &lt;pub&gt;Electronic Arts, Inc.&lt;/pub&gt; &lt;dev&gt;EA Canada&lt;/dev&gt; &lt;genre&gt;Sports/Ice Hockey&lt;/genre&gt; &lt;score&gt;3.8&lt;/score&gt; &lt;player&gt;1-8 Players&lt;/player&gt; &lt;story&gt;NHL 98 features much faster and refined gameplay (now using four action keys instead of two, removing the need to double-tap to perform some actions), along other new features such as "in-the-fly" tactics developed by Marc Crawford, then manager of the Colorado Avalanche and new commentary lines from Jim Hughson and Darryl Reaugh and a re-worked interface.**Graphics are improved from the previous version with the players being less angular, and thanks to 3Dfx support, with less pixels showing in the textures. The in-game presentation follows a TV-style script, zooming in players while displaying stats during clock stoppages.****As far as game modes go, in the year of the first Olympic Tournament with professional players, NHL 98 introduced the first real international competition, with 18 International teams to choose from. Other game modes include Season (option to pick between 25 or 82 games) and Playoff (best of 1, 3, 5 or 7 matches) and a Penalty Shootout mode.&lt;/story&gt; &lt;/game&gt;</text:p>
          </table:table-cell>
          <table:table-cell table:number-columns-repeated="1013"/>
        </table:table-row>
        <table:table-row table:style-name="ro1">
          <table:table-cell office:value-type="string">
            <text:p>NHL All-Star Hockey (USA)</text:p>
          </table:table-cell>
          <table:table-cell office:value-type="float" office:value="1997">
            <text:p>1997</text:p>
          </table:table-cell>
          <table:table-cell office:value-type="string">
            <text:p>ESRB - E (Everyone)</text:p>
          </table:table-cell>
          <table:table-cell office:value-type="string">
            <text:p>NHL All-Star Hockey </text:p>
          </table:table-cell>
          <table:table-cell office:value-type="string">
            <text:p>SEGA of America, Inc.</text:p>
          </table:table-cell>
          <table:table-cell office:value-type="string">
            <text:p>Gray Matter</text:p>
          </table:table-cell>
          <table:table-cell office:value-type="string">
            <text:p>Sports/Ice Hockey</text:p>
          </table:table-cell>
          <table:table-cell office:value-type="float" office:value="3.1">
            <text:p>3.1</text:p>
          </table:table-cell>
          <table:table-cell office:value-type="string">
            <text:p>1-12 Players</text:p>
          </table:table-cell>
          <table:table-cell office:value-type="string">
            <text:p>NHL All-Star Hockey is the first of Sega's own line of Saturn NHL licensed titles. It includes the ability to play pre-season matches, a full season or just the playoffs, as well as multimedia content, such as a tour of the NHL Hall of Fame in Toronto, information on the trophies and real player trading cards (from the Fleer Ultra collection). It's also possible to trade players and create players and teams for use in pre-season matches.****If a player owns two of Sega's 6 player adapters, all players can be controlled by human players, but in lesser number of human players, it's still possible to . Due to the large size of the league save games, the use of the external memory cartridge is advised.</text:p>
          </table:table-cell>
          <table:table-cell table:style-name="Default"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NHL All-Star Hockey (USA)&quot;&gt; &lt;year&gt;1997&lt;/year&gt; &lt;rating&gt;ESRB - E (Everyone)&lt;/rating&gt; &lt;title&gt;NHL All-Star Hockey &lt;/title&gt; &lt;pub&gt;SEGA of America, Inc.&lt;/pub&gt; &lt;dev&gt;Gray Matter&lt;/dev&gt; &lt;genre&gt;Sports/Ice Hockey&lt;/genre&gt; &lt;score&gt;3.1&lt;/score&gt; &lt;player&gt;1-12 Players&lt;/player&gt; &lt;story&gt;NHL All-Star Hockey is the first of Sega's own line of Saturn NHL licensed titles. It includes the ability to play pre-season matches, a full season or just the playoffs, as well as multimedia content, such as a tour of the NHL Hall of Fame in Toronto, information on the trophies and real player trading cards (from the Fleer Ultra collection). It's also possible to trade players and create players and teams for use in pre-season matches.****If a player owns two of Sega's 6 player adapters, all players can be controlled by human players, but in lesser number of human players, it's still possible to . Due to the large size of the league save games, the use of the external memory cartridge is advised.&lt;/story&gt; &lt;/game&gt;">
            <text:p>&lt;game name="NHL All-Star Hockey (USA)"&gt; &lt;year&gt;1997&lt;/year&gt; &lt;rating&gt;ESRB - E (Everyone)&lt;/rating&gt; &lt;title&gt;NHL All-Star Hockey &lt;/title&gt; &lt;pub&gt;SEGA of America, Inc.&lt;/pub&gt; &lt;dev&gt;Gray Matter&lt;/dev&gt; &lt;genre&gt;Sports/Ice Hockey&lt;/genre&gt; &lt;score&gt;3.1&lt;/score&gt; &lt;player&gt;1-12 Players&lt;/player&gt; &lt;story&gt;NHL All-Star Hockey is the first of Sega's own line of Saturn NHL licensed titles. It includes the ability to play pre-season matches, a full season or just the playoffs, as well as multimedia content, such as a tour of the NHL Hall of Fame in Toronto, information on the trophies and real player trading cards (from the Fleer Ultra collection). It's also possible to trade players and create players and teams for use in pre-season matches.****If a player owns two of Sega's 6 player adapters, all players can be controlled by human players, but in lesser number of human players, it's still possible to . Due to the large size of the league save games, the use of the external memory cartridge is advised.&lt;/story&gt; &lt;/game&gt;</text:p>
          </table:table-cell>
          <table:table-cell table:number-columns-repeated="1013"/>
        </table:table-row>
        <table:table-row table:style-name="ro1">
          <table:table-cell office:value-type="string">
            <text:p>NHL All-Star Hockey 98 (USA)</text:p>
          </table:table-cell>
          <table:table-cell office:value-type="float" office:value="1998">
            <text:p>1998</text:p>
          </table:table-cell>
          <table:table-cell office:value-type="string">
            <text:p>ESRB - E (Everyone)</text:p>
          </table:table-cell>
          <table:table-cell office:value-type="string">
            <text:p>NHL All-Star Hockey 98 </text:p>
          </table:table-cell>
          <table:table-cell office:value-type="string">
            <text:p>SEGA of America, Inc.</text:p>
          </table:table-cell>
          <table:table-cell office:value-type="string">
            <text:p>Radical Entertainment</text:p>
          </table:table-cell>
          <table:table-cell office:value-type="string">
            <text:p>Sports/Ice Hockey</text:p>
          </table:table-cell>
          <table:table-cell office:value-type="float" office:value="3.5">
            <text:p>3.5</text:p>
          </table:table-cell>
          <table:table-cell office:value-type="string">
            <text:p>1-8 Players</text:p>
          </table:table-cell>
          <table:table-cell table:style-name="ce3" office:value-type="string">
            <text:p>NHL All-Star Hockey 98 was billed as a sequel to NHL All-Star Hockey, however in many ways this is not strictly true - developers Radical Entertainment were signed up by Sega following successes with NHL Powerplay '96 for Virgin Interactive, so is realistically more of a sequel to that game instead, though both publishers would deny it.</text:p>
          </table:table-cell>
          <table:table-cell table:style-name="Default"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NHL All-Star Hockey 98 (USA)&quot;&gt; &lt;year&gt;1998&lt;/year&gt; &lt;rating&gt;ESRB - E (Everyone)&lt;/rating&gt; &lt;title&gt;NHL All-Star Hockey 98 &lt;/title&gt; &lt;pub&gt;SEGA of America, Inc.&lt;/pub&gt; &lt;dev&gt;Radical Entertainment&lt;/dev&gt; &lt;genre&gt;Sports/Ice Hockey&lt;/genre&gt; &lt;score&gt;3.5&lt;/score&gt; &lt;player&gt;1-8 Players&lt;/player&gt; &lt;story&gt;NHL All-Star Hockey 98 was billed as a sequel to NHL All-Star Hockey, however in many ways this is not strictly true - developers Radical Entertainment were signed up by Sega following successes with NHL Powerplay '96 for Virgin Interactive, so is realistically more of a sequel to that game instead, though both publishers would deny it.&lt;/story&gt; &lt;/game&gt;">
            <text:p>&lt;game name="NHL All-Star Hockey 98 (USA)"&gt; &lt;year&gt;1998&lt;/year&gt; &lt;rating&gt;ESRB - E (Everyone)&lt;/rating&gt; &lt;title&gt;NHL All-Star Hockey 98 &lt;/title&gt; &lt;pub&gt;SEGA of America, Inc.&lt;/pub&gt; &lt;dev&gt;Radical Entertainment&lt;/dev&gt; &lt;genre&gt;Sports/Ice Hockey&lt;/genre&gt; &lt;score&gt;3.5&lt;/score&gt; &lt;player&gt;1-8 Players&lt;/player&gt; &lt;story&gt;NHL All-Star Hockey 98 was billed as a sequel to NHL All-Star Hockey, however in many ways this is not strictly true - developers Radical Entertainment were signed up by Sega following successes with NHL Powerplay '96 for Virgin Interactive, so is realistically more of a sequel to that game instead, though both publishers would deny it.&lt;/story&gt; &lt;/game&gt;</text:p>
          </table:table-cell>
          <table:table-cell table:number-columns-repeated="1013"/>
        </table:table-row>
        <table:table-row table:style-name="ro1">
          <table:table-cell office:value-type="string">
            <text:p>NHL Powerplay '96 (USA)</text:p>
          </table:table-cell>
          <table:table-cell office:value-type="float" office:value="1996">
            <text:p>1996</text:p>
          </table:table-cell>
          <table:table-cell office:value-type="string">
            <text:p>ESRB - E (Everyone)</text:p>
          </table:table-cell>
          <table:table-cell office:value-type="string">
            <text:p>NHL Powerplay '96 </text:p>
          </table:table-cell>
          <table:table-cell office:value-type="string">
            <text:p>Virgin Interactive Entertainment, Inc.</text:p>
          </table:table-cell>
          <table:table-cell office:value-type="string">
            <text:p>Radical Entertainment </text:p>
          </table:table-cell>
          <table:table-cell office:value-type="string">
            <text:p>Sports/Ice Hockey</text:p>
          </table:table-cell>
          <table:table-cell office:value-type="float" office:value="3.8">
            <text:p>3.8</text:p>
          </table:table-cell>
          <table:table-cell office:value-type="string">
            <text:p>1-6 Players</text:p>
          </table:table-cell>
          <table:table-cell office:value-type="string">
            <text:p>An early competitor to the EA Sports NHL series, NHL Powerplay '96 features motion-captured players, an NHL Player’s Association license, a variety of managerial options, and the ability to play seasons and tournaments.****It is the first NHL game to include a World Tournament mode in which the NHL players can compete against each other on their respective national teams.****In a time where developers tried to get the most from 32-bit consoles, leading to the "unlimited camera angles" blurb on many games, NHL Powerplay stuck with the one most people used, the overhead "behind the goal" view, popularized by EA's NHL series - and it was one of first full 3D sports games on the market.</text:p>
          </table:table-cell>
          <table:table-cell table:style-name="Default"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NHL Powerplay '96 (USA)&quot;&gt; &lt;year&gt;1996&lt;/year&gt; &lt;rating&gt;ESRB - E (Everyone)&lt;/rating&gt; &lt;title&gt;NHL Powerplay '96 &lt;/title&gt; &lt;pub&gt;Virgin Interactive Entertainment, Inc.&lt;/pub&gt; &lt;dev&gt;Radical Entertainment &lt;/dev&gt; &lt;genre&gt;Sports/Ice Hockey&lt;/genre&gt; &lt;score&gt;3.8&lt;/score&gt; &lt;player&gt;1-6 Players&lt;/player&gt; &lt;story&gt;An early competitor to the EA Sports NHL series, NHL Powerplay '96 features motion-captured players, an NHL Player’s Association license, a variety of managerial options, and the ability to play seasons and tournaments.****It is the first NHL game to include a World Tournament mode in which the NHL players can compete against each other on their respective national teams.****In a time where developers tried to get the most from 32-bit consoles, leading to the &quot;unlimited camera angles&quot; blurb on many games, NHL Powerplay stuck with the one most people used, the overhead &quot;behind the goal&quot; view, popularized by EA's NHL series - and it was one of first full 3D sports games on the market.&lt;/story&gt; &lt;/game&gt;">
            <text:p>&lt;game name="NHL Powerplay '96 (USA)"&gt; &lt;year&gt;1996&lt;/year&gt; &lt;rating&gt;ESRB - E (Everyone)&lt;/rating&gt; &lt;title&gt;NHL Powerplay '96 &lt;/title&gt; &lt;pub&gt;Virgin Interactive Entertainment, Inc.&lt;/pub&gt; &lt;dev&gt;Radical Entertainment &lt;/dev&gt; &lt;genre&gt;Sports/Ice Hockey&lt;/genre&gt; &lt;score&gt;3.8&lt;/score&gt; &lt;player&gt;1-6 Players&lt;/player&gt; &lt;story&gt;An early competitor to the EA Sports NHL series, NHL Powerplay '96 features motion-captured players, an NHL Player’s Association license, a variety of managerial options, and the ability to play seasons and tournaments.****It is the first NHL game to include a World Tournament mode in which the NHL players can compete against each other on their respective national teams.****In a time where developers tried to get the most from 32-bit consoles, leading to the "unlimited camera angles" blurb on many games, NHL Powerplay stuck with the one most people used, the overhead "behind the goal" view, popularized by EA's NHL series - and it was one of first full 3D sports games on the market.&lt;/story&gt; &lt;/game&gt;</text:p>
          </table:table-cell>
          <table:table-cell table:number-columns-repeated="1013"/>
        </table:table-row>
        <table:table-row table:style-name="ro1">
          <table:table-cell office:value-type="string">
            <text:p>Night Warriors - Darkstalkers' Revenge (USA)</text:p>
          </table:table-cell>
          <table:table-cell office:value-type="float" office:value="1996">
            <text:p>1996</text:p>
          </table:table-cell>
          <table:table-cell office:value-type="string">
            <text:p>ESRB - T (Teen)</text:p>
          </table:table-cell>
          <table:table-cell office:value-type="string">
            <text:p>Night Warriors - Darkstalkers' Revenge </text:p>
          </table:table-cell>
          <table:table-cell office:value-type="string">
            <text:p>Capcom Entertainment, Inc.</text:p>
          </table:table-cell>
          <table:table-cell office:value-type="string">
            <text:p>Capcom</text:p>
          </table:table-cell>
          <table:table-cell office:value-type="string">
            <text:p>Fighter</text:p>
          </table:table-cell>
          <table:table-cell office:value-type="float" office:value="3.9">
            <text:p>3.9</text:p>
          </table:table-cell>
          <table:table-cell office:value-type="string">
            <text:p>1-2 Players</text:p>
          </table:table-cell>
          <table:table-cell office:value-type="string">
            <text:p>Night Warriors: Darkstalkers Revenge is a Sega Saturn port of Capcom's Darkstalkers franchise. It is a one-on-one fighting game where a number of fighters based on assorted mythological monsters (such as a vampire, a werewolf, and a succubus) take each other out with a variety of supernatural moves against colorful and creepy backdrops.****There are 14 Darkstalkers franchise characters in this version: Victor, Demitri, Sasquatch, Bishaman, Hsien-Ko, Anakari, Huitzel, Felicia, Donovan, Raptor, Morrigan, Talbain, Rikuo, and Pyron.</text:p>
          </table:table-cell>
          <table:table-cell table:style-name="Default"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Night Warriors - Darkstalkers' Revenge (USA)&quot;&gt; &lt;year&gt;1996&lt;/year&gt; &lt;rating&gt;ESRB - T (Teen)&lt;/rating&gt; &lt;title&gt;Night Warriors - Darkstalkers' Revenge &lt;/title&gt; &lt;pub&gt;Capcom Entertainment, Inc.&lt;/pub&gt; &lt;dev&gt;Capcom&lt;/dev&gt; &lt;genre&gt;Fighter&lt;/genre&gt; &lt;score&gt;3.9&lt;/score&gt; &lt;player&gt;1-2 Players&lt;/player&gt; &lt;story&gt;Night Warriors: Darkstalkers Revenge is a Sega Saturn port of Capcom's Darkstalkers franchise. It is a one-on-one fighting game where a number of fighters based on assorted mythological monsters (such as a vampire, a werewolf, and a succubus) take each other out with a variety of supernatural moves against colorful and creepy backdrops.****There are 14 Darkstalkers franchise characters in this version: Victor, Demitri, Sasquatch, Bishaman, Hsien-Ko, Anakari, Huitzel, Felicia, Donovan, Raptor, Morrigan, Talbain, Rikuo, and Pyron.&lt;/story&gt; &lt;/game&gt;">
            <text:p>&lt;game name="Night Warriors - Darkstalkers' Revenge (USA)"&gt; &lt;year&gt;1996&lt;/year&gt; &lt;rating&gt;ESRB - T (Teen)&lt;/rating&gt; &lt;title&gt;Night Warriors - Darkstalkers' Revenge &lt;/title&gt; &lt;pub&gt;Capcom Entertainment, Inc.&lt;/pub&gt; &lt;dev&gt;Capcom&lt;/dev&gt; &lt;genre&gt;Fighter&lt;/genre&gt; &lt;score&gt;3.9&lt;/score&gt; &lt;player&gt;1-2 Players&lt;/player&gt; &lt;story&gt;Night Warriors: Darkstalkers Revenge is a Sega Saturn port of Capcom's Darkstalkers franchise. It is a one-on-one fighting game where a number of fighters based on assorted mythological monsters (such as a vampire, a werewolf, and a succubus) take each other out with a variety of supernatural moves against colorful and creepy backdrops.****There are 14 Darkstalkers franchise characters in this version: Victor, Demitri, Sasquatch, Bishaman, Hsien-Ko, Anakari, Huitzel, Felicia, Donovan, Raptor, Morrigan, Talbain, Rikuo, and Pyron.&lt;/story&gt; &lt;/game&gt;</text:p>
          </table:table-cell>
          <table:table-cell table:number-columns-repeated="1013"/>
        </table:table-row>
        <table:table-row table:style-name="ro1">
          <table:table-cell office:value-type="string">
            <text:p>Nights Into Dreams... (USA)</text:p>
          </table:table-cell>
          <table:table-cell office:value-type="float" office:value="1996">
            <text:p>1996</text:p>
          </table:table-cell>
          <table:table-cell office:value-type="string">
            <text:p>ESRB - E (Everyone)</text:p>
          </table:table-cell>
          <table:table-cell office:value-type="string">
            <text:p>Nights Into Dreams... </text:p>
          </table:table-cell>
          <table:table-cell office:value-type="string">
            <text:p>SEGA of America, Inc.</text:p>
          </table:table-cell>
          <table:table-cell office:value-type="string">
            <text:p>Sonic Team</text:p>
          </table:table-cell>
          <table:table-cell office:value-type="string">
            <text:p>Platform</text:p>
          </table:table-cell>
          <table:table-cell office:value-type="float" office:value="3.9">
            <text:p>3.9</text:p>
          </table:table-cell>
          <table:table-cell office:value-type="string">
            <text:p>1-2 Players</text:p>
          </table:table-cell>
          <table:table-cell office:value-type="string">
            <text:p>It all started about two young kids. <text:s/>First there is this boy named Elliot Edwards who loves to play basketball, but then he was humiliated in front of his friends by a group of older kids who wants to play in a "friendly" game. <text:s/>Then there is Claris Sinclair, she loves to sing, but when she step on the stage, she felt so nervous that she ran out to the exit like a coward. <text:s/>****NiGHTS was a first class Maren together with Reala. <text:s/>They were both created by Wizeman. <text:s/>As day pass by, NiGHTS notice how his master becoming so evil. <text:s/>So when he started to refuse on obeying his master's evil deeds, Wizeman punished him by locking him up into an Ideya Palaces.****But NiGHTS found out that he has a chance to escape his prison by combining his body to a human dreamer. <text:s/>Those dreamers were Elliot and Claris. <text:s/>He also found out that those two have a Red Ideya within them. <text:s/>As he finally free himself out of the Ideya Palace, he will find Wizeman and destory him with the help of Elliot and Claris. ****Here you basically control Elliot, Claris and Nights. You start a level by choosing Elliot and Claris. Gameplay is similar to Sonic but unique in a way that it is best to use the special D-pad. As you fly through the levels you should pass through a certain number of loop rings to finish each level. You gain bonuses by dancing which can be easily achieved by using a D-pad.</text:p>
          </table:table-cell>
          <table:table-cell table:style-name="Default"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Nights Into Dreams... (USA)&quot;&gt; &lt;year&gt;1996&lt;/year&gt; &lt;rating&gt;ESRB - E (Everyone)&lt;/rating&gt; &lt;title&gt;Nights Into Dreams... &lt;/title&gt; &lt;pub&gt;SEGA of America, Inc.&lt;/pub&gt; &lt;dev&gt;Sonic Team&lt;/dev&gt; &lt;genre&gt;Platform&lt;/genre&gt; &lt;score&gt;3.9&lt;/score&gt; &lt;player&gt;1-2 Players&lt;/player&gt; &lt;story&gt;It all started about two young kids.  First there is this boy named Elliot Edwards who loves to play basketball, but then he was humiliated in front of his friends by a group of older kids who wants to play in a &quot;friendly&quot; game.  Then there is Claris Sinclair, she loves to sing, but when she step on the stage, she felt so nervous that she ran out to the exit like a coward.  ****NiGHTS was a first class Maren together with Reala.  They were both created by Wizeman.  As day pass by, NiGHTS notice how his master becoming so evil.  So when he started to refuse on obeying his master's evil deeds, Wizeman punished him by locking him up into an Ideya Palaces.****But NiGHTS found out that he has a chance to escape his prison by combining his body to a human dreamer.  Those dreamers were Elliot and Claris.  He also found out that those two have a Red Ideya within them.  As he finally free himself out of the Ideya Palace, he will find Wizeman and destory him with the help of Elliot and Claris. ****Here you basically control Elliot, Claris and Nights. You start a level by choosing Elliot and Claris. Gameplay is similar to Sonic but unique in a way that it is best to use the special D-pad. As you fly through the levels you should pass through a certain number of loop rings to finish each level. You gain bonuses by dancing which can be easily achieved by using a D-pad.&lt;/story&gt; &lt;/game&gt;">
            <text:p>&lt;game name="Nights Into Dreams... (USA)"&gt; &lt;year&gt;1996&lt;/year&gt; &lt;rating&gt;ESRB - E (Everyone)&lt;/rating&gt; &lt;title&gt;Nights Into Dreams... &lt;/title&gt; &lt;pub&gt;SEGA of America, Inc.&lt;/pub&gt; &lt;dev&gt;Sonic Team&lt;/dev&gt; &lt;genre&gt;Platform&lt;/genre&gt; &lt;score&gt;3.9&lt;/score&gt; &lt;player&gt;1-2 Players&lt;/player&gt; &lt;story&gt;It all started about two young kids. <text:s/>First there is this boy named Elliot Edwards who loves to play basketball, but then he was humiliated in front of his friends by a group of older kids who wants to play in a "friendly" game. <text:s/>Then there is Claris Sinclair, she loves to sing, but when she step on the stage, she felt so nervous that she ran out to the exit like a coward. <text:s/>****NiGHTS was a first class Maren together with Reala. <text:s/>They were both created by Wizeman. <text:s/>As day pass by, NiGHTS notice how his master becoming so evil. <text:s/>So when he started to refuse on obeying his master's evil deeds, Wizeman punished him by locking him up into an Ideya Palaces.****But NiGHTS found out that he has a chance to escape his prison by combining his body to a human dreamer. <text:s/>Those dreamers were Elliot and Claris. <text:s/>He also found out that those two have a Red Ideya within them. <text:s/>As he finally free himself out of the Ideya Palace, he will find Wizeman and destory him with the help of Elliot and Claris. ****Here you basically control Elliot, Claris and Nights. You start a level by choosing Elliot and Claris. Gameplay is similar to Sonic but unique in a way that it is best to use the special D-pad. As you fly through the levels you should pass through a certain number of loop rings to finish each level. You gain bonuses by dancing which can be easily achieved by using a D-pad.&lt;/story&gt; &lt;/game&gt;</text:p>
          </table:table-cell>
          <table:table-cell table:number-columns-repeated="1013"/>
        </table:table-row>
        <table:table-row table:style-name="ro1">
          <table:table-cell office:value-type="string">
            <text:p>Norse by Norsewest - The Return of The Lost Vikings (USA)</text:p>
          </table:table-cell>
          <table:table-cell office:value-type="float" office:value="1997">
            <text:p>1997</text:p>
          </table:table-cell>
          <table:table-cell office:value-type="string">
            <text:p>ESRB - E (Everyone)</text:p>
          </table:table-cell>
          <table:table-cell office:value-type="string">
            <text:p>Norse by Norsewest - The Return of The Lost Vikings </text:p>
          </table:table-cell>
          <table:table-cell office:value-type="string">
            <text:p>Interplay Entertainment Corp.</text:p>
          </table:table-cell>
          <table:table-cell office:value-type="string">
            <text:p>Beam Software</text:p>
          </table:table-cell>
          <table:table-cell office:value-type="string">
            <text:p>Puzzle</text:p>
          </table:table-cell>
          <table:table-cell office:value-type="string">
            <text:p>3.0</text:p>
          </table:table-cell>
          <table:table-cell office:value-type="string">
            <text:p>1-2 Players</text:p>
          </table:table-cell>
          <table:table-cell office:value-type="string">
            <text:p>Get ready for more nights of masochistic puzzle goodness, because the Lost Vikings need your help once again! <text:s/>The brothers (Erik the Swift, Baleog the Fierce and Olaf the Stout) are trying to get back home and you need to guide them through. <text:s/>Two brand new characters (Fang the Werewolf and Scorch the Dragon) also join the fray. <text:s/>Each character has their own special talents and they must be used in concert if you are to win.</text:p>
          </table:table-cell>
          <table:table-cell table:style-name="Default"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Norse by Norsewest - The Return of The Lost Vikings (USA)&quot;&gt; &lt;year&gt;1997&lt;/year&gt; &lt;rating&gt;ESRB - E (Everyone)&lt;/rating&gt; &lt;title&gt;Norse by Norsewest - The Return of The Lost Vikings &lt;/title&gt; &lt;pub&gt;Interplay Entertainment Corp.&lt;/pub&gt; &lt;dev&gt;Beam Software&lt;/dev&gt; &lt;genre&gt;Puzzle&lt;/genre&gt; &lt;score&gt;3.0&lt;/score&gt; &lt;player&gt;1-2 Players&lt;/player&gt; &lt;story&gt;Get ready for more nights of masochistic puzzle goodness, because the Lost Vikings need your help once again!  The brothers (Erik the Swift, Baleog the Fierce and Olaf the Stout) are trying to get back home and you need to guide them through.  Two brand new characters (Fang the Werewolf and Scorch the Dragon) also join the fray.  Each character has their own special talents and they must be used in concert if you are to win.&lt;/story&gt; &lt;/game&gt;">
            <text:p>&lt;game name="Norse by Norsewest - The Return of The Lost Vikings (USA)"&gt; &lt;year&gt;1997&lt;/year&gt; &lt;rating&gt;ESRB - E (Everyone)&lt;/rating&gt; &lt;title&gt;Norse by Norsewest - The Return of The Lost Vikings &lt;/title&gt; &lt;pub&gt;Interplay Entertainment Corp.&lt;/pub&gt; &lt;dev&gt;Beam Software&lt;/dev&gt; &lt;genre&gt;Puzzle&lt;/genre&gt; &lt;score&gt;3.0&lt;/score&gt; &lt;player&gt;1-2 Players&lt;/player&gt; &lt;story&gt;Get ready for more nights of masochistic puzzle goodness, because the Lost Vikings need your help once again! <text:s/>The brothers (Erik the Swift, Baleog the Fierce and Olaf the Stout) are trying to get back home and you need to guide them through. <text:s/>Two brand new characters (Fang the Werewolf and Scorch the Dragon) also join the fray. <text:s/>Each character has their own special talents and they must be used in concert if you are to win.&lt;/story&gt; &lt;/game&gt;</text:p>
          </table:table-cell>
          <table:table-cell table:number-columns-repeated="1013"/>
        </table:table-row>
        <table:table-row table:style-name="ro1">
          <table:table-cell office:value-type="string">
            <text:p>Off-World Interceptor Extreme (USA)</text:p>
          </table:table-cell>
          <table:table-cell office:value-type="float" office:value="1995">
            <text:p>1995</text:p>
          </table:table-cell>
          <table:table-cell office:value-type="string">
            <text:p>ESRB - M (Mature)</text:p>
          </table:table-cell>
          <table:table-cell office:value-type="string">
            <text:p>Off-World Interceptor Extreme </text:p>
          </table:table-cell>
          <table:table-cell office:value-type="string">
            <text:p>Crystal Dynamics, Inc.</text:p>
          </table:table-cell>
          <table:table-cell office:value-type="string">
            <text:p>Crystal Dynamics</text:p>
          </table:table-cell>
          <table:table-cell office:value-type="string">
            <text:p>Driving</text:p>
          </table:table-cell>
          <table:table-cell office:value-type="float" office:value="3.5">
            <text:p>3.5</text:p>
          </table:table-cell>
          <table:table-cell office:value-type="string">
            <text:p>1-2 Players</text:p>
          </table:table-cell>
          <table:table-cell office:value-type="string">
            <text:p>You play a Trashman, a bounty hunter paid to capture criminal scum hiding on harsh alien worlds. ****Your job is to race the enemy crime boss to the finish, blasting his goons along the way. Get blown up or drive too slowly and the boss gets away. But if you make it to the check point in time, you block the boss' escape and trap him on the planet.****You can upgrade your vehicle with the cash from your bounties. You can also go up against a buddy in the vertical split-screen deathmatch mode.****Off-World Interceptor's most unique feature is the storyline, told in <text:s/>full-motion video. Standard for the time. But OWIE's FMV is mocked by a couple of guys sitting in chairs, a la Mystery Science Theater 3000.</text:p>
          </table:table-cell>
          <table:table-cell table:style-name="Default"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Off-World Interceptor Extreme (USA)&quot;&gt; &lt;year&gt;1995&lt;/year&gt; &lt;rating&gt;ESRB - M (Mature)&lt;/rating&gt; &lt;title&gt;Off-World Interceptor Extreme &lt;/title&gt; &lt;pub&gt;Crystal Dynamics, Inc.&lt;/pub&gt; &lt;dev&gt;Crystal Dynamics&lt;/dev&gt; &lt;genre&gt;Driving&lt;/genre&gt; &lt;score&gt;3.5&lt;/score&gt; &lt;player&gt;1-2 Players&lt;/player&gt; &lt;story&gt;You play a Trashman, a bounty hunter paid to capture criminal scum hiding on harsh alien worlds. ****Your job is to race the enemy crime boss to the finish, blasting his goons along the way. Get blown up or drive too slowly and the boss gets away. But if you make it to the check point in time, you block the boss' escape and trap him on the planet.****You can upgrade your vehicle with the cash from your bounties. You can also go up against a buddy in the vertical split-screen deathmatch mode.****Off-World Interceptor's most unique feature is the storyline, told in  full-motion video. Standard for the time. But OWIE's FMV is mocked by a couple of guys sitting in chairs, a la Mystery Science Theater 3000.&lt;/story&gt; &lt;/game&gt;">
            <text:p>&lt;game name="Off-World Interceptor Extreme (USA)"&gt; &lt;year&gt;1995&lt;/year&gt; &lt;rating&gt;ESRB - M (Mature)&lt;/rating&gt; &lt;title&gt;Off-World Interceptor Extreme &lt;/title&gt; &lt;pub&gt;Crystal Dynamics, Inc.&lt;/pub&gt; &lt;dev&gt;Crystal Dynamics&lt;/dev&gt; &lt;genre&gt;Driving&lt;/genre&gt; &lt;score&gt;3.5&lt;/score&gt; &lt;player&gt;1-2 Players&lt;/player&gt; &lt;story&gt;You play a Trashman, a bounty hunter paid to capture criminal scum hiding on harsh alien worlds. ****Your job is to race the enemy crime boss to the finish, blasting his goons along the way. Get blown up or drive too slowly and the boss gets away. But if you make it to the check point in time, you block the boss' escape and trap him on the planet.****You can upgrade your vehicle with the cash from your bounties. You can also go up against a buddy in the vertical split-screen deathmatch mode.****Off-World Interceptor's most unique feature is the storyline, told in <text:s/>full-motion video. Standard for the time. But OWIE's FMV is mocked by a couple of guys sitting in chairs, a la Mystery Science Theater 3000.&lt;/story&gt; &lt;/game&gt;</text:p>
          </table:table-cell>
          <table:table-cell table:number-columns-repeated="1013"/>
        </table:table-row>
        <table:table-row table:style-name="ro1">
          <table:table-cell office:value-type="string">
            <text:p>Olympic Soccer (USA)</text:p>
          </table:table-cell>
          <table:table-cell office:value-type="float" office:value="1996">
            <text:p>1996</text:p>
          </table:table-cell>
          <table:table-cell office:value-type="string">
            <text:p>ESRB - E (Everyone)</text:p>
          </table:table-cell>
          <table:table-cell office:value-type="string">
            <text:p>Olympic Soccer </text:p>
          </table:table-cell>
          <table:table-cell office:value-type="string">
            <text:p>U.S. Gold Ltd.</text:p>
          </table:table-cell>
          <table:table-cell office:value-type="string">
            <text:p>U.S. Gold</text:p>
          </table:table-cell>
          <table:table-cell office:value-type="string">
            <text:p>Sports/Soccer</text:p>
          </table:table-cell>
          <table:table-cell office:value-type="float" office:value="3.2">
            <text:p>3.2</text:p>
          </table:table-cell>
          <table:table-cell office:value-type="string">
            <text:p>1-8 Players</text:p>
          </table:table-cell>
          <table:table-cell office:value-type="string">
            <text:p>While the soccer tournament is often downplayed not only inside the Olympic movement, but also by the soccer-following community, in 1996, by the occasion of the Games of the XXVI Olympiad in Atlanta, US Gold decided to release a game representing the tournament.****The player can choose one of the 33 teams, and participate on exhibition matches, arcade (a 32-team cup knockout), Olympic (the 16 team tournament mimicking the actual tournament) or play on an all-versus-all league (from 3 to 16 teams). The games features the usual options found in contemporary games, such as match length and draw rules, as well as define several weather patterns from wind to the bumpiness of the grass. All 5 stadiums used in the actual Olympics are present.</text:p>
          </table:table-cell>
          <table:table-cell table:style-name="Default"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Olympic Soccer (USA)&quot;&gt; &lt;year&gt;1996&lt;/year&gt; &lt;rating&gt;ESRB - E (Everyone)&lt;/rating&gt; &lt;title&gt;Olympic Soccer &lt;/title&gt; &lt;pub&gt;U.S. Gold Ltd.&lt;/pub&gt; &lt;dev&gt;U.S. Gold&lt;/dev&gt; &lt;genre&gt;Sports/Soccer&lt;/genre&gt; &lt;score&gt;3.2&lt;/score&gt; &lt;player&gt;1-8 Players&lt;/player&gt; &lt;story&gt;While the soccer tournament is often downplayed not only inside the Olympic movement, but also by the soccer-following community, in 1996, by the occasion of the Games of the XXVI Olympiad in Atlanta, US Gold decided to release a game representing the tournament.****The player can choose one of the 33 teams, and participate on exhibition matches, arcade (a 32-team cup knockout), Olympic (the 16 team tournament mimicking the actual tournament) or play on an all-versus-all league (from 3 to 16 teams). The games features the usual options found in contemporary games, such as match length and draw rules, as well as define several weather patterns from wind to the bumpiness of the grass. All 5 stadiums used in the actual Olympics are present.&lt;/story&gt; &lt;/game&gt;">
            <text:p>&lt;game name="Olympic Soccer (USA)"&gt; &lt;year&gt;1996&lt;/year&gt; &lt;rating&gt;ESRB - E (Everyone)&lt;/rating&gt; &lt;title&gt;Olympic Soccer &lt;/title&gt; &lt;pub&gt;U.S. Gold Ltd.&lt;/pub&gt; &lt;dev&gt;U.S. Gold&lt;/dev&gt; &lt;genre&gt;Sports/Soccer&lt;/genre&gt; &lt;score&gt;3.2&lt;/score&gt; &lt;player&gt;1-8 Players&lt;/player&gt; &lt;story&gt;While the soccer tournament is often downplayed not only inside the Olympic movement, but also by the soccer-following community, in 1996, by the occasion of the Games of the XXVI Olympiad in Atlanta, US Gold decided to release a game representing the tournament.****The player can choose one of the 33 teams, and participate on exhibition matches, arcade (a 32-team cup knockout), Olympic (the 16 team tournament mimicking the actual tournament) or play on an all-versus-all league (from 3 to 16 teams). The games features the usual options found in contemporary games, such as match length and draw rules, as well as define several weather patterns from wind to the bumpiness of the grass. All 5 stadiums used in the actual Olympics are present.&lt;/story&gt; &lt;/game&gt;</text:p>
          </table:table-cell>
          <table:table-cell table:number-columns-repeated="1013"/>
        </table:table-row>
        <table:table-row table:style-name="ro1">
          <table:table-cell office:value-type="string">
            <text:p>P.T.O. II - Pacific Theater of Operations (USA)</text:p>
          </table:table-cell>
          <table:table-cell office:value-type="float" office:value="1996">
            <text:p>1996</text:p>
          </table:table-cell>
          <table:table-cell office:value-type="string">
            <text:p>ESRB - E (Everyone)</text:p>
          </table:table-cell>
          <table:table-cell office:value-type="string">
            <text:p>P.T.O. II - Pacific Theater of Operations </text:p>
          </table:table-cell>
          <table:table-cell office:value-type="string">
            <text:p>KOEI Co., Ltd.</text:p>
          </table:table-cell>
          <table:table-cell office:value-type="string">
            <text:p>Kou Shibusawa</text:p>
          </table:table-cell>
          <table:table-cell office:value-type="string">
            <text:p>Strategy</text:p>
          </table:table-cell>
          <table:table-cell office:value-type="float" office:value="4.1">
            <text:p>4.1</text:p>
          </table:table-cell>
          <table:table-cell office:value-type="string">
            <text:p>1-2 Players</text:p>
          </table:table-cell>
          <table:table-cell office:value-type="string">
            <text:p>PTO II is a KOEI game that depicts the conflict between the USA and Japan during World War II. The player takes control of the Navy forces of both nation, and tries to outsmart each othe</text:p>
          </table:table-cell>
          <table:table-cell table:style-name="Default"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P.T.O. II - Pacific Theater of Operations (USA)&quot;&gt; &lt;year&gt;1996&lt;/year&gt; &lt;rating&gt;ESRB - E (Everyone)&lt;/rating&gt; &lt;title&gt;P.T.O. II - Pacific Theater of Operations &lt;/title&gt; &lt;pub&gt;KOEI Co., Ltd.&lt;/pub&gt; &lt;dev&gt;Kou Shibusawa&lt;/dev&gt; &lt;genre&gt;Strategy&lt;/genre&gt; &lt;score&gt;4.1&lt;/score&gt; &lt;player&gt;1-2 Players&lt;/player&gt; &lt;story&gt;PTO II is a KOEI game that depicts the conflict between the USA and Japan during World War II. The player takes control of the Navy forces of both nation, and tries to outsmart each othe&lt;/story&gt; &lt;/game&gt;">
            <text:p>&lt;game name="P.T.O. II - Pacific Theater of Operations (USA)"&gt; &lt;year&gt;1996&lt;/year&gt; &lt;rating&gt;ESRB - E (Everyone)&lt;/rating&gt; &lt;title&gt;P.T.O. II - Pacific Theater of Operations &lt;/title&gt; &lt;pub&gt;KOEI Co., Ltd.&lt;/pub&gt; &lt;dev&gt;Kou Shibusawa&lt;/dev&gt; &lt;genre&gt;Strategy&lt;/genre&gt; &lt;score&gt;4.1&lt;/score&gt; &lt;player&gt;1-2 Players&lt;/player&gt; &lt;story&gt;PTO II is a KOEI game that depicts the conflict between the USA and Japan during World War II. The player takes control of the Navy forces of both nation, and tries to outsmart each othe&lt;/story&gt; &lt;/game&gt;</text:p>
          </table:table-cell>
          <table:table-cell table:number-columns-repeated="1013"/>
        </table:table-row>
        <table:table-row table:style-name="ro1">
          <table:table-cell office:value-type="string">
            <text:p>Pandemonium! (USA)</text:p>
          </table:table-cell>
          <table:table-cell office:value-type="float" office:value="1997">
            <text:p>1997</text:p>
          </table:table-cell>
          <table:table-cell office:value-type="string">
            <text:p>ESRB - E (Everyone)</text:p>
          </table:table-cell>
          <table:table-cell office:value-type="string">
            <text:p>Pandemonium! </text:p>
          </table:table-cell>
          <table:table-cell office:value-type="string">
            <text:p>Crystal Dynamics, Inc.</text:p>
          </table:table-cell>
          <table:table-cell office:value-type="string">
            <text:p>Toys for Bob</text:p>
          </table:table-cell>
          <table:table-cell office:value-type="string">
            <text:p>Platform</text:p>
          </table:table-cell>
          <table:table-cell office:value-type="float" office:value="4.5">
            <text:p>4.5</text:p>
          </table:table-cell>
          <table:table-cell office:value-type="string">
            <text:p>1 Player</text:p>
          </table:table-cell>
          <table:table-cell office:value-type="string">
            <text:p>The young sorceress Nikki, the court jester Fargus, and his side-kick Sid the puppet are the three main protagonists of this 3D platform game. While attending a "Wizards in Training" seminar, Nikki accidentally casts a powerful magic spell, which results in a giant monsters swallowing the whole village. The three friends must now travel to a place called "Wishing Engine", and be granted a wish to revert the world back to normal.****The characters each have a special movement to kill enemies with. The game uses floating camera angles through a vast Prince of Persia-style world. The goal of the game is to clear the various levels, avoiding spikes and enemies and collecting coins for extra lives.****Unlike most 3D platformers, Pandemonium offers only two-dimensional movement, rather than complete freedom of movement. The characters move along a curving 2D course within a 3D environment.</text:p>
          </table:table-cell>
          <table:table-cell table:style-name="Default"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Pandemonium! (USA)&quot;&gt; &lt;year&gt;1997&lt;/year&gt; &lt;rating&gt;ESRB - E (Everyone)&lt;/rating&gt; &lt;title&gt;Pandemonium! &lt;/title&gt; &lt;pub&gt;Crystal Dynamics, Inc.&lt;/pub&gt; &lt;dev&gt;Toys for Bob&lt;/dev&gt; &lt;genre&gt;Platform&lt;/genre&gt; &lt;score&gt;4.5&lt;/score&gt; &lt;player&gt;1 Player&lt;/player&gt; &lt;story&gt;The young sorceress Nikki, the court jester Fargus, and his side-kick Sid the puppet are the three main protagonists of this 3D platform game. While attending a &quot;Wizards in Training&quot; seminar, Nikki accidentally casts a powerful magic spell, which results in a giant monsters swallowing the whole village. The three friends must now travel to a place called &quot;Wishing Engine&quot;, and be granted a wish to revert the world back to normal.****The characters each have a special movement to kill enemies with. The game uses floating camera angles through a vast Prince of Persia-style world. The goal of the game is to clear the various levels, avoiding spikes and enemies and collecting coins for extra lives.****Unlike most 3D platformers, Pandemonium offers only two-dimensional movement, rather than complete freedom of movement. The characters move along a curving 2D course within a 3D environment.&lt;/story&gt; &lt;/game&gt;">
            <text:p>&lt;game name="Pandemonium! (USA)"&gt; &lt;year&gt;1997&lt;/year&gt; &lt;rating&gt;ESRB - E (Everyone)&lt;/rating&gt; &lt;title&gt;Pandemonium! &lt;/title&gt; &lt;pub&gt;Crystal Dynamics, Inc.&lt;/pub&gt; &lt;dev&gt;Toys for Bob&lt;/dev&gt; &lt;genre&gt;Platform&lt;/genre&gt; &lt;score&gt;4.5&lt;/score&gt; &lt;player&gt;1 Player&lt;/player&gt; &lt;story&gt;The young sorceress Nikki, the court jester Fargus, and his side-kick Sid the puppet are the three main protagonists of this 3D platform game. While attending a "Wizards in Training" seminar, Nikki accidentally casts a powerful magic spell, which results in a giant monsters swallowing the whole village. The three friends must now travel to a place called "Wishing Engine", and be granted a wish to revert the world back to normal.****The characters each have a special movement to kill enemies with. The game uses floating camera angles through a vast Prince of Persia-style world. The goal of the game is to clear the various levels, avoiding spikes and enemies and collecting coins for extra lives.****Unlike most 3D platformers, Pandemonium offers only two-dimensional movement, rather than complete freedom of movement. The characters move along a curving 2D course within a 3D environment.&lt;/story&gt; &lt;/game&gt;</text:p>
          </table:table-cell>
          <table:table-cell table:number-columns-repeated="1013"/>
        </table:table-row>
        <table:table-row table:style-name="ro1">
          <table:table-cell office:value-type="string">
            <text:p>Panzer Dragoon (USA)</text:p>
          </table:table-cell>
          <table:table-cell office:value-type="float" office:value="1995">
            <text:p>1995</text:p>
          </table:table-cell>
          <table:table-cell office:value-type="string">
            <text:p>ESRB - E (Everyone)</text:p>
          </table:table-cell>
          <table:table-cell office:value-type="string">
            <text:p>Panzer Dragoon </text:p>
          </table:table-cell>
          <table:table-cell office:value-type="string">
            <text:p>SEGA Corporation</text:p>
          </table:table-cell>
          <table:table-cell office:value-type="string">
            <text:p>Team Andromeda</text:p>
          </table:table-cell>
          <table:table-cell office:value-type="string">
            <text:p>Shooter</text:p>
          </table:table-cell>
          <table:table-cell office:value-type="string">
            <text:p>4.0</text:p>
          </table:table-cell>
          <table:table-cell office:value-type="string">
            <text:p>1 Player</text:p>
          </table:table-cell>
          <table:table-cell office:value-type="string">
            <text:p>Panzer Dragoon is set in a distant oppressive future. The Dark Dragon needs to be destroyed, and you, Keil Fluge, <text:s/>are aboard a dragon and armed with a powerful weapon to do so. ****In this shooter, you ride an armored dragon on a predefined path with 360º of freedom (you can rotate and zoom in and out). This path takes you through an aquatic setting, through a tunnel and over a forest, and into combat with giant worms, wasps and flies. Each level ends with a boss. In a idea influenced by the film Blade Runner, cutscenes use a fusion language combining elements of German, Latin and Japanese.</text:p>
          </table:table-cell>
          <table:table-cell table:style-name="Default"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Panzer Dragoon (USA)&quot;&gt; &lt;year&gt;1995&lt;/year&gt; &lt;rating&gt;ESRB - E (Everyone)&lt;/rating&gt; &lt;title&gt;Panzer Dragoon &lt;/title&gt; &lt;pub&gt;SEGA Corporation&lt;/pub&gt; &lt;dev&gt;Team Andromeda&lt;/dev&gt; &lt;genre&gt;Shooter&lt;/genre&gt; &lt;score&gt;4.0&lt;/score&gt; &lt;player&gt;1 Player&lt;/player&gt; &lt;story&gt;Panzer Dragoon is set in a distant oppressive future. The Dark Dragon needs to be destroyed, and you, Keil Fluge,  are aboard a dragon and armed with a powerful weapon to do so. ****In this shooter, you ride an armored dragon on a predefined path with 360º of freedom (you can rotate and zoom in and out). This path takes you through an aquatic setting, through a tunnel and over a forest, and into combat with giant worms, wasps and flies. Each level ends with a boss. In a idea influenced by the film Blade Runner, cutscenes use a fusion language combining elements of German, Latin and Japanese.&lt;/story&gt; &lt;/game&gt;">
            <text:p>&lt;game name="Panzer Dragoon (USA)"&gt; &lt;year&gt;1995&lt;/year&gt; &lt;rating&gt;ESRB - E (Everyone)&lt;/rating&gt; &lt;title&gt;Panzer Dragoon &lt;/title&gt; &lt;pub&gt;SEGA Corporation&lt;/pub&gt; &lt;dev&gt;Team Andromeda&lt;/dev&gt; &lt;genre&gt;Shooter&lt;/genre&gt; &lt;score&gt;4.0&lt;/score&gt; &lt;player&gt;1 Player&lt;/player&gt; &lt;story&gt;Panzer Dragoon is set in a distant oppressive future. The Dark Dragon needs to be destroyed, and you, Keil Fluge, <text:s/>are aboard a dragon and armed with a powerful weapon to do so. ****In this shooter, you ride an armored dragon on a predefined path with 360º of freedom (you can rotate and zoom in and out). This path takes you through an aquatic setting, through a tunnel and over a forest, and into combat with giant worms, wasps and flies. Each level ends with a boss. In a idea influenced by the film Blade Runner, cutscenes use a fusion language combining elements of German, Latin and Japanese.&lt;/story&gt; &lt;/game&gt;</text:p>
          </table:table-cell>
          <table:table-cell table:number-columns-repeated="1013"/>
        </table:table-row>
        <table:table-row table:style-name="ro1">
          <table:table-cell office:value-type="string">
            <text:p>Panzer Dragoon II - Zwei (USA)</text:p>
          </table:table-cell>
          <table:table-cell office:value-type="float" office:value="1996">
            <text:p>1996</text:p>
          </table:table-cell>
          <table:table-cell office:value-type="string">
            <text:p>ESRB - E (Everyone)</text:p>
          </table:table-cell>
          <table:table-cell office:value-type="string">
            <text:p>Panzer Dragoon II - Zwei </text:p>
          </table:table-cell>
          <table:table-cell office:value-type="string">
            <text:p>SEGA of America, Inc.</text:p>
          </table:table-cell>
          <table:table-cell office:value-type="string">
            <text:p>Team Andromeda</text:p>
          </table:table-cell>
          <table:table-cell office:value-type="string">
            <text:p>Shooter</text:p>
          </table:table-cell>
          <table:table-cell office:value-type="string">
            <text:p>4.0</text:p>
          </table:table-cell>
          <table:table-cell office:value-type="string">
            <text:p>1 Player</text:p>
          </table:table-cell>
          <table:table-cell office:value-type="string">
            <text:p>The second Panzer Dragoon game is not a sequel, but a prequel to the first, and is also set in a post-apocalyptic world where mankind struggles against forces of nature, trying to re-build their civilization.****The game follows the story of a boy named Lundi who lives in a frontier town. The area is populated by mutant animals called "khourieats". The town inhabitants see them as bad omens and kill them. One day Lundi finds a small khourieat with wings. Instead of killing it, Lundi decides to hide it and keep it as a pet. After his town was destroyed by an ancient weapon, Lundi sets out on a long journey with his pet, who will soon become a powerful dragon.****Like the first game, "Panzer Dragoon Zwei" is a rail-shooter. The player follows a pre-set course and either uses Lundi's gun or the dragon's special abilities to dispose of the enemies. Lagi, that is the name of the dragon, can evolve during the game and gain more powerful attacks, which signifies a step towards a real RPG like <text:s/>Panzer Dragoon Saga.</text:p>
          </table:table-cell>
          <table:table-cell table:style-name="Default"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Panzer Dragoon II - Zwei (USA)&quot;&gt; &lt;year&gt;1996&lt;/year&gt; &lt;rating&gt;ESRB - E (Everyone)&lt;/rating&gt; &lt;title&gt;Panzer Dragoon II - Zwei &lt;/title&gt; &lt;pub&gt;SEGA of America, Inc.&lt;/pub&gt; &lt;dev&gt;Team Andromeda&lt;/dev&gt; &lt;genre&gt;Shooter&lt;/genre&gt; &lt;score&gt;4.0&lt;/score&gt; &lt;player&gt;1 Player&lt;/player&gt; &lt;story&gt;The second Panzer Dragoon game is not a sequel, but a prequel to the first, and is also set in a post-apocalyptic world where mankind struggles against forces of nature, trying to re-build their civilization.****The game follows the story of a boy named Lundi who lives in a frontier town. The area is populated by mutant animals called &quot;khourieats&quot;. The town inhabitants see them as bad omens and kill them. One day Lundi finds a small khourieat with wings. Instead of killing it, Lundi decides to hide it and keep it as a pet. After his town was destroyed by an ancient weapon, Lundi sets out on a long journey with his pet, who will soon become a powerful dragon.****Like the first game, &quot;Panzer Dragoon Zwei&quot; is a rail-shooter. The player follows a pre-set course and either uses Lundi's gun or the dragon's special abilities to dispose of the enemies. Lagi, that is the name of the dragon, can evolve during the game and gain more powerful attacks, which signifies a step towards a real RPG like  Panzer Dragoon Saga.&lt;/story&gt; &lt;/game&gt;">
            <text:p>&lt;game name="Panzer Dragoon II - Zwei (USA)"&gt; &lt;year&gt;1996&lt;/year&gt; &lt;rating&gt;ESRB - E (Everyone)&lt;/rating&gt; &lt;title&gt;Panzer Dragoon II - Zwei &lt;/title&gt; &lt;pub&gt;SEGA of America, Inc.&lt;/pub&gt; &lt;dev&gt;Team Andromeda&lt;/dev&gt; &lt;genre&gt;Shooter&lt;/genre&gt; &lt;score&gt;4.0&lt;/score&gt; &lt;player&gt;1 Player&lt;/player&gt; &lt;story&gt;The second Panzer Dragoon game is not a sequel, but a prequel to the first, and is also set in a post-apocalyptic world where mankind struggles against forces of nature, trying to re-build their civilization.****The game follows the story of a boy named Lundi who lives in a frontier town. The area is populated by mutant animals called "khourieats". The town inhabitants see them as bad omens and kill them. One day Lundi finds a small khourieat with wings. Instead of killing it, Lundi decides to hide it and keep it as a pet. After his town was destroyed by an ancient weapon, Lundi sets out on a long journey with his pet, who will soon become a powerful dragon.****Like the first game, "Panzer Dragoon Zwei" is a rail-shooter. The player follows a pre-set course and either uses Lundi's gun or the dragon's special abilities to dispose of the enemies. Lagi, that is the name of the dragon, can evolve during the game and gain more powerful attacks, which signifies a step towards a real RPG like <text:s/>Panzer Dragoon Saga.&lt;/story&gt; &lt;/game&gt;</text:p>
          </table:table-cell>
          <table:table-cell table:number-columns-repeated="1013"/>
        </table:table-row>
        <table:table-row table:style-name="ro1">
          <table:table-cell office:value-type="string">
            <text:p>Panzer Dragoon Saga (USA) (Disc 1)</text:p>
          </table:table-cell>
          <table:table-cell office:value-type="float" office:value="1998">
            <text:p>1998</text:p>
          </table:table-cell>
          <table:table-cell office:value-type="string">
            <text:p>ESRB - T (Teen)</text:p>
          </table:table-cell>
          <table:table-cell office:value-type="string">
            <text:p>Panzer Dragoon Saga <text:s/>Disk 1</text:p>
          </table:table-cell>
          <table:table-cell office:value-type="string">
            <text:p>SEGA Corporation</text:p>
          </table:table-cell>
          <table:table-cell office:value-type="string">
            <text:p>Team Andromeda</text:p>
          </table:table-cell>
          <table:table-cell office:value-type="string">
            <text:p>Role-Playing</text:p>
          </table:table-cell>
          <table:table-cell office:value-type="float" office:value="4.2">
            <text:p>4.2</text:p>
          </table:table-cell>
          <table:table-cell office:value-type="string">
            <text:p>1 Player</text:p>
          </table:table-cell>
          <table:table-cell office:value-type="string">
            <text:p>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text:p>
          </table:table-cell>
          <table:table-cell table:style-name="Default"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Panzer Dragoon Saga (USA) (Disc 1)&quot;&gt; &lt;year&gt;1998&lt;/year&gt; &lt;rating&gt;ESRB - T (Teen)&lt;/rating&gt; &lt;title&gt;Panzer Dragoon Saga  Disk 1&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quot;Panzer Dragon Saga&quot;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
            <text:p>&lt;game name="Panzer Dragoon Saga (USA) (Disc 1)"&gt; &lt;year&gt;1998&lt;/year&gt; &lt;rating&gt;ESRB - T (Teen)&lt;/rating&gt; &lt;title&gt;Panzer Dragoon Saga <text:s/>Disk 1&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text:p>
          </table:table-cell>
          <table:table-cell table:number-columns-repeated="1013"/>
        </table:table-row>
        <table:table-row table:style-name="ro1">
          <table:table-cell office:value-type="string">
            <text:p>Panzer Dragoon Saga (USA) (Disc 2)</text:p>
          </table:table-cell>
          <table:table-cell office:value-type="float" office:value="1998">
            <text:p>1998</text:p>
          </table:table-cell>
          <table:table-cell office:value-type="string">
            <text:p>ESRB - T (Teen)</text:p>
          </table:table-cell>
          <table:table-cell office:value-type="string">
            <text:p>Panzer Dragoon Saga <text:s/>Disk 2</text:p>
          </table:table-cell>
          <table:table-cell office:value-type="string">
            <text:p>SEGA Corporation</text:p>
          </table:table-cell>
          <table:table-cell office:value-type="string">
            <text:p>Team Andromeda</text:p>
          </table:table-cell>
          <table:table-cell office:value-type="string">
            <text:p>Role-Playing</text:p>
          </table:table-cell>
          <table:table-cell office:value-type="float" office:value="4.2">
            <text:p>4.2</text:p>
          </table:table-cell>
          <table:table-cell office:value-type="string">
            <text:p>1 Player</text:p>
          </table:table-cell>
          <table:table-cell office:value-type="string">
            <text:p>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text:p>
          </table:table-cell>
          <table:table-cell table:style-name="Default"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Panzer Dragoon Saga (USA) (Disc 2)&quot;&gt; &lt;year&gt;1998&lt;/year&gt; &lt;rating&gt;ESRB - T (Teen)&lt;/rating&gt; &lt;title&gt;Panzer Dragoon Saga  Disk 2&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quot;Panzer Dragon Saga&quot;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
            <text:p>&lt;game name="Panzer Dragoon Saga (USA) (Disc 2)"&gt; &lt;year&gt;1998&lt;/year&gt; &lt;rating&gt;ESRB - T (Teen)&lt;/rating&gt; &lt;title&gt;Panzer Dragoon Saga <text:s/>Disk 2&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text:p>
          </table:table-cell>
          <table:table-cell table:number-columns-repeated="1013"/>
        </table:table-row>
        <table:table-row table:style-name="ro1">
          <table:table-cell office:value-type="string">
            <text:p>Panzer Dragoon Saga (USA) (Disc 3)</text:p>
          </table:table-cell>
          <table:table-cell office:value-type="float" office:value="1998">
            <text:p>1998</text:p>
          </table:table-cell>
          <table:table-cell office:value-type="string">
            <text:p>ESRB - T (Teen)</text:p>
          </table:table-cell>
          <table:table-cell office:value-type="string">
            <text:p>Panzer Dragoon Saga <text:s/>Disk 3</text:p>
          </table:table-cell>
          <table:table-cell office:value-type="string">
            <text:p>SEGA Corporation</text:p>
          </table:table-cell>
          <table:table-cell office:value-type="string">
            <text:p>Team Andromeda</text:p>
          </table:table-cell>
          <table:table-cell office:value-type="string">
            <text:p>Role-Playing</text:p>
          </table:table-cell>
          <table:table-cell office:value-type="float" office:value="4.2">
            <text:p>4.2</text:p>
          </table:table-cell>
          <table:table-cell office:value-type="string">
            <text:p>1 Player</text:p>
          </table:table-cell>
          <table:table-cell office:value-type="string">
            <text:p>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text:p>
          </table:table-cell>
          <table:table-cell table:style-name="Default"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Panzer Dragoon Saga (USA) (Disc 3)&quot;&gt; &lt;year&gt;1998&lt;/year&gt; &lt;rating&gt;ESRB - T (Teen)&lt;/rating&gt; &lt;title&gt;Panzer Dragoon Saga  Disk 3&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quot;Panzer Dragon Saga&quot;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
            <text:p>&lt;game name="Panzer Dragoon Saga (USA) (Disc 3)"&gt; &lt;year&gt;1998&lt;/year&gt; &lt;rating&gt;ESRB - T (Teen)&lt;/rating&gt; &lt;title&gt;Panzer Dragoon Saga <text:s/>Disk 3&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text:p>
          </table:table-cell>
          <table:table-cell table:number-columns-repeated="1013"/>
        </table:table-row>
        <table:table-row table:style-name="ro1">
          <table:table-cell office:value-type="string">
            <text:p>Panzer Dragoon Saga (USA) (Disc 4)</text:p>
          </table:table-cell>
          <table:table-cell office:value-type="float" office:value="1998">
            <text:p>1998</text:p>
          </table:table-cell>
          <table:table-cell office:value-type="string">
            <text:p>ESRB - T (Teen)</text:p>
          </table:table-cell>
          <table:table-cell office:value-type="string">
            <text:p>Panzer Dragoon Saga <text:s/>Disk 4</text:p>
          </table:table-cell>
          <table:table-cell office:value-type="string">
            <text:p>SEGA Corporation</text:p>
          </table:table-cell>
          <table:table-cell office:value-type="string">
            <text:p>Team Andromeda</text:p>
          </table:table-cell>
          <table:table-cell office:value-type="string">
            <text:p>Role-Playing</text:p>
          </table:table-cell>
          <table:table-cell office:value-type="float" office:value="4.2">
            <text:p>4.2</text:p>
          </table:table-cell>
          <table:table-cell office:value-type="string">
            <text:p>1 Player</text:p>
          </table:table-cell>
          <table:table-cell office:value-type="string">
            <text:p>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text:p>
          </table:table-cell>
          <table:table-cell table:style-name="Default"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Panzer Dragoon Saga (USA) (Disc 4)&quot;&gt; &lt;year&gt;1998&lt;/year&gt; &lt;rating&gt;ESRB - T (Teen)&lt;/rating&gt; &lt;title&gt;Panzer Dragoon Saga  Disk 4&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quot;Panzer Dragon Saga&quot;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
            <text:p>&lt;game name="Panzer Dragoon Saga (USA) (Disc 4)"&gt; &lt;year&gt;1998&lt;/year&gt; &lt;rating&gt;ESRB - T (Teen)&lt;/rating&gt; &lt;title&gt;Panzer Dragoon Saga <text:s/>Disk 4&lt;/title&gt; &lt;pub&gt;SEGA Corporation&lt;/pub&gt; &lt;dev&gt;Team Andromeda&lt;/dev&gt; &lt;genre&gt;Role-Playing&lt;/genre&gt; &lt;score&gt;4.2&lt;/score&gt; &lt;player&gt;1 Player&lt;/player&gt; &lt;story&gt;Panzer Dragoon Saga is set in the same universe as the other Panzer Dragoon games, but it differs from the rest of the series by having strong RPG elements.****The hero of the game is Edge, one of the soldiers of the mighty Empire. The Empire has recently ordered some excavations at ancient ruins, trying to discover the secret of an old technology that is much superior to that of present time. During the excavation works, Edge encounters a mysterious young girl. He then witnesses the murder of his captain and other soldiers by Crayden, one of the Empire's officers. Coming into contact with an ancient dragon, Edge begins to roam the world, determined to find Crayden and to avenge the death of his comrades. Nobody helps him but his faithful dragon. But the Empire is also after Crayden, so there appear to be at least three sides in the conflict... or are there more?****"Panzer Dragon Saga" combines elements of shooter and role-playing. You don't have a party in the game: you control only Edge on his dragon, who is in fact the playable character in battles. You move around through the game's fully 3D world by flying on the dragon. In towns and some dungeons you also move on foot. During battles, you can shoot with Edge's gun, or use one of the many special attacks of your dragons. You shoot in real time, and can also move around to attack your enemies from the sides of from the back, or to avoid their attacks. The dragon gets experience points for fighting and also gains levels. You will be able to customize your dragon by assigning to him one of the four available dragon classes, that will determine his attack power, speed, etc.&lt;/story&gt; &lt;/game&gt;</text:p>
          </table:table-cell>
          <table:table-cell table:number-columns-repeated="1013"/>
        </table:table-row>
        <table:table-row table:style-name="ro1">
          <table:table-cell office:value-type="string">
            <text:p>Parodius (Europe)</text:p>
          </table:table-cell>
          <table:table-cell office:value-type="float" office:value="1995">
            <text:p>1995</text:p>
          </table:table-cell>
          <table:table-cell office:value-type="string">
            <text:p>ESRB - E (Everyone)</text:p>
          </table:table-cell>
          <table:table-cell office:value-type="string">
            <text:p>Parodius </text:p>
          </table:table-cell>
          <table:table-cell office:value-type="string">
            <text:p>Konami Deutschland GmbH</text:p>
          </table:table-cell>
          <table:table-cell office:value-type="string">
            <text:p>Konami</text:p>
          </table:table-cell>
          <table:table-cell office:value-type="string">
            <text:p>Multiplay</text:p>
          </table:table-cell>
          <table:table-cell office:value-type="float" office:value="4.2">
            <text:p>4.2</text:p>
          </table:table-cell>
          <table:table-cell office:value-type="string">
            <text:p>1-2 Players</text:p>
          </table:table-cell>
          <table:table-cell office:value-type="string">
            <text:p>This compilation collects the first two arcade incarnations of Konami's shoot'em'up parody series on one disc: Parodius Da! and Gokujō Parodius.</text:p>
          </table:table-cell>
          <table:table-cell table:style-name="Default"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Parodius (Europe)&quot;&gt; &lt;year&gt;1995&lt;/year&gt; &lt;rating&gt;ESRB - E (Everyone)&lt;/rating&gt; &lt;title&gt;Parodius &lt;/title&gt; &lt;pub&gt;Konami Deutschland GmbH&lt;/pub&gt; &lt;dev&gt;Konami&lt;/dev&gt; &lt;genre&gt;Multiplay&lt;/genre&gt; &lt;score&gt;4.2&lt;/score&gt; &lt;player&gt;1-2 Players&lt;/player&gt; &lt;story&gt;This compilation collects the first two arcade incarnations of Konami's shoot'em'up parody series on one disc: Parodius Da! and Gokujō Parodius.&lt;/story&gt; &lt;/game&gt;">
            <text:p>&lt;game name="Parodius (Europe)"&gt; &lt;year&gt;1995&lt;/year&gt; &lt;rating&gt;ESRB - E (Everyone)&lt;/rating&gt; &lt;title&gt;Parodius &lt;/title&gt; &lt;pub&gt;Konami Deutschland GmbH&lt;/pub&gt; &lt;dev&gt;Konami&lt;/dev&gt; &lt;genre&gt;Multiplay&lt;/genre&gt; &lt;score&gt;4.2&lt;/score&gt; &lt;player&gt;1-2 Players&lt;/player&gt; &lt;story&gt;This compilation collects the first two arcade incarnations of Konami's shoot'em'up parody series on one disc: Parodius Da! and Gokujō Parodius.&lt;/story&gt; &lt;/game&gt;</text:p>
          </table:table-cell>
          <table:table-cell table:number-columns-repeated="1013"/>
        </table:table-row>
        <table:table-row table:style-name="ro1">
          <table:table-cell office:value-type="string">
            <text:p>Pebble Beach Golf Links (USA)</text:p>
          </table:table-cell>
          <table:table-cell office:value-type="float" office:value="1995">
            <text:p>1995</text:p>
          </table:table-cell>
          <table:table-cell office:value-type="string">
            <text:p>ESRB - E (Everyone)</text:p>
          </table:table-cell>
          <table:table-cell office:value-type="string">
            <text:p>Pebble Beach Golf Links </text:p>
          </table:table-cell>
          <table:table-cell office:value-type="string">
            <text:p>SEGA of America, Inc.</text:p>
          </table:table-cell>
          <table:table-cell office:value-type="string">
            <text:p>T&amp;E Soft</text:p>
          </table:table-cell>
          <table:table-cell office:value-type="string">
            <text:p>Sports/Golf</text:p>
          </table:table-cell>
          <table:table-cell office:value-type="float" office:value="3.5">
            <text:p>3.5</text:p>
          </table:table-cell>
          <table:table-cell office:value-type="string">
            <text:p>1-4 Players</text:p>
          </table:table-cell>
          <table:table-cell office:value-type="string">
            <text:p>Up to six players can play a round of golf on the world-famous Pebble Beach golf course in Sega Sports' Pebble Beach Golf Links. It features seven play modes including Tournament, Stroke Play, Skins Play, and Match Play, and narration and strategy by golf pro Craig Stadler. You also have the option of creating your own player and selecting your own custom set of golf clubs to challenge Craig Stadler and other AI players on the course. Stats, such as handicaps and course records, are tracked throughout the game. Also, if you ever tire of taking on your friends and the AI, you can play the game in Watch Mode and simply lay back and watch Craig Stadler take on the competition on the Pebble Beach course.</text:p>
          </table:table-cell>
          <table:table-cell table:style-name="Default"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Pebble Beach Golf Links (USA)&quot;&gt; &lt;year&gt;1995&lt;/year&gt; &lt;rating&gt;ESRB - E (Everyone)&lt;/rating&gt; &lt;title&gt;Pebble Beach Golf Links &lt;/title&gt; &lt;pub&gt;SEGA of America, Inc.&lt;/pub&gt; &lt;dev&gt;T&amp;E Soft&lt;/dev&gt; &lt;genre&gt;Sports/Golf&lt;/genre&gt; &lt;score&gt;3.5&lt;/score&gt; &lt;player&gt;1-4 Players&lt;/player&gt; &lt;story&gt;Up to six players can play a round of golf on the world-famous Pebble Beach golf course in Sega Sports' Pebble Beach Golf Links. It features seven play modes including Tournament, Stroke Play, Skins Play, and Match Play, and narration and strategy by golf pro Craig Stadler. You also have the option of creating your own player and selecting your own custom set of golf clubs to challenge Craig Stadler and other AI players on the course. Stats, such as handicaps and course records, are tracked throughout the game. Also, if you ever tire of taking on your friends and the AI, you can play the game in Watch Mode and simply lay back and watch Craig Stadler take on the competition on the Pebble Beach course.&lt;/story&gt; &lt;/game&gt;">
            <text:p>&lt;game name="Pebble Beach Golf Links (USA)"&gt; &lt;year&gt;1995&lt;/year&gt; &lt;rating&gt;ESRB - E (Everyone)&lt;/rating&gt; &lt;title&gt;Pebble Beach Golf Links &lt;/title&gt; &lt;pub&gt;SEGA of America, Inc.&lt;/pub&gt; &lt;dev&gt;T&amp;E Soft&lt;/dev&gt; &lt;genre&gt;Sports/Golf&lt;/genre&gt; &lt;score&gt;3.5&lt;/score&gt; &lt;player&gt;1-4 Players&lt;/player&gt; &lt;story&gt;Up to six players can play a round of golf on the world-famous Pebble Beach golf course in Sega Sports' Pebble Beach Golf Links. It features seven play modes including Tournament, Stroke Play, Skins Play, and Match Play, and narration and strategy by golf pro Craig Stadler. You also have the option of creating your own player and selecting your own custom set of golf clubs to challenge Craig Stadler and other AI players on the course. Stats, such as handicaps and course records, are tracked throughout the game. Also, if you ever tire of taking on your friends and the AI, you can play the game in Watch Mode and simply lay back and watch Craig Stadler take on the competition on the Pebble Beach course.&lt;/story&gt; &lt;/game&gt;</text:p>
          </table:table-cell>
          <table:table-cell table:number-columns-repeated="1013"/>
        </table:table-row>
        <table:table-row table:style-name="ro1">
          <table:table-cell office:value-type="string">
            <text:p>PGA Tour 97 (USA)</text:p>
          </table:table-cell>
          <table:table-cell office:value-type="float" office:value="1997">
            <text:p>1997</text:p>
          </table:table-cell>
          <table:table-cell office:value-type="string">
            <text:p>ESRB - E (Everyone)</text:p>
          </table:table-cell>
          <table:table-cell office:value-type="string">
            <text:p>PGA Tour 97 </text:p>
          </table:table-cell>
          <table:table-cell office:value-type="string">
            <text:p>Electronic Arts, Inc.</text:p>
          </table:table-cell>
          <table:table-cell office:value-type="string">
            <text:p>VAC</text:p>
          </table:table-cell>
          <table:table-cell office:value-type="string">
            <text:p>Sports/Golf</text:p>
          </table:table-cell>
          <table:table-cell office:value-type="float" office:value="2.8">
            <text:p>2.8</text:p>
          </table:table-cell>
          <table:table-cell office:value-type="string">
            <text:p>1-4 Players</text:p>
          </table:table-cell>
          <table:table-cell office:value-type="string">
            <text:p>This golf game is another entry in the Electronic Arts PGA Tour Golf series. Players can choose to play as one of fourteen professional golfers such as Fuzzy Zoeller and Jim Gallagher Jr. or choose to create their own golfer by giving them a name and choosing what their golfer looks like from the few portraits that are available. Players are then able to select what type of game mode they want to play. Game modes include letting the player practice a round of golf, compete in a tournament, have a shoot-out, or compete in a Skins game. The game features two 18 hole golf courses to play at. Both platform versions of this game include the Sawgrass golf course, with each also including a unique golf course of their own. The Playstation version includes the Spanish Bay links, while the Saturn version includes the Spyglass Hill course. When on the course, player select what club they want to use. They also can set the angle, pitch and backspin of the ball before taking a swing. They then have to aim where they want their shot to go. When shooting, players have to contend with the "Target Arc" power bar interface which effects the velocity and accuracy of each shot. This meter also factors the players risk in their shot by determining the degree of difficulty it would be to make the shot. Bold shots get rewarded while risky shots are not. The game also features TV style commentary and several different camera angles, including a picture in picture view.</text:p>
          </table:table-cell>
          <table:table-cell table:style-name="Default"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PGA Tour 97 (USA)&quot;&gt; &lt;year&gt;1997&lt;/year&gt; &lt;rating&gt;ESRB - E (Everyone)&lt;/rating&gt; &lt;title&gt;PGA Tour 97 &lt;/title&gt; &lt;pub&gt;Electronic Arts, Inc.&lt;/pub&gt; &lt;dev&gt;VAC&lt;/dev&gt; &lt;genre&gt;Sports/Golf&lt;/genre&gt; &lt;score&gt;2.8&lt;/score&gt; &lt;player&gt;1-4 Players&lt;/player&gt; &lt;story&gt;This golf game is another entry in the Electronic Arts PGA Tour Golf series. Players can choose to play as one of fourteen professional golfers such as Fuzzy Zoeller and Jim Gallagher Jr. or choose to create their own golfer by giving them a name and choosing what their golfer looks like from the few portraits that are available. Players are then able to select what type of game mode they want to play. Game modes include letting the player practice a round of golf, compete in a tournament, have a shoot-out, or compete in a Skins game. The game features two 18 hole golf courses to play at. Both platform versions of this game include the Sawgrass golf course, with each also including a unique golf course of their own. The Playstation version includes the Spanish Bay links, while the Saturn version includes the Spyglass Hill course. When on the course, player select what club they want to use. They also can set the angle, pitch and backspin of the ball before taking a swing. They then have to aim where they want their shot to go. When shooting, players have to contend with the &quot;Target Arc&quot; power bar interface which effects the velocity and accuracy of each shot. This meter also factors the players risk in their shot by determining the degree of difficulty it would be to make the shot. Bold shots get rewarded while risky shots are not. The game also features TV style commentary and several different camera angles, including a picture in picture view.&lt;/story&gt; &lt;/game&gt;">
            <text:p>&lt;game name="PGA Tour 97 (USA)"&gt; &lt;year&gt;1997&lt;/year&gt; &lt;rating&gt;ESRB - E (Everyone)&lt;/rating&gt; &lt;title&gt;PGA Tour 97 &lt;/title&gt; &lt;pub&gt;Electronic Arts, Inc.&lt;/pub&gt; &lt;dev&gt;VAC&lt;/dev&gt; &lt;genre&gt;Sports/Golf&lt;/genre&gt; &lt;score&gt;2.8&lt;/score&gt; &lt;player&gt;1-4 Players&lt;/player&gt; &lt;story&gt;This golf game is another entry in the Electronic Arts PGA Tour Golf series. Players can choose to play as one of fourteen professional golfers such as Fuzzy Zoeller and Jim Gallagher Jr. or choose to create their own golfer by giving them a name and choosing what their golfer looks like from the few portraits that are available. Players are then able to select what type of game mode they want to play. Game modes include letting the player practice a round of golf, compete in a tournament, have a shoot-out, or compete in a Skins game. The game features two 18 hole golf courses to play at. Both platform versions of this game include the Sawgrass golf course, with each also including a unique golf course of their own. The Playstation version includes the Spanish Bay links, while the Saturn version includes the Spyglass Hill course. When on the course, player select what club they want to use. They also can set the angle, pitch and backspin of the ball before taking a swing. They then have to aim where they want their shot to go. When shooting, players have to contend with the "Target Arc" power bar interface which effects the velocity and accuracy of each shot. This meter also factors the players risk in their shot by determining the degree of difficulty it would be to make the shot. Bold shots get rewarded while risky shots are not. The game also features TV style commentary and several different camera angles, including a picture in picture view.&lt;/story&gt; &lt;/game&gt;</text:p>
          </table:table-cell>
          <table:table-cell table:number-columns-repeated="1013"/>
        </table:table-row>
        <table:table-row table:style-name="ro1">
          <table:table-cell office:value-type="string">
            <text:p>Pinball Graffiti (Europe)</text:p>
          </table:table-cell>
          <table:table-cell office:value-type="float" office:value="1996">
            <text:p>1996</text:p>
          </table:table-cell>
          <table:table-cell office:value-type="string">
            <text:p>ESRB - E (Everyone)</text:p>
          </table:table-cell>
          <table:table-cell office:value-type="string">
            <text:p>Pinball Graffiti </text:p>
          </table:table-cell>
          <table:table-cell office:value-type="string">
            <text:p>JVC Digital Studios</text:p>
          </table:table-cell>
          <table:table-cell office:value-type="string">
            <text:p>Pack-In-Video</text:p>
          </table:table-cell>
          <table:table-cell office:value-type="string">
            <text:p>Pinball</text:p>
          </table:table-cell>
          <table:table-cell office:value-type="float" office:value="3.5">
            <text:p>3.5</text:p>
          </table:table-cell>
          <table:table-cell office:value-type="string">
            <text:p>1-2 Players</text:p>
          </table:table-cell>
          <table:table-cell office:value-type="string">
            <text:p>Pinball Graffiti is a Sega Saturn pinball game developed by Pack-In-Video and released in 1996. Unlike its other Saturn rivals, Pinball Graffiti is rendered entirely in 3D, and can hence offer several interesting camera modes (such as a "ball cam") which most other pinball games are unable to provide. Pinball Graffiti has remained a Saturn exclusive and has not been ported to any other platforms as of yet.</text:p>
          </table:table-cell>
          <table:table-cell table:style-name="Default"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Pinball Graffiti (Europe)&quot;&gt; &lt;year&gt;1996&lt;/year&gt; &lt;rating&gt;ESRB - E (Everyone)&lt;/rating&gt; &lt;title&gt;Pinball Graffiti &lt;/title&gt; &lt;pub&gt;JVC Digital Studios&lt;/pub&gt; &lt;dev&gt;Pack-In-Video&lt;/dev&gt; &lt;genre&gt;Pinball&lt;/genre&gt; &lt;score&gt;3.5&lt;/score&gt; &lt;player&gt;1-2 Players&lt;/player&gt; &lt;story&gt;Pinball Graffiti is a Sega Saturn pinball game developed by Pack-In-Video and released in 1996. Unlike its other Saturn rivals, Pinball Graffiti is rendered entirely in 3D, and can hence offer several interesting camera modes (such as a &quot;ball cam&quot;) which most other pinball games are unable to provide. Pinball Graffiti has remained a Saturn exclusive and has not been ported to any other platforms as of yet.&lt;/story&gt; &lt;/game&gt;">
            <text:p>&lt;game name="Pinball Graffiti (Europe)"&gt; &lt;year&gt;1996&lt;/year&gt; &lt;rating&gt;ESRB - E (Everyone)&lt;/rating&gt; &lt;title&gt;Pinball Graffiti &lt;/title&gt; &lt;pub&gt;JVC Digital Studios&lt;/pub&gt; &lt;dev&gt;Pack-In-Video&lt;/dev&gt; &lt;genre&gt;Pinball&lt;/genre&gt; &lt;score&gt;3.5&lt;/score&gt; &lt;player&gt;1-2 Players&lt;/player&gt; &lt;story&gt;Pinball Graffiti is a Sega Saturn pinball game developed by Pack-In-Video and released in 1996. Unlike its other Saturn rivals, Pinball Graffiti is rendered entirely in 3D, and can hence offer several interesting camera modes (such as a "ball cam") which most other pinball games are unable to provide. Pinball Graffiti has remained a Saturn exclusive and has not been ported to any other platforms as of yet.&lt;/story&gt; &lt;/game&gt;</text:p>
          </table:table-cell>
          <table:table-cell table:number-columns-repeated="1013"/>
        </table:table-row>
        <table:table-row table:style-name="ro1">
          <table:table-cell office:value-type="string">
            <text:p>PowerSlave (USA)</text:p>
          </table:table-cell>
          <table:table-cell office:value-type="float" office:value="1996">
            <text:p>1996</text:p>
          </table:table-cell>
          <table:table-cell office:value-type="string">
            <text:p>ESRB - M (Mature)</text:p>
          </table:table-cell>
          <table:table-cell office:value-type="string">
            <text:p>PowerSlave </text:p>
          </table:table-cell>
          <table:table-cell office:value-type="string">
            <text:p>Playmates Interactive Entertainment, Inc.</text:p>
          </table:table-cell>
          <table:table-cell office:value-type="string">
            <text:p>Lobotomy Software</text:p>
          </table:table-cell>
          <table:table-cell office:value-type="string">
            <text:p>Shooter</text:p>
          </table:table-cell>
          <table:table-cell office:value-type="float" office:value="3.7">
            <text:p>3.7</text:p>
          </table:table-cell>
          <table:table-cell office:value-type="string">
            <text:p>1 Player</text:p>
          </table:table-cell>
          <table:table-cell office:value-type="string">
            <text:p>In this First person shooter, you're an armed forces specialist sent to investigate strange happenings at the ancient Egyptian city of Karnak. Soon you learn that alien invaders with a penchant for mummifying humans alive have taken over the place.**You have to fight your way through increasingly difficult levels with an unbelievable cast in order to finish it.</text:p>
          </table:table-cell>
          <table:table-cell table:style-name="Default"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PowerSlave (USA)&quot;&gt; &lt;year&gt;1996&lt;/year&gt; &lt;rating&gt;ESRB - M (Mature)&lt;/rating&gt; &lt;title&gt;PowerSlave &lt;/title&gt; &lt;pub&gt;Playmates Interactive Entertainment, Inc.&lt;/pub&gt; &lt;dev&gt;Lobotomy Software&lt;/dev&gt; &lt;genre&gt;Shooter&lt;/genre&gt; &lt;score&gt;3.7&lt;/score&gt; &lt;player&gt;1 Player&lt;/player&gt; &lt;story&gt;In this First person shooter, you're an armed forces specialist sent to investigate strange happenings at the ancient Egyptian city of Karnak. Soon you learn that alien invaders with a penchant for mummifying humans alive have taken over the place.**You have to fight your way through increasingly difficult levels with an unbelievable cast in order to finish it.&lt;/story&gt; &lt;/game&gt;">
            <text:p>&lt;game name="PowerSlave (USA)"&gt; &lt;year&gt;1996&lt;/year&gt; &lt;rating&gt;ESRB - M (Mature)&lt;/rating&gt; &lt;title&gt;PowerSlave &lt;/title&gt; &lt;pub&gt;Playmates Interactive Entertainment, Inc.&lt;/pub&gt; &lt;dev&gt;Lobotomy Software&lt;/dev&gt; &lt;genre&gt;Shooter&lt;/genre&gt; &lt;score&gt;3.7&lt;/score&gt; &lt;player&gt;1 Player&lt;/player&gt; &lt;story&gt;In this First person shooter, you're an armed forces specialist sent to investigate strange happenings at the ancient Egyptian city of Karnak. Soon you learn that alien invaders with a penchant for mummifying humans alive have taken over the place.**You have to fight your way through increasingly difficult levels with an unbelievable cast in order to finish it.&lt;/story&gt; &lt;/game&gt;</text:p>
          </table:table-cell>
          <table:table-cell table:number-columns-repeated="1013"/>
        </table:table-row>
        <table:table-row table:style-name="ro1">
          <table:table-cell office:value-type="string">
            <text:p>Primal Rage (USA)</text:p>
          </table:table-cell>
          <table:table-cell office:value-type="float" office:value="1998">
            <text:p>1998</text:p>
          </table:table-cell>
          <table:table-cell office:value-type="string">
            <text:p>ESRB - T (Teen)</text:p>
          </table:table-cell>
          <table:table-cell office:value-type="string">
            <text:p>Primal Rage </text:p>
          </table:table-cell>
          <table:table-cell office:value-type="string">
            <text:p>Time Warner Interactive, Inc.</text:p>
          </table:table-cell>
          <table:table-cell office:value-type="string">
            <text:p>Probe Entertainment Limited</text:p>
          </table:table-cell>
          <table:table-cell office:value-type="string">
            <text:p>Fighter</text:p>
          </table:table-cell>
          <table:table-cell office:value-type="float" office:value="3.8">
            <text:p>3.8</text:p>
          </table:table-cell>
          <table:table-cell office:value-type="string">
            <text:p>1-2 Players</text:p>
          </table:table-cell>
          <table:table-cell office:value-type="string">
            <text:p>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text:p>
          </table:table-cell>
          <table:table-cell table:style-name="Default"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Primal Rage (USA)&quot;&gt; &lt;year&gt;1998&lt;/year&gt; &lt;rating&gt;ESRB - T (Teen)&lt;/rating&gt; &lt;title&gt;Primal Rage &lt;/title&gt; &lt;pub&gt;Time Warner Interactive, Inc.&lt;/pub&gt; &lt;dev&gt;Probe Entertainment Limited&lt;/dev&gt; &lt;genre&gt;Fighter&lt;/genre&gt; &lt;score&gt;3.8&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
            <text:p>&lt;game name="Primal Rage (USA)"&gt; &lt;year&gt;1998&lt;/year&gt; &lt;rating&gt;ESRB - T (Teen)&lt;/rating&gt; &lt;title&gt;Primal Rage &lt;/title&gt; &lt;pub&gt;Time Warner Interactive, Inc.&lt;/pub&gt; &lt;dev&gt;Probe Entertainment Limited&lt;/dev&gt; &lt;genre&gt;Fighter&lt;/genre&gt; &lt;score&gt;3.8&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text:p>
          </table:table-cell>
          <table:table-cell table:number-columns-repeated="1013"/>
        </table:table-row>
        <table:table-row table:style-name="ro1">
          <table:table-cell office:value-type="string">
            <text:p>Pro Pinball (USA)</text:p>
          </table:table-cell>
          <table:table-cell office:value-type="float" office:value="1996">
            <text:p>1996</text:p>
          </table:table-cell>
          <table:table-cell office:value-type="string">
            <text:p>ESRB - E (Everyone)</text:p>
          </table:table-cell>
          <table:table-cell office:value-type="string">
            <text:p>Pro Pinball </text:p>
          </table:table-cell>
          <table:table-cell office:value-type="string">
            <text:p>Interplay Productions, Inc.</text:p>
          </table:table-cell>
          <table:table-cell office:value-type="string">
            <text:p>Cunning Developments</text:p>
          </table:table-cell>
          <table:table-cell office:value-type="string">
            <text:p>Pinball</text:p>
          </table:table-cell>
          <table:table-cell office:value-type="float" office:value="2.9">
            <text:p>2.9</text:p>
          </table:table-cell>
          <table:table-cell office:value-type="string">
            <text:p>1-4 Players</text:p>
          </table:table-cell>
          <table:table-cell office:value-type="string">
            <text:p>In this pinball simulation, you play on a table called "The Web". With the help of three flippers, you must send the ball into the various openings, trapdoors, and ramps. You can gain various bonuses (such as several balls to knock at the same time) if you play particularly well. Some of the targets activate special missions when you hit them with a ball. Those missions vary from aiming at specific targets to playing mini-games, such as shooting asteroids. After you have completed five missions, you'll be able to face the Dark Queen, the off-screen antagonist of the game.****Unlike many other pinball games, "The Web" aims for realistic simulation of pinball. The game implements real table physics, and doesn't feature any unrealistic gadgets or living enemies.</text:p>
          </table:table-cell>
          <table:table-cell table:style-name="Default"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Pro Pinball (USA)&quot;&gt; &lt;year&gt;1996&lt;/year&gt; &lt;rating&gt;ESRB - E (Everyone)&lt;/rating&gt; &lt;title&gt;Pro Pinball &lt;/title&gt; &lt;pub&gt;Interplay Productions, Inc.&lt;/pub&gt; &lt;dev&gt;Cunning Developments&lt;/dev&gt; &lt;genre&gt;Pinball&lt;/genre&gt; &lt;score&gt;2.9&lt;/score&gt; &lt;player&gt;1-4 Players&lt;/player&gt; &lt;story&gt;In this pinball simulation, you play on a table called &quot;The Web&quot;. With the help of three flippers, you must send the ball into the various openings, trapdoors, and ramps. You can gain various bonuses (such as several balls to knock at the same time) if you play particularly well. Some of the targets activate special missions when you hit them with a ball. Those missions vary from aiming at specific targets to playing mini-games, such as shooting asteroids. After you have completed five missions, you'll be able to face the Dark Queen, the off-screen antagonist of the game.****Unlike many other pinball games, &quot;The Web&quot; aims for realistic simulation of pinball. The game implements real table physics, and doesn't feature any unrealistic gadgets or living enemies.&lt;/story&gt; &lt;/game&gt;">
            <text:p>&lt;game name="Pro Pinball (USA)"&gt; &lt;year&gt;1996&lt;/year&gt; &lt;rating&gt;ESRB - E (Everyone)&lt;/rating&gt; &lt;title&gt;Pro Pinball &lt;/title&gt; &lt;pub&gt;Interplay Productions, Inc.&lt;/pub&gt; &lt;dev&gt;Cunning Developments&lt;/dev&gt; &lt;genre&gt;Pinball&lt;/genre&gt; &lt;score&gt;2.9&lt;/score&gt; &lt;player&gt;1-4 Players&lt;/player&gt; &lt;story&gt;In this pinball simulation, you play on a table called "The Web". With the help of three flippers, you must send the ball into the various openings, trapdoors, and ramps. You can gain various bonuses (such as several balls to knock at the same time) if you play particularly well. Some of the targets activate special missions when you hit them with a ball. Those missions vary from aiming at specific targets to playing mini-games, such as shooting asteroids. After you have completed five missions, you'll be able to face the Dark Queen, the off-screen antagonist of the game.****Unlike many other pinball games, "The Web" aims for realistic simulation of pinball. The game implements real table physics, and doesn't feature any unrealistic gadgets or living enemies.&lt;/story&gt; &lt;/game&gt;</text:p>
          </table:table-cell>
          <table:table-cell table:number-columns-repeated="1013"/>
        </table:table-row>
        <table:table-row table:style-name="ro1">
          <table:table-cell office:value-type="string">
            <text:p>Quake (USA)</text:p>
          </table:table-cell>
          <table:table-cell office:value-type="float" office:value="1997">
            <text:p>1997</text:p>
          </table:table-cell>
          <table:table-cell office:value-type="string">
            <text:p>ESRB - T (Teen)</text:p>
          </table:table-cell>
          <table:table-cell office:value-type="string">
            <text:p>Quake </text:p>
          </table:table-cell>
          <table:table-cell office:value-type="string">
            <text:p>SEGA of America, Inc.</text:p>
          </table:table-cell>
          <table:table-cell office:value-type="string">
            <text:p>Lobotomy Software</text:p>
          </table:table-cell>
          <table:table-cell office:value-type="string">
            <text:p>Shooter</text:p>
          </table:table-cell>
          <table:table-cell office:value-type="float" office:value="4.4">
            <text:p>4.4</text:p>
          </table:table-cell>
          <table:table-cell office:value-type="string">
            <text:p>1 Player</text:p>
          </table:table-cell>
          <table:table-cell office:value-type="string">
            <text:p>An enemy with the codename ''Quake'', which is believed to come from another dimension, is using teleporter gates to invade Earth. The player takes the role of a nameless soldier who arrives at his base only to find out Quake has overrun it and killed everyone. Somewhere in the base there must be a teleporter to Quake's realm. The mission is clear: take the fight to the enemy, overcoming countless hordes of monsters, and exact revenge.****id Software's followup to Doom and Doom II, "Quake" is a first-person shooter. Its main technological innovation is the use of a true 3D engine - the levels themselves as well as the enemies are polygonal. This not only allows for more natural level designs and character animations, but also for more realistic lighting and the inclusion of simulated physics that have an effect on gameplay: grenades can bounce off walls and around corners, for example.****In single-player mode, gameplay consists mainly of proceeding through the levels (spread over four distinct episodes) in search of an exit, killing everything that moves. Interaction with the game world is reduced to a minimum: since there is no use key, buttons are pressed by running into or shooting at them. As in id's earlier games, many secrets are waiting to be discovered, including a few hidden levels.****Unlike Doom's rather straightforward design that couples futuristic environments with demonic imagery, the theme of Quake's levels, enemies and weapons is not so easily pinpointed. While each episode begins in a futuristic military base (with a technological 'slipgate' as the level exit), later levels take place in environments inspired by medieval fantasy and gothic horror (castles, dungeons and caverns) and the player passes through magical portals to advance. In a departure from Doom's colorful environments, all Quake levels are dominated by earth colors.****The enemies conform to the mishmash of designs: there are human opponents armed with shotguns and energy weapons in the early levels, while the later levels include medieval knights, ghosts, zombies, ogres (armed with grenade launchers and chainsaws) and some more unearthly beasts. The player's weapons, while relatively modern, all have a low-tech feel. <text:s/>Besides a (bloodstained) axe, there are shotguns, nailguns, rocket and grenade launchers and the Thunderbolt, which discharges electrical energy.****Quake was one of the first games playable natively over the Internet in addition to LANs. The single-player levels can be played cooperatively, but the game is most famous for its deathmatch mode. One-on-one duels, team play and free-for-all competition are possible. The emphasis is on fast reaction and skillful maneuvering through the levels. All of the single-player maps can be used as arenas, but the game also comes with six maps especially designed for deathmatch.</text:p>
          </table:table-cell>
          <table:table-cell table:style-name="Default"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Quake (USA)&quot;&gt; &lt;year&gt;1997&lt;/year&gt; &lt;rating&gt;ESRB - T (Teen)&lt;/rating&gt; &lt;title&gt;Quake &lt;/title&gt; &lt;pub&gt;SEGA of America, Inc.&lt;/pub&gt; &lt;dev&gt;Lobotomy Software&lt;/dev&gt; &lt;genre&gt;Shooter&lt;/genre&gt; &lt;score&gt;4.4&lt;/score&gt; &lt;player&gt;1 Player&lt;/player&gt; &lt;story&gt;An enemy with the codename ''Quake'', which is believed to come from another dimension, is using teleporter gates to invade Earth. The player takes the role of a nameless soldier who arrives at his base only to find out Quake has overrun it and killed everyone. Somewhere in the base there must be a teleporter to Quake's realm. The mission is clear: take the fight to the enemy, overcoming countless hordes of monsters, and exact revenge.****id Software's followup to Doom and Doom II, &quot;Quake&quot; is a first-person shooter. Its main technological innovation is the use of a true 3D engine - the levels themselves as well as the enemies are polygonal. This not only allows for more natural level designs and character animations, but also for more realistic lighting and the inclusion of simulated physics that have an effect on gameplay: grenades can bounce off walls and around corners, for example.****In single-player mode, gameplay consists mainly of proceeding through the levels (spread over four distinct episodes) in search of an exit, killing everything that moves. Interaction with the game world is reduced to a minimum: since there is no use key, buttons are pressed by running into or shooting at them. As in id's earlier games, many secrets are waiting to be discovered, including a few hidden levels.****Unlike Doom's rather straightforward design that couples futuristic environments with demonic imagery, the theme of Quake's levels, enemies and weapons is not so easily pinpointed. While each episode begins in a futuristic military base (with a technological 'slipgate' as the level exit), later levels take place in environments inspired by medieval fantasy and gothic horror (castles, dungeons and caverns) and the player passes through magical portals to advance. In a departure from Doom's colorful environments, all Quake levels are dominated by earth colors.****The enemies conform to the mishmash of designs: there are human opponents armed with shotguns and energy weapons in the early levels, while the later levels include medieval knights, ghosts, zombies, ogres (armed with grenade launchers and chainsaws) and some more unearthly beasts. The player's weapons, while relatively modern, all have a low-tech feel.  Besides a (bloodstained) axe, there are shotguns, nailguns, rocket and grenade launchers and the Thunderbolt, which discharges electrical energy.****Quake was one of the first games playable natively over the Internet in addition to LANs. The single-player levels can be played cooperatively, but the game is most famous for its deathmatch mode. One-on-one duels, team play and free-for-all competition are possible. The emphasis is on fast reaction and skillful maneuvering through the levels. All of the single-player maps can be used as arenas, but the game also comes with six maps especially designed for deathmatch.&lt;/story&gt; &lt;/game&gt;">
            <text:p>&lt;game name="Quake (USA)"&gt; &lt;year&gt;1997&lt;/year&gt; &lt;rating&gt;ESRB - T (Teen)&lt;/rating&gt; &lt;title&gt;Quake &lt;/title&gt; &lt;pub&gt;SEGA of America, Inc.&lt;/pub&gt; &lt;dev&gt;Lobotomy Software&lt;/dev&gt; &lt;genre&gt;Shooter&lt;/genre&gt; &lt;score&gt;4.4&lt;/score&gt; &lt;player&gt;1 Player&lt;/player&gt; &lt;story&gt;An enemy with the codename ''Quake'', which is believed to come from another dimension, is using teleporter gates to invade Earth. The player takes the role of a nameless soldier who arrives at his base only to find out Quake has overrun it and killed everyone. Somewhere in the base there must be a teleporter to Quake's realm. The mission is clear: take the fight to the enemy, overcoming countless hordes of monsters, and exact revenge.****id Software's followup to Doom and Doom II, "Quake" is a first-person shooter. Its main technological innovation is the use of a true 3D engine - the levels themselves as well as the enemies are polygonal. This not only allows for more natural level designs and character animations, but also for more realistic lighting and the inclusion of simulated physics that have an effect on gameplay: grenades can bounce off walls and around corners, for example.****In single-player mode, gameplay consists mainly of proceeding through the levels (spread over four distinct episodes) in search of an exit, killing everything that moves. Interaction with the game world is reduced to a minimum: since there is no use key, buttons are pressed by running into or shooting at them. As in id's earlier games, many secrets are waiting to be discovered, including a few hidden levels.****Unlike Doom's rather straightforward design that couples futuristic environments with demonic imagery, the theme of Quake's levels, enemies and weapons is not so easily pinpointed. While each episode begins in a futuristic military base (with a technological 'slipgate' as the level exit), later levels take place in environments inspired by medieval fantasy and gothic horror (castles, dungeons and caverns) and the player passes through magical portals to advance. In a departure from Doom's colorful environments, all Quake levels are dominated by earth colors.****The enemies conform to the mishmash of designs: there are human opponents armed with shotguns and energy weapons in the early levels, while the later levels include medieval knights, ghosts, zombies, ogres (armed with grenade launchers and chainsaws) and some more unearthly beasts. The player's weapons, while relatively modern, all have a low-tech feel. <text:s/>Besides a (bloodstained) axe, there are shotguns, nailguns, rocket and grenade launchers and the Thunderbolt, which discharges electrical energy.****Quake was one of the first games playable natively over the Internet in addition to LANs. The single-player levels can be played cooperatively, but the game is most famous for its deathmatch mode. One-on-one duels, team play and free-for-all competition are possible. The emphasis is on fast reaction and skillful maneuvering through the levels. All of the single-player maps can be used as arenas, but the game also comes with six maps especially designed for deathmatch.&lt;/story&gt; &lt;/game&gt;</text:p>
          </table:table-cell>
          <table:table-cell table:number-columns-repeated="1013"/>
        </table:table-row>
        <table:table-row table:style-name="ro1">
          <table:table-cell office:value-type="string">
            <text:p>Quarterback Attack with Mike Ditka (USA)</text:p>
          </table:table-cell>
          <table:table-cell office:value-type="float" office:value="1995">
            <text:p>1995</text:p>
          </table:table-cell>
          <table:table-cell office:value-type="string">
            <text:p>ESRB - E (Everyone)</text:p>
          </table:table-cell>
          <table:table-cell office:value-type="string">
            <text:p>Quarterback Attack with Mike Ditka </text:p>
          </table:table-cell>
          <table:table-cell office:value-type="string">
            <text:p>Digital Pictures, Inc.</text:p>
          </table:table-cell>
          <table:table-cell office:value-type="string">
            <text:p>Digital Pics</text:p>
          </table:table-cell>
          <table:table-cell office:value-type="string">
            <text:p>Sports/Football</text:p>
          </table:table-cell>
          <table:table-cell office:value-type="float" office:value="3.8">
            <text:p>3.8</text:p>
          </table:table-cell>
          <table:table-cell office:value-type="string">
            <text:p>1 Player</text:p>
          </table:table-cell>
          <table:table-cell office:value-type="string">
            <text:p>In this semi-fmv game you play a rookie facing his first game as starting quarterback on a fictional team, and this just happens to be The Big Game.****The entire game consists of this confrontation, upon start of the game you watch a video of a kickoff and return, and then you get to select among 110 plays (100 passing and 10 running) and assing a snap count. The meat of the game is on the passing plays, were you are switched to a 3rd person behind-the-quarterback view from which you can see oncoming rushers as well as zoom in on any receiver and via a targeting cursor make passes, or scramble if you don't find any open man, etc.****Graphics consists mostly of fmv and super-imposed digitized images of no more than 320 x 200 in resolution. There are also 6 difficulty settings to choose from.</text:p>
          </table:table-cell>
          <table:table-cell table:style-name="Default"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Quarterback Attack with Mike Ditka (USA)&quot;&gt; &lt;year&gt;1995&lt;/year&gt; &lt;rating&gt;ESRB - E (Everyone)&lt;/rating&gt; &lt;title&gt;Quarterback Attack with Mike Ditka &lt;/title&gt; &lt;pub&gt;Digital Pictures, Inc.&lt;/pub&gt; &lt;dev&gt;Digital Pics&lt;/dev&gt; &lt;genre&gt;Sports/Football&lt;/genre&gt; &lt;score&gt;3.8&lt;/score&gt; &lt;player&gt;1 Player&lt;/player&gt; &lt;story&gt;In this semi-fmv game you play a rookie facing his first game as starting quarterback on a fictional team, and this just happens to be The Big Game.****The entire game consists of this confrontation, upon start of the game you watch a video of a kickoff and return, and then you get to select among 110 plays (100 passing and 10 running) and assing a snap count. The meat of the game is on the passing plays, were you are switched to a 3rd person behind-the-quarterback view from which you can see oncoming rushers as well as zoom in on any receiver and via a targeting cursor make passes, or scramble if you don't find any open man, etc.****Graphics consists mostly of fmv and super-imposed digitized images of no more than 320 x 200 in resolution. There are also 6 difficulty settings to choose from.&lt;/story&gt; &lt;/game&gt;">
            <text:p>&lt;game name="Quarterback Attack with Mike Ditka (USA)"&gt; &lt;year&gt;1995&lt;/year&gt; &lt;rating&gt;ESRB - E (Everyone)&lt;/rating&gt; &lt;title&gt;Quarterback Attack with Mike Ditka &lt;/title&gt; &lt;pub&gt;Digital Pictures, Inc.&lt;/pub&gt; &lt;dev&gt;Digital Pics&lt;/dev&gt; &lt;genre&gt;Sports/Football&lt;/genre&gt; &lt;score&gt;3.8&lt;/score&gt; &lt;player&gt;1 Player&lt;/player&gt; &lt;story&gt;In this semi-fmv game you play a rookie facing his first game as starting quarterback on a fictional team, and this just happens to be The Big Game.****The entire game consists of this confrontation, upon start of the game you watch a video of a kickoff and return, and then you get to select among 110 plays (100 passing and 10 running) and assing a snap count. The meat of the game is on the passing plays, were you are switched to a 3rd person behind-the-quarterback view from which you can see oncoming rushers as well as zoom in on any receiver and via a targeting cursor make passes, or scramble if you don't find any open man, etc.****Graphics consists mostly of fmv and super-imposed digitized images of no more than 320 x 200 in resolution. There are also 6 difficulty settings to choose from.&lt;/story&gt; &lt;/game&gt;</text:p>
          </table:table-cell>
          <table:table-cell table:number-columns-repeated="1013"/>
        </table:table-row>
        <table:table-row table:style-name="ro1">
          <table:table-cell office:value-type="string">
            <text:p>Radiant Silvergun (Japan)</text:p>
          </table:table-cell>
          <table:table-cell office:value-type="float" office:value="1998">
            <text:p>1998</text:p>
          </table:table-cell>
          <table:table-cell office:value-type="string">
            <text:p>ESRB - T (Teen)</text:p>
          </table:table-cell>
          <table:table-cell office:value-type="string">
            <text:p>Radiant Silvergun </text:p>
          </table:table-cell>
          <table:table-cell office:value-type="string">
            <text:p>Entertainment Software Publishing Inc.</text:p>
          </table:table-cell>
          <table:table-cell office:value-type="string">
            <text:p>ESP Software</text:p>
          </table:table-cell>
          <table:table-cell office:value-type="string">
            <text:p>Shoot-'Em-Up</text:p>
          </table:table-cell>
          <table:table-cell office:value-type="string">
            <text:p>4.0</text:p>
          </table:table-cell>
          <table:table-cell office:value-type="string">
            <text:p>1 Player</text:p>
          </table:table-cell>
          <table:table-cell office:value-type="string">
            <text:p>The story of Radiant Silvergun begins with the end of the world. As the pilot of the starfighter Radiant Silvergun you are sent back in time in search of the key to save the planet. In various time periods you will battle hordes of enemies in search for an alien being knows as the Origin. Only by destroying the Origin can the dark future of the planet be altered.****Radiant Silvergun is a top-down shooter from the Japanese codeshop Treasure (Gunstar Heroes, Silhouette Mirage) released in Japan for the Sega Saturn in 1998. To tackle the swarm of enemies that fill your screen you got three different means of attack. A straight shot, a homing laser and a devastating spread shot.****In 2002 Radiant Silvergun got its spiritual successor in the Dreamcast release of Ikaruga, which would later be converted for the Nintendo Gamecube.</text:p>
          </table:table-cell>
          <table:table-cell table:style-name="Default"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Radiant Silvergun (Japan)&quot;&gt; &lt;year&gt;1998&lt;/year&gt; &lt;rating&gt;ESRB - T (Teen)&lt;/rating&gt; &lt;title&gt;Radiant Silvergun &lt;/title&gt; &lt;pub&gt;Entertainment Software Publishing Inc.&lt;/pub&gt; &lt;dev&gt;ESP Software&lt;/dev&gt; &lt;genre&gt;Shoot-'Em-Up&lt;/genre&gt; &lt;score&gt;4.0&lt;/score&gt; &lt;player&gt;1 Player&lt;/player&gt; &lt;story&gt;The story of Radiant Silvergun begins with the end of the world. As the pilot of the starfighter Radiant Silvergun you are sent back in time in search of the key to save the planet. In various time periods you will battle hordes of enemies in search for an alien being knows as the Origin. Only by destroying the Origin can the dark future of the planet be altered.****Radiant Silvergun is a top-down shooter from the Japanese codeshop Treasure (Gunstar Heroes, Silhouette Mirage) released in Japan for the Sega Saturn in 1998. To tackle the swarm of enemies that fill your screen you got three different means of attack. A straight shot, a homing laser and a devastating spread shot.****In 2002 Radiant Silvergun got its spiritual successor in the Dreamcast release of Ikaruga, which would later be converted for the Nintendo Gamecube.&lt;/story&gt; &lt;/game&gt;">
            <text:p>&lt;game name="Radiant Silvergun (Japan)"&gt; &lt;year&gt;1998&lt;/year&gt; &lt;rating&gt;ESRB - T (Teen)&lt;/rating&gt; &lt;title&gt;Radiant Silvergun &lt;/title&gt; &lt;pub&gt;Entertainment Software Publishing Inc.&lt;/pub&gt; &lt;dev&gt;ESP Software&lt;/dev&gt; &lt;genre&gt;Shoot-'Em-Up&lt;/genre&gt; &lt;score&gt;4.0&lt;/score&gt; &lt;player&gt;1 Player&lt;/player&gt; &lt;story&gt;The story of Radiant Silvergun begins with the end of the world. As the pilot of the starfighter Radiant Silvergun you are sent back in time in search of the key to save the planet. In various time periods you will battle hordes of enemies in search for an alien being knows as the Origin. Only by destroying the Origin can the dark future of the planet be altered.****Radiant Silvergun is a top-down shooter from the Japanese codeshop Treasure (Gunstar Heroes, Silhouette Mirage) released in Japan for the Sega Saturn in 1998. To tackle the swarm of enemies that fill your screen you got three different means of attack. A straight shot, a homing laser and a devastating spread shot.****In 2002 Radiant Silvergun got its spiritual successor in the Dreamcast release of Ikaruga, which would later be converted for the Nintendo Gamecube.&lt;/story&gt; &lt;/game&gt;</text:p>
          </table:table-cell>
          <table:table-cell table:number-columns-repeated="1013"/>
        </table:table-row>
        <table:table-row table:style-name="ro1">
          <table:table-cell office:value-type="string">
            <text:p>Rampage - World Tour (USA)</text:p>
          </table:table-cell>
          <table:table-cell office:value-type="float" office:value="1997">
            <text:p>1997</text:p>
          </table:table-cell>
          <table:table-cell office:value-type="string">
            <text:p>ESRB - T (Teen)</text:p>
          </table:table-cell>
          <table:table-cell office:value-type="string">
            <text:p>Rampage - World Tour </text:p>
          </table:table-cell>
          <table:table-cell office:value-type="string">
            <text:p>Midway Games, Inc.</text:p>
          </table:table-cell>
          <table:table-cell office:value-type="string">
            <text:p>Game Refuge</text:p>
          </table:table-cell>
          <table:table-cell office:value-type="string">
            <text:p>Action</text:p>
          </table:table-cell>
          <table:table-cell office:value-type="float" office:value="3.6">
            <text:p>3.6</text:p>
          </table:table-cell>
          <table:table-cell office:value-type="string">
            <text:p>1-2 Players</text:p>
          </table:table-cell>
          <table:table-cell office:value-type="string">
            <text:p>Rampage World Tour is a updated version of the classic Rampage. <text:s/>Rampage World Tour starts off at Scumlabs International where three lab technicians, George, Lizzy, and Ralph have mutated in an accident involving toxic waste. <text:s/>George has turned into a gigantic ape, Lizzy a gigantic lizard or dinosaur, and Ralph some sort of gigantic wolf. <text:s/>The three destroy the lab they previously worked at and then embark on a path of destruction encompassing the entire globe.****The player chooses one of these three characters and begins destroying buildings, eating civilians, knocking planes out of the sky, and stepping on tanks. <text:s/>The ultimate goal of the game is to rid the world of Scumlabs by traveling to the cities where they are located. <text:s/>Being creatures of such massive size, there are many cities that must be destroyed along the way. <text:s/>Scumlabs and the various militaries make it a priority to destroy you and optionally another player that can play simultaneously.****The graphics are worth noting as they are of a unique, colorful "cartoon" flavor. <text:s/>Gameplay includes players climb buildings while punching, kicking, and eating their inhabitants to destroy them. <text:s/>Once all the buildings for a particular stage have been destroyed, the stage is clear and players proceed to the next stage. <text:s/>Players can get many different kinds of power-ups that make them more powerful or restore health.</text:p>
          </table:table-cell>
          <table:table-cell table:style-name="Default"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Rampage - World Tour (USA)&quot;&gt; &lt;year&gt;1997&lt;/year&gt; &lt;rating&gt;ESRB - T (Teen)&lt;/rating&gt; &lt;title&gt;Rampage - World Tour &lt;/title&gt; &lt;pub&gt;Midway Games, Inc.&lt;/pub&gt; &lt;dev&gt;Game Refuge&lt;/dev&gt; &lt;genre&gt;Action&lt;/genre&gt; &lt;score&gt;3.6&lt;/score&gt; &lt;player&gt;1-2 Players&lt;/player&gt; &lt;story&gt;Rampage World Tour is a updated version of the classic Rampage.  Rampage World Tour starts off at Scumlabs International where three lab technicians, George, Lizzy, and Ralph have mutated in an accident involving toxic waste.  George has turned into a gigantic ape, Lizzy a gigantic lizard or dinosaur, and Ralph some sort of gigantic wolf.  The three destroy the lab they previously worked at and then embark on a path of destruction encompassing the entire globe.****The player chooses one of these three characters and begins destroying buildings, eating civilians, knocking planes out of the sky, and stepping on tanks.  The ultimate goal of the game is to rid the world of Scumlabs by traveling to the cities where they are located.  Being creatures of such massive size, there are many cities that must be destroyed along the way.  Scumlabs and the various militaries make it a priority to destroy you and optionally another player that can play simultaneously.****The graphics are worth noting as they are of a unique, colorful &quot;cartoon&quot; flavor.  Gameplay includes players climb buildings while punching, kicking, and eating their inhabitants to destroy them.  Once all the buildings for a particular stage have been destroyed, the stage is clear and players proceed to the next stage.  Players can get many different kinds of power-ups that make them more powerful or restore health.&lt;/story&gt; &lt;/game&gt;">
            <text:p>&lt;game name="Rampage - World Tour (USA)"&gt; &lt;year&gt;1997&lt;/year&gt; &lt;rating&gt;ESRB - T (Teen)&lt;/rating&gt; &lt;title&gt;Rampage - World Tour &lt;/title&gt; &lt;pub&gt;Midway Games, Inc.&lt;/pub&gt; &lt;dev&gt;Game Refuge&lt;/dev&gt; &lt;genre&gt;Action&lt;/genre&gt; &lt;score&gt;3.6&lt;/score&gt; &lt;player&gt;1-2 Players&lt;/player&gt; &lt;story&gt;Rampage World Tour is a updated version of the classic Rampage. <text:s/>Rampage World Tour starts off at Scumlabs International where three lab technicians, George, Lizzy, and Ralph have mutated in an accident involving toxic waste. <text:s/>George has turned into a gigantic ape, Lizzy a gigantic lizard or dinosaur, and Ralph some sort of gigantic wolf. <text:s/>The three destroy the lab they previously worked at and then embark on a path of destruction encompassing the entire globe.****The player chooses one of these three characters and begins destroying buildings, eating civilians, knocking planes out of the sky, and stepping on tanks. <text:s/>The ultimate goal of the game is to rid the world of Scumlabs by traveling to the cities where they are located. <text:s/>Being creatures of such massive size, there are many cities that must be destroyed along the way. <text:s/>Scumlabs and the various militaries make it a priority to destroy you and optionally another player that can play simultaneously.****The graphics are worth noting as they are of a unique, colorful "cartoon" flavor. <text:s/>Gameplay includes players climb buildings while punching, kicking, and eating their inhabitants to destroy them. <text:s/>Once all the buildings for a particular stage have been destroyed, the stage is clear and players proceed to the next stage. <text:s/>Players can get many different kinds of power-ups that make them more powerful or restore health.&lt;/story&gt; &lt;/game&gt;</text:p>
          </table:table-cell>
          <table:table-cell table:number-columns-repeated="1013"/>
        </table:table-row>
        <table:table-row table:style-name="ro1">
          <table:table-cell office:value-type="string">
            <text:p>Rayman (USA)</text:p>
          </table:table-cell>
          <table:table-cell office:value-type="float" office:value="1995">
            <text:p>1995</text:p>
          </table:table-cell>
          <table:table-cell office:value-type="string">
            <text:p>ESRB - E (Everyone)</text:p>
          </table:table-cell>
          <table:table-cell office:value-type="string">
            <text:p>Rayman </text:p>
          </table:table-cell>
          <table:table-cell office:value-type="string">
            <text:p>Ubisoft</text:p>
          </table:table-cell>
          <table:table-cell office:value-type="string">
            <text:p>Ubisoft Montpellier</text:p>
          </table:table-cell>
          <table:table-cell office:value-type="string">
            <text:p>Platform</text:p>
          </table:table-cell>
          <table:table-cell office:value-type="float" office:value="4.1">
            <text:p>4.1</text:p>
          </table:table-cell>
          <table:table-cell office:value-type="string">
            <text:p>1 Player</text:p>
          </table:table-cell>
          <table:table-cell office:value-type="string">
            <text:p>When a villain known only as Mr. Dark appears, trouble brews in Rayman's world. <text:s/>Mr. Dark captures the Toons - source of light and Rayman's friends. <text:s/>With no more light, evil creatures begin to roam, making the world unsafe for everyone. <text:s/>Its up to you, as Rayman, to free your friends and put an end to Mr. Dark's dastardly schemes!****Rayman is side-scrolling platformer starring the titular Rayman, a big-nosed chap with no arms or legs. <text:s/>Rayman can jump and use his hair to hover for a short period of time. <text:s/>He can also attack by throwing his fists, or winding up his fists for a more powerful punch. <text:s/>He can occasionally find special power ups that grant him unlimited flying power, giving him the ability to navigate through tricky mazes.****Aside from the platforming action, the other notable feature of Rayman is its large, detailed and vibrant graphics, which have helped it to stand out from most other similar games in the genre.</text:p>
          </table:table-cell>
          <table:table-cell table:style-name="Default"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Rayman (USA)&quot;&gt; &lt;year&gt;1995&lt;/year&gt; &lt;rating&gt;ESRB - E (Everyone)&lt;/rating&gt; &lt;title&gt;Rayman &lt;/title&gt; &lt;pub&gt;Ubisoft&lt;/pub&gt; &lt;dev&gt;Ubisoft Montpellier&lt;/dev&gt; &lt;genre&gt;Platform&lt;/genre&gt; &lt;score&gt;4.1&lt;/score&gt; &lt;player&gt;1 Player&lt;/player&gt; &lt;story&gt;When a villain known only as Mr. Dark appears, trouble brews in Rayman's world.  Mr. Dark captures the Toons - source of light and Rayman's friends.  With no more light, evil creatures begin to roam, making the world unsafe for everyone.  Its up to you, as Rayman, to free your friends and put an end to Mr. Dark's dastardly schemes!****Rayman is side-scrolling platformer starring the titular Rayman, a big-nosed chap with no arms or legs.  Rayman can jump and use his hair to hover for a short period of time.  He can also attack by throwing his fists, or winding up his fists for a more powerful punch.  He can occasionally find special power ups that grant him unlimited flying power, giving him the ability to navigate through tricky mazes.****Aside from the platforming action, the other notable feature of Rayman is its large, detailed and vibrant graphics, which have helped it to stand out from most other similar games in the genre.&lt;/story&gt; &lt;/game&gt;">
            <text:p>&lt;game name="Rayman (USA)"&gt; &lt;year&gt;1995&lt;/year&gt; &lt;rating&gt;ESRB - E (Everyone)&lt;/rating&gt; &lt;title&gt;Rayman &lt;/title&gt; &lt;pub&gt;Ubisoft&lt;/pub&gt; &lt;dev&gt;Ubisoft Montpellier&lt;/dev&gt; &lt;genre&gt;Platform&lt;/genre&gt; &lt;score&gt;4.1&lt;/score&gt; &lt;player&gt;1 Player&lt;/player&gt; &lt;story&gt;When a villain known only as Mr. Dark appears, trouble brews in Rayman's world. <text:s/>Mr. Dark captures the Toons - source of light and Rayman's friends. <text:s/>With no more light, evil creatures begin to roam, making the world unsafe for everyone. <text:s/>Its up to you, as Rayman, to free your friends and put an end to Mr. Dark's dastardly schemes!****Rayman is side-scrolling platformer starring the titular Rayman, a big-nosed chap with no arms or legs. <text:s/>Rayman can jump and use his hair to hover for a short period of time. <text:s/>He can also attack by throwing his fists, or winding up his fists for a more powerful punch. <text:s/>He can occasionally find special power ups that grant him unlimited flying power, giving him the ability to navigate through tricky mazes.****Aside from the platforming action, the other notable feature of Rayman is its large, detailed and vibrant graphics, which have helped it to stand out from most other similar games in the genre.&lt;/story&gt; &lt;/game&gt;</text:p>
          </table:table-cell>
          <table:table-cell table:number-columns-repeated="1013"/>
        </table:table-row>
        <table:table-row table:style-name="ro1">
          <table:table-cell office:value-type="string">
            <text:p>Resident Evil (USA)</text:p>
          </table:table-cell>
          <table:table-cell office:value-type="float" office:value="1997">
            <text:p>1997</text:p>
          </table:table-cell>
          <table:table-cell office:value-type="string">
            <text:p>ESRB - M (Mature)</text:p>
          </table:table-cell>
          <table:table-cell office:value-type="string">
            <text:p>Resident Evil </text:p>
          </table:table-cell>
          <table:table-cell office:value-type="string">
            <text:p>Capcom Entertainment, Inc.</text:p>
          </table:table-cell>
          <table:table-cell office:value-type="string">
            <text:p>NexTech</text:p>
          </table:table-cell>
          <table:table-cell office:value-type="string">
            <text:p>Action</text:p>
          </table:table-cell>
          <table:table-cell office:value-type="float" office:value="4.2">
            <text:p>4.2</text:p>
          </table:table-cell>
          <table:table-cell office:value-type="string">
            <text:p>1 Player</text:p>
          </table:table-cell>
          <table:table-cell office:value-type="string">
            <text:p>A team of S.T.A.R.S (Special Tactics And Rescue Squad) members are called to investigate a series of murders near Raccoon City.**While searching the woods near the city, the team is attacked by bloodthirsty dogs and they have to retreat to a nearby mansion. ****The player chooses between Jill Valentine or Chris Redfield and starts to explore the mansion. It soon becomes very clear that it isn't just any mansion, but a hellish place where the undead walk the corridors and other horrors are lurking in the darkness, waiting to eat some heads. While solving puzzles, collecting keys, and shooting monsters, the player has to unravel the mystery behind this mansion and, if possible, get out alive.****Exclusive to the SEGA Saturn version is a Battle Mode bonus mode, where, with limited ammo and under the threat of limited time, the player must survive a series of rooms filled with monsters</text:p>
          </table:table-cell>
          <table:table-cell table:style-name="Default"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Resident Evil (USA)&quot;&gt; &lt;year&gt;1997&lt;/year&gt; &lt;rating&gt;ESRB - M (Mature)&lt;/rating&gt; &lt;title&gt;Resident Evil &lt;/title&gt; &lt;pub&gt;Capcom Entertainment, Inc.&lt;/pub&gt; &lt;dev&gt;NexTech&lt;/dev&gt; &lt;genre&gt;Action&lt;/genre&gt; &lt;score&gt;4.2&lt;/score&gt; &lt;player&gt;1 Player&lt;/player&gt; &lt;story&gt;A team of S.T.A.R.S (Special Tactics And Rescue Squad) members are called to investigate a series of murders near Raccoon City.**While searching the woods near the city, the team is attacked by bloodthirsty dogs and they have to retreat to a nearby mansion. ****The player chooses between Jill Valentine or Chris Redfield and starts to explore the mansion. It soon becomes very clear that it isn't just any mansion, but a hellish place where the undead walk the corridors and other horrors are lurking in the darkness, waiting to eat some heads. While solving puzzles, collecting keys, and shooting monsters, the player has to unravel the mystery behind this mansion and, if possible, get out alive.****Exclusive to the SEGA Saturn version is a Battle Mode bonus mode, where, with limited ammo and under the threat of limited time, the player must survive a series of rooms filled with monsters&lt;/story&gt; &lt;/game&gt;">
            <text:p>&lt;game name="Resident Evil (USA)"&gt; &lt;year&gt;1997&lt;/year&gt; &lt;rating&gt;ESRB - M (Mature)&lt;/rating&gt; &lt;title&gt;Resident Evil &lt;/title&gt; &lt;pub&gt;Capcom Entertainment, Inc.&lt;/pub&gt; &lt;dev&gt;NexTech&lt;/dev&gt; &lt;genre&gt;Action&lt;/genre&gt; &lt;score&gt;4.2&lt;/score&gt; &lt;player&gt;1 Player&lt;/player&gt; &lt;story&gt;A team of S.T.A.R.S (Special Tactics And Rescue Squad) members are called to investigate a series of murders near Raccoon City.**While searching the woods near the city, the team is attacked by bloodthirsty dogs and they have to retreat to a nearby mansion. ****The player chooses between Jill Valentine or Chris Redfield and starts to explore the mansion. It soon becomes very clear that it isn't just any mansion, but a hellish place where the undead walk the corridors and other horrors are lurking in the darkness, waiting to eat some heads. While solving puzzles, collecting keys, and shooting monsters, the player has to unravel the mystery behind this mansion and, if possible, get out alive.****Exclusive to the SEGA Saturn version is a Battle Mode bonus mode, where, with limited ammo and under the threat of limited time, the player must survive a series of rooms filled with monsters&lt;/story&gt; &lt;/game&gt;</text:p>
          </table:table-cell>
          <table:table-cell table:number-columns-repeated="1013"/>
        </table:table-row>
        <table:table-row table:style-name="ro1">
          <table:table-cell office:value-type="string">
            <text:p>Resurrection - Rise 2 (USA)</text:p>
          </table:table-cell>
          <table:table-cell office:value-type="float" office:value="1996">
            <text:p>1996</text:p>
          </table:table-cell>
          <table:table-cell office:value-type="string">
            <text:p>ESRB - T (Teen)</text:p>
          </table:table-cell>
          <table:table-cell office:value-type="string">
            <text:p>Resurrection - Rise 2 </text:p>
          </table:table-cell>
          <table:table-cell office:value-type="string">
            <text:p>Acclaim Entertainment, Inc.</text:p>
          </table:table-cell>
          <table:table-cell office:value-type="string">
            <text:p>Mirage</text:p>
          </table:table-cell>
          <table:table-cell office:value-type="string">
            <text:p>Fighter</text:p>
          </table:table-cell>
          <table:table-cell office:value-type="string">
            <text:p>2.0</text:p>
          </table:table-cell>
          <table:table-cell office:value-type="string">
            <text:p>1-2 Players</text:p>
          </table:table-cell>
          <table:table-cell office:value-type="string">
            <text:p>In the sequel new troubles in ElectroCorp have begun. As we remember, this corporation made robots for civilian jobs, but one Supervisor decided to make robot-killers. Human brains were implanted on some of them. But this time, one hacker has infected the ElectroCorp's network with a virus, so Supervisor lost control over robots and they began to kill each other. You are one of them.</text:p>
          </table:table-cell>
          <table:table-cell table:style-name="Default"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Resurrection - Rise 2 (USA)&quot;&gt; &lt;year&gt;1996&lt;/year&gt; &lt;rating&gt;ESRB - T (Teen)&lt;/rating&gt; &lt;title&gt;Resurrection - Rise 2 &lt;/title&gt; &lt;pub&gt;Acclaim Entertainment, Inc.&lt;/pub&gt; &lt;dev&gt;Mirage&lt;/dev&gt; &lt;genre&gt;Fighter&lt;/genre&gt; &lt;score&gt;2.0&lt;/score&gt; &lt;player&gt;1-2 Players&lt;/player&gt; &lt;story&gt;In the sequel new troubles in ElectroCorp have begun. As we remember, this corporation made robots for civilian jobs, but one Supervisor decided to make robot-killers. Human brains were implanted on some of them. But this time, one hacker has infected the ElectroCorp's network with a virus, so Supervisor lost control over robots and they began to kill each other. You are one of them.&lt;/story&gt; &lt;/game&gt;">
            <text:p>&lt;game name="Resurrection - Rise 2 (USA)"&gt; &lt;year&gt;1996&lt;/year&gt; &lt;rating&gt;ESRB - T (Teen)&lt;/rating&gt; &lt;title&gt;Resurrection - Rise 2 &lt;/title&gt; &lt;pub&gt;Acclaim Entertainment, Inc.&lt;/pub&gt; &lt;dev&gt;Mirage&lt;/dev&gt; &lt;genre&gt;Fighter&lt;/genre&gt; &lt;score&gt;2.0&lt;/score&gt; &lt;player&gt;1-2 Players&lt;/player&gt; &lt;story&gt;In the sequel new troubles in ElectroCorp have begun. As we remember, this corporation made robots for civilian jobs, but one Supervisor decided to make robot-killers. Human brains were implanted on some of them. But this time, one hacker has infected the ElectroCorp's network with a virus, so Supervisor lost control over robots and they began to kill each other. You are one of them.&lt;/story&gt; &lt;/game&gt;</text:p>
          </table:table-cell>
          <table:table-cell table:number-columns-repeated="1013"/>
        </table:table-row>
        <table:table-row table:style-name="ro1">
          <table:table-cell office:value-type="string">
            <text:p>Return Fire (USA)</text:p>
          </table:table-cell>
          <table:table-cell office:value-type="float" office:value="1998">
            <text:p>1998</text:p>
          </table:table-cell>
          <table:table-cell office:value-type="string">
            <text:p>ESRB - E (Everyone)</text:p>
          </table:table-cell>
          <table:table-cell office:value-type="string">
            <text:p>Return Fire </text:p>
          </table:table-cell>
          <table:table-cell office:value-type="string">
            <text:p>Williams</text:p>
          </table:table-cell>
          <table:table-cell office:value-type="string">
            <text:p>Bitmap Brothers</text:p>
          </table:table-cell>
          <table:table-cell office:value-type="string">
            <text:p>Shooter</text:p>
          </table:table-cell>
          <table:table-cell office:value-type="float" office:value="3.9">
            <text:p>3.9</text:p>
          </table:table-cell>
          <table:table-cell office:value-type="string">
            <text:p>1-2 Players</text:p>
          </table:table-cell>
          <table:table-cell office:value-type="string">
            <text:p>Return Fire is an unreleased Sega Saturn game, ported from the Panasonic 3DO. It is a top-down 2.5D action game, in which you control a variety of vehicles and shoot enemies. The Saturn version of the game was completed and was ready for release, but complications arose. Hitachi, manufacturers of the HiSaturn, noted that the game did not run correctly on their variant of the console, leaving the developers (Prolific) waiting for a HiSaturn console to test the game on. After this setback the game's publisher, Williams Entertainment, decided to avoid publishing games for the Saturn, and hence the project was effectively scrapped. Other versions of the game were released, however, including a version for the PlayStation. The full Saturn version of the game was leaked onto the internet in 2007. It was also reviewed by several publications at the time and given a relatively high score.</text:p>
          </table:table-cell>
          <table:table-cell table:style-name="Default"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Return Fire (USA)&quot;&gt; &lt;year&gt;1998&lt;/year&gt; &lt;rating&gt;ESRB - E (Everyone)&lt;/rating&gt; &lt;title&gt;Return Fire &lt;/title&gt; &lt;pub&gt;Williams&lt;/pub&gt; &lt;dev&gt;Bitmap Brothers&lt;/dev&gt; &lt;genre&gt;Shooter&lt;/genre&gt; &lt;score&gt;3.9&lt;/score&gt; &lt;player&gt;1-2 Players&lt;/player&gt; &lt;story&gt;Return Fire is an unreleased Sega Saturn game, ported from the Panasonic 3DO. It is a top-down 2.5D action game, in which you control a variety of vehicles and shoot enemies. The Saturn version of the game was completed and was ready for release, but complications arose. Hitachi, manufacturers of the HiSaturn, noted that the game did not run correctly on their variant of the console, leaving the developers (Prolific) waiting for a HiSaturn console to test the game on. After this setback the game's publisher, Williams Entertainment, decided to avoid publishing games for the Saturn, and hence the project was effectively scrapped. Other versions of the game were released, however, including a version for the PlayStation. The full Saturn version of the game was leaked onto the internet in 2007. It was also reviewed by several publications at the time and given a relatively high score.&lt;/story&gt; &lt;/game&gt;">
            <text:p>&lt;game name="Return Fire (USA)"&gt; &lt;year&gt;1998&lt;/year&gt; &lt;rating&gt;ESRB - E (Everyone)&lt;/rating&gt; &lt;title&gt;Return Fire &lt;/title&gt; &lt;pub&gt;Williams&lt;/pub&gt; &lt;dev&gt;Bitmap Brothers&lt;/dev&gt; &lt;genre&gt;Shooter&lt;/genre&gt; &lt;score&gt;3.9&lt;/score&gt; &lt;player&gt;1-2 Players&lt;/player&gt; &lt;story&gt;Return Fire is an unreleased Sega Saturn game, ported from the Panasonic 3DO. It is a top-down 2.5D action game, in which you control a variety of vehicles and shoot enemies. The Saturn version of the game was completed and was ready for release, but complications arose. Hitachi, manufacturers of the HiSaturn, noted that the game did not run correctly on their variant of the console, leaving the developers (Prolific) waiting for a HiSaturn console to test the game on. After this setback the game's publisher, Williams Entertainment, decided to avoid publishing games for the Saturn, and hence the project was effectively scrapped. Other versions of the game were released, however, including a version for the PlayStation. The full Saturn version of the game was leaked onto the internet in 2007. It was also reviewed by several publications at the time and given a relatively high score.&lt;/story&gt; &lt;/game&gt;</text:p>
          </table:table-cell>
          <table:table-cell table:number-columns-repeated="1013"/>
        </table:table-row>
        <table:table-row table:style-name="ro1">
          <table:table-cell office:value-type="string">
            <text:p>Revolution X (USA)</text:p>
          </table:table-cell>
          <table:table-cell office:value-type="float" office:value="1996">
            <text:p>1996</text:p>
          </table:table-cell>
          <table:table-cell office:value-type="string">
            <text:p>ESRB - M (Mature)</text:p>
          </table:table-cell>
          <table:table-cell office:value-type="string">
            <text:p>Revolution X </text:p>
          </table:table-cell>
          <table:table-cell office:value-type="string">
            <text:p>Acclaim Entertainment, Inc.</text:p>
          </table:table-cell>
          <table:table-cell office:value-type="string">
            <text:p>Software Creations</text:p>
          </table:table-cell>
          <table:table-cell office:value-type="string">
            <text:p>Gun</text:p>
          </table:table-cell>
          <table:table-cell office:value-type="float" office:value="2.7">
            <text:p>2.7</text:p>
          </table:table-cell>
          <table:table-cell office:value-type="string">
            <text:p>1-2 Players</text:p>
          </table:table-cell>
          <table:table-cell office:value-type="string">
            <text:p>Revolution X is about the ol' Rock &amp; Roll.****There is an evil nation putting the youth down and banning our beloved rock music. Who you gonna call? Aerosmith!**With the help of Aerosmith, the player must shoot his/her way through enemy infested levels, (light) guns blazing, collecting power-ups and releasing hostages.****Almost all of the graphics are digitized and Aerosmith themselves are too! There are also lots of fmv videos.</text:p>
          </table:table-cell>
          <table:table-cell table:style-name="Default"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Revolution X (USA)&quot;&gt; &lt;year&gt;1996&lt;/year&gt; &lt;rating&gt;ESRB - M (Mature)&lt;/rating&gt; &lt;title&gt;Revolution X &lt;/title&gt; &lt;pub&gt;Acclaim Entertainment, Inc.&lt;/pub&gt; &lt;dev&gt;Software Creations&lt;/dev&gt; &lt;genre&gt;Gun&lt;/genre&gt; &lt;score&gt;2.7&lt;/score&gt; &lt;player&gt;1-2 Players&lt;/player&gt; &lt;story&gt;Revolution X is about the ol' Rock &amp; Roll.****There is an evil nation putting the youth down and banning our beloved rock music. Who you gonna call? Aerosmith!**With the help of Aerosmith, the player must shoot his/her way through enemy infested levels, (light) guns blazing, collecting power-ups and releasing hostages.****Almost all of the graphics are digitized and Aerosmith themselves are too! There are also lots of fmv videos.&lt;/story&gt; &lt;/game&gt;">
            <text:p>&lt;game name="Revolution X (USA)"&gt; &lt;year&gt;1996&lt;/year&gt; &lt;rating&gt;ESRB - M (Mature)&lt;/rating&gt; &lt;title&gt;Revolution X &lt;/title&gt; &lt;pub&gt;Acclaim Entertainment, Inc.&lt;/pub&gt; &lt;dev&gt;Software Creations&lt;/dev&gt; &lt;genre&gt;Gun&lt;/genre&gt; &lt;score&gt;2.7&lt;/score&gt; &lt;player&gt;1-2 Players&lt;/player&gt; &lt;story&gt;Revolution X is about the ol' Rock &amp; Roll.****There is an evil nation putting the youth down and banning our beloved rock music. Who you gonna call? Aerosmith!**With the help of Aerosmith, the player must shoot his/her way through enemy infested levels, (light) guns blazing, collecting power-ups and releasing hostages.****Almost all of the graphics are digitized and Aerosmith themselves are too! There are also lots of fmv videos.&lt;/story&gt; &lt;/game&gt;</text:p>
          </table:table-cell>
          <table:table-cell table:number-columns-repeated="1013"/>
        </table:table-row>
        <table:table-row table:style-name="ro1">
          <table:table-cell office:value-type="string">
            <text:p>Riven - The Sequel to Myst (Europe) (Disc 1)</text:p>
          </table:table-cell>
          <table:table-cell office:value-type="float" office:value="1998">
            <text:p>1998</text:p>
          </table:table-cell>
          <table:table-cell office:value-type="string">
            <text:p>ESRB - E (Everyone)</text:p>
          </table:table-cell>
          <table:table-cell office:value-type="string">
            <text:p>Riven - The Sequel to Myst <text:s/>Disk 1</text:p>
          </table:table-cell>
          <table:table-cell office:value-type="string">
            <text:p>Tec Toy Indústria de Brinquedos S.A.</text:p>
          </table:table-cell>
          <table:table-cell office:value-type="string">
            <text:p>SunSoft</text:p>
          </table:table-cell>
          <table:table-cell office:value-type="string">
            <text:p>Adventure</text:p>
          </table:table-cell>
          <table:table-cell office:value-type="float" office:value="4.5">
            <text:p>4.5</text:p>
          </table:table-cell>
          <table:table-cell office:value-type="string">
            <text:p>1 Player</text:p>
          </table:table-cell>
          <table:table-cell office:value-type="string">
            <text:p>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text:p>
          </table:table-cell>
          <table:table-cell table:style-name="Default"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Riven - The Sequel to Myst (Europe) (Disc 1)&quot;&gt; &lt;year&gt;1998&lt;/year&gt; &lt;rating&gt;ESRB - E (Everyone)&lt;/rating&gt; &lt;title&gt;Riven - The Sequel to Myst  Disk 1&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
            <text:p>&lt;game name="Riven - The Sequel to Myst (Europe) (Disc 1)"&gt; &lt;year&gt;1998&lt;/year&gt; &lt;rating&gt;ESRB - E (Everyone)&lt;/rating&gt; &lt;title&gt;Riven - The Sequel to Myst <text:s/>Disk 1&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text:p>
          </table:table-cell>
          <table:table-cell table:number-columns-repeated="1013"/>
        </table:table-row>
        <table:table-row table:style-name="ro1">
          <table:table-cell office:value-type="string">
            <text:p>Riven - The Sequel to Myst (Europe) (Disc 2)</text:p>
          </table:table-cell>
          <table:table-cell office:value-type="float" office:value="1998">
            <text:p>1998</text:p>
          </table:table-cell>
          <table:table-cell office:value-type="string">
            <text:p>ESRB - E (Everyone)</text:p>
          </table:table-cell>
          <table:table-cell office:value-type="string">
            <text:p>Riven - The Sequel to Myst <text:s/>Disk 2</text:p>
          </table:table-cell>
          <table:table-cell office:value-type="string">
            <text:p>Tec Toy Indústria de Brinquedos S.A.</text:p>
          </table:table-cell>
          <table:table-cell office:value-type="string">
            <text:p>SunSoft</text:p>
          </table:table-cell>
          <table:table-cell office:value-type="string">
            <text:p>Adventure</text:p>
          </table:table-cell>
          <table:table-cell office:value-type="float" office:value="4.5">
            <text:p>4.5</text:p>
          </table:table-cell>
          <table:table-cell office:value-type="string">
            <text:p>1 Player</text:p>
          </table:table-cell>
          <table:table-cell office:value-type="string">
            <text:p>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text:p>
          </table:table-cell>
          <table:table-cell table:style-name="Default"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Riven - The Sequel to Myst (Europe) (Disc 2)&quot;&gt; &lt;year&gt;1998&lt;/year&gt; &lt;rating&gt;ESRB - E (Everyone)&lt;/rating&gt; &lt;title&gt;Riven - The Sequel to Myst  Disk 2&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
            <text:p>&lt;game name="Riven - The Sequel to Myst (Europe) (Disc 2)"&gt; &lt;year&gt;1998&lt;/year&gt; &lt;rating&gt;ESRB - E (Everyone)&lt;/rating&gt; &lt;title&gt;Riven - The Sequel to Myst <text:s/>Disk 2&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text:p>
          </table:table-cell>
          <table:table-cell table:number-columns-repeated="1013"/>
        </table:table-row>
        <table:table-row table:style-name="ro1">
          <table:table-cell office:value-type="string">
            <text:p>Riven - The Sequel to Myst (Europe) (Disc 3)</text:p>
          </table:table-cell>
          <table:table-cell office:value-type="float" office:value="1998">
            <text:p>1998</text:p>
          </table:table-cell>
          <table:table-cell office:value-type="string">
            <text:p>ESRB - E (Everyone)</text:p>
          </table:table-cell>
          <table:table-cell office:value-type="string">
            <text:p>Riven - The Sequel to Myst <text:s/>Disk 3</text:p>
          </table:table-cell>
          <table:table-cell office:value-type="string">
            <text:p>Tec Toy Indústria de Brinquedos S.A.</text:p>
          </table:table-cell>
          <table:table-cell office:value-type="string">
            <text:p>SunSoft</text:p>
          </table:table-cell>
          <table:table-cell office:value-type="string">
            <text:p>Adventure</text:p>
          </table:table-cell>
          <table:table-cell office:value-type="float" office:value="4.5">
            <text:p>4.5</text:p>
          </table:table-cell>
          <table:table-cell office:value-type="string">
            <text:p>1 Player</text:p>
          </table:table-cell>
          <table:table-cell office:value-type="string">
            <text:p>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text:p>
          </table:table-cell>
          <table:table-cell table:style-name="Default"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Riven - The Sequel to Myst (Europe) (Disc 3)&quot;&gt; &lt;year&gt;1998&lt;/year&gt; &lt;rating&gt;ESRB - E (Everyone)&lt;/rating&gt; &lt;title&gt;Riven - The Sequel to Myst  Disk 3&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
            <text:p>&lt;game name="Riven - The Sequel to Myst (Europe) (Disc 3)"&gt; &lt;year&gt;1998&lt;/year&gt; &lt;rating&gt;ESRB - E (Everyone)&lt;/rating&gt; &lt;title&gt;Riven - The Sequel to Myst <text:s/>Disk 3&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text:p>
          </table:table-cell>
          <table:table-cell table:number-columns-repeated="1013"/>
        </table:table-row>
        <table:table-row table:style-name="ro1">
          <table:table-cell office:value-type="string">
            <text:p>Riven - The Sequel to Myst (Europe) (Disc 4)</text:p>
          </table:table-cell>
          <table:table-cell office:value-type="float" office:value="1998">
            <text:p>1998</text:p>
          </table:table-cell>
          <table:table-cell office:value-type="string">
            <text:p>ESRB - E (Everyone)</text:p>
          </table:table-cell>
          <table:table-cell office:value-type="string">
            <text:p>Riven - The Sequel to Myst <text:s/>Disk 4</text:p>
          </table:table-cell>
          <table:table-cell office:value-type="string">
            <text:p>Tec Toy Indústria de Brinquedos S.A.</text:p>
          </table:table-cell>
          <table:table-cell office:value-type="string">
            <text:p>SunSoft</text:p>
          </table:table-cell>
          <table:table-cell office:value-type="string">
            <text:p>Adventure</text:p>
          </table:table-cell>
          <table:table-cell office:value-type="float" office:value="4.5">
            <text:p>4.5</text:p>
          </table:table-cell>
          <table:table-cell office:value-type="string">
            <text:p>1 Player</text:p>
          </table:table-cell>
          <table:table-cell office:value-type="string">
            <text:p>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text:p>
          </table:table-cell>
          <table:table-cell table:style-name="Default"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Riven - The Sequel to Myst (Europe) (Disc 4)&quot;&gt; &lt;year&gt;1998&lt;/year&gt; &lt;rating&gt;ESRB - E (Everyone)&lt;/rating&gt; &lt;title&gt;Riven - The Sequel to Myst  Disk 4&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
            <text:p>&lt;game name="Riven - The Sequel to Myst (Europe) (Disc 4)"&gt; &lt;year&gt;1998&lt;/year&gt; &lt;rating&gt;ESRB - E (Everyone)&lt;/rating&gt; &lt;title&gt;Riven - The Sequel to Myst <text:s/>Disk 4&lt;/title&gt; &lt;pub&gt;Tec Toy Indústria de Brinquedos S.A.&lt;/pub&gt; &lt;dev&gt;SunSoft&lt;/dev&gt; &lt;genre&gt;Adventure&lt;/genre&gt; &lt;score&gt;4.5&lt;/score&gt; &lt;player&gt;1 Player&lt;/player&gt; &lt;story&gt;You had your adventures on the secret Myst island, you faced the reality of unknown, and now you must to explore once again.****After short introduction, you're given a book with lots of pages that you can, but don't have to read, and transported to the Riven island. Take the fate in your hands once more, and play this sequel where everything looks better than before.****The way of playing is still picture-jumping with animations from time to time, only this time there are more characters involved to talk to. If you enjoyed the Myst, don't miss the Riven.&lt;/story&gt; &lt;/game&gt;</text:p>
          </table:table-cell>
          <table:table-cell table:number-columns-repeated="1013"/>
        </table:table-row>
        <table:table-row table:style-name="ro1">
          <table:table-cell office:value-type="string">
            <text:p>Road Rash (USA)</text:p>
          </table:table-cell>
          <table:table-cell office:value-type="float" office:value="1996">
            <text:p>1996</text:p>
          </table:table-cell>
          <table:table-cell office:value-type="string">
            <text:p>ESRB - E (Everyone)</text:p>
          </table:table-cell>
          <table:table-cell office:value-type="string">
            <text:p>Road Rash </text:p>
          </table:table-cell>
          <table:table-cell office:value-type="string">
            <text:p>Electronic Arts, Inc.</text:p>
          </table:table-cell>
          <table:table-cell office:value-type="string">
            <text:p>Electronic Arts</text:p>
          </table:table-cell>
          <table:table-cell office:value-type="string">
            <text:p>Motorcycle</text:p>
          </table:table-cell>
          <table:table-cell office:value-type="float" office:value="3.5">
            <text:p>3.5</text:p>
          </table:table-cell>
          <table:table-cell office:value-type="string">
            <text:p>1-2 Players</text:p>
          </table:table-cell>
          <table:table-cell office:value-type="string">
            <text:p>This is a remake of the original Road Rash from the early nineties. For those who have not played the original, you are competing against thirteen other "Road Rashers"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text:p>
          </table:table-cell>
          <table:table-cell table:style-name="Default"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Road Rash (USA)&quot;&gt; &lt;year&gt;1996&lt;/year&gt; &lt;rating&gt;ESRB - E (Everyone)&lt;/rating&gt; &lt;title&gt;Road Rash &lt;/title&gt; &lt;pub&gt;Electronic Arts, Inc.&lt;/pub&gt; &lt;dev&gt;Electronic Arts&lt;/dev&gt; &lt;genre&gt;Motorcycle&lt;/genre&gt; &lt;score&gt;3.5&lt;/score&gt; &lt;player&gt;1-2 Players&lt;/player&gt; &lt;story&gt;This is a remake of the original Road Rash from the early nineties. For those who have not played the original, you are competing against thirteen other &quot;Road Rashers&quot;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lt;/story&gt; &lt;/game&gt;">
            <text:p>&lt;game name="Road Rash (USA)"&gt; &lt;year&gt;1996&lt;/year&gt; &lt;rating&gt;ESRB - E (Everyone)&lt;/rating&gt; &lt;title&gt;Road Rash &lt;/title&gt; &lt;pub&gt;Electronic Arts, Inc.&lt;/pub&gt; &lt;dev&gt;Electronic Arts&lt;/dev&gt; &lt;genre&gt;Motorcycle&lt;/genre&gt; &lt;score&gt;3.5&lt;/score&gt; &lt;player&gt;1-2 Players&lt;/player&gt; &lt;story&gt;This is a remake of the original Road Rash from the early nineties. For those who have not played the original, you are competing against thirteen other "Road Rashers"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lt;/story&gt; &lt;/game&gt;</text:p>
          </table:table-cell>
          <table:table-cell table:number-columns-repeated="1013"/>
        </table:table-row>
        <table:table-row table:style-name="ro1">
          <table:table-cell office:value-type="string">
            <text:p>Robo Pit (USA)</text:p>
          </table:table-cell>
          <table:table-cell office:value-type="float" office:value="1996">
            <text:p>1996</text:p>
          </table:table-cell>
          <table:table-cell office:value-type="string">
            <text:p>ESRB - T (Teen)</text:p>
          </table:table-cell>
          <table:table-cell office:value-type="string">
            <text:p>Robo Pit </text:p>
          </table:table-cell>
          <table:table-cell office:value-type="string">
            <text:p>Kokopeli Digital Studios</text:p>
          </table:table-cell>
          <table:table-cell office:value-type="string">
            <text:p>Altron</text:p>
          </table:table-cell>
          <table:table-cell office:value-type="string">
            <text:p>Platform</text:p>
          </table:table-cell>
          <table:table-cell office:value-type="string">
            <text:p>4.0</text:p>
          </table:table-cell>
          <table:table-cell office:value-type="string">
            <text:p>1-2 Players</text:p>
          </table:table-cell>
          <table:table-cell office:value-type="string">
            <text:p>Robo Pit is an arena fighter, plain and simple. Well, maybe not so simple. When you start your game, you have to build your mechanical gladiator; choosing the color, body, eyes and legs. While most of your starting choices are purely cosmetic, the legs you choose do slightly affect your game by changing the speed and mobility of your fighter, as well as its special attack.****Once you've created your robotic brawler, it's time to start climbing the ranks. To progress, you have to fight the robot that's occupying the rank above yours. Once you beat them, you get to take an arm and then move up. The game continues on in this fashion until you've bested all of the other combatants. However, a few curve-balls are thrown your way as you climb the ladder. For starters, there are several different arms you can acquire; from swords and shields to cannons and lasers, and the more you use them, the faster and more effective (i.e. damaging) they are. On top of that, even so often a sort of "boss" robot is put in your way. These "bosses" use special weapons that only they have access to. Until you pound them into scrap and take them, that is. These weapons can be incredibly powerful if you stick with them, making the rest of the fighters, save number one, a breeze. As an added bonus, you can even save your cyber-combatant to a memory card and bring it to a friend's house for some one-on-one let's-see-who-has-the-best-robot fighting goodness!****The arenas themselves are fairly basic, but they are varied, offering up different layout and obstacles to take cover behind or use to get the drop on your opponent. They also have ledges, and like most fighting games a ring-out means an instant loss. As for the fighting, it's simple, but effective. Square and circle attack with the left and right arms, X jumps and triangle triggers your special (which has to charge of course). Of course different weapons have different ranges and timing, which will also improve the more you use them.</text:p>
          </table:table-cell>
          <table:table-cell table:style-name="Default"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Robo Pit (USA)&quot;&gt; &lt;year&gt;1996&lt;/year&gt; &lt;rating&gt;ESRB - T (Teen)&lt;/rating&gt; &lt;title&gt;Robo Pit &lt;/title&gt; &lt;pub&gt;Kokopeli Digital Studios&lt;/pub&gt; &lt;dev&gt;Altron&lt;/dev&gt; &lt;genre&gt;Platform&lt;/genre&gt; &lt;score&gt;4.0&lt;/score&gt; &lt;player&gt;1-2 Players&lt;/player&gt; &lt;story&gt;Robo Pit is an arena fighter, plain and simple. Well, maybe not so simple. When you start your game, you have to build your mechanical gladiator; choosing the color, body, eyes and legs. While most of your starting choices are purely cosmetic, the legs you choose do slightly affect your game by changing the speed and mobility of your fighter, as well as its special attack.****Once you've created your robotic brawler, it's time to start climbing the ranks. To progress, you have to fight the robot that's occupying the rank above yours. Once you beat them, you get to take an arm and then move up. The game continues on in this fashion until you've bested all of the other combatants. However, a few curve-balls are thrown your way as you climb the ladder. For starters, there are several different arms you can acquire; from swords and shields to cannons and lasers, and the more you use them, the faster and more effective (i.e. damaging) they are. On top of that, even so often a sort of &quot;boss&quot; robot is put in your way. These &quot;bosses&quot; use special weapons that only they have access to. Until you pound them into scrap and take them, that is. These weapons can be incredibly powerful if you stick with them, making the rest of the fighters, save number one, a breeze. As an added bonus, you can even save your cyber-combatant to a memory card and bring it to a friend's house for some one-on-one let's-see-who-has-the-best-robot fighting goodness!****The arenas themselves are fairly basic, but they are varied, offering up different layout and obstacles to take cover behind or use to get the drop on your opponent. They also have ledges, and like most fighting games a ring-out means an instant loss. As for the fighting, it's simple, but effective. Square and circle attack with the left and right arms, X jumps and triangle triggers your special (which has to charge of course). Of course different weapons have different ranges and timing, which will also improve the more you use them.&lt;/story&gt; &lt;/game&gt;">
            <text:p>&lt;game name="Robo Pit (USA)"&gt; &lt;year&gt;1996&lt;/year&gt; &lt;rating&gt;ESRB - T (Teen)&lt;/rating&gt; &lt;title&gt;Robo Pit &lt;/title&gt; &lt;pub&gt;Kokopeli Digital Studios&lt;/pub&gt; &lt;dev&gt;Altron&lt;/dev&gt; &lt;genre&gt;Platform&lt;/genre&gt; &lt;score&gt;4.0&lt;/score&gt; &lt;player&gt;1-2 Players&lt;/player&gt; &lt;story&gt;Robo Pit is an arena fighter, plain and simple. Well, maybe not so simple. When you start your game, you have to build your mechanical gladiator; choosing the color, body, eyes and legs. While most of your starting choices are purely cosmetic, the legs you choose do slightly affect your game by changing the speed and mobility of your fighter, as well as its special attack.****Once you've created your robotic brawler, it's time to start climbing the ranks. To progress, you have to fight the robot that's occupying the rank above yours. Once you beat them, you get to take an arm and then move up. The game continues on in this fashion until you've bested all of the other combatants. However, a few curve-balls are thrown your way as you climb the ladder. For starters, there are several different arms you can acquire; from swords and shields to cannons and lasers, and the more you use them, the faster and more effective (i.e. damaging) they are. On top of that, even so often a sort of "boss" robot is put in your way. These "bosses" use special weapons that only they have access to. Until you pound them into scrap and take them, that is. These weapons can be incredibly powerful if you stick with them, making the rest of the fighters, save number one, a breeze. As an added bonus, you can even save your cyber-combatant to a memory card and bring it to a friend's house for some one-on-one let's-see-who-has-the-best-robot fighting goodness!****The arenas themselves are fairly basic, but they are varied, offering up different layout and obstacles to take cover behind or use to get the drop on your opponent. They also have ledges, and like most fighting games a ring-out means an instant loss. As for the fighting, it's simple, but effective. Square and circle attack with the left and right arms, X jumps and triangle triggers your special (which has to charge of course). Of course different weapons have different ranges and timing, which will also improve the more you use them.&lt;/story&gt; &lt;/game&gt;</text:p>
          </table:table-cell>
          <table:table-cell table:number-columns-repeated="1013"/>
        </table:table-row>
        <table:table-row table:style-name="ro1">
          <table:table-cell office:value-type="string">
            <text:p>Robotica (USA)</text:p>
          </table:table-cell>
          <table:table-cell office:value-type="float" office:value="1995">
            <text:p>1995</text:p>
          </table:table-cell>
          <table:table-cell office:value-type="string">
            <text:p>ESRB - T (Teen)</text:p>
          </table:table-cell>
          <table:table-cell office:value-type="string">
            <text:p>Robotica </text:p>
          </table:table-cell>
          <table:table-cell office:value-type="string">
            <text:p>Acclaim Entertainment, Inc.</text:p>
          </table:table-cell>
          <table:table-cell office:value-type="string">
            <text:p>Genki</text:p>
          </table:table-cell>
          <table:table-cell office:value-type="string">
            <text:p>Action</text:p>
          </table:table-cell>
          <table:table-cell office:value-type="float" office:value="3.2">
            <text:p>3.2</text:p>
          </table:table-cell>
          <table:table-cell office:value-type="string">
            <text:p>1 Player</text:p>
          </table:table-cell>
          <table:table-cell office:value-type="string">
            <text:p>Robotica was the first firstperson shooter for the platform and a first generation game for the console. It is somewhat similar to Space Hulk, only that the player takes the role of a machine that rebels against the robots to save mankind. The weapons include a punch, Vulcan gun, Missiles, and Lasers. The main environment is made up of various hallways. The player runs through the various stages collecting keys, using computers, and triggering lights. The enemies are relatively basic but are dangerous in numbers.****The game is set in 2877, 800 years after the world's peacekeeping unions have collapsed. They are replaced with World Silent Security Service, a global world order to maintain the security on earth and in space. However, over time the role of the order is questioned, and the Reformist Faction rebel group sends three pilots in Laocorn assault robots to the WSSS' space station Daedalus in earth's orbit. Two are immediately destroyed, but the player gets to control the remaining robot.</text:p>
          </table:table-cell>
          <table:table-cell table:style-name="Default"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Robotica (USA)&quot;&gt; &lt;year&gt;1995&lt;/year&gt; &lt;rating&gt;ESRB - T (Teen)&lt;/rating&gt; &lt;title&gt;Robotica &lt;/title&gt; &lt;pub&gt;Acclaim Entertainment, Inc.&lt;/pub&gt; &lt;dev&gt;Genki&lt;/dev&gt; &lt;genre&gt;Action&lt;/genre&gt; &lt;score&gt;3.2&lt;/score&gt; &lt;player&gt;1 Player&lt;/player&gt; &lt;story&gt;Robotica was the first firstperson shooter for the platform and a first generation game for the console. It is somewhat similar to Space Hulk, only that the player takes the role of a machine that rebels against the robots to save mankind. The weapons include a punch, Vulcan gun, Missiles, and Lasers. The main environment is made up of various hallways. The player runs through the various stages collecting keys, using computers, and triggering lights. The enemies are relatively basic but are dangerous in numbers.****The game is set in 2877, 800 years after the world's peacekeeping unions have collapsed. They are replaced with World Silent Security Service, a global world order to maintain the security on earth and in space. However, over time the role of the order is questioned, and the Reformist Faction rebel group sends three pilots in Laocorn assault robots to the WSSS' space station Daedalus in earth's orbit. Two are immediately destroyed, but the player gets to control the remaining robot.&lt;/story&gt; &lt;/game&gt;">
            <text:p>&lt;game name="Robotica (USA)"&gt; &lt;year&gt;1995&lt;/year&gt; &lt;rating&gt;ESRB - T (Teen)&lt;/rating&gt; &lt;title&gt;Robotica &lt;/title&gt; &lt;pub&gt;Acclaim Entertainment, Inc.&lt;/pub&gt; &lt;dev&gt;Genki&lt;/dev&gt; &lt;genre&gt;Action&lt;/genre&gt; &lt;score&gt;3.2&lt;/score&gt; &lt;player&gt;1 Player&lt;/player&gt; &lt;story&gt;Robotica was the first firstperson shooter for the platform and a first generation game for the console. It is somewhat similar to Space Hulk, only that the player takes the role of a machine that rebels against the robots to save mankind. The weapons include a punch, Vulcan gun, Missiles, and Lasers. The main environment is made up of various hallways. The player runs through the various stages collecting keys, using computers, and triggering lights. The enemies are relatively basic but are dangerous in numbers.****The game is set in 2877, 800 years after the world's peacekeeping unions have collapsed. They are replaced with World Silent Security Service, a global world order to maintain the security on earth and in space. However, over time the role of the order is questioned, and the Reformist Faction rebel group sends three pilots in Laocorn assault robots to the WSSS' space station Daedalus in earth's orbit. Two are immediately destroyed, but the player gets to control the remaining robot.&lt;/story&gt; &lt;/game&gt;</text:p>
          </table:table-cell>
          <table:table-cell table:number-columns-repeated="1013"/>
        </table:table-row>
        <table:table-row table:style-name="ro1">
          <table:table-cell office:value-type="string">
            <text:p>Romance of the Three Kingdoms IV - Wall Of Fire (USA)</text:p>
          </table:table-cell>
          <table:table-cell office:value-type="float" office:value="1995">
            <text:p>1995</text:p>
          </table:table-cell>
          <table:table-cell office:value-type="string">
            <text:p>ESRB - E (Everyone)</text:p>
          </table:table-cell>
          <table:table-cell office:value-type="string">
            <text:p>Romance of the Three Kingdoms IV - Wall Of Fire </text:p>
          </table:table-cell>
          <table:table-cell office:value-type="string">
            <text:p>KOEI Co., Ltd.</text:p>
          </table:table-cell>
          <table:table-cell office:value-type="string">
            <text:p>Koei</text:p>
          </table:table-cell>
          <table:table-cell office:value-type="string">
            <text:p>Strategy</text:p>
          </table:table-cell>
          <table:table-cell office:value-type="float" office:value="3.3">
            <text:p>3.3</text:p>
          </table:table-cell>
          <table:table-cell office:value-type="string">
            <text:p>1-8 Players</text:p>
          </table:table-cell>
          <table:table-cell office:value-type="string">
            <text:p>The Three Kingdoms era of Chinese history is the setting for this strategic war game. Select one of 38 leaders and guide your people to power by military or diplomatic means in an isometrically viewed world. Military tactics such as well-placed taunts and deliberate enemy confusion are on offer. Weaponry includes catapults and automatic-firing crossbows.</text:p>
          </table:table-cell>
          <table:table-cell table:style-name="Default"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Romance of the Three Kingdoms IV - Wall Of Fire (USA)&quot;&gt; &lt;year&gt;1995&lt;/year&gt; &lt;rating&gt;ESRB - E (Everyone)&lt;/rating&gt; &lt;title&gt;Romance of the Three Kingdoms IV - Wall Of Fire &lt;/title&gt; &lt;pub&gt;KOEI Co., Ltd.&lt;/pub&gt; &lt;dev&gt;Koei&lt;/dev&gt; &lt;genre&gt;Strategy&lt;/genre&gt; &lt;score&gt;3.3&lt;/score&gt; &lt;player&gt;1-8 Players&lt;/player&gt; &lt;story&gt;The Three Kingdoms era of Chinese history is the setting for this strategic war game. Select one of 38 leaders and guide your people to power by military or diplomatic means in an isometrically viewed world. Military tactics such as well-placed taunts and deliberate enemy confusion are on offer. Weaponry includes catapults and automatic-firing crossbows.&lt;/story&gt; &lt;/game&gt;">
            <text:p>&lt;game name="Romance of the Three Kingdoms IV - Wall Of Fire (USA)"&gt; &lt;year&gt;1995&lt;/year&gt; &lt;rating&gt;ESRB - E (Everyone)&lt;/rating&gt; &lt;title&gt;Romance of the Three Kingdoms IV - Wall Of Fire &lt;/title&gt; &lt;pub&gt;KOEI Co., Ltd.&lt;/pub&gt; &lt;dev&gt;Koei&lt;/dev&gt; &lt;genre&gt;Strategy&lt;/genre&gt; &lt;score&gt;3.3&lt;/score&gt; &lt;player&gt;1-8 Players&lt;/player&gt; &lt;story&gt;The Three Kingdoms era of Chinese history is the setting for this strategic war game. Select one of 38 leaders and guide your people to power by military or diplomatic means in an isometrically viewed world. Military tactics such as well-placed taunts and deliberate enemy confusion are on offer. Weaponry includes catapults and automatic-firing crossbows.&lt;/story&gt; &lt;/game&gt;</text:p>
          </table:table-cell>
          <table:table-cell table:number-columns-repeated="1013"/>
        </table:table-row>
        <table:table-row table:style-name="ro1">
          <table:table-cell office:value-type="string">
            <text:p>Saturn Bomber Man (Europe)</text:p>
          </table:table-cell>
          <table:table-cell office:value-type="float" office:value="1997">
            <text:p>1997</text:p>
          </table:table-cell>
          <table:table-cell office:value-type="string">
            <text:p>ESRB - E (Everyone)</text:p>
          </table:table-cell>
          <table:table-cell office:value-type="string">
            <text:p>Saturn Bomber Man </text:p>
          </table:table-cell>
          <table:table-cell office:value-type="string">
            <text:p>SEGA of America, Inc.</text:p>
          </table:table-cell>
          <table:table-cell office:value-type="string">
            <text:p>Hudson Soft</text:p>
          </table:table-cell>
          <table:table-cell office:value-type="string">
            <text:p>Action</text:p>
          </table:table-cell>
          <table:table-cell office:value-type="float" office:value="3.7">
            <text:p>3.7</text:p>
          </table:table-cell>
          <table:table-cell office:value-type="string">
            <text:p>1-10 Players</text:p>
          </table:table-cell>
          <table:table-cell office:value-type="string">
            <text:p>An all out party game, this Saturn exclusive title has you controlling the little blue bomber along with up to 10 other bomber pals planting bombs to trap enemy characters. ****Although there is no story mode, you can take on a host of other characters in one on one battles to see who is the master of the bomb. 10 players can then play on the one screen at a time, either against each other or in teams.****Saturn Bomberman can also connect to the Sega Saturn NetLink internet system, allowing two people from opposite ends of the earth to battle it out.</text:p>
          </table:table-cell>
          <table:table-cell table:style-name="Default"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Saturn Bomber Man (Europe)&quot;&gt; &lt;year&gt;1997&lt;/year&gt; &lt;rating&gt;ESRB - E (Everyone)&lt;/rating&gt; &lt;title&gt;Saturn Bomber Man &lt;/title&gt; &lt;pub&gt;SEGA of America, Inc.&lt;/pub&gt; &lt;dev&gt;Hudson Soft&lt;/dev&gt; &lt;genre&gt;Action&lt;/genre&gt; &lt;score&gt;3.7&lt;/score&gt; &lt;player&gt;1-10 Players&lt;/player&gt; &lt;story&gt;An all out party game, this Saturn exclusive title has you controlling the little blue bomber along with up to 10 other bomber pals planting bombs to trap enemy characters. ****Although there is no story mode, you can take on a host of other characters in one on one battles to see who is the master of the bomb. 10 players can then play on the one screen at a time, either against each other or in teams.****Saturn Bomberman can also connect to the Sega Saturn NetLink internet system, allowing two people from opposite ends of the earth to battle it out.&lt;/story&gt; &lt;/game&gt;">
            <text:p>&lt;game name="Saturn Bomber Man (Europe)"&gt; &lt;year&gt;1997&lt;/year&gt; &lt;rating&gt;ESRB - E (Everyone)&lt;/rating&gt; &lt;title&gt;Saturn Bomber Man &lt;/title&gt; &lt;pub&gt;SEGA of America, Inc.&lt;/pub&gt; &lt;dev&gt;Hudson Soft&lt;/dev&gt; &lt;genre&gt;Action&lt;/genre&gt; &lt;score&gt;3.7&lt;/score&gt; &lt;player&gt;1-10 Players&lt;/player&gt; &lt;story&gt;An all out party game, this Saturn exclusive title has you controlling the little blue bomber along with up to 10 other bomber pals planting bombs to trap enemy characters. ****Although there is no story mode, you can take on a host of other characters in one on one battles to see who is the master of the bomb. 10 players can then play on the one screen at a time, either against each other or in teams.****Saturn Bomberman can also connect to the Sega Saturn NetLink internet system, allowing two people from opposite ends of the earth to battle it out.&lt;/story&gt; &lt;/game&gt;</text:p>
          </table:table-cell>
          <table:table-cell table:number-columns-repeated="1013"/>
        </table:table-row>
        <table:table-row table:style-name="ro1">
          <table:table-cell office:value-type="string">
            <text:p>Scorcher (USA)</text:p>
          </table:table-cell>
          <table:table-cell office:value-type="float" office:value="1997">
            <text:p>1997</text:p>
          </table:table-cell>
          <table:table-cell office:value-type="string">
            <text:p>ESRB - E (Everyone)</text:p>
          </table:table-cell>
          <table:table-cell office:value-type="string">
            <text:p>Scorcher </text:p>
          </table:table-cell>
          <table:table-cell office:value-type="string">
            <text:p>Scavenger, Inc.</text:p>
          </table:table-cell>
          <table:table-cell office:value-type="string">
            <text:p>Zyrinx</text:p>
          </table:table-cell>
          <table:table-cell office:value-type="string">
            <text:p>Driving</text:p>
          </table:table-cell>
          <table:table-cell office:value-type="float" office:value="3.2">
            <text:p>3.2</text:p>
          </table:table-cell>
          <table:table-cell office:value-type="string">
            <text:p>1 Player</text:p>
          </table:table-cell>
          <table:table-cell office:value-type="string">
            <text:p>Scorcher is a futuristic racing game by Scavenger. In dark post-war-looking decors, you race against a couple of opponents driving in a spherical racer. You can pick up special triangles to gain speed powerups.****The graphics support resolutions up to 640x480.</text:p>
          </table:table-cell>
          <table:table-cell table:style-name="Default"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Scorcher (USA)&quot;&gt; &lt;year&gt;1997&lt;/year&gt; &lt;rating&gt;ESRB - E (Everyone)&lt;/rating&gt; &lt;title&gt;Scorcher &lt;/title&gt; &lt;pub&gt;Scavenger, Inc.&lt;/pub&gt; &lt;dev&gt;Zyrinx&lt;/dev&gt; &lt;genre&gt;Driving&lt;/genre&gt; &lt;score&gt;3.2&lt;/score&gt; &lt;player&gt;1 Player&lt;/player&gt; &lt;story&gt;Scorcher is a futuristic racing game by Scavenger. In dark post-war-looking decors, you race against a couple of opponents driving in a spherical racer. You can pick up special triangles to gain speed powerups.****The graphics support resolutions up to 640x480.&lt;/story&gt; &lt;/game&gt;">
            <text:p>&lt;game name="Scorcher (USA)"&gt; &lt;year&gt;1997&lt;/year&gt; &lt;rating&gt;ESRB - E (Everyone)&lt;/rating&gt; &lt;title&gt;Scorcher &lt;/title&gt; &lt;pub&gt;Scavenger, Inc.&lt;/pub&gt; &lt;dev&gt;Zyrinx&lt;/dev&gt; &lt;genre&gt;Driving&lt;/genre&gt; &lt;score&gt;3.2&lt;/score&gt; &lt;player&gt;1 Player&lt;/player&gt; &lt;story&gt;Scorcher is a futuristic racing game by Scavenger. In dark post-war-looking decors, you race against a couple of opponents driving in a spherical racer. You can pick up special triangles to gain speed powerups.****The graphics support resolutions up to 640x480.&lt;/story&gt; &lt;/game&gt;</text:p>
          </table:table-cell>
          <table:table-cell table:number-columns-repeated="1013"/>
        </table:table-row>
        <table:table-row table:style-name="ro1">
          <table:table-cell office:value-type="string">
            <text:p>Scud - The Disposable Assassin (USA)</text:p>
          </table:table-cell>
          <table:table-cell office:value-type="float" office:value="1997">
            <text:p>1997</text:p>
          </table:table-cell>
          <table:table-cell office:value-type="string">
            <text:p>ESRB - T (Teen)</text:p>
          </table:table-cell>
          <table:table-cell office:value-type="string">
            <text:p>Scud - The Disposable Assassin </text:p>
          </table:table-cell>
          <table:table-cell office:value-type="string">
            <text:p>SegaSoft, Inc.</text:p>
          </table:table-cell>
          <table:table-cell office:value-type="string">
            <text:p>Syrox Developments</text:p>
          </table:table-cell>
          <table:table-cell office:value-type="string">
            <text:p>Shooter</text:p>
          </table:table-cell>
          <table:table-cell office:value-type="float" office:value="4.2">
            <text:p>4.2</text:p>
          </table:table-cell>
          <table:table-cell office:value-type="string">
            <text:p>1-2 Players</text:p>
          </table:table-cell>
          <table:table-cell office:value-type="string">
            <text:p>You play the game as Scud, a "disposable assassin", who has been hired to take out a target in the "Marvin's Manikan" factory. <text:s/>Based on the underground comic by Rob Schrab, Scuds are designed to self destruct after they have destroyed their target... Scud has become aware of this fact, and instead only injures his target enough to not self-destruct. <text:s/>But, being a robot, Scud has no money, and must turn to freelance jobs to pay for his original target's life support.****The game can be played with either a controller or the Virtua Stunner (or other compatible light gun). <text:s/>With a controller, the game is a side scrolling shoot-em-up; but with a light gun, it becomes a first person shooter. <text:s/>You can play with any combination of controllers and guns, but the game is essentially meant to be played with two guns (Scud himself uses two guns).****The game is fueled by music from "DJR/IB3 LTD." (Darryl J. Reavis &amp;amp; Illuminado Berrios, III), Fidget-X, and Unbelievable Jolly Machine</text:p>
          </table:table-cell>
          <table:table-cell table:style-name="Default"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Scud - The Disposable Assassin (USA)&quot;&gt; &lt;year&gt;1997&lt;/year&gt; &lt;rating&gt;ESRB - T (Teen)&lt;/rating&gt; &lt;title&gt;Scud - The Disposable Assassin &lt;/title&gt; &lt;pub&gt;SegaSoft, Inc.&lt;/pub&gt; &lt;dev&gt;Syrox Developments&lt;/dev&gt; &lt;genre&gt;Shooter&lt;/genre&gt; &lt;score&gt;4.2&lt;/score&gt; &lt;player&gt;1-2 Players&lt;/player&gt; &lt;story&gt;You play the game as Scud, a &quot;disposable assassin&quot;, who has been hired to take out a target in the &quot;Marvin's Manikan&quot; factory.  Based on the underground comic by Rob Schrab, Scuds are designed to self destruct after they have destroyed their target... Scud has become aware of this fact, and instead only injures his target enough to not self-destruct.  But, being a robot, Scud has no money, and must turn to freelance jobs to pay for his original target's life support.****The game can be played with either a controller or the Virtua Stunner (or other compatible light gun).  With a controller, the game is a side scrolling shoot-em-up; but with a light gun, it becomes a first person shooter.  You can play with any combination of controllers and guns, but the game is essentially meant to be played with two guns (Scud himself uses two guns).****The game is fueled by music from &quot;DJR/IB3 LTD.&quot; (Darryl J. Reavis &amp;amp; Illuminado Berrios, III), Fidget-X, and Unbelievable Jolly Machine&lt;/story&gt; &lt;/game&gt;">
            <text:p>&lt;game name="Scud - The Disposable Assassin (USA)"&gt; &lt;year&gt;1997&lt;/year&gt; &lt;rating&gt;ESRB - T (Teen)&lt;/rating&gt; &lt;title&gt;Scud - The Disposable Assassin &lt;/title&gt; &lt;pub&gt;SegaSoft, Inc.&lt;/pub&gt; &lt;dev&gt;Syrox Developments&lt;/dev&gt; &lt;genre&gt;Shooter&lt;/genre&gt; &lt;score&gt;4.2&lt;/score&gt; &lt;player&gt;1-2 Players&lt;/player&gt; &lt;story&gt;You play the game as Scud, a "disposable assassin", who has been hired to take out a target in the "Marvin's Manikan" factory. <text:s/>Based on the underground comic by Rob Schrab, Scuds are designed to self destruct after they have destroyed their target... Scud has become aware of this fact, and instead only injures his target enough to not self-destruct. <text:s/>But, being a robot, Scud has no money, and must turn to freelance jobs to pay for his original target's life support.****The game can be played with either a controller or the Virtua Stunner (or other compatible light gun). <text:s/>With a controller, the game is a side scrolling shoot-em-up; but with a light gun, it becomes a first person shooter. <text:s/>You can play with any combination of controllers and guns, but the game is essentially meant to be played with two guns (Scud himself uses two guns).****The game is fueled by music from "DJR/IB3 LTD." (Darryl J. Reavis &amp;amp; Illuminado Berrios, III), Fidget-X, and Unbelievable Jolly Machine&lt;/story&gt; &lt;/game&gt;</text:p>
          </table:table-cell>
          <table:table-cell table:number-columns-repeated="1013"/>
        </table:table-row>
        <table:table-row table:style-name="ro1">
          <table:table-cell office:value-type="string">
            <text:p>Sea Bass Fishing (Europe)</text:p>
          </table:table-cell>
          <table:table-cell office:value-type="float" office:value="1996">
            <text:p>1996</text:p>
          </table:table-cell>
          <table:table-cell office:value-type="string">
            <text:p>ESRB - E (Everyone)</text:p>
          </table:table-cell>
          <table:table-cell office:value-type="string">
            <text:p>Sea Bass Fishing </text:p>
          </table:table-cell>
          <table:table-cell table:number-columns-repeated="2" office:value-type="string">
            <text:p>JVC Digital Studios</text:p>
          </table:table-cell>
          <table:table-cell office:value-type="string">
            <text:p>Sports/Fishing</text:p>
          </table:table-cell>
          <table:table-cell office:value-type="float" office:value="3.6">
            <text:p>3.6</text:p>
          </table:table-cell>
          <table:table-cell office:value-type="string">
            <text:p>1 Player</text:p>
          </table:table-cell>
          <table:table-cell office:value-type="string">
            <text:p>No more fishy tales, it's time to wind in that dream catch in the comfort of your own home.Follow the instructor's expert advice and choose from an extensive range of tackle developed by the fishing experts at Daiwa.**From Barracuda to Tuna, watch the bite close up in beautiffuly rendered 3D graphics as the perspective zooms in on the underwater action. With a choice of Tournament and Free Fishing modes you can learn how to be a better fisherman and even fry up you catch in the lodge keeper's kitchen.</text:p>
          </table:table-cell>
          <table:table-cell table:style-name="Default"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Sea Bass Fishing (Europe)&quot;&gt; &lt;year&gt;1996&lt;/year&gt; &lt;rating&gt;ESRB - E (Everyone)&lt;/rating&gt; &lt;title&gt;Sea Bass Fishing &lt;/title&gt; &lt;pub&gt;JVC Digital Studios&lt;/pub&gt; &lt;dev&gt;JVC Digital Studios&lt;/dev&gt; &lt;genre&gt;Sports/Fishing&lt;/genre&gt; &lt;score&gt;3.6&lt;/score&gt; &lt;player&gt;1 Player&lt;/player&gt; &lt;story&gt;No more fishy tales, it's time to wind in that dream catch in the comfort of your own home.Follow the instructor's expert advice and choose from an extensive range of tackle developed by the fishing experts at Daiwa.**From Barracuda to Tuna, watch the bite close up in beautiffuly rendered 3D graphics as the perspective zooms in on the underwater action. With a choice of Tournament and Free Fishing modes you can learn how to be a better fisherman and even fry up you catch in the lodge keeper's kitchen.&lt;/story&gt; &lt;/game&gt;">
            <text:p>&lt;game name="Sea Bass Fishing (Europe)"&gt; &lt;year&gt;1996&lt;/year&gt; &lt;rating&gt;ESRB - E (Everyone)&lt;/rating&gt; &lt;title&gt;Sea Bass Fishing &lt;/title&gt; &lt;pub&gt;JVC Digital Studios&lt;/pub&gt; &lt;dev&gt;JVC Digital Studios&lt;/dev&gt; &lt;genre&gt;Sports/Fishing&lt;/genre&gt; &lt;score&gt;3.6&lt;/score&gt; &lt;player&gt;1 Player&lt;/player&gt; &lt;story&gt;No more fishy tales, it's time to wind in that dream catch in the comfort of your own home.Follow the instructor's expert advice and choose from an extensive range of tackle developed by the fishing experts at Daiwa.**From Barracuda to Tuna, watch the bite close up in beautiffuly rendered 3D graphics as the perspective zooms in on the underwater action. With a choice of Tournament and Free Fishing modes you can learn how to be a better fisherman and even fry up you catch in the lodge keeper's kitchen.&lt;/story&gt; &lt;/game&gt;</text:p>
          </table:table-cell>
          <table:table-cell table:number-columns-repeated="1013"/>
        </table:table-row>
        <table:table-row table:style-name="ro1">
          <table:table-cell office:value-type="string">
            <text:p>Sega Ages (USA)</text:p>
          </table:table-cell>
          <table:table-cell office:value-type="float" office:value="1996">
            <text:p>1996</text:p>
          </table:table-cell>
          <table:table-cell office:value-type="string">
            <text:p>ESRB - E (Everyone)</text:p>
          </table:table-cell>
          <table:table-cell office:value-type="string">
            <text:p>Sega Ages </text:p>
          </table:table-cell>
          <table:table-cell office:value-type="string">
            <text:p>SPAZ</text:p>
          </table:table-cell>
          <table:table-cell office:value-type="string">
            <text:p>Rutubo Games</text:p>
          </table:table-cell>
          <table:table-cell office:value-type="string">
            <text:p>Multiplay</text:p>
          </table:table-cell>
          <table:table-cell office:value-type="float" office:value="4.6">
            <text:p>4.6</text:p>
          </table:table-cell>
          <table:table-cell office:value-type="string">
            <text:p>1 Player</text:p>
          </table:table-cell>
          <table:table-cell office:value-type="string">
            <text:p>A collection of three of Sega's most popular arcade games of the 1980s, translated for the Sega Saturn - Outrun, After Burner II and Space Harrier.****In Outrun, get behind the wheel of your Ferrari and reach the checkpoints in time. Choose your destination as the road forks, and make sure you make it to the finish line before the timer reads zero.****After Burner II allows you to fly the most feared jet fighter in the skies - the SSF-14 - and annihilate the enemy. With two Vulcan guns, heat seaking missiles and an afterburner, as well as support from the crew of the aircraft carrier Sega Enterprise, the object is to shoot the enemy from the sky - before they get you.****Space Harrier is a shoot 'em up set in a fantasy future world. Armed with a gun and a jet pack, it is your job to rid Dragonland of the demon Absymbel and his evil forces.</text:p>
          </table:table-cell>
          <table:table-cell table:style-name="Default"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Sega Ages (USA)&quot;&gt; &lt;year&gt;1996&lt;/year&gt; &lt;rating&gt;ESRB - E (Everyone)&lt;/rating&gt; &lt;title&gt;Sega Ages &lt;/title&gt; &lt;pub&gt;SPAZ&lt;/pub&gt; &lt;dev&gt;Rutubo Games&lt;/dev&gt; &lt;genre&gt;Multiplay&lt;/genre&gt; &lt;score&gt;4.6&lt;/score&gt; &lt;player&gt;1 Player&lt;/player&gt; &lt;story&gt;A collection of three of Sega's most popular arcade games of the 1980s, translated for the Sega Saturn - Outrun, After Burner II and Space Harrier.****In Outrun, get behind the wheel of your Ferrari and reach the checkpoints in time. Choose your destination as the road forks, and make sure you make it to the finish line before the timer reads zero.****After Burner II allows you to fly the most feared jet fighter in the skies - the SSF-14 - and annihilate the enemy. With two Vulcan guns, heat seaking missiles and an afterburner, as well as support from the crew of the aircraft carrier Sega Enterprise, the object is to shoot the enemy from the sky - before they get you.****Space Harrier is a shoot 'em up set in a fantasy future world. Armed with a gun and a jet pack, it is your job to rid Dragonland of the demon Absymbel and his evil forces.&lt;/story&gt; &lt;/game&gt;">
            <text:p>&lt;game name="Sega Ages (USA)"&gt; &lt;year&gt;1996&lt;/year&gt; &lt;rating&gt;ESRB - E (Everyone)&lt;/rating&gt; &lt;title&gt;Sega Ages &lt;/title&gt; &lt;pub&gt;SPAZ&lt;/pub&gt; &lt;dev&gt;Rutubo Games&lt;/dev&gt; &lt;genre&gt;Multiplay&lt;/genre&gt; &lt;score&gt;4.6&lt;/score&gt; &lt;player&gt;1 Player&lt;/player&gt; &lt;story&gt;A collection of three of Sega's most popular arcade games of the 1980s, translated for the Sega Saturn - Outrun, After Burner II and Space Harrier.****In Outrun, get behind the wheel of your Ferrari and reach the checkpoints in time. Choose your destination as the road forks, and make sure you make it to the finish line before the timer reads zero.****After Burner II allows you to fly the most feared jet fighter in the skies - the SSF-14 - and annihilate the enemy. With two Vulcan guns, heat seaking missiles and an afterburner, as well as support from the crew of the aircraft carrier Sega Enterprise, the object is to shoot the enemy from the sky - before they get you.****Space Harrier is a shoot 'em up set in a fantasy future world. Armed with a gun and a jet pack, it is your job to rid Dragonland of the demon Absymbel and his evil forces.&lt;/story&gt; &lt;/game&gt;</text:p>
          </table:table-cell>
          <table:table-cell table:number-columns-repeated="1013"/>
        </table:table-row>
        <table:table-row table:style-name="ro1">
          <table:table-cell office:value-type="string">
            <text:p>Sega Rally Championship (USA)</text:p>
          </table:table-cell>
          <table:table-cell office:value-type="float" office:value="1997">
            <text:p>1997</text:p>
          </table:table-cell>
          <table:table-cell office:value-type="string">
            <text:p>ESRB - E (Everyone)</text:p>
          </table:table-cell>
          <table:table-cell office:value-type="string">
            <text:p>Sega Rally Championship </text:p>
          </table:table-cell>
          <table:table-cell office:value-type="string">
            <text:p>SEGA Enterprises Ltd.</text:p>
          </table:table-cell>
          <table:table-cell office:value-type="string">
            <text:p>Sega</text:p>
          </table:table-cell>
          <table:table-cell office:value-type="string">
            <text:p>Driving</text:p>
          </table:table-cell>
          <table:table-cell office:value-type="float" office:value="4.1">
            <text:p>4.1</text:p>
          </table:table-cell>
          <table:table-cell office:value-type="string">
            <text:p>1-2 Players</text:p>
          </table:table-cell>
          <table:table-cell office:value-type="string">
            <text:p>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text:p>
          </table:table-cell>
          <table:table-cell table:style-name="Default"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Sega Rally Championship (USA)&quot;&gt; &lt;year&gt;1997&lt;/year&gt; &lt;rating&gt;ESRB - E (Everyone)&lt;/rating&gt; &lt;title&gt;Sega Rally Championship &lt;/title&gt; &lt;pub&gt;SEGA Enterprises Ltd.&lt;/pub&gt; &lt;dev&gt;Sega&lt;/dev&gt; &lt;genre&gt;Driving&lt;/genre&gt; &lt;score&gt;4.1&lt;/score&gt; &lt;player&gt;1-2 Players&lt;/player&gt; &lt;story&gt;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lt;/story&gt; &lt;/game&gt;">
            <text:p>&lt;game name="Sega Rally Championship (USA)"&gt; &lt;year&gt;1997&lt;/year&gt; &lt;rating&gt;ESRB - E (Everyone)&lt;/rating&gt; &lt;title&gt;Sega Rally Championship &lt;/title&gt; &lt;pub&gt;SEGA Enterprises Ltd.&lt;/pub&gt; &lt;dev&gt;Sega&lt;/dev&gt; &lt;genre&gt;Driving&lt;/genre&gt; &lt;score&gt;4.1&lt;/score&gt; &lt;player&gt;1-2 Players&lt;/player&gt; &lt;story&gt;Sega Rally was a major success in the arcades, bringing rally-style racing to the masses before the Colin McRae games. Four detailed tracks have been created, with a succession of stomach-churning bends and jumps, and you can choose from 3 different cars. As well as the main championship, there is a time-trial mode featuring a ghost car to beat, so you always know how your run compares with your best-ever. Two machines can be linked for multi-player action. The handling of the cars is unrealistic, to put the focus on action and instant playability.&lt;/story&gt; &lt;/game&gt;</text:p>
          </table:table-cell>
          <table:table-cell table:number-columns-repeated="1013"/>
        </table:table-row>
        <table:table-row table:style-name="ro1">
          <table:table-cell office:value-type="string">
            <text:p>Sega Touring Car Championship (USA)</text:p>
          </table:table-cell>
          <table:table-cell office:value-type="float" office:value="1997">
            <text:p>1997</text:p>
          </table:table-cell>
          <table:table-cell office:value-type="string">
            <text:p>ESRB - E (Everyone)</text:p>
          </table:table-cell>
          <table:table-cell office:value-type="string">
            <text:p>Sega Touring Car Championship </text:p>
          </table:table-cell>
          <table:table-cell office:value-type="string">
            <text:p>SEGA Europe Ltd.</text:p>
          </table:table-cell>
          <table:table-cell office:value-type="string">
            <text:p>Sega</text:p>
          </table:table-cell>
          <table:table-cell office:value-type="string">
            <text:p>Driving</text:p>
          </table:table-cell>
          <table:table-cell office:value-type="float" office:value="3.5">
            <text:p>3.5</text:p>
          </table:table-cell>
          <table:table-cell office:value-type="string">
            <text:p>1-2 Players</text:p>
          </table:table-cell>
          <table:table-cell office:value-type="string">
            <text:p>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Arcade" and a "PC"/"Saturn"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As usual, there are additional modes, tracks and cars to be unlocked for those proficient in the game.****Another feature was the "Global Ranking" mode, where players of either version could e-mail Sega of Japan a password containing his times, and compare them to the World's finest players, as well as in special one-day only "Global Net Events".</text:p>
          </table:table-cell>
          <table:table-cell table:style-name="Default"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Sega Touring Car Championship (USA)&quot;&gt; &lt;year&gt;1997&lt;/year&gt; &lt;rating&gt;ESRB - E (Everyone)&lt;/rating&gt; &lt;title&gt;Sega Touring Car Championship &lt;/title&gt; &lt;pub&gt;SEGA Europe Ltd.&lt;/pub&gt; &lt;dev&gt;Sega&lt;/dev&gt; &lt;genre&gt;Driving&lt;/genre&gt; &lt;score&gt;3.5&lt;/score&gt; &lt;player&gt;1-2 Players&lt;/player&gt; &lt;story&gt;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quot;Arcade&quot; and a &quot;PC&quot;/&quot;Saturn&quot;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As usual, there are additional modes, tracks and cars to be unlocked for those proficient in the game.****Another feature was the &quot;Global Ranking&quot; mode, where players of either version could e-mail Sega of Japan a password containing his times, and compare them to the World's finest players, as well as in special one-day only &quot;Global Net Events&quot;.&lt;/story&gt; &lt;/game&gt;">
            <text:p>&lt;game name="Sega Touring Car Championship (USA)"&gt; &lt;year&gt;1997&lt;/year&gt; &lt;rating&gt;ESRB - E (Everyone)&lt;/rating&gt; &lt;title&gt;Sega Touring Car Championship &lt;/title&gt; &lt;pub&gt;SEGA Europe Ltd.&lt;/pub&gt; &lt;dev&gt;Sega&lt;/dev&gt; &lt;genre&gt;Driving&lt;/genre&gt; &lt;score&gt;3.5&lt;/score&gt; &lt;player&gt;1-2 Players&lt;/player&gt; &lt;story&gt;After Virtua Racing, Daytona USA and Sega Rally, yet another classic SEGA arcade racer (this time, from the Model 2C CRX architecture) is converted for home users. After open-wheel, stock and rally cars, Sega took on the popular European Touring Car races (factory models modified for racing), featuring four real models (Alfa Romeo 155V6TI, Toyota Supra GT, AMG Mercedes C-Class and Opel Calibra V6) as well as some hidden cars. Some models feature four-wheel drive (easier to control on sharper turns) while other only have rear-wheel drive (forcing the player to calculate turns properly so the car doesn't skid). Because of this, gameplay is notoriously tighter and less forgiving than in any of the previous titles by Sega. ****Like with other Sega arcade ports, this home versions features both an "Arcade" and a "PC"/"Saturn" mode (the biggest difference being the time constraints and inability to use tweaked cars in arcade) with the usual Championship (three races in a row) and Time Attack modes, and a 2P split-screen race is also available. There are three tracks, plus one more as the final race (as usual with contemporary Sega arcade racers), and two viewpoints (behind and front bumper) are at the disposal of the player.**As usual, there are additional modes, tracks and cars to be unlocked for those proficient in the game.****Another feature was the "Global Ranking" mode, where players of either version could e-mail Sega of Japan a password containing his times, and compare them to the World's finest players, as well as in special one-day only "Global Net Events".&lt;/story&gt; &lt;/game&gt;</text:p>
          </table:table-cell>
          <table:table-cell table:number-columns-repeated="1013"/>
        </table:table-row>
        <table:table-row table:style-name="ro1">
          <table:table-cell office:value-type="string">
            <text:p>Sega Worldwide Soccer '97 (USA)</text:p>
          </table:table-cell>
          <table:table-cell office:value-type="float" office:value="1996">
            <text:p>1996</text:p>
          </table:table-cell>
          <table:table-cell office:value-type="string">
            <text:p>ESRB - E (Everyone)</text:p>
          </table:table-cell>
          <table:table-cell office:value-type="string">
            <text:p>Sega Worldwide Soccer '97 </text:p>
          </table:table-cell>
          <table:table-cell office:value-type="string">
            <text:p>SEGA of America, Inc.</text:p>
          </table:table-cell>
          <table:table-cell office:value-type="string">
            <text:p>Sega</text:p>
          </table:table-cell>
          <table:table-cell office:value-type="string">
            <text:p>Sports/Soccer</text:p>
          </table:table-cell>
          <table:table-cell office:value-type="float" office:value="4.2">
            <text:p>4.2</text:p>
          </table:table-cell>
          <table:table-cell office:value-type="string">
            <text:p>1-4 Players</text:p>
          </table:table-cell>
          <table:table-cell office:value-type="string">
            <text:p>Well, it's a soccer game made by Sega but with an arcade-like style of gameplay. So the handling is kept pretty straight-forward: one button for a shot towards the enemy goal (from any position on the field), one for passing to teammates and one for lobbing. But <text:s/>simple doesn't mean limited since a couple of things are not explained in the manual and you'll have to figure them out yourself, which can take some time.**You can choose between dozens of national teams from all over the world. Player names are made up since there's no Fifa license or anything but they're editable if you feel like correcting that. Game modes include Exhibition, Tournament, League or World Cup. You can play either versus the CPU, vs. up to 2 human players or even coop (2 humans vs. the CPU or other 2 humans).</text:p>
          </table:table-cell>
          <table:table-cell table:style-name="Default"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Sega Worldwide Soccer '97 (USA)&quot;&gt; &lt;year&gt;1996&lt;/year&gt; &lt;rating&gt;ESRB - E (Everyone)&lt;/rating&gt; &lt;title&gt;Sega Worldwide Soccer '97 &lt;/title&gt; &lt;pub&gt;SEGA of America, Inc.&lt;/pub&gt; &lt;dev&gt;Sega&lt;/dev&gt; &lt;genre&gt;Sports/Soccer&lt;/genre&gt; &lt;score&gt;4.2&lt;/score&gt; &lt;player&gt;1-4 Players&lt;/player&gt; &lt;story&gt;Well, it's a soccer game made by Sega but with an arcade-like style of gameplay. So the handling is kept pretty straight-forward: one button for a shot towards the enemy goal (from any position on the field), one for passing to teammates and one for lobbing. But  simple doesn't mean limited since a couple of things are not explained in the manual and you'll have to figure them out yourself, which can take some time.**You can choose between dozens of national teams from all over the world. Player names are made up since there's no Fifa license or anything but they're editable if you feel like correcting that. Game modes include Exhibition, Tournament, League or World Cup. You can play either versus the CPU, vs. up to 2 human players or even coop (2 humans vs. the CPU or other 2 humans).&lt;/story&gt; &lt;/game&gt;">
            <text:p>&lt;game name="Sega Worldwide Soccer '97 (USA)"&gt; &lt;year&gt;1996&lt;/year&gt; &lt;rating&gt;ESRB - E (Everyone)&lt;/rating&gt; &lt;title&gt;Sega Worldwide Soccer '97 &lt;/title&gt; &lt;pub&gt;SEGA of America, Inc.&lt;/pub&gt; &lt;dev&gt;Sega&lt;/dev&gt; &lt;genre&gt;Sports/Soccer&lt;/genre&gt; &lt;score&gt;4.2&lt;/score&gt; &lt;player&gt;1-4 Players&lt;/player&gt; &lt;story&gt;Well, it's a soccer game made by Sega but with an arcade-like style of gameplay. So the handling is kept pretty straight-forward: one button for a shot towards the enemy goal (from any position on the field), one for passing to teammates and one for lobbing. But <text:s/>simple doesn't mean limited since a couple of things are not explained in the manual and you'll have to figure them out yourself, which can take some time.**You can choose between dozens of national teams from all over the world. Player names are made up since there's no Fifa license or anything but they're editable if you feel like correcting that. Game modes include Exhibition, Tournament, League or World Cup. You can play either versus the CPU, vs. up to 2 human players or even coop (2 humans vs. the CPU or other 2 humans).&lt;/story&gt; &lt;/game&gt;</text:p>
          </table:table-cell>
          <table:table-cell table:number-columns-repeated="1013"/>
        </table:table-row>
        <table:table-row table:style-name="ro1">
          <table:table-cell office:value-type="string">
            <text:p>Sega Worldwide Soccer '98 (USA)</text:p>
          </table:table-cell>
          <table:table-cell office:value-type="float" office:value="1998">
            <text:p>1998</text:p>
          </table:table-cell>
          <table:table-cell office:value-type="string">
            <text:p>ESRB - E (Everyone)</text:p>
          </table:table-cell>
          <table:table-cell office:value-type="string">
            <text:p>Sega Worldwide Soccer '98 </text:p>
          </table:table-cell>
          <table:table-cell office:value-type="string">
            <text:p>SEGA Enterprises Ltd.</text:p>
          </table:table-cell>
          <table:table-cell office:value-type="string">
            <text:p>Sega</text:p>
          </table:table-cell>
          <table:table-cell office:value-type="string">
            <text:p>Sports/Soccer</text:p>
          </table:table-cell>
          <table:table-cell office:value-type="float" office:value="4.1">
            <text:p>4.1</text:p>
          </table:table-cell>
          <table:table-cell office:value-type="string">
            <text:p>1-4 Players</text:p>
          </table:table-cell>
          <table:table-cell office:value-type="string">
            <text:p>Sega Worldwide Soccer 98 picks up where its predecessor stopped, adding two new stadiums, new animations, faster gameplay, and the most important, club teams from England, Spain and France for a total of 60 teams adding to the 48 of the International mode. While the game still lacks a license (except the English league, that has real player and team names), the name editor is still present. In the commentary box, Gary Bloom is joined by former England international and 1966 World Cup winner Jack Charlton. ****There are seven games modes: Friendly match, Club exhibition, Worldwide Cup, Club League, Cup Tournament and Penalty shootout.</text:p>
          </table:table-cell>
          <table:table-cell table:style-name="Default"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Sega Worldwide Soccer '98 (USA)&quot;&gt; &lt;year&gt;1998&lt;/year&gt; &lt;rating&gt;ESRB - E (Everyone)&lt;/rating&gt; &lt;title&gt;Sega Worldwide Soccer '98 &lt;/title&gt; &lt;pub&gt;SEGA Enterprises Ltd.&lt;/pub&gt; &lt;dev&gt;Sega&lt;/dev&gt; &lt;genre&gt;Sports/Soccer&lt;/genre&gt; &lt;score&gt;4.1&lt;/score&gt; &lt;player&gt;1-4 Players&lt;/player&gt; &lt;story&gt;Sega Worldwide Soccer 98 picks up where its predecessor stopped, adding two new stadiums, new animations, faster gameplay, and the most important, club teams from England, Spain and France for a total of 60 teams adding to the 48 of the International mode. While the game still lacks a license (except the English league, that has real player and team names), the name editor is still present. In the commentary box, Gary Bloom is joined by former England international and 1966 World Cup winner Jack Charlton. ****There are seven games modes: Friendly match, Club exhibition, Worldwide Cup, Club League, Cup Tournament and Penalty shootout.&lt;/story&gt; &lt;/game&gt;">
            <text:p>&lt;game name="Sega Worldwide Soccer '98 (USA)"&gt; &lt;year&gt;1998&lt;/year&gt; &lt;rating&gt;ESRB - E (Everyone)&lt;/rating&gt; &lt;title&gt;Sega Worldwide Soccer '98 &lt;/title&gt; &lt;pub&gt;SEGA Enterprises Ltd.&lt;/pub&gt; &lt;dev&gt;Sega&lt;/dev&gt; &lt;genre&gt;Sports/Soccer&lt;/genre&gt; &lt;score&gt;4.1&lt;/score&gt; &lt;player&gt;1-4 Players&lt;/player&gt; &lt;story&gt;Sega Worldwide Soccer 98 picks up where its predecessor stopped, adding two new stadiums, new animations, faster gameplay, and the most important, club teams from England, Spain and France for a total of 60 teams adding to the 48 of the International mode. While the game still lacks a license (except the English league, that has real player and team names), the name editor is still present. In the commentary box, Gary Bloom is joined by former England international and 1966 World Cup winner Jack Charlton. ****There are seven games modes: Friendly match, Club exhibition, Worldwide Cup, Club League, Cup Tournament and Penalty shootout.&lt;/story&gt; &lt;/game&gt;</text:p>
          </table:table-cell>
          <table:table-cell table:number-columns-repeated="1013"/>
        </table:table-row>
        <table:table-row table:style-name="ro1">
          <table:table-cell office:value-type="string">
            <text:p>Shanghai - Triple Threat (USA)</text:p>
          </table:table-cell>
          <table:table-cell office:value-type="float" office:value="1998">
            <text:p>1998</text:p>
          </table:table-cell>
          <table:table-cell office:value-type="string">
            <text:p>ESRB - E (Everyone)</text:p>
          </table:table-cell>
          <table:table-cell office:value-type="string">
            <text:p>Shanghai - Triple Threat </text:p>
          </table:table-cell>
          <table:table-cell office:value-type="string">
            <text:p>Activision, Inc.</text:p>
          </table:table-cell>
          <table:table-cell office:value-type="string">
            <text:p>Activision</text:p>
          </table:table-cell>
          <table:table-cell office:value-type="string">
            <text:p>Board Games</text:p>
          </table:table-cell>
          <table:table-cell office:value-type="float" office:value="4.5">
            <text:p>4.5</text:p>
          </table:table-cell>
          <table:table-cell office:value-type="string">
            <text:p>1-2 Players</text:p>
          </table:table-cell>
          <table:table-cell office:value-type="string">
            <text:p>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text:s/>In The Great Wall, the tiles are stacked vertically, and fall when lower tiles are removed, a lá Tetris. In Beijing, gaps are created to slide groups of tiles along. The Golden Tile sees two players attempt to clear a set layout at once. <text:s/>The Triple-theme continues with three game modes: Solitaire, 2-player "Pandamonium", and Arcade. <text:s/>Three themed tile sets complete the "Triple Threat".</text:p>
          </table:table-cell>
          <table:table-cell table:style-name="Default"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Shanghai - Triple Threat (USA)&quot;&gt; &lt;year&gt;1998&lt;/year&gt; &lt;rating&gt;ESRB - E (Everyone)&lt;/rating&gt; &lt;title&gt;Shanghai - Triple Threat &lt;/title&gt; &lt;pub&gt;Activision, Inc.&lt;/pub&gt; &lt;dev&gt;Activision&lt;/dev&gt; &lt;genre&gt;Board Games&lt;/genre&gt; &lt;score&gt;4.5&lt;/score&gt; &lt;player&gt;1-2 Players&lt;/player&gt; &lt;story&gt;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In The Great Wall, the tiles are stacked vertically, and fall when lower tiles are removed, a lá Tetris. In Beijing, gaps are created to slide groups of tiles along. The Golden Tile sees two players attempt to clear a set layout at once.  The Triple-theme continues with three game modes: Solitaire, 2-player &quot;Pandamonium&quot;, and Arcade.  Three themed tile sets complete the &quot;Triple Threat&quot;.&lt;/story&gt; &lt;/game&gt;">
            <text:p>&lt;game name="Shanghai - Triple Threat (USA)"&gt; &lt;year&gt;1998&lt;/year&gt; &lt;rating&gt;ESRB - E (Everyone)&lt;/rating&gt; &lt;title&gt;Shanghai - Triple Threat &lt;/title&gt; &lt;pub&gt;Activision, Inc.&lt;/pub&gt; &lt;dev&gt;Activision&lt;/dev&gt; &lt;genre&gt;Board Games&lt;/genre&gt; &lt;score&gt;4.5&lt;/score&gt; &lt;player&gt;1-2 Players&lt;/player&gt; &lt;story&gt;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text:s/>In The Great Wall, the tiles are stacked vertically, and fall when lower tiles are removed, a lá Tetris. In Beijing, gaps are created to slide groups of tiles along. The Golden Tile sees two players attempt to clear a set layout at once. <text:s/>The Triple-theme continues with three game modes: Solitaire, 2-player "Pandamonium", and Arcade. <text:s/>Three themed tile sets complete the "Triple Threat".&lt;/story&gt; &lt;/game&gt;</text:p>
          </table:table-cell>
          <table:table-cell table:number-columns-repeated="1013"/>
        </table:table-row>
        <table:table-row table:style-name="ro1">
          <table:table-cell office:value-type="string">
            <text:p>Shellshock (USA)</text:p>
          </table:table-cell>
          <table:table-cell office:value-type="float" office:value="1996">
            <text:p>1996</text:p>
          </table:table-cell>
          <table:table-cell office:value-type="string">
            <text:p>ESRB - E (Everyone)</text:p>
          </table:table-cell>
          <table:table-cell office:value-type="string">
            <text:p>Shellshock </text:p>
          </table:table-cell>
          <table:table-cell office:value-type="string">
            <text:p>U.S. Gold, Inc.</text:p>
          </table:table-cell>
          <table:table-cell office:value-type="string">
            <text:p>Core Design Ltd.</text:p>
          </table:table-cell>
          <table:table-cell office:value-type="string">
            <text:p>Action</text:p>
          </table:table-cell>
          <table:table-cell office:value-type="float" office:value="2.9">
            <text:p>2.9</text:p>
          </table:table-cell>
          <table:table-cell office:value-type="string">
            <text:p>1 Player</text:p>
          </table:table-cell>
          <table:table-cell office:value-type="string">
            <text:p>Da Wardenz, an anti-terrorist tank force, is called in whenever there is trouble somewhere in the world. You are a rookie hired by the tank force and must prove yourself in 25 increasingly difficult missions.****'The Pen' is Da Wardenz' headquarters. It has all sorts of locations including the main hangar, basketball court, simulation room, workshop area, briefing room and various lockers (used for loading and saving missions). Before a mission, you can explore the headquarters and interact with each member of the team; you may learn something.****When you start a mission, the action is viewed from a first-person perspective. It has you controlling the M-13 Predator, a highly sophisticated and upgradable tank. The game is arcade-oriented and has much more in common with 'Quarantine' and 'Doom' than serious counterparts like 'M1 Tank Platoon'.**Your tank has unlimited bullets, can sustain heavy damage and can destroy enemies but also trees and buildings.****When a mission is successfully completed you earn cash which you can spend on repairing your tank and extra upgrades.</text:p>
          </table:table-cell>
          <table:table-cell table:style-name="Default"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Shellshock (USA)&quot;&gt; &lt;year&gt;1996&lt;/year&gt; &lt;rating&gt;ESRB - E (Everyone)&lt;/rating&gt; &lt;title&gt;Shellshock &lt;/title&gt; &lt;pub&gt;U.S. Gold, Inc.&lt;/pub&gt; &lt;dev&gt;Core Design Ltd.&lt;/dev&gt; &lt;genre&gt;Action&lt;/genre&gt; &lt;score&gt;2.9&lt;/score&gt; &lt;player&gt;1 Player&lt;/player&gt; &lt;story&gt;Da Wardenz, an anti-terrorist tank force, is called in whenever there is trouble somewhere in the world. You are a rookie hired by the tank force and must prove yourself in 25 increasingly difficult missions.****'The Pen' is Da Wardenz' headquarters. It has all sorts of locations including the main hangar, basketball court, simulation room, workshop area, briefing room and various lockers (used for loading and saving missions). Before a mission, you can explore the headquarters and interact with each member of the team; you may learn something.****When you start a mission, the action is viewed from a first-person perspective. It has you controlling the M-13 Predator, a highly sophisticated and upgradable tank. The game is arcade-oriented and has much more in common with 'Quarantine' and 'Doom' than serious counterparts like 'M1 Tank Platoon'.**Your tank has unlimited bullets, can sustain heavy damage and can destroy enemies but also trees and buildings.****When a mission is successfully completed you earn cash which you can spend on repairing your tank and extra upgrades.&lt;/story&gt; &lt;/game&gt;">
            <text:p>&lt;game name="Shellshock (USA)"&gt; &lt;year&gt;1996&lt;/year&gt; &lt;rating&gt;ESRB - E (Everyone)&lt;/rating&gt; &lt;title&gt;Shellshock &lt;/title&gt; &lt;pub&gt;U.S. Gold, Inc.&lt;/pub&gt; &lt;dev&gt;Core Design Ltd.&lt;/dev&gt; &lt;genre&gt;Action&lt;/genre&gt; &lt;score&gt;2.9&lt;/score&gt; &lt;player&gt;1 Player&lt;/player&gt; &lt;story&gt;Da Wardenz, an anti-terrorist tank force, is called in whenever there is trouble somewhere in the world. You are a rookie hired by the tank force and must prove yourself in 25 increasingly difficult missions.****'The Pen' is Da Wardenz' headquarters. It has all sorts of locations including the main hangar, basketball court, simulation room, workshop area, briefing room and various lockers (used for loading and saving missions). Before a mission, you can explore the headquarters and interact with each member of the team; you may learn something.****When you start a mission, the action is viewed from a first-person perspective. It has you controlling the M-13 Predator, a highly sophisticated and upgradable tank. The game is arcade-oriented and has much more in common with 'Quarantine' and 'Doom' than serious counterparts like 'M1 Tank Platoon'.**Your tank has unlimited bullets, can sustain heavy damage and can destroy enemies but also trees and buildings.****When a mission is successfully completed you earn cash which you can spend on repairing your tank and extra upgrades.&lt;/story&gt; &lt;/game&gt;</text:p>
          </table:table-cell>
          <table:table-cell table:number-columns-repeated="1013"/>
        </table:table-row>
        <table:table-row table:style-name="ro1">
          <table:table-cell office:value-type="string">
            <text:p>Shining Force III (USA)</text:p>
          </table:table-cell>
          <table:table-cell office:value-type="float" office:value="1997">
            <text:p>1997</text:p>
          </table:table-cell>
          <table:table-cell office:value-type="string">
            <text:p>ESRB - T (Teen)</text:p>
          </table:table-cell>
          <table:table-cell office:value-type="string">
            <text:p>Shining Force III </text:p>
          </table:table-cell>
          <table:table-cell office:value-type="string">
            <text:p>SEGA of America, Inc.</text:p>
          </table:table-cell>
          <table:table-cell office:value-type="string">
            <text:p>Camelot Software Planning</text:p>
          </table:table-cell>
          <table:table-cell office:value-type="string">
            <text:p>Strategy</text:p>
          </table:table-cell>
          <table:table-cell office:value-type="float" office:value="3.8">
            <text:p>3.8</text:p>
          </table:table-cell>
          <table:table-cell office:value-type="string">
            <text:p>1 Player</text:p>
          </table:table-cell>
          <table:table-cell office:value-type="string">
            <text:p>Set in a world of fantasy and magic, Shining Force III places you in the boots of a young general, fighting to preserve the peace in your world. The story starts out as the Emperor is abducted from within the city of Saraband, and you must go on the run with your king, who is suspected of being the mastermind behind the abduction. Of course, things are not as they seem, and you will be taken through a web of lies and deceit in your quest to prove the King innocent.****The game is very similar in style to the earlier Shining Force titles, so anyone who's played them will be comfortable with the game, though likely they'll also be happy to find the game graphically overhauled, with a 3-D landscape and 3D characters during the battle animations. As ever the main game is controlled like a traditional RPG, with you controlling the main character, talking to NPC's and searching various items. However, the main selling point of the Shining Force series has always been its battle sequences. ****The combat system is amended from the earlier titles, with a new and unique "friendship" system, whereby the more two characters work together (helping each other out, healing each other etc.) the closer they bond, and they will start to give each other bonuses on the battlefield. Other traditional features, such as the rock-paper-scissors nature of the weapons (sword beats axe, axe beats spear, spear beats sword etc.) and the terrain effects (someone hiding in a forest is going to get better protection than someone on an open road) remain fully intact, and anyone who's played the earlier titles in the series will likely be very comfortable with the combat system.****It should be noted that this is actually the western conversion of Shining Force III: Episode I, and was therefore only the first episode in an intended series of three. Unfortunately the other two titles were never released outside of Japan, so most western gamers were only able to experience a third of the storyline.</text:p>
          </table:table-cell>
          <table:table-cell table:style-name="Default"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Shining Force III (USA)&quot;&gt; &lt;year&gt;1997&lt;/year&gt; &lt;rating&gt;ESRB - T (Teen)&lt;/rating&gt; &lt;title&gt;Shining Force III &lt;/title&gt; &lt;pub&gt;SEGA of America, Inc.&lt;/pub&gt; &lt;dev&gt;Camelot Software Planning&lt;/dev&gt; &lt;genre&gt;Strategy&lt;/genre&gt; &lt;score&gt;3.8&lt;/score&gt; &lt;player&gt;1 Player&lt;/player&gt; &lt;story&gt;Set in a world of fantasy and magic, Shining Force III places you in the boots of a young general, fighting to preserve the peace in your world. The story starts out as the Emperor is abducted from within the city of Saraband, and you must go on the run with your king, who is suspected of being the mastermind behind the abduction. Of course, things are not as they seem, and you will be taken through a web of lies and deceit in your quest to prove the King innocent.****The game is very similar in style to the earlier Shining Force titles, so anyone who's played them will be comfortable with the game, though likely they'll also be happy to find the game graphically overhauled, with a 3-D landscape and 3D characters during the battle animations. As ever the main game is controlled like a traditional RPG, with you controlling the main character, talking to NPC's and searching various items. However, the main selling point of the Shining Force series has always been its battle sequences. ****The combat system is amended from the earlier titles, with a new and unique &quot;friendship&quot; system, whereby the more two characters work together (helping each other out, healing each other etc.) the closer they bond, and they will start to give each other bonuses on the battlefield. Other traditional features, such as the rock-paper-scissors nature of the weapons (sword beats axe, axe beats spear, spear beats sword etc.) and the terrain effects (someone hiding in a forest is going to get better protection than someone on an open road) remain fully intact, and anyone who's played the earlier titles in the series will likely be very comfortable with the combat system.****It should be noted that this is actually the western conversion of Shining Force III: Episode I, and was therefore only the first episode in an intended series of three. Unfortunately the other two titles were never released outside of Japan, so most western gamers were only able to experience a third of the storyline.&lt;/story&gt; &lt;/game&gt;">
            <text:p>&lt;game name="Shining Force III (USA)"&gt; &lt;year&gt;1997&lt;/year&gt; &lt;rating&gt;ESRB - T (Teen)&lt;/rating&gt; &lt;title&gt;Shining Force III &lt;/title&gt; &lt;pub&gt;SEGA of America, Inc.&lt;/pub&gt; &lt;dev&gt;Camelot Software Planning&lt;/dev&gt; &lt;genre&gt;Strategy&lt;/genre&gt; &lt;score&gt;3.8&lt;/score&gt; &lt;player&gt;1 Player&lt;/player&gt; &lt;story&gt;Set in a world of fantasy and magic, Shining Force III places you in the boots of a young general, fighting to preserve the peace in your world. The story starts out as the Emperor is abducted from within the city of Saraband, and you must go on the run with your king, who is suspected of being the mastermind behind the abduction. Of course, things are not as they seem, and you will be taken through a web of lies and deceit in your quest to prove the King innocent.****The game is very similar in style to the earlier Shining Force titles, so anyone who's played them will be comfortable with the game, though likely they'll also be happy to find the game graphically overhauled, with a 3-D landscape and 3D characters during the battle animations. As ever the main game is controlled like a traditional RPG, with you controlling the main character, talking to NPC's and searching various items. However, the main selling point of the Shining Force series has always been its battle sequences. ****The combat system is amended from the earlier titles, with a new and unique "friendship" system, whereby the more two characters work together (helping each other out, healing each other etc.) the closer they bond, and they will start to give each other bonuses on the battlefield. Other traditional features, such as the rock-paper-scissors nature of the weapons (sword beats axe, axe beats spear, spear beats sword etc.) and the terrain effects (someone hiding in a forest is going to get better protection than someone on an open road) remain fully intact, and anyone who's played the earlier titles in the series will likely be very comfortable with the combat system.****It should be noted that this is actually the western conversion of Shining Force III: Episode I, and was therefore only the first episode in an intended series of three. Unfortunately the other two titles were never released outside of Japan, so most western gamers were only able to experience a third of the storyline.&lt;/story&gt; &lt;/game&gt;</text:p>
          </table:table-cell>
          <table:table-cell table:number-columns-repeated="1013"/>
        </table:table-row>
        <table:table-row table:style-name="ro1">
          <table:table-cell office:value-type="string">
            <text:p>Shining the Holy Ark (USA)</text:p>
          </table:table-cell>
          <table:table-cell office:value-type="float" office:value="1996">
            <text:p>1996</text:p>
          </table:table-cell>
          <table:table-cell office:value-type="string">
            <text:p>ESRB - E (Everyone)</text:p>
          </table:table-cell>
          <table:table-cell office:value-type="string">
            <text:p>Shining the Holy Ark </text:p>
          </table:table-cell>
          <table:table-cell office:value-type="string">
            <text:p>SEGA of America, Inc.</text:p>
          </table:table-cell>
          <table:table-cell office:value-type="string">
            <text:p>Camelot Software Planning</text:p>
          </table:table-cell>
          <table:table-cell office:value-type="string">
            <text:p>Role-Playing</text:p>
          </table:table-cell>
          <table:table-cell office:value-type="string">
            <text:p>4.0</text:p>
          </table:table-cell>
          <table:table-cell office:value-type="string">
            <text:p>1 Player</text:p>
          </table:table-cell>
          <table:table-cell office:value-type="string">
            <text:p>Part of the Shining game universe, "Shining the Holy Ark" is a pure console-style RPG (unlike <text:s/>Shining Force games, that were strategy/RPG hybrids). You play the role of a young swordsman Arthur, who decided to work as a mercenary for various people needing his services. On his first mission, the King of Enrich sends him to a mine, in order to find and punish a renegade ninja who has escaped from him. However, an accident occurs that makes Arthur realize that he'll have to do much more than his usual mercenary assignment, and that there is a true evil in the world that must be defeated at all costs.****The game features 3D graphics and utilizes first-person perspective for dungeons and battles. The turn-based battles are of a traditional Japanese RPG kind, except the addition of "Pixie System". In various places in the game you can find pixies who can later be used as allies in battles.</text:p>
          </table:table-cell>
          <table:table-cell table:style-name="Default"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Shining the Holy Ark (USA)&quot;&gt; &lt;year&gt;1996&lt;/year&gt; &lt;rating&gt;ESRB - E (Everyone)&lt;/rating&gt; &lt;title&gt;Shining the Holy Ark &lt;/title&gt; &lt;pub&gt;SEGA of America, Inc.&lt;/pub&gt; &lt;dev&gt;Camelot Software Planning&lt;/dev&gt; &lt;genre&gt;Role-Playing&lt;/genre&gt; &lt;score&gt;4.0&lt;/score&gt; &lt;player&gt;1 Player&lt;/player&gt; &lt;story&gt;Part of the Shining game universe, &quot;Shining the Holy Ark&quot; is a pure console-style RPG (unlike  Shining Force games, that were strategy/RPG hybrids). You play the role of a young swordsman Arthur, who decided to work as a mercenary for various people needing his services. On his first mission, the King of Enrich sends him to a mine, in order to find and punish a renegade ninja who has escaped from him. However, an accident occurs that makes Arthur realize that he'll have to do much more than his usual mercenary assignment, and that there is a true evil in the world that must be defeated at all costs.****The game features 3D graphics and utilizes first-person perspective for dungeons and battles. The turn-based battles are of a traditional Japanese RPG kind, except the addition of &quot;Pixie System&quot;. In various places in the game you can find pixies who can later be used as allies in battles.&lt;/story&gt; &lt;/game&gt;">
            <text:p>&lt;game name="Shining the Holy Ark (USA)"&gt; &lt;year&gt;1996&lt;/year&gt; &lt;rating&gt;ESRB - E (Everyone)&lt;/rating&gt; &lt;title&gt;Shining the Holy Ark &lt;/title&gt; &lt;pub&gt;SEGA of America, Inc.&lt;/pub&gt; &lt;dev&gt;Camelot Software Planning&lt;/dev&gt; &lt;genre&gt;Role-Playing&lt;/genre&gt; &lt;score&gt;4.0&lt;/score&gt; &lt;player&gt;1 Player&lt;/player&gt; &lt;story&gt;Part of the Shining game universe, "Shining the Holy Ark" is a pure console-style RPG (unlike <text:s/>Shining Force games, that were strategy/RPG hybrids). You play the role of a young swordsman Arthur, who decided to work as a mercenary for various people needing his services. On his first mission, the King of Enrich sends him to a mine, in order to find and punish a renegade ninja who has escaped from him. However, an accident occurs that makes Arthur realize that he'll have to do much more than his usual mercenary assignment, and that there is a true evil in the world that must be defeated at all costs.****The game features 3D graphics and utilizes first-person perspective for dungeons and battles. The turn-based battles are of a traditional Japanese RPG kind, except the addition of "Pixie System". In various places in the game you can find pixies who can later be used as allies in battles.&lt;/story&gt; &lt;/game&gt;</text:p>
          </table:table-cell>
          <table:table-cell table:number-columns-repeated="1013"/>
        </table:table-row>
        <table:table-row table:style-name="ro1">
          <table:table-cell office:value-type="string">
            <text:p>Shining Wisdom (USA)</text:p>
          </table:table-cell>
          <table:table-cell office:value-type="float" office:value="1995">
            <text:p>1995</text:p>
          </table:table-cell>
          <table:table-cell office:value-type="string">
            <text:p>ESRB - E (Everyone)</text:p>
          </table:table-cell>
          <table:table-cell office:value-type="string">
            <text:p>Shining Wisdom </text:p>
          </table:table-cell>
          <table:table-cell office:value-type="string">
            <text:p>Working Designs</text:p>
          </table:table-cell>
          <table:table-cell office:value-type="string">
            <text:p>Camelot Software Planning</text:p>
          </table:table-cell>
          <table:table-cell office:value-type="string">
            <text:p>Role-Playing</text:p>
          </table:table-cell>
          <table:table-cell office:value-type="float" office:value="4.6">
            <text:p>4.6</text:p>
          </table:table-cell>
          <table:table-cell office:value-type="string">
            <text:p>1 Player</text:p>
          </table:table-cell>
          <table:table-cell office:value-type="string">
            <text:p>Shining Wisdom is the 4th game in the Shining series, but is completely different from the others. Neither a dungeon crawl like Shining in the Darkness, or a tactical battle RPG like Shining Force, the game plays very similarly to Zelda, with its action RPG elements. **The game proceeds by collecting various items found in dungeons and then combining them with magical orbs to create different spell effects that can be used to tackle enemies and solve the riddles that must be bested to beat each labyrinth.</text:p>
          </table:table-cell>
          <table:table-cell table:style-name="Default"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Shining Wisdom (USA)&quot;&gt; &lt;year&gt;1995&lt;/year&gt; &lt;rating&gt;ESRB - E (Everyone)&lt;/rating&gt; &lt;title&gt;Shining Wisdom &lt;/title&gt; &lt;pub&gt;Working Designs&lt;/pub&gt; &lt;dev&gt;Camelot Software Planning&lt;/dev&gt; &lt;genre&gt;Role-Playing&lt;/genre&gt; &lt;score&gt;4.6&lt;/score&gt; &lt;player&gt;1 Player&lt;/player&gt; &lt;story&gt;Shining Wisdom is the 4th game in the Shining series, but is completely different from the others. Neither a dungeon crawl like Shining in the Darkness, or a tactical battle RPG like Shining Force, the game plays very similarly to Zelda, with its action RPG elements. **The game proceeds by collecting various items found in dungeons and then combining them with magical orbs to create different spell effects that can be used to tackle enemies and solve the riddles that must be bested to beat each labyrinth.&lt;/story&gt; &lt;/game&gt;">
            <text:p>&lt;game name="Shining Wisdom (USA)"&gt; &lt;year&gt;1995&lt;/year&gt; &lt;rating&gt;ESRB - E (Everyone)&lt;/rating&gt; &lt;title&gt;Shining Wisdom &lt;/title&gt; &lt;pub&gt;Working Designs&lt;/pub&gt; &lt;dev&gt;Camelot Software Planning&lt;/dev&gt; &lt;genre&gt;Role-Playing&lt;/genre&gt; &lt;score&gt;4.6&lt;/score&gt; &lt;player&gt;1 Player&lt;/player&gt; &lt;story&gt;Shining Wisdom is the 4th game in the Shining series, but is completely different from the others. Neither a dungeon crawl like Shining in the Darkness, or a tactical battle RPG like Shining Force, the game plays very similarly to Zelda, with its action RPG elements. **The game proceeds by collecting various items found in dungeons and then combining them with magical orbs to create different spell effects that can be used to tackle enemies and solve the riddles that must be bested to beat each labyrinth.&lt;/story&gt; &lt;/game&gt;</text:p>
          </table:table-cell>
          <table:table-cell table:number-columns-repeated="1013"/>
        </table:table-row>
        <table:table-row table:style-name="ro1">
          <table:table-cell office:value-type="string">
            <text:p>Shinobi Legions (USA)</text:p>
          </table:table-cell>
          <table:table-cell office:value-type="float" office:value="1995">
            <text:p>1995</text:p>
          </table:table-cell>
          <table:table-cell office:value-type="string">
            <text:p>ESRB - T (Teen)</text:p>
          </table:table-cell>
          <table:table-cell office:value-type="string">
            <text:p>Shinobi Legions </text:p>
          </table:table-cell>
          <table:table-cell office:value-type="string">
            <text:p>Vic Tokai, Inc.</text:p>
          </table:table-cell>
          <table:table-cell office:value-type="string">
            <text:p>Sega</text:p>
          </table:table-cell>
          <table:table-cell office:value-type="string">
            <text:p>Action</text:p>
          </table:table-cell>
          <table:table-cell office:value-type="float" office:value="3.5">
            <text:p>3.5</text:p>
          </table:table-cell>
          <table:table-cell office:value-type="string">
            <text:p>1 Player</text:p>
          </table:table-cell>
          <table:table-cell office:value-type="string">
            <text:p>A ninjitsu master trains three children: two brothers, Kazuma and Sho, and his own daughter Aya. As they grow up, the oldest boy, Kazuma, becomes obsessed with power and demands to learn the sacred techniques of absolute power. The master refuses, and Kazuma leaves, vowing revenge.****Many years later, long after the master's death, Kazuma returns with an army. He plots his revenge by kidnapping Aya and thus luring Sho into his hideout. As Sho, you must defeat Kazuma and rescue Aya.****Shinobi Legions is a side-scrolling action game, similar to Shinobi III. <text:s/>Sho's primary weapons are a sword and a finite number of shurikens, both of which are activated with separate buttons. Sho can learn nearly a dozen sword abilities (spinning slash, downward slash, sword shielding, etc.) by collecting powerups scattered throughout levels. There are also "Fire Dragon" powerups that act as single use ninja magic attacks that damage all enemies onscreen, which is the only ninja magic available to Sho. The 9 levels range from fighting in the jungle to climbing Mount Fuji, where Sho will encounter mostly enemy ninjas and a few animal enemies (eagles, snakes, etc.). Shinobi Legions is the only Shinobi game for the Saturn and is notable for its use of live-action cutscenes and its use of blood (the first in the series).</text:p>
          </table:table-cell>
          <table:table-cell table:style-name="Default"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Shinobi Legions (USA)&quot;&gt; &lt;year&gt;1995&lt;/year&gt; &lt;rating&gt;ESRB - T (Teen)&lt;/rating&gt; &lt;title&gt;Shinobi Legions &lt;/title&gt; &lt;pub&gt;Vic Tokai, Inc.&lt;/pub&gt; &lt;dev&gt;Sega&lt;/dev&gt; &lt;genre&gt;Action&lt;/genre&gt; &lt;score&gt;3.5&lt;/score&gt; &lt;player&gt;1 Player&lt;/player&gt; &lt;story&gt;A ninjitsu master trains three children: two brothers, Kazuma and Sho, and his own daughter Aya. As they grow up, the oldest boy, Kazuma, becomes obsessed with power and demands to learn the sacred techniques of absolute power. The master refuses, and Kazuma leaves, vowing revenge.****Many years later, long after the master's death, Kazuma returns with an army. He plots his revenge by kidnapping Aya and thus luring Sho into his hideout. As Sho, you must defeat Kazuma and rescue Aya.****Shinobi Legions is a side-scrolling action game, similar to Shinobi III.  Sho's primary weapons are a sword and a finite number of shurikens, both of which are activated with separate buttons. Sho can learn nearly a dozen sword abilities (spinning slash, downward slash, sword shielding, etc.) by collecting powerups scattered throughout levels. There are also &quot;Fire Dragon&quot; powerups that act as single use ninja magic attacks that damage all enemies onscreen, which is the only ninja magic available to Sho. The 9 levels range from fighting in the jungle to climbing Mount Fuji, where Sho will encounter mostly enemy ninjas and a few animal enemies (eagles, snakes, etc.). Shinobi Legions is the only Shinobi game for the Saturn and is notable for its use of live-action cutscenes and its use of blood (the first in the series).&lt;/story&gt; &lt;/game&gt;">
            <text:p>&lt;game name="Shinobi Legions (USA)"&gt; &lt;year&gt;1995&lt;/year&gt; &lt;rating&gt;ESRB - T (Teen)&lt;/rating&gt; &lt;title&gt;Shinobi Legions &lt;/title&gt; &lt;pub&gt;Vic Tokai, Inc.&lt;/pub&gt; &lt;dev&gt;Sega&lt;/dev&gt; &lt;genre&gt;Action&lt;/genre&gt; &lt;score&gt;3.5&lt;/score&gt; &lt;player&gt;1 Player&lt;/player&gt; &lt;story&gt;A ninjitsu master trains three children: two brothers, Kazuma and Sho, and his own daughter Aya. As they grow up, the oldest boy, Kazuma, becomes obsessed with power and demands to learn the sacred techniques of absolute power. The master refuses, and Kazuma leaves, vowing revenge.****Many years later, long after the master's death, Kazuma returns with an army. He plots his revenge by kidnapping Aya and thus luring Sho into his hideout. As Sho, you must defeat Kazuma and rescue Aya.****Shinobi Legions is a side-scrolling action game, similar to Shinobi III. <text:s/>Sho's primary weapons are a sword and a finite number of shurikens, both of which are activated with separate buttons. Sho can learn nearly a dozen sword abilities (spinning slash, downward slash, sword shielding, etc.) by collecting powerups scattered throughout levels. There are also "Fire Dragon" powerups that act as single use ninja magic attacks that damage all enemies onscreen, which is the only ninja magic available to Sho. The 9 levels range from fighting in the jungle to climbing Mount Fuji, where Sho will encounter mostly enemy ninjas and a few animal enemies (eagles, snakes, etc.). Shinobi Legions is the only Shinobi game for the Saturn and is notable for its use of live-action cutscenes and its use of blood (the first in the series).&lt;/story&gt; &lt;/game&gt;</text:p>
          </table:table-cell>
          <table:table-cell table:number-columns-repeated="1013"/>
        </table:table-row>
        <table:table-row table:style-name="ro1">
          <table:table-cell office:value-type="string">
            <text:p>Shockwave Assault (USA)</text:p>
          </table:table-cell>
          <table:table-cell office:value-type="float" office:value="1996">
            <text:p>1996</text:p>
          </table:table-cell>
          <table:table-cell office:value-type="string">
            <text:p>ESRB - E (Everyone)</text:p>
          </table:table-cell>
          <table:table-cell office:value-type="string">
            <text:p>Shockwave Assault </text:p>
          </table:table-cell>
          <table:table-cell office:value-type="string">
            <text:p>Electronic Arts, Inc.</text:p>
          </table:table-cell>
          <table:table-cell office:value-type="string">
            <text:p>Paradox Development</text:p>
          </table:table-cell>
          <table:table-cell office:value-type="string">
            <text:p>Simulation</text:p>
          </table:table-cell>
          <table:table-cell office:value-type="float" office:value="3.5">
            <text:p>3.5</text:p>
          </table:table-cell>
          <table:table-cell office:value-type="string">
            <text:p>1 Player</text:p>
          </table:table-cell>
          <table:table-cell office:value-type="string">
            <text:p>Shockwave Assault combines Shock Wave and its expansion Operation Jumpgate and makes them available for systems other than the 3DO for the first time.****In Shock Wave, the player takes the role of a rookie pilot, defending the Earth from an alien invasion. From the cockpit of the F-177 fighter, one shoots at the alien walkers and fighters with lasers and missiles, rearming and refueling at supply depots when necessary. The story is told with live-action cutscenes.****Operation Jumpgate continues the story with several further missions, set around the solar system.</text:p>
          </table:table-cell>
          <table:table-cell table:style-name="Default"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Shockwave Assault (USA)&quot;&gt; &lt;year&gt;1996&lt;/year&gt; &lt;rating&gt;ESRB - E (Everyone)&lt;/rating&gt; &lt;title&gt;Shockwave Assault &lt;/title&gt; &lt;pub&gt;Electronic Arts, Inc.&lt;/pub&gt; &lt;dev&gt;Paradox Development&lt;/dev&gt; &lt;genre&gt;Simulation&lt;/genre&gt; &lt;score&gt;3.5&lt;/score&gt; &lt;player&gt;1 Player&lt;/player&gt; &lt;story&gt;Shockwave Assault combines Shock Wave and its expansion Operation Jumpgate and makes them available for systems other than the 3DO for the first time.****In Shock Wave, the player takes the role of a rookie pilot, defending the Earth from an alien invasion. From the cockpit of the F-177 fighter, one shoots at the alien walkers and fighters with lasers and missiles, rearming and refueling at supply depots when necessary. The story is told with live-action cutscenes.****Operation Jumpgate continues the story with several further missions, set around the solar system.&lt;/story&gt; &lt;/game&gt;">
            <text:p>&lt;game name="Shockwave Assault (USA)"&gt; &lt;year&gt;1996&lt;/year&gt; &lt;rating&gt;ESRB - E (Everyone)&lt;/rating&gt; &lt;title&gt;Shockwave Assault &lt;/title&gt; &lt;pub&gt;Electronic Arts, Inc.&lt;/pub&gt; &lt;dev&gt;Paradox Development&lt;/dev&gt; &lt;genre&gt;Simulation&lt;/genre&gt; &lt;score&gt;3.5&lt;/score&gt; &lt;player&gt;1 Player&lt;/player&gt; &lt;story&gt;Shockwave Assault combines Shock Wave and its expansion Operation Jumpgate and makes them available for systems other than the 3DO for the first time.****In Shock Wave, the player takes the role of a rookie pilot, defending the Earth from an alien invasion. From the cockpit of the F-177 fighter, one shoots at the alien walkers and fighters with lasers and missiles, rearming and refueling at supply depots when necessary. The story is told with live-action cutscenes.****Operation Jumpgate continues the story with several further missions, set around the solar system.&lt;/story&gt; &lt;/game&gt;</text:p>
          </table:table-cell>
          <table:table-cell table:number-columns-repeated="1013"/>
        </table:table-row>
        <table:table-row table:style-name="ro1">
          <table:table-cell office:value-type="string">
            <text:p>SimCity 2000 (USA)</text:p>
          </table:table-cell>
          <table:table-cell office:value-type="float" office:value="1995">
            <text:p>1995</text:p>
          </table:table-cell>
          <table:table-cell office:value-type="string">
            <text:p>ESRB - E (Everyone)</text:p>
          </table:table-cell>
          <table:table-cell office:value-type="string">
            <text:p>SimCity 2000 </text:p>
          </table:table-cell>
          <table:table-cell office:value-type="string">
            <text:p>Maxis Software Inc.</text:p>
          </table:table-cell>
          <table:table-cell office:value-type="string">
            <text:p>Maxis</text:p>
          </table:table-cell>
          <table:table-cell office:value-type="string">
            <text:p>Strategy</text:p>
          </table:table-cell>
          <table:table-cell office:value-type="string">
            <text:p>4.0</text:p>
          </table:table-cell>
          <table:table-cell office:value-type="string">
            <text:p>1 Player</text:p>
          </table:table-cell>
          <table:table-cell office:value-type="string">
            <text:p>SimCity 2000 is the successor to the ground breaking city simulation game Sim City. You are once again the mayor, but this time you can fully customize the terrain before building your city. The graphics are isometric, whereas the original had graphics displayed in a top-down fashion.****This title adds numerous features over the original such as the ability of building "light" zones, subways, hospitals, colleges, zoos, and arcos which are actually cities in cities. You can now give names to places, and your city is surrounded by neighboring towns with which you can make trade. Finally, instead of the poll in the first game you now have the option of reading several newspapers to get an idea of your progress.</text:p>
          </table:table-cell>
          <table:table-cell table:style-name="Default"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SimCity 2000 (USA)&quot;&gt; &lt;year&gt;1995&lt;/year&gt; &lt;rating&gt;ESRB - E (Everyone)&lt;/rating&gt; &lt;title&gt;SimCity 2000 &lt;/title&gt; &lt;pub&gt;Maxis Software Inc.&lt;/pub&gt; &lt;dev&gt;Maxis&lt;/dev&gt; &lt;genre&gt;Strategy&lt;/genre&gt; &lt;score&gt;4.0&lt;/score&gt; &lt;player&gt;1 Player&lt;/player&gt; &lt;story&gt;SimCity 2000 is the successor to the ground breaking city simulation game Sim City. You are once again the mayor, but this time you can fully customize the terrain before building your city. The graphics are isometric, whereas the original had graphics displayed in a top-down fashion.****This title adds numerous features over the original such as the ability of building &quot;light&quot; zones, subways, hospitals, colleges, zoos, and arcos which are actually cities in cities. You can now give names to places, and your city is surrounded by neighboring towns with which you can make trade. Finally, instead of the poll in the first game you now have the option of reading several newspapers to get an idea of your progress.&lt;/story&gt; &lt;/game&gt;">
            <text:p>&lt;game name="SimCity 2000 (USA)"&gt; &lt;year&gt;1995&lt;/year&gt; &lt;rating&gt;ESRB - E (Everyone)&lt;/rating&gt; &lt;title&gt;SimCity 2000 &lt;/title&gt; &lt;pub&gt;Maxis Software Inc.&lt;/pub&gt; &lt;dev&gt;Maxis&lt;/dev&gt; &lt;genre&gt;Strategy&lt;/genre&gt; &lt;score&gt;4.0&lt;/score&gt; &lt;player&gt;1 Player&lt;/player&gt; &lt;story&gt;SimCity 2000 is the successor to the ground breaking city simulation game Sim City. You are once again the mayor, but this time you can fully customize the terrain before building your city. The graphics are isometric, whereas the original had graphics displayed in a top-down fashion.****This title adds numerous features over the original such as the ability of building "light" zones, subways, hospitals, colleges, zoos, and arcos which are actually cities in cities. You can now give names to places, and your city is surrounded by neighboring towns with which you can make trade. Finally, instead of the poll in the first game you now have the option of reading several newspapers to get an idea of your progress.&lt;/story&gt; &lt;/game&gt;</text:p>
          </table:table-cell>
          <table:table-cell table:number-columns-repeated="1013"/>
        </table:table-row>
        <table:table-row table:style-name="ro1">
          <table:table-cell office:value-type="string">
            <text:p>Skeleton Warriors (USA)</text:p>
          </table:table-cell>
          <table:table-cell office:value-type="float" office:value="1997">
            <text:p>1997</text:p>
          </table:table-cell>
          <table:table-cell office:value-type="string">
            <text:p>ESRB - E (Everyone)</text:p>
          </table:table-cell>
          <table:table-cell office:value-type="string">
            <text:p>Skeleton Warriors </text:p>
          </table:table-cell>
          <table:table-cell office:value-type="string">
            <text:p>Playmates Interactive Entertainment, Inc.</text:p>
          </table:table-cell>
          <table:table-cell office:value-type="string">
            <text:p>Neversoft Entertainment</text:p>
          </table:table-cell>
          <table:table-cell office:value-type="string">
            <text:p>Platform</text:p>
          </table:table-cell>
          <table:table-cell office:value-type="float" office:value="4.4">
            <text:p>4.4</text:p>
          </table:table-cell>
          <table:table-cell office:value-type="string">
            <text:p>1 Player</text:p>
          </table:table-cell>
          <table:table-cell office:value-type="string">
            <text:p>You're Prince Lightstar, with the quest to conquer and slay Baron Dark, who holds the half of a mighty crystal called the Lightstar Crystal. With that crystal he can change anyone with an evil heart into his skeleton slave.****The game is a 2D sidescrolling platform game with 3D pre-rendered graphics, with about 100 types of enemies for you to slay with the weapons you possess. You need to complete 21 levels filled with demonic evil creatures before you can fight the Baron Dark himself, with 3D rendered cutscenes inbetween some levels.</text:p>
          </table:table-cell>
          <table:table-cell table:style-name="Default"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Skeleton Warriors (USA)&quot;&gt; &lt;year&gt;1997&lt;/year&gt; &lt;rating&gt;ESRB - E (Everyone)&lt;/rating&gt; &lt;title&gt;Skeleton Warriors &lt;/title&gt; &lt;pub&gt;Playmates Interactive Entertainment, Inc.&lt;/pub&gt; &lt;dev&gt;Neversoft Entertainment&lt;/dev&gt; &lt;genre&gt;Platform&lt;/genre&gt; &lt;score&gt;4.4&lt;/score&gt; &lt;player&gt;1 Player&lt;/player&gt; &lt;story&gt;You're Prince Lightstar, with the quest to conquer and slay Baron Dark, who holds the half of a mighty crystal called the Lightstar Crystal. With that crystal he can change anyone with an evil heart into his skeleton slave.****The game is a 2D sidescrolling platform game with 3D pre-rendered graphics, with about 100 types of enemies for you to slay with the weapons you possess. You need to complete 21 levels filled with demonic evil creatures before you can fight the Baron Dark himself, with 3D rendered cutscenes inbetween some levels.&lt;/story&gt; &lt;/game&gt;">
            <text:p>&lt;game name="Skeleton Warriors (USA)"&gt; &lt;year&gt;1997&lt;/year&gt; &lt;rating&gt;ESRB - E (Everyone)&lt;/rating&gt; &lt;title&gt;Skeleton Warriors &lt;/title&gt; &lt;pub&gt;Playmates Interactive Entertainment, Inc.&lt;/pub&gt; &lt;dev&gt;Neversoft Entertainment&lt;/dev&gt; &lt;genre&gt;Platform&lt;/genre&gt; &lt;score&gt;4.4&lt;/score&gt; &lt;player&gt;1 Player&lt;/player&gt; &lt;story&gt;You're Prince Lightstar, with the quest to conquer and slay Baron Dark, who holds the half of a mighty crystal called the Lightstar Crystal. With that crystal he can change anyone with an evil heart into his skeleton slave.****The game is a 2D sidescrolling platform game with 3D pre-rendered graphics, with about 100 types of enemies for you to slay with the weapons you possess. You need to complete 21 levels filled with demonic evil creatures before you can fight the Baron Dark himself, with 3D rendered cutscenes inbetween some levels.&lt;/story&gt; &lt;/game&gt;</text:p>
          </table:table-cell>
          <table:table-cell table:number-columns-repeated="1013"/>
        </table:table-row>
        <table:table-row table:style-name="ro1">
          <table:table-cell office:value-type="string">
            <text:p>Sky Target (USA)</text:p>
          </table:table-cell>
          <table:table-cell office:value-type="float" office:value="1997">
            <text:p>1997</text:p>
          </table:table-cell>
          <table:table-cell office:value-type="string">
            <text:p>ESRB - E (Everyone)</text:p>
          </table:table-cell>
          <table:table-cell office:value-type="string">
            <text:p>Sky Target </text:p>
          </table:table-cell>
          <table:table-cell office:value-type="string">
            <text:p>SEGA of America, Inc.</text:p>
          </table:table-cell>
          <table:table-cell office:value-type="string">
            <text:p>Sega</text:p>
          </table:table-cell>
          <table:table-cell office:value-type="string">
            <text:p>Action</text:p>
          </table:table-cell>
          <table:table-cell office:value-type="float" office:value="3.5">
            <text:p>3.5</text:p>
          </table:table-cell>
          <table:table-cell office:value-type="string">
            <text:p>1 Player</text:p>
          </table:table-cell>
          <table:table-cell office:value-type="string">
            <text:p>Another 3rd person perspective arcade flight sim by Sega, similar to their classic <text:s/>After Burner in gameplay but featuring new gameplay mechanics and an entirely polygonal engine.****As in most games of it's type your objective is to clear a number of stages by shooting anything that moves, but at the end of each stage you can select where to go next thanks to branching paths a-la <text:s/>Darius, which coupled with 4 different planes to select give the game an increased gameplay value. No multiple lives are given, but you get a life bar (which can be replenished in-flight) to help you outlast your enemies.</text:p>
          </table:table-cell>
          <table:table-cell table:style-name="Default"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Sky Target (USA)&quot;&gt; &lt;year&gt;1997&lt;/year&gt; &lt;rating&gt;ESRB - E (Everyone)&lt;/rating&gt; &lt;title&gt;Sky Target &lt;/title&gt; &lt;pub&gt;SEGA of America, Inc.&lt;/pub&gt; &lt;dev&gt;Sega&lt;/dev&gt; &lt;genre&gt;Action&lt;/genre&gt; &lt;score&gt;3.5&lt;/score&gt; &lt;player&gt;1 Player&lt;/player&gt; &lt;story&gt;Another 3rd person perspective arcade flight sim by Sega, similar to their classic  After Burner in gameplay but featuring new gameplay mechanics and an entirely polygonal engine.****As in most games of it's type your objective is to clear a number of stages by shooting anything that moves, but at the end of each stage you can select where to go next thanks to branching paths a-la  Darius, which coupled with 4 different planes to select give the game an increased gameplay value. No multiple lives are given, but you get a life bar (which can be replenished in-flight) to help you outlast your enemies.&lt;/story&gt; &lt;/game&gt;">
            <text:p>&lt;game name="Sky Target (USA)"&gt; &lt;year&gt;1997&lt;/year&gt; &lt;rating&gt;ESRB - E (Everyone)&lt;/rating&gt; &lt;title&gt;Sky Target &lt;/title&gt; &lt;pub&gt;SEGA of America, Inc.&lt;/pub&gt; &lt;dev&gt;Sega&lt;/dev&gt; &lt;genre&gt;Action&lt;/genre&gt; &lt;score&gt;3.5&lt;/score&gt; &lt;player&gt;1 Player&lt;/player&gt; &lt;story&gt;Another 3rd person perspective arcade flight sim by Sega, similar to their classic <text:s/>After Burner in gameplay but featuring new gameplay mechanics and an entirely polygonal engine.****As in most games of it's type your objective is to clear a number of stages by shooting anything that moves, but at the end of each stage you can select where to go next thanks to branching paths a-la <text:s/>Darius, which coupled with 4 different planes to select give the game an increased gameplay value. No multiple lives are given, but you get a life bar (which can be replenished in-flight) to help you outlast your enemies.&lt;/story&gt; &lt;/game&gt;</text:p>
          </table:table-cell>
          <table:table-cell table:number-columns-repeated="1013"/>
        </table:table-row>
        <table:table-row table:style-name="ro1">
          <table:table-cell office:value-type="string">
            <text:p>Slam 'N Jam '96 featuring Magic &amp; Kareem (USA)</text:p>
          </table:table-cell>
          <table:table-cell office:value-type="float" office:value="1996">
            <text:p>1996</text:p>
          </table:table-cell>
          <table:table-cell office:value-type="string">
            <text:p>ESRB - E (Everyone)</text:p>
          </table:table-cell>
          <table:table-cell office:value-type="string">
            <text:p>Slam 'N Jam '96 featuring Magic &amp; Kareem </text:p>
          </table:table-cell>
          <table:table-cell office:value-type="string">
            <text:p>Crystal Dynamics, Inc.</text:p>
          </table:table-cell>
          <table:table-cell office:value-type="string">
            <text:p>Left Field Productions</text:p>
          </table:table-cell>
          <table:table-cell office:value-type="string">
            <text:p>Sports/Basketball</text:p>
          </table:table-cell>
          <table:table-cell office:value-type="float" office:value="3.7">
            <text:p>3.7</text:p>
          </table:table-cell>
          <table:table-cell office:value-type="string">
            <text:p>1-4 Players</text:p>
          </table:table-cell>
          <table:table-cell office:value-type="string">
            <text:p>A fast paced 5-on-5 basketball game very similar to the Run and Gun series from Konami. This game features no real NBA license but two real legends: Earvin "Magic" Johnson and Kareem Abdul-Jabbar. There are player stats and skills for each player which are modeled to be similar to their actual NBA counterparts. Features exhibition, season and playoff modes.</text:p>
          </table:table-cell>
          <table:table-cell table:style-name="Default"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Slam 'N Jam '96 featuring Magic &amp; Kareem (USA)&quot;&gt; &lt;year&gt;1996&lt;/year&gt; &lt;rating&gt;ESRB - E (Everyone)&lt;/rating&gt; &lt;title&gt;Slam 'N Jam '96 featuring Magic &amp; Kareem &lt;/title&gt; &lt;pub&gt;Crystal Dynamics, Inc.&lt;/pub&gt; &lt;dev&gt;Left Field Productions&lt;/dev&gt; &lt;genre&gt;Sports/Basketball&lt;/genre&gt; &lt;score&gt;3.7&lt;/score&gt; &lt;player&gt;1-4 Players&lt;/player&gt; &lt;story&gt;A fast paced 5-on-5 basketball game very similar to the Run and Gun series from Konami. This game features no real NBA license but two real legends: Earvin &quot;Magic&quot; Johnson and Kareem Abdul-Jabbar. There are player stats and skills for each player which are modeled to be similar to their actual NBA counterparts. Features exhibition, season and playoff modes.&lt;/story&gt; &lt;/game&gt;">
            <text:p>&lt;game name="Slam 'N Jam '96 featuring Magic &amp; Kareem (USA)"&gt; &lt;year&gt;1996&lt;/year&gt; &lt;rating&gt;ESRB - E (Everyone)&lt;/rating&gt; &lt;title&gt;Slam 'N Jam '96 featuring Magic &amp; Kareem &lt;/title&gt; &lt;pub&gt;Crystal Dynamics, Inc.&lt;/pub&gt; &lt;dev&gt;Left Field Productions&lt;/dev&gt; &lt;genre&gt;Sports/Basketball&lt;/genre&gt; &lt;score&gt;3.7&lt;/score&gt; &lt;player&gt;1-4 Players&lt;/player&gt; &lt;story&gt;A fast paced 5-on-5 basketball game very similar to the Run and Gun series from Konami. This game features no real NBA license but two real legends: Earvin "Magic" Johnson and Kareem Abdul-Jabbar. There are player stats and skills for each player which are modeled to be similar to their actual NBA counterparts. Features exhibition, season and playoff modes.&lt;/story&gt; &lt;/game&gt;</text:p>
          </table:table-cell>
          <table:table-cell table:number-columns-repeated="1013"/>
        </table:table-row>
        <table:table-row table:style-name="ro1">
          <table:table-cell office:value-type="string">
            <text:p>Solar Eclipse (USA)</text:p>
          </table:table-cell>
          <table:table-cell office:value-type="float" office:value="1996">
            <text:p>1996</text:p>
          </table:table-cell>
          <table:table-cell office:value-type="string">
            <text:p>ESRB - T (Teen)</text:p>
          </table:table-cell>
          <table:table-cell office:value-type="string">
            <text:p>Solar Eclipse </text:p>
          </table:table-cell>
          <table:table-cell office:value-type="string">
            <text:p>Crystal Dynamics, Inc.</text:p>
          </table:table-cell>
          <table:table-cell office:value-type="string">
            <text:p>Crystal Dynamics</text:p>
          </table:table-cell>
          <table:table-cell office:value-type="string">
            <text:p>Simulation</text:p>
          </table:table-cell>
          <table:table-cell office:value-type="float" office:value="3.8">
            <text:p>3.8</text:p>
          </table:table-cell>
          <table:table-cell office:value-type="string">
            <text:p>1 Player</text:p>
          </table:table-cell>
          <table:table-cell office:value-type="string">
            <text:p>Solar Eclipse is a 3D shooter that takes place on and near the many moons of Saturn. <text:s/>You are a hot-shot pilot with a troubled past. <text:s/>You've been re-assigned to a new squadron aboard a Tomlinson-class carrier. <text:s/>There's trouble on a mining colony on the moon Janus. <text:s/>Your squadron is sent in to investigate, and uncover a lot more than they went looking for.****Solar Eclipse plays kind of like a sequel to Total Eclipse for the 3DO. <text:s/>Gameplay is pure arcade-style shooter. <text:s/>You can view the game from a behind-the-ship perspective, or an in-cockpit perspective, but the scrolling is on rails. <text:s/>You can only travel in one direction. <text:s/>In each of the 9 missions you will find wave after wave of enemy ships, and a powerful boss ship at the end.****The story in this game is told through a series of full-motion video clips. <text:s/>In addition to between-level scenes, FMV messages from your squad mates appear from time to time while you play the game.</text:p>
          </table:table-cell>
          <table:table-cell table:style-name="Default"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Solar Eclipse (USA)&quot;&gt; &lt;year&gt;1996&lt;/year&gt; &lt;rating&gt;ESRB - T (Teen)&lt;/rating&gt; &lt;title&gt;Solar Eclipse &lt;/title&gt; &lt;pub&gt;Crystal Dynamics, Inc.&lt;/pub&gt; &lt;dev&gt;Crystal Dynamics&lt;/dev&gt; &lt;genre&gt;Simulation&lt;/genre&gt; &lt;score&gt;3.8&lt;/score&gt; &lt;player&gt;1 Player&lt;/player&gt; &lt;story&gt;Solar Eclipse is a 3D shooter that takes place on and near the many moons of Saturn.  You are a hot-shot pilot with a troubled past.  You've been re-assigned to a new squadron aboard a Tomlinson-class carrier.  There's trouble on a mining colony on the moon Janus.  Your squadron is sent in to investigate, and uncover a lot more than they went looking for.****Solar Eclipse plays kind of like a sequel to Total Eclipse for the 3DO.  Gameplay is pure arcade-style shooter.  You can view the game from a behind-the-ship perspective, or an in-cockpit perspective, but the scrolling is on rails.  You can only travel in one direction.  In each of the 9 missions you will find wave after wave of enemy ships, and a powerful boss ship at the end.****The story in this game is told through a series of full-motion video clips.  In addition to between-level scenes, FMV messages from your squad mates appear from time to time while you play the game.&lt;/story&gt; &lt;/game&gt;">
            <text:p>&lt;game name="Solar Eclipse (USA)"&gt; &lt;year&gt;1996&lt;/year&gt; &lt;rating&gt;ESRB - T (Teen)&lt;/rating&gt; &lt;title&gt;Solar Eclipse &lt;/title&gt; &lt;pub&gt;Crystal Dynamics, Inc.&lt;/pub&gt; &lt;dev&gt;Crystal Dynamics&lt;/dev&gt; &lt;genre&gt;Simulation&lt;/genre&gt; &lt;score&gt;3.8&lt;/score&gt; &lt;player&gt;1 Player&lt;/player&gt; &lt;story&gt;Solar Eclipse is a 3D shooter that takes place on and near the many moons of Saturn. <text:s/>You are a hot-shot pilot with a troubled past. <text:s/>You've been re-assigned to a new squadron aboard a Tomlinson-class carrier. <text:s/>There's trouble on a mining colony on the moon Janus. <text:s/>Your squadron is sent in to investigate, and uncover a lot more than they went looking for.****Solar Eclipse plays kind of like a sequel to Total Eclipse for the 3DO. <text:s/>Gameplay is pure arcade-style shooter. <text:s/>You can view the game from a behind-the-ship perspective, or an in-cockpit perspective, but the scrolling is on rails. <text:s/>You can only travel in one direction. <text:s/>In each of the 9 missions you will find wave after wave of enemy ships, and a powerful boss ship at the end.****The story in this game is told through a series of full-motion video clips. <text:s/>In addition to between-level scenes, FMV messages from your squad mates appear from time to time while you play the game.&lt;/story&gt; &lt;/game&gt;</text:p>
          </table:table-cell>
          <table:table-cell table:number-columns-repeated="1013"/>
        </table:table-row>
        <table:table-row table:style-name="ro1">
          <table:table-cell office:value-type="string">
            <text:p>Sonic 3D Blast (USA)</text:p>
          </table:table-cell>
          <table:table-cell office:value-type="float" office:value="1999">
            <text:p>1999</text:p>
          </table:table-cell>
          <table:table-cell office:value-type="string">
            <text:p>ESRB - E (Everyone)</text:p>
          </table:table-cell>
          <table:table-cell office:value-type="string">
            <text:p>Sonic 3D Blast </text:p>
          </table:table-cell>
          <table:table-cell office:value-type="string">
            <text:p>SEGA of America, Inc.</text:p>
          </table:table-cell>
          <table:table-cell office:value-type="string">
            <text:p>Traveller's Tales</text:p>
          </table:table-cell>
          <table:table-cell office:value-type="string">
            <text:p>Platform</text:p>
          </table:table-cell>
          <table:table-cell office:value-type="float" office:value="3.2">
            <text:p>3.2</text:p>
          </table:table-cell>
          <table:table-cell office:value-type="string">
            <text:p>1 Player</text:p>
          </table:table-cell>
          <table:table-cell office:value-type="string">
            <text:p>While visiting Flicky Island, Sonic notices that the Flickies, his small, feathered friends that can travel between parallel worlds, were captured and turned into badniks (the robot enemies of Sonic) by Dr. Robotnik in his never-ending quest for the Chaos Emeralds. Seven levels separate Sonic from the final showdown with Robotnik.****Sonic 3D was the last Sonic title released for the Mega Drive, the only platforming presence of the blue blur in the Sega Saturn, and one of his rare appearances in Personal Computers. The title, considering the era it was released, is somewhat misleading, as instead of full blown 3D graphics it uses an isometric view where Sonic can move not only forwards and backwards, but also left and right. ****Gameplay is much slower when compared to other games in the series, and the number of badniks is reduced to five in each section. As usual, when Sonic destroys one badnik, an animal leaps free from its insides, but this time Sonic has to pick him up and lead them to an interdimensional ring. While they can be taken one by one, exploring the level with all five allow the player to reach for otherwise inaccessible continue tokens. **Unlike all other previous games, time isn't a requirement: if the player completes a level in more than 10 minutes, it would only mean there would be no time bonus at the end. Finally, to collect all seven Chaos Emeralds, Sonic first must find Tails or Knuckles and offer them at least 50 rings.</text:p>
          </table:table-cell>
          <table:table-cell table:style-name="Default"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Sonic 3D Blast (USA)&quot;&gt; &lt;year&gt;1999&lt;/year&gt; &lt;rating&gt;ESRB - E (Everyone)&lt;/rating&gt; &lt;title&gt;Sonic 3D Blast &lt;/title&gt; &lt;pub&gt;SEGA of America, Inc.&lt;/pub&gt; &lt;dev&gt;Traveller's Tales&lt;/dev&gt; &lt;genre&gt;Platform&lt;/genre&gt; &lt;score&gt;3.2&lt;/score&gt; &lt;player&gt;1 Player&lt;/player&gt; &lt;story&gt;While visiting Flicky Island, Sonic notices that the Flickies, his small, feathered friends that can travel between parallel worlds, were captured and turned into badniks (the robot enemies of Sonic) by Dr. Robotnik in his never-ending quest for the Chaos Emeralds. Seven levels separate Sonic from the final showdown with Robotnik.****Sonic 3D was the last Sonic title released for the Mega Drive, the only platforming presence of the blue blur in the Sega Saturn, and one of his rare appearances in Personal Computers. The title, considering the era it was released, is somewhat misleading, as instead of full blown 3D graphics it uses an isometric view where Sonic can move not only forwards and backwards, but also left and right. ****Gameplay is much slower when compared to other games in the series, and the number of badniks is reduced to five in each section. As usual, when Sonic destroys one badnik, an animal leaps free from its insides, but this time Sonic has to pick him up and lead them to an interdimensional ring. While they can be taken one by one, exploring the level with all five allow the player to reach for otherwise inaccessible continue tokens. **Unlike all other previous games, time isn't a requirement: if the player completes a level in more than 10 minutes, it would only mean there would be no time bonus at the end. Finally, to collect all seven Chaos Emeralds, Sonic first must find Tails or Knuckles and offer them at least 50 rings.&lt;/story&gt; &lt;/game&gt;">
            <text:p>&lt;game name="Sonic 3D Blast (USA)"&gt; &lt;year&gt;1999&lt;/year&gt; &lt;rating&gt;ESRB - E (Everyone)&lt;/rating&gt; &lt;title&gt;Sonic 3D Blast &lt;/title&gt; &lt;pub&gt;SEGA of America, Inc.&lt;/pub&gt; &lt;dev&gt;Traveller's Tales&lt;/dev&gt; &lt;genre&gt;Platform&lt;/genre&gt; &lt;score&gt;3.2&lt;/score&gt; &lt;player&gt;1 Player&lt;/player&gt; &lt;story&gt;While visiting Flicky Island, Sonic notices that the Flickies, his small, feathered friends that can travel between parallel worlds, were captured and turned into badniks (the robot enemies of Sonic) by Dr. Robotnik in his never-ending quest for the Chaos Emeralds. Seven levels separate Sonic from the final showdown with Robotnik.****Sonic 3D was the last Sonic title released for the Mega Drive, the only platforming presence of the blue blur in the Sega Saturn, and one of his rare appearances in Personal Computers. The title, considering the era it was released, is somewhat misleading, as instead of full blown 3D graphics it uses an isometric view where Sonic can move not only forwards and backwards, but also left and right. ****Gameplay is much slower when compared to other games in the series, and the number of badniks is reduced to five in each section. As usual, when Sonic destroys one badnik, an animal leaps free from its insides, but this time Sonic has to pick him up and lead them to an interdimensional ring. While they can be taken one by one, exploring the level with all five allow the player to reach for otherwise inaccessible continue tokens. **Unlike all other previous games, time isn't a requirement: if the player completes a level in more than 10 minutes, it would only mean there would be no time bonus at the end. Finally, to collect all seven Chaos Emeralds, Sonic first must find Tails or Knuckles and offer them at least 50 rings.&lt;/story&gt; &lt;/game&gt;</text:p>
          </table:table-cell>
          <table:table-cell table:number-columns-repeated="1013"/>
        </table:table-row>
        <table:table-row table:style-name="ro1">
          <table:table-cell office:value-type="string">
            <text:p>Sonic Jam (USA)</text:p>
          </table:table-cell>
          <table:table-cell office:value-type="float" office:value="1998">
            <text:p>1998</text:p>
          </table:table-cell>
          <table:table-cell office:value-type="string">
            <text:p>ESRB - E (Everyone)</text:p>
          </table:table-cell>
          <table:table-cell office:value-type="string">
            <text:p>Sonic Jam </text:p>
          </table:table-cell>
          <table:table-cell office:value-type="string">
            <text:p>SEGA of America, Inc.</text:p>
          </table:table-cell>
          <table:table-cell office:value-type="string">
            <text:p>Sonic Team</text:p>
          </table:table-cell>
          <table:table-cell office:value-type="string">
            <text:p>Multiplay</text:p>
          </table:table-cell>
          <table:table-cell office:value-type="float" office:value="4.3">
            <text:p>4.3</text:p>
          </table:table-cell>
          <table:table-cell office:value-type="string">
            <text:p>1-2 Players</text:p>
          </table:table-cell>
          <table:table-cell office:value-type="string">
            <text:p>A compilation of Sonic's greatest 2D adventures. Included on the disk is the original Sonic the Hedgehog, Sonic 2 (featuring Tails), Sonic 3 plus Sonic &amp; Knuckles.****Each game has you taking control of Sonic (and later on in the series, Tails and Knuckles) who must use his speed to blast his way through level after level and rescuing his animal friends from the evil Dr. Robotnik. Along the way you will also enjoy 3rd person bonus rounds and take on a host of end of level bosses.****Exclusive to the Saturn compilation is the Sonic 3D museum, which allows you to control a 3D animated Sonic through a world full of historical information on the Sonic series, including behind the scenes, details on the characters from each game, artwork and more.</text:p>
          </table:table-cell>
          <table:table-cell table:style-name="Default"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Sonic Jam (USA)&quot;&gt; &lt;year&gt;1998&lt;/year&gt; &lt;rating&gt;ESRB - E (Everyone)&lt;/rating&gt; &lt;title&gt;Sonic Jam &lt;/title&gt; &lt;pub&gt;SEGA of America, Inc.&lt;/pub&gt; &lt;dev&gt;Sonic Team&lt;/dev&gt; &lt;genre&gt;Multiplay&lt;/genre&gt; &lt;score&gt;4.3&lt;/score&gt; &lt;player&gt;1-2 Players&lt;/player&gt; &lt;story&gt;A compilation of Sonic's greatest 2D adventures. Included on the disk is the original Sonic the Hedgehog, Sonic 2 (featuring Tails), Sonic 3 plus Sonic &amp; Knuckles.****Each game has you taking control of Sonic (and later on in the series, Tails and Knuckles) who must use his speed to blast his way through level after level and rescuing his animal friends from the evil Dr. Robotnik. Along the way you will also enjoy 3rd person bonus rounds and take on a host of end of level bosses.****Exclusive to the Saturn compilation is the Sonic 3D museum, which allows you to control a 3D animated Sonic through a world full of historical information on the Sonic series, including behind the scenes, details on the characters from each game, artwork and more.&lt;/story&gt; &lt;/game&gt;">
            <text:p>&lt;game name="Sonic Jam (USA)"&gt; &lt;year&gt;1998&lt;/year&gt; &lt;rating&gt;ESRB - E (Everyone)&lt;/rating&gt; &lt;title&gt;Sonic Jam &lt;/title&gt; &lt;pub&gt;SEGA of America, Inc.&lt;/pub&gt; &lt;dev&gt;Sonic Team&lt;/dev&gt; &lt;genre&gt;Multiplay&lt;/genre&gt; &lt;score&gt;4.3&lt;/score&gt; &lt;player&gt;1-2 Players&lt;/player&gt; &lt;story&gt;A compilation of Sonic's greatest 2D adventures. Included on the disk is the original Sonic the Hedgehog, Sonic 2 (featuring Tails), Sonic 3 plus Sonic &amp; Knuckles.****Each game has you taking control of Sonic (and later on in the series, Tails and Knuckles) who must use his speed to blast his way through level after level and rescuing his animal friends from the evil Dr. Robotnik. Along the way you will also enjoy 3rd person bonus rounds and take on a host of end of level bosses.****Exclusive to the Saturn compilation is the Sonic 3D museum, which allows you to control a 3D animated Sonic through a world full of historical information on the Sonic series, including behind the scenes, details on the characters from each game, artwork and more.&lt;/story&gt; &lt;/game&gt;</text:p>
          </table:table-cell>
          <table:table-cell table:number-columns-repeated="1013"/>
        </table:table-row>
        <table:table-row table:style-name="ro1">
          <table:table-cell office:value-type="string">
            <text:p>Sonic R (USA)</text:p>
          </table:table-cell>
          <table:table-cell office:value-type="float" office:value="1997">
            <text:p>1997</text:p>
          </table:table-cell>
          <table:table-cell office:value-type="string">
            <text:p>ESRB - E (Everyone)</text:p>
          </table:table-cell>
          <table:table-cell office:value-type="string">
            <text:p>Sonic R </text:p>
          </table:table-cell>
          <table:table-cell office:value-type="string">
            <text:p>SEGA of America, Inc.</text:p>
          </table:table-cell>
          <table:table-cell office:value-type="string">
            <text:p>Traveller's Tales</text:p>
          </table:table-cell>
          <table:table-cell office:value-type="string">
            <text:p>Driving</text:p>
          </table:table-cell>
          <table:table-cell office:value-type="float" office:value="3.6">
            <text:p>3.6</text:p>
          </table:table-cell>
          <table:table-cell office:value-type="string">
            <text:p>1-2 Players</text:p>
          </table:table-cell>
          <table:table-cell office:value-type="string">
            <text:p>While on vacation, Tails and Sonic come across a recruiting advertisement for the World Grand Prix race. Sonic is not interested at first, but once he notices that Dr. Robotnik will participate he decides to enter. Robotnik is only interested in the race because he's learned the location of the Chaos Emeralds and now he'll get a chance to beat Sonic while he gets them. Knuckles finds out that Sonic will participate, so he joins him. Amy overhears Robotnik's plan, so she will also be racing to get the Chaos Emeralds.****There are many modes of gameplay in Sonic R:****Grand Prix: You race against the rest of the characters on each of the circuits, and get a chance to race the level's boss to unlock some of the extra playable characters.****Time Attack: Run on one of the tracks as fast as you can, get 5 balloons or tag 4 characters.****Multi Player: 4 players on a split-screen or over a network. You can race against up to three players or challenge them on a balloon finding game. The screen can be divided horizontally or vertically for 2 player games.</text:p>
          </table:table-cell>
          <table:table-cell table:style-name="Default"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Sonic R (USA)&quot;&gt; &lt;year&gt;1997&lt;/year&gt; &lt;rating&gt;ESRB - E (Everyone)&lt;/rating&gt; &lt;title&gt;Sonic R &lt;/title&gt; &lt;pub&gt;SEGA of America, Inc.&lt;/pub&gt; &lt;dev&gt;Traveller's Tales&lt;/dev&gt; &lt;genre&gt;Driving&lt;/genre&gt; &lt;score&gt;3.6&lt;/score&gt; &lt;player&gt;1-2 Players&lt;/player&gt; &lt;story&gt;While on vacation, Tails and Sonic come across a recruiting advertisement for the World Grand Prix race. Sonic is not interested at first, but once he notices that Dr. Robotnik will participate he decides to enter. Robotnik is only interested in the race because he's learned the location of the Chaos Emeralds and now he'll get a chance to beat Sonic while he gets them. Knuckles finds out that Sonic will participate, so he joins him. Amy overhears Robotnik's plan, so she will also be racing to get the Chaos Emeralds.****There are many modes of gameplay in Sonic R:****Grand Prix: You race against the rest of the characters on each of the circuits, and get a chance to race the level's boss to unlock some of the extra playable characters.****Time Attack: Run on one of the tracks as fast as you can, get 5 balloons or tag 4 characters.****Multi Player: 4 players on a split-screen or over a network. You can race against up to three players or challenge them on a balloon finding game. The screen can be divided horizontally or vertically for 2 player games.&lt;/story&gt; &lt;/game&gt;">
            <text:p>&lt;game name="Sonic R (USA)"&gt; &lt;year&gt;1997&lt;/year&gt; &lt;rating&gt;ESRB - E (Everyone)&lt;/rating&gt; &lt;title&gt;Sonic R &lt;/title&gt; &lt;pub&gt;SEGA of America, Inc.&lt;/pub&gt; &lt;dev&gt;Traveller's Tales&lt;/dev&gt; &lt;genre&gt;Driving&lt;/genre&gt; &lt;score&gt;3.6&lt;/score&gt; &lt;player&gt;1-2 Players&lt;/player&gt; &lt;story&gt;While on vacation, Tails and Sonic come across a recruiting advertisement for the World Grand Prix race. Sonic is not interested at first, but once he notices that Dr. Robotnik will participate he decides to enter. Robotnik is only interested in the race because he's learned the location of the Chaos Emeralds and now he'll get a chance to beat Sonic while he gets them. Knuckles finds out that Sonic will participate, so he joins him. Amy overhears Robotnik's plan, so she will also be racing to get the Chaos Emeralds.****There are many modes of gameplay in Sonic R:****Grand Prix: You race against the rest of the characters on each of the circuits, and get a chance to race the level's boss to unlock some of the extra playable characters.****Time Attack: Run on one of the tracks as fast as you can, get 5 balloons or tag 4 characters.****Multi Player: 4 players on a split-screen or over a network. You can race against up to three players or challenge them on a balloon finding game. The screen can be divided horizontally or vertically for 2 player games.&lt;/story&gt; &lt;/game&gt;</text:p>
          </table:table-cell>
          <table:table-cell table:number-columns-repeated="1013"/>
        </table:table-row>
        <table:table-row table:style-name="ro1">
          <table:table-cell office:value-type="string">
            <text:p>Soviet Strike (USA)</text:p>
          </table:table-cell>
          <table:table-cell office:value-type="float" office:value="1997">
            <text:p>1997</text:p>
          </table:table-cell>
          <table:table-cell office:value-type="string">
            <text:p>ESRB - T (Teen)</text:p>
          </table:table-cell>
          <table:table-cell office:value-type="string">
            <text:p>Soviet Strike </text:p>
          </table:table-cell>
          <table:table-cell office:value-type="string">
            <text:p>Electronic Arts, Inc.</text:p>
          </table:table-cell>
          <table:table-cell office:value-type="string">
            <text:p>EA Tiburon</text:p>
          </table:table-cell>
          <table:table-cell office:value-type="string">
            <text:p>Action</text:p>
          </table:table-cell>
          <table:table-cell office:value-type="float" office:value="3.5">
            <text:p>3.5</text:p>
          </table:table-cell>
          <table:table-cell office:value-type="string">
            <text:p>1 Player</text:p>
          </table:table-cell>
          <table:table-cell office:value-type="string">
            <text:p>In 1991, the U.S.S.R. (Union of Soviet Socialist Republics) boasting the largest military force in history, suddenly and unexpectedly collapsed. Since that time the fallen empire has lain lifeless -- a rich corpse waiting to be picked clean. Now, a sinister ex-KGB general codenamed Shadowman directs a flock of vultures to swoop in from all parts of Eastern Europe and claim Russia's nuclear warheads and weapons of mass terror. While directing these 'wars of liberation' Shadowman intends to shake democratic Russia to it's foundations, bringing about a return to the Cold War...or even worse. You chopper into Crimea and discover the plot of this Russian madman using thermal spy devices. You must quickly move on to the Black Sea to prevent the hijacking of ICBM ships, respond to an attack on a chemical weapons plant in the desert passes, and then recover a nuclear reactor core in Transylvania. As you successfully thwart these stages of Operation Vulture, Shadowman is forced to take his coup to the streets of Moscow. Guide your chopper through five unique 3D worlds as you complete 41 deadly missions. Enemy vehicles, tactics, and responses change, based upon your activities, making this the first of STRIKE's new "Living Battlefields".</text:p>
          </table:table-cell>
          <table:table-cell table:style-name="Default"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Soviet Strike (USA)&quot;&gt; &lt;year&gt;1997&lt;/year&gt; &lt;rating&gt;ESRB - T (Teen)&lt;/rating&gt; &lt;title&gt;Soviet Strike &lt;/title&gt; &lt;pub&gt;Electronic Arts, Inc.&lt;/pub&gt; &lt;dev&gt;EA Tiburon&lt;/dev&gt; &lt;genre&gt;Action&lt;/genre&gt; &lt;score&gt;3.5&lt;/score&gt; &lt;player&gt;1 Player&lt;/player&gt; &lt;story&gt;In 1991, the U.S.S.R. (Union of Soviet Socialist Republics) boasting the largest military force in history, suddenly and unexpectedly collapsed. Since that time the fallen empire has lain lifeless -- a rich corpse waiting to be picked clean. Now, a sinister ex-KGB general codenamed Shadowman directs a flock of vultures to swoop in from all parts of Eastern Europe and claim Russia's nuclear warheads and weapons of mass terror. While directing these 'wars of liberation' Shadowman intends to shake democratic Russia to it's foundations, bringing about a return to the Cold War...or even worse. You chopper into Crimea and discover the plot of this Russian madman using thermal spy devices. You must quickly move on to the Black Sea to prevent the hijacking of ICBM ships, respond to an attack on a chemical weapons plant in the desert passes, and then recover a nuclear reactor core in Transylvania. As you successfully thwart these stages of Operation Vulture, Shadowman is forced to take his coup to the streets of Moscow. Guide your chopper through five unique 3D worlds as you complete 41 deadly missions. Enemy vehicles, tactics, and responses change, based upon your activities, making this the first of STRIKE's new &quot;Living Battlefields&quot;.&lt;/story&gt; &lt;/game&gt;">
            <text:p>&lt;game name="Soviet Strike (USA)"&gt; &lt;year&gt;1997&lt;/year&gt; &lt;rating&gt;ESRB - T (Teen)&lt;/rating&gt; &lt;title&gt;Soviet Strike &lt;/title&gt; &lt;pub&gt;Electronic Arts, Inc.&lt;/pub&gt; &lt;dev&gt;EA Tiburon&lt;/dev&gt; &lt;genre&gt;Action&lt;/genre&gt; &lt;score&gt;3.5&lt;/score&gt; &lt;player&gt;1 Player&lt;/player&gt; &lt;story&gt;In 1991, the U.S.S.R. (Union of Soviet Socialist Republics) boasting the largest military force in history, suddenly and unexpectedly collapsed. Since that time the fallen empire has lain lifeless -- a rich corpse waiting to be picked clean. Now, a sinister ex-KGB general codenamed Shadowman directs a flock of vultures to swoop in from all parts of Eastern Europe and claim Russia's nuclear warheads and weapons of mass terror. While directing these 'wars of liberation' Shadowman intends to shake democratic Russia to it's foundations, bringing about a return to the Cold War...or even worse. You chopper into Crimea and discover the plot of this Russian madman using thermal spy devices. You must quickly move on to the Black Sea to prevent the hijacking of ICBM ships, respond to an attack on a chemical weapons plant in the desert passes, and then recover a nuclear reactor core in Transylvania. As you successfully thwart these stages of Operation Vulture, Shadowman is forced to take his coup to the streets of Moscow. Guide your chopper through five unique 3D worlds as you complete 41 deadly missions. Enemy vehicles, tactics, and responses change, based upon your activities, making this the first of STRIKE's new "Living Battlefields".&lt;/story&gt; &lt;/game&gt;</text:p>
          </table:table-cell>
          <table:table-cell table:number-columns-repeated="1013"/>
        </table:table-row>
        <table:table-row table:style-name="ro1">
          <table:table-cell office:value-type="string">
            <text:p>Space Hulk - Vengeance of the Blood Angels (USA)</text:p>
          </table:table-cell>
          <table:table-cell office:value-type="float" office:value="1996">
            <text:p>1996</text:p>
          </table:table-cell>
          <table:table-cell office:value-type="string">
            <text:p>ESRB - T (Teen)</text:p>
          </table:table-cell>
          <table:table-cell office:value-type="string">
            <text:p>Space Hulk - Vengeance of the Blood Angels </text:p>
          </table:table-cell>
          <table:table-cell office:value-type="string">
            <text:p>Electronic Arts, Inc.</text:p>
          </table:table-cell>
          <table:table-cell office:value-type="string">
            <text:p>Krisalis Software</text:p>
          </table:table-cell>
          <table:table-cell office:value-type="string">
            <text:p>Shooter</text:p>
          </table:table-cell>
          <table:table-cell office:value-type="float" office:value="3.8">
            <text:p>3.8</text:p>
          </table:table-cell>
          <table:table-cell office:value-type="string">
            <text:p>1 Player</text:p>
          </table:table-cell>
          <table:table-cell office:value-type="string">
            <text:p>Space Hulk: Vengeance of the Blood Angels is a mix of a First-Person-Shooter and a tactical fighting game. It is placed in the**Warhammer 40k background of the Games Workshop table top games. **It is the successor of the PC game Space Hulk from 1993 and it tells of the fight between the imperial Terminator Chapters and the Tyranid Gene Stealers.****You control up to ten Terminators. You give them orders in a tactical screen and/or take over one of them and then move in a 3D environment and fight the Gene Stealers just as in a First- Person-Shooter. So the game includes tactical planning and fighting in a good balance.</text:p>
          </table:table-cell>
          <table:table-cell table:style-name="Default"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Space Hulk - Vengeance of the Blood Angels (USA)&quot;&gt; &lt;year&gt;1996&lt;/year&gt; &lt;rating&gt;ESRB - T (Teen)&lt;/rating&gt; &lt;title&gt;Space Hulk - Vengeance of the Blood Angels &lt;/title&gt; &lt;pub&gt;Electronic Arts, Inc.&lt;/pub&gt; &lt;dev&gt;Krisalis Software&lt;/dev&gt; &lt;genre&gt;Shooter&lt;/genre&gt; &lt;score&gt;3.8&lt;/score&gt; &lt;player&gt;1 Player&lt;/player&gt; &lt;story&gt;Space Hulk: Vengeance of the Blood Angels is a mix of a First-Person-Shooter and a tactical fighting game. It is placed in the**Warhammer 40k background of the Games Workshop table top games. **It is the successor of the PC game Space Hulk from 1993 and it tells of the fight between the imperial Terminator Chapters and the Tyranid Gene Stealers.****You control up to ten Terminators. You give them orders in a tactical screen and/or take over one of them and then move in a 3D environment and fight the Gene Stealers just as in a First- Person-Shooter. So the game includes tactical planning and fighting in a good balance.&lt;/story&gt; &lt;/game&gt;">
            <text:p>&lt;game name="Space Hulk - Vengeance of the Blood Angels (USA)"&gt; &lt;year&gt;1996&lt;/year&gt; &lt;rating&gt;ESRB - T (Teen)&lt;/rating&gt; &lt;title&gt;Space Hulk - Vengeance of the Blood Angels &lt;/title&gt; &lt;pub&gt;Electronic Arts, Inc.&lt;/pub&gt; &lt;dev&gt;Krisalis Software&lt;/dev&gt; &lt;genre&gt;Shooter&lt;/genre&gt; &lt;score&gt;3.8&lt;/score&gt; &lt;player&gt;1 Player&lt;/player&gt; &lt;story&gt;Space Hulk: Vengeance of the Blood Angels is a mix of a First-Person-Shooter and a tactical fighting game. It is placed in the**Warhammer 40k background of the Games Workshop table top games. **It is the successor of the PC game Space Hulk from 1993 and it tells of the fight between the imperial Terminator Chapters and the Tyranid Gene Stealers.****You control up to ten Terminators. You give them orders in a tactical screen and/or take over one of them and then move in a 3D environment and fight the Gene Stealers just as in a First- Person-Shooter. So the game includes tactical planning and fighting in a good balance.&lt;/story&gt; &lt;/game&gt;</text:p>
          </table:table-cell>
          <table:table-cell table:number-columns-repeated="1013"/>
        </table:table-row>
        <table:table-row table:style-name="ro1">
          <table:table-cell office:value-type="string">
            <text:p>Space Invaders (Japan)</text:p>
          </table:table-cell>
          <table:table-cell office:value-type="float" office:value="1996">
            <text:p>1996</text:p>
          </table:table-cell>
          <table:table-cell office:value-type="string">
            <text:p>ESRB - E (Everyone)</text:p>
          </table:table-cell>
          <table:table-cell office:value-type="string">
            <text:p>Space Invaders </text:p>
          </table:table-cell>
          <table:table-cell table:number-columns-repeated="2" office:value-type="string">
            <text:p>Taito Corporation</text:p>
          </table:table-cell>
          <table:table-cell office:value-type="string">
            <text:p>Shoot-</text:p>
          </table:table-cell>
          <table:table-cell office:value-type="float" office:value="2.8">
            <text:p>2.8</text:p>
          </table:table-cell>
          <table:table-cell office:value-type="string">
            <text:p>1-2 Players</text:p>
          </table:table-cell>
          <table:table-cell office:value-type="string">
            <text:p>This version of Space Invaders is based on the 1994 arcade game Space Invaders DX but lacks the parody mode of that game. What remains is the classic mode that allows the player to choose the type of arcade cabinet (upright, black &amp; white, etc.) as background to the action as well as the versus mode for two players. The versus mode is split-screen, each player trying to survive and eliminate more invaders than the opponent.</text:p>
          </table:table-cell>
          <table:table-cell table:style-name="Default"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Space Invaders (Japan)&quot;&gt; &lt;year&gt;1996&lt;/year&gt; &lt;rating&gt;ESRB - E (Everyone)&lt;/rating&gt; &lt;title&gt;Space Invaders &lt;/title&gt; &lt;pub&gt;Taito Corporation&lt;/pub&gt; &lt;dev&gt;Taito Corporation&lt;/dev&gt; &lt;genre&gt;Shoot-&lt;/genre&gt; &lt;score&gt;2.8&lt;/score&gt; &lt;player&gt;1-2 Players&lt;/player&gt; &lt;story&gt;This version of Space Invaders is based on the 1994 arcade game Space Invaders DX but lacks the parody mode of that game. What remains is the classic mode that allows the player to choose the type of arcade cabinet (upright, black &amp; white, etc.) as background to the action as well as the versus mode for two players. The versus mode is split-screen, each player trying to survive and eliminate more invaders than the opponent.&lt;/story&gt; &lt;/game&gt;">
            <text:p>&lt;game name="Space Invaders (Japan)"&gt; &lt;year&gt;1996&lt;/year&gt; &lt;rating&gt;ESRB - E (Everyone)&lt;/rating&gt; &lt;title&gt;Space Invaders &lt;/title&gt; &lt;pub&gt;Taito Corporation&lt;/pub&gt; &lt;dev&gt;Taito Corporation&lt;/dev&gt; &lt;genre&gt;Shoot-&lt;/genre&gt; &lt;score&gt;2.8&lt;/score&gt; &lt;player&gt;1-2 Players&lt;/player&gt; &lt;story&gt;This version of Space Invaders is based on the 1994 arcade game Space Invaders DX but lacks the parody mode of that game. What remains is the classic mode that allows the player to choose the type of arcade cabinet (upright, black &amp; white, etc.) as background to the action as well as the versus mode for two players. The versus mode is split-screen, each player trying to survive and eliminate more invaders than the opponent.&lt;/story&gt; &lt;/game&gt;</text:p>
          </table:table-cell>
          <table:table-cell table:number-columns-repeated="1013"/>
        </table:table-row>
        <table:table-row table:style-name="ro1">
          <table:table-cell office:value-type="string">
            <text:p>Space Jam (USA)</text:p>
          </table:table-cell>
          <table:table-cell office:value-type="float" office:value="1997">
            <text:p>1997</text:p>
          </table:table-cell>
          <table:table-cell office:value-type="string">
            <text:p>ESRB - E (Everyone)</text:p>
          </table:table-cell>
          <table:table-cell office:value-type="string">
            <text:p>Space Jam </text:p>
          </table:table-cell>
          <table:table-cell office:value-type="string">
            <text:p>Acclaim Entertainment, Inc.</text:p>
          </table:table-cell>
          <table:table-cell office:value-type="string">
            <text:p>Sculptured Software</text:p>
          </table:table-cell>
          <table:table-cell office:value-type="string">
            <text:p>Sports/Basketball</text:p>
          </table:table-cell>
          <table:table-cell office:value-type="float" office:value="4.1">
            <text:p>4.1</text:p>
          </table:table-cell>
          <table:table-cell office:value-type="string">
            <text:p>1-6 Players</text:p>
          </table:table-cell>
          <table:table-cell office:value-type="string">
            <text:p>Based on the movie of the same name, Space Jam centres around an invasion of Looney Tunes land by tiny aliens. The fate of the Tunes is to be decided by a basketball game, and for this the aliens turn into the huge, evil Monstars.****The game is about two thirds basketball sim and then minigames are stuck in to fill all the gaps. You can play as the Monstars or the Looney Tunes who have the help of Michael Jordan. The basketball games themselves come in two flavours, two-on-two and three-on-three.****Successful completion of the minigames upgrades your character's abilities on the court. There are several - one involves finding MJ's basketball togs, one is a space race in the style of the retro Micro Machines games. There are about five minigames in all, and a player from both teams participates.****The multiplayer is a big aspect of the game. There is the traditional two-player versus, one team Tunes, one team Monstars, and there is also co-operative mode. In this two or even three players can play on the same team. Using multitaps, you can actually have a three-on-three game.****The Tunes roster is made up of Michael Jordan, Bugs Bunny, Daffy Duck, Lola Bunny, Taz, Foghorn Leghorn, Pepé Le Pew, Sylvester, Wile E. Coyote, Porky Pig, Elmer Fudd and Yosemite Sam. The Monstars have access to Pound, Bupkus, Bang, Blanko and Nawt.****There are three statistics in the game, namely Speed, Shooting and Rebounds. These are pretty self-explanatory, but there is another more subtle one that's similar to stamina. Throughout the course of play your characters will get tired and lose their focus. A successful slam dunk usually tops this up.****The closest thing the game has to a single player mode is the Intergalactic Tournament (though it can be played multiplayer). This is a series of five matches in a row. One captain is picked and plays every game, while the rest of the team is substituted in and out.****There is no real way to progress in the game as it does not support memory cards. Space Jam has more of an arcade, lighthearted feel to it.</text:p>
          </table:table-cell>
          <table:table-cell table:style-name="Default"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Space Jam (USA)&quot;&gt; &lt;year&gt;1997&lt;/year&gt; &lt;rating&gt;ESRB - E (Everyone)&lt;/rating&gt; &lt;title&gt;Space Jam &lt;/title&gt; &lt;pub&gt;Acclaim Entertainment, Inc.&lt;/pub&gt; &lt;dev&gt;Sculptured Software&lt;/dev&gt; &lt;genre&gt;Sports/Basketball&lt;/genre&gt; &lt;score&gt;4.1&lt;/score&gt; &lt;player&gt;1-6 Players&lt;/player&gt; &lt;story&gt;Based on the movie of the same name, Space Jam centres around an invasion of Looney Tunes land by tiny aliens. The fate of the Tunes is to be decided by a basketball game, and for this the aliens turn into the huge, evil Monstars.****The game is about two thirds basketball sim and then minigames are stuck in to fill all the gaps. You can play as the Monstars or the Looney Tunes who have the help of Michael Jordan. The basketball games themselves come in two flavours, two-on-two and three-on-three.****Successful completion of the minigames upgrades your character's abilities on the court. There are several - one involves finding MJ's basketball togs, one is a space race in the style of the retro Micro Machines games. There are about five minigames in all, and a player from both teams participates.****The multiplayer is a big aspect of the game. There is the traditional two-player versus, one team Tunes, one team Monstars, and there is also co-operative mode. In this two or even three players can play on the same team. Using multitaps, you can actually have a three-on-three game.****The Tunes roster is made up of Michael Jordan, Bugs Bunny, Daffy Duck, Lola Bunny, Taz, Foghorn Leghorn, Pepé Le Pew, Sylvester, Wile E. Coyote, Porky Pig, Elmer Fudd and Yosemite Sam. The Monstars have access to Pound, Bupkus, Bang, Blanko and Nawt.****There are three statistics in the game, namely Speed, Shooting and Rebounds. These are pretty self-explanatory, but there is another more subtle one that's similar to stamina. Throughout the course of play your characters will get tired and lose their focus. A successful slam dunk usually tops this up.****The closest thing the game has to a single player mode is the Intergalactic Tournament (though it can be played multiplayer). This is a series of five matches in a row. One captain is picked and plays every game, while the rest of the team is substituted in and out.****There is no real way to progress in the game as it does not support memory cards. Space Jam has more of an arcade, lighthearted feel to it.&lt;/story&gt; &lt;/game&gt;">
            <text:p>&lt;game name="Space Jam (USA)"&gt; &lt;year&gt;1997&lt;/year&gt; &lt;rating&gt;ESRB - E (Everyone)&lt;/rating&gt; &lt;title&gt;Space Jam &lt;/title&gt; &lt;pub&gt;Acclaim Entertainment, Inc.&lt;/pub&gt; &lt;dev&gt;Sculptured Software&lt;/dev&gt; &lt;genre&gt;Sports/Basketball&lt;/genre&gt; &lt;score&gt;4.1&lt;/score&gt; &lt;player&gt;1-6 Players&lt;/player&gt; &lt;story&gt;Based on the movie of the same name, Space Jam centres around an invasion of Looney Tunes land by tiny aliens. The fate of the Tunes is to be decided by a basketball game, and for this the aliens turn into the huge, evil Monstars.****The game is about two thirds basketball sim and then minigames are stuck in to fill all the gaps. You can play as the Monstars or the Looney Tunes who have the help of Michael Jordan. The basketball games themselves come in two flavours, two-on-two and three-on-three.****Successful completion of the minigames upgrades your character's abilities on the court. There are several - one involves finding MJ's basketball togs, one is a space race in the style of the retro Micro Machines games. There are about five minigames in all, and a player from both teams participates.****The multiplayer is a big aspect of the game. There is the traditional two-player versus, one team Tunes, one team Monstars, and there is also co-operative mode. In this two or even three players can play on the same team. Using multitaps, you can actually have a three-on-three game.****The Tunes roster is made up of Michael Jordan, Bugs Bunny, Daffy Duck, Lola Bunny, Taz, Foghorn Leghorn, Pepé Le Pew, Sylvester, Wile E. Coyote, Porky Pig, Elmer Fudd and Yosemite Sam. The Monstars have access to Pound, Bupkus, Bang, Blanko and Nawt.****There are three statistics in the game, namely Speed, Shooting and Rebounds. These are pretty self-explanatory, but there is another more subtle one that's similar to stamina. Throughout the course of play your characters will get tired and lose their focus. A successful slam dunk usually tops this up.****The closest thing the game has to a single player mode is the Intergalactic Tournament (though it can be played multiplayer). This is a series of five matches in a row. One captain is picked and plays every game, while the rest of the team is substituted in and out.****There is no real way to progress in the game as it does not support memory cards. Space Jam has more of an arcade, lighthearted feel to it.&lt;/story&gt; &lt;/game&gt;</text:p>
          </table:table-cell>
          <table:table-cell table:number-columns-repeated="1013"/>
        </table:table-row>
        <table:table-row table:style-name="ro1">
          <table:table-cell office:value-type="string">
            <text:p>Spot Goes to Hollywood (USA)</text:p>
          </table:table-cell>
          <table:table-cell office:value-type="float" office:value="1997">
            <text:p>1997</text:p>
          </table:table-cell>
          <table:table-cell office:value-type="string">
            <text:p>ESRB - E (Everyone)</text:p>
          </table:table-cell>
          <table:table-cell office:value-type="string">
            <text:p>Spot Goes to Hollywood </text:p>
          </table:table-cell>
          <table:table-cell office:value-type="string">
            <text:p>Virgin Interactive Entertainment, Inc.</text:p>
          </table:table-cell>
          <table:table-cell office:value-type="string">
            <text:p>Burst Studios</text:p>
          </table:table-cell>
          <table:table-cell office:value-type="string">
            <text:p>Platform</text:p>
          </table:table-cell>
          <table:table-cell office:value-type="float" office:value="3.8">
            <text:p>3.8</text:p>
          </table:table-cell>
          <table:table-cell office:value-type="string">
            <text:p>1 Player</text:p>
          </table:table-cell>
          <table:table-cell office:value-type="string">
            <text:p>The central character in this game is Spot, the little red guy from the 7-Up TV commercials. <text:s/>Spot has somehow become trapped in a movie projector. <text:s/>As he jumps from film to film, he encounters many classic film genres that make up all the different levels of the game. <text:s/>The main levels are a pirate movie, an adventure movie, and a horror movie, but there are many other bonus films to unlock.****The game is played from an isometric perspective. <text:s/>As you control spot, you have to collect 5 Hollywood stars per level to unlock hidden areas and ultimately complete the game 100%.</text:p>
          </table:table-cell>
          <table:table-cell table:style-name="Default"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Spot Goes to Hollywood (USA)&quot;&gt; &lt;year&gt;1997&lt;/year&gt; &lt;rating&gt;ESRB - E (Everyone)&lt;/rating&gt; &lt;title&gt;Spot Goes to Hollywood &lt;/title&gt; &lt;pub&gt;Virgin Interactive Entertainment, Inc.&lt;/pub&gt; &lt;dev&gt;Burst Studios&lt;/dev&gt; &lt;genre&gt;Platform&lt;/genre&gt; &lt;score&gt;3.8&lt;/score&gt; &lt;player&gt;1 Player&lt;/player&gt; &lt;story&gt;The central character in this game is Spot, the little red guy from the 7-Up TV commercials.  Spot has somehow become trapped in a movie projector.  As he jumps from film to film, he encounters many classic film genres that make up all the different levels of the game.  The main levels are a pirate movie, an adventure movie, and a horror movie, but there are many other bonus films to unlock.****The game is played from an isometric perspective.  As you control spot, you have to collect 5 Hollywood stars per level to unlock hidden areas and ultimately complete the game 100%.&lt;/story&gt; &lt;/game&gt;">
            <text:p>&lt;game name="Spot Goes to Hollywood (USA)"&gt; &lt;year&gt;1997&lt;/year&gt; &lt;rating&gt;ESRB - E (Everyone)&lt;/rating&gt; &lt;title&gt;Spot Goes to Hollywood &lt;/title&gt; &lt;pub&gt;Virgin Interactive Entertainment, Inc.&lt;/pub&gt; &lt;dev&gt;Burst Studios&lt;/dev&gt; &lt;genre&gt;Platform&lt;/genre&gt; &lt;score&gt;3.8&lt;/score&gt; &lt;player&gt;1 Player&lt;/player&gt; &lt;story&gt;The central character in this game is Spot, the little red guy from the 7-Up TV commercials. <text:s/>Spot has somehow become trapped in a movie projector. <text:s/>As he jumps from film to film, he encounters many classic film genres that make up all the different levels of the game. <text:s/>The main levels are a pirate movie, an adventure movie, and a horror movie, but there are many other bonus films to unlock.****The game is played from an isometric perspective. <text:s/>As you control spot, you have to collect 5 Hollywood stars per level to unlock hidden areas and ultimately complete the game 100%.&lt;/story&gt; &lt;/game&gt;</text:p>
          </table:table-cell>
          <table:table-cell table:number-columns-repeated="1013"/>
        </table:table-row>
        <table:table-row table:style-name="ro1">
          <table:table-cell office:value-type="string">
            <text:p>Star Fighter (USA)</text:p>
          </table:table-cell>
          <table:table-cell office:value-type="float" office:value="1996">
            <text:p>1996</text:p>
          </table:table-cell>
          <table:table-cell office:value-type="string">
            <text:p>ESRB - E (Everyone)</text:p>
          </table:table-cell>
          <table:table-cell office:value-type="string">
            <text:p>Star Fighter </text:p>
          </table:table-cell>
          <table:table-cell office:value-type="string">
            <text:p>Acclaim Entertainment, Inc.</text:p>
          </table:table-cell>
          <table:table-cell office:value-type="string">
            <text:p>Krisalis Software</text:p>
          </table:table-cell>
          <table:table-cell office:value-type="string">
            <text:p>Shooter</text:p>
          </table:table-cell>
          <table:table-cell office:value-type="float" office:value="3.4">
            <text:p>3.4</text:p>
          </table:table-cell>
          <table:table-cell office:value-type="string">
            <text:p>1 Player</text:p>
          </table:table-cell>
          <table:table-cell office:value-type="string">
            <text:p>3037. FedNet is now in control of the federation, and at an attempt to gain trust of the population following decades of corruption and warfare, the FedNet Space Corps were sent to the outermost planets to crush the small-time warlords still running the show there. After being "convinced" to join them in a tour of duty, he is assigned to an elite flight group with the only purpose of testing the most cutting edge technology.****A remake of the original game of the same title released a few years before for the Acorn Archimedes platform, Starfighter 3000 features more detailed graphics (now all surfaces are texture-mapped and a fogging filter reduces clipping). Featuring 15 levels in 4 worlds, the player controls the Predator Mark-IV, a fighter ship capable of space and atmospheric flight. However, other than the handy boost button, the player has no control over the throttle, and must keep moving at all times. Two points of view are available: behind (better for acrobatics and general flying) and cockpit (accurate aiming and NOE flight). By picking up crystals the player is able to upgrade his craft and obtain more ammo, and by combining colours, get more powerful weapons, some also obtainable from parachute drops sent by FedNet.**One of the defining features of the game is using the laser (basic weapon) to terraform the map. As the game map is composed by tiles, some with higher or lower vertexes, can be leveled by simply firing repeatedly at the same area. This allows players to strategically avoid heavy defense turrets by simply collapsing a hill, or destroy an heavier turret by simply burrowing the ground beneath it.****The player starts the game with three lives, and earns one every 250k points. Losing all lives means a game over, but as there isn't a profile for each pilot (like in Tie Fighter), the game can be resumed freely from the last savegame.</text:p>
          </table:table-cell>
          <table:table-cell table:style-name="Default"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Star Fighter (USA)&quot;&gt; &lt;year&gt;1996&lt;/year&gt; &lt;rating&gt;ESRB - E (Everyone)&lt;/rating&gt; &lt;title&gt;Star Fighter &lt;/title&gt; &lt;pub&gt;Acclaim Entertainment, Inc.&lt;/pub&gt; &lt;dev&gt;Krisalis Software&lt;/dev&gt; &lt;genre&gt;Shooter&lt;/genre&gt; &lt;score&gt;3.4&lt;/score&gt; &lt;player&gt;1 Player&lt;/player&gt; &lt;story&gt;3037. FedNet is now in control of the federation, and at an attempt to gain trust of the population following decades of corruption and warfare, the FedNet Space Corps were sent to the outermost planets to crush the small-time warlords still running the show there. After being &quot;convinced&quot; to join them in a tour of duty, he is assigned to an elite flight group with the only purpose of testing the most cutting edge technology.****A remake of the original game of the same title released a few years before for the Acorn Archimedes platform, Starfighter 3000 features more detailed graphics (now all surfaces are texture-mapped and a fogging filter reduces clipping). Featuring 15 levels in 4 worlds, the player controls the Predator Mark-IV, a fighter ship capable of space and atmospheric flight. However, other than the handy boost button, the player has no control over the throttle, and must keep moving at all times. Two points of view are available: behind (better for acrobatics and general flying) and cockpit (accurate aiming and NOE flight). By picking up crystals the player is able to upgrade his craft and obtain more ammo, and by combining colours, get more powerful weapons, some also obtainable from parachute drops sent by FedNet.**One of the defining features of the game is using the laser (basic weapon) to terraform the map. As the game map is composed by tiles, some with higher or lower vertexes, can be leveled by simply firing repeatedly at the same area. This allows players to strategically avoid heavy defense turrets by simply collapsing a hill, or destroy an heavier turret by simply burrowing the ground beneath it.****The player starts the game with three lives, and earns one every 250k points. Losing all lives means a game over, but as there isn't a profile for each pilot (like in Tie Fighter), the game can be resumed freely from the last savegame.&lt;/story&gt; &lt;/game&gt;">
            <text:p>&lt;game name="Star Fighter (USA)"&gt; &lt;year&gt;1996&lt;/year&gt; &lt;rating&gt;ESRB - E (Everyone)&lt;/rating&gt; &lt;title&gt;Star Fighter &lt;/title&gt; &lt;pub&gt;Acclaim Entertainment, Inc.&lt;/pub&gt; &lt;dev&gt;Krisalis Software&lt;/dev&gt; &lt;genre&gt;Shooter&lt;/genre&gt; &lt;score&gt;3.4&lt;/score&gt; &lt;player&gt;1 Player&lt;/player&gt; &lt;story&gt;3037. FedNet is now in control of the federation, and at an attempt to gain trust of the population following decades of corruption and warfare, the FedNet Space Corps were sent to the outermost planets to crush the small-time warlords still running the show there. After being "convinced" to join them in a tour of duty, he is assigned to an elite flight group with the only purpose of testing the most cutting edge technology.****A remake of the original game of the same title released a few years before for the Acorn Archimedes platform, Starfighter 3000 features more detailed graphics (now all surfaces are texture-mapped and a fogging filter reduces clipping). Featuring 15 levels in 4 worlds, the player controls the Predator Mark-IV, a fighter ship capable of space and atmospheric flight. However, other than the handy boost button, the player has no control over the throttle, and must keep moving at all times. Two points of view are available: behind (better for acrobatics and general flying) and cockpit (accurate aiming and NOE flight). By picking up crystals the player is able to upgrade his craft and obtain more ammo, and by combining colours, get more powerful weapons, some also obtainable from parachute drops sent by FedNet.**One of the defining features of the game is using the laser (basic weapon) to terraform the map. As the game map is composed by tiles, some with higher or lower vertexes, can be leveled by simply firing repeatedly at the same area. This allows players to strategically avoid heavy defense turrets by simply collapsing a hill, or destroy an heavier turret by simply burrowing the ground beneath it.****The player starts the game with three lives, and earns one every 250k points. Losing all lives means a game over, but as there isn't a profile for each pilot (like in Tie Fighter), the game can be resumed freely from the last savegame.&lt;/story&gt; &lt;/game&gt;</text:p>
          </table:table-cell>
          <table:table-cell table:number-columns-repeated="1013"/>
        </table:table-row>
        <table:table-row table:style-name="ro1">
          <table:table-cell office:value-type="string">
            <text:p>Steep Slope Sliders (USA)</text:p>
          </table:table-cell>
          <table:table-cell office:value-type="float" office:value="1998">
            <text:p>1998</text:p>
          </table:table-cell>
          <table:table-cell office:value-type="string">
            <text:p>ESRB - E (Everyone)</text:p>
          </table:table-cell>
          <table:table-cell office:value-type="string">
            <text:p>Steep Slope Sliders </text:p>
          </table:table-cell>
          <table:table-cell office:value-type="string">
            <text:p>SEGA of America, Inc.</text:p>
          </table:table-cell>
          <table:table-cell office:value-type="string">
            <text:p>Cave</text:p>
          </table:table-cell>
          <table:table-cell office:value-type="string">
            <text:p>Sports/Snowboarding</text:p>
          </table:table-cell>
          <table:table-cell office:value-type="float" office:value="4.5">
            <text:p>4.5</text:p>
          </table:table-cell>
          <table:table-cell office:value-type="string">
            <text:p>1 Player</text:p>
          </table:table-cell>
          <table:table-cell office:value-type="string">
            <text:p>A snowboarding game in the CoolBoarders vein, this game sees you picking one of a motley crew of boarders and taking to the slopes as you try to get the best times and/or scores on each slope.**With a range of tricks and courses, from Canada to Italy to Japan, as well as the option to play on a half-pipe purely for points, this game offers a fast-paced snowboarding experience that's easy for anyone to just hop into.</text:p>
          </table:table-cell>
          <table:table-cell table:style-name="Default"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Steep Slope Sliders (USA)&quot;&gt; &lt;year&gt;1998&lt;/year&gt; &lt;rating&gt;ESRB - E (Everyone)&lt;/rating&gt; &lt;title&gt;Steep Slope Sliders &lt;/title&gt; &lt;pub&gt;SEGA of America, Inc.&lt;/pub&gt; &lt;dev&gt;Cave&lt;/dev&gt; &lt;genre&gt;Sports/Snowboarding&lt;/genre&gt; &lt;score&gt;4.5&lt;/score&gt; &lt;player&gt;1 Player&lt;/player&gt; &lt;story&gt;A snowboarding game in the CoolBoarders vein, this game sees you picking one of a motley crew of boarders and taking to the slopes as you try to get the best times and/or scores on each slope.**With a range of tricks and courses, from Canada to Italy to Japan, as well as the option to play on a half-pipe purely for points, this game offers a fast-paced snowboarding experience that's easy for anyone to just hop into.&lt;/story&gt; &lt;/game&gt;">
            <text:p>&lt;game name="Steep Slope Sliders (USA)"&gt; &lt;year&gt;1998&lt;/year&gt; &lt;rating&gt;ESRB - E (Everyone)&lt;/rating&gt; &lt;title&gt;Steep Slope Sliders &lt;/title&gt; &lt;pub&gt;SEGA of America, Inc.&lt;/pub&gt; &lt;dev&gt;Cave&lt;/dev&gt; &lt;genre&gt;Sports/Snowboarding&lt;/genre&gt; &lt;score&gt;4.5&lt;/score&gt; &lt;player&gt;1 Player&lt;/player&gt; &lt;story&gt;A snowboarding game in the CoolBoarders vein, this game sees you picking one of a motley crew of boarders and taking to the slopes as you try to get the best times and/or scores on each slope.**With a range of tricks and courses, from Canada to Italy to Japan, as well as the option to play on a half-pipe purely for points, this game offers a fast-paced snowboarding experience that's easy for anyone to just hop into.&lt;/story&gt; &lt;/game&gt;</text:p>
          </table:table-cell>
          <table:table-cell table:number-columns-repeated="1013"/>
        </table:table-row>
        <table:table-row table:style-name="ro1">
          <table:table-cell office:value-type="string">
            <text:p>Street Fighter - The Movie (USA)</text:p>
          </table:table-cell>
          <table:table-cell office:value-type="float" office:value="1995">
            <text:p>1995</text:p>
          </table:table-cell>
          <table:table-cell office:value-type="string">
            <text:p>ESRB - T (Teen)</text:p>
          </table:table-cell>
          <table:table-cell office:value-type="string">
            <text:p>Street Fighter - The Movie </text:p>
          </table:table-cell>
          <table:table-cell office:value-type="string">
            <text:p>Acclaim Entertainment, Inc.</text:p>
          </table:table-cell>
          <table:table-cell office:value-type="string">
            <text:p>Incredible Technologies</text:p>
          </table:table-cell>
          <table:table-cell office:value-type="string">
            <text:p>Fighter</text:p>
          </table:table-cell>
          <table:table-cell office:value-type="float" office:value="2.5">
            <text:p>2.5</text:p>
          </table:table-cell>
          <table:table-cell office:value-type="string">
            <text:p>1-2 Players</text:p>
          </table:table-cell>
          <table:table-cell office:value-type="string">
            <text:p>Street Fighter: The Movie is a 2D beat 'em up game based on the movie of the same name, which in turn is based on the well known Capcom series, Street Fighter. Using digitized animation based on the actors and the many locations featured in the film, the same style of gameplay found in Street Fighter II and Super Street Fighter II Turbo is used here. Select from a range of fighters (including Ryu, Ken, Guile, M. Bison and Chun Li) each with their own set of special moves, and defeat all of the opposition to become the King of Street Fighting. ****Also included is a story mode which follows the story of the movie and uses FMV in-between fights and a Trial Battle Mode, where you take on Guile in a range of different battle events to test your skills.</text:p>
          </table:table-cell>
          <table:table-cell table:style-name="Default"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Street Fighter - The Movie (USA)&quot;&gt; &lt;year&gt;1995&lt;/year&gt; &lt;rating&gt;ESRB - T (Teen)&lt;/rating&gt; &lt;title&gt;Street Fighter - The Movie &lt;/title&gt; &lt;pub&gt;Acclaim Entertainment, Inc.&lt;/pub&gt; &lt;dev&gt;Incredible Technologies&lt;/dev&gt; &lt;genre&gt;Fighter&lt;/genre&gt; &lt;score&gt;2.5&lt;/score&gt; &lt;player&gt;1-2 Players&lt;/player&gt; &lt;story&gt;Street Fighter: The Movie is a 2D beat 'em up game based on the movie of the same name, which in turn is based on the well known Capcom series, Street Fighter. Using digitized animation based on the actors and the many locations featured in the film, the same style of gameplay found in Street Fighter II and Super Street Fighter II Turbo is used here. Select from a range of fighters (including Ryu, Ken, Guile, M. Bison and Chun Li) each with their own set of special moves, and defeat all of the opposition to become the King of Street Fighting. ****Also included is a story mode which follows the story of the movie and uses FMV in-between fights and a Trial Battle Mode, where you take on Guile in a range of different battle events to test your skills.&lt;/story&gt; &lt;/game&gt;">
            <text:p>&lt;game name="Street Fighter - The Movie (USA)"&gt; &lt;year&gt;1995&lt;/year&gt; &lt;rating&gt;ESRB - T (Teen)&lt;/rating&gt; &lt;title&gt;Street Fighter - The Movie &lt;/title&gt; &lt;pub&gt;Acclaim Entertainment, Inc.&lt;/pub&gt; &lt;dev&gt;Incredible Technologies&lt;/dev&gt; &lt;genre&gt;Fighter&lt;/genre&gt; &lt;score&gt;2.5&lt;/score&gt; &lt;player&gt;1-2 Players&lt;/player&gt; &lt;story&gt;Street Fighter: The Movie is a 2D beat 'em up game based on the movie of the same name, which in turn is based on the well known Capcom series, Street Fighter. Using digitized animation based on the actors and the many locations featured in the film, the same style of gameplay found in Street Fighter II and Super Street Fighter II Turbo is used here. Select from a range of fighters (including Ryu, Ken, Guile, M. Bison and Chun Li) each with their own set of special moves, and defeat all of the opposition to become the King of Street Fighting. ****Also included is a story mode which follows the story of the movie and uses FMV in-between fights and a Trial Battle Mode, where you take on Guile in a range of different battle events to test your skills.&lt;/story&gt; &lt;/game&gt;</text:p>
          </table:table-cell>
          <table:table-cell table:number-columns-repeated="1013"/>
        </table:table-row>
        <table:table-row table:style-name="ro1">
          <table:table-cell office:value-type="string">
            <text:p>Street Fighter Alpha - Warrior's Dreams (USA)</text:p>
          </table:table-cell>
          <table:table-cell office:value-type="float" office:value="1996">
            <text:p>1996</text:p>
          </table:table-cell>
          <table:table-cell office:value-type="string">
            <text:p>ESRB - T (Teen)</text:p>
          </table:table-cell>
          <table:table-cell office:value-type="string">
            <text:p>Street Fighter Alpha - Warrior's Dreams </text:p>
          </table:table-cell>
          <table:table-cell office:value-type="string">
            <text:p>Capcom Entertainment, Inc.</text:p>
          </table:table-cell>
          <table:table-cell office:value-type="string">
            <text:p>Capcom</text:p>
          </table:table-cell>
          <table:table-cell office:value-type="string">
            <text:p>Fighter</text:p>
          </table:table-cell>
          <table:table-cell office:value-type="float" office:value="3.5">
            <text:p>3.5</text:p>
          </table:table-cell>
          <table:table-cell office:value-type="string">
            <text:p>1-2 Players</text:p>
          </table:table-cell>
          <table:table-cell office:value-type="string">
            <text:p>It's Street Fighter as you always remember it, with some new moves, characters and combo systems, as well as a more polished look and feel.****The new moves available for each fighter, called Super moves, allow them to fire off very powerful moves. A bar at the bottom of the screen represents the power that you have to use for the moves. You start the first round on 0, and each attack that you make adds power to the bar. Once you reach level 3, you can unleash the special attacks, that can sometimes KO the opponant.****The other major change over the Street Fighter 2 series are the Alpha counters. These can be used to counter an on-coming attack after blocking.</text:p>
          </table:table-cell>
          <table:table-cell table:style-name="Default"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Street Fighter Alpha - Warrior's Dreams (USA)&quot;&gt; &lt;year&gt;1996&lt;/year&gt; &lt;rating&gt;ESRB - T (Teen)&lt;/rating&gt; &lt;title&gt;Street Fighter Alpha - Warrior's Dreams &lt;/title&gt; &lt;pub&gt;Capcom Entertainment, Inc.&lt;/pub&gt; &lt;dev&gt;Capcom&lt;/dev&gt; &lt;genre&gt;Fighter&lt;/genre&gt; &lt;score&gt;3.5&lt;/score&gt; &lt;player&gt;1-2 Players&lt;/player&gt; &lt;story&gt;It's Street Fighter as you always remember it, with some new moves, characters and combo systems, as well as a more polished look and feel.****The new moves available for each fighter, called Super moves, allow them to fire off very powerful moves. A bar at the bottom of the screen represents the power that you have to use for the moves. You start the first round on 0, and each attack that you make adds power to the bar. Once you reach level 3, you can unleash the special attacks, that can sometimes KO the opponant.****The other major change over the Street Fighter 2 series are the Alpha counters. These can be used to counter an on-coming attack after blocking.&lt;/story&gt; &lt;/game&gt;">
            <text:p>&lt;game name="Street Fighter Alpha - Warrior's Dreams (USA)"&gt; &lt;year&gt;1996&lt;/year&gt; &lt;rating&gt;ESRB - T (Teen)&lt;/rating&gt; &lt;title&gt;Street Fighter Alpha - Warrior's Dreams &lt;/title&gt; &lt;pub&gt;Capcom Entertainment, Inc.&lt;/pub&gt; &lt;dev&gt;Capcom&lt;/dev&gt; &lt;genre&gt;Fighter&lt;/genre&gt; &lt;score&gt;3.5&lt;/score&gt; &lt;player&gt;1-2 Players&lt;/player&gt; &lt;story&gt;It's Street Fighter as you always remember it, with some new moves, characters and combo systems, as well as a more polished look and feel.****The new moves available for each fighter, called Super moves, allow them to fire off very powerful moves. A bar at the bottom of the screen represents the power that you have to use for the moves. You start the first round on 0, and each attack that you make adds power to the bar. Once you reach level 3, you can unleash the special attacks, that can sometimes KO the opponant.****The other major change over the Street Fighter 2 series are the Alpha counters. These can be used to counter an on-coming attack after blocking.&lt;/story&gt; &lt;/game&gt;</text:p>
          </table:table-cell>
          <table:table-cell table:number-columns-repeated="1013"/>
        </table:table-row>
        <table:table-row table:style-name="ro1">
          <table:table-cell office:value-type="string">
            <text:p>Street Fighter Alpha 2 (USA)</text:p>
          </table:table-cell>
          <table:table-cell office:value-type="float" office:value="1996">
            <text:p>1996</text:p>
          </table:table-cell>
          <table:table-cell office:value-type="string">
            <text:p>ESRB - T (Teen)</text:p>
          </table:table-cell>
          <table:table-cell office:value-type="string">
            <text:p>Street Fighter Alpha 2 </text:p>
          </table:table-cell>
          <table:table-cell office:value-type="string">
            <text:p>Capcom Entertainment, Inc.</text:p>
          </table:table-cell>
          <table:table-cell office:value-type="string">
            <text:p>Capcom</text:p>
          </table:table-cell>
          <table:table-cell office:value-type="string">
            <text:p>Fighter</text:p>
          </table:table-cell>
          <table:table-cell office:value-type="float" office:value="3.6">
            <text:p>3.6</text:p>
          </table:table-cell>
          <table:table-cell office:value-type="string">
            <text:p>1-2 Players</text:p>
          </table:table-cell>
          <table:table-cell office:value-type="string">
            <text:p>Another Street Fighter sequel (this time for Street Fighter Alpha) adds even more to the classic fighting series.****New characters in this version include Gen (a wise kung-fu master), Rolento (who you may remember from another Capcom classic, Final Fight) and Sakura, a young school girl who follows her hero Ryu so close, she has the same type of moves. Dhalsim and Zangief also return to the fight with some news moves.****The other major difference is the loss of chain-combos and the gain of a custom combo system. Once you reach the required level (which is 1 at the least) you can execute a custom combo by combining any of the buttons (which there are 6 in total) or any of the special attacks (fireballs, etc.)</text:p>
          </table:table-cell>
          <table:table-cell table:style-name="Default"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Street Fighter Alpha 2 (USA)&quot;&gt; &lt;year&gt;1996&lt;/year&gt; &lt;rating&gt;ESRB - T (Teen)&lt;/rating&gt; &lt;title&gt;Street Fighter Alpha 2 &lt;/title&gt; &lt;pub&gt;Capcom Entertainment, Inc.&lt;/pub&gt; &lt;dev&gt;Capcom&lt;/dev&gt; &lt;genre&gt;Fighter&lt;/genre&gt; &lt;score&gt;3.6&lt;/score&gt; &lt;player&gt;1-2 Players&lt;/player&gt; &lt;story&gt;Another Street Fighter sequel (this time for Street Fighter Alpha) adds even more to the classic fighting series.****New characters in this version include Gen (a wise kung-fu master), Rolento (who you may remember from another Capcom classic, Final Fight) and Sakura, a young school girl who follows her hero Ryu so close, she has the same type of moves. Dhalsim and Zangief also return to the fight with some news moves.****The other major difference is the loss of chain-combos and the gain of a custom combo system. Once you reach the required level (which is 1 at the least) you can execute a custom combo by combining any of the buttons (which there are 6 in total) or any of the special attacks (fireballs, etc.)&lt;/story&gt; &lt;/game&gt;">
            <text:p>&lt;game name="Street Fighter Alpha 2 (USA)"&gt; &lt;year&gt;1996&lt;/year&gt; &lt;rating&gt;ESRB - T (Teen)&lt;/rating&gt; &lt;title&gt;Street Fighter Alpha 2 &lt;/title&gt; &lt;pub&gt;Capcom Entertainment, Inc.&lt;/pub&gt; &lt;dev&gt;Capcom&lt;/dev&gt; &lt;genre&gt;Fighter&lt;/genre&gt; &lt;score&gt;3.6&lt;/score&gt; &lt;player&gt;1-2 Players&lt;/player&gt; &lt;story&gt;Another Street Fighter sequel (this time for Street Fighter Alpha) adds even more to the classic fighting series.****New characters in this version include Gen (a wise kung-fu master), Rolento (who you may remember from another Capcom classic, Final Fight) and Sakura, a young school girl who follows her hero Ryu so close, she has the same type of moves. Dhalsim and Zangief also return to the fight with some news moves.****The other major difference is the loss of chain-combos and the gain of a custom combo system. Once you reach the required level (which is 1 at the least) you can execute a custom combo by combining any of the buttons (which there are 6 in total) or any of the special attacks (fireballs, etc.)&lt;/story&gt; &lt;/game&gt;</text:p>
          </table:table-cell>
          <table:table-cell table:number-columns-repeated="1013"/>
        </table:table-row>
        <table:table-row table:style-name="ro1">
          <table:table-cell office:value-type="string">
            <text:p>Street Fighter Collection (USA) (Disc 1)</text:p>
          </table:table-cell>
          <table:table-cell office:value-type="float" office:value="1997">
            <text:p>1997</text:p>
          </table:table-cell>
          <table:table-cell office:value-type="string">
            <text:p>ESRB - T (Teen)</text:p>
          </table:table-cell>
          <table:table-cell office:value-type="string">
            <text:p>Street Fighter Collection <text:s/>Disk 1</text:p>
          </table:table-cell>
          <table:table-cell office:value-type="string">
            <text:p>Capcom Entertainment, Inc.</text:p>
          </table:table-cell>
          <table:table-cell office:value-type="string">
            <text:p>Capcom</text:p>
          </table:table-cell>
          <table:table-cell office:value-type="string">
            <text:p>Fighter</text:p>
          </table:table-cell>
          <table:table-cell office:value-type="string">
            <text:p>4.0</text:p>
          </table:table-cell>
          <table:table-cell office:value-type="string">
            <text:p>1-2 Players</text:p>
          </table:table-cell>
          <table:table-cell office:value-type="string">
            <text:p>Street Fighter Collection is a bundle comprising several different games of the Street Fighter series. It includes:****1. Super Street Fighter II: The New Challengers**2. Super Street Fighter II Turbo**3. Street Fighter Alpha 2 Gold (updated Street Fighter Alpha 2 with balancing fixes: Evil Ryu and Cammy added as playable characters, timing of some characters changed)</text:p>
          </table:table-cell>
          <table:table-cell table:style-name="Default"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Street Fighter Collection (USA) (Disc 1)&quot;&gt; &lt;year&gt;1997&lt;/year&gt; &lt;rating&gt;ESRB - T (Teen)&lt;/rating&gt; &lt;title&gt;Street Fighter Collection  Disk 1&lt;/title&gt; &lt;pub&gt;Capcom Entertainment, Inc.&lt;/pub&gt; &lt;dev&gt;Capcom&lt;/dev&gt; &lt;genre&gt;Fighter&lt;/genre&gt; &lt;score&gt;4.0&lt;/score&gt; &lt;player&gt;1-2 Players&lt;/player&gt; &lt;story&gt;Street Fighter Collection is a bundle comprising several different games of the Street Fighter series. It includes:****1. Super Street Fighter II: The New Challengers**2. Super Street Fighter II Turbo**3. Street Fighter Alpha 2 Gold (updated Street Fighter Alpha 2 with balancing fixes: Evil Ryu and Cammy added as playable characters, timing of some characters changed)&lt;/story&gt; &lt;/game&gt;">
            <text:p>&lt;game name="Street Fighter Collection (USA) (Disc 1)"&gt; &lt;year&gt;1997&lt;/year&gt; &lt;rating&gt;ESRB - T (Teen)&lt;/rating&gt; &lt;title&gt;Street Fighter Collection <text:s/>Disk 1&lt;/title&gt; &lt;pub&gt;Capcom Entertainment, Inc.&lt;/pub&gt; &lt;dev&gt;Capcom&lt;/dev&gt; &lt;genre&gt;Fighter&lt;/genre&gt; &lt;score&gt;4.0&lt;/score&gt; &lt;player&gt;1-2 Players&lt;/player&gt; &lt;story&gt;Street Fighter Collection is a bundle comprising several different games of the Street Fighter series. It includes:****1. Super Street Fighter II: The New Challengers**2. Super Street Fighter II Turbo**3. Street Fighter Alpha 2 Gold (updated Street Fighter Alpha 2 with balancing fixes: Evil Ryu and Cammy added as playable characters, timing of some characters changed)&lt;/story&gt; &lt;/game&gt;</text:p>
          </table:table-cell>
          <table:table-cell table:number-columns-repeated="1013"/>
        </table:table-row>
        <table:table-row table:style-name="ro1">
          <table:table-cell office:value-type="string">
            <text:p>Street Fighter Collection (USA) (Disc 2)</text:p>
          </table:table-cell>
          <table:table-cell office:value-type="float" office:value="1997">
            <text:p>1997</text:p>
          </table:table-cell>
          <table:table-cell office:value-type="string">
            <text:p>ESRB - T (Teen)</text:p>
          </table:table-cell>
          <table:table-cell office:value-type="string">
            <text:p>Street Fighter Collection <text:s/>Disk 2</text:p>
          </table:table-cell>
          <table:table-cell office:value-type="string">
            <text:p>Capcom Entertainment, Inc.</text:p>
          </table:table-cell>
          <table:table-cell office:value-type="string">
            <text:p>Capcom</text:p>
          </table:table-cell>
          <table:table-cell office:value-type="string">
            <text:p>Fighter</text:p>
          </table:table-cell>
          <table:table-cell office:value-type="string">
            <text:p>4.0</text:p>
          </table:table-cell>
          <table:table-cell office:value-type="string">
            <text:p>1-2 Players</text:p>
          </table:table-cell>
          <table:table-cell office:value-type="string">
            <text:p>Street Fighter Collection is a bundle comprising several different games of the Street Fighter series. It includes:****1. Super Street Fighter II: The New Challengers**2. Super Street Fighter II Turbo**3. Street Fighter Alpha 2 Gold (updated Street Fighter Alpha 2 with balancing fixes: Evil Ryu and Cammy added as playable characters, timing of some characters changed)</text:p>
          </table:table-cell>
          <table:table-cell table:style-name="Default"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Street Fighter Collection (USA) (Disc 2)&quot;&gt; &lt;year&gt;1997&lt;/year&gt; &lt;rating&gt;ESRB - T (Teen)&lt;/rating&gt; &lt;title&gt;Street Fighter Collection  Disk 2&lt;/title&gt; &lt;pub&gt;Capcom Entertainment, Inc.&lt;/pub&gt; &lt;dev&gt;Capcom&lt;/dev&gt; &lt;genre&gt;Fighter&lt;/genre&gt; &lt;score&gt;4.0&lt;/score&gt; &lt;player&gt;1-2 Players&lt;/player&gt; &lt;story&gt;Street Fighter Collection is a bundle comprising several different games of the Street Fighter series. It includes:****1. Super Street Fighter II: The New Challengers**2. Super Street Fighter II Turbo**3. Street Fighter Alpha 2 Gold (updated Street Fighter Alpha 2 with balancing fixes: Evil Ryu and Cammy added as playable characters, timing of some characters changed)&lt;/story&gt; &lt;/game&gt;">
            <text:p>&lt;game name="Street Fighter Collection (USA) (Disc 2)"&gt; &lt;year&gt;1997&lt;/year&gt; &lt;rating&gt;ESRB - T (Teen)&lt;/rating&gt; &lt;title&gt;Street Fighter Collection <text:s/>Disk 2&lt;/title&gt; &lt;pub&gt;Capcom Entertainment, Inc.&lt;/pub&gt; &lt;dev&gt;Capcom&lt;/dev&gt; &lt;genre&gt;Fighter&lt;/genre&gt; &lt;score&gt;4.0&lt;/score&gt; &lt;player&gt;1-2 Players&lt;/player&gt; &lt;story&gt;Street Fighter Collection is a bundle comprising several different games of the Street Fighter series. It includes:****1. Super Street Fighter II: The New Challengers**2. Super Street Fighter II Turbo**3. Street Fighter Alpha 2 Gold (updated Street Fighter Alpha 2 with balancing fixes: Evil Ryu and Cammy added as playable characters, timing of some characters changed)&lt;/story&gt; &lt;/game&gt;</text:p>
          </table:table-cell>
          <table:table-cell table:number-columns-repeated="1013"/>
        </table:table-row>
        <table:table-row table:style-name="ro1">
          <table:table-cell office:value-type="string">
            <text:p>Street Racer (Europe)</text:p>
          </table:table-cell>
          <table:table-cell office:value-type="float" office:value="1996">
            <text:p>1996</text:p>
          </table:table-cell>
          <table:table-cell office:value-type="string">
            <text:p>ESRB - E (Everyone)</text:p>
          </table:table-cell>
          <table:table-cell office:value-type="string">
            <text:p>Street Racer </text:p>
          </table:table-cell>
          <table:table-cell office:value-type="string">
            <text:p>Ubi Soft Entertainment Software</text:p>
          </table:table-cell>
          <table:table-cell office:value-type="string">
            <text:p>Vivid Image</text:p>
          </table:table-cell>
          <table:table-cell office:value-type="string">
            <text:p>Driving</text:p>
          </table:table-cell>
          <table:table-cell office:value-type="float" office:value="3.8">
            <text:p>3.8</text:p>
          </table:table-cell>
          <table:table-cell office:value-type="string">
            <text:p>1-8 Players</text:p>
          </table:table-cell>
          <table:table-cell office:value-type="string">
            <text:p>Street Racer is a kart racing game similar to Super Mario Kart.****Up to four players can play by split-screen. If there are no human opponents, the player can drive against seven computer opponents in three leagues. If the player wins the first league, they can play the second and so on. The game has eight different vehicles with different skills in speed, haste or resistance. There are also some power-ups on the tracks such as bombs, nitro fuel, and health packs.</text:p>
          </table:table-cell>
          <table:table-cell table:style-name="Default"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Street Racer (Europe)&quot;&gt; &lt;year&gt;1996&lt;/year&gt; &lt;rating&gt;ESRB - E (Everyone)&lt;/rating&gt; &lt;title&gt;Street Racer &lt;/title&gt; &lt;pub&gt;Ubi Soft Entertainment Software&lt;/pub&gt; &lt;dev&gt;Vivid Image&lt;/dev&gt; &lt;genre&gt;Driving&lt;/genre&gt; &lt;score&gt;3.8&lt;/score&gt; &lt;player&gt;1-8 Players&lt;/player&gt; &lt;story&gt;Street Racer is a kart racing game similar to Super Mario Kart.****Up to four players can play by split-screen. If there are no human opponents, the player can drive against seven computer opponents in three leagues. If the player wins the first league, they can play the second and so on. The game has eight different vehicles with different skills in speed, haste or resistance. There are also some power-ups on the tracks such as bombs, nitro fuel, and health packs.&lt;/story&gt; &lt;/game&gt;">
            <text:p>&lt;game name="Street Racer (Europe)"&gt; &lt;year&gt;1996&lt;/year&gt; &lt;rating&gt;ESRB - E (Everyone)&lt;/rating&gt; &lt;title&gt;Street Racer &lt;/title&gt; &lt;pub&gt;Ubi Soft Entertainment Software&lt;/pub&gt; &lt;dev&gt;Vivid Image&lt;/dev&gt; &lt;genre&gt;Driving&lt;/genre&gt; &lt;score&gt;3.8&lt;/score&gt; &lt;player&gt;1-8 Players&lt;/player&gt; &lt;story&gt;Street Racer is a kart racing game similar to Super Mario Kart.****Up to four players can play by split-screen. If there are no human opponents, the player can drive against seven computer opponents in three leagues. If the player wins the first league, they can play the second and so on. The game has eight different vehicles with different skills in speed, haste or resistance. There are also some power-ups on the tracks such as bombs, nitro fuel, and health packs.&lt;/story&gt; &lt;/game&gt;</text:p>
          </table:table-cell>
          <table:table-cell table:number-columns-repeated="1013"/>
        </table:table-row>
        <table:table-row table:style-name="ro1">
          <table:table-cell office:value-type="string">
            <text:p>Striker '96 (USA)</text:p>
          </table:table-cell>
          <table:table-cell office:value-type="float" office:value="1996">
            <text:p>1996</text:p>
          </table:table-cell>
          <table:table-cell office:value-type="string">
            <text:p>ESRB - E (Everyone)</text:p>
          </table:table-cell>
          <table:table-cell office:value-type="string">
            <text:p>Striker '96 </text:p>
          </table:table-cell>
          <table:table-cell office:value-type="string">
            <text:p>Acclaim Entertainment, Inc.</text:p>
          </table:table-cell>
          <table:table-cell office:value-type="string">
            <text:p>Rage Software</text:p>
          </table:table-cell>
          <table:table-cell office:value-type="string">
            <text:p>Sports/Soccer</text:p>
          </table:table-cell>
          <table:table-cell office:value-type="float" office:value="3.3">
            <text:p>3.3</text:p>
          </table:table-cell>
          <table:table-cell office:value-type="string">
            <text:p>1-4 Players</text:p>
          </table:table-cell>
          <table:table-cell office:value-type="string">
            <text:p>1996's edition of the Striker football series from Rage Software.****Graphics combine a 3D pitch with 2D player sprites. <text:s/>The game includes multiple camera angles as well as different weather effects. You can modify any team's roster, select basic formations, time limits, difficulty, etc.****Select from 41 international teams and take part in either friendly games, league, or cup tournaments.**Also included is a 6 on 6 indoor mode, and multiplayer support for up to 4 players using Gravis's GrIP system or through a network. ****The game includes commentary by Scottish commentator Andy Gray.</text:p>
          </table:table-cell>
          <table:table-cell table:style-name="Default"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Striker '96 (USA)&quot;&gt; &lt;year&gt;1996&lt;/year&gt; &lt;rating&gt;ESRB - E (Everyone)&lt;/rating&gt; &lt;title&gt;Striker '96 &lt;/title&gt; &lt;pub&gt;Acclaim Entertainment, Inc.&lt;/pub&gt; &lt;dev&gt;Rage Software&lt;/dev&gt; &lt;genre&gt;Sports/Soccer&lt;/genre&gt; &lt;score&gt;3.3&lt;/score&gt; &lt;player&gt;1-4 Players&lt;/player&gt; &lt;story&gt;1996's edition of the Striker football series from Rage Software.****Graphics combine a 3D pitch with 2D player sprites.  The game includes multiple camera angles as well as different weather effects. You can modify any team's roster, select basic formations, time limits, difficulty, etc.****Select from 41 international teams and take part in either friendly games, league, or cup tournaments.**Also included is a 6 on 6 indoor mode, and multiplayer support for up to 4 players using Gravis's GrIP system or through a network. ****The game includes commentary by Scottish commentator Andy Gray.&lt;/story&gt; &lt;/game&gt;">
            <text:p>&lt;game name="Striker '96 (USA)"&gt; &lt;year&gt;1996&lt;/year&gt; &lt;rating&gt;ESRB - E (Everyone)&lt;/rating&gt; &lt;title&gt;Striker '96 &lt;/title&gt; &lt;pub&gt;Acclaim Entertainment, Inc.&lt;/pub&gt; &lt;dev&gt;Rage Software&lt;/dev&gt; &lt;genre&gt;Sports/Soccer&lt;/genre&gt; &lt;score&gt;3.3&lt;/score&gt; &lt;player&gt;1-4 Players&lt;/player&gt; &lt;story&gt;1996's edition of the Striker football series from Rage Software.****Graphics combine a 3D pitch with 2D player sprites. <text:s/>The game includes multiple camera angles as well as different weather effects. You can modify any team's roster, select basic formations, time limits, difficulty, etc.****Select from 41 international teams and take part in either friendly games, league, or cup tournaments.**Also included is a 6 on 6 indoor mode, and multiplayer support for up to 4 players using Gravis's GrIP system or through a network. ****The game includes commentary by Scottish commentator Andy Gray.&lt;/story&gt; &lt;/game&gt;</text:p>
          </table:table-cell>
          <table:table-cell table:number-columns-repeated="1013"/>
        </table:table-row>
        <table:table-row table:style-name="ro1">
          <table:table-cell office:value-type="string">
            <text:p>Strikers 1945 (Japan)</text:p>
          </table:table-cell>
          <table:table-cell office:value-type="float" office:value="1996">
            <text:p>1996</text:p>
          </table:table-cell>
          <table:table-cell office:value-type="string">
            <text:p>ESRB - T (Teen)</text:p>
          </table:table-cell>
          <table:table-cell office:value-type="string">
            <text:p>Strikers 1945 </text:p>
          </table:table-cell>
          <table:table-cell office:value-type="string">
            <text:p>Atlus Co., Ltd.</text:p>
          </table:table-cell>
          <table:table-cell office:value-type="string">
            <text:p>Psikyo</text:p>
          </table:table-cell>
          <table:table-cell office:value-type="string">
            <text:p>Shoot-'Em-Up</text:p>
          </table:table-cell>
          <table:table-cell office:value-type="string">
            <text:p>4.0</text:p>
          </table:table-cell>
          <table:table-cell office:value-type="string">
            <text:p>1-2 Players</text:p>
          </table:table-cell>
          <table:table-cell office:value-type="string">
            <text:p>Strikers 1945 is a 2D side-scrolling shooter with a WWII theme. <text:s/>Use basic weaponry and many power-ups for real and not-so-real aircraft from the age. <text:s/>To keep in sync with the arcade version, the game is viewed in a letterbox format. The US version of the game is a port of the arcade game Strikers 1945 II. The Japanese PlayStation version of the game is entirely different, as it includes the port of Strikers 1945 but was also released with the PSX title Strikers 1945.</text:p>
          </table:table-cell>
          <table:table-cell table:style-name="Default"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Strikers 1945 (Japan)&quot;&gt; &lt;year&gt;1996&lt;/year&gt; &lt;rating&gt;ESRB - T (Teen)&lt;/rating&gt; &lt;title&gt;Strikers 1945 &lt;/title&gt; &lt;pub&gt;Atlus Co., Ltd.&lt;/pub&gt; &lt;dev&gt;Psikyo&lt;/dev&gt; &lt;genre&gt;Shoot-'Em-Up&lt;/genre&gt; &lt;score&gt;4.0&lt;/score&gt; &lt;player&gt;1-2 Players&lt;/player&gt; &lt;story&gt;Strikers 1945 is a 2D side-scrolling shooter with a WWII theme.  Use basic weaponry and many power-ups for real and not-so-real aircraft from the age.  To keep in sync with the arcade version, the game is viewed in a letterbox format. The US version of the game is a port of the arcade game Strikers 1945 II. The Japanese PlayStation version of the game is entirely different, as it includes the port of Strikers 1945 but was also released with the PSX title Strikers 1945.&lt;/story&gt; &lt;/game&gt;">
            <text:p>&lt;game name="Strikers 1945 (Japan)"&gt; &lt;year&gt;1996&lt;/year&gt; &lt;rating&gt;ESRB - T (Teen)&lt;/rating&gt; &lt;title&gt;Strikers 1945 &lt;/title&gt; &lt;pub&gt;Atlus Co., Ltd.&lt;/pub&gt; &lt;dev&gt;Psikyo&lt;/dev&gt; &lt;genre&gt;Shoot-'Em-Up&lt;/genre&gt; &lt;score&gt;4.0&lt;/score&gt; &lt;player&gt;1-2 Players&lt;/player&gt; &lt;story&gt;Strikers 1945 is a 2D side-scrolling shooter with a WWII theme. <text:s/>Use basic weaponry and many power-ups for real and not-so-real aircraft from the age. <text:s/>To keep in sync with the arcade version, the game is viewed in a letterbox format. The US version of the game is a port of the arcade game Strikers 1945 II. The Japanese PlayStation version of the game is entirely different, as it includes the port of Strikers 1945 but was also released with the PSX title Strikers 1945.&lt;/story&gt; &lt;/game&gt;</text:p>
          </table:table-cell>
          <table:table-cell table:number-columns-repeated="1013"/>
        </table:table-row>
        <table:table-row table:style-name="ro1">
          <table:table-cell office:value-type="string">
            <text:p>Super Puzzle Fighter II Turbo (USA)</text:p>
          </table:table-cell>
          <table:table-cell office:value-type="float" office:value="1996">
            <text:p>1996</text:p>
          </table:table-cell>
          <table:table-cell office:value-type="string">
            <text:p>ESRB - E (Everyone)</text:p>
          </table:table-cell>
          <table:table-cell office:value-type="string">
            <text:p>Super Puzzle Fighter II Turbo </text:p>
          </table:table-cell>
          <table:table-cell office:value-type="string">
            <text:p>Capcom Co., Ltd.</text:p>
          </table:table-cell>
          <table:table-cell office:value-type="string">
            <text:p>Capcom</text:p>
          </table:table-cell>
          <table:table-cell office:value-type="string">
            <text:p>Puzzle</text:p>
          </table:table-cell>
          <table:table-cell office:value-type="float" office:value="4.4">
            <text:p>4.4</text:p>
          </table:table-cell>
          <table:table-cell office:value-type="string">
            <text:p>1-2 Players</text:p>
          </table:table-cell>
          <table:table-cell office:value-type="string">
            <text:p>A Tetris-like puzzle game featuring popular characters from many Capcom games.****Colored gems fall from the top of the screen in pairs, but this time lining up those of the same color is not enough. To break the gems and punish your opponent with counter gems you have to place a crash gem of the same color next to the gems. If you make a block of gems of the same color they'll fuse, forming a power gem. Breaking a power gem sends more counter gems to your opponent than breaking the same amount of gems in some other configuration. But the ultimate attack is breaking power gems in chain.</text:p>
          </table:table-cell>
          <table:table-cell table:style-name="Default"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Super Puzzle Fighter II Turbo (USA)&quot;&gt; &lt;year&gt;1996&lt;/year&gt; &lt;rating&gt;ESRB - E (Everyone)&lt;/rating&gt; &lt;title&gt;Super Puzzle Fighter II Turbo &lt;/title&gt; &lt;pub&gt;Capcom Co., Ltd.&lt;/pub&gt; &lt;dev&gt;Capcom&lt;/dev&gt; &lt;genre&gt;Puzzle&lt;/genre&gt; &lt;score&gt;4.4&lt;/score&gt; &lt;player&gt;1-2 Players&lt;/player&gt; &lt;story&gt;A Tetris-like puzzle game featuring popular characters from many Capcom games.****Colored gems fall from the top of the screen in pairs, but this time lining up those of the same color is not enough. To break the gems and punish your opponent with counter gems you have to place a crash gem of the same color next to the gems. If you make a block of gems of the same color they'll fuse, forming a power gem. Breaking a power gem sends more counter gems to your opponent than breaking the same amount of gems in some other configuration. But the ultimate attack is breaking power gems in chain.&lt;/story&gt; &lt;/game&gt;">
            <text:p>&lt;game name="Super Puzzle Fighter II Turbo (USA)"&gt; &lt;year&gt;1996&lt;/year&gt; &lt;rating&gt;ESRB - E (Everyone)&lt;/rating&gt; &lt;title&gt;Super Puzzle Fighter II Turbo &lt;/title&gt; &lt;pub&gt;Capcom Co., Ltd.&lt;/pub&gt; &lt;dev&gt;Capcom&lt;/dev&gt; &lt;genre&gt;Puzzle&lt;/genre&gt; &lt;score&gt;4.4&lt;/score&gt; &lt;player&gt;1-2 Players&lt;/player&gt; &lt;story&gt;A Tetris-like puzzle game featuring popular characters from many Capcom games.****Colored gems fall from the top of the screen in pairs, but this time lining up those of the same color is not enough. To break the gems and punish your opponent with counter gems you have to place a crash gem of the same color next to the gems. If you make a block of gems of the same color they'll fuse, forming a power gem. Breaking a power gem sends more counter gems to your opponent than breaking the same amount of gems in some other configuration. But the ultimate attack is breaking power gems in chain.&lt;/story&gt; &lt;/game&gt;</text:p>
          </table:table-cell>
          <table:table-cell table:number-columns-repeated="1013"/>
        </table:table-row>
        <table:table-row table:style-name="ro1">
          <table:table-cell office:value-type="string">
            <text:p>Swagman (Europe)</text:p>
          </table:table-cell>
          <table:table-cell office:value-type="float" office:value="1997">
            <text:p>1997</text:p>
          </table:table-cell>
          <table:table-cell office:value-type="string">
            <text:p>ESRB - E (Everyone)</text:p>
          </table:table-cell>
          <table:table-cell office:value-type="string">
            <text:p>Swagman </text:p>
          </table:table-cell>
          <table:table-cell office:value-type="string">
            <text:p>Eidos Interactive Ltd.</text:p>
          </table:table-cell>
          <table:table-cell office:value-type="string">
            <text:p>Core Design Ltd.</text:p>
          </table:table-cell>
          <table:table-cell office:value-type="string">
            <text:p>Action</text:p>
          </table:table-cell>
          <table:table-cell office:value-type="float" office:value="3.9">
            <text:p>3.9</text:p>
          </table:table-cell>
          <table:table-cell office:value-type="string">
            <text:p>1 Player</text:p>
          </table:table-cell>
          <table:table-cell office:value-type="string">
            <text:p>The Swagman, a baddie from The Terrortories, has imprisoned the Dreamflight fairies so no one can wake up from their nightmares. It's the Swagman's plan to unleash his horde of minions and take over the world, unless two eight year-olds, Zac and Hannah, can stay awake long enough to stop him.****This is a character based adventure game with puzzle and platform elements.</text:p>
          </table:table-cell>
          <table:table-cell table:style-name="Default"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Swagman (Europe)&quot;&gt; &lt;year&gt;1997&lt;/year&gt; &lt;rating&gt;ESRB - E (Everyone)&lt;/rating&gt; &lt;title&gt;Swagman &lt;/title&gt; &lt;pub&gt;Eidos Interactive Ltd.&lt;/pub&gt; &lt;dev&gt;Core Design Ltd.&lt;/dev&gt; &lt;genre&gt;Action&lt;/genre&gt; &lt;score&gt;3.9&lt;/score&gt; &lt;player&gt;1 Player&lt;/player&gt; &lt;story&gt;The Swagman, a baddie from The Terrortories, has imprisoned the Dreamflight fairies so no one can wake up from their nightmares. It's the Swagman's plan to unleash his horde of minions and take over the world, unless two eight year-olds, Zac and Hannah, can stay awake long enough to stop him.****This is a character based adventure game with puzzle and platform elements.&lt;/story&gt; &lt;/game&gt;">
            <text:p>&lt;game name="Swagman (Europe)"&gt; &lt;year&gt;1997&lt;/year&gt; &lt;rating&gt;ESRB - E (Everyone)&lt;/rating&gt; &lt;title&gt;Swagman &lt;/title&gt; &lt;pub&gt;Eidos Interactive Ltd.&lt;/pub&gt; &lt;dev&gt;Core Design Ltd.&lt;/dev&gt; &lt;genre&gt;Action&lt;/genre&gt; &lt;score&gt;3.9&lt;/score&gt; &lt;player&gt;1 Player&lt;/player&gt; &lt;story&gt;The Swagman, a baddie from The Terrortories, has imprisoned the Dreamflight fairies so no one can wake up from their nightmares. It's the Swagman's plan to unleash his horde of minions and take over the world, unless two eight year-olds, Zac and Hannah, can stay awake long enough to stop him.****This is a character based adventure game with puzzle and platform elements.&lt;/story&gt; &lt;/game&gt;</text:p>
          </table:table-cell>
          <table:table-cell table:number-columns-repeated="1013"/>
        </table:table-row>
        <table:table-row table:style-name="ro1">
          <table:table-cell office:value-type="string">
            <text:p>Tempest 2000 (USA)</text:p>
          </table:table-cell>
          <table:table-cell office:value-type="float" office:value="1996">
            <text:p>1996</text:p>
          </table:table-cell>
          <table:table-cell office:value-type="string">
            <text:p>ESRB - E (Everyone)</text:p>
          </table:table-cell>
          <table:table-cell office:value-type="string">
            <text:p>Tempest 2000 </text:p>
          </table:table-cell>
          <table:table-cell office:value-type="string">
            <text:p>Interplay Entertainment Corp.</text:p>
          </table:table-cell>
          <table:table-cell office:value-type="string">
            <text:p>High Voltage Software</text:p>
          </table:table-cell>
          <table:table-cell office:value-type="string">
            <text:p>Shooter</text:p>
          </table:table-cell>
          <table:table-cell office:value-type="float" office:value="3.9">
            <text:p>3.9</text:p>
          </table:table-cell>
          <table:table-cell office:value-type="string">
            <text:p>1 Player</text:p>
          </table:table-cell>
          <table:table-cell office:value-type="string">
            <text:p>Tempest 2000 is a remake/upgrade of the popular Atari vector graphics-based shooter.****Blast your way through over 100+ levels, shooting the creatures that come out from the other side of the web to drag you in. Collect power-ups (jump, AI robots and more) to trippy graphics and colorful explosions as a thumping techno-house soundtrack blasts in the background.****Collect enough bonuses, and be subjected to two different types of bonus rounds as you navigate through rings, or try to ride a spiral tube.****Also included in the gameplay is an intense two-player mode to team up with or go head to head against another player, or even play a version of the original arcade game. There are four modes of gameplay in all: Traditional Tempest, Tempest Duel, Tempest Plus and Tempest 2000.****Face the web....</text:p>
          </table:table-cell>
          <table:table-cell table:style-name="Default"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Tempest 2000 (USA)&quot;&gt; &lt;year&gt;1996&lt;/year&gt; &lt;rating&gt;ESRB - E (Everyone)&lt;/rating&gt; &lt;title&gt;Tempest 2000 &lt;/title&gt; &lt;pub&gt;Interplay Entertainment Corp.&lt;/pub&gt; &lt;dev&gt;High Voltage Software&lt;/dev&gt; &lt;genre&gt;Shooter&lt;/genre&gt; &lt;score&gt;3.9&lt;/score&gt; &lt;player&gt;1 Player&lt;/player&gt; &lt;story&gt;Tempest 2000 is a remake/upgrade of the popular Atari vector graphics-based shooter.****Blast your way through over 100+ levels, shooting the creatures that come out from the other side of the web to drag you in. Collect power-ups (jump, AI robots and more) to trippy graphics and colorful explosions as a thumping techno-house soundtrack blasts in the background.****Collect enough bonuses, and be subjected to two different types of bonus rounds as you navigate through rings, or try to ride a spiral tube.****Also included in the gameplay is an intense two-player mode to team up with or go head to head against another player, or even play a version of the original arcade game. There are four modes of gameplay in all: Traditional Tempest, Tempest Duel, Tempest Plus and Tempest 2000.****Face the web....&lt;/story&gt; &lt;/game&gt;">
            <text:p>&lt;game name="Tempest 2000 (USA)"&gt; &lt;year&gt;1996&lt;/year&gt; &lt;rating&gt;ESRB - E (Everyone)&lt;/rating&gt; &lt;title&gt;Tempest 2000 &lt;/title&gt; &lt;pub&gt;Interplay Entertainment Corp.&lt;/pub&gt; &lt;dev&gt;High Voltage Software&lt;/dev&gt; &lt;genre&gt;Shooter&lt;/genre&gt; &lt;score&gt;3.9&lt;/score&gt; &lt;player&gt;1 Player&lt;/player&gt; &lt;story&gt;Tempest 2000 is a remake/upgrade of the popular Atari vector graphics-based shooter.****Blast your way through over 100+ levels, shooting the creatures that come out from the other side of the web to drag you in. Collect power-ups (jump, AI robots and more) to trippy graphics and colorful explosions as a thumping techno-house soundtrack blasts in the background.****Collect enough bonuses, and be subjected to two different types of bonus rounds as you navigate through rings, or try to ride a spiral tube.****Also included in the gameplay is an intense two-player mode to team up with or go head to head against another player, or even play a version of the original arcade game. There are four modes of gameplay in all: Traditional Tempest, Tempest Duel, Tempest Plus and Tempest 2000.****Face the web....&lt;/story&gt; &lt;/game&gt;</text:p>
          </table:table-cell>
          <table:table-cell table:number-columns-repeated="1013"/>
        </table:table-row>
        <table:table-row table:style-name="ro1">
          <table:table-cell office:value-type="string">
            <text:p>Ten Pin Alley (USA)</text:p>
          </table:table-cell>
          <table:table-cell office:value-type="float" office:value="1997">
            <text:p>1997</text:p>
          </table:table-cell>
          <table:table-cell office:value-type="string">
            <text:p>ESRB - E (Everyone)</text:p>
          </table:table-cell>
          <table:table-cell office:value-type="string">
            <text:p>Ten Pin Alley </text:p>
          </table:table-cell>
          <table:table-cell office:value-type="string">
            <text:p>ASC Games</text:p>
          </table:table-cell>
          <table:table-cell office:value-type="string">
            <text:p>Adrenalin Interactive</text:p>
          </table:table-cell>
          <table:table-cell office:value-type="string">
            <text:p>Sports/Bowling</text:p>
          </table:table-cell>
          <table:table-cell office:value-type="string">
            <text:p>4.0</text:p>
          </table:table-cell>
          <table:table-cell office:value-type="string">
            <text:p>1-6 Players</text:p>
          </table:table-cell>
          <table:table-cell office:value-type="string">
            <text:p>In this bowling "simulation", you must choose from one of eight very different characters. Choose power and accuracy from a meter that is very similar to the Links golf games, let go and watch the action.</text:p>
          </table:table-cell>
          <table:table-cell table:style-name="Default"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Ten Pin Alley (USA)&quot;&gt; &lt;year&gt;1997&lt;/year&gt; &lt;rating&gt;ESRB - E (Everyone)&lt;/rating&gt; &lt;title&gt;Ten Pin Alley &lt;/title&gt; &lt;pub&gt;ASC Games&lt;/pub&gt; &lt;dev&gt;Adrenalin Interactive&lt;/dev&gt; &lt;genre&gt;Sports/Bowling&lt;/genre&gt; &lt;score&gt;4.0&lt;/score&gt; &lt;player&gt;1-6 Players&lt;/player&gt; &lt;story&gt;In this bowling &quot;simulation&quot;, you must choose from one of eight very different characters. Choose power and accuracy from a meter that is very similar to the Links golf games, let go and watch the action.&lt;/story&gt; &lt;/game&gt;">
            <text:p>&lt;game name="Ten Pin Alley (USA)"&gt; &lt;year&gt;1997&lt;/year&gt; &lt;rating&gt;ESRB - E (Everyone)&lt;/rating&gt; &lt;title&gt;Ten Pin Alley &lt;/title&gt; &lt;pub&gt;ASC Games&lt;/pub&gt; &lt;dev&gt;Adrenalin Interactive&lt;/dev&gt; &lt;genre&gt;Sports/Bowling&lt;/genre&gt; &lt;score&gt;4.0&lt;/score&gt; &lt;player&gt;1-6 Players&lt;/player&gt; &lt;story&gt;In this bowling "simulation", you must choose from one of eight very different characters. Choose power and accuracy from a meter that is very similar to the Links golf games, let go and watch the action.&lt;/story&gt; &lt;/game&gt;</text:p>
          </table:table-cell>
          <table:table-cell table:number-columns-repeated="1013"/>
        </table:table-row>
        <table:table-row table:style-name="ro1">
          <table:table-cell office:value-type="string">
            <text:p>Tetris Plus (USA)</text:p>
          </table:table-cell>
          <table:table-cell office:value-type="float" office:value="1996">
            <text:p>1996</text:p>
          </table:table-cell>
          <table:table-cell office:value-type="string">
            <text:p>ESRB - E (Everyone)</text:p>
          </table:table-cell>
          <table:table-cell office:value-type="string">
            <text:p>Tetris Plus </text:p>
          </table:table-cell>
          <table:table-cell office:value-type="string">
            <text:p>Jaleco Ltd.</text:p>
          </table:table-cell>
          <table:table-cell office:value-type="string">
            <text:p>Natsume</text:p>
          </table:table-cell>
          <table:table-cell office:value-type="string">
            <text:p>Puzzle</text:p>
          </table:table-cell>
          <table:table-cell office:value-type="string">
            <text:p>3.0</text:p>
          </table:table-cell>
          <table:table-cell office:value-type="string">
            <text:p>1-2 Players</text:p>
          </table:table-cell>
          <table:table-cell office:value-type="string">
            <text:p>This is yet another updated version of Tetris which was released for PlayStation, Saturn, and Game Boy. <text:s/>This version features Classic mode, Puzzle mode, Versus mode, and Edit mode. <text:s/>In Puzzle mode, you must save the professor who climbs his way to the top. <text:s/>In order to do that, you must clear the blocks away and bring him to the bottom. <text:s/>Versus mode brings you head to head with another player. <text:s/>Edit mode allows you to create and save your own custom levels.</text:p>
          </table:table-cell>
          <table:table-cell table:style-name="Default"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Tetris Plus (USA)&quot;&gt; &lt;year&gt;1996&lt;/year&gt; &lt;rating&gt;ESRB - E (Everyone)&lt;/rating&gt; &lt;title&gt;Tetris Plus &lt;/title&gt; &lt;pub&gt;Jaleco Ltd.&lt;/pub&gt; &lt;dev&gt;Natsume&lt;/dev&gt; &lt;genre&gt;Puzzle&lt;/genre&gt; &lt;score&gt;3.0&lt;/score&gt; &lt;player&gt;1-2 Players&lt;/player&gt; &lt;story&gt;This is yet another updated version of Tetris which was released for PlayStation, Saturn, and Game Boy.  This version features Classic mode, Puzzle mode, Versus mode, and Edit mode.  In Puzzle mode, you must save the professor who climbs his way to the top.  In order to do that, you must clear the blocks away and bring him to the bottom.  Versus mode brings you head to head with another player.  Edit mode allows you to create and save your own custom levels.&lt;/story&gt; &lt;/game&gt;">
            <text:p>&lt;game name="Tetris Plus (USA)"&gt; &lt;year&gt;1996&lt;/year&gt; &lt;rating&gt;ESRB - E (Everyone)&lt;/rating&gt; &lt;title&gt;Tetris Plus &lt;/title&gt; &lt;pub&gt;Jaleco Ltd.&lt;/pub&gt; &lt;dev&gt;Natsume&lt;/dev&gt; &lt;genre&gt;Puzzle&lt;/genre&gt; &lt;score&gt;3.0&lt;/score&gt; &lt;player&gt;1-2 Players&lt;/player&gt; &lt;story&gt;This is yet another updated version of Tetris which was released for PlayStation, Saturn, and Game Boy. <text:s/>This version features Classic mode, Puzzle mode, Versus mode, and Edit mode. <text:s/>In Puzzle mode, you must save the professor who climbs his way to the top. <text:s/>In order to do that, you must clear the blocks away and bring him to the bottom. <text:s/>Versus mode brings you head to head with another player. <text:s/>Edit mode allows you to create and save your own custom levels.&lt;/story&gt; &lt;/game&gt;</text:p>
          </table:table-cell>
          <table:table-cell table:number-columns-repeated="1013"/>
        </table:table-row>
        <table:table-row table:style-name="ro1">
          <table:table-cell office:value-type="string">
            <text:p>Theme Park (USA)</text:p>
          </table:table-cell>
          <table:table-cell office:value-type="float" office:value="1995">
            <text:p>1995</text:p>
          </table:table-cell>
          <table:table-cell office:value-type="string">
            <text:p>ESRB - E (Everyone)</text:p>
          </table:table-cell>
          <table:table-cell office:value-type="string">
            <text:p>Theme Park </text:p>
          </table:table-cell>
          <table:table-cell office:value-type="string">
            <text:p>Electronic Arts, Inc.</text:p>
          </table:table-cell>
          <table:table-cell office:value-type="string">
            <text:p>Krisalis Software</text:p>
          </table:table-cell>
          <table:table-cell office:value-type="string">
            <text:p>Strategy</text:p>
          </table:table-cell>
          <table:table-cell office:value-type="float" office:value="3.7">
            <text:p>3.7</text:p>
          </table:table-cell>
          <table:table-cell office:value-type="string">
            <text:p>1 Player</text:p>
          </table:table-cell>
          <table:table-cell office:value-type="string">
            <text:p>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text:p>
          </table:table-cell>
          <table:table-cell table:style-name="Default"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Theme Park (USA)&quot;&gt; &lt;year&gt;1995&lt;/year&gt; &lt;rating&gt;ESRB - E (Everyone)&lt;/rating&gt; &lt;title&gt;Theme Park &lt;/title&gt; &lt;pub&gt;Electronic Arts, Inc.&lt;/pub&gt; &lt;dev&gt;Krisalis Software&lt;/dev&gt; &lt;genre&gt;Strategy&lt;/genre&gt; &lt;score&gt;3.7&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
            <text:p>&lt;game name="Theme Park (USA)"&gt; &lt;year&gt;1995&lt;/year&gt; &lt;rating&gt;ESRB - E (Everyone)&lt;/rating&gt; &lt;title&gt;Theme Park &lt;/title&gt; &lt;pub&gt;Electronic Arts, Inc.&lt;/pub&gt; &lt;dev&gt;Krisalis Software&lt;/dev&gt; &lt;genre&gt;Strategy&lt;/genre&gt; &lt;score&gt;3.7&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text:p>
          </table:table-cell>
          <table:table-cell table:number-columns-repeated="1013"/>
        </table:table-row>
        <table:table-row table:style-name="ro1">
          <table:table-cell office:value-type="string">
            <text:p>Three Dirty Dwarves (USA)</text:p>
          </table:table-cell>
          <table:table-cell office:value-type="float" office:value="1997">
            <text:p>1997</text:p>
          </table:table-cell>
          <table:table-cell office:value-type="string">
            <text:p>ESRB - T (Teen)</text:p>
          </table:table-cell>
          <table:table-cell office:value-type="string">
            <text:p>Three Dirty Dwarves </text:p>
          </table:table-cell>
          <table:table-cell office:value-type="string">
            <text:p>SegaSoft, Inc.</text:p>
          </table:table-cell>
          <table:table-cell office:value-type="string">
            <text:p>Appaloosa Interactive</text:p>
          </table:table-cell>
          <table:table-cell office:value-type="string">
            <text:p>Beat-'Em-Up</text:p>
          </table:table-cell>
          <table:table-cell office:value-type="float" office:value="3.7">
            <text:p>3.7</text:p>
          </table:table-cell>
          <table:table-cell office:value-type="string">
            <text:p>1-3 Players</text:p>
          </table:table-cell>
          <table:table-cell office:value-type="string">
            <text:p>Three Dirty Dwarves is a side-scrolling action game with an interesting plot: genetically altered "super kids" playing Dungeons &amp; Dragons open a portal that allows their "alter-egos" (the three dirty dwarves) to enter our world and try to rescue them from their evil Army Base captivity.****Once the dwarves arrive, they ransack the local "armory" (a sporting goods store) for weapons and set off to rescue the kids. The portal also lets in a number of fantasy bad guys too and they must be squashed on the way.****The main game mechanics allows the player to switch between each dwarf and uses its special attack (e. g. baseball bat and baseballs, bowling pins and bowling balls, and a shotgun). Additionally, there is the DwarfMorph" attack where the dwarves act as one.</text:p>
          </table:table-cell>
          <table:table-cell table:style-name="Default"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Three Dirty Dwarves (USA)&quot;&gt; &lt;year&gt;1997&lt;/year&gt; &lt;rating&gt;ESRB - T (Teen)&lt;/rating&gt; &lt;title&gt;Three Dirty Dwarves &lt;/title&gt; &lt;pub&gt;SegaSoft, Inc.&lt;/pub&gt; &lt;dev&gt;Appaloosa Interactive&lt;/dev&gt; &lt;genre&gt;Beat-'Em-Up&lt;/genre&gt; &lt;score&gt;3.7&lt;/score&gt; &lt;player&gt;1-3 Players&lt;/player&gt; &lt;story&gt;Three Dirty Dwarves is a side-scrolling action game with an interesting plot: genetically altered &quot;super kids&quot; playing Dungeons &amp; Dragons open a portal that allows their &quot;alter-egos&quot; (the three dirty dwarves) to enter our world and try to rescue them from their evil Army Base captivity.****Once the dwarves arrive, they ransack the local &quot;armory&quot; (a sporting goods store) for weapons and set off to rescue the kids. The portal also lets in a number of fantasy bad guys too and they must be squashed on the way.****The main game mechanics allows the player to switch between each dwarf and uses its special attack (e. g. baseball bat and baseballs, bowling pins and bowling balls, and a shotgun). Additionally, there is the DwarfMorph&quot; attack where the dwarves act as one.&lt;/story&gt; &lt;/game&gt;">
            <text:p>&lt;game name="Three Dirty Dwarves (USA)"&gt; &lt;year&gt;1997&lt;/year&gt; &lt;rating&gt;ESRB - T (Teen)&lt;/rating&gt; &lt;title&gt;Three Dirty Dwarves &lt;/title&gt; &lt;pub&gt;SegaSoft, Inc.&lt;/pub&gt; &lt;dev&gt;Appaloosa Interactive&lt;/dev&gt; &lt;genre&gt;Beat-'Em-Up&lt;/genre&gt; &lt;score&gt;3.7&lt;/score&gt; &lt;player&gt;1-3 Players&lt;/player&gt; &lt;story&gt;Three Dirty Dwarves is a side-scrolling action game with an interesting plot: genetically altered "super kids" playing Dungeons &amp; Dragons open a portal that allows their "alter-egos" (the three dirty dwarves) to enter our world and try to rescue them from their evil Army Base captivity.****Once the dwarves arrive, they ransack the local "armory" (a sporting goods store) for weapons and set off to rescue the kids. The portal also lets in a number of fantasy bad guys too and they must be squashed on the way.****The main game mechanics allows the player to switch between each dwarf and uses its special attack (e. g. baseball bat and baseballs, bowling pins and bowling balls, and a shotgun). Additionally, there is the DwarfMorph" attack where the dwarves act as one.&lt;/story&gt; &lt;/game&gt;</text:p>
          </table:table-cell>
          <table:table-cell table:number-columns-repeated="1013"/>
        </table:table-row>
        <table:table-row table:style-name="ro1">
          <table:table-cell office:value-type="string">
            <text:p>Thunder Force V (Japan)</text:p>
          </table:table-cell>
          <table:table-cell office:value-type="float" office:value="1997">
            <text:p>1997</text:p>
          </table:table-cell>
          <table:table-cell office:value-type="string">
            <text:p>ESRB - T (Teen)</text:p>
          </table:table-cell>
          <table:table-cell office:value-type="string">
            <text:p>Thunder Force V </text:p>
          </table:table-cell>
          <table:table-cell office:value-type="string">
            <text:p>Technosoft Co., Ltd.</text:p>
          </table:table-cell>
          <table:table-cell office:value-type="string">
            <text:p>TechnoSoft</text:p>
          </table:table-cell>
          <table:table-cell office:value-type="string">
            <text:p>Shoot-'Em-Up</text:p>
          </table:table-cell>
          <table:table-cell office:value-type="string">
            <text:p>4.0</text:p>
          </table:table-cell>
          <table:table-cell office:value-type="string">
            <text:p>1 Player</text:p>
          </table:table-cell>
          <table:table-cell office:value-type="string">
            <text:p>The first installment in the Thunder Force series made for 32-bit consoles. As a pilot for the Thunder Force group, it's up to you to destroy an evil alien race bent on destroying the Earth and all of its inhabitants. As in its predecessors, the gameplay is fast and furious, with more powerful weapons. All weapons now have an extra powerful blast mode, triggered by holding down the fire button. Sprites have been forfeited in favour of 2D polygons made possible by the new platform. The musical score contains a lot of techno rearrangements of old Thunder Force themes. In spite of all the changes, Thunder Force V aims to please fans of old-schoolers by not abandoning concepts and details introduced in earlier games in the series.</text:p>
          </table:table-cell>
          <table:table-cell table:style-name="Default"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Thunder Force V (Japan)&quot;&gt; &lt;year&gt;1997&lt;/year&gt; &lt;rating&gt;ESRB - T (Teen)&lt;/rating&gt; &lt;title&gt;Thunder Force V &lt;/title&gt; &lt;pub&gt;Technosoft Co., Ltd.&lt;/pub&gt; &lt;dev&gt;TechnoSoft&lt;/dev&gt; &lt;genre&gt;Shoot-'Em-Up&lt;/genre&gt; &lt;score&gt;4.0&lt;/score&gt; &lt;player&gt;1 Player&lt;/player&gt; &lt;story&gt;The first installment in the Thunder Force series made for 32-bit consoles. As a pilot for the Thunder Force group, it's up to you to destroy an evil alien race bent on destroying the Earth and all of its inhabitants. As in its predecessors, the gameplay is fast and furious, with more powerful weapons. All weapons now have an extra powerful blast mode, triggered by holding down the fire button. Sprites have been forfeited in favour of 2D polygons made possible by the new platform. The musical score contains a lot of techno rearrangements of old Thunder Force themes. In spite of all the changes, Thunder Force V aims to please fans of old-schoolers by not abandoning concepts and details introduced in earlier games in the series.&lt;/story&gt; &lt;/game&gt;">
            <text:p>&lt;game name="Thunder Force V (Japan)"&gt; &lt;year&gt;1997&lt;/year&gt; &lt;rating&gt;ESRB - T (Teen)&lt;/rating&gt; &lt;title&gt;Thunder Force V &lt;/title&gt; &lt;pub&gt;Technosoft Co., Ltd.&lt;/pub&gt; &lt;dev&gt;TechnoSoft&lt;/dev&gt; &lt;genre&gt;Shoot-'Em-Up&lt;/genre&gt; &lt;score&gt;4.0&lt;/score&gt; &lt;player&gt;1 Player&lt;/player&gt; &lt;story&gt;The first installment in the Thunder Force series made for 32-bit consoles. As a pilot for the Thunder Force group, it's up to you to destroy an evil alien race bent on destroying the Earth and all of its inhabitants. As in its predecessors, the gameplay is fast and furious, with more powerful weapons. All weapons now have an extra powerful blast mode, triggered by holding down the fire button. Sprites have been forfeited in favour of 2D polygons made possible by the new platform. The musical score contains a lot of techno rearrangements of old Thunder Force themes. In spite of all the changes, Thunder Force V aims to please fans of old-schoolers by not abandoning concepts and details introduced in earlier games in the series.&lt;/story&gt; &lt;/game&gt;</text:p>
          </table:table-cell>
          <table:table-cell table:number-columns-repeated="1013"/>
        </table:table-row>
        <table:table-row table:style-name="ro1">
          <table:table-cell office:value-type="string">
            <text:p>Thunderstrike 2 (USA)</text:p>
          </table:table-cell>
          <table:table-cell office:value-type="float" office:value="1996">
            <text:p>1996</text:p>
          </table:table-cell>
          <table:table-cell office:value-type="string">
            <text:p>ESRB - E (Everyone)</text:p>
          </table:table-cell>
          <table:table-cell office:value-type="string">
            <text:p>Thunderstrike 2 </text:p>
          </table:table-cell>
          <table:table-cell office:value-type="string">
            <text:p>U.S. Gold Ltd.</text:p>
          </table:table-cell>
          <table:table-cell office:value-type="string">
            <text:p>Core Studios</text:p>
          </table:table-cell>
          <table:table-cell office:value-type="string">
            <text:p>Simulation</text:p>
          </table:table-cell>
          <table:table-cell office:value-type="float" office:value="3.9">
            <text:p>3.9</text:p>
          </table:table-cell>
          <table:table-cell office:value-type="string">
            <text:p>1 Player</text:p>
          </table:table-cell>
          <table:table-cell office:value-type="string">
            <text:p>This is the sequel to Core's Sega CD game, AH-3 Thunderstrike. <text:s/>Like the previous game in the series, this is a helicopter simulator/shooter. <text:s/>It features realistic features like multiple weapons selection, full freedom of movement, and a mission-based structure. <text:s/>On the other hand, it also throws lots and lots of enemy tanks and helicopters at you to blow up.****The graphics in Thunderstrike 2 are drawn completely with 3D polygons, including the helicopter's cockpit. <text:s/>As you track an enemy, the view changes so that it is always in your sights. <text:s/>There are 8 campaigns to complete, each with multiple missions.</text:p>
          </table:table-cell>
          <table:table-cell table:style-name="Default"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Thunderstrike 2 (USA)&quot;&gt; &lt;year&gt;1996&lt;/year&gt; &lt;rating&gt;ESRB - E (Everyone)&lt;/rating&gt; &lt;title&gt;Thunderstrike 2 &lt;/title&gt; &lt;pub&gt;U.S. Gold Ltd.&lt;/pub&gt; &lt;dev&gt;Core Studios&lt;/dev&gt; &lt;genre&gt;Simulation&lt;/genre&gt; &lt;score&gt;3.9&lt;/score&gt; &lt;player&gt;1 Player&lt;/player&gt; &lt;story&gt;This is the sequel to Core's Sega CD game, AH-3 Thunderstrike.  Like the previous game in the series, this is a helicopter simulator/shooter.  It features realistic features like multiple weapons selection, full freedom of movement, and a mission-based structure.  On the other hand, it also throws lots and lots of enemy tanks and helicopters at you to blow up.****The graphics in Thunderstrike 2 are drawn completely with 3D polygons, including the helicopter's cockpit.  As you track an enemy, the view changes so that it is always in your sights.  There are 8 campaigns to complete, each with multiple missions.&lt;/story&gt; &lt;/game&gt;">
            <text:p>&lt;game name="Thunderstrike 2 (USA)"&gt; &lt;year&gt;1996&lt;/year&gt; &lt;rating&gt;ESRB - E (Everyone)&lt;/rating&gt; &lt;title&gt;Thunderstrike 2 &lt;/title&gt; &lt;pub&gt;U.S. Gold Ltd.&lt;/pub&gt; &lt;dev&gt;Core Studios&lt;/dev&gt; &lt;genre&gt;Simulation&lt;/genre&gt; &lt;score&gt;3.9&lt;/score&gt; &lt;player&gt;1 Player&lt;/player&gt; &lt;story&gt;This is the sequel to Core's Sega CD game, AH-3 Thunderstrike. <text:s/>Like the previous game in the series, this is a helicopter simulator/shooter. <text:s/>It features realistic features like multiple weapons selection, full freedom of movement, and a mission-based structure. <text:s/>On the other hand, it also throws lots and lots of enemy tanks and helicopters at you to blow up.****The graphics in Thunderstrike 2 are drawn completely with 3D polygons, including the helicopter's cockpit. <text:s/>As you track an enemy, the view changes so that it is always in your sights. <text:s/>There are 8 campaigns to complete, each with multiple missions.&lt;/story&gt; &lt;/game&gt;</text:p>
          </table:table-cell>
          <table:table-cell table:number-columns-repeated="1013"/>
        </table:table-row>
        <table:table-row table:style-name="ro1">
          <table:table-cell office:value-type="string">
            <text:p>TNN Motor Sports - Hardcore 4X4 (USA)</text:p>
          </table:table-cell>
          <table:table-cell office:value-type="float" office:value="1996">
            <text:p>1996</text:p>
          </table:table-cell>
          <table:table-cell office:value-type="string">
            <text:p>ESRB - E (Everyone)</text:p>
          </table:table-cell>
          <table:table-cell office:value-type="string">
            <text:p>TNN Motor Sports - Hardcore 4X4 </text:p>
          </table:table-cell>
          <table:table-cell office:value-type="string">
            <text:p>ASC Games</text:p>
          </table:table-cell>
          <table:table-cell office:value-type="string">
            <text:p>Gremlin</text:p>
          </table:table-cell>
          <table:table-cell office:value-type="string">
            <text:p>Driving</text:p>
          </table:table-cell>
          <table:table-cell office:value-type="float" office:value="3.5">
            <text:p>3.5</text:p>
          </table:table-cell>
          <table:table-cell office:value-type="string">
            <text:p>1 Player</text:p>
          </table:table-cell>
          <table:table-cell office:value-type="string">
            <text:p>TNN Motorsports Hardcore 4x4 is an off road racing game. You drive a 4x4 like a Jeep or pickup truck around cross-country loops and attempt to get to the finish line first. <text:s/>There are three race types. <text:s/>In single race mode you participate in only one race on a track of your choice against 5 other competitors. <text:s/>Championship allows you to race through all 6 courses in a row in an attempt to win a hidden truck. <text:s/>Time trial lets up to 8 players compete round-robin style for the fast lap time around a track.****This game utilizes 3D environments and truck models. The sound track features hard rock music.</text:p>
          </table:table-cell>
          <table:table-cell table:style-name="Default"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TNN Motor Sports - Hardcore 4X4 (USA)&quot;&gt; &lt;year&gt;1996&lt;/year&gt; &lt;rating&gt;ESRB - E (Everyone)&lt;/rating&gt; &lt;title&gt;TNN Motor Sports - Hardcore 4X4 &lt;/title&gt; &lt;pub&gt;ASC Games&lt;/pub&gt; &lt;dev&gt;Gremlin&lt;/dev&gt; &lt;genre&gt;Driving&lt;/genre&gt; &lt;score&gt;3.5&lt;/score&gt; &lt;player&gt;1 Player&lt;/player&gt; &lt;story&gt;TNN Motorsports Hardcore 4x4 is an off road racing game. You drive a 4x4 like a Jeep or pickup truck around cross-country loops and attempt to get to the finish line first.  There are three race types.  In single race mode you participate in only one race on a track of your choice against 5 other competitors.  Championship allows you to race through all 6 courses in a row in an attempt to win a hidden truck.  Time trial lets up to 8 players compete round-robin style for the fast lap time around a track.****This game utilizes 3D environments and truck models. The sound track features hard rock music.&lt;/story&gt; &lt;/game&gt;">
            <text:p>&lt;game name="TNN Motor Sports - Hardcore 4X4 (USA)"&gt; &lt;year&gt;1996&lt;/year&gt; &lt;rating&gt;ESRB - E (Everyone)&lt;/rating&gt; &lt;title&gt;TNN Motor Sports - Hardcore 4X4 &lt;/title&gt; &lt;pub&gt;ASC Games&lt;/pub&gt; &lt;dev&gt;Gremlin&lt;/dev&gt; &lt;genre&gt;Driving&lt;/genre&gt; &lt;score&gt;3.5&lt;/score&gt; &lt;player&gt;1 Player&lt;/player&gt; &lt;story&gt;TNN Motorsports Hardcore 4x4 is an off road racing game. You drive a 4x4 like a Jeep or pickup truck around cross-country loops and attempt to get to the finish line first. <text:s/>There are three race types. <text:s/>In single race mode you participate in only one race on a track of your choice against 5 other competitors. <text:s/>Championship allows you to race through all 6 courses in a row in an attempt to win a hidden truck. <text:s/>Time trial lets up to 8 players compete round-robin style for the fast lap time around a track.****This game utilizes 3D environments and truck models. The sound track features hard rock music.&lt;/story&gt; &lt;/game&gt;</text:p>
          </table:table-cell>
          <table:table-cell table:number-columns-repeated="1013"/>
        </table:table-row>
        <table:table-row table:style-name="ro1">
          <table:table-cell office:value-type="string">
            <text:p>Tomb Raider (USA)</text:p>
          </table:table-cell>
          <table:table-cell office:value-type="float" office:value="1998">
            <text:p>1998</text:p>
          </table:table-cell>
          <table:table-cell office:value-type="string">
            <text:p>ESRB - T (Teen)</text:p>
          </table:table-cell>
          <table:table-cell office:value-type="string">
            <text:p>Tomb Raider </text:p>
          </table:table-cell>
          <table:table-cell office:value-type="string">
            <text:p>Eidos, Inc.</text:p>
          </table:table-cell>
          <table:table-cell office:value-type="string">
            <text:p>Core Design Ltd.</text:p>
          </table:table-cell>
          <table:table-cell office:value-type="string">
            <text:p>Action</text:p>
          </table:table-cell>
          <table:table-cell office:value-type="float" office:value="4.2">
            <text:p>4.2</text:p>
          </table:table-cell>
          <table:table-cell office:value-type="string">
            <text:p>1 Player</text:p>
          </table:table-cell>
          <table:table-cell office:value-type="string">
            <text:p>Lara Croft is a Tomb Raider, an archaeologist who explores ancient sites in search of valuable artifacts. <text:s/>In the game, Lara Croft is hired to retrieve an artifact from a tomb in Peru, which turns out to be one of three parts of the Atlantean Scion. <text:s/>Soon betrayed by her employer, Lara Croft travels to Greece, Rome and Egypt to recover the other parts before this powerful device falls into the wrong hands.****Tomb Raider is a 3D action/adventure game in which players control Lara Croft from a third person perspective. <text:s/>The camera follows Lara as she climbs, jumps, and swims through detailed environs overcoming environmental obstacles and deadly fauna. <text:s/>Moving through levels often involves finding spots where Lara can climb, looking for spots where Lara can use her acrobatic ability, and sliding blocks and pushing levers to solve puzzles and open passageways.****Lara is armed with, now trademark, twin pistols with infinite ammunition, but she can pick up higher caliber weapons to take on deadlier human opponents. <text:s/>Lara also comes across restorative health packs and has a compass with which she can orient herself. <text:s/>Lara’s opponents include animals, gunmen, as well as primeval and supernatural beings. <text:s/>Careful explorers can also find secret areas and avoid traps.</text:p>
          </table:table-cell>
          <table:table-cell table:style-name="Default"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Tomb Raider (USA)&quot;&gt; &lt;year&gt;1998&lt;/year&gt; &lt;rating&gt;ESRB - T (Teen)&lt;/rating&gt; &lt;title&gt;Tomb Raider &lt;/title&gt; &lt;pub&gt;Eidos, Inc.&lt;/pub&gt; &lt;dev&gt;Core Design Ltd.&lt;/dev&gt; &lt;genre&gt;Action&lt;/genre&gt; &lt;score&gt;4.2&lt;/score&gt; &lt;player&gt;1 Player&lt;/player&gt; &lt;story&gt;Lara Croft is a Tomb Raider, an archaeologist who explores ancient sites in search of valuable artifacts.  In the game, Lara Croft is hired to retrieve an artifact from a tomb in Peru, which turns out to be one of three parts of the Atlantean Scion.  Soon betrayed by her employer, Lara Croft travels to Greece, Rome and Egypt to recover the other parts before this powerful device falls into the wrong hands.****Tomb Raider is a 3D action/adventure game in which players control Lara Croft from a third person perspective.  The camera follows Lara as she climbs, jumps, and swims through detailed environs overcoming environmental obstacles and deadly fauna.  Moving through levels often involves finding spots where Lara can climb, looking for spots where Lara can use her acrobatic ability, and sliding blocks and pushing levers to solve puzzles and open passageways.****Lara is armed with, now trademark, twin pistols with infinite ammunition, but she can pick up higher caliber weapons to take on deadlier human opponents.  Lara also comes across restorative health packs and has a compass with which she can orient herself.  Lara’s opponents include animals, gunmen, as well as primeval and supernatural beings.  Careful explorers can also find secret areas and avoid traps.&lt;/story&gt; &lt;/game&gt;">
            <text:p>&lt;game name="Tomb Raider (USA)"&gt; &lt;year&gt;1998&lt;/year&gt; &lt;rating&gt;ESRB - T (Teen)&lt;/rating&gt; &lt;title&gt;Tomb Raider &lt;/title&gt; &lt;pub&gt;Eidos, Inc.&lt;/pub&gt; &lt;dev&gt;Core Design Ltd.&lt;/dev&gt; &lt;genre&gt;Action&lt;/genre&gt; &lt;score&gt;4.2&lt;/score&gt; &lt;player&gt;1 Player&lt;/player&gt; &lt;story&gt;Lara Croft is a Tomb Raider, an archaeologist who explores ancient sites in search of valuable artifacts. <text:s/>In the game, Lara Croft is hired to retrieve an artifact from a tomb in Peru, which turns out to be one of three parts of the Atlantean Scion. <text:s/>Soon betrayed by her employer, Lara Croft travels to Greece, Rome and Egypt to recover the other parts before this powerful device falls into the wrong hands.****Tomb Raider is a 3D action/adventure game in which players control Lara Croft from a third person perspective. <text:s/>The camera follows Lara as she climbs, jumps, and swims through detailed environs overcoming environmental obstacles and deadly fauna. <text:s/>Moving through levels often involves finding spots where Lara can climb, looking for spots where Lara can use her acrobatic ability, and sliding blocks and pushing levers to solve puzzles and open passageways.****Lara is armed with, now trademark, twin pistols with infinite ammunition, but she can pick up higher caliber weapons to take on deadlier human opponents. <text:s/>Lara also comes across restorative health packs and has a compass with which she can orient herself. <text:s/>Lara’s opponents include animals, gunmen, as well as primeval and supernatural beings. <text:s/>Careful explorers can also find secret areas and avoid traps.&lt;/story&gt; &lt;/game&gt;</text:p>
          </table:table-cell>
          <table:table-cell table:number-columns-repeated="1013"/>
        </table:table-row>
        <table:table-row table:style-name="ro1">
          <table:table-cell office:value-type="string">
            <text:p>Trash It (Europe)</text:p>
          </table:table-cell>
          <table:table-cell office:value-type="float" office:value="1997">
            <text:p>1997</text:p>
          </table:table-cell>
          <table:table-cell office:value-type="string">
            <text:p>ESRB - E (Everyone)</text:p>
          </table:table-cell>
          <table:table-cell office:value-type="string">
            <text:p>Trash It </text:p>
          </table:table-cell>
          <table:table-cell office:value-type="string">
            <text:p>GT Interactive Software Corp.</text:p>
          </table:table-cell>
          <table:table-cell office:value-type="string">
            <text:p>Rage Software</text:p>
          </table:table-cell>
          <table:table-cell office:value-type="string">
            <text:p>Platform</text:p>
          </table:table-cell>
          <table:table-cell office:value-type="float" office:value="3.3">
            <text:p>3.3</text:p>
          </table:table-cell>
          <table:table-cell office:value-type="string">
            <text:p>1-4 Players</text:p>
          </table:table-cell>
          <table:table-cell office:value-type="string">
            <text:p>Trash It is an arcade action game where player(s) have to destroy buildings with a gigantic hammers. As a player, you take a role of construction worker who has only one mission: To smash everything to bits. Pieces are flying and houses falling as players hack their way through levels and earning points as they go.</text:p>
          </table:table-cell>
          <table:table-cell table:style-name="Default"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Trash It (Europe)&quot;&gt; &lt;year&gt;1997&lt;/year&gt; &lt;rating&gt;ESRB - E (Everyone)&lt;/rating&gt; &lt;title&gt;Trash It &lt;/title&gt; &lt;pub&gt;GT Interactive Software Corp.&lt;/pub&gt; &lt;dev&gt;Rage Software&lt;/dev&gt; &lt;genre&gt;Platform&lt;/genre&gt; &lt;score&gt;3.3&lt;/score&gt; &lt;player&gt;1-4 Players&lt;/player&gt; &lt;story&gt;Trash It is an arcade action game where player(s) have to destroy buildings with a gigantic hammers. As a player, you take a role of construction worker who has only one mission: To smash everything to bits. Pieces are flying and houses falling as players hack their way through levels and earning points as they go.&lt;/story&gt; &lt;/game&gt;">
            <text:p>&lt;game name="Trash It (Europe)"&gt; &lt;year&gt;1997&lt;/year&gt; &lt;rating&gt;ESRB - E (Everyone)&lt;/rating&gt; &lt;title&gt;Trash It &lt;/title&gt; &lt;pub&gt;GT Interactive Software Corp.&lt;/pub&gt; &lt;dev&gt;Rage Software&lt;/dev&gt; &lt;genre&gt;Platform&lt;/genre&gt; &lt;score&gt;3.3&lt;/score&gt; &lt;player&gt;1-4 Players&lt;/player&gt; &lt;story&gt;Trash It is an arcade action game where player(s) have to destroy buildings with a gigantic hammers. As a player, you take a role of construction worker who has only one mission: To smash everything to bits. Pieces are flying and houses falling as players hack their way through levels and earning points as they go.&lt;/story&gt; &lt;/game&gt;</text:p>
          </table:table-cell>
          <table:table-cell table:number-columns-repeated="1013"/>
        </table:table-row>
        <table:table-row table:style-name="ro1">
          <table:table-cell office:value-type="string">
            <text:p>True Pinball (USA)</text:p>
          </table:table-cell>
          <table:table-cell office:value-type="float" office:value="1996">
            <text:p>1996</text:p>
          </table:table-cell>
          <table:table-cell office:value-type="string">
            <text:p>ESRB - E (Everyone)</text:p>
          </table:table-cell>
          <table:table-cell office:value-type="string">
            <text:p>True Pinball </text:p>
          </table:table-cell>
          <table:table-cell office:value-type="string">
            <text:p>Ocean Software Ltd.</text:p>
          </table:table-cell>
          <table:table-cell office:value-type="string">
            <text:p>Digital Illusions</text:p>
          </table:table-cell>
          <table:table-cell office:value-type="string">
            <text:p>Pinball</text:p>
          </table:table-cell>
          <table:table-cell office:value-type="float" office:value="3.9">
            <text:p>3.9</text:p>
          </table:table-cell>
          <table:table-cell office:value-type="string">
            <text:p>1-8 Players</text:p>
          </table:table-cell>
          <table:table-cell office:value-type="string">
            <text:p>True Pinball is a console version of Pinball Illusions that has 4 different tables, named "Extreme Sports", "Vikings - The Tales", "Ricochet" and "Babewatch".****Both 2D and 3D views (not available in computer versions) are available and over 32,000 colors in high resolutions boost it visually.</text:p>
          </table:table-cell>
          <table:table-cell table:style-name="Default"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True Pinball (USA)&quot;&gt; &lt;year&gt;1996&lt;/year&gt; &lt;rating&gt;ESRB - E (Everyone)&lt;/rating&gt; &lt;title&gt;True Pinball &lt;/title&gt; &lt;pub&gt;Ocean Software Ltd.&lt;/pub&gt; &lt;dev&gt;Digital Illusions&lt;/dev&gt; &lt;genre&gt;Pinball&lt;/genre&gt; &lt;score&gt;3.9&lt;/score&gt; &lt;player&gt;1-8 Players&lt;/player&gt; &lt;story&gt;True Pinball is a console version of Pinball Illusions that has 4 different tables, named &quot;Extreme Sports&quot;, &quot;Vikings - The Tales&quot;, &quot;Ricochet&quot; and &quot;Babewatch&quot;.****Both 2D and 3D views (not available in computer versions) are available and over 32,000 colors in high resolutions boost it visually.&lt;/story&gt; &lt;/game&gt;">
            <text:p>&lt;game name="True Pinball (USA)"&gt; &lt;year&gt;1996&lt;/year&gt; &lt;rating&gt;ESRB - E (Everyone)&lt;/rating&gt; &lt;title&gt;True Pinball &lt;/title&gt; &lt;pub&gt;Ocean Software Ltd.&lt;/pub&gt; &lt;dev&gt;Digital Illusions&lt;/dev&gt; &lt;genre&gt;Pinball&lt;/genre&gt; &lt;score&gt;3.9&lt;/score&gt; &lt;player&gt;1-8 Players&lt;/player&gt; &lt;story&gt;True Pinball is a console version of Pinball Illusions that has 4 different tables, named "Extreme Sports", "Vikings - The Tales", "Ricochet" and "Babewatch".****Both 2D and 3D views (not available in computer versions) are available and over 32,000 colors in high resolutions boost it visually.&lt;/story&gt; &lt;/game&gt;</text:p>
          </table:table-cell>
          <table:table-cell table:number-columns-repeated="1013"/>
        </table:table-row>
        <table:table-row table:style-name="ro1">
          <table:table-cell office:value-type="string">
            <text:p>Tunnel B1 (USA)</text:p>
          </table:table-cell>
          <table:table-cell office:value-type="float" office:value="1997">
            <text:p>1997</text:p>
          </table:table-cell>
          <table:table-cell office:value-type="string">
            <text:p>ESRB - E (Everyone)</text:p>
          </table:table-cell>
          <table:table-cell office:value-type="string">
            <text:p>Tunnel B1 </text:p>
          </table:table-cell>
          <table:table-cell office:value-type="string">
            <text:p>Acclaim Entertainment, Inc.</text:p>
          </table:table-cell>
          <table:table-cell office:value-type="string">
            <text:p>Neon</text:p>
          </table:table-cell>
          <table:table-cell office:value-type="string">
            <text:p>Action</text:p>
          </table:table-cell>
          <table:table-cell office:value-type="float" office:value="3.5">
            <text:p>3.5</text:p>
          </table:table-cell>
          <table:table-cell office:value-type="string">
            <text:p>1 Player</text:p>
          </table:table-cell>
          <table:table-cell office:value-type="string">
            <text:p>You are on a mission to destroy the ultimate weapon of your enemy. This involves travelling through a set of precarious tunnels in your high-tech hover-craft. The tunnels are filled with enemy vehicles, choppers and sentry guns which you have to take out or avoid. To make life even worse, a lot of sections require you to clear them in a given time limit. The only good thing is that you'll be able to upgrade your weaponry often.</text:p>
          </table:table-cell>
          <table:table-cell table:style-name="Default"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Tunnel B1 (USA)&quot;&gt; &lt;year&gt;1997&lt;/year&gt; &lt;rating&gt;ESRB - E (Everyone)&lt;/rating&gt; &lt;title&gt;Tunnel B1 &lt;/title&gt; &lt;pub&gt;Acclaim Entertainment, Inc.&lt;/pub&gt; &lt;dev&gt;Neon&lt;/dev&gt; &lt;genre&gt;Action&lt;/genre&gt; &lt;score&gt;3.5&lt;/score&gt; &lt;player&gt;1 Player&lt;/player&gt; &lt;story&gt;You are on a mission to destroy the ultimate weapon of your enemy. This involves travelling through a set of precarious tunnels in your high-tech hover-craft. The tunnels are filled with enemy vehicles, choppers and sentry guns which you have to take out or avoid. To make life even worse, a lot of sections require you to clear them in a given time limit. The only good thing is that you'll be able to upgrade your weaponry often.&lt;/story&gt; &lt;/game&gt;">
            <text:p>&lt;game name="Tunnel B1 (USA)"&gt; &lt;year&gt;1997&lt;/year&gt; &lt;rating&gt;ESRB - E (Everyone)&lt;/rating&gt; &lt;title&gt;Tunnel B1 &lt;/title&gt; &lt;pub&gt;Acclaim Entertainment, Inc.&lt;/pub&gt; &lt;dev&gt;Neon&lt;/dev&gt; &lt;genre&gt;Action&lt;/genre&gt; &lt;score&gt;3.5&lt;/score&gt; &lt;player&gt;1 Player&lt;/player&gt; &lt;story&gt;You are on a mission to destroy the ultimate weapon of your enemy. This involves travelling through a set of precarious tunnels in your high-tech hover-craft. The tunnels are filled with enemy vehicles, choppers and sentry guns which you have to take out or avoid. To make life even worse, a lot of sections require you to clear them in a given time limit. The only good thing is that you'll be able to upgrade your weaponry often.&lt;/story&gt; &lt;/game&gt;</text:p>
          </table:table-cell>
          <table:table-cell table:number-columns-repeated="1013"/>
        </table:table-row>
        <table:table-row table:style-name="ro1">
          <table:table-cell office:value-type="string">
            <text:p>UEFA Euro 96 England (Europe)</text:p>
          </table:table-cell>
          <table:table-cell office:value-type="float" office:value="1996">
            <text:p>1996</text:p>
          </table:table-cell>
          <table:table-cell office:value-type="string">
            <text:p>ESRB - E (Everyone)</text:p>
          </table:table-cell>
          <table:table-cell office:value-type="string">
            <text:p>UEFA Euro 96 England </text:p>
          </table:table-cell>
          <table:table-cell office:value-type="string">
            <text:p>SEGA Enterprises Ltd.</text:p>
          </table:table-cell>
          <table:table-cell office:value-type="string">
            <text:p>Gremlin Interactive</text:p>
          </table:table-cell>
          <table:table-cell office:value-type="string">
            <text:p>Sports/Soccer</text:p>
          </table:table-cell>
          <table:table-cell office:value-type="float" office:value="1.6">
            <text:p>1.6</text:p>
          </table:table-cell>
          <table:table-cell office:value-type="string">
            <text:p>1-4 Players</text:p>
          </table:table-cell>
          <table:table-cell office:value-type="string">
            <text:p>An official licensed game of the European Championships held in England in 1996. <text:s/>All 16 teams are available to choose from and the following Game Types: European Championship, <text:s/>Friendly Game, <text:s/>Practice Penalties and Practice Match (only the opposition's goalkeeper is on the pitch). ****A couple of options of note are variable/adjustable wind and a choice of referees each with two difficulty levels of 'vision' and 'discipline' (the latter is available for friendly games only). Long time BBC sport commentator Barry Davies provides the commentary. The game is based on Gremlin Interactive's Actua Soccer engine.</text:p>
          </table:table-cell>
          <table:table-cell table:style-name="Default"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UEFA Euro 96 England (Europe)&quot;&gt; &lt;year&gt;1996&lt;/year&gt; &lt;rating&gt;ESRB - E (Everyone)&lt;/rating&gt; &lt;title&gt;UEFA Euro 96 England &lt;/title&gt; &lt;pub&gt;SEGA Enterprises Ltd.&lt;/pub&gt; &lt;dev&gt;Gremlin Interactive&lt;/dev&gt; &lt;genre&gt;Sports/Soccer&lt;/genre&gt; &lt;score&gt;1.6&lt;/score&gt; &lt;player&gt;1-4 Players&lt;/player&gt; &lt;story&gt;An official licensed game of the European Championships held in England in 1996.  All 16 teams are available to choose from and the following Game Types: European Championship,  Friendly Game,  Practice Penalties and Practice Match (only the opposition's goalkeeper is on the pitch). ****A couple of options of note are variable/adjustable wind and a choice of referees each with two difficulty levels of 'vision' and 'discipline' (the latter is available for friendly games only). Long time BBC sport commentator Barry Davies provides the commentary. The game is based on Gremlin Interactive's Actua Soccer engine.&lt;/story&gt; &lt;/game&gt;">
            <text:p>&lt;game name="UEFA Euro 96 England (Europe)"&gt; &lt;year&gt;1996&lt;/year&gt; &lt;rating&gt;ESRB - E (Everyone)&lt;/rating&gt; &lt;title&gt;UEFA Euro 96 England &lt;/title&gt; &lt;pub&gt;SEGA Enterprises Ltd.&lt;/pub&gt; &lt;dev&gt;Gremlin Interactive&lt;/dev&gt; &lt;genre&gt;Sports/Soccer&lt;/genre&gt; &lt;score&gt;1.6&lt;/score&gt; &lt;player&gt;1-4 Players&lt;/player&gt; &lt;story&gt;An official licensed game of the European Championships held in England in 1996. <text:s/>All 16 teams are available to choose from and the following Game Types: European Championship, <text:s/>Friendly Game, <text:s/>Practice Penalties and Practice Match (only the opposition's goalkeeper is on the pitch). ****A couple of options of note are variable/adjustable wind and a choice of referees each with two difficulty levels of 'vision' and 'discipline' (the latter is available for friendly games only). Long time BBC sport commentator Barry Davies provides the commentary. The game is based on Gremlin Interactive's Actua Soccer engine.&lt;/story&gt; &lt;/game&gt;</text:p>
          </table:table-cell>
          <table:table-cell table:number-columns-repeated="1013"/>
        </table:table-row>
        <table:table-row table:style-name="ro1">
          <table:table-cell office:value-type="string">
            <text:p>Ultimate Mortal Kombat 3 (USA)</text:p>
          </table:table-cell>
          <table:table-cell office:value-type="float" office:value="1996">
            <text:p>1996</text:p>
          </table:table-cell>
          <table:table-cell office:value-type="string">
            <text:p>ESRB - M (Mature)</text:p>
          </table:table-cell>
          <table:table-cell office:value-type="string">
            <text:p>Ultimate Mortal Kombat 3 </text:p>
          </table:table-cell>
          <table:table-cell office:value-type="string">
            <text:p>Williams Entertainment Inc.</text:p>
          </table:table-cell>
          <table:table-cell office:value-type="string">
            <text:p>Eurocom Entertainment Software</text:p>
          </table:table-cell>
          <table:table-cell office:value-type="string">
            <text:p>Fighter</text:p>
          </table:table-cell>
          <table:table-cell office:value-type="float" office:value="3.8">
            <text:p>3.8</text:p>
          </table:table-cell>
          <table:table-cell office:value-type="string">
            <text:p>1-2 Players</text:p>
          </table:table-cell>
          <table:table-cell office:value-type="string">
            <text:p>Ultimate Mortal Kombat 3 combines the best of all the Mortal Kombats into a single cartridge. 23 playable characters are immediately available, such as Reptile, Cyrax, Scorpion, Sub-Zero, Jax, Katana, Sonya, and more. There are two bosses that are unlockable, as well as additional characters.****There is a variety of new levels, some of which are interactive. Characters can uppercut someone, causing them to hit the ground hard and crash through to the bottom floor, or they can knocked someone off a bridge, landing in a pit of spikes.****Players can go against the computer one-on-one, two-on-two, or take part in the 8-fighter tournament.****The DS version has a wireless one-one-one multiplayer mode and includes the Puzzle Kombat mini-game from Mortal Kombat: Deception.</text:p>
          </table:table-cell>
          <table:table-cell table:style-name="Default"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Ultimate Mortal Kombat 3 (USA)&quot;&gt; &lt;year&gt;1996&lt;/year&gt; &lt;rating&gt;ESRB - M (Mature)&lt;/rating&gt; &lt;title&gt;Ultimate Mortal Kombat 3 &lt;/title&gt; &lt;pub&gt;Williams Entertainment Inc.&lt;/pub&gt; &lt;dev&gt;Eurocom Entertainment Software&lt;/dev&gt; &lt;genre&gt;Fighter&lt;/genre&gt; &lt;score&gt;3.8&lt;/score&gt; &lt;player&gt;1-2 Players&lt;/player&gt; &lt;story&gt;Ultimate Mortal Kombat 3 combines the best of all the Mortal Kombats into a single cartridge. 23 playable characters are immediately available, such as Reptile, Cyrax, Scorpion, Sub-Zero, Jax, Katana, Sonya, and more. There are two bosses that are unlockable, as well as additional characters.****There is a variety of new levels, some of which are interactive. Characters can uppercut someone, causing them to hit the ground hard and crash through to the bottom floor, or they can knocked someone off a bridge, landing in a pit of spikes.****Players can go against the computer one-on-one, two-on-two, or take part in the 8-fighter tournament.****The DS version has a wireless one-one-one multiplayer mode and includes the Puzzle Kombat mini-game from Mortal Kombat: Deception.&lt;/story&gt; &lt;/game&gt;">
            <text:p>&lt;game name="Ultimate Mortal Kombat 3 (USA)"&gt; &lt;year&gt;1996&lt;/year&gt; &lt;rating&gt;ESRB - M (Mature)&lt;/rating&gt; &lt;title&gt;Ultimate Mortal Kombat 3 &lt;/title&gt; &lt;pub&gt;Williams Entertainment Inc.&lt;/pub&gt; &lt;dev&gt;Eurocom Entertainment Software&lt;/dev&gt; &lt;genre&gt;Fighter&lt;/genre&gt; &lt;score&gt;3.8&lt;/score&gt; &lt;player&gt;1-2 Players&lt;/player&gt; &lt;story&gt;Ultimate Mortal Kombat 3 combines the best of all the Mortal Kombats into a single cartridge. 23 playable characters are immediately available, such as Reptile, Cyrax, Scorpion, Sub-Zero, Jax, Katana, Sonya, and more. There are two bosses that are unlockable, as well as additional characters.****There is a variety of new levels, some of which are interactive. Characters can uppercut someone, causing them to hit the ground hard and crash through to the bottom floor, or they can knocked someone off a bridge, landing in a pit of spikes.****Players can go against the computer one-on-one, two-on-two, or take part in the 8-fighter tournament.****The DS version has a wireless one-one-one multiplayer mode and includes the Puzzle Kombat mini-game from Mortal Kombat: Deception.&lt;/story&gt; &lt;/game&gt;</text:p>
          </table:table-cell>
          <table:table-cell table:number-columns-repeated="1013"/>
        </table:table-row>
        <table:table-row table:style-name="ro1">
          <table:table-cell office:value-type="string">
            <text:p>Valora Valley Golf (USA)</text:p>
          </table:table-cell>
          <table:table-cell office:value-type="float" office:value="1995">
            <text:p>1995</text:p>
          </table:table-cell>
          <table:table-cell office:value-type="string">
            <text:p>ESRB - E (Everyone)</text:p>
          </table:table-cell>
          <table:table-cell office:value-type="string">
            <text:p>Valora Valley Golf </text:p>
          </table:table-cell>
          <table:table-cell office:value-type="string">
            <text:p>Vic Tokai, Inc.</text:p>
          </table:table-cell>
          <table:table-cell office:value-type="string">
            <text:p>T&amp;E Soft</text:p>
          </table:table-cell>
          <table:table-cell office:value-type="string">
            <text:p>Sports/Golf</text:p>
          </table:table-cell>
          <table:table-cell office:value-type="float" office:value="2.5">
            <text:p>2.5</text:p>
          </table:table-cell>
          <table:table-cell office:value-type="string">
            <text:p>1-4 Players</text:p>
          </table:table-cell>
          <table:table-cell office:value-type="string">
            <text:p>Valora Valley Golf is an exaggerated approach to the world of golfing. While it does feature traditional golf course hazards like water hazards and bunkers, lava pits and greens on top of a mountain are also present.****The courses ranges from basic looking golf courses with long fairways where the player can drive the ball 450 yards in one shot and giant water hazards to ancient ruins and a course inside of a volcano.****The controls are simplistic, click one time to bring up a meter, clicking again to set the angle and once more for how much power to drive the ball with special shots are obtained at the end of the meter. It doesn't feature any real life golfers or courses.</text:p>
          </table:table-cell>
          <table:table-cell table:style-name="Default"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Valora Valley Golf (USA)&quot;&gt; &lt;year&gt;1995&lt;/year&gt; &lt;rating&gt;ESRB - E (Everyone)&lt;/rating&gt; &lt;title&gt;Valora Valley Golf &lt;/title&gt; &lt;pub&gt;Vic Tokai, Inc.&lt;/pub&gt; &lt;dev&gt;T&amp;E Soft&lt;/dev&gt; &lt;genre&gt;Sports/Golf&lt;/genre&gt; &lt;score&gt;2.5&lt;/score&gt; &lt;player&gt;1-4 Players&lt;/player&gt; &lt;story&gt;Valora Valley Golf is an exaggerated approach to the world of golfing. While it does feature traditional golf course hazards like water hazards and bunkers, lava pits and greens on top of a mountain are also present.****The courses ranges from basic looking golf courses with long fairways where the player can drive the ball 450 yards in one shot and giant water hazards to ancient ruins and a course inside of a volcano.****The controls are simplistic, click one time to bring up a meter, clicking again to set the angle and once more for how much power to drive the ball with special shots are obtained at the end of the meter. It doesn't feature any real life golfers or courses.&lt;/story&gt; &lt;/game&gt;">
            <text:p>&lt;game name="Valora Valley Golf (USA)"&gt; &lt;year&gt;1995&lt;/year&gt; &lt;rating&gt;ESRB - E (Everyone)&lt;/rating&gt; &lt;title&gt;Valora Valley Golf &lt;/title&gt; &lt;pub&gt;Vic Tokai, Inc.&lt;/pub&gt; &lt;dev&gt;T&amp;E Soft&lt;/dev&gt; &lt;genre&gt;Sports/Golf&lt;/genre&gt; &lt;score&gt;2.5&lt;/score&gt; &lt;player&gt;1-4 Players&lt;/player&gt; &lt;story&gt;Valora Valley Golf is an exaggerated approach to the world of golfing. While it does feature traditional golf course hazards like water hazards and bunkers, lava pits and greens on top of a mountain are also present.****The courses ranges from basic looking golf courses with long fairways where the player can drive the ball 450 yards in one shot and giant water hazards to ancient ruins and a course inside of a volcano.****The controls are simplistic, click one time to bring up a meter, clicking again to set the angle and once more for how much power to drive the ball with special shots are obtained at the end of the meter. It doesn't feature any real life golfers or courses.&lt;/story&gt; &lt;/game&gt;</text:p>
          </table:table-cell>
          <table:table-cell table:number-columns-repeated="1013"/>
        </table:table-row>
        <table:table-row table:style-name="ro1">
          <table:table-cell office:value-type="string">
            <text:p>Vampire Savior (Japan)</text:p>
          </table:table-cell>
          <table:table-cell office:value-type="float" office:value="1998">
            <text:p>1998</text:p>
          </table:table-cell>
          <table:table-cell office:value-type="string">
            <text:p>ESRB - T (Teen)</text:p>
          </table:table-cell>
          <table:table-cell office:value-type="string">
            <text:p>Vampire Savior </text:p>
          </table:table-cell>
          <table:table-cell table:number-columns-repeated="2" office:value-type="string">
            <text:p>Capcom</text:p>
          </table:table-cell>
          <table:table-cell office:value-type="string">
            <text:p>Fighter</text:p>
          </table:table-cell>
          <table:table-cell office:value-type="float" office:value="4.3">
            <text:p>4.3</text:p>
          </table:table-cell>
          <table:table-cell office:value-type="string">
            <text:p>1-2 Players</text:p>
          </table:table-cell>
          <table:table-cell office:value-type="string">
            <text:p>Vampire Savior is the 3rd in the Darkstalkers series. It plays much the same as the first, but features better animation, more playable characters, and a deeper storyline. Jedah, the "Lord of Vampire", has summoned all of the Night Warriors to his realm to be assimilated into his being. Of course, this serves as a great excuse to have more one-on-one fights... Play as Jedah, B. B. Hood, Q-Bee, Lilith, Demitri, Morrigan, Anakaris, Victor, L. Raptor, Hsien-Ko, J. Talbain, Felicia, Rikuo, Sasquatch, Bishamon, Donovan, Pyron or Huitzil, and conquer the enemy. </text:p>
          </table:table-cell>
          <table:table-cell table:style-name="Default"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Vampire Savior (Japan)&quot;&gt; &lt;year&gt;1998&lt;/year&gt; &lt;rating&gt;ESRB - T (Teen)&lt;/rating&gt; &lt;title&gt;Vampire Savior &lt;/title&gt; &lt;pub&gt;Capcom&lt;/pub&gt; &lt;dev&gt;Capcom&lt;/dev&gt; &lt;genre&gt;Fighter&lt;/genre&gt; &lt;score&gt;4.3&lt;/score&gt; &lt;player&gt;1-2 Players&lt;/player&gt; &lt;story&gt;Vampire Savior is the 3rd in the Darkstalkers series. It plays much the same as the first, but features better animation, more playable characters, and a deeper storyline. Jedah, the &quot;Lord of Vampire&quot;, has summoned all of the Night Warriors to his realm to be assimilated into his being. Of course, this serves as a great excuse to have more one-on-one fights... Play as Jedah, B. B. Hood, Q-Bee, Lilith, Demitri, Morrigan, Anakaris, Victor, L. Raptor, Hsien-Ko, J. Talbain, Felicia, Rikuo, Sasquatch, Bishamon, Donovan, Pyron or Huitzil, and conquer the enemy. &lt;/story&gt; &lt;/game&gt;">
            <text:p>&lt;game name="Vampire Savior (Japan)"&gt; &lt;year&gt;1998&lt;/year&gt; &lt;rating&gt;ESRB - T (Teen)&lt;/rating&gt; &lt;title&gt;Vampire Savior &lt;/title&gt; &lt;pub&gt;Capcom&lt;/pub&gt; &lt;dev&gt;Capcom&lt;/dev&gt; &lt;genre&gt;Fighter&lt;/genre&gt; &lt;score&gt;4.3&lt;/score&gt; &lt;player&gt;1-2 Players&lt;/player&gt; &lt;story&gt;Vampire Savior is the 3rd in the Darkstalkers series. It plays much the same as the first, but features better animation, more playable characters, and a deeper storyline. Jedah, the "Lord of Vampire", has summoned all of the Night Warriors to his realm to be assimilated into his being. Of course, this serves as a great excuse to have more one-on-one fights... Play as Jedah, B. B. Hood, Q-Bee, Lilith, Demitri, Morrigan, Anakaris, Victor, L. Raptor, Hsien-Ko, J. Talbain, Felicia, Rikuo, Sasquatch, Bishamon, Donovan, Pyron or Huitzil, and conquer the enemy. &lt;/story&gt; &lt;/game&gt;</text:p>
          </table:table-cell>
          <table:table-cell table:number-columns-repeated="1013"/>
        </table:table-row>
        <table:table-row table:style-name="ro1">
          <table:table-cell office:value-type="string">
            <text:p>Virtua Cop (USA)</text:p>
          </table:table-cell>
          <table:table-cell office:value-type="float" office:value="1995">
            <text:p>1995</text:p>
          </table:table-cell>
          <table:table-cell office:value-type="string">
            <text:p>ESRB - T (Teen)</text:p>
          </table:table-cell>
          <table:table-cell office:value-type="string">
            <text:p>Virtua Cop </text:p>
          </table:table-cell>
          <table:table-cell office:value-type="string">
            <text:p>SEGA of America, Inc.</text:p>
          </table:table-cell>
          <table:table-cell office:value-type="string">
            <text:p>Sega AM2</text:p>
          </table:table-cell>
          <table:table-cell office:value-type="string">
            <text:p>Gun</text:p>
          </table:table-cell>
          <table:table-cell office:value-type="float" office:value="4.3">
            <text:p>4.3</text:p>
          </table:table-cell>
          <table:table-cell office:value-type="string">
            <text:p>1-2 Players</text:p>
          </table:table-cell>
          <table:table-cell office:value-type="string">
            <text:p>Cast as one of two brave cops, players of Virtua Cop are charged with bringing down an evil crime syndicate that is running riot in some unspecified town. Dropped into a series of locations, one or two players must arm up and shoot their way through three death filled levels, in an attempt to restore peace and order. Played from a first person perspective view, players can use keys or joypad, to aim and fire at the multitude of sharp shooters who come gunning for them.**Starting the game armed with just a trusty old six-shooter, players can pick up more powerful, state-of-the-art weapons -- such as machine guns and shotguns -- as they progress. As these are hidden away in crates and the like, finding these weapons is an important part of the game and they can give players extra firepower when they most need it. In particular, such weapons can be extremely useful when trying to take on the customary end-of-level bosses. Made of stern stuff, you'll need all the help you can get in dispatching them off to hell.</text:p>
          </table:table-cell>
          <table:table-cell table:style-name="Default"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Virtua Cop (USA)&quot;&gt; &lt;year&gt;1995&lt;/year&gt; &lt;rating&gt;ESRB - T (Teen)&lt;/rating&gt; &lt;title&gt;Virtua Cop &lt;/title&gt; &lt;pub&gt;SEGA of America, Inc.&lt;/pub&gt; &lt;dev&gt;Sega AM2&lt;/dev&gt; &lt;genre&gt;Gun&lt;/genre&gt; &lt;score&gt;4.3&lt;/score&gt; &lt;player&gt;1-2 Players&lt;/player&gt; &lt;story&gt;Cast as one of two brave cops, players of Virtua Cop are charged with bringing down an evil crime syndicate that is running riot in some unspecified town. Dropped into a series of locations, one or two players must arm up and shoot their way through three death filled levels, in an attempt to restore peace and order. Played from a first person perspective view, players can use keys or joypad, to aim and fire at the multitude of sharp shooters who come gunning for them.**Starting the game armed with just a trusty old six-shooter, players can pick up more powerful, state-of-the-art weapons -- such as machine guns and shotguns -- as they progress. As these are hidden away in crates and the like, finding these weapons is an important part of the game and they can give players extra firepower when they most need it. In particular, such weapons can be extremely useful when trying to take on the customary end-of-level bosses. Made of stern stuff, you'll need all the help you can get in dispatching them off to hell.&lt;/story&gt; &lt;/game&gt;">
            <text:p>&lt;game name="Virtua Cop (USA)"&gt; &lt;year&gt;1995&lt;/year&gt; &lt;rating&gt;ESRB - T (Teen)&lt;/rating&gt; &lt;title&gt;Virtua Cop &lt;/title&gt; &lt;pub&gt;SEGA of America, Inc.&lt;/pub&gt; &lt;dev&gt;Sega AM2&lt;/dev&gt; &lt;genre&gt;Gun&lt;/genre&gt; &lt;score&gt;4.3&lt;/score&gt; &lt;player&gt;1-2 Players&lt;/player&gt; &lt;story&gt;Cast as one of two brave cops, players of Virtua Cop are charged with bringing down an evil crime syndicate that is running riot in some unspecified town. Dropped into a series of locations, one or two players must arm up and shoot their way through three death filled levels, in an attempt to restore peace and order. Played from a first person perspective view, players can use keys or joypad, to aim and fire at the multitude of sharp shooters who come gunning for them.**Starting the game armed with just a trusty old six-shooter, players can pick up more powerful, state-of-the-art weapons -- such as machine guns and shotguns -- as they progress. As these are hidden away in crates and the like, finding these weapons is an important part of the game and they can give players extra firepower when they most need it. In particular, such weapons can be extremely useful when trying to take on the customary end-of-level bosses. Made of stern stuff, you'll need all the help you can get in dispatching them off to hell.&lt;/story&gt; &lt;/game&gt;</text:p>
          </table:table-cell>
          <table:table-cell table:number-columns-repeated="1013"/>
        </table:table-row>
        <table:table-row table:style-name="ro1">
          <table:table-cell office:value-type="string">
            <text:p>Virtua Cop 2 (USA)</text:p>
          </table:table-cell>
          <table:table-cell office:value-type="float" office:value="1997">
            <text:p>1997</text:p>
          </table:table-cell>
          <table:table-cell office:value-type="string">
            <text:p>ESRB - T (Teen)</text:p>
          </table:table-cell>
          <table:table-cell office:value-type="string">
            <text:p>Virtua Cop 2 </text:p>
          </table:table-cell>
          <table:table-cell office:value-type="string">
            <text:p>SEGA of America, Inc.</text:p>
          </table:table-cell>
          <table:table-cell office:value-type="string">
            <text:p>Sega AM2</text:p>
          </table:table-cell>
          <table:table-cell office:value-type="string">
            <text:p>Gun</text:p>
          </table:table-cell>
          <table:table-cell office:value-type="float" office:value="4.1">
            <text:p>4.1</text:p>
          </table:table-cell>
          <table:table-cell office:value-type="string">
            <text:p>1-2 Players</text:p>
          </table:table-cell>
          <table:table-cell office:value-type="string">
            <text:p>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text:p>
          </table:table-cell>
          <table:table-cell table:style-name="Default"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Virtua Cop 2 (USA)&quot;&gt; &lt;year&gt;1997&lt;/year&gt; &lt;rating&gt;ESRB - T (Teen)&lt;/rating&gt; &lt;title&gt;Virtua Cop 2 &lt;/title&gt; &lt;pub&gt;SEGA of America, Inc.&lt;/pub&gt; &lt;dev&gt;Sega AM2&lt;/dev&gt; &lt;genre&gt;Gun&lt;/genre&gt; &lt;score&gt;4.1&lt;/score&gt; &lt;player&gt;1-2 Players&lt;/player&gt; &lt;story&gt;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lt;/story&gt; &lt;/game&gt;">
            <text:p>&lt;game name="Virtua Cop 2 (USA)"&gt; &lt;year&gt;1997&lt;/year&gt; &lt;rating&gt;ESRB - T (Teen)&lt;/rating&gt; &lt;title&gt;Virtua Cop 2 &lt;/title&gt; &lt;pub&gt;SEGA of America, Inc.&lt;/pub&gt; &lt;dev&gt;Sega AM2&lt;/dev&gt; &lt;genre&gt;Gun&lt;/genre&gt; &lt;score&gt;4.1&lt;/score&gt; &lt;player&gt;1-2 Players&lt;/player&gt; &lt;story&gt;Virtua Cop 2 follows the same gameplay pattern of its predecessor. You are a police officer sent after criminals, from subways and a bank to aboard helicopters. The game moves you automatically, although you can find hiding places to shoot from a safe angle. Your main task is to aim and fire your weapon so as to take out the bad guys for points. Avoid the innocents, as shooting them costs you points. The enemies have tougher firepower than in the original.&lt;/story&gt; &lt;/game&gt;</text:p>
          </table:table-cell>
          <table:table-cell table:number-columns-repeated="1013"/>
        </table:table-row>
        <table:table-row table:style-name="ro1">
          <table:table-cell office:value-type="string">
            <text:p>Virtua Fighter (USA)</text:p>
          </table:table-cell>
          <table:table-cell office:value-type="float" office:value="1994">
            <text:p>1994</text:p>
          </table:table-cell>
          <table:table-cell office:value-type="string">
            <text:p>ESRB - T (Teen)</text:p>
          </table:table-cell>
          <table:table-cell office:value-type="string">
            <text:p>Virtua Fighter </text:p>
          </table:table-cell>
          <table:table-cell office:value-type="string">
            <text:p>SEGA of America, Inc.</text:p>
          </table:table-cell>
          <table:table-cell office:value-type="string">
            <text:p>Sega AM2</text:p>
          </table:table-cell>
          <table:table-cell office:value-type="string">
            <text:p>Fighter</text:p>
          </table:table-cell>
          <table:table-cell office:value-type="float" office:value="4.2">
            <text:p>4.2</text:p>
          </table:table-cell>
          <table:table-cell office:value-type="string">
            <text:p>1-2 Players</text:p>
          </table:table-cell>
          <table:table-cell office:value-type="string">
            <text:p>Virtua Fighter was the first of it's kind: <text:s/>A one-on-one fighting game featuring fully 3D environments and characters. The fighters and arenas are rendered in flat-shaded polygons. Unlike many fighting games, Virtua Fighter focuses on deep gameplay based on actual fighting styles, rather than outrageous special moves and story lines.****There are 8 fighters to choose from in Virtua Fighter, and an equal number of fighting backdrops in which to compete. Each fighter has a distinctive fighting style, and their own set of signature moves.</text:p>
          </table:table-cell>
          <table:table-cell table:style-name="Default"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Virtua Fighter (USA)&quot;&gt; &lt;year&gt;1994&lt;/year&gt; &lt;rating&gt;ESRB - T (Teen)&lt;/rating&gt; &lt;title&gt;Virtua Fighter &lt;/title&gt; &lt;pub&gt;SEGA of America, Inc.&lt;/pub&gt; &lt;dev&gt;Sega AM2&lt;/dev&gt; &lt;genre&gt;Fighter&lt;/genre&gt; &lt;score&gt;4.2&lt;/score&gt; &lt;player&gt;1-2 Players&lt;/player&gt; &lt;story&gt;Virtua Fighter was the first of it's kind:  A one-on-one fighting game featuring fully 3D environments and characters. The fighters and arenas are rendered in flat-shaded polygons. Unlike many fighting games, Virtua Fighter focuses on deep gameplay based on actual fighting styles, rather than outrageous special moves and story lines.****There are 8 fighters to choose from in Virtua Fighter, and an equal number of fighting backdrops in which to compete. Each fighter has a distinctive fighting style, and their own set of signature moves.&lt;/story&gt; &lt;/game&gt;">
            <text:p>&lt;game name="Virtua Fighter (USA)"&gt; &lt;year&gt;1994&lt;/year&gt; &lt;rating&gt;ESRB - T (Teen)&lt;/rating&gt; &lt;title&gt;Virtua Fighter &lt;/title&gt; &lt;pub&gt;SEGA of America, Inc.&lt;/pub&gt; &lt;dev&gt;Sega AM2&lt;/dev&gt; &lt;genre&gt;Fighter&lt;/genre&gt; &lt;score&gt;4.2&lt;/score&gt; &lt;player&gt;1-2 Players&lt;/player&gt; &lt;story&gt;Virtua Fighter was the first of it's kind: <text:s/>A one-on-one fighting game featuring fully 3D environments and characters. The fighters and arenas are rendered in flat-shaded polygons. Unlike many fighting games, Virtua Fighter focuses on deep gameplay based on actual fighting styles, rather than outrageous special moves and story lines.****There are 8 fighters to choose from in Virtua Fighter, and an equal number of fighting backdrops in which to compete. Each fighter has a distinctive fighting style, and their own set of signature moves.&lt;/story&gt; &lt;/game&gt;</text:p>
          </table:table-cell>
          <table:table-cell table:number-columns-repeated="1013"/>
        </table:table-row>
        <table:table-row table:style-name="ro1">
          <table:table-cell office:value-type="string">
            <text:p>Virtua Fighter 2 (USA)</text:p>
          </table:table-cell>
          <table:table-cell office:value-type="float" office:value="1997">
            <text:p>1997</text:p>
          </table:table-cell>
          <table:table-cell office:value-type="string">
            <text:p>ESRB - T (Teen)</text:p>
          </table:table-cell>
          <table:table-cell office:value-type="string">
            <text:p>Virtua Fighter 2 </text:p>
          </table:table-cell>
          <table:table-cell office:value-type="string">
            <text:p>SEGA of America, Inc.</text:p>
          </table:table-cell>
          <table:table-cell office:value-type="string">
            <text:p>Sega AM2</text:p>
          </table:table-cell>
          <table:table-cell office:value-type="string">
            <text:p>Fighter</text:p>
          </table:table-cell>
          <table:table-cell office:value-type="float" office:value="4.1">
            <text:p>4.1</text:p>
          </table:table-cell>
          <table:table-cell office:value-type="string">
            <text:p>1-2 Players</text:p>
          </table:table-cell>
          <table:table-cell office:value-type="string">
            <text:p>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While in comparison with the arcade version some parts took a hit on graphical quality (such as the texture details and backgrounds), the game uses the Saturn High-Resolution mode and flowing 60-fps <text:s/>to bring the arcade experience home.</text:p>
          </table:table-cell>
          <table:table-cell table:style-name="Default"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Virtua Fighter 2 (USA)&quot;&gt; &lt;year&gt;1997&lt;/year&gt; &lt;rating&gt;ESRB - T (Teen)&lt;/rating&gt; &lt;title&gt;Virtua Fighter 2 &lt;/title&gt; &lt;pub&gt;SEGA of America, Inc.&lt;/pub&gt; &lt;dev&gt;Sega AM2&lt;/dev&gt; &lt;genre&gt;Fighter&lt;/genre&gt; &lt;score&gt;4.1&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While in comparison with the arcade version some parts took a hit on graphical quality (such as the texture details and backgrounds), the game uses the Saturn High-Resolution mode and flowing 60-fps  to bring the arcade experience home.&lt;/story&gt; &lt;/game&gt;">
            <text:p>&lt;game name="Virtua Fighter 2 (USA)"&gt; &lt;year&gt;1997&lt;/year&gt; &lt;rating&gt;ESRB - T (Teen)&lt;/rating&gt; &lt;title&gt;Virtua Fighter 2 &lt;/title&gt; &lt;pub&gt;SEGA of America, Inc.&lt;/pub&gt; &lt;dev&gt;Sega AM2&lt;/dev&gt; &lt;genre&gt;Fighter&lt;/genre&gt; &lt;score&gt;4.1&lt;/score&gt; &lt;player&gt;1-2 Players&lt;/player&gt; &lt;story&gt;One year after after the first tournament Akira, Wolf, Pai, Jeffry, Kage, Jacky, Sarah and defending champion Lau are invited to the World Fighting Tournament, and are joined by the master of drunken Kung-Fu Shun-di, who wants to prove he's more than an old geezer and Lion Rafale, who's fighting for his freedom. Each fighter has his own style, from the lightning fast attacks of Pai to the powerful slams of Jeffry.****Home port of Sega's popular Model 2A arcade vs. fighter released in 1995. Game modes include classic arcade mode, 2P vs mode, Expert mode (where the computer character progressively learns and counters players' technique), Ranking Mode (similar to Arcade, but at the end, a fighting style analysis is shown based on number of specials and time to knock down an opponent), Team Battle Mode (two teams composed of five fighters go against each other, the first to beat five characters being the winner) and Watch mode (allows choosing two fighters and then see them fighting). Both VF2 and VF2.1 (a tweaked version available only in Japan) modes are included. Gameplay keeps the same style from the first game, adding more moves to each fighters' roll. Using a three-key layout (block, kick and punch, being possible to assign button combinations to the extra keys) the player is able to control their fighter, aiming to knock or push the opponent outside the rink inside the time limit. Combo moves range from the quickest, which require the player to push up to five buttons quickly, to strong moves that require more button presses along d-pad nudges to be successful. As with the previous game, fighting is realistic (except the physics-defying leaps), and each fighter has nothing but their body to harm the opponent.****While in comparison with the arcade version some parts took a hit on graphical quality (such as the texture details and backgrounds), the game uses the Saturn High-Resolution mode and flowing 60-fps <text:s/>to bring the arcade experience home.&lt;/story&gt; &lt;/game&gt;</text:p>
          </table:table-cell>
          <table:table-cell table:number-columns-repeated="1013"/>
        </table:table-row>
        <table:table-row table:style-name="ro1">
          <table:table-cell office:value-type="string">
            <text:p>Virtua Fighter Kids (USA)</text:p>
          </table:table-cell>
          <table:table-cell office:value-type="float" office:value="1996">
            <text:p>1996</text:p>
          </table:table-cell>
          <table:table-cell office:value-type="string">
            <text:p>ESRB - T (Teen)</text:p>
          </table:table-cell>
          <table:table-cell office:value-type="string">
            <text:p>Virtua Fighter Kids </text:p>
          </table:table-cell>
          <table:table-cell office:value-type="string">
            <text:p>SEGA Enterprises Ltd.</text:p>
          </table:table-cell>
          <table:table-cell office:value-type="string">
            <text:p>Sega AM2</text:p>
          </table:table-cell>
          <table:table-cell office:value-type="string">
            <text:p>Fighter</text:p>
          </table:table-cell>
          <table:table-cell office:value-type="float" office:value="4.1">
            <text:p>4.1</text:p>
          </table:table-cell>
          <table:table-cell office:value-type="string">
            <text:p>1-2 Players</text:p>
          </table:table-cell>
          <table:table-cell office:value-type="string">
            <text:p>Virtua Fighter Kids is a modified version of Virtua Fighter 2 for Sega Saturn. All characters were left the same but the difference is that they are no longer adults but kids with traditional anime huge heads and short arms and legs.****A variety of new features has been added to increase the gameplay such as the ability to program specified moves for each character or new endings.</text:p>
          </table:table-cell>
          <table:table-cell table:style-name="Default"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Virtua Fighter Kids (USA)&quot;&gt; &lt;year&gt;1996&lt;/year&gt; &lt;rating&gt;ESRB - T (Teen)&lt;/rating&gt; &lt;title&gt;Virtua Fighter Kids &lt;/title&gt; &lt;pub&gt;SEGA Enterprises Ltd.&lt;/pub&gt; &lt;dev&gt;Sega AM2&lt;/dev&gt; &lt;genre&gt;Fighter&lt;/genre&gt; &lt;score&gt;4.1&lt;/score&gt; &lt;player&gt;1-2 Players&lt;/player&gt; &lt;story&gt;Virtua Fighter Kids is a modified version of Virtua Fighter 2 for Sega Saturn. All characters were left the same but the difference is that they are no longer adults but kids with traditional anime huge heads and short arms and legs.****A variety of new features has been added to increase the gameplay such as the ability to program specified moves for each character or new endings.&lt;/story&gt; &lt;/game&gt;">
            <text:p>&lt;game name="Virtua Fighter Kids (USA)"&gt; &lt;year&gt;1996&lt;/year&gt; &lt;rating&gt;ESRB - T (Teen)&lt;/rating&gt; &lt;title&gt;Virtua Fighter Kids &lt;/title&gt; &lt;pub&gt;SEGA Enterprises Ltd.&lt;/pub&gt; &lt;dev&gt;Sega AM2&lt;/dev&gt; &lt;genre&gt;Fighter&lt;/genre&gt; &lt;score&gt;4.1&lt;/score&gt; &lt;player&gt;1-2 Players&lt;/player&gt; &lt;story&gt;Virtua Fighter Kids is a modified version of Virtua Fighter 2 for Sega Saturn. All characters were left the same but the difference is that they are no longer adults but kids with traditional anime huge heads and short arms and legs.****A variety of new features has been added to increase the gameplay such as the ability to program specified moves for each character or new endings.&lt;/story&gt; &lt;/game&gt;</text:p>
          </table:table-cell>
          <table:table-cell table:number-columns-repeated="1013"/>
        </table:table-row>
        <table:table-row table:style-name="ro1">
          <table:table-cell office:value-type="string">
            <text:p>Virtua Fighter Remix (USA)</text:p>
          </table:table-cell>
          <table:table-cell office:value-type="float" office:value="1995">
            <text:p>1995</text:p>
          </table:table-cell>
          <table:table-cell office:value-type="string">
            <text:p>ESRB - T (Teen)</text:p>
          </table:table-cell>
          <table:table-cell office:value-type="string">
            <text:p>Virtua Fighter Remix </text:p>
          </table:table-cell>
          <table:table-cell office:value-type="string">
            <text:p>SEGA of America, Inc.</text:p>
          </table:table-cell>
          <table:table-cell office:value-type="string">
            <text:p>Sega AM2</text:p>
          </table:table-cell>
          <table:table-cell office:value-type="string">
            <text:p>Fighter</text:p>
          </table:table-cell>
          <table:table-cell office:value-type="float" office:value="4.1">
            <text:p>4.1</text:p>
          </table:table-cell>
          <table:table-cell office:value-type="string">
            <text:p>1-2 Players</text:p>
          </table:table-cell>
          <table:table-cell office:value-type="string">
            <text:p>Akira Yuki, the only active master of the powerful Kung Fu technique known as Hakkyoku ken (“The Eight Point Fist") travels the world in search of enlightenment and worthy opponents. He has found them in in the World Fighting Tournament, where the strongest fighters determine who the master of hand-to-hand combat is. All techniques are allowed as long as the contestants use no weapons but their own bodies.****After weeks of trials, only seven other warriors remain:**Sarah Bryant and her brother Jacky, Lau Chan and his daughter Pai, Jeffry McWild, Wolf Hawkfield and the ninja Kagemaru.****Virtua Fighter PC (aka - Virtua Fighter PC Remix) is an enhanced port of Sega's arcade hit Virtua Fighter. It features the original characters and stages with higher polygon counts and texture mapping (a la Virtua Fighter 2) and various minor gameplay tweaks.</text:p>
          </table:table-cell>
          <table:table-cell table:style-name="Default"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Virtua Fighter Remix (USA)&quot;&gt; &lt;year&gt;1995&lt;/year&gt; &lt;rating&gt;ESRB - T (Teen)&lt;/rating&gt; &lt;title&gt;Virtua Fighter Remix &lt;/title&gt; &lt;pub&gt;SEGA of America, Inc.&lt;/pub&gt; &lt;dev&gt;Sega AM2&lt;/dev&gt; &lt;genre&gt;Fighter&lt;/genre&gt; &lt;score&gt;4.1&lt;/score&gt; &lt;player&gt;1-2 Players&lt;/player&gt; &lt;story&gt;Akira Yuki, the only active master of the powerful Kung Fu technique known as Hakkyoku ken (“The Eight Point Fist&quot;) travels the world in search of enlightenment and worthy opponents. He has found them in in the World Fighting Tournament, where the strongest fighters determine who the master of hand-to-hand combat is. All techniques are allowed as long as the contestants use no weapons but their own bodies.****After weeks of trials, only seven other warriors remain:**Sarah Bryant and her brother Jacky, Lau Chan and his daughter Pai, Jeffry McWild, Wolf Hawkfield and the ninja Kagemaru.****Virtua Fighter PC (aka - Virtua Fighter PC Remix) is an enhanced port of Sega's arcade hit Virtua Fighter. It features the original characters and stages with higher polygon counts and texture mapping (a la Virtua Fighter 2) and various minor gameplay tweaks.&lt;/story&gt; &lt;/game&gt;">
            <text:p>&lt;game name="Virtua Fighter Remix (USA)"&gt; &lt;year&gt;1995&lt;/year&gt; &lt;rating&gt;ESRB - T (Teen)&lt;/rating&gt; &lt;title&gt;Virtua Fighter Remix &lt;/title&gt; &lt;pub&gt;SEGA of America, Inc.&lt;/pub&gt; &lt;dev&gt;Sega AM2&lt;/dev&gt; &lt;genre&gt;Fighter&lt;/genre&gt; &lt;score&gt;4.1&lt;/score&gt; &lt;player&gt;1-2 Players&lt;/player&gt; &lt;story&gt;Akira Yuki, the only active master of the powerful Kung Fu technique known as Hakkyoku ken (“The Eight Point Fist") travels the world in search of enlightenment and worthy opponents. He has found them in in the World Fighting Tournament, where the strongest fighters determine who the master of hand-to-hand combat is. All techniques are allowed as long as the contestants use no weapons but their own bodies.****After weeks of trials, only seven other warriors remain:**Sarah Bryant and her brother Jacky, Lau Chan and his daughter Pai, Jeffry McWild, Wolf Hawkfield and the ninja Kagemaru.****Virtua Fighter PC (aka - Virtua Fighter PC Remix) is an enhanced port of Sega's arcade hit Virtua Fighter. It features the original characters and stages with higher polygon counts and texture mapping (a la Virtua Fighter 2) and various minor gameplay tweaks.&lt;/story&gt; &lt;/game&gt;</text:p>
          </table:table-cell>
          <table:table-cell table:number-columns-repeated="1013"/>
        </table:table-row>
        <table:table-row table:style-name="ro1">
          <table:table-cell office:value-type="string">
            <text:p>Virtual Casino (USA)</text:p>
          </table:table-cell>
          <table:table-cell office:value-type="float" office:value="1996">
            <text:p>1996</text:p>
          </table:table-cell>
          <table:table-cell office:value-type="string">
            <text:p>ESRB - T (Teen)</text:p>
          </table:table-cell>
          <table:table-cell office:value-type="string">
            <text:p>Virtual Casino </text:p>
          </table:table-cell>
          <table:table-cell office:value-type="string">
            <text:p>Natsume, Inc.</text:p>
          </table:table-cell>
          <table:table-cell office:value-type="string">
            <text:p>Natsume</text:p>
          </table:table-cell>
          <table:table-cell office:value-type="string">
            <text:p>Casino</text:p>
          </table:table-cell>
          <table:table-cell office:value-type="float" office:value="4.5">
            <text:p>4.5</text:p>
          </table:table-cell>
          <table:table-cell office:value-type="string">
            <text:p>1-2 Players</text:p>
          </table:table-cell>
          <table:table-cell office:value-type="string">
            <text:p>Virtual Casino lets the player experience the real sights and sounds of a casino in full 3-D, complete with authentic sounds of cards being flipped, coins dropping into the slot machine trays and the ever beautiful casino girls that will try to take the players money each and every time.****It features three locations to choose from, Las Vegas, Atlantic City and Monte Carlo with a variety of games to play such as seven-card stud, baccarat, blackjack, roulette and of course the ever popular (or hated) one-armed bandit (a.k.a. slot machines).</text:p>
          </table:table-cell>
          <table:table-cell table:style-name="Default"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Virtual Casino (USA)&quot;&gt; &lt;year&gt;1996&lt;/year&gt; &lt;rating&gt;ESRB - T (Teen)&lt;/rating&gt; &lt;title&gt;Virtual Casino &lt;/title&gt; &lt;pub&gt;Natsume, Inc.&lt;/pub&gt; &lt;dev&gt;Natsume&lt;/dev&gt; &lt;genre&gt;Casino&lt;/genre&gt; &lt;score&gt;4.5&lt;/score&gt; &lt;player&gt;1-2 Players&lt;/player&gt; &lt;story&gt;Virtual Casino lets the player experience the real sights and sounds of a casino in full 3-D, complete with authentic sounds of cards being flipped, coins dropping into the slot machine trays and the ever beautiful casino girls that will try to take the players money each and every time.****It features three locations to choose from, Las Vegas, Atlantic City and Monte Carlo with a variety of games to play such as seven-card stud, baccarat, blackjack, roulette and of course the ever popular (or hated) one-armed bandit (a.k.a. slot machines).&lt;/story&gt; &lt;/game&gt;">
            <text:p>&lt;game name="Virtual Casino (USA)"&gt; &lt;year&gt;1996&lt;/year&gt; &lt;rating&gt;ESRB - T (Teen)&lt;/rating&gt; &lt;title&gt;Virtual Casino &lt;/title&gt; &lt;pub&gt;Natsume, Inc.&lt;/pub&gt; &lt;dev&gt;Natsume&lt;/dev&gt; &lt;genre&gt;Casino&lt;/genre&gt; &lt;score&gt;4.5&lt;/score&gt; &lt;player&gt;1-2 Players&lt;/player&gt; &lt;story&gt;Virtual Casino lets the player experience the real sights and sounds of a casino in full 3-D, complete with authentic sounds of cards being flipped, coins dropping into the slot machine trays and the ever beautiful casino girls that will try to take the players money each and every time.****It features three locations to choose from, Las Vegas, Atlantic City and Monte Carlo with a variety of games to play such as seven-card stud, baccarat, blackjack, roulette and of course the ever popular (or hated) one-armed bandit (a.k.a. slot machines).&lt;/story&gt; &lt;/game&gt;</text:p>
          </table:table-cell>
          <table:table-cell table:number-columns-repeated="1013"/>
        </table:table-row>
        <table:table-row table:style-name="ro1">
          <table:table-cell office:value-type="string">
            <text:p>Virtual Golf (Europe)</text:p>
          </table:table-cell>
          <table:table-cell office:value-type="float" office:value="1996">
            <text:p>1996</text:p>
          </table:table-cell>
          <table:table-cell office:value-type="string">
            <text:p>ESRB - E (Everyone)</text:p>
          </table:table-cell>
          <table:table-cell office:value-type="string">
            <text:p>Virtual Golf </text:p>
          </table:table-cell>
          <table:table-cell office:value-type="string">
            <text:p>Core Design Ltd.</text:p>
          </table:table-cell>
          <table:table-cell office:value-type="string">
            <text:p>Victor Interactive Software</text:p>
          </table:table-cell>
          <table:table-cell office:value-type="string">
            <text:p>Sports/Golf</text:p>
          </table:table-cell>
          <table:table-cell office:value-type="string">
            <text:p>4.0</text:p>
          </table:table-cell>
          <table:table-cell office:value-type="string">
            <text:p>1-2 Players</text:p>
          </table:table-cell>
          <table:table-cell office:value-type="string">
            <text:p>In the golf simulator you are allowed to win in Scottish Open on Championship Golf Courses, including The Bowery, Kilmarney, Penperro, and Carnoustie. There are many players in the game, who can rise during the playing. You can choose, edit or create one of them. Choosing a club, striking a ball, and counting turns, you have to beat your opponents, taking into account wind and height of landscape. The game employs 3 different camera angles to capture the most realistic aspect on the course.</text:p>
          </table:table-cell>
          <table:table-cell table:style-name="Default"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Virtual Golf (Europe)&quot;&gt; &lt;year&gt;1996&lt;/year&gt; &lt;rating&gt;ESRB - E (Everyone)&lt;/rating&gt; &lt;title&gt;Virtual Golf &lt;/title&gt; &lt;pub&gt;Core Design Ltd.&lt;/pub&gt; &lt;dev&gt;Victor Interactive Software&lt;/dev&gt; &lt;genre&gt;Sports/Golf&lt;/genre&gt; &lt;score&gt;4.0&lt;/score&gt; &lt;player&gt;1-2 Players&lt;/player&gt; &lt;story&gt;In the golf simulator you are allowed to win in Scottish Open on Championship Golf Courses, including The Bowery, Kilmarney, Penperro, and Carnoustie. There are many players in the game, who can rise during the playing. You can choose, edit or create one of them. Choosing a club, striking a ball, and counting turns, you have to beat your opponents, taking into account wind and height of landscape. The game employs 3 different camera angles to capture the most realistic aspect on the course.&lt;/story&gt; &lt;/game&gt;">
            <text:p>&lt;game name="Virtual Golf (Europe)"&gt; &lt;year&gt;1996&lt;/year&gt; &lt;rating&gt;ESRB - E (Everyone)&lt;/rating&gt; &lt;title&gt;Virtual Golf &lt;/title&gt; &lt;pub&gt;Core Design Ltd.&lt;/pub&gt; &lt;dev&gt;Victor Interactive Software&lt;/dev&gt; &lt;genre&gt;Sports/Golf&lt;/genre&gt; &lt;score&gt;4.0&lt;/score&gt; &lt;player&gt;1-2 Players&lt;/player&gt; &lt;story&gt;In the golf simulator you are allowed to win in Scottish Open on Championship Golf Courses, including The Bowery, Kilmarney, Penperro, and Carnoustie. There are many players in the game, who can rise during the playing. You can choose, edit or create one of them. Choosing a club, striking a ball, and counting turns, you have to beat your opponents, taking into account wind and height of landscape. The game employs 3 different camera angles to capture the most realistic aspect on the course.&lt;/story&gt; &lt;/game&gt;</text:p>
          </table:table-cell>
          <table:table-cell table:number-columns-repeated="1013"/>
        </table:table-row>
        <table:table-row table:style-name="ro1">
          <table:table-cell office:value-type="string">
            <text:p>Virtual Hydlide (USA)</text:p>
          </table:table-cell>
          <table:table-cell office:value-type="float" office:value="1995">
            <text:p>1995</text:p>
          </table:table-cell>
          <table:table-cell office:value-type="string">
            <text:p>ESRB - E (Everyone)</text:p>
          </table:table-cell>
          <table:table-cell office:value-type="string">
            <text:p>Virtual Hydlide </text:p>
          </table:table-cell>
          <table:table-cell office:value-type="string">
            <text:p>Atlus Software, Inc.</text:p>
          </table:table-cell>
          <table:table-cell office:value-type="string">
            <text:p>T&amp;E Soft</text:p>
          </table:table-cell>
          <table:table-cell office:value-type="string">
            <text:p>Role-Playing</text:p>
          </table:table-cell>
          <table:table-cell office:value-type="float" office:value="2.1">
            <text:p>2.1</text:p>
          </table:table-cell>
          <table:table-cell office:value-type="string">
            <text:p>1 Player</text:p>
          </table:table-cell>
          <table:table-cell office:value-type="string">
            <text:p>Virtual Hydlide is a 3D remake of the original Hydlide for the NES. You must defeat the evil demon Varalys, who turned a beautiful princess into three fairies. Before you confront the ultimate fiend, you must find the three fairies and restore the princess to her normal self by collecting three jewels.****You roam the 3D world of Hydlide, fighting monsters in real time, finding weapons and armor, descending into dungeons, hunting for treasure, and collecting points after defeating your foes, which you can then exchange for items. RPG elements are very slight, as you level up only after completing a portion of the game. You can also generate random maps by yourself and let the hero perform the same quest in your own world.</text:p>
          </table:table-cell>
          <table:table-cell table:style-name="Default"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Virtual Hydlide (USA)&quot;&gt; &lt;year&gt;1995&lt;/year&gt; &lt;rating&gt;ESRB - E (Everyone)&lt;/rating&gt; &lt;title&gt;Virtual Hydlide &lt;/title&gt; &lt;pub&gt;Atlus Software, Inc.&lt;/pub&gt; &lt;dev&gt;T&amp;E Soft&lt;/dev&gt; &lt;genre&gt;Role-Playing&lt;/genre&gt; &lt;score&gt;2.1&lt;/score&gt; &lt;player&gt;1 Player&lt;/player&gt; &lt;story&gt;Virtual Hydlide is a 3D remake of the original Hydlide for the NES. You must defeat the evil demon Varalys, who turned a beautiful princess into three fairies. Before you confront the ultimate fiend, you must find the three fairies and restore the princess to her normal self by collecting three jewels.****You roam the 3D world of Hydlide, fighting monsters in real time, finding weapons and armor, descending into dungeons, hunting for treasure, and collecting points after defeating your foes, which you can then exchange for items. RPG elements are very slight, as you level up only after completing a portion of the game. You can also generate random maps by yourself and let the hero perform the same quest in your own world.&lt;/story&gt; &lt;/game&gt;">
            <text:p>&lt;game name="Virtual Hydlide (USA)"&gt; &lt;year&gt;1995&lt;/year&gt; &lt;rating&gt;ESRB - E (Everyone)&lt;/rating&gt; &lt;title&gt;Virtual Hydlide &lt;/title&gt; &lt;pub&gt;Atlus Software, Inc.&lt;/pub&gt; &lt;dev&gt;T&amp;E Soft&lt;/dev&gt; &lt;genre&gt;Role-Playing&lt;/genre&gt; &lt;score&gt;2.1&lt;/score&gt; &lt;player&gt;1 Player&lt;/player&gt; &lt;story&gt;Virtual Hydlide is a 3D remake of the original Hydlide for the NES. You must defeat the evil demon Varalys, who turned a beautiful princess into three fairies. Before you confront the ultimate fiend, you must find the three fairies and restore the princess to her normal self by collecting three jewels.****You roam the 3D world of Hydlide, fighting monsters in real time, finding weapons and armor, descending into dungeons, hunting for treasure, and collecting points after defeating your foes, which you can then exchange for items. RPG elements are very slight, as you level up only after completing a portion of the game. You can also generate random maps by yourself and let the hero perform the same quest in your own world.&lt;/story&gt; &lt;/game&gt;</text:p>
          </table:table-cell>
          <table:table-cell table:number-columns-repeated="1013"/>
        </table:table-row>
        <table:table-row table:style-name="ro1">
          <table:table-cell office:value-type="string">
            <text:p>Virtual Open Tennis (USA)</text:p>
          </table:table-cell>
          <table:table-cell office:value-type="float" office:value="1995">
            <text:p>1995</text:p>
          </table:table-cell>
          <table:table-cell office:value-type="string">
            <text:p>ESRB - E (Everyone)</text:p>
          </table:table-cell>
          <table:table-cell office:value-type="string">
            <text:p>Virtual Open Tennis </text:p>
          </table:table-cell>
          <table:table-cell office:value-type="string">
            <text:p>Acclaim Entertainment, Inc.</text:p>
          </table:table-cell>
          <table:table-cell office:value-type="string">
            <text:p>Imagineer</text:p>
          </table:table-cell>
          <table:table-cell office:value-type="string">
            <text:p>Sports/Tennis</text:p>
          </table:table-cell>
          <table:table-cell office:value-type="float" office:value="3.5">
            <text:p>3.5</text:p>
          </table:table-cell>
          <table:table-cell office:value-type="string">
            <text:p>1-4 Players</text:p>
          </table:table-cell>
          <table:table-cell office:value-type="string">
            <text:p>One of only two tennis games released for the Saturn. Features include a 3 modes of play (tournament, exhibition and practice), 3 playing surfaces and 10 players.</text:p>
          </table:table-cell>
          <table:table-cell table:style-name="Default"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Virtual Open Tennis (USA)&quot;&gt; &lt;year&gt;1995&lt;/year&gt; &lt;rating&gt;ESRB - E (Everyone)&lt;/rating&gt; &lt;title&gt;Virtual Open Tennis &lt;/title&gt; &lt;pub&gt;Acclaim Entertainment, Inc.&lt;/pub&gt; &lt;dev&gt;Imagineer&lt;/dev&gt; &lt;genre&gt;Sports/Tennis&lt;/genre&gt; &lt;score&gt;3.5&lt;/score&gt; &lt;player&gt;1-4 Players&lt;/player&gt; &lt;story&gt;One of only two tennis games released for the Saturn. Features include a 3 modes of play (tournament, exhibition and practice), 3 playing surfaces and 10 players.&lt;/story&gt; &lt;/game&gt;">
            <text:p>&lt;game name="Virtual Open Tennis (USA)"&gt; &lt;year&gt;1995&lt;/year&gt; &lt;rating&gt;ESRB - E (Everyone)&lt;/rating&gt; &lt;title&gt;Virtual Open Tennis &lt;/title&gt; &lt;pub&gt;Acclaim Entertainment, Inc.&lt;/pub&gt; &lt;dev&gt;Imagineer&lt;/dev&gt; &lt;genre&gt;Sports/Tennis&lt;/genre&gt; &lt;score&gt;3.5&lt;/score&gt; &lt;player&gt;1-4 Players&lt;/player&gt; &lt;story&gt;One of only two tennis games released for the Saturn. Features include a 3 modes of play (tournament, exhibition and practice), 3 playing surfaces and 10 players.&lt;/story&gt; &lt;/game&gt;</text:p>
          </table:table-cell>
          <table:table-cell table:number-columns-repeated="1013"/>
        </table:table-row>
        <table:table-row table:style-name="ro1">
          <table:table-cell office:value-type="string">
            <text:p>Virtual-On - Cyber Troopers (USA)</text:p>
          </table:table-cell>
          <table:table-cell office:value-type="float" office:value="1996">
            <text:p>1996</text:p>
          </table:table-cell>
          <table:table-cell office:value-type="string">
            <text:p>ESRB - E (Everyone)</text:p>
          </table:table-cell>
          <table:table-cell office:value-type="string">
            <text:p>Virtual-On - Cyber Troopers </text:p>
          </table:table-cell>
          <table:table-cell office:value-type="string">
            <text:p>SEGA of America, Inc.</text:p>
          </table:table-cell>
          <table:table-cell office:value-type="string">
            <text:p>Sega</text:p>
          </table:table-cell>
          <table:table-cell office:value-type="string">
            <text:p>Fighter</text:p>
          </table:table-cell>
          <table:table-cell office:value-type="float" office:value="3.9">
            <text:p>3.9</text:p>
          </table:table-cell>
          <table:table-cell office:value-type="string">
            <text:p>1-2 Players</text:p>
          </table:table-cell>
          <table:table-cell office:value-type="string">
            <text:p>Get it on with Virtual On! The home port of Sega's arcade hit where you take control of gigantic, fully armored battle droids and duke it out against other droids in duel-like battles over a set of different arenas.****The game boasts 8 fully polygonal droids, each with his own strengths and weapondry and 10 different arenas with their own layout and traps. Proceed through the entire campaign via subjecting yourself to "virtual training" and then facing off for the real thing against the other computer controlled droids, or go against a human opponent in multiplayer combat over Lan, modem, serial link or the same computer with split screen display.</text:p>
          </table:table-cell>
          <table:table-cell table:style-name="Default"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Virtual-On - Cyber Troopers (USA)&quot;&gt; &lt;year&gt;1996&lt;/year&gt; &lt;rating&gt;ESRB - E (Everyone)&lt;/rating&gt; &lt;title&gt;Virtual-On - Cyber Troopers &lt;/title&gt; &lt;pub&gt;SEGA of America, Inc.&lt;/pub&gt; &lt;dev&gt;Sega&lt;/dev&gt; &lt;genre&gt;Fighter&lt;/genre&gt; &lt;score&gt;3.9&lt;/score&gt; &lt;player&gt;1-2 Players&lt;/player&gt; &lt;story&gt;Get it on with Virtual On! The home port of Sega's arcade hit where you take control of gigantic, fully armored battle droids and duke it out against other droids in duel-like battles over a set of different arenas.****The game boasts 8 fully polygonal droids, each with his own strengths and weapondry and 10 different arenas with their own layout and traps. Proceed through the entire campaign via subjecting yourself to &quot;virtual training&quot; and then facing off for the real thing against the other computer controlled droids, or go against a human opponent in multiplayer combat over Lan, modem, serial link or the same computer with split screen display.&lt;/story&gt; &lt;/game&gt;">
            <text:p>&lt;game name="Virtual-On - Cyber Troopers (USA)"&gt; &lt;year&gt;1996&lt;/year&gt; &lt;rating&gt;ESRB - E (Everyone)&lt;/rating&gt; &lt;title&gt;Virtual-On - Cyber Troopers &lt;/title&gt; &lt;pub&gt;SEGA of America, Inc.&lt;/pub&gt; &lt;dev&gt;Sega&lt;/dev&gt; &lt;genre&gt;Fighter&lt;/genre&gt; &lt;score&gt;3.9&lt;/score&gt; &lt;player&gt;1-2 Players&lt;/player&gt; &lt;story&gt;Get it on with Virtual On! The home port of Sega's arcade hit where you take control of gigantic, fully armored battle droids and duke it out against other droids in duel-like battles over a set of different arenas.****The game boasts 8 fully polygonal droids, each with his own strengths and weapondry and 10 different arenas with their own layout and traps. Proceed through the entire campaign via subjecting yourself to "virtual training" and then facing off for the real thing against the other computer controlled droids, or go against a human opponent in multiplayer combat over Lan, modem, serial link or the same computer with split screen display.&lt;/story&gt; &lt;/game&gt;</text:p>
          </table:table-cell>
          <table:table-cell table:number-columns-repeated="1013"/>
        </table:table-row>
        <table:table-row table:style-name="ro1">
          <table:table-cell office:value-type="string">
            <text:p>VR Golf '97 (USA)</text:p>
          </table:table-cell>
          <table:table-cell office:value-type="float" office:value="1997">
            <text:p>1997</text:p>
          </table:table-cell>
          <table:table-cell office:value-type="string">
            <text:p>ESRB - E (Everyone)</text:p>
          </table:table-cell>
          <table:table-cell office:value-type="string">
            <text:p>VR Golf '97 </text:p>
          </table:table-cell>
          <table:table-cell office:value-type="string">
            <text:p>Interplay Productions, Inc.</text:p>
          </table:table-cell>
          <table:table-cell office:value-type="string">
            <text:p>Gremlin Interactive</text:p>
          </table:table-cell>
          <table:table-cell office:value-type="string">
            <text:p>Sports/Golf</text:p>
          </table:table-cell>
          <table:table-cell office:value-type="float" office:value="3.2">
            <text:p>3.2</text:p>
          </table:table-cell>
          <table:table-cell office:value-type="string">
            <text:p>1-4 Players</text:p>
          </table:table-cell>
          <table:table-cell office:value-type="string">
            <text:p>Actua Golf is a golf simulation with full 3D terrain and characters. It comes with two courses to play at (country and tropical), customizable characters and multi-view shot tracking and action replays.****Actua Golf uses similar game controls as older golf titles did. With a swing meter, where you have to time correctly to hit the ball right.****The game features two difficulties and various game modes such as foursome, four ball challenge and skins. ****Commentary in the game is provided by Tony Adamson, Pat O'Brien, and Peter Alliss.</text:p>
          </table:table-cell>
          <table:table-cell table:style-name="Default"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VR Golf '97 (USA)&quot;&gt; &lt;year&gt;1997&lt;/year&gt; &lt;rating&gt;ESRB - E (Everyone)&lt;/rating&gt; &lt;title&gt;VR Golf '97 &lt;/title&gt; &lt;pub&gt;Interplay Productions, Inc.&lt;/pub&gt; &lt;dev&gt;Gremlin Interactive&lt;/dev&gt; &lt;genre&gt;Sports/Golf&lt;/genre&gt; &lt;score&gt;3.2&lt;/score&gt; &lt;player&gt;1-4 Players&lt;/player&gt; &lt;story&gt;Actua Golf is a golf simulation with full 3D terrain and characters. It comes with two courses to play at (country and tropical), customizable characters and multi-view shot tracking and action replays.****Actua Golf uses similar game controls as older golf titles did. With a swing meter, where you have to time correctly to hit the ball right.****The game features two difficulties and various game modes such as foursome, four ball challenge and skins. ****Commentary in the game is provided by Tony Adamson, Pat O'Brien, and Peter Alliss.&lt;/story&gt; &lt;/game&gt;">
            <text:p>&lt;game name="VR Golf '97 (USA)"&gt; &lt;year&gt;1997&lt;/year&gt; &lt;rating&gt;ESRB - E (Everyone)&lt;/rating&gt; &lt;title&gt;VR Golf '97 &lt;/title&gt; &lt;pub&gt;Interplay Productions, Inc.&lt;/pub&gt; &lt;dev&gt;Gremlin Interactive&lt;/dev&gt; &lt;genre&gt;Sports/Golf&lt;/genre&gt; &lt;score&gt;3.2&lt;/score&gt; &lt;player&gt;1-4 Players&lt;/player&gt; &lt;story&gt;Actua Golf is a golf simulation with full 3D terrain and characters. It comes with two courses to play at (country and tropical), customizable characters and multi-view shot tracking and action replays.****Actua Golf uses similar game controls as older golf titles did. With a swing meter, where you have to time correctly to hit the ball right.****The game features two difficulties and various game modes such as foursome, four ball challenge and skins. ****Commentary in the game is provided by Tony Adamson, Pat O'Brien, and Peter Alliss.&lt;/story&gt; &lt;/game&gt;</text:p>
          </table:table-cell>
          <table:table-cell table:number-columns-repeated="1013"/>
        </table:table-row>
        <table:table-row table:style-name="ro1">
          <table:table-cell office:value-type="string">
            <text:p>VR Soccer (USA)</text:p>
          </table:table-cell>
          <table:table-cell office:value-type="float" office:value="1996">
            <text:p>1996</text:p>
          </table:table-cell>
          <table:table-cell office:value-type="string">
            <text:p>ESRB - E (Everyone)</text:p>
          </table:table-cell>
          <table:table-cell office:value-type="string">
            <text:p>VR Soccer </text:p>
          </table:table-cell>
          <table:table-cell office:value-type="string">
            <text:p>VR Sports</text:p>
          </table:table-cell>
          <table:table-cell office:value-type="string">
            <text:p>Gremlin Interactive</text:p>
          </table:table-cell>
          <table:table-cell office:value-type="string">
            <text:p>Sports/Soccer</text:p>
          </table:table-cell>
          <table:table-cell office:value-type="float" office:value="3.4">
            <text:p>3.4</text:p>
          </table:table-cell>
          <table:table-cell office:value-type="string">
            <text:p>1-2 Players</text:p>
          </table:table-cell>
          <table:table-cell office:value-type="string">
            <text:p>In 1995 the increased power of the new wave of systems made 3D football games a possibility several companies investigated. Most of the features people later took for granted in football games were pioneered, or at least fairly fresh, when they appeared in the first of the Actua Sports titles.****Multiple camera angles were available to view the full-3D action, with 3 Sheffield Wednesday FC players providing motion capture. 44 international squads of 22 players each were featured, each with 8 individual skill attributes. BBC commentator Barry Davies provided a full flowing commentary over the top. A full range of customised tournaments were available, as were multi-player options allowing for both same-system and networked play.</text:p>
          </table:table-cell>
          <table:table-cell table:style-name="Default"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VR Soccer (USA)&quot;&gt; &lt;year&gt;1996&lt;/year&gt; &lt;rating&gt;ESRB - E (Everyone)&lt;/rating&gt; &lt;title&gt;VR Soccer &lt;/title&gt; &lt;pub&gt;VR Sports&lt;/pub&gt; &lt;dev&gt;Gremlin Interactive&lt;/dev&gt; &lt;genre&gt;Sports/Soccer&lt;/genre&gt; &lt;score&gt;3.4&lt;/score&gt; &lt;player&gt;1-2 Players&lt;/player&gt; &lt;story&gt;In 1995 the increased power of the new wave of systems made 3D football games a possibility several companies investigated. Most of the features people later took for granted in football games were pioneered, or at least fairly fresh, when they appeared in the first of the Actua Sports titles.****Multiple camera angles were available to view the full-3D action, with 3 Sheffield Wednesday FC players providing motion capture. 44 international squads of 22 players each were featured, each with 8 individual skill attributes. BBC commentator Barry Davies provided a full flowing commentary over the top. A full range of customised tournaments were available, as were multi-player options allowing for both same-system and networked play.&lt;/story&gt; &lt;/game&gt;">
            <text:p>&lt;game name="VR Soccer (USA)"&gt; &lt;year&gt;1996&lt;/year&gt; &lt;rating&gt;ESRB - E (Everyone)&lt;/rating&gt; &lt;title&gt;VR Soccer &lt;/title&gt; &lt;pub&gt;VR Sports&lt;/pub&gt; &lt;dev&gt;Gremlin Interactive&lt;/dev&gt; &lt;genre&gt;Sports/Soccer&lt;/genre&gt; &lt;score&gt;3.4&lt;/score&gt; &lt;player&gt;1-2 Players&lt;/player&gt; &lt;story&gt;In 1995 the increased power of the new wave of systems made 3D football games a possibility several companies investigated. Most of the features people later took for granted in football games were pioneered, or at least fairly fresh, when they appeared in the first of the Actua Sports titles.****Multiple camera angles were available to view the full-3D action, with 3 Sheffield Wednesday FC players providing motion capture. 44 international squads of 22 players each were featured, each with 8 individual skill attributes. BBC commentator Barry Davies provided a full flowing commentary over the top. A full range of customised tournaments were available, as were multi-player options allowing for both same-system and networked play.&lt;/story&gt; &lt;/game&gt;</text:p>
          </table:table-cell>
          <table:table-cell table:number-columns-repeated="1013"/>
        </table:table-row>
        <table:table-row table:style-name="ro1">
          <table:table-cell office:value-type="string">
            <text:p>VR Virtua Racing (USA)</text:p>
          </table:table-cell>
          <table:table-cell office:value-type="float" office:value="1995">
            <text:p>1995</text:p>
          </table:table-cell>
          <table:table-cell office:value-type="string">
            <text:p>ESRB - E (Everyone)</text:p>
          </table:table-cell>
          <table:table-cell office:value-type="string">
            <text:p>VR Virtua Racing </text:p>
          </table:table-cell>
          <table:table-cell table:number-columns-repeated="2" office:value-type="string">
            <text:p>Time Warner Interactive</text:p>
          </table:table-cell>
          <table:table-cell office:value-type="string">
            <text:p>Driving</text:p>
          </table:table-cell>
          <table:table-cell office:value-type="float" office:value="3.6">
            <text:p>3.6</text:p>
          </table:table-cell>
          <table:table-cell office:value-type="string">
            <text:p>1-2 Players</text:p>
          </table:table-cell>
          <table:table-cell office:value-type="string">
            <text:p>Virtua Racing is a polygon-based racing game in which you must beat an opponent, who is either human or computer controlled. In the conversion to the Saturn, many new features were added:****1. 7 new tracks, which brings the total number of tracks in the game to 10.**2. 4 new cars, which brings the total number of cars in the game to 5. <text:s/>The new cars are a go-kart, a Porsche 911, an F-160 racer, and a GTP-class car.**3. A new Grand Prix mode. <text:s/>The Grand Prix mode is a career simulation. <text:s/>You must work your way up from one class of vehicle to next be accumulating points in a series of races.</text:p>
          </table:table-cell>
          <table:table-cell table:style-name="Default"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VR Virtua Racing (USA)&quot;&gt; &lt;year&gt;1995&lt;/year&gt; &lt;rating&gt;ESRB - E (Everyone)&lt;/rating&gt; &lt;title&gt;VR Virtua Racing &lt;/title&gt; &lt;pub&gt;Time Warner Interactive&lt;/pub&gt; &lt;dev&gt;Time Warner Interactive&lt;/dev&gt; &lt;genre&gt;Driving&lt;/genre&gt; &lt;score&gt;3.6&lt;/score&gt; &lt;player&gt;1-2 Players&lt;/player&gt; &lt;story&gt;Virtua Racing is a polygon-based racing game in which you must beat an opponent, who is either human or computer controlled. In the conversion to the Saturn, many new features were added:****1. 7 new tracks, which brings the total number of tracks in the game to 10.**2. 4 new cars, which brings the total number of cars in the game to 5.  The new cars are a go-kart, a Porsche 911, an F-160 racer, and a GTP-class car.**3. A new Grand Prix mode.  The Grand Prix mode is a career simulation.  You must work your way up from one class of vehicle to next be accumulating points in a series of races.&lt;/story&gt; &lt;/game&gt;">
            <text:p>&lt;game name="VR Virtua Racing (USA)"&gt; &lt;year&gt;1995&lt;/year&gt; &lt;rating&gt;ESRB - E (Everyone)&lt;/rating&gt; &lt;title&gt;VR Virtua Racing &lt;/title&gt; &lt;pub&gt;Time Warner Interactive&lt;/pub&gt; &lt;dev&gt;Time Warner Interactive&lt;/dev&gt; &lt;genre&gt;Driving&lt;/genre&gt; &lt;score&gt;3.6&lt;/score&gt; &lt;player&gt;1-2 Players&lt;/player&gt; &lt;story&gt;Virtua Racing is a polygon-based racing game in which you must beat an opponent, who is either human or computer controlled. In the conversion to the Saturn, many new features were added:****1. 7 new tracks, which brings the total number of tracks in the game to 10.**2. 4 new cars, which brings the total number of cars in the game to 5. <text:s/>The new cars are a go-kart, a Porsche 911, an F-160 racer, and a GTP-class car.**3. A new Grand Prix mode. <text:s/>The Grand Prix mode is a career simulation. <text:s/>You must work your way up from one class of vehicle to next be accumulating points in a series of races.&lt;/story&gt; &lt;/game&gt;</text:p>
          </table:table-cell>
          <table:table-cell table:number-columns-repeated="1013"/>
        </table:table-row>
        <table:table-row table:style-name="ro1">
          <table:table-cell office:value-type="string">
            <text:p>WarCraft II - The Dark Saga (USA)</text:p>
          </table:table-cell>
          <table:table-cell office:value-type="float" office:value="1997">
            <text:p>1997</text:p>
          </table:table-cell>
          <table:table-cell office:value-type="string">
            <text:p>ESRB - T (Teen)</text:p>
          </table:table-cell>
          <table:table-cell office:value-type="string">
            <text:p>WarCraft II - The Dark Saga </text:p>
          </table:table-cell>
          <table:table-cell office:value-type="string">
            <text:p>Electronic Arts, Inc.</text:p>
          </table:table-cell>
          <table:table-cell office:value-type="string">
            <text:p>Blizzard Entertainment</text:p>
          </table:table-cell>
          <table:table-cell office:value-type="string">
            <text:p>Strategy</text:p>
          </table:table-cell>
          <table:table-cell office:value-type="float" office:value="3.6">
            <text:p>3.6</text:p>
          </table:table-cell>
          <table:table-cell office:value-type="string">
            <text:p>1 Player</text:p>
          </table:table-cell>
          <table:table-cell office:value-type="string">
            <text:p>Electronic Arts brings Blizzard's best-selling strategy game to the PlayStation and Saturn in this release. <text:s/>They've combined all the missions from Warcraft II: Tides of Darkness and its expansion pack, Beyond the Dark Portal, into one package. <text:s/>****You take charge of either the humans and elves or the orcish hordes for control of the lands of Azeroth. <text:s/>Eventually you work through the dark portal and into the orcs homeland. <text:s/>You take charge of either side as you work through more than 20 missions per side in the fight for survival.****New features for the console release include an auto-build option, where you can set a queue of units to be produced and the ability to select sixteen units at a time instead of the PC's nine.</text:p>
          </table:table-cell>
          <table:table-cell table:style-name="Default"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WarCraft II - The Dark Saga (USA)&quot;&gt; &lt;year&gt;1997&lt;/year&gt; &lt;rating&gt;ESRB - T (Teen)&lt;/rating&gt; &lt;title&gt;WarCraft II - The Dark Saga &lt;/title&gt; &lt;pub&gt;Electronic Arts, Inc.&lt;/pub&gt; &lt;dev&gt;Blizzard Entertainment&lt;/dev&gt; &lt;genre&gt;Strategy&lt;/genre&gt; &lt;score&gt;3.6&lt;/score&gt; &lt;player&gt;1 Player&lt;/player&gt; &lt;story&gt;Electronic Arts brings Blizzard's best-selling strategy game to the PlayStation and Saturn in this release.  They've combined all the missions from Warcraft II: Tides of Darkness and its expansion pack, Beyond the Dark Portal, into one package.  ****You take charge of either the humans and elves or the orcish hordes for control of the lands of Azeroth.  Eventually you work through the dark portal and into the orcs homeland.  You take charge of either side as you work through more than 20 missions per side in the fight for survival.****New features for the console release include an auto-build option, where you can set a queue of units to be produced and the ability to select sixteen units at a time instead of the PC's nine.&lt;/story&gt; &lt;/game&gt;">
            <text:p>&lt;game name="WarCraft II - The Dark Saga (USA)"&gt; &lt;year&gt;1997&lt;/year&gt; &lt;rating&gt;ESRB - T (Teen)&lt;/rating&gt; &lt;title&gt;WarCraft II - The Dark Saga &lt;/title&gt; &lt;pub&gt;Electronic Arts, Inc.&lt;/pub&gt; &lt;dev&gt;Blizzard Entertainment&lt;/dev&gt; &lt;genre&gt;Strategy&lt;/genre&gt; &lt;score&gt;3.6&lt;/score&gt; &lt;player&gt;1 Player&lt;/player&gt; &lt;story&gt;Electronic Arts brings Blizzard's best-selling strategy game to the PlayStation and Saturn in this release. <text:s/>They've combined all the missions from Warcraft II: Tides of Darkness and its expansion pack, Beyond the Dark Portal, into one package. <text:s/>****You take charge of either the humans and elves or the orcish hordes for control of the lands of Azeroth. <text:s/>Eventually you work through the dark portal and into the orcs homeland. <text:s/>You take charge of either side as you work through more than 20 missions per side in the fight for survival.****New features for the console release include an auto-build option, where you can set a queue of units to be produced and the ability to select sixteen units at a time instead of the PC's nine.&lt;/story&gt; &lt;/game&gt;</text:p>
          </table:table-cell>
          <table:table-cell table:number-columns-repeated="1013"/>
        </table:table-row>
        <table:table-row table:style-name="ro1">
          <table:table-cell office:value-type="string">
            <text:p>Whizz (Europe)</text:p>
          </table:table-cell>
          <table:table-cell office:value-type="float" office:value="1997">
            <text:p>1997</text:p>
          </table:table-cell>
          <table:table-cell office:value-type="string">
            <text:p>ESRB - E (Everyone)</text:p>
          </table:table-cell>
          <table:table-cell office:value-type="string">
            <text:p>Whizz </text:p>
          </table:table-cell>
          <table:table-cell office:value-type="string">
            <text:p>Konami Deutschland GmbH</text:p>
          </table:table-cell>
          <table:table-cell office:value-type="string">
            <text:p>Flair Software Ltd.</text:p>
          </table:table-cell>
          <table:table-cell office:value-type="string">
            <text:p>Action</text:p>
          </table:table-cell>
          <table:table-cell office:value-type="string">
            <text:p>3.0</text:p>
          </table:table-cell>
          <table:table-cell office:value-type="string">
            <text:p>1 Player</text:p>
          </table:table-cell>
          <table:table-cell office:value-type="string">
            <text:p>Whizz is one of the few 3D platformers to use an isometric viewpoint. The controls reflect this, with moving the controller to the right actually moving the character down and right, moving it down and right moving the character down directly, and so on. Each level is played out against a time limit, and the paths through the level aren’t always clear-cut. There are four different types of doors, each of which needs a particular icon to pass (the icons represent the door type, such as ice or bricks, rather than hot water or a key, or anything you’d logically expect to clear the path). You can avoid the baddies, which may be the best option, as killing them costs you some energy –this reduces the significance of the points system.</text:p>
          </table:table-cell>
          <table:table-cell table:style-name="Default"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Whizz (Europe)&quot;&gt; &lt;year&gt;1997&lt;/year&gt; &lt;rating&gt;ESRB - E (Everyone)&lt;/rating&gt; &lt;title&gt;Whizz &lt;/title&gt; &lt;pub&gt;Konami Deutschland GmbH&lt;/pub&gt; &lt;dev&gt;Flair Software Ltd.&lt;/dev&gt; &lt;genre&gt;Action&lt;/genre&gt; &lt;score&gt;3.0&lt;/score&gt; &lt;player&gt;1 Player&lt;/player&gt; &lt;story&gt;Whizz is one of the few 3D platformers to use an isometric viewpoint. The controls reflect this, with moving the controller to the right actually moving the character down and right, moving it down and right moving the character down directly, and so on. Each level is played out against a time limit, and the paths through the level aren’t always clear-cut. There are four different types of doors, each of which needs a particular icon to pass (the icons represent the door type, such as ice or bricks, rather than hot water or a key, or anything you’d logically expect to clear the path). You can avoid the baddies, which may be the best option, as killing them costs you some energy –this reduces the significance of the points system.&lt;/story&gt; &lt;/game&gt;">
            <text:p>&lt;game name="Whizz (Europe)"&gt; &lt;year&gt;1997&lt;/year&gt; &lt;rating&gt;ESRB - E (Everyone)&lt;/rating&gt; &lt;title&gt;Whizz &lt;/title&gt; &lt;pub&gt;Konami Deutschland GmbH&lt;/pub&gt; &lt;dev&gt;Flair Software Ltd.&lt;/dev&gt; &lt;genre&gt;Action&lt;/genre&gt; &lt;score&gt;3.0&lt;/score&gt; &lt;player&gt;1 Player&lt;/player&gt; &lt;story&gt;Whizz is one of the few 3D platformers to use an isometric viewpoint. The controls reflect this, with moving the controller to the right actually moving the character down and right, moving it down and right moving the character down directly, and so on. Each level is played out against a time limit, and the paths through the level aren’t always clear-cut. There are four different types of doors, each of which needs a particular icon to pass (the icons represent the door type, such as ice or bricks, rather than hot water or a key, or anything you’d logically expect to clear the path). You can avoid the baddies, which may be the best option, as killing them costs you some energy –this reduces the significance of the points system.&lt;/story&gt; &lt;/game&gt;</text:p>
          </table:table-cell>
          <table:table-cell table:number-columns-repeated="1013"/>
        </table:table-row>
        <table:table-row table:style-name="ro1">
          <table:table-cell office:value-type="string">
            <text:p>Wing Arms (USA)</text:p>
          </table:table-cell>
          <table:table-cell office:value-type="float" office:value="1995">
            <text:p>1995</text:p>
          </table:table-cell>
          <table:table-cell office:value-type="string">
            <text:p>ESRB - E (Everyone)</text:p>
          </table:table-cell>
          <table:table-cell office:value-type="string">
            <text:p>Wing Arms </text:p>
          </table:table-cell>
          <table:table-cell office:value-type="string">
            <text:p>SEGA of America, Inc.</text:p>
          </table:table-cell>
          <table:table-cell office:value-type="string">
            <text:p>Sega</text:p>
          </table:table-cell>
          <table:table-cell office:value-type="string">
            <text:p>Flying</text:p>
          </table:table-cell>
          <table:table-cell office:value-type="float" office:value="3.6">
            <text:p>3.6</text:p>
          </table:table-cell>
          <table:table-cell office:value-type="string">
            <text:p>1 Player</text:p>
          </table:table-cell>
          <table:table-cell office:value-type="string">
            <text:p>Wing Arms is action/shooter starring airplanes mainly from the WW2 era. There is very little simulation here as you shoot your way through levels where usually your mission is to shoot everyone, or to bomb certain targets. Night missions add to the variety. Gameplay is similar to the Wing Commander series, and is intended to be easy to play but hard to master.</text:p>
          </table:table-cell>
          <table:table-cell table:style-name="Default"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Wing Arms (USA)&quot;&gt; &lt;year&gt;1995&lt;/year&gt; &lt;rating&gt;ESRB - E (Everyone)&lt;/rating&gt; &lt;title&gt;Wing Arms &lt;/title&gt; &lt;pub&gt;SEGA of America, Inc.&lt;/pub&gt; &lt;dev&gt;Sega&lt;/dev&gt; &lt;genre&gt;Flying&lt;/genre&gt; &lt;score&gt;3.6&lt;/score&gt; &lt;player&gt;1 Player&lt;/player&gt; &lt;story&gt;Wing Arms is action/shooter starring airplanes mainly from the WW2 era. There is very little simulation here as you shoot your way through levels where usually your mission is to shoot everyone, or to bomb certain targets. Night missions add to the variety. Gameplay is similar to the Wing Commander series, and is intended to be easy to play but hard to master.&lt;/story&gt; &lt;/game&gt;">
            <text:p>&lt;game name="Wing Arms (USA)"&gt; &lt;year&gt;1995&lt;/year&gt; &lt;rating&gt;ESRB - E (Everyone)&lt;/rating&gt; &lt;title&gt;Wing Arms &lt;/title&gt; &lt;pub&gt;SEGA of America, Inc.&lt;/pub&gt; &lt;dev&gt;Sega&lt;/dev&gt; &lt;genre&gt;Flying&lt;/genre&gt; &lt;score&gt;3.6&lt;/score&gt; &lt;player&gt;1 Player&lt;/player&gt; &lt;story&gt;Wing Arms is action/shooter starring airplanes mainly from the WW2 era. There is very little simulation here as you shoot your way through levels where usually your mission is to shoot everyone, or to bomb certain targets. Night missions add to the variety. Gameplay is similar to the Wing Commander series, and is intended to be easy to play but hard to master.&lt;/story&gt; &lt;/game&gt;</text:p>
          </table:table-cell>
          <table:table-cell table:number-columns-repeated="1013"/>
        </table:table-row>
        <table:table-row table:style-name="ro1">
          <table:table-cell office:value-type="string">
            <text:p>Winning Post (USA)</text:p>
          </table:table-cell>
          <table:table-cell office:value-type="float" office:value="1998">
            <text:p>1998</text:p>
          </table:table-cell>
          <table:table-cell office:value-type="string">
            <text:p>ESRB - E (Everyone)</text:p>
          </table:table-cell>
          <table:table-cell office:value-type="string">
            <text:p>Winning Post </text:p>
          </table:table-cell>
          <table:table-cell office:value-type="string">
            <text:p>KOEI Corporation</text:p>
          </table:table-cell>
          <table:table-cell office:value-type="string">
            <text:p>Koei</text:p>
          </table:table-cell>
          <table:table-cell office:value-type="string">
            <text:p>Sports/Horse Racing</text:p>
          </table:table-cell>
          <table:table-cell office:value-type="float" office:value="3.9">
            <text:p>3.9</text:p>
          </table:table-cell>
          <table:table-cell office:value-type="string">
            <text:p>1 Player</text:p>
          </table:table-cell>
          <table:table-cell office:value-type="string">
            <text:p>Winning Post lets the player take control of a stable of horse, breeding and training them for the ultimate goal, to win the French Grand Prix.****The player can hire breeders, trainers and jockeys and race in over 240 different races to earn more money to buy even better personnel and breed faster and stronger horses as well as keeping their horses healthy. <text:s/>Players can also bet on races as well.****The gameplay consists of choosing options before races, such as choosing which horses to train and what regiment they undertake, view stats, hire personnel and place bets. <text:s/>However the player has no controls over races and cannot participate and only view as a spectator.</text:p>
          </table:table-cell>
          <table:table-cell table:style-name="Default"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Winning Post (USA)&quot;&gt; &lt;year&gt;1998&lt;/year&gt; &lt;rating&gt;ESRB - E (Everyone)&lt;/rating&gt; &lt;title&gt;Winning Post &lt;/title&gt; &lt;pub&gt;KOEI Corporation&lt;/pub&gt; &lt;dev&gt;Koei&lt;/dev&gt; &lt;genre&gt;Sports/Horse Racing&lt;/genre&gt; &lt;score&gt;3.9&lt;/score&gt; &lt;player&gt;1 Player&lt;/player&gt; &lt;story&gt;Winning Post lets the player take control of a stable of horse, breeding and training them for the ultimate goal, to win the French Grand Prix.****The player can hire breeders, trainers and jockeys and race in over 240 different races to earn more money to buy even better personnel and breed faster and stronger horses as well as keeping their horses healthy.  Players can also bet on races as well.****The gameplay consists of choosing options before races, such as choosing which horses to train and what regiment they undertake, view stats, hire personnel and place bets.  However the player has no controls over races and cannot participate and only view as a spectator.&lt;/story&gt; &lt;/game&gt;">
            <text:p>&lt;game name="Winning Post (USA)"&gt; &lt;year&gt;1998&lt;/year&gt; &lt;rating&gt;ESRB - E (Everyone)&lt;/rating&gt; &lt;title&gt;Winning Post &lt;/title&gt; &lt;pub&gt;KOEI Corporation&lt;/pub&gt; &lt;dev&gt;Koei&lt;/dev&gt; &lt;genre&gt;Sports/Horse Racing&lt;/genre&gt; &lt;score&gt;3.9&lt;/score&gt; &lt;player&gt;1 Player&lt;/player&gt; &lt;story&gt;Winning Post lets the player take control of a stable of horse, breeding and training them for the ultimate goal, to win the French Grand Prix.****The player can hire breeders, trainers and jockeys and race in over 240 different races to earn more money to buy even better personnel and breed faster and stronger horses as well as keeping their horses healthy. <text:s/>Players can also bet on races as well.****The gameplay consists of choosing options before races, such as choosing which horses to train and what regiment they undertake, view stats, hire personnel and place bets. <text:s/>However the player has no controls over races and cannot participate and only view as a spectator.&lt;/story&gt; &lt;/game&gt;</text:p>
          </table:table-cell>
          <table:table-cell table:number-columns-repeated="1013"/>
        </table:table-row>
        <table:table-row table:style-name="ro1">
          <table:table-cell office:value-type="string">
            <text:p>Winter Heat (USA)</text:p>
          </table:table-cell>
          <table:table-cell office:value-type="float" office:value="1998">
            <text:p>1998</text:p>
          </table:table-cell>
          <table:table-cell office:value-type="string">
            <text:p>ESRB - E (Everyone)</text:p>
          </table:table-cell>
          <table:table-cell office:value-type="string">
            <text:p>Winter Heat </text:p>
          </table:table-cell>
          <table:table-cell office:value-type="string">
            <text:p>Sega AM3 R&amp;D Division</text:p>
          </table:table-cell>
          <table:table-cell office:value-type="string">
            <text:p>Sega</text:p>
          </table:table-cell>
          <table:table-cell office:value-type="string">
            <text:p>Sports/Skiing</text:p>
          </table:table-cell>
          <table:table-cell office:value-type="float" office:value="3.2">
            <text:p>3.2</text:p>
          </table:table-cell>
          <table:table-cell office:value-type="string">
            <text:p>1-4 Players</text:p>
          </table:table-cell>
          <table:table-cell office:value-type="string">
            <text:p>Winter Heat is the home conversion of the DecAthlete (also known as Athlete Kings) sequel, replacing decathlon by Winter sports. Competition (in Arcade, Saturn or Practice modes) includes 11 events featuring eight athletes of different nationalities - Li Huang, Karl Vain, Joe Kudou, Ellen Reggiani, Aleksei Rigel and Rick Blade are joined by B.B. (replacing Jef Jansens, who appears as a secret athlete) and Johann Stensen (instead of Femi Kadiena). ****The game is a typical Winter-sports game, in the line of those released by Epyx but with a more arcade feel. The events include:****1. Speed Skiing: A simple dashing event where the goal is to descend the hill as fast as possible (in speeds over 200 km/h). Action is reduced to mash the button to gain speed.****2. Ski Jumping: Composed by four parts: The run up (mash the button to gain speed), the jump (selecting the angle), the flight (mash the button to gain extra length) and the landing (pressing the action button too early will lose valuable meters, too late will cost the jump).****3. Downhill: A simplified version of the real downhill event. It's impossible to miss the gates, and the challenge is to get a strong start-up, keep a straight path not losing speed hitting the fences and hitting the action button to jump hills perfectly.****4. Short Track Speed Skating: A straightforward event where the directional pad controls the direction of the athlete along the speed button to control the pace. As the event runs for over 40 seconds, it's possible to hold second position, making the opponent cut air resistance which allows the player to reach fastest speeds with less button presses.****5. Skeleton: The first event in the ice tunnels, it requires a fast run-up followed by a strong entrance in the tunnels. By pressing the action button it's possible to slow down the sled and make more controlled turns, or the athlete can fall from it, which not only loses time but also requires a small run-up.****6. Slalom: Just like the Downhill, it's impossible to miss a gate in the Slalom. After an initial sprint the player has to press the action button to approach each flag in the best way possible. Hitting the button too early or too late will make the athlete hit the flag, losing valuable time.****7. Aerial: An event similar to the Ski Jump. Instead of offering a "click-along" version, the player starts by setting the difficulty of the jump, and then three parts follow: in the run-up, the player sets the speed by mashing the speed button, followed by the jump which sets the strength (by pressing the action button) and when the athlete leaves the launch ramp, the player must mash the speed button once again to complete the jump. To complete a jump, the player must fill each section of the jump bar by making enough button presses****8. Bobsleigh: In all similar to the Skeleton, except there's no option to slow down.****9. Speed Skating: Another simple button-mashing event but with a twist: speed must be controlled on the turns, or the athlete will slip out losing a few seconds in the process. The speed can be controlled by a color graph above the power bar.****10. Snowboard: A mix between the Slalom and Downhill. There are several gates to be passed, plus two jumps. Unlike the other two events, it's possible to miss a gate, which carries a one second penalty for each missed.****11. Cross Country:** The stamina-influenced event. There's a long track with some hills that can be taken for advantage, as during downhill slopes it's possible to gain a lot of speed without losing stamina.</text:p>
          </table:table-cell>
          <table:table-cell table:style-name="Default"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Winter Heat (USA)&quot;&gt; &lt;year&gt;1998&lt;/year&gt; &lt;rating&gt;ESRB - E (Everyone)&lt;/rating&gt; &lt;title&gt;Winter Heat &lt;/title&gt; &lt;pub&gt;Sega AM3 R&amp;D Division&lt;/pub&gt; &lt;dev&gt;Sega&lt;/dev&gt; &lt;genre&gt;Sports/Skiing&lt;/genre&gt; &lt;score&gt;3.2&lt;/score&gt; &lt;player&gt;1-4 Players&lt;/player&gt; &lt;story&gt;Winter Heat is the home conversion of the DecAthlete (also known as Athlete Kings) sequel, replacing decathlon by Winter sports. Competition (in Arcade, Saturn or Practice modes) includes 11 events featuring eight athletes of different nationalities - Li Huang, Karl Vain, Joe Kudou, Ellen Reggiani, Aleksei Rigel and Rick Blade are joined by B.B. (replacing Jef Jansens, who appears as a secret athlete) and Johann Stensen (instead of Femi Kadiena). ****The game is a typical Winter-sports game, in the line of those released by Epyx but with a more arcade feel. The events include:****1. Speed Skiing: A simple dashing event where the goal is to descend the hill as fast as possible (in speeds over 200 km/h). Action is reduced to mash the button to gain speed.****2. Ski Jumping: Composed by four parts: The run up (mash the button to gain speed), the jump (selecting the angle), the flight (mash the button to gain extra length) and the landing (pressing the action button too early will lose valuable meters, too late will cost the jump).****3. Downhill: A simplified version of the real downhill event. It's impossible to miss the gates, and the challenge is to get a strong start-up, keep a straight path not losing speed hitting the fences and hitting the action button to jump hills perfectly.****4. Short Track Speed Skating: A straightforward event where the directional pad controls the direction of the athlete along the speed button to control the pace. As the event runs for over 40 seconds, it's possible to hold second position, making the opponent cut air resistance which allows the player to reach fastest speeds with less button presses.****5. Skeleton: The first event in the ice tunnels, it requires a fast run-up followed by a strong entrance in the tunnels. By pressing the action button it's possible to slow down the sled and make more controlled turns, or the athlete can fall from it, which not only loses time but also requires a small run-up.****6. Slalom: Just like the Downhill, it's impossible to miss a gate in the Slalom. After an initial sprint the player has to press the action button to approach each flag in the best way possible. Hitting the button too early or too late will make the athlete hit the flag, losing valuable time.****7. Aerial: An event similar to the Ski Jump. Instead of offering a &quot;click-along&quot; version, the player starts by setting the difficulty of the jump, and then three parts follow: in the run-up, the player sets the speed by mashing the speed button, followed by the jump which sets the strength (by pressing the action button) and when the athlete leaves the launch ramp, the player must mash the speed button once again to complete the jump. To complete a jump, the player must fill each section of the jump bar by making enough button presses****8. Bobsleigh: In all similar to the Skeleton, except there's no option to slow down.****9. Speed Skating: Another simple button-mashing event but with a twist: speed must be controlled on the turns, or the athlete will slip out losing a few seconds in the process. The speed can be controlled by a color graph above the power bar.****10. Snowboard: A mix between the Slalom and Downhill. There are several gates to be passed, plus two jumps. Unlike the other two events, it's possible to miss a gate, which carries a one second penalty for each missed.****11. Cross Country:** The stamina-influenced event. There's a long track with some hills that can be taken for advantage, as during downhill slopes it's possible to gain a lot of speed without losing stamina.&lt;/story&gt; &lt;/game&gt;">
            <text:p>&lt;game name="Winter Heat (USA)"&gt; &lt;year&gt;1998&lt;/year&gt; &lt;rating&gt;ESRB - E (Everyone)&lt;/rating&gt; &lt;title&gt;Winter Heat &lt;/title&gt; &lt;pub&gt;Sega AM3 R&amp;D Division&lt;/pub&gt; &lt;dev&gt;Sega&lt;/dev&gt; &lt;genre&gt;Sports/Skiing&lt;/genre&gt; &lt;score&gt;3.2&lt;/score&gt; &lt;player&gt;1-4 Players&lt;/player&gt; &lt;story&gt;Winter Heat is the home conversion of the DecAthlete (also known as Athlete Kings) sequel, replacing decathlon by Winter sports. Competition (in Arcade, Saturn or Practice modes) includes 11 events featuring eight athletes of different nationalities - Li Huang, Karl Vain, Joe Kudou, Ellen Reggiani, Aleksei Rigel and Rick Blade are joined by B.B. (replacing Jef Jansens, who appears as a secret athlete) and Johann Stensen (instead of Femi Kadiena). ****The game is a typical Winter-sports game, in the line of those released by Epyx but with a more arcade feel. The events include:****1. Speed Skiing: A simple dashing event where the goal is to descend the hill as fast as possible (in speeds over 200 km/h). Action is reduced to mash the button to gain speed.****2. Ski Jumping: Composed by four parts: The run up (mash the button to gain speed), the jump (selecting the angle), the flight (mash the button to gain extra length) and the landing (pressing the action button too early will lose valuable meters, too late will cost the jump).****3. Downhill: A simplified version of the real downhill event. It's impossible to miss the gates, and the challenge is to get a strong start-up, keep a straight path not losing speed hitting the fences and hitting the action button to jump hills perfectly.****4. Short Track Speed Skating: A straightforward event where the directional pad controls the direction of the athlete along the speed button to control the pace. As the event runs for over 40 seconds, it's possible to hold second position, making the opponent cut air resistance which allows the player to reach fastest speeds with less button presses.****5. Skeleton: The first event in the ice tunnels, it requires a fast run-up followed by a strong entrance in the tunnels. By pressing the action button it's possible to slow down the sled and make more controlled turns, or the athlete can fall from it, which not only loses time but also requires a small run-up.****6. Slalom: Just like the Downhill, it's impossible to miss a gate in the Slalom. After an initial sprint the player has to press the action button to approach each flag in the best way possible. Hitting the button too early or too late will make the athlete hit the flag, losing valuable time.****7. Aerial: An event similar to the Ski Jump. Instead of offering a "click-along" version, the player starts by setting the difficulty of the jump, and then three parts follow: in the run-up, the player sets the speed by mashing the speed button, followed by the jump which sets the strength (by pressing the action button) and when the athlete leaves the launch ramp, the player must mash the speed button once again to complete the jump. To complete a jump, the player must fill each section of the jump bar by making enough button presses****8. Bobsleigh: In all similar to the Skeleton, except there's no option to slow down.****9. Speed Skating: Another simple button-mashing event but with a twist: speed must be controlled on the turns, or the athlete will slip out losing a few seconds in the process. The speed can be controlled by a color graph above the power bar.****10. Snowboard: A mix between the Slalom and Downhill. There are several gates to be passed, plus two jumps. Unlike the other two events, it's possible to miss a gate, which carries a one second penalty for each missed.****11. Cross Country:** The stamina-influenced event. There's a long track with some hills that can be taken for advantage, as during downhill slopes it's possible to gain a lot of speed without losing stamina.&lt;/story&gt; &lt;/game&gt;</text:p>
          </table:table-cell>
          <table:table-cell table:number-columns-repeated="1013"/>
        </table:table-row>
        <table:table-row table:style-name="ro1">
          <table:table-cell office:value-type="string">
            <text:p>WipEout (USA)</text:p>
          </table:table-cell>
          <table:table-cell office:value-type="float" office:value="1996">
            <text:p>1996</text:p>
          </table:table-cell>
          <table:table-cell office:value-type="string">
            <text:p>ESRB - E (Everyone)</text:p>
          </table:table-cell>
          <table:table-cell office:value-type="string">
            <text:p>WipEout </text:p>
          </table:table-cell>
          <table:table-cell office:value-type="string">
            <text:p>Psygnosis Limited</text:p>
          </table:table-cell>
          <table:table-cell office:value-type="string">
            <text:p>Psygnosis</text:p>
          </table:table-cell>
          <table:table-cell office:value-type="string">
            <text:p>Driving</text:p>
          </table:table-cell>
          <table:table-cell office:value-type="float" office:value="3.7">
            <text:p>3.7</text:p>
          </table:table-cell>
          <table:table-cell office:value-type="string">
            <text:p>1 Player</text:p>
          </table:table-cell>
          <table:table-cell office:value-type="string">
            <text:p>Wipeout is a futuristic racing game set in the year 2052. Racing for one of four teams, the player competes in the F3600 Anti-Gravity Racing League on six tracks. Each team's hovercraft racer has different ratings in speed, acceleration and turning. In addition to high-speed racing, there is also shooting in the game, with different weapon pickups like rockets and mines available, useful for slowing one's opponents down. Shields can also be picked up and can block the weapons' effects.****There are championship, single race and time trial modes. Winning the championship in the regular Venom class unlocks the Rapier class, where the craft are faster and the tracks have slightly different looks.****There is also a two-player mode where two opponents can race and shoot at each other.</text:p>
          </table:table-cell>
          <table:table-cell table:style-name="Default"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WipEout (USA)&quot;&gt; &lt;year&gt;1996&lt;/year&gt; &lt;rating&gt;ESRB - E (Everyone)&lt;/rating&gt; &lt;title&gt;WipEout &lt;/title&gt; &lt;pub&gt;Psygnosis Limited&lt;/pub&gt; &lt;dev&gt;Psygnosis&lt;/dev&gt; &lt;genre&gt;Driving&lt;/genre&gt; &lt;score&gt;3.7&lt;/score&gt; &lt;player&gt;1 Player&lt;/player&gt; &lt;story&gt;Wipeout is a futuristic racing game set in the year 2052. Racing for one of four teams, the player competes in the F3600 Anti-Gravity Racing League on six tracks. Each team's hovercraft racer has different ratings in speed, acceleration and turning. In addition to high-speed racing, there is also shooting in the game, with different weapon pickups like rockets and mines available, useful for slowing one's opponents down. Shields can also be picked up and can block the weapons' effects.****There are championship, single race and time trial modes. Winning the championship in the regular Venom class unlocks the Rapier class, where the craft are faster and the tracks have slightly different looks.****There is also a two-player mode where two opponents can race and shoot at each other.&lt;/story&gt; &lt;/game&gt;">
            <text:p>&lt;game name="WipEout (USA)"&gt; &lt;year&gt;1996&lt;/year&gt; &lt;rating&gt;ESRB - E (Everyone)&lt;/rating&gt; &lt;title&gt;WipEout &lt;/title&gt; &lt;pub&gt;Psygnosis Limited&lt;/pub&gt; &lt;dev&gt;Psygnosis&lt;/dev&gt; &lt;genre&gt;Driving&lt;/genre&gt; &lt;score&gt;3.7&lt;/score&gt; &lt;player&gt;1 Player&lt;/player&gt; &lt;story&gt;Wipeout is a futuristic racing game set in the year 2052. Racing for one of four teams, the player competes in the F3600 Anti-Gravity Racing League on six tracks. Each team's hovercraft racer has different ratings in speed, acceleration and turning. In addition to high-speed racing, there is also shooting in the game, with different weapon pickups like rockets and mines available, useful for slowing one's opponents down. Shields can also be picked up and can block the weapons' effects.****There are championship, single race and time trial modes. Winning the championship in the regular Venom class unlocks the Rapier class, where the craft are faster and the tracks have slightly different looks.****There is also a two-player mode where two opponents can race and shoot at each other.&lt;/story&gt; &lt;/game&gt;</text:p>
          </table:table-cell>
          <table:table-cell table:number-columns-repeated="1013"/>
        </table:table-row>
        <table:table-row table:style-name="ro1">
          <table:table-cell office:value-type="string">
            <text:p>WipEout 2097 (Europe)</text:p>
          </table:table-cell>
          <table:table-cell office:value-type="float" office:value="1997">
            <text:p>1997</text:p>
          </table:table-cell>
          <table:table-cell office:value-type="string">
            <text:p>ESRB - E (Everyone)</text:p>
          </table:table-cell>
          <table:table-cell office:value-type="string">
            <text:p>WipEout 2097 </text:p>
          </table:table-cell>
          <table:table-cell office:value-type="string">
            <text:p>Psygnosis Limited</text:p>
          </table:table-cell>
          <table:table-cell office:value-type="string">
            <text:p>Psygnosis</text:p>
          </table:table-cell>
          <table:table-cell office:value-type="string">
            <text:p>Driving</text:p>
          </table:table-cell>
          <table:table-cell office:value-type="float" office:value="4.1">
            <text:p>4.1</text:p>
          </table:table-cell>
          <table:table-cell office:value-type="string">
            <text:p>1 Player</text:p>
          </table:table-cell>
          <table:table-cell office:value-type="string">
            <text:p>A breakneck speed racing game set in the year 2097 featuring anti-gravity hovercrafts. The vehicles can "pick up" weapons and power-ups by flying over the weapon grids marked on the track.</text:p>
          </table:table-cell>
          <table:table-cell table:style-name="Default"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WipEout 2097 (Europe)&quot;&gt; &lt;year&gt;1997&lt;/year&gt; &lt;rating&gt;ESRB - E (Everyone)&lt;/rating&gt; &lt;title&gt;WipEout 2097 &lt;/title&gt; &lt;pub&gt;Psygnosis Limited&lt;/pub&gt; &lt;dev&gt;Psygnosis&lt;/dev&gt; &lt;genre&gt;Driving&lt;/genre&gt; &lt;score&gt;4.1&lt;/score&gt; &lt;player&gt;1 Player&lt;/player&gt; &lt;story&gt;A breakneck speed racing game set in the year 2097 featuring anti-gravity hovercrafts. The vehicles can &quot;pick up&quot; weapons and power-ups by flying over the weapon grids marked on the track.&lt;/story&gt; &lt;/game&gt;">
            <text:p>&lt;game name="WipEout 2097 (Europe)"&gt; &lt;year&gt;1997&lt;/year&gt; &lt;rating&gt;ESRB - E (Everyone)&lt;/rating&gt; &lt;title&gt;WipEout 2097 &lt;/title&gt; &lt;pub&gt;Psygnosis Limited&lt;/pub&gt; &lt;dev&gt;Psygnosis&lt;/dev&gt; &lt;genre&gt;Driving&lt;/genre&gt; &lt;score&gt;4.1&lt;/score&gt; &lt;player&gt;1 Player&lt;/player&gt; &lt;story&gt;A breakneck speed racing game set in the year 2097 featuring anti-gravity hovercrafts. The vehicles can "pick up" weapons and power-ups by flying over the weapon grids marked on the track.&lt;/story&gt; &lt;/game&gt;</text:p>
          </table:table-cell>
          <table:table-cell table:number-columns-repeated="1013"/>
        </table:table-row>
        <table:table-row table:style-name="ro1">
          <table:table-cell office:value-type="string">
            <text:p>World Cup Golf - Professional Edition (USA)</text:p>
          </table:table-cell>
          <table:table-cell office:value-type="float" office:value="1996">
            <text:p>1996</text:p>
          </table:table-cell>
          <table:table-cell office:value-type="string">
            <text:p>ESRB - E (Everyone)</text:p>
          </table:table-cell>
          <table:table-cell office:value-type="string">
            <text:p>World Cup Golf - Professional Edition </text:p>
          </table:table-cell>
          <table:table-cell office:value-type="string">
            <text:p>U.S. Gold</text:p>
          </table:table-cell>
          <table:table-cell office:value-type="string">
            <text:p>Arc Developments</text:p>
          </table:table-cell>
          <table:table-cell office:value-type="string">
            <text:p>Sports/Golf</text:p>
          </table:table-cell>
          <table:table-cell office:value-type="string">
            <text:p>3.0</text:p>
          </table:table-cell>
          <table:table-cell office:value-type="string">
            <text:p>1 Player</text:p>
          </table:table-cell>
          <table:table-cell office:value-type="string">
            <text:p>World Cup Golf takes the player to Puerto Rico's own Hyatt Dorado Beach Golf Course as they can choose from a bevy of fictional golfers or create their own in 18 rounds of golf. There are 15 types of tournaments to choose from including skins, medal and stableford to name a few. Players can also practice their swing on the driving range. Players can also customize weather conditions as well as choose from a plethora of camera shots including the "Ball Cam" that follows the ball to its location. Like many golf games, a meter is used to determine the accuracy and the power of the players swing and also features in-game commentary.</text:p>
          </table:table-cell>
          <table:table-cell table:style-name="Default"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World Cup Golf - Professional Edition (USA)&quot;&gt; &lt;year&gt;1996&lt;/year&gt; &lt;rating&gt;ESRB - E (Everyone)&lt;/rating&gt; &lt;title&gt;World Cup Golf - Professional Edition &lt;/title&gt; &lt;pub&gt;U.S. Gold&lt;/pub&gt; &lt;dev&gt;Arc Developments&lt;/dev&gt; &lt;genre&gt;Sports/Golf&lt;/genre&gt; &lt;score&gt;3.0&lt;/score&gt; &lt;player&gt;1 Player&lt;/player&gt; &lt;story&gt;World Cup Golf takes the player to Puerto Rico's own Hyatt Dorado Beach Golf Course as they can choose from a bevy of fictional golfers or create their own in 18 rounds of golf. There are 15 types of tournaments to choose from including skins, medal and stableford to name a few. Players can also practice their swing on the driving range. Players can also customize weather conditions as well as choose from a plethora of camera shots including the &quot;Ball Cam&quot; that follows the ball to its location. Like many golf games, a meter is used to determine the accuracy and the power of the players swing and also features in-game commentary.&lt;/story&gt; &lt;/game&gt;">
            <text:p>&lt;game name="World Cup Golf - Professional Edition (USA)"&gt; &lt;year&gt;1996&lt;/year&gt; &lt;rating&gt;ESRB - E (Everyone)&lt;/rating&gt; &lt;title&gt;World Cup Golf - Professional Edition &lt;/title&gt; &lt;pub&gt;U.S. Gold&lt;/pub&gt; &lt;dev&gt;Arc Developments&lt;/dev&gt; &lt;genre&gt;Sports/Golf&lt;/genre&gt; &lt;score&gt;3.0&lt;/score&gt; &lt;player&gt;1 Player&lt;/player&gt; &lt;story&gt;World Cup Golf takes the player to Puerto Rico's own Hyatt Dorado Beach Golf Course as they can choose from a bevy of fictional golfers or create their own in 18 rounds of golf. There are 15 types of tournaments to choose from including skins, medal and stableford to name a few. Players can also practice their swing on the driving range. Players can also customize weather conditions as well as choose from a plethora of camera shots including the "Ball Cam" that follows the ball to its location. Like many golf games, a meter is used to determine the accuracy and the power of the players swing and also features in-game commentary.&lt;/story&gt; &lt;/game&gt;</text:p>
          </table:table-cell>
          <table:table-cell table:number-columns-repeated="1013"/>
        </table:table-row>
        <table:table-row table:style-name="ro1">
          <table:table-cell office:value-type="string">
            <text:p>World League Soccer '98 (Europe)</text:p>
          </table:table-cell>
          <table:table-cell office:value-type="float" office:value="1998">
            <text:p>1998</text:p>
          </table:table-cell>
          <table:table-cell office:value-type="string">
            <text:p>ESRB - E (Everyone)</text:p>
          </table:table-cell>
          <table:table-cell office:value-type="string">
            <text:p>World League Soccer '98 </text:p>
          </table:table-cell>
          <table:table-cell office:value-type="string">
            <text:p>Eidos, Inc.</text:p>
          </table:table-cell>
          <table:table-cell office:value-type="string">
            <text:p>Silicon Dreams</text:p>
          </table:table-cell>
          <table:table-cell office:value-type="string">
            <text:p>Sports/Soccer</text:p>
          </table:table-cell>
          <table:table-cell office:value-type="string">
            <text:p>4.0</text:p>
          </table:table-cell>
          <table:table-cell office:value-type="string">
            <text:p>1-4 Players</text:p>
          </table:table-cell>
          <table:table-cell office:value-type="string">
            <text:p>In World League Soccer '98 the player is able to move, kick, chip, volley and perform advanced passing techniques; including one-twos, chip returns and swerved long-balls. You can also chest and head the ball with total control. Also, you can alter pitch type, weather conditions, even stadium design for increased realism.****There are 8 major European leagues plus the US and Japanese leagues, with 145 teams available to choose from, as well as International competitions which can be custom designed. Live commentary is provided by Peter Brackley and Ray Wilkins and Motion Capture by Les Ferdinand.</text:p>
          </table:table-cell>
          <table:table-cell table:style-name="Default"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World League Soccer '98 (Europe)&quot;&gt; &lt;year&gt;1998&lt;/year&gt; &lt;rating&gt;ESRB - E (Everyone)&lt;/rating&gt; &lt;title&gt;World League Soccer '98 &lt;/title&gt; &lt;pub&gt;Eidos, Inc.&lt;/pub&gt; &lt;dev&gt;Silicon Dreams&lt;/dev&gt; &lt;genre&gt;Sports/Soccer&lt;/genre&gt; &lt;score&gt;4.0&lt;/score&gt; &lt;player&gt;1-4 Players&lt;/player&gt; &lt;story&gt;In World League Soccer '98 the player is able to move, kick, chip, volley and perform advanced passing techniques; including one-twos, chip returns and swerved long-balls. You can also chest and head the ball with total control. Also, you can alter pitch type, weather conditions, even stadium design for increased realism.****There are 8 major European leagues plus the US and Japanese leagues, with 145 teams available to choose from, as well as International competitions which can be custom designed. Live commentary is provided by Peter Brackley and Ray Wilkins and Motion Capture by Les Ferdinand.&lt;/story&gt; &lt;/game&gt;">
            <text:p>&lt;game name="World League Soccer '98 (Europe)"&gt; &lt;year&gt;1998&lt;/year&gt; &lt;rating&gt;ESRB - E (Everyone)&lt;/rating&gt; &lt;title&gt;World League Soccer '98 &lt;/title&gt; &lt;pub&gt;Eidos, Inc.&lt;/pub&gt; &lt;dev&gt;Silicon Dreams&lt;/dev&gt; &lt;genre&gt;Sports/Soccer&lt;/genre&gt; &lt;score&gt;4.0&lt;/score&gt; &lt;player&gt;1-4 Players&lt;/player&gt; &lt;story&gt;In World League Soccer '98 the player is able to move, kick, chip, volley and perform advanced passing techniques; including one-twos, chip returns and swerved long-balls. You can also chest and head the ball with total control. Also, you can alter pitch type, weather conditions, even stadium design for increased realism.****There are 8 major European leagues plus the US and Japanese leagues, with 145 teams available to choose from, as well as International competitions which can be custom designed. Live commentary is provided by Peter Brackley and Ray Wilkins and Motion Capture by Les Ferdinand.&lt;/story&gt; &lt;/game&gt;</text:p>
          </table:table-cell>
          <table:table-cell table:number-columns-repeated="1013"/>
        </table:table-row>
        <table:table-row table:style-name="ro1">
          <table:table-cell office:value-type="string">
            <text:p>World Series Baseball '98 (USA)</text:p>
          </table:table-cell>
          <table:table-cell office:value-type="float" office:value="1997">
            <text:p>1997</text:p>
          </table:table-cell>
          <table:table-cell office:value-type="string">
            <text:p>ESRB - E (Everyone)</text:p>
          </table:table-cell>
          <table:table-cell office:value-type="string">
            <text:p>World Series Baseball '98 </text:p>
          </table:table-cell>
          <table:table-cell office:value-type="string">
            <text:p>SEGA of America, Inc.</text:p>
          </table:table-cell>
          <table:table-cell office:value-type="string">
            <text:p>Sega</text:p>
          </table:table-cell>
          <table:table-cell office:value-type="string">
            <text:p>Sports/Baseball</text:p>
          </table:table-cell>
          <table:table-cell office:value-type="float" office:value="3.9">
            <text:p>3.9</text:p>
          </table:table-cell>
          <table:table-cell office:value-type="string">
            <text:p>1-2 Players</text:p>
          </table:table-cell>
          <table:table-cell office:value-type="string">
            <text:p>Another of the long line of baseball games released that featured the full MLB license including 20 teams and 700 major players with updated rosters and schedules from the 1997 season. <text:s/>The standard modes also apply such as Exhibition, Season, Playoffs, etc.****It also features an updated graphic engines from its previous version, giving it a more realistic feel including animations of the major batters and pitches wind-ups and batting stances. <text:s/>There are also several camera angles to choose from including play-by-play commentary as well.</text:p>
          </table:table-cell>
          <table:table-cell table:style-name="Default"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World Series Baseball '98 (USA)&quot;&gt; &lt;year&gt;1997&lt;/year&gt; &lt;rating&gt;ESRB - E (Everyone)&lt;/rating&gt; &lt;title&gt;World Series Baseball '98 &lt;/title&gt; &lt;pub&gt;SEGA of America, Inc.&lt;/pub&gt; &lt;dev&gt;Sega&lt;/dev&gt; &lt;genre&gt;Sports/Baseball&lt;/genre&gt; &lt;score&gt;3.9&lt;/score&gt; &lt;player&gt;1-2 Players&lt;/player&gt; &lt;story&gt;Another of the long line of baseball games released that featured the full MLB license including 20 teams and 700 major players with updated rosters and schedules from the 1997 season.  The standard modes also apply such as Exhibition, Season, Playoffs, etc.****It also features an updated graphic engines from its previous version, giving it a more realistic feel including animations of the major batters and pitches wind-ups and batting stances.  There are also several camera angles to choose from including play-by-play commentary as well.&lt;/story&gt; &lt;/game&gt;">
            <text:p>&lt;game name="World Series Baseball '98 (USA)"&gt; &lt;year&gt;1997&lt;/year&gt; &lt;rating&gt;ESRB - E (Everyone)&lt;/rating&gt; &lt;title&gt;World Series Baseball '98 &lt;/title&gt; &lt;pub&gt;SEGA of America, Inc.&lt;/pub&gt; &lt;dev&gt;Sega&lt;/dev&gt; &lt;genre&gt;Sports/Baseball&lt;/genre&gt; &lt;score&gt;3.9&lt;/score&gt; &lt;player&gt;1-2 Players&lt;/player&gt; &lt;story&gt;Another of the long line of baseball games released that featured the full MLB license including 20 teams and 700 major players with updated rosters and schedules from the 1997 season. <text:s/>The standard modes also apply such as Exhibition, Season, Playoffs, etc.****It also features an updated graphic engines from its previous version, giving it a more realistic feel including animations of the major batters and pitches wind-ups and batting stances. <text:s/>There are also several camera angles to choose from including play-by-play commentary as well.&lt;/story&gt; &lt;/game&gt;</text:p>
          </table:table-cell>
          <table:table-cell table:number-columns-repeated="1013"/>
        </table:table-row>
        <table:table-row table:style-name="ro1">
          <table:table-cell office:value-type="string">
            <text:p>World Series Baseball (USA)</text:p>
          </table:table-cell>
          <table:table-cell office:value-type="float" office:value="1995">
            <text:p>1995</text:p>
          </table:table-cell>
          <table:table-cell office:value-type="string">
            <text:p>ESRB - E (Everyone)</text:p>
          </table:table-cell>
          <table:table-cell office:value-type="string">
            <text:p>World Series Baseball </text:p>
          </table:table-cell>
          <table:table-cell office:value-type="string">
            <text:p>SEGA of America, Inc.</text:p>
          </table:table-cell>
          <table:table-cell office:value-type="string">
            <text:p>Sega</text:p>
          </table:table-cell>
          <table:table-cell office:value-type="string">
            <text:p>Sports/Baseball</text:p>
          </table:table-cell>
          <table:table-cell office:value-type="float" office:value="4.6">
            <text:p>4.6</text:p>
          </table:table-cell>
          <table:table-cell office:value-type="string">
            <text:p>1-2 Players</text:p>
          </table:table-cell>
          <table:table-cell office:value-type="string">
            <text:p>Featuring the MLB and MLBPA licenses, three different baseball parks, and CD-quality sound, World Series Baseball for the Saturn was a legitimate step forward from previous baseball offerings on the Sega Genesis.****Gameplay modes include:****1. Exhibition**2. Pennant Race**3. Playoffs**4. All-Star Game**5. Home Run Derby</text:p>
          </table:table-cell>
          <table:table-cell table:style-name="Default"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World Series Baseball (USA)&quot;&gt; &lt;year&gt;1995&lt;/year&gt; &lt;rating&gt;ESRB - E (Everyone)&lt;/rating&gt; &lt;title&gt;World Series Baseball &lt;/title&gt; &lt;pub&gt;SEGA of America, Inc.&lt;/pub&gt; &lt;dev&gt;Sega&lt;/dev&gt; &lt;genre&gt;Sports/Baseball&lt;/genre&gt; &lt;score&gt;4.6&lt;/score&gt; &lt;player&gt;1-2 Players&lt;/player&gt; &lt;story&gt;Featuring the MLB and MLBPA licenses, three different baseball parks, and CD-quality sound, World Series Baseball for the Saturn was a legitimate step forward from previous baseball offerings on the Sega Genesis.****Gameplay modes include:****1. Exhibition**2. Pennant Race**3. Playoffs**4. All-Star Game**5. Home Run Derby&lt;/story&gt; &lt;/game&gt;">
            <text:p>&lt;game name="World Series Baseball (USA)"&gt; &lt;year&gt;1995&lt;/year&gt; &lt;rating&gt;ESRB - E (Everyone)&lt;/rating&gt; &lt;title&gt;World Series Baseball &lt;/title&gt; &lt;pub&gt;SEGA of America, Inc.&lt;/pub&gt; &lt;dev&gt;Sega&lt;/dev&gt; &lt;genre&gt;Sports/Baseball&lt;/genre&gt; &lt;score&gt;4.6&lt;/score&gt; &lt;player&gt;1-2 Players&lt;/player&gt; &lt;story&gt;Featuring the MLB and MLBPA licenses, three different baseball parks, and CD-quality sound, World Series Baseball for the Saturn was a legitimate step forward from previous baseball offerings on the Sega Genesis.****Gameplay modes include:****1. Exhibition**2. Pennant Race**3. Playoffs**4. All-Star Game**5. Home Run Derby&lt;/story&gt; &lt;/game&gt;</text:p>
          </table:table-cell>
          <table:table-cell table:number-columns-repeated="1013"/>
        </table:table-row>
        <table:table-row table:style-name="ro1">
          <table:table-cell office:value-type="string">
            <text:p>World Series Baseball II (USA)</text:p>
          </table:table-cell>
          <table:table-cell office:value-type="float" office:value="1996">
            <text:p>1996</text:p>
          </table:table-cell>
          <table:table-cell office:value-type="string">
            <text:p>ESRB - E (Everyone)</text:p>
          </table:table-cell>
          <table:table-cell office:value-type="string">
            <text:p>World Series Baseball II </text:p>
          </table:table-cell>
          <table:table-cell office:value-type="string">
            <text:p>SEGA of America, Inc.</text:p>
          </table:table-cell>
          <table:table-cell office:value-type="string">
            <text:p>Sega</text:p>
          </table:table-cell>
          <table:table-cell office:value-type="string">
            <text:p>Sports/Baseball</text:p>
          </table:table-cell>
          <table:table-cell office:value-type="float" office:value="3.9">
            <text:p>3.9</text:p>
          </table:table-cell>
          <table:table-cell office:value-type="string">
            <text:p>1-2 Players</text:p>
          </table:table-cell>
          <table:table-cell office:value-type="string">
            <text:p>World Series Baseball II features 28 all new Ballparks, updated MLB stats &amp; rosters, feturing the 1996 MLB Schedule this epic baseball game is full of great features like all new Camera Angles.</text:p>
          </table:table-cell>
          <table:table-cell table:style-name="Default"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World Series Baseball II (USA)&quot;&gt; &lt;year&gt;1996&lt;/year&gt; &lt;rating&gt;ESRB - E (Everyone)&lt;/rating&gt; &lt;title&gt;World Series Baseball II &lt;/title&gt; &lt;pub&gt;SEGA of America, Inc.&lt;/pub&gt; &lt;dev&gt;Sega&lt;/dev&gt; &lt;genre&gt;Sports/Baseball&lt;/genre&gt; &lt;score&gt;3.9&lt;/score&gt; &lt;player&gt;1-2 Players&lt;/player&gt; &lt;story&gt;World Series Baseball II features 28 all new Ballparks, updated MLB stats &amp; rosters, feturing the 1996 MLB Schedule this epic baseball game is full of great features like all new Camera Angles.&lt;/story&gt; &lt;/game&gt;">
            <text:p>&lt;game name="World Series Baseball II (USA)"&gt; &lt;year&gt;1996&lt;/year&gt; &lt;rating&gt;ESRB - E (Everyone)&lt;/rating&gt; &lt;title&gt;World Series Baseball II &lt;/title&gt; &lt;pub&gt;SEGA of America, Inc.&lt;/pub&gt; &lt;dev&gt;Sega&lt;/dev&gt; &lt;genre&gt;Sports/Baseball&lt;/genre&gt; &lt;score&gt;3.9&lt;/score&gt; &lt;player&gt;1-2 Players&lt;/player&gt; &lt;story&gt;World Series Baseball II features 28 all new Ballparks, updated MLB stats &amp; rosters, feturing the 1996 MLB Schedule this epic baseball game is full of great features like all new Camera Angles.&lt;/story&gt; &lt;/game&gt;</text:p>
          </table:table-cell>
          <table:table-cell table:number-columns-repeated="1013"/>
        </table:table-row>
        <table:table-row table:style-name="ro1">
          <table:table-cell office:value-type="string">
            <text:p>Worldwide Soccer - Sega International Victory Goal Edition (USA)</text:p>
          </table:table-cell>
          <table:table-cell office:value-type="float" office:value="1995">
            <text:p>1995</text:p>
          </table:table-cell>
          <table:table-cell office:value-type="string">
            <text:p>ESRB - E (Everyone)</text:p>
          </table:table-cell>
          <table:table-cell office:value-type="string">
            <text:p>Worldwide Soccer - Sega International Victory Goal Edition </text:p>
          </table:table-cell>
          <table:table-cell office:value-type="string">
            <text:p>SEGA of America, Inc.</text:p>
          </table:table-cell>
          <table:table-cell office:value-type="string">
            <text:p>Sega</text:p>
          </table:table-cell>
          <table:table-cell office:value-type="string">
            <text:p>Sports/Soccer</text:p>
          </table:table-cell>
          <table:table-cell office:value-type="float" office:value="3.9">
            <text:p>3.9</text:p>
          </table:table-cell>
          <table:table-cell office:value-type="string">
            <text:p>1-4 Players</text:p>
          </table:table-cell>
          <table:table-cell office:value-type="string">
            <text:p>International Victory Goal was Sega's first attempt at a 32-bit soccer game outside the Japanese market, one of the first Saturn sports games released and the predecessor to Worldwide Soccer 97 and 98.****Focused on national teams (12, including Italy, Spain, Denmark, Netherlands, England, Argentina, France, USA, Germany, Romania, Belgium and Brazil), the game offers a 2.5D <text:s/>environment (polygonal stadium and sprites for players) and three camera angles (back, isometric and side) with four zooming levels. Modes include Exhibition, World League (either single or double, with 44 matches and a grand final to crown the Grand Champion), S-League (just one round, 11 matches), cup knockout and penalty shootout, the game keeping track of statistical information of each competition. Gameplay is regular arcade, with simplicity being privileged over tactical knowledge or complex controls, with the game offering the possibility to choose between three types of controls. Other options include the ability to choose one of four difficulty levels, length of each half (3, 6 or 15 minutes) and weather conditions (fine, rain or random).</text:p>
          </table:table-cell>
          <table:table-cell table:style-name="Default"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Worldwide Soccer - Sega International Victory Goal Edition (USA)&quot;&gt; &lt;year&gt;1995&lt;/year&gt; &lt;rating&gt;ESRB - E (Everyone)&lt;/rating&gt; &lt;title&gt;Worldwide Soccer - Sega International Victory Goal Edition &lt;/title&gt; &lt;pub&gt;SEGA of America, Inc.&lt;/pub&gt; &lt;dev&gt;Sega&lt;/dev&gt; &lt;genre&gt;Sports/Soccer&lt;/genre&gt; &lt;score&gt;3.9&lt;/score&gt; &lt;player&gt;1-4 Players&lt;/player&gt; &lt;story&gt;International Victory Goal was Sega's first attempt at a 32-bit soccer game outside the Japanese market, one of the first Saturn sports games released and the predecessor to Worldwide Soccer 97 and 98.****Focused on national teams (12, including Italy, Spain, Denmark, Netherlands, England, Argentina, France, USA, Germany, Romania, Belgium and Brazil), the game offers a 2.5D  environment (polygonal stadium and sprites for players) and three camera angles (back, isometric and side) with four zooming levels. Modes include Exhibition, World League (either single or double, with 44 matches and a grand final to crown the Grand Champion), S-League (just one round, 11 matches), cup knockout and penalty shootout, the game keeping track of statistical information of each competition. Gameplay is regular arcade, with simplicity being privileged over tactical knowledge or complex controls, with the game offering the possibility to choose between three types of controls. Other options include the ability to choose one of four difficulty levels, length of each half (3, 6 or 15 minutes) and weather conditions (fine, rain or random).&lt;/story&gt; &lt;/game&gt;">
            <text:p>&lt;game name="Worldwide Soccer - Sega International Victory Goal Edition (USA)"&gt; &lt;year&gt;1995&lt;/year&gt; &lt;rating&gt;ESRB - E (Everyone)&lt;/rating&gt; &lt;title&gt;Worldwide Soccer - Sega International Victory Goal Edition &lt;/title&gt; &lt;pub&gt;SEGA of America, Inc.&lt;/pub&gt; &lt;dev&gt;Sega&lt;/dev&gt; &lt;genre&gt;Sports/Soccer&lt;/genre&gt; &lt;score&gt;3.9&lt;/score&gt; &lt;player&gt;1-4 Players&lt;/player&gt; &lt;story&gt;International Victory Goal was Sega's first attempt at a 32-bit soccer game outside the Japanese market, one of the first Saturn sports games released and the predecessor to Worldwide Soccer 97 and 98.****Focused on national teams (12, including Italy, Spain, Denmark, Netherlands, England, Argentina, France, USA, Germany, Romania, Belgium and Brazil), the game offers a 2.5D <text:s/>environment (polygonal stadium and sprites for players) and three camera angles (back, isometric and side) with four zooming levels. Modes include Exhibition, World League (either single or double, with 44 matches and a grand final to crown the Grand Champion), S-League (just one round, 11 matches), cup knockout and penalty shootout, the game keeping track of statistical information of each competition. Gameplay is regular arcade, with simplicity being privileged over tactical knowledge or complex controls, with the game offering the possibility to choose between three types of controls. Other options include the ability to choose one of four difficulty levels, length of each half (3, 6 or 15 minutes) and weather conditions (fine, rain or random).&lt;/story&gt; &lt;/game&gt;</text:p>
          </table:table-cell>
          <table:table-cell table:number-columns-repeated="1013"/>
        </table:table-row>
        <table:table-row table:style-name="ro1">
          <table:table-cell office:value-type="string">
            <text:p>Worms (USA)</text:p>
          </table:table-cell>
          <table:table-cell office:value-type="float" office:value="1997">
            <text:p>1997</text:p>
          </table:table-cell>
          <table:table-cell office:value-type="string">
            <text:p>ESRB - E (Everyone)</text:p>
          </table:table-cell>
          <table:table-cell office:value-type="string">
            <text:p>Worms </text:p>
          </table:table-cell>
          <table:table-cell office:value-type="string">
            <text:p>Ocean Software Ltd.</text:p>
          </table:table-cell>
          <table:table-cell office:value-type="string">
            <text:p>Team 17</text:p>
          </table:table-cell>
          <table:table-cell office:value-type="string">
            <text:p>Strategy</text:p>
          </table:table-cell>
          <table:table-cell office:value-type="float" office:value="3.6">
            <text:p>3.6</text:p>
          </table:table-cell>
          <table:table-cell office:value-type="string">
            <text:p>1-16 Players</text:p>
          </table:table-cell>
          <table:table-cell office:value-type="string">
            <text:p>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text:p>
          </table:table-cell>
          <table:table-cell table:style-name="Default"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Worms (USA)&quot;&gt; &lt;year&gt;1997&lt;/year&gt; &lt;rating&gt;ESRB - E (Everyone)&lt;/rating&gt; &lt;title&gt;Worms &lt;/title&gt; &lt;pub&gt;Ocean Software Ltd.&lt;/pub&gt; &lt;dev&gt;Team 17&lt;/dev&gt; &lt;genre&gt;Strategy&lt;/genre&gt; &lt;score&gt;3.6&lt;/score&gt; &lt;player&gt;1-16 Players&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
            <text:p>&lt;game name="Worms (USA)"&gt; &lt;year&gt;1997&lt;/year&gt; &lt;rating&gt;ESRB - E (Everyone)&lt;/rating&gt; &lt;title&gt;Worms &lt;/title&gt; &lt;pub&gt;Ocean Software Ltd.&lt;/pub&gt; &lt;dev&gt;Team 17&lt;/dev&gt; &lt;genre&gt;Strategy&lt;/genre&gt; &lt;score&gt;3.6&lt;/score&gt; &lt;player&gt;1-16 Players&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text:p>
          </table:table-cell>
          <table:table-cell table:number-columns-repeated="1013"/>
        </table:table-row>
        <table:table-row table:style-name="ro1">
          <table:table-cell office:value-type="string">
            <text:p>WWF In Your House (USA)</text:p>
          </table:table-cell>
          <table:table-cell office:value-type="float" office:value="1997">
            <text:p>1997</text:p>
          </table:table-cell>
          <table:table-cell office:value-type="string">
            <text:p>ESRB - E (Everyone)</text:p>
          </table:table-cell>
          <table:table-cell office:value-type="string">
            <text:p>WWF In Your House </text:p>
          </table:table-cell>
          <table:table-cell office:value-type="string">
            <text:p>Acclaim Entertainment, Inc.</text:p>
          </table:table-cell>
          <table:table-cell office:value-type="string">
            <text:p>Sculptured Software</text:p>
          </table:table-cell>
          <table:table-cell office:value-type="string">
            <text:p>Sports/Wrestling</text:p>
          </table:table-cell>
          <table:table-cell office:value-type="float" office:value="3.3">
            <text:p>3.3</text:p>
          </table:table-cell>
          <table:table-cell office:value-type="string">
            <text:p>1-6 Players</text:p>
          </table:table-cell>
          <table:table-cell office:value-type="string">
            <text:p>WWF In Your House includes 10 bodyslamming, mat-pounding, suplex-serving, ring-wrecking superstars including Bret "The Hitman" Hart, Ahmed Johnson, Vader, Goldust, The Ultimate Warrior, Owen Hart, Hunter Hearst Helmsley, British Bulldog, The Undertaker, and Shawn "The Heartbreak Kid" Michaels.****Experience a whole new level of hurt with hardcore super pin finishing moves, plus every superstar has their own personal fighting venue! With a houseful of superstar soundbites, WWF In Your House is a 10 man wrecking crew...and they've got your address!</text:p>
          </table:table-cell>
          <table:table-cell table:style-name="Default"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WWF In Your House (USA)&quot;&gt; &lt;year&gt;1997&lt;/year&gt; &lt;rating&gt;ESRB - E (Everyone)&lt;/rating&gt; &lt;title&gt;WWF In Your House &lt;/title&gt; &lt;pub&gt;Acclaim Entertainment, Inc.&lt;/pub&gt; &lt;dev&gt;Sculptured Software&lt;/dev&gt; &lt;genre&gt;Sports/Wrestling&lt;/genre&gt; &lt;score&gt;3.3&lt;/score&gt; &lt;player&gt;1-6 Players&lt;/player&gt; &lt;story&gt;WWF In Your House includes 10 bodyslamming, mat-pounding, suplex-serving, ring-wrecking superstars including Bret &quot;The Hitman&quot; Hart, Ahmed Johnson, Vader, Goldust, The Ultimate Warrior, Owen Hart, Hunter Hearst Helmsley, British Bulldog, The Undertaker, and Shawn &quot;The Heartbreak Kid&quot; Michaels.****Experience a whole new level of hurt with hardcore super pin finishing moves, plus every superstar has their own personal fighting venue! With a houseful of superstar soundbites, WWF In Your House is a 10 man wrecking crew...and they've got your address!&lt;/story&gt; &lt;/game&gt;">
            <text:p>&lt;game name="WWF In Your House (USA)"&gt; &lt;year&gt;1997&lt;/year&gt; &lt;rating&gt;ESRB - E (Everyone)&lt;/rating&gt; &lt;title&gt;WWF In Your House &lt;/title&gt; &lt;pub&gt;Acclaim Entertainment, Inc.&lt;/pub&gt; &lt;dev&gt;Sculptured Software&lt;/dev&gt; &lt;genre&gt;Sports/Wrestling&lt;/genre&gt; &lt;score&gt;3.3&lt;/score&gt; &lt;player&gt;1-6 Players&lt;/player&gt; &lt;story&gt;WWF In Your House includes 10 bodyslamming, mat-pounding, suplex-serving, ring-wrecking superstars including Bret "The Hitman" Hart, Ahmed Johnson, Vader, Goldust, The Ultimate Warrior, Owen Hart, Hunter Hearst Helmsley, British Bulldog, The Undertaker, and Shawn "The Heartbreak Kid" Michaels.****Experience a whole new level of hurt with hardcore super pin finishing moves, plus every superstar has their own personal fighting venue! With a houseful of superstar soundbites, WWF In Your House is a 10 man wrecking crew...and they've got your address!&lt;/story&gt; &lt;/game&gt;</text:p>
          </table:table-cell>
          <table:table-cell table:number-columns-repeated="1013"/>
        </table:table-row>
        <table:table-row table:style-name="ro1">
          <table:table-cell office:value-type="string">
            <text:p>WWF Wrestlemania - The Arcade Game (USA)</text:p>
          </table:table-cell>
          <table:table-cell office:value-type="float" office:value="1996">
            <text:p>1996</text:p>
          </table:table-cell>
          <table:table-cell office:value-type="string">
            <text:p>ESRB - E (Everyone)</text:p>
          </table:table-cell>
          <table:table-cell office:value-type="string">
            <text:p>WWF Wrestlemania - The Arcade Game </text:p>
          </table:table-cell>
          <table:table-cell office:value-type="string">
            <text:p>Acclaim Entertainment, Inc.</text:p>
          </table:table-cell>
          <table:table-cell office:value-type="string">
            <text:p>Sculptured Software</text:p>
          </table:table-cell>
          <table:table-cell office:value-type="string">
            <text:p>Sports/Wrestling</text:p>
          </table:table-cell>
          <table:table-cell office:value-type="float" office:value="2.2">
            <text:p>2.2</text:p>
          </table:table-cell>
          <table:table-cell office:value-type="string">
            <text:p>1-2 Players</text:p>
          </table:table-cell>
          <table:table-cell office:value-type="string">
            <text:p>WWF Wrestlemania: The Arcade Game merges the personalities and action of the popular WWF TV show characters with a Mortal Kombat-style fighting game. This title features digitized graphics of 8 WWF superstars: Doink, Razor Ramon, Bret "Hit Man" Hart, Shawn Michaels, The Undertaker, Yokozuna, Bam Bam Bigelow, and Lex Luger.****Although it is a wrestling title, this game is structured a lot like a one-on-one fighter. It is very fast-paced, and features crazy special moves. Also, each match is divided into a series of rounds, much like a fighting game. Instead of each round ending in a KO, each round simply ends when you force the other wrestler(s) to fall by reducing their energy meter. Game modes include single player arcade mode, tournament mode, and vs mode for 1-on-1 multiplayer.</text:p>
          </table:table-cell>
          <table:table-cell table:style-name="Default"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WWF Wrestlemania - The Arcade Game (USA)&quot;&gt; &lt;year&gt;1996&lt;/year&gt; &lt;rating&gt;ESRB - E (Everyone)&lt;/rating&gt; &lt;title&gt;WWF Wrestlemania - The Arcade Game &lt;/title&gt; &lt;pub&gt;Acclaim Entertainment, Inc.&lt;/pub&gt; &lt;dev&gt;Sculptured Software&lt;/dev&gt; &lt;genre&gt;Sports/Wrestling&lt;/genre&gt; &lt;score&gt;2.2&lt;/score&gt; &lt;player&gt;1-2 Players&lt;/player&gt; &lt;story&gt;WWF Wrestlemania: The Arcade Game merges the personalities and action of the popular WWF TV show characters with a Mortal Kombat-style fighting game. This title features digitized graphics of 8 WWF superstars: Doink, Razor Ramon, Bret &quot;Hit Man&quot; Hart, Shawn Michaels, The Undertaker, Yokozuna, Bam Bam Bigelow, and Lex Luger.****Although it is a wrestling title, this game is structured a lot like a one-on-one fighter. It is very fast-paced, and features crazy special moves. Also, each match is divided into a series of rounds, much like a fighting game. Instead of each round ending in a KO, each round simply ends when you force the other wrestler(s) to fall by reducing their energy meter. Game modes include single player arcade mode, tournament mode, and vs mode for 1-on-1 multiplayer.&lt;/story&gt; &lt;/game&gt;">
            <text:p>&lt;game name="WWF Wrestlemania - The Arcade Game (USA)"&gt; &lt;year&gt;1996&lt;/year&gt; &lt;rating&gt;ESRB - E (Everyone)&lt;/rating&gt; &lt;title&gt;WWF Wrestlemania - The Arcade Game &lt;/title&gt; &lt;pub&gt;Acclaim Entertainment, Inc.&lt;/pub&gt; &lt;dev&gt;Sculptured Software&lt;/dev&gt; &lt;genre&gt;Sports/Wrestling&lt;/genre&gt; &lt;score&gt;2.2&lt;/score&gt; &lt;player&gt;1-2 Players&lt;/player&gt; &lt;story&gt;WWF Wrestlemania: The Arcade Game merges the personalities and action of the popular WWF TV show characters with a Mortal Kombat-style fighting game. This title features digitized graphics of 8 WWF superstars: Doink, Razor Ramon, Bret "Hit Man" Hart, Shawn Michaels, The Undertaker, Yokozuna, Bam Bam Bigelow, and Lex Luger.****Although it is a wrestling title, this game is structured a lot like a one-on-one fighter. It is very fast-paced, and features crazy special moves. Also, each match is divided into a series of rounds, much like a fighting game. Instead of each round ending in a KO, each round simply ends when you force the other wrestler(s) to fall by reducing their energy meter. Game modes include single player arcade mode, tournament mode, and vs mode for 1-on-1 multiplayer.&lt;/story&gt; &lt;/game&gt;</text:p>
          </table:table-cell>
          <table:table-cell table:number-columns-repeated="1013"/>
        </table:table-row>
        <table:table-row table:style-name="ro1">
          <table:table-cell office:value-type="string">
            <text:p>X-Men - Children of the Atom (USA)</text:p>
          </table:table-cell>
          <table:table-cell office:value-type="float" office:value="1995">
            <text:p>1995</text:p>
          </table:table-cell>
          <table:table-cell office:value-type="string">
            <text:p>ESRB - E (Everyone)</text:p>
          </table:table-cell>
          <table:table-cell office:value-type="string">
            <text:p>X-Men - Children of the Atom </text:p>
          </table:table-cell>
          <table:table-cell office:value-type="string">
            <text:p>Acclaim Entertainment, Inc.</text:p>
          </table:table-cell>
          <table:table-cell office:value-type="string">
            <text:p>Rutubo Games</text:p>
          </table:table-cell>
          <table:table-cell office:value-type="string">
            <text:p>Fighter</text:p>
          </table:table-cell>
          <table:table-cell office:value-type="float" office:value="4.6">
            <text:p>4.6</text:p>
          </table:table-cell>
          <table:table-cell office:value-type="string">
            <text:p>1-2 Players</text:p>
          </table:table-cell>
          <table:table-cell office:value-type="string">
            <text:p>X-Men: Children of the Atom is a 2D fighting game and the first Capcom title to use licensed characters from the Marvel comic universe. It has six main characters and four of their enemies that are playable. The X-Men are Colossus, Cyclops, Iceman, Psylocke, Storm and Wolverine. The villains are Omega Red, Sentinel, Silver Samurai and Spiral. The two main bosses are Juggernaut and Magneto, and Akuma is available as a secret character.****Fighting is done one-on-one with a traditional best-two-out-of-three match setup, with automatic or manual blocking. Similar to the Super Combo gauge in Super Street Fighter II Turbo there is an X-Power gauge of different levels, filled up when the player performs moves. When it is maxed out an X-Ability or Hyper X special move can be performed. Other general features are the abilities to super jump, roll away and aiming projectiles.</text:p>
          </table:table-cell>
          <table:table-cell table:style-name="Default"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X-Men - Children of the Atom (USA)&quot;&gt; &lt;year&gt;1995&lt;/year&gt; &lt;rating&gt;ESRB - E (Everyone)&lt;/rating&gt; &lt;title&gt;X-Men - Children of the Atom &lt;/title&gt; &lt;pub&gt;Acclaim Entertainment, Inc.&lt;/pub&gt; &lt;dev&gt;Rutubo Games&lt;/dev&gt; &lt;genre&gt;Fighter&lt;/genre&gt; &lt;score&gt;4.6&lt;/score&gt; &lt;player&gt;1-2 Players&lt;/player&gt; &lt;story&gt;X-Men: Children of the Atom is a 2D fighting game and the first Capcom title to use licensed characters from the Marvel comic universe. It has six main characters and four of their enemies that are playable. The X-Men are Colossus, Cyclops, Iceman, Psylocke, Storm and Wolverine. The villains are Omega Red, Sentinel, Silver Samurai and Spiral. The two main bosses are Juggernaut and Magneto, and Akuma is available as a secret character.****Fighting is done one-on-one with a traditional best-two-out-of-three match setup, with automatic or manual blocking. Similar to the Super Combo gauge in Super Street Fighter II Turbo there is an X-Power gauge of different levels, filled up when the player performs moves. When it is maxed out an X-Ability or Hyper X special move can be performed. Other general features are the abilities to super jump, roll away and aiming projectiles.&lt;/story&gt; &lt;/game&gt;">
            <text:p>&lt;game name="X-Men - Children of the Atom (USA)"&gt; &lt;year&gt;1995&lt;/year&gt; &lt;rating&gt;ESRB - E (Everyone)&lt;/rating&gt; &lt;title&gt;X-Men - Children of the Atom &lt;/title&gt; &lt;pub&gt;Acclaim Entertainment, Inc.&lt;/pub&gt; &lt;dev&gt;Rutubo Games&lt;/dev&gt; &lt;genre&gt;Fighter&lt;/genre&gt; &lt;score&gt;4.6&lt;/score&gt; &lt;player&gt;1-2 Players&lt;/player&gt; &lt;story&gt;X-Men: Children of the Atom is a 2D fighting game and the first Capcom title to use licensed characters from the Marvel comic universe. It has six main characters and four of their enemies that are playable. The X-Men are Colossus, Cyclops, Iceman, Psylocke, Storm and Wolverine. The villains are Omega Red, Sentinel, Silver Samurai and Spiral. The two main bosses are Juggernaut and Magneto, and Akuma is available as a secret character.****Fighting is done one-on-one with a traditional best-two-out-of-three match setup, with automatic or manual blocking. Similar to the Super Combo gauge in Super Street Fighter II Turbo there is an X-Power gauge of different levels, filled up when the player performs moves. When it is maxed out an X-Ability or Hyper X special move can be performed. Other general features are the abilities to super jump, roll away and aiming projectiles.&lt;/story&gt; &lt;/game&gt;</text:p>
          </table:table-cell>
          <table:table-cell table:number-columns-repeated="1013"/>
        </table:table-row>
        <table:table-row table:style-name="ro1">
          <table:table-cell office:value-type="string">
            <text:p>Z (Europe)</text:p>
          </table:table-cell>
          <table:table-cell office:value-type="float" office:value="1998">
            <text:p>1998</text:p>
          </table:table-cell>
          <table:table-cell office:value-type="string">
            <text:p>ESRB - T (Teen)</text:p>
          </table:table-cell>
          <table:table-cell office:value-type="string">
            <text:p>Z </text:p>
          </table:table-cell>
          <table:table-cell office:value-type="string">
            <text:p>GT Interactive Software Europe Ltd.</text:p>
          </table:table-cell>
          <table:table-cell office:value-type="string">
            <text:p>Prolific</text:p>
          </table:table-cell>
          <table:table-cell office:value-type="string">
            <text:p>Shooter</text:p>
          </table:table-cell>
          <table:table-cell office:value-type="float" office:value="3.3">
            <text:p>3.3</text:p>
          </table:table-cell>
          <table:table-cell office:value-type="string">
            <text:p>1 Player</text:p>
          </table:table-cell>
          <table:table-cell office:value-type="string">
            <text:p>Real-time strategy game with a difference: you fight for control of the sectors, some of which contains manufactories which can gain you additional units. Touch the "flag" in the sector and it's yours. Capture the sector before the new unit comes out of the manufactory and the new unit is yours. With six different robots (different armaments and armor and speed), multiple vehicles (from jeeps to tanks) the robots can utilize, your ultimate objective is to destroy the opponent's base... And prevent him from doing the same to you...****Z differs from other RTSs by emphasizing territorial control (and the manufactories) instead of getting kills and gathering a bit army. You have finely balance defense and offense. If you wait too long enemy will grab all the manufactories first. If you go too fast you'll get hammered for stretching yourself too thin. You can hijack enemy vehicles by shooting the driver off. If you send a group of soldiers toward an objective and they find a vehicle, one of them will split off to grab the vehicle. It's these little touches that makes Z an underappreciated title, as you don't really need to micromanage each soldier.</text:p>
          </table:table-cell>
          <table:table-cell table:style-name="Default"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Z (Europe)&quot;&gt; &lt;year&gt;1998&lt;/year&gt; &lt;rating&gt;ESRB - T (Teen)&lt;/rating&gt; &lt;title&gt;Z &lt;/title&gt; &lt;pub&gt;GT Interactive Software Europe Ltd.&lt;/pub&gt; &lt;dev&gt;Prolific&lt;/dev&gt; &lt;genre&gt;Shooter&lt;/genre&gt; &lt;score&gt;3.3&lt;/score&gt; &lt;player&gt;1 Player&lt;/player&gt; &lt;story&gt;Real-time strategy game with a difference: you fight for control of the sectors, some of which contains manufactories which can gain you additional units. Touch the &quot;flag&quot; in the sector and it's yours. Capture the sector before the new unit comes out of the manufactory and the new unit is yours. With six different robots (different armaments and armor and speed), multiple vehicles (from jeeps to tanks) the robots can utilize, your ultimate objective is to destroy the opponent's base... And prevent him from doing the same to you...****Z differs from other RTSs by emphasizing territorial control (and the manufactories) instead of getting kills and gathering a bit army. You have finely balance defense and offense. If you wait too long enemy will grab all the manufactories first. If you go too fast you'll get hammered for stretching yourself too thin. You can hijack enemy vehicles by shooting the driver off. If you send a group of soldiers toward an objective and they find a vehicle, one of them will split off to grab the vehicle. It's these little touches that makes Z an underappreciated title, as you don't really need to micromanage each soldier.&lt;/story&gt; &lt;/game&gt;">
            <text:p>&lt;game name="Z (Europe)"&gt; &lt;year&gt;1998&lt;/year&gt; &lt;rating&gt;ESRB - T (Teen)&lt;/rating&gt; &lt;title&gt;Z &lt;/title&gt; &lt;pub&gt;GT Interactive Software Europe Ltd.&lt;/pub&gt; &lt;dev&gt;Prolific&lt;/dev&gt; &lt;genre&gt;Shooter&lt;/genre&gt; &lt;score&gt;3.3&lt;/score&gt; &lt;player&gt;1 Player&lt;/player&gt; &lt;story&gt;Real-time strategy game with a difference: you fight for control of the sectors, some of which contains manufactories which can gain you additional units. Touch the "flag" in the sector and it's yours. Capture the sector before the new unit comes out of the manufactory and the new unit is yours. With six different robots (different armaments and armor and speed), multiple vehicles (from jeeps to tanks) the robots can utilize, your ultimate objective is to destroy the opponent's base... And prevent him from doing the same to you...****Z differs from other RTSs by emphasizing territorial control (and the manufactories) instead of getting kills and gathering a bit army. You have finely balance defense and offense. If you wait too long enemy will grab all the manufactories first. If you go too fast you'll get hammered for stretching yourself too thin. You can hijack enemy vehicles by shooting the driver off. If you send a group of soldiers toward an objective and they find a vehicle, one of them will split off to grab the vehicle. It's these little touches that makes Z an underappreciated title, as you don't really need to micromanage each soldier.&lt;/story&gt; &lt;/game&gt;</text:p>
          </table:table-cell>
          <table:table-cell table:number-columns-repeated="1013"/>
        </table:table-row>
        <table:table-row table:style-name="ro1" table:number-rows-repeated="1048272">
          <table:table-cell table:number-columns-repeated="1024"/>
        </table:table-row>
        <table:table-row table:style-name="ro1">
          <table:table-cell table:number-columns-repeated="1024"/>
        </table:table-row>
      </table:table>
      <table:database-ranges>
        <table:database-range table:target-range-address="Sheet1.A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6">06/03/2016</text:date>, <text:time>16:53: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6T16:53:13.22</dc:date>
    <meta:editing-duration>PT1H43M40S</meta:editing-duration>
    <meta:editing-cycles>6</meta:editing-cycles>
    <meta:document-statistic meta:table-count="1" meta:cell-count="3333" meta:object-count="0"/>
  </office:meta>
</office:document-meta>
</file>